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9pt" style:font-size-asian="9pt" style:font-size-complex="9pt"/>
    </style:style>
    <style:style style:name="ce3" style:family="table-cell" style:parent-style-name="Default" style:data-style-name="N3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9pt" style:font-size-asian="9pt" style:font-size-complex="9pt"/>
    </style:style>
    <style:style style:name="ce4" style:family="table-cell" style:parent-style-name="Default" style:data-style-name="N0">
      <style:text-properties fo:font-size="9pt" style:font-size-asian="9pt" style:font-size-complex="9pt" fo:font-weight="bold" style:font-weight-asian="bold" style:font-weight-complex="bold"/>
    </style:style>
    <style:style style:name="ce5" style:family="table-cell" style:parent-style-name="Komma" style:data-style-name="N36">
      <style:text-properties fo:font-size="9pt" style:font-size-asian="9pt" style:font-size-complex="9pt" fo:font-weight="bold" style:font-weight-asian="bold" style:font-weight-complex="bold"/>
    </style:style>
    <style:style style:name="ce6" style:family="table-cell" style:parent-style-name="Komma" style:data-style-name="N36">
      <style:text-properties fo:font-size="9pt" style:font-size-asian="9pt" style:font-size-complex="9pt"/>
    </style:style>
    <style:style style:name="ce7" style:family="table-cell" style:parent-style-name="Komma" style:data-style-name="N36">
      <style:table-cell-properties style:vertical-align="automatic" style:repeat-content="false"/>
      <style:paragraph-properties fo:text-align="end" fo:margin-right="0cm"/>
      <style:text-properties fo:font-size="9pt" style:font-size-asian="9pt" style:font-size-complex="9pt"/>
    </style:style>
    <style:style style:name="ce8" style:family="table-cell" style:parent-style-name="Komma" style:data-style-name="N36">
      <style:table-cell-properties style:vertical-align="automatic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9" style:family="table-cell" style:parent-style-name="Komma" style:data-style-name="N1">
      <style:text-properties fo:font-size="9pt" style:font-size-asian="9pt" style:font-size-complex="9pt"/>
    </style:style>
    <style:style style:name="ce10" style:family="table-cell" style:parent-style-name="Komma" style:data-style-name="N1">
      <style:table-cell-properties style:vertical-align="automatic" style:repeat-content="false"/>
      <style:paragraph-properties fo:text-align="end" fo:margin-right="0cm"/>
      <style:text-properties fo:font-size="9pt" style:font-size-asian="9pt" style:font-size-complex="9pt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9pt" style:font-size-asian="9pt" style:font-size-complex="9pt"/>
    </style:style>
    <style:style style:name="ce12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Standard_32_2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co1" style:family="table-column">
      <style:table-column-properties fo:break-before="auto" style:column-width="1.42875cm"/>
    </style:style>
    <style:style style:name="co2" style:family="table-column">
      <style:table-column-properties fo:break-before="auto" style:column-width="5.52979166666667cm" style:use-optimal-column-width="true"/>
    </style:style>
    <style:style style:name="co3" style:family="table-column">
      <style:table-column-properties fo:break-before="auto" style:column-width="0.9525cm" style:use-optimal-column-width="true"/>
    </style:style>
    <style:style style:name="co4" style:family="table-column">
      <style:table-column-properties fo:break-before="auto" style:column-width="3.54541666666667cm" style:use-optimal-column-width="true"/>
    </style:style>
    <style:style style:name="co5" style:family="table-column">
      <style:table-column-properties fo:break-before="auto" style:column-width="2.91041666666667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21.75pt" style:use-optimal-row-height="false" fo:break-before="auto"/>
    </style:style>
    <style:style style:name="ro2" style:family="table-row">
      <style:table-row-properties style:row-height="50.25pt" style:use-optimal-row-height="true" fo:break-before="auto"/>
    </style:style>
    <style:style style:name="ro3" style:family="table-row">
      <style:table-row-properties style:row-height="12pt" style:use-optimal-row-height="true" fo:break-before="auto"/>
    </style:style>
    <style:style style:name="ro4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LSE2022_ARB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8" table:default-cell-style-name="ce2"/>
        <table:table-column table:style-name="co6" table:number-columns-repeated="16372" table:default-cell-style-name="ce2"/>
        <table:table-row table:style-name="ro1">
          <table:table-cell office:value-type="string" table:number-columns-spanned="12" table:number-rows-spanned="1" table:style-name="ce12">
            <text:p>Arbeitsstättenergebnisse der Leistungs- und Strukturstatistik 2022 nach Abschnitten der ÖNACE 2008 und NUTS 3</text:p>
          </table:table-cell>
          <table:covered-table-cell table:number-columns-repeated="11"/>
          <table:table-cell table:number-columns-repeated="16372"/>
        </table:table-row>
        <table:table-row table:style-name="ro2">
          <table:table-cell office:value-type="string" table:style-name="ce3">
            <text:p>ÖNACE 2008</text:p>
            <text:p>Abschnitt</text:p>
          </table:table-cell>
          <table:table-cell office:value-type="string" table:style-name="ce3">
            <text:p>Kurzbezeichnung</text:p>
          </table:table-cell>
          <table:table-cell office:value-type="string" table:style-name="ce3">
            <text:p>NUTS-ID</text:p>
          </table:table-cell>
          <table:table-cell office:value-type="string" table:style-name="ce3">
            <text:p>Name</text:p>
          </table:table-cell>
          <table:table-cell office:value-type="string" table:style-name="ce3">
            <text:p>Arbeits-</text:p>
            <text:p>stätten</text:p>
          </table:table-cell>
          <table:table-cell office:value-type="string" table:style-name="ce3">
            <text:p>Beschäftigte</text:p>
            <text:p>im Jahres-</text:p>
            <text:p>durchschnitt inges.</text:p>
          </table:table-cell>
          <table:table-cell office:value-type="string" table:style-name="ce3">
            <text:p>Unselbständig Beschäftigte im Jahresdurch-schnitt inges.</text:p>
          </table:table-cell>
          <table:table-cell office:value-type="string" table:style-name="ce3">
            <text:p>Umsatzerlöse</text:p>
            <text:p><text:s/>in 1 000 EUR</text:p>
          </table:table-cell>
          <table:table-cell office:value-type="string" table:style-name="ce3">
            <text:p>Bruttolöhne</text:p>
            <text:p>und -gehälter</text:p>
            <text:p>in 1 000 EUR</text:p>
          </table:table-cell>
          <table:table-cell office:value-type="string" table:style-name="ce3">
            <text:p>Brutto-</text:p>
            <text:p>investitionen in</text:p>
            <text:p>Sachanlagen<text:span text:style-name="T2">1</text:span><text:span text:style-name="T2"/></text:p>
            <text:p>in 1 000 EUR</text:p>
          </table:table-cell>
          <table:table-cell office:value-type="string" table:style-name="ce3">
            <text:p>Vorleistungen</text:p>
            <text:p><text:s/>in 1 000 EUR</text:p>
          </table:table-cell>
          <table:table-cell office:value-type="string" table:style-name="ce3">
            <text:p>Bruttowertschöpf-ung in 1 000 EUR</text:p>
          </table:table-cell>
          <table:table-cell table:number-columns-repeated="16372"/>
        </table:table-row>
        <table:table-row table:style-name="ro3">
          <table:table-cell table:style-name="ce4"/>
          <table:table-cell office:value-type="string" table:style-name="ce4">
            <text:p>INSGESAMT</text:p>
          </table:table-cell>
          <table:table-cell office:value-type="string" table:style-name="ce4">
            <text:p>AT</text:p>
          </table:table-cell>
          <table:table-cell office:value-type="string" table:style-name="ce4">
            <text:p>Österreich</text:p>
          </table:table-cell>
          <table:table-cell office:value-type="float" office:value="723821" table:style-name="ce5">
            <text:p><text:s/>723 821<text:s/></text:p>
          </table:table-cell>
          <table:table-cell office:value-type="float" office:value="3751038" table:style-name="ce5">
            <text:p><text:s/>3 751 038<text:s/></text:p>
          </table:table-cell>
          <table:table-cell office:value-type="float" office:value="3135187" table:style-name="ce5">
            <text:p><text:s/>3 135 187<text:s/></text:p>
          </table:table-cell>
          <table:table-cell office:value-type="float" office:value="1106424822" table:style-name="ce5">
            <text:p><text:s/>1 106 424 822<text:s/></text:p>
          </table:table-cell>
          <table:table-cell office:value-type="float" office:value="131270080" table:style-name="ce5">
            <text:p><text:s/>131 270 080<text:s/></text:p>
          </table:table-cell>
          <table:table-cell office:value-type="float" office:value="50738320" table:style-name="ce5">
            <text:p><text:s/>50 738 320<text:s/></text:p>
          </table:table-cell>
          <table:table-cell office:value-type="float" office:value="822293980" table:style-name="ce5">
            <text:p><text:s/>822 293 980<text:s/></text:p>
          </table:table-cell>
          <table:table-cell office:value-type="float" office:value="286539611" table:style-name="ce5">
            <text:p><text:s/>286 539 611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A</text:p>
          </table:table-cell>
          <table:table-cell office:value-type="string" table:style-name="ce2">
            <text:p>Land- und Forstwirtschaft</text:p>
          </table:table-cell>
          <table:table-cell office:value-type="string" table:style-name="ce2">
            <text:p>AT</text:p>
          </table:table-cell>
          <table:table-cell office:value-type="string" table:style-name="ce2">
            <text:p>Österreich</text:p>
          </table:table-cell>
          <table:table-cell office:value-type="float" office:value="69" table:style-name="ce6">
            <text:p><text:s/>69<text:s/></text:p>
          </table:table-cell>
          <table:table-cell office:value-type="float" office:value="326" table:style-name="ce6">
            <text:p><text:s/>326<text:s/></text:p>
          </table:table-cell>
          <table:table-cell office:value-type="float" office:value="299" table:style-name="ce6">
            <text:p><text:s/>299<text:s/></text:p>
          </table:table-cell>
          <table:table-cell office:value-type="float" office:value="52187" table:style-name="ce6">
            <text:p><text:s/>52 187<text:s/></text:p>
          </table:table-cell>
          <table:table-cell office:value-type="float" office:value="9801" table:style-name="ce6">
            <text:p><text:s/>9 801<text:s/></text:p>
          </table:table-cell>
          <table:table-cell office:value-type="float" office:value="2233" table:style-name="ce6">
            <text:p><text:s/>2 233<text:s/></text:p>
          </table:table-cell>
          <table:table-cell office:value-type="float" office:value="33716" table:style-name="ce6">
            <text:p><text:s/>33 716<text:s/></text:p>
          </table:table-cell>
          <table:table-cell office:value-type="float" office:value="20069" table:style-name="ce6">
            <text:p><text:s/>20 069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B</text:p>
          </table:table-cell>
          <table:table-cell office:value-type="string" table:style-name="ce2">
            <text:p>Bergbau</text:p>
          </table:table-cell>
          <table:table-cell office:value-type="string" table:style-name="ce2">
            <text:p>AT</text:p>
          </table:table-cell>
          <table:table-cell office:value-type="string" table:style-name="ce2">
            <text:p>Österreich</text:p>
          </table:table-cell>
          <table:table-cell office:value-type="float" office:value="689" table:style-name="ce6">
            <text:p><text:s/>689<text:s/></text:p>
          </table:table-cell>
          <table:table-cell office:value-type="float" office:value="6934" table:style-name="ce6">
            <text:p><text:s/>6 934<text:s/></text:p>
          </table:table-cell>
          <table:table-cell office:value-type="float" office:value="6606" table:style-name="ce6">
            <text:p><text:s/>6 606<text:s/></text:p>
          </table:table-cell>
          <table:table-cell office:value-type="float" office:value="2755925" table:style-name="ce6">
            <text:p><text:s/>2 755 925<text:s/></text:p>
          </table:table-cell>
          <table:table-cell office:value-type="float" office:value="353026" table:style-name="ce6">
            <text:p><text:s/>353 026<text:s/></text:p>
          </table:table-cell>
          <table:table-cell office:value-type="float" office:value="272479" table:style-name="ce6">
            <text:p><text:s/>272 479<text:s/></text:p>
          </table:table-cell>
          <table:table-cell office:value-type="float" office:value="1333183" table:style-name="ce6">
            <text:p><text:s/>1 333 183<text:s/></text:p>
          </table:table-cell>
          <table:table-cell office:value-type="float" office:value="1449978" table:style-name="ce6">
            <text:p><text:s/>1 449 978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C</text:p>
          </table:table-cell>
          <table:table-cell office:value-type="string" table:style-name="ce2">
            <text:p>Herstellung von Waren</text:p>
          </table:table-cell>
          <table:table-cell office:value-type="string" table:style-name="ce2">
            <text:p>AT</text:p>
          </table:table-cell>
          <table:table-cell office:value-type="string" table:style-name="ce2">
            <text:p>Österreich</text:p>
          </table:table-cell>
          <table:table-cell office:value-type="float" office:value="38516" table:style-name="ce6">
            <text:p><text:s/>38 516<text:s/></text:p>
          </table:table-cell>
          <table:table-cell office:value-type="float" office:value="678390" table:style-name="ce6">
            <text:p><text:s/>678 390<text:s/></text:p>
          </table:table-cell>
          <table:table-cell office:value-type="float" office:value="647301" table:style-name="ce6">
            <text:p><text:s/>647 301<text:s/></text:p>
          </table:table-cell>
          <table:table-cell office:value-type="float" office:value="257293181" table:style-name="ce6">
            <text:p><text:s/>257 293 181<text:s/></text:p>
          </table:table-cell>
          <table:table-cell office:value-type="float" office:value="33393694" table:style-name="ce6">
            <text:p><text:s/>33 393 694<text:s/></text:p>
          </table:table-cell>
          <table:table-cell office:value-type="float" office:value="10574385" table:style-name="ce6">
            <text:p><text:s/>10 574 385<text:s/></text:p>
          </table:table-cell>
          <table:table-cell office:value-type="float" office:value="196795822" table:style-name="ce6">
            <text:p><text:s/>196 795 822<text:s/></text:p>
          </table:table-cell>
          <table:table-cell office:value-type="float" office:value="66345351" table:style-name="ce6">
            <text:p><text:s/>66 345 351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D</text:p>
          </table:table-cell>
          <table:table-cell office:value-type="string" table:style-name="ce2">
            <text:p>Energieversorgung</text:p>
          </table:table-cell>
          <table:table-cell office:value-type="string" table:style-name="ce2">
            <text:p>AT</text:p>
          </table:table-cell>
          <table:table-cell office:value-type="string" table:style-name="ce2">
            <text:p>Österreich</text:p>
          </table:table-cell>
          <table:table-cell office:value-type="float" office:value="5728" table:style-name="ce6">
            <text:p><text:s/>5 728<text:s/></text:p>
          </table:table-cell>
          <table:table-cell office:value-type="float" office:value="30806" table:style-name="ce6">
            <text:p><text:s/>30 806<text:s/></text:p>
          </table:table-cell>
          <table:table-cell office:value-type="float" office:value="26266" table:style-name="ce6">
            <text:p><text:s/>26 266<text:s/></text:p>
          </table:table-cell>
          <table:table-cell office:value-type="float" office:value="116266697" table:style-name="ce6">
            <text:p><text:s/>116 266 697<text:s/></text:p>
          </table:table-cell>
          <table:table-cell office:value-type="float" office:value="1835821" table:style-name="ce6">
            <text:p><text:s/>1 835 821<text:s/></text:p>
          </table:table-cell>
          <table:table-cell office:value-type="float" office:value="3875294" table:style-name="ce6">
            <text:p><text:s/>3 875 294<text:s/></text:p>
          </table:table-cell>
          <table:table-cell office:value-type="float" office:value="107014693" table:style-name="ce6">
            <text:p><text:s/>107 014 693<text:s/></text:p>
          </table:table-cell>
          <table:table-cell office:value-type="float" office:value="9550459" table:style-name="ce6">
            <text:p><text:s/>9 550 459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E</text:p>
          </table:table-cell>
          <table:table-cell office:value-type="string" table:style-name="ce2">
            <text:p>Wasserversorgung und Abfallentsorgung</text:p>
          </table:table-cell>
          <table:table-cell office:value-type="string" table:style-name="ce2">
            <text:p>AT</text:p>
          </table:table-cell>
          <table:table-cell office:value-type="string" table:style-name="ce2">
            <text:p>Österreich</text:p>
          </table:table-cell>
          <table:table-cell office:value-type="float" office:value="3543" table:style-name="ce6">
            <text:p><text:s/>3 543<text:s/></text:p>
          </table:table-cell>
          <table:table-cell office:value-type="float" office:value="23921" table:style-name="ce6">
            <text:p><text:s/>23 921<text:s/></text:p>
          </table:table-cell>
          <table:table-cell office:value-type="float" office:value="22975" table:style-name="ce6">
            <text:p><text:s/>22 975<text:s/></text:p>
          </table:table-cell>
          <table:table-cell office:value-type="float" office:value="7967651" table:style-name="ce6">
            <text:p><text:s/>7 967 651<text:s/></text:p>
          </table:table-cell>
          <table:table-cell office:value-type="float" office:value="1042096" table:style-name="ce6">
            <text:p><text:s/>1 042 096<text:s/></text:p>
          </table:table-cell>
          <table:table-cell office:value-type="float" office:value="669971" table:style-name="ce6">
            <text:p><text:s/>669 971<text:s/></text:p>
          </table:table-cell>
          <table:table-cell office:value-type="float" office:value="5376654" table:style-name="ce6">
            <text:p><text:s/>5 376 654<text:s/></text:p>
          </table:table-cell>
          <table:table-cell office:value-type="float" office:value="2726794" table:style-name="ce6">
            <text:p><text:s/>2 726 794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F</text:p>
          </table:table-cell>
          <table:table-cell office:value-type="string" table:style-name="ce2">
            <text:p>Bau</text:p>
          </table:table-cell>
          <table:table-cell office:value-type="string" table:style-name="ce2">
            <text:p>AT</text:p>
          </table:table-cell>
          <table:table-cell office:value-type="string" table:style-name="ce2">
            <text:p>Österreich</text:p>
          </table:table-cell>
          <table:table-cell office:value-type="float" office:value="48766" table:style-name="ce6">
            <text:p><text:s/>48 766<text:s/></text:p>
          </table:table-cell>
          <table:table-cell office:value-type="float" office:value="348048" table:style-name="ce6">
            <text:p><text:s/>348 048<text:s/></text:p>
          </table:table-cell>
          <table:table-cell office:value-type="float" office:value="305077" table:style-name="ce6">
            <text:p><text:s/>305 077<text:s/></text:p>
          </table:table-cell>
          <table:table-cell office:value-type="float" office:value="67497602" table:style-name="ce6">
            <text:p><text:s/>67 497 602<text:s/></text:p>
          </table:table-cell>
          <table:table-cell office:value-type="float" office:value="13613895" table:style-name="ce6">
            <text:p><text:s/>13 613 895<text:s/></text:p>
          </table:table-cell>
          <table:table-cell office:value-type="float" office:value="1999411" table:style-name="ce6">
            <text:p><text:s/>1 999 411<text:s/></text:p>
          </table:table-cell>
          <table:table-cell office:value-type="float" office:value="46914005" table:style-name="ce6">
            <text:p><text:s/>46 914 005<text:s/></text:p>
          </table:table-cell>
          <table:table-cell office:value-type="float" office:value="22772687" table:style-name="ce6">
            <text:p><text:s/>22 772 687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G</text:p>
          </table:table-cell>
          <table:table-cell office:value-type="string" table:style-name="ce2">
            <text:p>Handel</text:p>
          </table:table-cell>
          <table:table-cell office:value-type="string" table:style-name="ce2">
            <text:p>AT</text:p>
          </table:table-cell>
          <table:table-cell office:value-type="string" table:style-name="ce2">
            <text:p>Österreich</text:p>
          </table:table-cell>
          <table:table-cell office:value-type="float" office:value="131821" table:style-name="ce6">
            <text:p><text:s/>131 821<text:s/></text:p>
          </table:table-cell>
          <table:table-cell office:value-type="float" office:value="724947" table:style-name="ce6">
            <text:p><text:s/>724 947<text:s/></text:p>
          </table:table-cell>
          <table:table-cell office:value-type="float" office:value="625236" table:style-name="ce6">
            <text:p><text:s/>625 236<text:s/></text:p>
          </table:table-cell>
          <table:table-cell office:value-type="float" office:value="356143923" table:style-name="ce6">
            <text:p><text:s/>356 143 923<text:s/></text:p>
          </table:table-cell>
          <table:table-cell office:value-type="float" office:value="22998517" table:style-name="ce6">
            <text:p><text:s/>22 998 517<text:s/></text:p>
          </table:table-cell>
          <table:table-cell office:value-type="float" office:value="4789640" table:style-name="ce6">
            <text:p><text:s/>4 789 640<text:s/></text:p>
          </table:table-cell>
          <table:table-cell office:value-type="float" office:value="307455959" table:style-name="ce6">
            <text:p><text:s/>307 455 959<text:s/></text:p>
          </table:table-cell>
          <table:table-cell office:value-type="float" office:value="49133397" table:style-name="ce6">
            <text:p><text:s/>49 133 397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H</text:p>
          </table:table-cell>
          <table:table-cell office:value-type="string" table:style-name="ce2">
            <text:p>Verkehr</text:p>
          </table:table-cell>
          <table:table-cell office:value-type="string" table:style-name="ce2">
            <text:p>AT</text:p>
          </table:table-cell>
          <table:table-cell office:value-type="string" table:style-name="ce2">
            <text:p>Österreich</text:p>
          </table:table-cell>
          <table:table-cell office:value-type="float" office:value="22935" table:style-name="ce6">
            <text:p><text:s/>22 935<text:s/></text:p>
          </table:table-cell>
          <table:table-cell office:value-type="float" office:value="210089" table:style-name="ce6">
            <text:p><text:s/>210 089<text:s/></text:p>
          </table:table-cell>
          <table:table-cell office:value-type="float" office:value="192994" table:style-name="ce6">
            <text:p><text:s/>192 994<text:s/></text:p>
          </table:table-cell>
          <table:table-cell office:value-type="float" office:value="55474038" table:style-name="ce6">
            <text:p><text:s/>55 474 038<text:s/></text:p>
          </table:table-cell>
          <table:table-cell office:value-type="float" office:value="8004708" table:style-name="ce6">
            <text:p><text:s/>8 004 708<text:s/></text:p>
          </table:table-cell>
          <table:table-cell office:value-type="float" office:value="3152095" table:style-name="ce6">
            <text:p><text:s/>3 152 095<text:s/></text:p>
          </table:table-cell>
          <table:table-cell office:value-type="float" office:value="41177669" table:style-name="ce6">
            <text:p><text:s/>41 177 669<text:s/></text:p>
          </table:table-cell>
          <table:table-cell office:value-type="float" office:value="16418728" table:style-name="ce6">
            <text:p><text:s/>16 418 728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I</text:p>
          </table:table-cell>
          <table:table-cell office:value-type="string" table:style-name="ce2">
            <text:p>Beherbergung und Gastronomie</text:p>
          </table:table-cell>
          <table:table-cell office:value-type="string" table:style-name="ce2">
            <text:p>AT</text:p>
          </table:table-cell>
          <table:table-cell office:value-type="string" table:style-name="ce2">
            <text:p>Österreich</text:p>
          </table:table-cell>
          <table:table-cell office:value-type="float" office:value="61281" table:style-name="ce6">
            <text:p><text:s/>61 281<text:s/></text:p>
          </table:table-cell>
          <table:table-cell office:value-type="float" office:value="325412" table:style-name="ce6">
            <text:p><text:s/>325 412<text:s/></text:p>
          </table:table-cell>
          <table:table-cell office:value-type="float" office:value="270919" table:style-name="ce6">
            <text:p><text:s/>270 919<text:s/></text:p>
          </table:table-cell>
          <table:table-cell office:value-type="float" office:value="24336016" table:style-name="ce6">
            <text:p><text:s/>24 336 016<text:s/></text:p>
          </table:table-cell>
          <table:table-cell office:value-type="float" office:value="6387307" table:style-name="ce6">
            <text:p><text:s/>6 387 307<text:s/></text:p>
          </table:table-cell>
          <table:table-cell office:value-type="float" office:value="2051212" table:style-name="ce6">
            <text:p><text:s/>2 051 212<text:s/></text:p>
          </table:table-cell>
          <table:table-cell office:value-type="float" office:value="13090985" table:style-name="ce6">
            <text:p><text:s/>13 090 985<text:s/></text:p>
          </table:table-cell>
          <table:table-cell office:value-type="float" office:value="11803238" table:style-name="ce6">
            <text:p><text:s/>11 803 238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J</text:p>
          </table:table-cell>
          <table:table-cell office:value-type="string" table:style-name="ce2">
            <text:p>Information und Kommunikation</text:p>
          </table:table-cell>
          <table:table-cell office:value-type="string" table:style-name="ce2">
            <text:p>AT</text:p>
          </table:table-cell>
          <table:table-cell office:value-type="string" table:style-name="ce2">
            <text:p>Österreich</text:p>
          </table:table-cell>
          <table:table-cell office:value-type="float" office:value="34224" table:style-name="ce6">
            <text:p><text:s/>34 224<text:s/></text:p>
          </table:table-cell>
          <table:table-cell office:value-type="float" office:value="148913" table:style-name="ce6">
            <text:p><text:s/>148 913<text:s/></text:p>
          </table:table-cell>
          <table:table-cell office:value-type="float" office:value="117756" table:style-name="ce6">
            <text:p><text:s/>117 756<text:s/></text:p>
          </table:table-cell>
          <table:table-cell office:value-type="float" office:value="31690107" table:style-name="ce6">
            <text:p><text:s/>31 690 107<text:s/></text:p>
          </table:table-cell>
          <table:table-cell office:value-type="float" office:value="7265572" table:style-name="ce6">
            <text:p><text:s/>7 265 572<text:s/></text:p>
          </table:table-cell>
          <table:table-cell office:value-type="float" office:value="1551698" table:style-name="ce6">
            <text:p><text:s/>1 551 698<text:s/></text:p>
          </table:table-cell>
          <table:table-cell office:value-type="float" office:value="18295016" table:style-name="ce6">
            <text:p><text:s/>18 295 016<text:s/></text:p>
          </table:table-cell>
          <table:table-cell office:value-type="float" office:value="13770538" table:style-name="ce6">
            <text:p><text:s/>13 770 538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K</text:p>
          </table:table-cell>
          <table:table-cell office:value-type="string" table:style-name="ce2">
            <text:p>Finanz- und Versicherungsleistungen</text:p>
          </table:table-cell>
          <table:table-cell office:value-type="string" table:style-name="ce2">
            <text:p>AT</text:p>
          </table:table-cell>
          <table:table-cell office:value-type="string" table:style-name="ce2">
            <text:p>Österreich</text:p>
          </table:table-cell>
          <table:table-cell office:value-type="float" office:value="21980" table:style-name="ce6">
            <text:p><text:s/>21 980<text:s/></text:p>
          </table:table-cell>
          <table:table-cell office:value-type="float" office:value="124059" table:style-name="ce6">
            <text:p><text:s/>124 059<text:s/></text:p>
          </table:table-cell>
          <table:table-cell office:value-type="float" office:value="111674" table:style-name="ce6">
            <text:p><text:s/>111 674<text:s/></text:p>
          </table:table-cell>
          <table:table-cell office:value-type="float" office:value="51510218" table:style-name="ce6">
            <text:p><text:s/>51 510 218<text:s/></text:p>
          </table:table-cell>
          <table:table-cell office:value-type="float" office:value="7049123" table:style-name="ce6">
            <text:p><text:s/>7 049 123<text:s/></text:p>
          </table:table-cell>
          <table:table-cell office:value-type="float" office:value="2638736" table:style-name="ce6">
            <text:p><text:s/>2 638 736<text:s/></text:p>
          </table:table-cell>
          <table:table-cell office:value-type="float" office:value="16677621" table:style-name="ce6">
            <text:p><text:s/>16 677 621<text:s/></text:p>
          </table:table-cell>
          <table:table-cell office:value-type="float" office:value="23046241" table:style-name="ce6">
            <text:p><text:s/>23 046 241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L</text:p>
          </table:table-cell>
          <table:table-cell office:value-type="string" table:style-name="ce2">
            <text:p>Grundstücks- und Wohnungswesen</text:p>
          </table:table-cell>
          <table:table-cell office:value-type="string" table:style-name="ce2">
            <text:p>AT</text:p>
          </table:table-cell>
          <table:table-cell office:value-type="string" table:style-name="ce2">
            <text:p>Österreich</text:p>
          </table:table-cell>
          <table:table-cell office:value-type="float" office:value="35755" table:style-name="ce6">
            <text:p><text:s/>35 755<text:s/></text:p>
          </table:table-cell>
          <table:table-cell office:value-type="float" office:value="69298" table:style-name="ce6">
            <text:p><text:s/>69 298<text:s/></text:p>
          </table:table-cell>
          <table:table-cell office:value-type="float" office:value="46249" table:style-name="ce6">
            <text:p><text:s/>46 249<text:s/></text:p>
          </table:table-cell>
          <table:table-cell office:value-type="float" office:value="28947395" table:style-name="ce6">
            <text:p><text:s/>28 947 395<text:s/></text:p>
          </table:table-cell>
          <table:table-cell office:value-type="float" office:value="1886477" table:style-name="ce6">
            <text:p><text:s/>1 886 477<text:s/></text:p>
          </table:table-cell>
          <table:table-cell office:value-type="float" office:value="10065056" table:style-name="ce6">
            <text:p><text:s/>10 065 056<text:s/></text:p>
          </table:table-cell>
          <table:table-cell office:value-type="float" office:value="15660690" table:style-name="ce6">
            <text:p><text:s/>15 660 690<text:s/></text:p>
          </table:table-cell>
          <table:table-cell office:value-type="float" office:value="13849051" table:style-name="ce6">
            <text:p><text:s/>13 849 051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M</text:p>
          </table:table-cell>
          <table:table-cell office:value-type="string" table:style-name="ce2">
            <text:p>Freiberufliche/techn. Dienstleistungen</text:p>
          </table:table-cell>
          <table:table-cell office:value-type="string" table:style-name="ce2">
            <text:p>AT</text:p>
          </table:table-cell>
          <table:table-cell office:value-type="string" table:style-name="ce2">
            <text:p>Österreich</text:p>
          </table:table-cell>
          <table:table-cell office:value-type="float" office:value="105920" table:style-name="ce6">
            <text:p><text:s/>105 920<text:s/></text:p>
          </table:table-cell>
          <table:table-cell office:value-type="float" office:value="325436" table:style-name="ce6">
            <text:p><text:s/>325 436<text:s/></text:p>
          </table:table-cell>
          <table:table-cell office:value-type="float" office:value="222871" table:style-name="ce6">
            <text:p><text:s/>222 871<text:s/></text:p>
          </table:table-cell>
          <table:table-cell office:value-type="float" office:value="45852286" table:style-name="ce6">
            <text:p><text:s/>45 852 286<text:s/></text:p>
          </table:table-cell>
          <table:table-cell office:value-type="float" office:value="11233270" table:style-name="ce6">
            <text:p><text:s/>11 233 270<text:s/></text:p>
          </table:table-cell>
          <table:table-cell office:value-type="float" office:value="1797992" table:style-name="ce6">
            <text:p><text:s/>1 797 992<text:s/></text:p>
          </table:table-cell>
          <table:table-cell office:value-type="float" office:value="25457272" table:style-name="ce6">
            <text:p><text:s/>25 457 272<text:s/></text:p>
          </table:table-cell>
          <table:table-cell office:value-type="float" office:value="21090130" table:style-name="ce6">
            <text:p><text:s/>21 090 130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N</text:p>
          </table:table-cell>
          <table:table-cell office:value-type="string" table:style-name="ce2">
            <text:p>Sonst. wirtschaftl. Dienstleistungen</text:p>
          </table:table-cell>
          <table:table-cell office:value-type="string" table:style-name="ce2">
            <text:p>AT</text:p>
          </table:table-cell>
          <table:table-cell office:value-type="string" table:style-name="ce2">
            <text:p>Österreich</text:p>
          </table:table-cell>
          <table:table-cell office:value-type="float" office:value="31439" table:style-name="ce6">
            <text:p><text:s/>31 439<text:s/></text:p>
          </table:table-cell>
          <table:table-cell office:value-type="float" office:value="274653" table:style-name="ce6">
            <text:p><text:s/>274 653<text:s/></text:p>
          </table:table-cell>
          <table:table-cell office:value-type="float" office:value="247851" table:style-name="ce6">
            <text:p><text:s/>247 851<text:s/></text:p>
          </table:table-cell>
          <table:table-cell office:value-type="float" office:value="28861523" table:style-name="ce6">
            <text:p><text:s/>28 861 523<text:s/></text:p>
          </table:table-cell>
          <table:table-cell office:value-type="float" office:value="7869577" table:style-name="ce6">
            <text:p><text:s/>7 869 577<text:s/></text:p>
          </table:table-cell>
          <table:table-cell office:value-type="float" office:value="6213366" table:style-name="ce6">
            <text:p><text:s/>6 213 366<text:s/></text:p>
          </table:table-cell>
          <table:table-cell office:value-type="float" office:value="13283050" table:style-name="ce6">
            <text:p><text:s/>13 283 050<text:s/></text:p>
          </table:table-cell>
          <table:table-cell office:value-type="float" office:value="15720660" table:style-name="ce6">
            <text:p><text:s/>15 720 660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P</text:p>
          </table:table-cell>
          <table:table-cell office:value-type="string" table:style-name="ce2">
            <text:p>Erziehung und Unterricht</text:p>
          </table:table-cell>
          <table:table-cell office:value-type="string" table:style-name="ce2">
            <text:p>AT</text:p>
          </table:table-cell>
          <table:table-cell office:value-type="string" table:style-name="ce2">
            <text:p>Österreich</text:p>
          </table:table-cell>
          <table:table-cell office:value-type="float" office:value="23068" table:style-name="ce6">
            <text:p><text:s/>23 068<text:s/></text:p>
          </table:table-cell>
          <table:table-cell office:value-type="float" office:value="49312" table:style-name="ce6">
            <text:p><text:s/>49 312<text:s/></text:p>
          </table:table-cell>
          <table:table-cell office:value-type="float" office:value="27008" table:style-name="ce6">
            <text:p><text:s/>27 008<text:s/></text:p>
          </table:table-cell>
          <table:table-cell office:value-type="float" office:value="2303989" table:style-name="ce6">
            <text:p><text:s/>2 303 989<text:s/></text:p>
          </table:table-cell>
          <table:table-cell office:value-type="float" office:value="756324" table:style-name="ce6">
            <text:p><text:s/>756 324<text:s/></text:p>
          </table:table-cell>
          <table:table-cell office:value-type="float" office:value="90500" table:style-name="ce6">
            <text:p><text:s/>90 500<text:s/></text:p>
          </table:table-cell>
          <table:table-cell office:value-type="float" office:value="1130886" table:style-name="ce6">
            <text:p><text:s/>1 130 886<text:s/></text:p>
          </table:table-cell>
          <table:table-cell office:value-type="float" office:value="1294201" table:style-name="ce6">
            <text:p><text:s/>1 294 201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Q</text:p>
          </table:table-cell>
          <table:table-cell office:value-type="string" table:style-name="ce2">
            <text:p>Gesundheits- und Sozialwesen</text:p>
          </table:table-cell>
          <table:table-cell office:value-type="string" table:style-name="ce2">
            <text:p>AT</text:p>
          </table:table-cell>
          <table:table-cell office:value-type="string" table:style-name="ce2">
            <text:p>Österreich</text:p>
          </table:table-cell>
          <table:table-cell office:value-type="float" office:value="80809" table:style-name="ce6">
            <text:p><text:s/>80 809<text:s/></text:p>
          </table:table-cell>
          <table:table-cell office:value-type="float" office:value="267046" table:style-name="ce6">
            <text:p><text:s/>267 046<text:s/></text:p>
          </table:table-cell>
          <table:table-cell office:value-type="float" office:value="191409" table:style-name="ce6">
            <text:p><text:s/>191 409<text:s/></text:p>
          </table:table-cell>
          <table:table-cell office:value-type="float" office:value="20453632" table:style-name="ce6">
            <text:p><text:s/>20 453 632<text:s/></text:p>
          </table:table-cell>
          <table:table-cell office:value-type="float" office:value="5693777" table:style-name="ce6">
            <text:p><text:s/>5 693 777<text:s/></text:p>
          </table:table-cell>
          <table:table-cell office:value-type="float" office:value="548130" table:style-name="ce6">
            <text:p><text:s/>548 130<text:s/></text:p>
          </table:table-cell>
          <table:table-cell office:value-type="float" office:value="7635393" table:style-name="ce6">
            <text:p><text:s/>7 635 393<text:s/></text:p>
          </table:table-cell>
          <table:table-cell office:value-type="float" office:value="13203404" table:style-name="ce6">
            <text:p><text:s/>13 203 404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R</text:p>
          </table:table-cell>
          <table:table-cell office:value-type="string" table:style-name="ce2">
            <text:p>Kunst, Unterhaltung und Erholung</text:p>
          </table:table-cell>
          <table:table-cell office:value-type="string" table:style-name="ce2">
            <text:p>AT</text:p>
          </table:table-cell>
          <table:table-cell office:value-type="string" table:style-name="ce2">
            <text:p>Österreich</text:p>
          </table:table-cell>
          <table:table-cell office:value-type="float" office:value="30664" table:style-name="ce6">
            <text:p><text:s/>30 664<text:s/></text:p>
          </table:table-cell>
          <table:table-cell office:value-type="float" office:value="58910" table:style-name="ce6">
            <text:p><text:s/>58 910<text:s/></text:p>
          </table:table-cell>
          <table:table-cell office:value-type="float" office:value="30862" table:style-name="ce6">
            <text:p><text:s/>30 862<text:s/></text:p>
          </table:table-cell>
          <table:table-cell office:value-type="float" office:value="5430236" table:style-name="ce6">
            <text:p><text:s/>5 430 236<text:s/></text:p>
          </table:table-cell>
          <table:table-cell office:value-type="float" office:value="990294" table:style-name="ce6">
            <text:p><text:s/>990 294<text:s/></text:p>
          </table:table-cell>
          <table:table-cell office:value-type="float" office:value="262609" table:style-name="ce6">
            <text:p><text:s/>262 609<text:s/></text:p>
          </table:table-cell>
          <table:table-cell office:value-type="float" office:value="3373350" table:style-name="ce6">
            <text:p><text:s/>3 373 350<text:s/></text:p>
          </table:table-cell>
          <table:table-cell office:value-type="float" office:value="2305727" table:style-name="ce6">
            <text:p><text:s/>2 305 727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S</text:p>
          </table:table-cell>
          <table:table-cell office:value-type="string" table:style-name="ce2">
            <text:p>Sonst. Dienstleistungen</text:p>
          </table:table-cell>
          <table:table-cell office:value-type="string" table:style-name="ce2">
            <text:p>AT</text:p>
          </table:table-cell>
          <table:table-cell office:value-type="string" table:style-name="ce2">
            <text:p>Österreich</text:p>
          </table:table-cell>
          <table:table-cell office:value-type="float" office:value="46614" table:style-name="ce6">
            <text:p><text:s/>46 614<text:s/></text:p>
          </table:table-cell>
          <table:table-cell office:value-type="float" office:value="84538" table:style-name="ce6">
            <text:p><text:s/>84 538<text:s/></text:p>
          </table:table-cell>
          <table:table-cell office:value-type="float" office:value="41834" table:style-name="ce6">
            <text:p><text:s/>41 834<text:s/></text:p>
          </table:table-cell>
          <table:table-cell office:value-type="float" office:value="3588216" table:style-name="ce6">
            <text:p><text:s/>3 588 216<text:s/></text:p>
          </table:table-cell>
          <table:table-cell office:value-type="float" office:value="886801" table:style-name="ce6">
            <text:p><text:s/>886 801<text:s/></text:p>
          </table:table-cell>
          <table:table-cell office:value-type="float" office:value="183513" table:style-name="ce6">
            <text:p><text:s/>183 513<text:s/></text:p>
          </table:table-cell>
          <table:table-cell office:value-type="float" office:value="1588016" table:style-name="ce6">
            <text:p><text:s/>1 588 016<text:s/></text:p>
          </table:table-cell>
          <table:table-cell office:value-type="float" office:value="2038958" table:style-name="ce6">
            <text:p><text:s/>2 038 958<text:s/></text:p>
          </table:table-cell>
          <table:table-cell table:number-columns-repeated="16372"/>
        </table:table-row>
        <table:table-row table:style-name="ro3">
          <table:table-cell table:style-name="ce4"/>
          <table:table-cell office:value-type="string" table:style-name="ce4">
            <text:p>INSGESAMT</text:p>
          </table:table-cell>
          <table:table-cell office:value-type="string" table:style-name="ce4">
            <text:p>AT11</text:p>
          </table:table-cell>
          <table:table-cell office:value-type="string" table:style-name="ce4">
            <text:p>Burgenland</text:p>
          </table:table-cell>
          <table:table-cell office:value-type="float" office:value="21954" table:style-name="ce5">
            <text:p><text:s/>21 954<text:s/></text:p>
          </table:table-cell>
          <table:table-cell office:value-type="float" office:value="99202" table:style-name="ce5">
            <text:p><text:s/>99 202<text:s/></text:p>
          </table:table-cell>
          <table:table-cell office:value-type="float" office:value="80791" table:style-name="ce5">
            <text:p><text:s/>80 791<text:s/></text:p>
          </table:table-cell>
          <table:table-cell office:value-type="float" office:value="20431409" table:style-name="ce5">
            <text:p><text:s/>20 431 409<text:s/></text:p>
          </table:table-cell>
          <table:table-cell office:value-type="float" office:value="2763439" table:style-name="ce5">
            <text:p><text:s/>2 763 439<text:s/></text:p>
          </table:table-cell>
          <table:table-cell office:value-type="float" office:value="1289318" table:style-name="ce5">
            <text:p><text:s/>1 289 318<text:s/></text:p>
          </table:table-cell>
          <table:table-cell office:value-type="float" office:value="14612644" table:style-name="ce5">
            <text:p><text:s/>14 612 644<text:s/></text:p>
          </table:table-cell>
          <table:table-cell office:value-type="float" office:value="5802554" table:style-name="ce5">
            <text:p><text:s/>5 802 554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A</text:p>
          </table:table-cell>
          <table:table-cell office:value-type="string" table:style-name="ce2">
            <text:p>Land- und Forstwirtschaft</text:p>
          </table:table-cell>
          <table:table-cell office:value-type="string" table:style-name="ce2">
            <text:p>AT11</text:p>
          </table:table-cell>
          <table:table-cell office:value-type="string" table:style-name="ce2">
            <text:p>Burgenland</text:p>
          </table:table-cell>
          <table:table-cell office:value-type="float" office:value="6" table:style-name="ce6">
            <text:p><text:s/>6<text:s/>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B</text:p>
          </table:table-cell>
          <table:table-cell office:value-type="string" table:style-name="ce2">
            <text:p>Bergbau</text:p>
          </table:table-cell>
          <table:table-cell office:value-type="string" table:style-name="ce2">
            <text:p>AT11</text:p>
          </table:table-cell>
          <table:table-cell office:value-type="string" table:style-name="ce2">
            <text:p>Burgenland</text:p>
          </table:table-cell>
          <table:table-cell office:value-type="float" office:value="21" table:style-name="ce6">
            <text:p><text:s/>21<text:s/>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C</text:p>
          </table:table-cell>
          <table:table-cell office:value-type="string" table:style-name="ce2">
            <text:p>Herstellung von Waren</text:p>
          </table:table-cell>
          <table:table-cell office:value-type="string" table:style-name="ce2">
            <text:p>AT11</text:p>
          </table:table-cell>
          <table:table-cell office:value-type="string" table:style-name="ce2">
            <text:p>Burgenland</text:p>
          </table:table-cell>
          <table:table-cell office:value-type="float" office:value="1255" table:style-name="ce6">
            <text:p><text:s/>1 255<text:s/></text:p>
          </table:table-cell>
          <table:table-cell office:value-type="float" office:value="16321" table:style-name="ce6">
            <text:p><text:s/>16 321<text:s/></text:p>
          </table:table-cell>
          <table:table-cell office:value-type="float" office:value="15299" table:style-name="ce6">
            <text:p><text:s/>15 299<text:s/></text:p>
          </table:table-cell>
          <table:table-cell office:value-type="float" office:value="5316654" table:style-name="ce6">
            <text:p><text:s/>5 316 654<text:s/></text:p>
          </table:table-cell>
          <table:table-cell office:value-type="float" office:value="618661" table:style-name="ce6">
            <text:p><text:s/>618 661<text:s/></text:p>
          </table:table-cell>
          <table:table-cell office:value-type="float" office:value="175377" table:style-name="ce6">
            <text:p><text:s/>175 377<text:s/></text:p>
          </table:table-cell>
          <table:table-cell office:value-type="float" office:value="4310499" table:style-name="ce6">
            <text:p><text:s/>4 310 499<text:s/></text:p>
          </table:table-cell>
          <table:table-cell office:value-type="float" office:value="1100879" table:style-name="ce6">
            <text:p><text:s/>1 100 879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D</text:p>
          </table:table-cell>
          <table:table-cell office:value-type="string" table:style-name="ce2">
            <text:p>Energieversorgung</text:p>
          </table:table-cell>
          <table:table-cell office:value-type="string" table:style-name="ce2">
            <text:p>AT11</text:p>
          </table:table-cell>
          <table:table-cell office:value-type="string" table:style-name="ce2">
            <text:p>Burgenland</text:p>
          </table:table-cell>
          <table:table-cell office:value-type="float" office:value="158" table:style-name="ce6">
            <text:p><text:s/>158<text:s/></text:p>
          </table:table-cell>
          <table:table-cell office:value-type="float" office:value="641" table:style-name="ce6">
            <text:p><text:s/>641<text:s/></text:p>
          </table:table-cell>
          <table:table-cell office:value-type="float" office:value="557" table:style-name="ce6">
            <text:p><text:s/>557<text:s/></text:p>
          </table:table-cell>
          <table:table-cell office:value-type="float" office:value="975183" table:style-name="ce6">
            <text:p><text:s/>975 183<text:s/></text:p>
          </table:table-cell>
          <table:table-cell office:value-type="float" office:value="34856" table:style-name="ce6">
            <text:p><text:s/>34 856<text:s/></text:p>
          </table:table-cell>
          <table:table-cell office:value-type="float" office:value="100371" table:style-name="ce6">
            <text:p><text:s/>100 371<text:s/></text:p>
          </table:table-cell>
          <table:table-cell office:value-type="float" office:value="639342" table:style-name="ce6">
            <text:p><text:s/>639 342<text:s/></text:p>
          </table:table-cell>
          <table:table-cell office:value-type="float" office:value="350041" table:style-name="ce6">
            <text:p><text:s/>350 041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E</text:p>
          </table:table-cell>
          <table:table-cell office:value-type="string" table:style-name="ce2">
            <text:p>Wasserversorgung und Abfallentsorgung</text:p>
          </table:table-cell>
          <table:table-cell office:value-type="string" table:style-name="ce2">
            <text:p>AT11</text:p>
          </table:table-cell>
          <table:table-cell office:value-type="string" table:style-name="ce2">
            <text:p>Burgenland</text:p>
          </table:table-cell>
          <table:table-cell office:value-type="float" office:value="110" table:style-name="ce6">
            <text:p><text:s/>110<text:s/></text:p>
          </table:table-cell>
          <table:table-cell office:value-type="float" office:value="959" table:style-name="ce7">
            <text:p><text:s/>959<text:s/></text:p>
          </table:table-cell>
          <table:table-cell office:value-type="float" office:value="924" table:style-name="ce7">
            <text:p><text:s/>924<text:s/></text:p>
          </table:table-cell>
          <table:table-cell office:value-type="float" office:value="251707" table:style-name="ce7">
            <text:p><text:s/>251 707<text:s/></text:p>
          </table:table-cell>
          <table:table-cell office:value-type="float" office:value="40496" table:style-name="ce7">
            <text:p><text:s/>40 496<text:s/></text:p>
          </table:table-cell>
          <table:table-cell office:value-type="float" office:value="53568" table:style-name="ce7">
            <text:p><text:s/>53 568<text:s/></text:p>
          </table:table-cell>
          <table:table-cell office:value-type="float" office:value="159429" table:style-name="ce7">
            <text:p><text:s/>159 429<text:s/></text:p>
          </table:table-cell>
          <table:table-cell office:value-type="float" office:value="96464" table:style-name="ce7">
            <text:p><text:s/>96 464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F</text:p>
          </table:table-cell>
          <table:table-cell office:value-type="string" table:style-name="ce2">
            <text:p>Bau</text:p>
          </table:table-cell>
          <table:table-cell office:value-type="string" table:style-name="ce2">
            <text:p>AT11</text:p>
          </table:table-cell>
          <table:table-cell office:value-type="string" table:style-name="ce2">
            <text:p>Burgenland</text:p>
          </table:table-cell>
          <table:table-cell office:value-type="float" office:value="2069" table:style-name="ce6">
            <text:p><text:s/>2 069<text:s/></text:p>
          </table:table-cell>
          <table:table-cell office:value-type="float" office:value="13541" table:style-name="ce6">
            <text:p><text:s/>13 541<text:s/></text:p>
          </table:table-cell>
          <table:table-cell office:value-type="float" office:value="11714" table:style-name="ce6">
            <text:p><text:s/>11 714<text:s/></text:p>
          </table:table-cell>
          <table:table-cell office:value-type="float" office:value="2251532" table:style-name="ce6">
            <text:p><text:s/>2 251 532<text:s/></text:p>
          </table:table-cell>
          <table:table-cell office:value-type="float" office:value="462277" table:style-name="ce6">
            <text:p><text:s/>462 277<text:s/></text:p>
          </table:table-cell>
          <table:table-cell office:value-type="float" office:value="74232" table:style-name="ce6">
            <text:p><text:s/>74 232<text:s/></text:p>
          </table:table-cell>
          <table:table-cell office:value-type="float" office:value="1554118" table:style-name="ce6">
            <text:p><text:s/>1 554 118<text:s/></text:p>
          </table:table-cell>
          <table:table-cell office:value-type="float" office:value="758955" table:style-name="ce6">
            <text:p><text:s/>758 955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G</text:p>
          </table:table-cell>
          <table:table-cell office:value-type="string" table:style-name="ce2">
            <text:p>Handel</text:p>
          </table:table-cell>
          <table:table-cell office:value-type="string" table:style-name="ce2">
            <text:p>AT11</text:p>
          </table:table-cell>
          <table:table-cell office:value-type="string" table:style-name="ce2">
            <text:p>Burgenland</text:p>
          </table:table-cell>
          <table:table-cell office:value-type="float" office:value="4675" table:style-name="ce6">
            <text:p><text:s/>4 675<text:s/></text:p>
          </table:table-cell>
          <table:table-cell office:value-type="float" office:value="21958" table:style-name="ce6">
            <text:p><text:s/>21 958<text:s/></text:p>
          </table:table-cell>
          <table:table-cell office:value-type="float" office:value="18414" table:style-name="ce6">
            <text:p><text:s/>18 414<text:s/></text:p>
          </table:table-cell>
          <table:table-cell office:value-type="float" office:value="6642202" table:style-name="ce6">
            <text:p><text:s/>6 642 202<text:s/></text:p>
          </table:table-cell>
          <table:table-cell office:value-type="float" office:value="551993" table:style-name="ce6">
            <text:p><text:s/>551 993<text:s/></text:p>
          </table:table-cell>
          <table:table-cell office:value-type="float" office:value="152454" table:style-name="ce6">
            <text:p><text:s/>152 454<text:s/></text:p>
          </table:table-cell>
          <table:table-cell office:value-type="float" office:value="5617975" table:style-name="ce6">
            <text:p><text:s/>5 617 975<text:s/></text:p>
          </table:table-cell>
          <table:table-cell office:value-type="float" office:value="1051159" table:style-name="ce6">
            <text:p><text:s/>1 051 159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H</text:p>
          </table:table-cell>
          <table:table-cell office:value-type="string" table:style-name="ce2">
            <text:p>Verkehr</text:p>
          </table:table-cell>
          <table:table-cell office:value-type="string" table:style-name="ce2">
            <text:p>AT11</text:p>
          </table:table-cell>
          <table:table-cell office:value-type="string" table:style-name="ce2">
            <text:p>Burgenland</text:p>
          </table:table-cell>
          <table:table-cell office:value-type="float" office:value="600" table:style-name="ce6">
            <text:p><text:s/>600<text:s/></text:p>
          </table:table-cell>
          <table:table-cell office:value-type="float" office:value="4572" table:style-name="ce6">
            <text:p><text:s/>4 572<text:s/></text:p>
          </table:table-cell>
          <table:table-cell office:value-type="float" office:value="4161" table:style-name="ce6">
            <text:p><text:s/>4 161<text:s/></text:p>
          </table:table-cell>
          <table:table-cell office:value-type="float" office:value="583550" table:style-name="ce6">
            <text:p><text:s/>583 550<text:s/></text:p>
          </table:table-cell>
          <table:table-cell office:value-type="float" office:value="139129" table:style-name="ce6">
            <text:p><text:s/>139 129<text:s/></text:p>
          </table:table-cell>
          <table:table-cell office:value-type="float" office:value="36038" table:style-name="ce6">
            <text:p><text:s/>36 038<text:s/></text:p>
          </table:table-cell>
          <table:table-cell office:value-type="float" office:value="372491" table:style-name="ce6">
            <text:p><text:s/>372 491<text:s/></text:p>
          </table:table-cell>
          <table:table-cell office:value-type="float" office:value="214765" table:style-name="ce6">
            <text:p><text:s/>214 765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I</text:p>
          </table:table-cell>
          <table:table-cell office:value-type="string" table:style-name="ce2">
            <text:p>Beherbergung und Gastronomie</text:p>
          </table:table-cell>
          <table:table-cell office:value-type="string" table:style-name="ce2">
            <text:p>AT11</text:p>
          </table:table-cell>
          <table:table-cell office:value-type="string" table:style-name="ce2">
            <text:p>Burgenland</text:p>
          </table:table-cell>
          <table:table-cell office:value-type="float" office:value="1817" table:style-name="ce6">
            <text:p><text:s/>1 817<text:s/></text:p>
          </table:table-cell>
          <table:table-cell office:value-type="float" office:value="10197" table:style-name="ce6">
            <text:p><text:s/>10 197<text:s/></text:p>
          </table:table-cell>
          <table:table-cell office:value-type="float" office:value="8503" table:style-name="ce6">
            <text:p><text:s/>8 503<text:s/></text:p>
          </table:table-cell>
          <table:table-cell office:value-type="float" office:value="617345" table:style-name="ce6">
            <text:p><text:s/>617 345<text:s/></text:p>
          </table:table-cell>
          <table:table-cell office:value-type="float" office:value="184389" table:style-name="ce6">
            <text:p><text:s/>184 389<text:s/></text:p>
          </table:table-cell>
          <table:table-cell office:value-type="float" office:value="139511" table:style-name="ce6">
            <text:p><text:s/>139 511<text:s/></text:p>
          </table:table-cell>
          <table:table-cell office:value-type="float" office:value="330050" table:style-name="ce6">
            <text:p><text:s/>330 050<text:s/></text:p>
          </table:table-cell>
          <table:table-cell office:value-type="float" office:value="303711" table:style-name="ce6">
            <text:p><text:s/>303 711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J</text:p>
          </table:table-cell>
          <table:table-cell office:value-type="string" table:style-name="ce2">
            <text:p>Information und Kommunikation</text:p>
          </table:table-cell>
          <table:table-cell office:value-type="string" table:style-name="ce2">
            <text:p>AT11</text:p>
          </table:table-cell>
          <table:table-cell office:value-type="string" table:style-name="ce2">
            <text:p>Burgenland</text:p>
          </table:table-cell>
          <table:table-cell office:value-type="float" office:value="792" table:style-name="ce6">
            <text:p><text:s/>792<text:s/></text:p>
          </table:table-cell>
          <table:table-cell office:value-type="float" office:value="2166" table:style-name="ce6">
            <text:p><text:s/>2 166<text:s/></text:p>
          </table:table-cell>
          <table:table-cell office:value-type="float" office:value="1427" table:style-name="ce6">
            <text:p><text:s/>1 427<text:s/></text:p>
          </table:table-cell>
          <table:table-cell office:value-type="float" office:value="315401" table:style-name="ce6">
            <text:p><text:s/>315 401<text:s/></text:p>
          </table:table-cell>
          <table:table-cell office:value-type="float" office:value="71944" table:style-name="ce6">
            <text:p><text:s/>71 944<text:s/></text:p>
          </table:table-cell>
          <table:table-cell office:value-type="float" office:value="14510" table:style-name="ce6">
            <text:p><text:s/>14 510<text:s/></text:p>
          </table:table-cell>
          <table:table-cell office:value-type="float" office:value="149337" table:style-name="ce6">
            <text:p><text:s/>149 337<text:s/></text:p>
          </table:table-cell>
          <table:table-cell office:value-type="float" office:value="169760" table:style-name="ce6">
            <text:p><text:s/>169 760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K</text:p>
          </table:table-cell>
          <table:table-cell office:value-type="string" table:style-name="ce2">
            <text:p>Finanz- und Versicherungsleistungen</text:p>
          </table:table-cell>
          <table:table-cell office:value-type="string" table:style-name="ce2">
            <text:p>AT11</text:p>
          </table:table-cell>
          <table:table-cell office:value-type="string" table:style-name="ce2">
            <text:p>Burgenland</text:p>
          </table:table-cell>
          <table:table-cell office:value-type="float" office:value="778" table:style-name="ce6">
            <text:p><text:s/>778<text:s/></text:p>
          </table:table-cell>
          <table:table-cell office:value-type="float" office:value="3054" table:style-name="ce6">
            <text:p><text:s/>3 054<text:s/></text:p>
          </table:table-cell>
          <table:table-cell office:value-type="float" office:value="2606" table:style-name="ce6">
            <text:p><text:s/>2 606<text:s/></text:p>
          </table:table-cell>
          <table:table-cell office:value-type="float" office:value="1026865" table:style-name="ce6">
            <text:p><text:s/>1 026 865<text:s/></text:p>
          </table:table-cell>
          <table:table-cell office:value-type="float" office:value="146689" table:style-name="ce6">
            <text:p><text:s/>146 689<text:s/></text:p>
          </table:table-cell>
          <table:table-cell office:value-type="float" office:value="18851" table:style-name="ce6">
            <text:p><text:s/>18 851<text:s/></text:p>
          </table:table-cell>
          <table:table-cell office:value-type="float" office:value="272374" table:style-name="ce6">
            <text:p><text:s/>272 374<text:s/></text:p>
          </table:table-cell>
          <table:table-cell office:value-type="float" office:value="453471" table:style-name="ce6">
            <text:p><text:s/>453 471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L</text:p>
          </table:table-cell>
          <table:table-cell office:value-type="string" table:style-name="ce2">
            <text:p>Grundstücks- und Wohnungswesen</text:p>
          </table:table-cell>
          <table:table-cell office:value-type="string" table:style-name="ce2">
            <text:p>AT11</text:p>
          </table:table-cell>
          <table:table-cell office:value-type="string" table:style-name="ce2">
            <text:p>Burgenland</text:p>
          </table:table-cell>
          <table:table-cell office:value-type="float" office:value="711" table:style-name="ce6">
            <text:p><text:s/>711<text:s/></text:p>
          </table:table-cell>
          <table:table-cell office:value-type="float" office:value="1433" table:style-name="ce6">
            <text:p><text:s/>1 433<text:s/></text:p>
          </table:table-cell>
          <table:table-cell office:value-type="float" office:value="1001" table:style-name="ce6">
            <text:p><text:s/>1 001<text:s/></text:p>
          </table:table-cell>
          <table:table-cell office:value-type="float" office:value="470036" table:style-name="ce6">
            <text:p><text:s/>470 036<text:s/></text:p>
          </table:table-cell>
          <table:table-cell office:value-type="float" office:value="31230" table:style-name="ce6">
            <text:p><text:s/>31 230<text:s/></text:p>
          </table:table-cell>
          <table:table-cell office:value-type="float" office:value="326864" table:style-name="ce6">
            <text:p><text:s/>326 864<text:s/></text:p>
          </table:table-cell>
          <table:table-cell office:value-type="float" office:value="243225" table:style-name="ce6">
            <text:p><text:s/>243 225<text:s/></text:p>
          </table:table-cell>
          <table:table-cell office:value-type="float" office:value="251688" table:style-name="ce6">
            <text:p><text:s/>251 688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M</text:p>
          </table:table-cell>
          <table:table-cell office:value-type="string" table:style-name="ce2">
            <text:p>Freiberufliche/techn. Dienstleistungen</text:p>
          </table:table-cell>
          <table:table-cell office:value-type="string" table:style-name="ce2">
            <text:p>AT11</text:p>
          </table:table-cell>
          <table:table-cell office:value-type="string" table:style-name="ce2">
            <text:p>Burgenland</text:p>
          </table:table-cell>
          <table:table-cell office:value-type="float" office:value="2507" table:style-name="ce6">
            <text:p><text:s/>2 507<text:s/></text:p>
          </table:table-cell>
          <table:table-cell office:value-type="float" office:value="6552" table:style-name="ce6">
            <text:p><text:s/>6 552<text:s/></text:p>
          </table:table-cell>
          <table:table-cell office:value-type="float" office:value="4194" table:style-name="ce6">
            <text:p><text:s/>4 194<text:s/></text:p>
          </table:table-cell>
          <table:table-cell office:value-type="float" office:value="743403" table:style-name="ce6">
            <text:p><text:s/>743 403<text:s/></text:p>
          </table:table-cell>
          <table:table-cell office:value-type="float" office:value="167588" table:style-name="ce6">
            <text:p><text:s/>167 588<text:s/></text:p>
          </table:table-cell>
          <table:table-cell office:value-type="float" office:value="94370" table:style-name="ce6">
            <text:p><text:s/>94 370<text:s/></text:p>
          </table:table-cell>
          <table:table-cell office:value-type="float" office:value="413347" table:style-name="ce6">
            <text:p><text:s/>413 347<text:s/></text:p>
          </table:table-cell>
          <table:table-cell office:value-type="float" office:value="348392" table:style-name="ce6">
            <text:p><text:s/>348 392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N</text:p>
          </table:table-cell>
          <table:table-cell office:value-type="string" table:style-name="ce2">
            <text:p>Sonst. wirtschaftl. Dienstleistungen</text:p>
          </table:table-cell>
          <table:table-cell office:value-type="string" table:style-name="ce2">
            <text:p>AT11</text:p>
          </table:table-cell>
          <table:table-cell office:value-type="string" table:style-name="ce2">
            <text:p>Burgenland</text:p>
          </table:table-cell>
          <table:table-cell office:value-type="float" office:value="981" table:style-name="ce6">
            <text:p><text:s/>981<text:s/></text:p>
          </table:table-cell>
          <table:table-cell office:value-type="float" office:value="4061" table:style-name="ce6">
            <text:p><text:s/>4 061<text:s/></text:p>
          </table:table-cell>
          <table:table-cell office:value-type="float" office:value="3212" table:style-name="ce6">
            <text:p><text:s/>3 212<text:s/></text:p>
          </table:table-cell>
          <table:table-cell office:value-type="float" office:value="332336" table:style-name="ce6">
            <text:p><text:s/>332 336<text:s/></text:p>
          </table:table-cell>
          <table:table-cell office:value-type="float" office:value="80456" table:style-name="ce6">
            <text:p><text:s/>80 456<text:s/></text:p>
          </table:table-cell>
          <table:table-cell office:value-type="float" office:value="63714" table:style-name="ce6">
            <text:p><text:s/>63 714<text:s/></text:p>
          </table:table-cell>
          <table:table-cell office:value-type="float" office:value="155609" table:style-name="ce6">
            <text:p><text:s/>155 609<text:s/></text:p>
          </table:table-cell>
          <table:table-cell office:value-type="float" office:value="177988" table:style-name="ce6">
            <text:p><text:s/>177 988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P</text:p>
          </table:table-cell>
          <table:table-cell office:value-type="string" table:style-name="ce2">
            <text:p>Erziehung und Unterricht</text:p>
          </table:table-cell>
          <table:table-cell office:value-type="string" table:style-name="ce2">
            <text:p>AT11</text:p>
          </table:table-cell>
          <table:table-cell office:value-type="string" table:style-name="ce2">
            <text:p>Burgenland</text:p>
          </table:table-cell>
          <table:table-cell office:value-type="float" office:value="615" table:style-name="ce6">
            <text:p><text:s/>615<text:s/></text:p>
          </table:table-cell>
          <table:table-cell office:value-type="float" office:value="1116" table:style-name="ce6">
            <text:p><text:s/>1 116<text:s/></text:p>
          </table:table-cell>
          <table:table-cell office:value-type="float" office:value="526" table:style-name="ce6">
            <text:p><text:s/>526<text:s/></text:p>
          </table:table-cell>
          <table:table-cell office:value-type="float" office:value="51656" table:style-name="ce6">
            <text:p><text:s/>51 656<text:s/></text:p>
          </table:table-cell>
          <table:table-cell office:value-type="float" office:value="10555" table:style-name="ce6">
            <text:p><text:s/>10 555<text:s/></text:p>
          </table:table-cell>
          <table:table-cell office:value-type="float" office:value="8897" table:style-name="ce6">
            <text:p><text:s/>8 897<text:s/></text:p>
          </table:table-cell>
          <table:table-cell office:value-type="float" office:value="21632" table:style-name="ce6">
            <text:p><text:s/>21 632<text:s/></text:p>
          </table:table-cell>
          <table:table-cell office:value-type="float" office:value="30326" table:style-name="ce6">
            <text:p><text:s/>30 326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Q</text:p>
          </table:table-cell>
          <table:table-cell office:value-type="string" table:style-name="ce2">
            <text:p>Gesundheits- und Sozialwesen</text:p>
          </table:table-cell>
          <table:table-cell office:value-type="string" table:style-name="ce2">
            <text:p>AT11</text:p>
          </table:table-cell>
          <table:table-cell office:value-type="string" table:style-name="ce2">
            <text:p>Burgenland</text:p>
          </table:table-cell>
          <table:table-cell office:value-type="float" office:value="2325" table:style-name="ce6">
            <text:p><text:s/>2 325<text:s/></text:p>
          </table:table-cell>
          <table:table-cell office:value-type="float" office:value="8108" table:style-name="ce6">
            <text:p><text:s/>8 108<text:s/></text:p>
          </table:table-cell>
          <table:table-cell office:value-type="float" office:value="5929" table:style-name="ce6">
            <text:p><text:s/>5 929<text:s/></text:p>
          </table:table-cell>
          <table:table-cell office:value-type="float" office:value="555813" table:style-name="ce6">
            <text:p><text:s/>555 813<text:s/></text:p>
          </table:table-cell>
          <table:table-cell office:value-type="float" office:value="168279" table:style-name="ce6">
            <text:p><text:s/>168 279<text:s/></text:p>
          </table:table-cell>
          <table:table-cell office:value-type="float" office:value="8077" table:style-name="ce6">
            <text:p><text:s/>8 077<text:s/></text:p>
          </table:table-cell>
          <table:table-cell office:value-type="float" office:value="191050" table:style-name="ce6">
            <text:p><text:s/>191 050<text:s/></text:p>
          </table:table-cell>
          <table:table-cell office:value-type="float" office:value="372308" table:style-name="ce6">
            <text:p><text:s/>372 308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R</text:p>
          </table:table-cell>
          <table:table-cell office:value-type="string" table:style-name="ce2">
            <text:p>Kunst, Unterhaltung und Erholung</text:p>
          </table:table-cell>
          <table:table-cell office:value-type="string" table:style-name="ce2">
            <text:p>AT11</text:p>
          </table:table-cell>
          <table:table-cell office:value-type="string" table:style-name="ce2">
            <text:p>Burgenland</text:p>
          </table:table-cell>
          <table:table-cell office:value-type="float" office:value="803" table:style-name="ce6">
            <text:p><text:s/>803<text:s/></text:p>
          </table:table-cell>
          <table:table-cell office:value-type="float" office:value="1366" table:style-name="ce6">
            <text:p><text:s/>1 366<text:s/></text:p>
          </table:table-cell>
          <table:table-cell office:value-type="float" office:value="747" table:style-name="ce6">
            <text:p><text:s/>747<text:s/></text:p>
          </table:table-cell>
          <table:table-cell office:value-type="float" office:value="134250" table:style-name="ce6">
            <text:p><text:s/>134 250<text:s/></text:p>
          </table:table-cell>
          <table:table-cell office:value-type="float" office:value="18788" table:style-name="ce6">
            <text:p><text:s/>18 788<text:s/></text:p>
          </table:table-cell>
          <table:table-cell office:value-type="float" office:value="8629" table:style-name="ce6">
            <text:p><text:s/>8 629<text:s/></text:p>
          </table:table-cell>
          <table:table-cell office:value-type="float" office:value="102773" table:style-name="ce6">
            <text:p><text:s/>102 773<text:s/></text:p>
          </table:table-cell>
          <table:table-cell office:value-type="float" office:value="36934" table:style-name="ce6">
            <text:p><text:s/>36 934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S</text:p>
          </table:table-cell>
          <table:table-cell office:value-type="string" table:style-name="ce2">
            <text:p>Sonst. Dienstleistungen</text:p>
          </table:table-cell>
          <table:table-cell office:value-type="string" table:style-name="ce2">
            <text:p>AT11</text:p>
          </table:table-cell>
          <table:table-cell office:value-type="string" table:style-name="ce2">
            <text:p>Burgenland</text:p>
          </table:table-cell>
          <table:table-cell office:value-type="float" office:value="1731" table:style-name="ce6">
            <text:p><text:s/>1 731<text:s/></text:p>
          </table:table-cell>
          <table:table-cell office:value-type="float" office:value="2937" table:style-name="ce6">
            <text:p><text:s/>2 937<text:s/></text:p>
          </table:table-cell>
          <table:table-cell office:value-type="float" office:value="1366" table:style-name="ce6">
            <text:p><text:s/>1 366<text:s/></text:p>
          </table:table-cell>
          <table:table-cell office:value-type="float" office:value="102101" table:style-name="ce6">
            <text:p><text:s/>102 101<text:s/></text:p>
          </table:table-cell>
          <table:table-cell office:value-type="float" office:value="27053" table:style-name="ce6">
            <text:p><text:s/>27 053<text:s/></text:p>
          </table:table-cell>
          <table:table-cell office:value-type="float" office:value="6443" table:style-name="ce6">
            <text:p><text:s/>6 443<text:s/></text:p>
          </table:table-cell>
          <table:table-cell office:value-type="float" office:value="41823" table:style-name="ce6">
            <text:p><text:s/>41 823<text:s/></text:p>
          </table:table-cell>
          <table:table-cell office:value-type="float" office:value="61032" table:style-name="ce6">
            <text:p><text:s/>61 032<text:s/></text:p>
          </table:table-cell>
          <table:table-cell table:number-columns-repeated="16372"/>
        </table:table-row>
        <table:table-row table:style-name="ro3">
          <table:table-cell table:style-name="ce4"/>
          <table:table-cell office:value-type="string" table:style-name="ce4">
            <text:p>INSGESAMT</text:p>
          </table:table-cell>
          <table:table-cell office:value-type="string" table:style-name="ce4">
            <text:p>AT111</text:p>
          </table:table-cell>
          <table:table-cell office:value-type="string" table:style-name="ce4">
            <text:p>Mittelburgenland</text:p>
          </table:table-cell>
          <table:table-cell office:value-type="float" office:value="2547" table:style-name="ce5">
            <text:p><text:s/>2 547<text:s/></text:p>
          </table:table-cell>
          <table:table-cell office:value-type="float" office:value="11719" table:style-name="ce5">
            <text:p><text:s/>11 719<text:s/></text:p>
          </table:table-cell>
          <table:table-cell office:value-type="float" office:value="9566" table:style-name="ce5">
            <text:p><text:s/>9 566<text:s/></text:p>
          </table:table-cell>
          <table:table-cell office:value-type="float" office:value="3268171" table:style-name="ce5">
            <text:p><text:s/>3 268 171<text:s/></text:p>
          </table:table-cell>
          <table:table-cell office:value-type="float" office:value="333516" table:style-name="ce5">
            <text:p><text:s/>333 516<text:s/></text:p>
          </table:table-cell>
          <table:table-cell office:value-type="float" office:value="76144" table:style-name="ce5">
            <text:p><text:s/>76 144<text:s/></text:p>
          </table:table-cell>
          <table:table-cell office:value-type="float" office:value="2622715" table:style-name="ce5">
            <text:p><text:s/>2 622 715<text:s/></text:p>
          </table:table-cell>
          <table:table-cell office:value-type="float" office:value="658760" table:style-name="ce5">
            <text:p><text:s/>658 760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A</text:p>
          </table:table-cell>
          <table:table-cell office:value-type="string" table:style-name="ce2">
            <text:p>Land- und Forstwirtschaft</text:p>
          </table:table-cell>
          <table:table-cell office:value-type="string" table:style-name="ce2">
            <text:p>AT111</text:p>
          </table:table-cell>
          <table:table-cell office:value-type="string" table:style-name="ce2">
            <text:p>Mittelburgenland</text:p>
          </table:table-cell>
          <table:table-cell office:value-type="float" office:value="2" table:style-name="ce6">
            <text:p><text:s/>2<text:s/>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B</text:p>
          </table:table-cell>
          <table:table-cell office:value-type="string" table:style-name="ce2">
            <text:p>Bergbau</text:p>
          </table:table-cell>
          <table:table-cell office:value-type="string" table:style-name="ce2">
            <text:p>AT111</text:p>
          </table:table-cell>
          <table:table-cell office:value-type="string" table:style-name="ce2">
            <text:p>Mittelburgenland</text:p>
          </table:table-cell>
          <table:table-cell office:value-type="float" office:value="5" table:style-name="ce6">
            <text:p><text:s/>5<text:s/>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C</text:p>
          </table:table-cell>
          <table:table-cell office:value-type="string" table:style-name="ce2">
            <text:p>Herstellung von Waren</text:p>
          </table:table-cell>
          <table:table-cell office:value-type="string" table:style-name="ce2">
            <text:p>AT111</text:p>
          </table:table-cell>
          <table:table-cell office:value-type="string" table:style-name="ce2">
            <text:p>Mittelburgenland</text:p>
          </table:table-cell>
          <table:table-cell office:value-type="float" office:value="165" table:style-name="ce6">
            <text:p><text:s/>165<text:s/></text:p>
          </table:table-cell>
          <table:table-cell office:value-type="float" office:value="2265" table:style-name="ce6">
            <text:p><text:s/>2 265<text:s/></text:p>
          </table:table-cell>
          <table:table-cell office:value-type="float" office:value="2128" table:style-name="ce6">
            <text:p><text:s/>2 128<text:s/></text:p>
          </table:table-cell>
          <table:table-cell office:value-type="float" office:value="1680708" table:style-name="ce6">
            <text:p><text:s/>1 680 708<text:s/></text:p>
          </table:table-cell>
          <table:table-cell office:value-type="float" office:value="82164" table:style-name="ce6">
            <text:p><text:s/>82 164<text:s/></text:p>
          </table:table-cell>
          <table:table-cell office:value-type="float" office:value="13586" table:style-name="ce6">
            <text:p><text:s/>13 586<text:s/></text:p>
          </table:table-cell>
          <table:table-cell office:value-type="float" office:value="1531095" table:style-name="ce6">
            <text:p><text:s/>1 531 095<text:s/></text:p>
          </table:table-cell>
          <table:table-cell office:value-type="float" office:value="161626" table:style-name="ce6">
            <text:p><text:s/>161 626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D</text:p>
          </table:table-cell>
          <table:table-cell office:value-type="string" table:style-name="ce2">
            <text:p>Energieversorgung</text:p>
          </table:table-cell>
          <table:table-cell office:value-type="string" table:style-name="ce2">
            <text:p>AT111</text:p>
          </table:table-cell>
          <table:table-cell office:value-type="string" table:style-name="ce2">
            <text:p>Mittelburgenland</text:p>
          </table:table-cell>
          <table:table-cell office:value-type="float" office:value="22" table:style-name="ce6">
            <text:p><text:s/>22<text:s/></text:p>
          </table:table-cell>
          <table:table-cell office:value-type="float" office:value="49" table:style-name="ce6">
            <text:p><text:s/>49<text:s/></text:p>
          </table:table-cell>
          <table:table-cell office:value-type="float" office:value="42" table:style-name="ce6">
            <text:p><text:s/>42<text:s/></text:p>
          </table:table-cell>
          <table:table-cell office:value-type="float" office:value="13179" table:style-name="ce6">
            <text:p><text:s/>13 179<text:s/></text:p>
          </table:table-cell>
          <table:table-cell office:value-type="float" office:value="2018" table:style-name="ce6">
            <text:p><text:s/>2 018<text:s/></text:p>
          </table:table-cell>
          <table:table-cell office:value-type="float" office:value="4746" table:style-name="ce6">
            <text:p><text:s/>4 746<text:s/></text:p>
          </table:table-cell>
          <table:table-cell office:value-type="float" office:value="7164" table:style-name="ce6">
            <text:p><text:s/>7 164<text:s/></text:p>
          </table:table-cell>
          <table:table-cell office:value-type="float" office:value="6840" table:style-name="ce6">
            <text:p><text:s/>6 840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E</text:p>
          </table:table-cell>
          <table:table-cell office:value-type="string" table:style-name="ce2">
            <text:p>Wasserversorgung und Abfallentsorgung</text:p>
          </table:table-cell>
          <table:table-cell office:value-type="string" table:style-name="ce2">
            <text:p>AT111</text:p>
          </table:table-cell>
          <table:table-cell office:value-type="string" table:style-name="ce2">
            <text:p>Mittelburgenland</text:p>
          </table:table-cell>
          <table:table-cell office:value-type="float" office:value="17" table:style-name="ce6">
            <text:p><text:s/>17<text:s/></text:p>
          </table:table-cell>
          <table:table-cell office:value-type="float" office:value="233" table:style-name="ce7">
            <text:p><text:s/>233<text:s/></text:p>
          </table:table-cell>
          <table:table-cell office:value-type="float" office:value="225" table:style-name="ce7">
            <text:p><text:s/>225<text:s/></text:p>
          </table:table-cell>
          <table:table-cell office:value-type="float" office:value="89553" table:style-name="ce7">
            <text:p><text:s/>89 553<text:s/></text:p>
          </table:table-cell>
          <table:table-cell office:value-type="float" office:value="11093" table:style-name="ce7">
            <text:p><text:s/>11 093<text:s/></text:p>
          </table:table-cell>
          <table:table-cell office:value-type="float" office:value="11281" table:style-name="ce7">
            <text:p><text:s/>11 281<text:s/></text:p>
          </table:table-cell>
          <table:table-cell office:value-type="float" office:value="56943" table:style-name="ce7">
            <text:p><text:s/>56 943<text:s/></text:p>
          </table:table-cell>
          <table:table-cell office:value-type="float" office:value="33482" table:style-name="ce7">
            <text:p><text:s/>33 482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F</text:p>
          </table:table-cell>
          <table:table-cell office:value-type="string" table:style-name="ce2">
            <text:p>Bau</text:p>
          </table:table-cell>
          <table:table-cell office:value-type="string" table:style-name="ce2">
            <text:p>AT111</text:p>
          </table:table-cell>
          <table:table-cell office:value-type="string" table:style-name="ce2">
            <text:p>Mittelburgenland</text:p>
          </table:table-cell>
          <table:table-cell office:value-type="float" office:value="303" table:style-name="ce6">
            <text:p><text:s/>303<text:s/></text:p>
          </table:table-cell>
          <table:table-cell office:value-type="float" office:value="2396" table:style-name="ce6">
            <text:p><text:s/>2 396<text:s/></text:p>
          </table:table-cell>
          <table:table-cell office:value-type="float" office:value="2133" table:style-name="ce6">
            <text:p><text:s/>2 133<text:s/></text:p>
          </table:table-cell>
          <table:table-cell office:value-type="float" office:value="420165" table:style-name="ce6">
            <text:p><text:s/>420 165<text:s/></text:p>
          </table:table-cell>
          <table:table-cell office:value-type="float" office:value="87855" table:style-name="ce6">
            <text:p><text:s/>87 855<text:s/></text:p>
          </table:table-cell>
          <table:table-cell office:value-type="float" office:value="8734" table:style-name="ce6">
            <text:p><text:s/>8 734<text:s/></text:p>
          </table:table-cell>
          <table:table-cell office:value-type="float" office:value="294530" table:style-name="ce6">
            <text:p><text:s/>294 530<text:s/></text:p>
          </table:table-cell>
          <table:table-cell office:value-type="float" office:value="142509" table:style-name="ce6">
            <text:p><text:s/>142 509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G</text:p>
          </table:table-cell>
          <table:table-cell office:value-type="string" table:style-name="ce2">
            <text:p>Handel</text:p>
          </table:table-cell>
          <table:table-cell office:value-type="string" table:style-name="ce2">
            <text:p>AT111</text:p>
          </table:table-cell>
          <table:table-cell office:value-type="string" table:style-name="ce2">
            <text:p>Mittelburgenland</text:p>
          </table:table-cell>
          <table:table-cell office:value-type="float" office:value="551" table:style-name="ce6">
            <text:p><text:s/>551<text:s/></text:p>
          </table:table-cell>
          <table:table-cell office:value-type="float" office:value="2120" table:style-name="ce6">
            <text:p><text:s/>2 120<text:s/></text:p>
          </table:table-cell>
          <table:table-cell office:value-type="float" office:value="1675" table:style-name="ce6">
            <text:p><text:s/>1 675<text:s/></text:p>
          </table:table-cell>
          <table:table-cell office:value-type="float" office:value="583192" table:style-name="ce6">
            <text:p><text:s/>583 192<text:s/></text:p>
          </table:table-cell>
          <table:table-cell office:value-type="float" office:value="48443" table:style-name="ce6">
            <text:p><text:s/>48 443<text:s/></text:p>
          </table:table-cell>
          <table:table-cell office:value-type="float" office:value="13431" table:style-name="ce6">
            <text:p><text:s/>13 431<text:s/></text:p>
          </table:table-cell>
          <table:table-cell office:value-type="float" office:value="490031" table:style-name="ce6">
            <text:p><text:s/>490 031<text:s/></text:p>
          </table:table-cell>
          <table:table-cell office:value-type="float" office:value="93708" table:style-name="ce6">
            <text:p><text:s/>93 708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H</text:p>
          </table:table-cell>
          <table:table-cell office:value-type="string" table:style-name="ce2">
            <text:p>Verkehr</text:p>
          </table:table-cell>
          <table:table-cell office:value-type="string" table:style-name="ce2">
            <text:p>AT111</text:p>
          </table:table-cell>
          <table:table-cell office:value-type="string" table:style-name="ce2">
            <text:p>Mittelburgenland</text:p>
          </table:table-cell>
          <table:table-cell office:value-type="float" office:value="65" table:style-name="ce6">
            <text:p><text:s/>65<text:s/></text:p>
          </table:table-cell>
          <table:table-cell office:value-type="float" office:value="542" table:style-name="ce6">
            <text:p><text:s/>542<text:s/></text:p>
          </table:table-cell>
          <table:table-cell office:value-type="float" office:value="499" table:style-name="ce6">
            <text:p><text:s/>499<text:s/></text:p>
          </table:table-cell>
          <table:table-cell office:value-type="float" office:value="62087" table:style-name="ce6">
            <text:p><text:s/>62 087<text:s/></text:p>
          </table:table-cell>
          <table:table-cell office:value-type="float" office:value="16521" table:style-name="ce6">
            <text:p><text:s/>16 521<text:s/></text:p>
          </table:table-cell>
          <table:table-cell office:value-type="float" office:value="3162" table:style-name="ce6">
            <text:p><text:s/>3 162<text:s/></text:p>
          </table:table-cell>
          <table:table-cell office:value-type="float" office:value="36865" table:style-name="ce6">
            <text:p><text:s/>36 865<text:s/></text:p>
          </table:table-cell>
          <table:table-cell office:value-type="float" office:value="25739" table:style-name="ce6">
            <text:p><text:s/>25 739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I</text:p>
          </table:table-cell>
          <table:table-cell office:value-type="string" table:style-name="ce2">
            <text:p>Beherbergung und Gastronomie</text:p>
          </table:table-cell>
          <table:table-cell office:value-type="string" table:style-name="ce2">
            <text:p>AT111</text:p>
          </table:table-cell>
          <table:table-cell office:value-type="string" table:style-name="ce2">
            <text:p>Mittelburgenland</text:p>
          </table:table-cell>
          <table:table-cell office:value-type="float" office:value="179" table:style-name="ce6">
            <text:p><text:s/>179<text:s/></text:p>
          </table:table-cell>
          <table:table-cell office:value-type="float" office:value="848" table:style-name="ce6">
            <text:p><text:s/>848<text:s/></text:p>
          </table:table-cell>
          <table:table-cell office:value-type="float" office:value="688" table:style-name="ce6">
            <text:p><text:s/>688<text:s/></text:p>
          </table:table-cell>
          <table:table-cell office:value-type="float" office:value="45314" table:style-name="ce6">
            <text:p><text:s/>45 314<text:s/></text:p>
          </table:table-cell>
          <table:table-cell office:value-type="float" office:value="12898" table:style-name="ce6">
            <text:p><text:s/>12 898<text:s/></text:p>
          </table:table-cell>
          <table:table-cell office:value-type="float" office:value="6274" table:style-name="ce6">
            <text:p><text:s/>6 274<text:s/></text:p>
          </table:table-cell>
          <table:table-cell office:value-type="float" office:value="27318" table:style-name="ce6">
            <text:p><text:s/>27 318<text:s/></text:p>
          </table:table-cell>
          <table:table-cell office:value-type="float" office:value="18491" table:style-name="ce6">
            <text:p><text:s/>18 491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J</text:p>
          </table:table-cell>
          <table:table-cell office:value-type="string" table:style-name="ce2">
            <text:p>Information und Kommunikation</text:p>
          </table:table-cell>
          <table:table-cell office:value-type="string" table:style-name="ce2">
            <text:p>AT111</text:p>
          </table:table-cell>
          <table:table-cell office:value-type="string" table:style-name="ce2">
            <text:p>Mittelburgenland</text:p>
          </table:table-cell>
          <table:table-cell office:value-type="float" office:value="75" table:style-name="ce6">
            <text:p><text:s/>75<text:s/></text:p>
          </table:table-cell>
          <table:table-cell office:value-type="float" office:value="275" table:style-name="ce6">
            <text:p><text:s/>275<text:s/></text:p>
          </table:table-cell>
          <table:table-cell office:value-type="float" office:value="208" table:style-name="ce6">
            <text:p><text:s/>208<text:s/></text:p>
          </table:table-cell>
          <table:table-cell office:value-type="float" office:value="31834" table:style-name="ce6">
            <text:p><text:s/>31 834<text:s/></text:p>
          </table:table-cell>
          <table:table-cell office:value-type="float" office:value="10231" table:style-name="ce6">
            <text:p><text:s/>10 231<text:s/></text:p>
          </table:table-cell>
          <table:table-cell office:value-type="float" office:value="329" table:style-name="ce6">
            <text:p><text:s/>329<text:s/></text:p>
          </table:table-cell>
          <table:table-cell office:value-type="float" office:value="14451" table:style-name="ce6">
            <text:p><text:s/>14 451<text:s/></text:p>
          </table:table-cell>
          <table:table-cell office:value-type="float" office:value="17618" table:style-name="ce6">
            <text:p><text:s/>17 618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K</text:p>
          </table:table-cell>
          <table:table-cell office:value-type="string" table:style-name="ce2">
            <text:p>Finanz- und Versicherungsleistungen</text:p>
          </table:table-cell>
          <table:table-cell office:value-type="string" table:style-name="ce2">
            <text:p>AT111</text:p>
          </table:table-cell>
          <table:table-cell office:value-type="string" table:style-name="ce2">
            <text:p>Mittelburgenland</text:p>
          </table:table-cell>
          <table:table-cell office:value-type="float" office:value="109" table:style-name="ce6">
            <text:p><text:s/>109<text:s/></text:p>
          </table:table-cell>
          <table:table-cell office:value-type="float" office:value="337" table:style-name="ce6">
            <text:p><text:s/>337<text:s/></text:p>
          </table:table-cell>
          <table:table-cell office:value-type="float" office:value="276" table:style-name="ce6">
            <text:p><text:s/>276<text:s/></text:p>
          </table:table-cell>
          <table:table-cell office:value-type="float" office:value="88473" table:style-name="ce6">
            <text:p><text:s/>88 473<text:s/></text:p>
          </table:table-cell>
          <table:table-cell office:value-type="float" office:value="14181" table:style-name="ce6">
            <text:p><text:s/>14 181<text:s/></text:p>
          </table:table-cell>
          <table:table-cell office:value-type="float" office:value="560" table:style-name="ce6">
            <text:p><text:s/>560<text:s/></text:p>
          </table:table-cell>
          <table:table-cell office:value-type="float" office:value="23661" table:style-name="ce6">
            <text:p><text:s/>23 661<text:s/></text:p>
          </table:table-cell>
          <table:table-cell office:value-type="float" office:value="43186" table:style-name="ce6">
            <text:p><text:s/>43 186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L</text:p>
          </table:table-cell>
          <table:table-cell office:value-type="string" table:style-name="ce2">
            <text:p>Grundstücks- und Wohnungswesen</text:p>
          </table:table-cell>
          <table:table-cell office:value-type="string" table:style-name="ce2">
            <text:p>AT111</text:p>
          </table:table-cell>
          <table:table-cell office:value-type="string" table:style-name="ce2">
            <text:p>Mittelburgenland</text:p>
          </table:table-cell>
          <table:table-cell office:value-type="float" office:value="63" table:style-name="ce6">
            <text:p><text:s/>63<text:s/></text:p>
          </table:table-cell>
          <table:table-cell office:value-type="float" office:value="81" table:style-name="ce6">
            <text:p><text:s/>81<text:s/></text:p>
          </table:table-cell>
          <table:table-cell office:value-type="float" office:value="36" table:style-name="ce6">
            <text:p><text:s/>36<text:s/></text:p>
          </table:table-cell>
          <table:table-cell office:value-type="float" office:value="11771" table:style-name="ce6">
            <text:p><text:s/>11 771<text:s/></text:p>
          </table:table-cell>
          <table:table-cell office:value-type="float" office:value="599" table:style-name="ce6">
            <text:p><text:s/>599<text:s/></text:p>
          </table:table-cell>
          <table:table-cell office:value-type="float" office:value="3452" table:style-name="ce6">
            <text:p><text:s/>3 452<text:s/></text:p>
          </table:table-cell>
          <table:table-cell office:value-type="float" office:value="4784" table:style-name="ce6">
            <text:p><text:s/>4 784<text:s/></text:p>
          </table:table-cell>
          <table:table-cell office:value-type="float" office:value="7070" table:style-name="ce6">
            <text:p><text:s/>7 070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M</text:p>
          </table:table-cell>
          <table:table-cell office:value-type="string" table:style-name="ce2">
            <text:p>Freiberufliche/techn. Dienstleistungen</text:p>
          </table:table-cell>
          <table:table-cell office:value-type="string" table:style-name="ce2">
            <text:p>AT111</text:p>
          </table:table-cell>
          <table:table-cell office:value-type="string" table:style-name="ce2">
            <text:p>Mittelburgenland</text:p>
          </table:table-cell>
          <table:table-cell office:value-type="float" office:value="253" table:style-name="ce6">
            <text:p><text:s/>253<text:s/></text:p>
          </table:table-cell>
          <table:table-cell office:value-type="float" office:value="557" table:style-name="ce6">
            <text:p><text:s/>557<text:s/></text:p>
          </table:table-cell>
          <table:table-cell office:value-type="float" office:value="317" table:style-name="ce6">
            <text:p><text:s/>317<text:s/></text:p>
          </table:table-cell>
          <table:table-cell office:value-type="float" office:value="112269" table:style-name="ce6">
            <text:p><text:s/>112 269<text:s/></text:p>
          </table:table-cell>
          <table:table-cell office:value-type="float" office:value="11349" table:style-name="ce6">
            <text:p><text:s/>11 349<text:s/></text:p>
          </table:table-cell>
          <table:table-cell office:value-type="float" office:value="1140" table:style-name="ce6">
            <text:p><text:s/>1 140<text:s/></text:p>
          </table:table-cell>
          <table:table-cell office:value-type="float" office:value="83262" table:style-name="ce6">
            <text:p><text:s/>83 262<text:s/></text:p>
          </table:table-cell>
          <table:table-cell office:value-type="float" office:value="29539" table:style-name="ce6">
            <text:p><text:s/>29 539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N</text:p>
          </table:table-cell>
          <table:table-cell office:value-type="string" table:style-name="ce2">
            <text:p>Sonst. wirtschaftl. Dienstleistungen</text:p>
          </table:table-cell>
          <table:table-cell office:value-type="string" table:style-name="ce2">
            <text:p>AT111</text:p>
          </table:table-cell>
          <table:table-cell office:value-type="string" table:style-name="ce2">
            <text:p>Mittelburgenland</text:p>
          </table:table-cell>
          <table:table-cell office:value-type="float" office:value="106" table:style-name="ce6">
            <text:p><text:s/>106<text:s/></text:p>
          </table:table-cell>
          <table:table-cell office:value-type="float" office:value="224" table:style-name="ce6">
            <text:p><text:s/>224<text:s/></text:p>
          </table:table-cell>
          <table:table-cell office:value-type="float" office:value="123" table:style-name="ce6">
            <text:p><text:s/>123<text:s/></text:p>
          </table:table-cell>
          <table:table-cell office:value-type="float" office:value="12476" table:style-name="ce6">
            <text:p><text:s/>12 476<text:s/></text:p>
          </table:table-cell>
          <table:table-cell office:value-type="float" office:value="2815" table:style-name="ce6">
            <text:p><text:s/>2 815<text:s/></text:p>
          </table:table-cell>
          <table:table-cell office:value-type="float" office:value="875" table:style-name="ce6">
            <text:p><text:s/>875<text:s/></text:p>
          </table:table-cell>
          <table:table-cell office:value-type="float" office:value="6814" table:style-name="ce6">
            <text:p><text:s/>6 814<text:s/></text:p>
          </table:table-cell>
          <table:table-cell office:value-type="float" office:value="5866" table:style-name="ce6">
            <text:p><text:s/>5 866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P</text:p>
          </table:table-cell>
          <table:table-cell office:value-type="string" table:style-name="ce2">
            <text:p>Erziehung und Unterricht</text:p>
          </table:table-cell>
          <table:table-cell office:value-type="string" table:style-name="ce2">
            <text:p>AT111</text:p>
          </table:table-cell>
          <table:table-cell office:value-type="string" table:style-name="ce2">
            <text:p>Mittelburgenland</text:p>
          </table:table-cell>
          <table:table-cell office:value-type="float" office:value="56" table:style-name="ce6">
            <text:p><text:s/>56<text:s/></text:p>
          </table:table-cell>
          <table:table-cell office:value-type="float" office:value="69" table:style-name="ce6">
            <text:p><text:s/>69<text:s/></text:p>
          </table:table-cell>
          <table:table-cell office:value-type="float" office:value="13" table:style-name="ce6">
            <text:p><text:s/>13<text:s/></text:p>
          </table:table-cell>
          <table:table-cell office:value-type="float" office:value="1512" table:style-name="ce6">
            <text:p><text:s/>1 512<text:s/></text:p>
          </table:table-cell>
          <table:table-cell office:value-type="float" office:value="216" table:style-name="ce6">
            <text:p><text:s/>216<text:s/></text:p>
          </table:table-cell>
          <table:table-cell office:value-type="float" office:value="25" table:style-name="ce6">
            <text:p><text:s/>25<text:s/></text:p>
          </table:table-cell>
          <table:table-cell office:value-type="float" office:value="745" table:style-name="ce6">
            <text:p><text:s/>745<text:s/></text:p>
          </table:table-cell>
          <table:table-cell office:value-type="float" office:value="774" table:style-name="ce6">
            <text:p><text:s/>774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Q</text:p>
          </table:table-cell>
          <table:table-cell office:value-type="string" table:style-name="ce2">
            <text:p>Gesundheits- und Sozialwesen</text:p>
          </table:table-cell>
          <table:table-cell office:value-type="string" table:style-name="ce2">
            <text:p>AT111</text:p>
          </table:table-cell>
          <table:table-cell office:value-type="string" table:style-name="ce2">
            <text:p>Mittelburgenland</text:p>
          </table:table-cell>
          <table:table-cell office:value-type="float" office:value="271" table:style-name="ce6">
            <text:p><text:s/>271<text:s/></text:p>
          </table:table-cell>
          <table:table-cell office:value-type="float" office:value="1000" table:style-name="ce6">
            <text:p><text:s/>1 000<text:s/></text:p>
          </table:table-cell>
          <table:table-cell office:value-type="float" office:value="757" table:style-name="ce6">
            <text:p><text:s/>757<text:s/></text:p>
          </table:table-cell>
          <table:table-cell office:value-type="float" office:value="68610" table:style-name="ce6">
            <text:p><text:s/>68 610<text:s/></text:p>
          </table:table-cell>
          <table:table-cell office:value-type="float" office:value="21791" table:style-name="ce6">
            <text:p><text:s/>21 791<text:s/></text:p>
          </table:table-cell>
          <table:table-cell office:value-type="float" office:value="1862" table:style-name="ce6">
            <text:p><text:s/>1 862<text:s/></text:p>
          </table:table-cell>
          <table:table-cell office:value-type="float" office:value="24370" table:style-name="ce6">
            <text:p><text:s/>24 370<text:s/></text:p>
          </table:table-cell>
          <table:table-cell office:value-type="float" office:value="45560" table:style-name="ce6">
            <text:p><text:s/>45 560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R</text:p>
          </table:table-cell>
          <table:table-cell office:value-type="string" table:style-name="ce2">
            <text:p>Kunst, Unterhaltung und Erholung</text:p>
          </table:table-cell>
          <table:table-cell office:value-type="string" table:style-name="ce2">
            <text:p>AT111</text:p>
          </table:table-cell>
          <table:table-cell office:value-type="string" table:style-name="ce2">
            <text:p>Mittelburgenland</text:p>
          </table:table-cell>
          <table:table-cell office:value-type="float" office:value="79" table:style-name="ce6">
            <text:p><text:s/>79<text:s/></text:p>
          </table:table-cell>
          <table:table-cell office:value-type="float" office:value="87" table:style-name="ce6">
            <text:p><text:s/>87<text:s/></text:p>
          </table:table-cell>
          <table:table-cell office:value-type="float" office:value="22" table:style-name="ce6">
            <text:p><text:s/>22<text:s/></text:p>
          </table:table-cell>
          <table:table-cell office:value-type="float" office:value="3378" table:style-name="ce6">
            <text:p><text:s/>3 378<text:s/></text:p>
          </table:table-cell>
          <table:table-cell office:value-type="float" office:value="338" table:style-name="ce6">
            <text:p><text:s/>338<text:s/></text:p>
          </table:table-cell>
          <table:table-cell office:value-type="float" office:value="81" table:style-name="ce6">
            <text:p><text:s/>81<text:s/></text:p>
          </table:table-cell>
          <table:table-cell office:value-type="float" office:value="2094" table:style-name="ce6">
            <text:p><text:s/>2 094<text:s/></text:p>
          </table:table-cell>
          <table:table-cell office:value-type="float" office:value="1428" table:style-name="ce6">
            <text:p><text:s/>1 428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S</text:p>
          </table:table-cell>
          <table:table-cell office:value-type="string" table:style-name="ce2">
            <text:p>Sonst. Dienstleistungen</text:p>
          </table:table-cell>
          <table:table-cell office:value-type="string" table:style-name="ce2">
            <text:p>AT111</text:p>
          </table:table-cell>
          <table:table-cell office:value-type="string" table:style-name="ce2">
            <text:p>Mittelburgenland</text:p>
          </table:table-cell>
          <table:table-cell office:value-type="float" office:value="226" table:style-name="ce6">
            <text:p><text:s/>226<text:s/></text:p>
          </table:table-cell>
          <table:table-cell office:value-type="float" office:value="596" table:style-name="ce6">
            <text:p><text:s/>596<text:s/></text:p>
          </table:table-cell>
          <table:table-cell office:value-type="float" office:value="387" table:style-name="ce6">
            <text:p><text:s/>387<text:s/></text:p>
          </table:table-cell>
          <table:table-cell office:value-type="float" office:value="31012" table:style-name="ce6">
            <text:p><text:s/>31 012<text:s/></text:p>
          </table:table-cell>
          <table:table-cell office:value-type="float" office:value="9224" table:style-name="ce6">
            <text:p><text:s/>9 224<text:s/></text:p>
          </table:table-cell>
          <table:table-cell office:value-type="float" office:value="3775" table:style-name="ce6">
            <text:p><text:s/>3 775<text:s/></text:p>
          </table:table-cell>
          <table:table-cell office:value-type="float" office:value="11405" table:style-name="ce6">
            <text:p><text:s/>11 405<text:s/></text:p>
          </table:table-cell>
          <table:table-cell office:value-type="float" office:value="19627" table:style-name="ce6">
            <text:p><text:s/>19 627<text:s/></text:p>
          </table:table-cell>
          <table:table-cell table:number-columns-repeated="16372"/>
        </table:table-row>
        <table:table-row table:style-name="ro3">
          <table:table-cell table:style-name="ce4"/>
          <table:table-cell office:value-type="string" table:style-name="ce4">
            <text:p>INSGESAMT</text:p>
          </table:table-cell>
          <table:table-cell office:value-type="string" table:style-name="ce4">
            <text:p>AT112</text:p>
          </table:table-cell>
          <table:table-cell office:value-type="string" table:style-name="ce4">
            <text:p>Nordburgenland</text:p>
          </table:table-cell>
          <table:table-cell office:value-type="float" office:value="12485" table:style-name="ce5">
            <text:p><text:s/>12 485<text:s/></text:p>
          </table:table-cell>
          <table:table-cell office:value-type="float" office:value="56100" table:style-name="ce5">
            <text:p><text:s/>56 100<text:s/></text:p>
          </table:table-cell>
          <table:table-cell office:value-type="float" office:value="45551" table:style-name="ce5">
            <text:p><text:s/>45 551<text:s/></text:p>
          </table:table-cell>
          <table:table-cell office:value-type="float" office:value="11995140" table:style-name="ce5">
            <text:p><text:s/>11 995 140<text:s/></text:p>
          </table:table-cell>
          <table:table-cell office:value-type="float" office:value="1561977" table:style-name="ce5">
            <text:p><text:s/>1 561 977<text:s/></text:p>
          </table:table-cell>
          <table:table-cell office:value-type="float" office:value="854143" table:style-name="ce5">
            <text:p><text:s/>854 143<text:s/></text:p>
          </table:table-cell>
          <table:table-cell office:value-type="float" office:value="8466229" table:style-name="ce5">
            <text:p><text:s/>8 466 229<text:s/></text:p>
          </table:table-cell>
          <table:table-cell office:value-type="float" office:value="3493568" table:style-name="ce5">
            <text:p><text:s/>3 493 568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A</text:p>
          </table:table-cell>
          <table:table-cell office:value-type="string" table:style-name="ce2">
            <text:p>Land- und Forstwirtschaft</text:p>
          </table:table-cell>
          <table:table-cell office:value-type="string" table:style-name="ce2">
            <text:p>AT112</text:p>
          </table:table-cell>
          <table:table-cell office:value-type="string" table:style-name="ce2">
            <text:p>Nordburgenland</text:p>
          </table:table-cell>
          <table:table-cell office:value-type="float" office:value="2" table:style-name="ce6">
            <text:p><text:s/>2<text:s/>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B</text:p>
          </table:table-cell>
          <table:table-cell office:value-type="string" table:style-name="ce2">
            <text:p>Bergbau</text:p>
          </table:table-cell>
          <table:table-cell office:value-type="string" table:style-name="ce2">
            <text:p>AT112</text:p>
          </table:table-cell>
          <table:table-cell office:value-type="string" table:style-name="ce2">
            <text:p>Nordburgenland</text:p>
          </table:table-cell>
          <table:table-cell office:value-type="float" office:value="7" table:style-name="ce6">
            <text:p><text:s/>7<text:s/>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C</text:p>
          </table:table-cell>
          <table:table-cell office:value-type="string" table:style-name="ce2">
            <text:p>Herstellung von Waren</text:p>
          </table:table-cell>
          <table:table-cell office:value-type="string" table:style-name="ce2">
            <text:p>AT112</text:p>
          </table:table-cell>
          <table:table-cell office:value-type="string" table:style-name="ce2">
            <text:p>Nordburgenland</text:p>
          </table:table-cell>
          <table:table-cell office:value-type="float" office:value="657" table:style-name="ce6">
            <text:p><text:s/>657<text:s/></text:p>
          </table:table-cell>
          <table:table-cell office:value-type="float" office:value="8168" table:style-name="ce6">
            <text:p><text:s/>8 168<text:s/></text:p>
          </table:table-cell>
          <table:table-cell office:value-type="float" office:value="7622" table:style-name="ce6">
            <text:p><text:s/>7 622<text:s/></text:p>
          </table:table-cell>
          <table:table-cell office:value-type="float" office:value="2227515" table:style-name="ce6">
            <text:p><text:s/>2 227 515<text:s/></text:p>
          </table:table-cell>
          <table:table-cell office:value-type="float" office:value="319019" table:style-name="ce6">
            <text:p><text:s/>319 019<text:s/></text:p>
          </table:table-cell>
          <table:table-cell office:value-type="float" office:value="112309" table:style-name="ce6">
            <text:p><text:s/>112 309<text:s/></text:p>
          </table:table-cell>
          <table:table-cell office:value-type="float" office:value="1673248" table:style-name="ce6">
            <text:p><text:s/>1 673 248<text:s/></text:p>
          </table:table-cell>
          <table:table-cell office:value-type="float" office:value="595409" table:style-name="ce6">
            <text:p><text:s/>595 409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D</text:p>
          </table:table-cell>
          <table:table-cell office:value-type="string" table:style-name="ce2">
            <text:p>Energieversorgung</text:p>
          </table:table-cell>
          <table:table-cell office:value-type="string" table:style-name="ce2">
            <text:p>AT112</text:p>
          </table:table-cell>
          <table:table-cell office:value-type="string" table:style-name="ce2">
            <text:p>Nordburgenland</text:p>
          </table:table-cell>
          <table:table-cell office:value-type="float" office:value="60" table:style-name="ce6">
            <text:p><text:s/>60<text:s/></text:p>
          </table:table-cell>
          <table:table-cell office:value-type="float" office:value="390" table:style-name="ce6">
            <text:p><text:s/>390<text:s/></text:p>
          </table:table-cell>
          <table:table-cell office:value-type="float" office:value="360" table:style-name="ce6">
            <text:p><text:s/>360<text:s/></text:p>
          </table:table-cell>
          <table:table-cell office:value-type="float" office:value="888035" table:style-name="ce6">
            <text:p><text:s/>888 035<text:s/></text:p>
          </table:table-cell>
          <table:table-cell office:value-type="float" office:value="24560" table:style-name="ce6">
            <text:p><text:s/>24 560<text:s/></text:p>
          </table:table-cell>
          <table:table-cell office:value-type="float" office:value="78389" table:style-name="ce6">
            <text:p><text:s/>78 389<text:s/></text:p>
          </table:table-cell>
          <table:table-cell office:value-type="float" office:value="587496" table:style-name="ce6">
            <text:p><text:s/>587 496<text:s/></text:p>
          </table:table-cell>
          <table:table-cell office:value-type="float" office:value="311116" table:style-name="ce6">
            <text:p><text:s/>311 116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E</text:p>
          </table:table-cell>
          <table:table-cell office:value-type="string" table:style-name="ce2">
            <text:p>Wasserversorgung und Abfallentsorgung</text:p>
          </table:table-cell>
          <table:table-cell office:value-type="string" table:style-name="ce2">
            <text:p>AT112</text:p>
          </table:table-cell>
          <table:table-cell office:value-type="string" table:style-name="ce2">
            <text:p>Nordburgenland</text:p>
          </table:table-cell>
          <table:table-cell office:value-type="float" office:value="42" table:style-name="ce6">
            <text:p><text:s/>42<text:s/></text:p>
          </table:table-cell>
          <table:table-cell office:value-type="float" office:value="485" table:style-name="ce6">
            <text:p><text:s/>485<text:s/></text:p>
          </table:table-cell>
          <table:table-cell office:value-type="float" office:value="468" table:style-name="ce6">
            <text:p><text:s/>468<text:s/></text:p>
          </table:table-cell>
          <table:table-cell office:value-type="float" office:value="125432" table:style-name="ce6">
            <text:p><text:s/>125 432<text:s/></text:p>
          </table:table-cell>
          <table:table-cell office:value-type="float" office:value="19941" table:style-name="ce6">
            <text:p><text:s/>19 941<text:s/></text:p>
          </table:table-cell>
          <table:table-cell office:value-type="float" office:value="36927" table:style-name="ce6">
            <text:p><text:s/>36 927<text:s/></text:p>
          </table:table-cell>
          <table:table-cell office:value-type="float" office:value="81339" table:style-name="ce6">
            <text:p><text:s/>81 339<text:s/></text:p>
          </table:table-cell>
          <table:table-cell office:value-type="float" office:value="46975" table:style-name="ce6">
            <text:p><text:s/>46 975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F</text:p>
          </table:table-cell>
          <table:table-cell office:value-type="string" table:style-name="ce2">
            <text:p>Bau</text:p>
          </table:table-cell>
          <table:table-cell office:value-type="string" table:style-name="ce2">
            <text:p>AT112</text:p>
          </table:table-cell>
          <table:table-cell office:value-type="string" table:style-name="ce2">
            <text:p>Nordburgenland</text:p>
          </table:table-cell>
          <table:table-cell office:value-type="float" office:value="1083" table:style-name="ce6">
            <text:p><text:s/>1 083<text:s/></text:p>
          </table:table-cell>
          <table:table-cell office:value-type="float" office:value="6727" table:style-name="ce6">
            <text:p><text:s/>6 727<text:s/></text:p>
          </table:table-cell>
          <table:table-cell office:value-type="float" office:value="5740" table:style-name="ce6">
            <text:p><text:s/>5 740<text:s/></text:p>
          </table:table-cell>
          <table:table-cell office:value-type="float" office:value="1107540" table:style-name="ce6">
            <text:p><text:s/>1 107 540<text:s/></text:p>
          </table:table-cell>
          <table:table-cell office:value-type="float" office:value="217239" table:style-name="ce6">
            <text:p><text:s/>217 239<text:s/></text:p>
          </table:table-cell>
          <table:table-cell office:value-type="float" office:value="50918" table:style-name="ce6">
            <text:p><text:s/>50 918<text:s/></text:p>
          </table:table-cell>
          <table:table-cell office:value-type="float" office:value="789663" table:style-name="ce6">
            <text:p><text:s/>789 663<text:s/></text:p>
          </table:table-cell>
          <table:table-cell office:value-type="float" office:value="354669" table:style-name="ce6">
            <text:p><text:s/>354 669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G</text:p>
          </table:table-cell>
          <table:table-cell office:value-type="string" table:style-name="ce2">
            <text:p>Handel</text:p>
          </table:table-cell>
          <table:table-cell office:value-type="string" table:style-name="ce2">
            <text:p>AT112</text:p>
          </table:table-cell>
          <table:table-cell office:value-type="string" table:style-name="ce2">
            <text:p>Nordburgenland</text:p>
          </table:table-cell>
          <table:table-cell office:value-type="float" office:value="2735" table:style-name="ce6">
            <text:p><text:s/>2 735<text:s/></text:p>
          </table:table-cell>
          <table:table-cell office:value-type="float" office:value="13656" table:style-name="ce6">
            <text:p><text:s/>13 656<text:s/></text:p>
          </table:table-cell>
          <table:table-cell office:value-type="float" office:value="11608" table:style-name="ce6">
            <text:p><text:s/>11 608<text:s/></text:p>
          </table:table-cell>
          <table:table-cell office:value-type="float" office:value="4499259" table:style-name="ce6">
            <text:p><text:s/>4 499 259<text:s/></text:p>
          </table:table-cell>
          <table:table-cell office:value-type="float" office:value="351325" table:style-name="ce6">
            <text:p><text:s/>351 325<text:s/></text:p>
          </table:table-cell>
          <table:table-cell office:value-type="float" office:value="87746" table:style-name="ce6">
            <text:p><text:s/>87 746<text:s/></text:p>
          </table:table-cell>
          <table:table-cell office:value-type="float" office:value="3845868" table:style-name="ce6">
            <text:p><text:s/>3 845 868<text:s/></text:p>
          </table:table-cell>
          <table:table-cell office:value-type="float" office:value="676805" table:style-name="ce6">
            <text:p><text:s/>676 805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H</text:p>
          </table:table-cell>
          <table:table-cell office:value-type="string" table:style-name="ce2">
            <text:p>Verkehr</text:p>
          </table:table-cell>
          <table:table-cell office:value-type="string" table:style-name="ce2">
            <text:p>AT112</text:p>
          </table:table-cell>
          <table:table-cell office:value-type="string" table:style-name="ce2">
            <text:p>Nordburgenland</text:p>
          </table:table-cell>
          <table:table-cell office:value-type="float" office:value="347" table:style-name="ce6">
            <text:p><text:s/>347<text:s/></text:p>
          </table:table-cell>
          <table:table-cell office:value-type="float" office:value="2634" table:style-name="ce6">
            <text:p><text:s/>2 634<text:s/></text:p>
          </table:table-cell>
          <table:table-cell office:value-type="float" office:value="2399" table:style-name="ce6">
            <text:p><text:s/>2 399<text:s/></text:p>
          </table:table-cell>
          <table:table-cell office:value-type="float" office:value="339382" table:style-name="ce6">
            <text:p><text:s/>339 382<text:s/></text:p>
          </table:table-cell>
          <table:table-cell office:value-type="float" office:value="80989" table:style-name="ce6">
            <text:p><text:s/>80 989<text:s/></text:p>
          </table:table-cell>
          <table:table-cell office:value-type="float" office:value="20544" table:style-name="ce6">
            <text:p><text:s/>20 544<text:s/></text:p>
          </table:table-cell>
          <table:table-cell office:value-type="float" office:value="219158" table:style-name="ce6">
            <text:p><text:s/>219 158<text:s/></text:p>
          </table:table-cell>
          <table:table-cell office:value-type="float" office:value="122549" table:style-name="ce6">
            <text:p><text:s/>122 549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I</text:p>
          </table:table-cell>
          <table:table-cell office:value-type="string" table:style-name="ce2">
            <text:p>Beherbergung und Gastronomie</text:p>
          </table:table-cell>
          <table:table-cell office:value-type="string" table:style-name="ce2">
            <text:p>AT112</text:p>
          </table:table-cell>
          <table:table-cell office:value-type="string" table:style-name="ce2">
            <text:p>Nordburgenland</text:p>
          </table:table-cell>
          <table:table-cell office:value-type="float" office:value="1012" table:style-name="ce6">
            <text:p><text:s/>1 012<text:s/></text:p>
          </table:table-cell>
          <table:table-cell office:value-type="float" office:value="5600" table:style-name="ce6">
            <text:p><text:s/>5 600<text:s/></text:p>
          </table:table-cell>
          <table:table-cell office:value-type="float" office:value="4635" table:style-name="ce6">
            <text:p><text:s/>4 635<text:s/></text:p>
          </table:table-cell>
          <table:table-cell office:value-type="float" office:value="354007" table:style-name="ce6">
            <text:p><text:s/>354 007<text:s/></text:p>
          </table:table-cell>
          <table:table-cell office:value-type="float" office:value="102155" table:style-name="ce6">
            <text:p><text:s/>102 155<text:s/></text:p>
          </table:table-cell>
          <table:table-cell office:value-type="float" office:value="112262" table:style-name="ce6">
            <text:p><text:s/>112 262<text:s/></text:p>
          </table:table-cell>
          <table:table-cell office:value-type="float" office:value="193554" table:style-name="ce6">
            <text:p><text:s/>193 554<text:s/></text:p>
          </table:table-cell>
          <table:table-cell office:value-type="float" office:value="171327" table:style-name="ce6">
            <text:p><text:s/>171 327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J</text:p>
          </table:table-cell>
          <table:table-cell office:value-type="string" table:style-name="ce2">
            <text:p>Information und Kommunikation</text:p>
          </table:table-cell>
          <table:table-cell office:value-type="string" table:style-name="ce2">
            <text:p>AT112</text:p>
          </table:table-cell>
          <table:table-cell office:value-type="string" table:style-name="ce2">
            <text:p>Nordburgenland</text:p>
          </table:table-cell>
          <table:table-cell office:value-type="float" office:value="484" table:style-name="ce6">
            <text:p><text:s/>484<text:s/></text:p>
          </table:table-cell>
          <table:table-cell office:value-type="float" office:value="1249" table:style-name="ce6">
            <text:p><text:s/>1 249<text:s/></text:p>
          </table:table-cell>
          <table:table-cell office:value-type="float" office:value="785" table:style-name="ce6">
            <text:p><text:s/>785<text:s/></text:p>
          </table:table-cell>
          <table:table-cell office:value-type="float" office:value="204097" table:style-name="ce6">
            <text:p><text:s/>204 097<text:s/></text:p>
          </table:table-cell>
          <table:table-cell office:value-type="float" office:value="40555" table:style-name="ce6">
            <text:p><text:s/>40 555<text:s/></text:p>
          </table:table-cell>
          <table:table-cell office:value-type="float" office:value="12509" table:style-name="ce6">
            <text:p><text:s/>12 509<text:s/></text:p>
          </table:table-cell>
          <table:table-cell office:value-type="float" office:value="95213" table:style-name="ce6">
            <text:p><text:s/>95 213<text:s/></text:p>
          </table:table-cell>
          <table:table-cell office:value-type="float" office:value="111741" table:style-name="ce6">
            <text:p><text:s/>111 741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K</text:p>
          </table:table-cell>
          <table:table-cell office:value-type="string" table:style-name="ce2">
            <text:p>Finanz- und Versicherungsleistungen</text:p>
          </table:table-cell>
          <table:table-cell office:value-type="string" table:style-name="ce2">
            <text:p>AT112</text:p>
          </table:table-cell>
          <table:table-cell office:value-type="string" table:style-name="ce2">
            <text:p>Nordburgenland</text:p>
          </table:table-cell>
          <table:table-cell office:value-type="float" office:value="434" table:style-name="ce6">
            <text:p><text:s/>434<text:s/></text:p>
          </table:table-cell>
          <table:table-cell office:value-type="float" office:value="1870" table:style-name="ce6">
            <text:p><text:s/>1 870<text:s/></text:p>
          </table:table-cell>
          <table:table-cell office:value-type="float" office:value="1616" table:style-name="ce6">
            <text:p><text:s/>1 616<text:s/></text:p>
          </table:table-cell>
          <table:table-cell office:value-type="float" office:value="651404" table:style-name="ce6">
            <text:p><text:s/>651 404<text:s/></text:p>
          </table:table-cell>
          <table:table-cell office:value-type="float" office:value="92181" table:style-name="ce6">
            <text:p><text:s/>92 181<text:s/></text:p>
          </table:table-cell>
          <table:table-cell office:value-type="float" office:value="15021" table:style-name="ce6">
            <text:p><text:s/>15 021<text:s/></text:p>
          </table:table-cell>
          <table:table-cell office:value-type="float" office:value="176682" table:style-name="ce6">
            <text:p><text:s/>176 682<text:s/></text:p>
          </table:table-cell>
          <table:table-cell office:value-type="float" office:value="285368" table:style-name="ce6">
            <text:p><text:s/>285 368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L</text:p>
          </table:table-cell>
          <table:table-cell office:value-type="string" table:style-name="ce2">
            <text:p>Grundstücks- und Wohnungswesen</text:p>
          </table:table-cell>
          <table:table-cell office:value-type="string" table:style-name="ce2">
            <text:p>AT112</text:p>
          </table:table-cell>
          <table:table-cell office:value-type="string" table:style-name="ce2">
            <text:p>Nordburgenland</text:p>
          </table:table-cell>
          <table:table-cell office:value-type="float" office:value="460" table:style-name="ce6">
            <text:p><text:s/>460<text:s/></text:p>
          </table:table-cell>
          <table:table-cell office:value-type="float" office:value="813" table:style-name="ce6">
            <text:p><text:s/>813<text:s/></text:p>
          </table:table-cell>
          <table:table-cell office:value-type="float" office:value="546" table:style-name="ce6">
            <text:p><text:s/>546<text:s/></text:p>
          </table:table-cell>
          <table:table-cell office:value-type="float" office:value="345998" table:style-name="ce6">
            <text:p><text:s/>345 998<text:s/></text:p>
          </table:table-cell>
          <table:table-cell office:value-type="float" office:value="18408" table:style-name="ce6">
            <text:p><text:s/>18 408<text:s/></text:p>
          </table:table-cell>
          <table:table-cell office:value-type="float" office:value="153208" table:style-name="ce6">
            <text:p><text:s/>153 208<text:s/></text:p>
          </table:table-cell>
          <table:table-cell office:value-type="float" office:value="187241" table:style-name="ce6">
            <text:p><text:s/>187 241<text:s/></text:p>
          </table:table-cell>
          <table:table-cell office:value-type="float" office:value="159277" table:style-name="ce6">
            <text:p><text:s/>159 277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M</text:p>
          </table:table-cell>
          <table:table-cell office:value-type="string" table:style-name="ce2">
            <text:p>Freiberufliche/techn. Dienstleistungen</text:p>
          </table:table-cell>
          <table:table-cell office:value-type="string" table:style-name="ce2">
            <text:p>AT112</text:p>
          </table:table-cell>
          <table:table-cell office:value-type="string" table:style-name="ce2">
            <text:p>Nordburgenland</text:p>
          </table:table-cell>
          <table:table-cell office:value-type="float" office:value="1544" table:style-name="ce6">
            <text:p><text:s/>1 544<text:s/></text:p>
          </table:table-cell>
          <table:table-cell office:value-type="float" office:value="4248" table:style-name="ce6">
            <text:p><text:s/>4 248<text:s/></text:p>
          </table:table-cell>
          <table:table-cell office:value-type="float" office:value="2775" table:style-name="ce6">
            <text:p><text:s/>2 775<text:s/></text:p>
          </table:table-cell>
          <table:table-cell office:value-type="float" office:value="471686" table:style-name="ce6">
            <text:p><text:s/>471 686<text:s/></text:p>
          </table:table-cell>
          <table:table-cell office:value-type="float" office:value="116362" table:style-name="ce6">
            <text:p><text:s/>116 362<text:s/></text:p>
          </table:table-cell>
          <table:table-cell office:value-type="float" office:value="90618" table:style-name="ce6">
            <text:p><text:s/>90 618<text:s/></text:p>
          </table:table-cell>
          <table:table-cell office:value-type="float" office:value="248111" table:style-name="ce6">
            <text:p><text:s/>248 111<text:s/></text:p>
          </table:table-cell>
          <table:table-cell office:value-type="float" office:value="236294" table:style-name="ce6">
            <text:p><text:s/>236 294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N</text:p>
          </table:table-cell>
          <table:table-cell office:value-type="string" table:style-name="ce2">
            <text:p>Sonst. wirtschaftl. Dienstleistungen</text:p>
          </table:table-cell>
          <table:table-cell office:value-type="string" table:style-name="ce2">
            <text:p>AT112</text:p>
          </table:table-cell>
          <table:table-cell office:value-type="string" table:style-name="ce2">
            <text:p>Nordburgenland</text:p>
          </table:table-cell>
          <table:table-cell office:value-type="float" office:value="566" table:style-name="ce6">
            <text:p><text:s/>566<text:s/></text:p>
          </table:table-cell>
          <table:table-cell office:value-type="float" office:value="2658" table:style-name="ce6">
            <text:p><text:s/>2 658<text:s/></text:p>
          </table:table-cell>
          <table:table-cell office:value-type="float" office:value="2183" table:style-name="ce6">
            <text:p><text:s/>2 183<text:s/></text:p>
          </table:table-cell>
          <table:table-cell office:value-type="float" office:value="251641" table:style-name="ce6">
            <text:p><text:s/>251 641<text:s/></text:p>
          </table:table-cell>
          <table:table-cell office:value-type="float" office:value="55745" table:style-name="ce6">
            <text:p><text:s/>55 745<text:s/></text:p>
          </table:table-cell>
          <table:table-cell office:value-type="float" office:value="57717" table:style-name="ce6">
            <text:p><text:s/>57 717<text:s/></text:p>
          </table:table-cell>
          <table:table-cell office:value-type="float" office:value="116603" table:style-name="ce6">
            <text:p><text:s/>116 603<text:s/></text:p>
          </table:table-cell>
          <table:table-cell office:value-type="float" office:value="135577" table:style-name="ce6">
            <text:p><text:s/>135 577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P</text:p>
          </table:table-cell>
          <table:table-cell office:value-type="string" table:style-name="ce2">
            <text:p>Erziehung und Unterricht</text:p>
          </table:table-cell>
          <table:table-cell office:value-type="string" table:style-name="ce2">
            <text:p>AT112</text:p>
          </table:table-cell>
          <table:table-cell office:value-type="string" table:style-name="ce2">
            <text:p>Nordburgenland</text:p>
          </table:table-cell>
          <table:table-cell office:value-type="float" office:value="395" table:style-name="ce6">
            <text:p><text:s/>395<text:s/></text:p>
          </table:table-cell>
          <table:table-cell office:value-type="float" office:value="793" table:style-name="ce6">
            <text:p><text:s/>793<text:s/></text:p>
          </table:table-cell>
          <table:table-cell office:value-type="float" office:value="408" table:style-name="ce6">
            <text:p><text:s/>408<text:s/></text:p>
          </table:table-cell>
          <table:table-cell office:value-type="float" office:value="43016" table:style-name="ce6">
            <text:p><text:s/>43 016<text:s/></text:p>
          </table:table-cell>
          <table:table-cell office:value-type="float" office:value="8166" table:style-name="ce6">
            <text:p><text:s/>8 166<text:s/></text:p>
          </table:table-cell>
          <table:table-cell office:value-type="float" office:value="8764" table:style-name="ce6">
            <text:p><text:s/>8 764<text:s/></text:p>
          </table:table-cell>
          <table:table-cell office:value-type="float" office:value="18011" table:style-name="ce6">
            <text:p><text:s/>18 011<text:s/></text:p>
          </table:table-cell>
          <table:table-cell office:value-type="float" office:value="25277" table:style-name="ce6">
            <text:p><text:s/>25 277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Q</text:p>
          </table:table-cell>
          <table:table-cell office:value-type="string" table:style-name="ce2">
            <text:p>Gesundheits- und Sozialwesen</text:p>
          </table:table-cell>
          <table:table-cell office:value-type="string" table:style-name="ce2">
            <text:p>AT112</text:p>
          </table:table-cell>
          <table:table-cell office:value-type="string" table:style-name="ce2">
            <text:p>Nordburgenland</text:p>
          </table:table-cell>
          <table:table-cell office:value-type="float" office:value="1254" table:style-name="ce6">
            <text:p><text:s/>1 254<text:s/></text:p>
          </table:table-cell>
          <table:table-cell office:value-type="float" office:value="4227" table:style-name="ce6">
            <text:p><text:s/>4 227<text:s/></text:p>
          </table:table-cell>
          <table:table-cell office:value-type="float" office:value="3033" table:style-name="ce6">
            <text:p><text:s/>3 033<text:s/></text:p>
          </table:table-cell>
          <table:table-cell office:value-type="float" office:value="292217" table:style-name="ce6">
            <text:p><text:s/>292 217<text:s/></text:p>
          </table:table-cell>
          <table:table-cell office:value-type="float" office:value="82683" table:style-name="ce6">
            <text:p><text:s/>82 683<text:s/></text:p>
          </table:table-cell>
          <table:table-cell office:value-type="float" office:value="3790" table:style-name="ce6">
            <text:p><text:s/>3 790<text:s/></text:p>
          </table:table-cell>
          <table:table-cell office:value-type="float" office:value="101171" table:style-name="ce6">
            <text:p><text:s/>101 171<text:s/></text:p>
          </table:table-cell>
          <table:table-cell office:value-type="float" office:value="194917" table:style-name="ce6">
            <text:p><text:s/>194 917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R</text:p>
          </table:table-cell>
          <table:table-cell office:value-type="string" table:style-name="ce2">
            <text:p>Kunst, Unterhaltung und Erholung</text:p>
          </table:table-cell>
          <table:table-cell office:value-type="string" table:style-name="ce2">
            <text:p>AT112</text:p>
          </table:table-cell>
          <table:table-cell office:value-type="string" table:style-name="ce2">
            <text:p>Nordburgenland</text:p>
          </table:table-cell>
          <table:table-cell office:value-type="float" office:value="463" table:style-name="ce6">
            <text:p><text:s/>463<text:s/></text:p>
          </table:table-cell>
          <table:table-cell office:value-type="float" office:value="986" table:style-name="ce6">
            <text:p><text:s/>986<text:s/></text:p>
          </table:table-cell>
          <table:table-cell office:value-type="float" office:value="629" table:style-name="ce6">
            <text:p><text:s/>629<text:s/></text:p>
          </table:table-cell>
          <table:table-cell office:value-type="float" office:value="115661" table:style-name="ce6">
            <text:p><text:s/>115 661<text:s/></text:p>
          </table:table-cell>
          <table:table-cell office:value-type="float" office:value="16666" table:style-name="ce6">
            <text:p><text:s/>16 666<text:s/></text:p>
          </table:table-cell>
          <table:table-cell office:value-type="float" office:value="8043" table:style-name="ce6">
            <text:p><text:s/>8 043<text:s/></text:p>
          </table:table-cell>
          <table:table-cell office:value-type="float" office:value="91801" table:style-name="ce6">
            <text:p><text:s/>91 801<text:s/></text:p>
          </table:table-cell>
          <table:table-cell office:value-type="float" office:value="28342" table:style-name="ce6">
            <text:p><text:s/>28 342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S</text:p>
          </table:table-cell>
          <table:table-cell office:value-type="string" table:style-name="ce2">
            <text:p>Sonst. Dienstleistungen</text:p>
          </table:table-cell>
          <table:table-cell office:value-type="string" table:style-name="ce2">
            <text:p>AT112</text:p>
          </table:table-cell>
          <table:table-cell office:value-type="string" table:style-name="ce2">
            <text:p>Nordburgenland</text:p>
          </table:table-cell>
          <table:table-cell office:value-type="float" office:value="940" table:style-name="ce6">
            <text:p><text:s/>940<text:s/></text:p>
          </table:table-cell>
          <table:table-cell office:value-type="float" office:value="1480" table:style-name="ce6">
            <text:p><text:s/>1 480<text:s/></text:p>
          </table:table-cell>
          <table:table-cell office:value-type="float" office:value="630" table:style-name="ce6">
            <text:p><text:s/>630<text:s/></text:p>
          </table:table-cell>
          <table:table-cell office:value-type="float" office:value="45886" table:style-name="ce6">
            <text:p><text:s/>45 886<text:s/></text:p>
          </table:table-cell>
          <table:table-cell office:value-type="float" office:value="11199" table:style-name="ce6">
            <text:p><text:s/>11 199<text:s/></text:p>
          </table:table-cell>
          <table:table-cell office:value-type="float" office:value="2318" table:style-name="ce6">
            <text:p><text:s/>2 318<text:s/></text:p>
          </table:table-cell>
          <table:table-cell office:value-type="float" office:value="21017" table:style-name="ce6">
            <text:p><text:s/>21 017<text:s/></text:p>
          </table:table-cell>
          <table:table-cell office:value-type="float" office:value="25280" table:style-name="ce6">
            <text:p><text:s/>25 280<text:s/></text:p>
          </table:table-cell>
          <table:table-cell table:number-columns-repeated="16372"/>
        </table:table-row>
        <table:table-row table:style-name="ro3">
          <table:table-cell table:style-name="ce4"/>
          <table:table-cell office:value-type="string" table:style-name="ce4">
            <text:p>INSGESAMT</text:p>
          </table:table-cell>
          <table:table-cell office:value-type="string" table:style-name="ce4">
            <text:p>AT113</text:p>
          </table:table-cell>
          <table:table-cell office:value-type="string" table:style-name="ce4">
            <text:p>Südburgenland</text:p>
          </table:table-cell>
          <table:table-cell office:value-type="float" office:value="6922" table:style-name="ce5">
            <text:p><text:s/>6 922<text:s/></text:p>
          </table:table-cell>
          <table:table-cell office:value-type="float" office:value="31383" table:style-name="ce5">
            <text:p><text:s/>31 383<text:s/></text:p>
          </table:table-cell>
          <table:table-cell office:value-type="float" office:value="25674" table:style-name="ce5">
            <text:p><text:s/>25 674<text:s/></text:p>
          </table:table-cell>
          <table:table-cell office:value-type="float" office:value="5168098" table:style-name="ce5">
            <text:p><text:s/>5 168 098<text:s/></text:p>
          </table:table-cell>
          <table:table-cell office:value-type="float" office:value="867946" table:style-name="ce5">
            <text:p><text:s/>867 946<text:s/></text:p>
          </table:table-cell>
          <table:table-cell office:value-type="float" office:value="359031" table:style-name="ce5">
            <text:p><text:s/>359 031<text:s/></text:p>
          </table:table-cell>
          <table:table-cell office:value-type="float" office:value="3523700" table:style-name="ce5">
            <text:p><text:s/>3 523 700<text:s/></text:p>
          </table:table-cell>
          <table:table-cell office:value-type="float" office:value="1650226" table:style-name="ce5">
            <text:p><text:s/>1 650 226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A</text:p>
          </table:table-cell>
          <table:table-cell office:value-type="string" table:style-name="ce2">
            <text:p>Land- und Forstwirtschaft</text:p>
          </table:table-cell>
          <table:table-cell office:value-type="string" table:style-name="ce2">
            <text:p>AT113</text:p>
          </table:table-cell>
          <table:table-cell office:value-type="string" table:style-name="ce2">
            <text:p>Südburgenland</text:p>
          </table:table-cell>
          <table:table-cell office:value-type="float" office:value="2" table:style-name="ce6">
            <text:p><text:s/>2<text:s/>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B</text:p>
          </table:table-cell>
          <table:table-cell office:value-type="string" table:style-name="ce2">
            <text:p>Bergbau</text:p>
          </table:table-cell>
          <table:table-cell office:value-type="string" table:style-name="ce2">
            <text:p>AT113</text:p>
          </table:table-cell>
          <table:table-cell office:value-type="string" table:style-name="ce2">
            <text:p>Südburgenland</text:p>
          </table:table-cell>
          <table:table-cell office:value-type="float" office:value="9" table:style-name="ce6">
            <text:p><text:s/>9<text:s/>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C</text:p>
          </table:table-cell>
          <table:table-cell office:value-type="string" table:style-name="ce2">
            <text:p>Herstellung von Waren</text:p>
          </table:table-cell>
          <table:table-cell office:value-type="string" table:style-name="ce2">
            <text:p>AT113</text:p>
          </table:table-cell>
          <table:table-cell office:value-type="string" table:style-name="ce2">
            <text:p>Südburgenland</text:p>
          </table:table-cell>
          <table:table-cell office:value-type="float" office:value="433" table:style-name="ce6">
            <text:p><text:s/>433<text:s/></text:p>
          </table:table-cell>
          <table:table-cell office:value-type="float" office:value="5888" table:style-name="ce6">
            <text:p><text:s/>5 888<text:s/></text:p>
          </table:table-cell>
          <table:table-cell office:value-type="float" office:value="5549" table:style-name="ce6">
            <text:p><text:s/>5 549<text:s/></text:p>
          </table:table-cell>
          <table:table-cell office:value-type="float" office:value="1408431" table:style-name="ce6">
            <text:p><text:s/>1 408 431<text:s/></text:p>
          </table:table-cell>
          <table:table-cell office:value-type="float" office:value="217478" table:style-name="ce6">
            <text:p><text:s/>217 478<text:s/></text:p>
          </table:table-cell>
          <table:table-cell office:value-type="float" office:value="49482" table:style-name="ce6">
            <text:p><text:s/>49 482<text:s/></text:p>
          </table:table-cell>
          <table:table-cell office:value-type="float" office:value="1106156" table:style-name="ce6">
            <text:p><text:s/>1 106 156<text:s/></text:p>
          </table:table-cell>
          <table:table-cell office:value-type="float" office:value="343844" table:style-name="ce6">
            <text:p><text:s/>343 844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D</text:p>
          </table:table-cell>
          <table:table-cell office:value-type="string" table:style-name="ce2">
            <text:p>Energieversorgung</text:p>
          </table:table-cell>
          <table:table-cell office:value-type="string" table:style-name="ce2">
            <text:p>AT113</text:p>
          </table:table-cell>
          <table:table-cell office:value-type="string" table:style-name="ce2">
            <text:p>Südburgenland</text:p>
          </table:table-cell>
          <table:table-cell office:value-type="float" office:value="76" table:style-name="ce6">
            <text:p><text:s/>76<text:s/></text:p>
          </table:table-cell>
          <table:table-cell office:value-type="float" office:value="202" table:style-name="ce6">
            <text:p><text:s/>202<text:s/></text:p>
          </table:table-cell>
          <table:table-cell office:value-type="float" office:value="155" table:style-name="ce6">
            <text:p><text:s/>155<text:s/></text:p>
          </table:table-cell>
          <table:table-cell office:value-type="float" office:value="73969" table:style-name="ce6">
            <text:p><text:s/>73 969<text:s/></text:p>
          </table:table-cell>
          <table:table-cell office:value-type="float" office:value="8278" table:style-name="ce6">
            <text:p><text:s/>8 278<text:s/></text:p>
          </table:table-cell>
          <table:table-cell office:value-type="float" office:value="17236" table:style-name="ce6">
            <text:p><text:s/>17 236<text:s/></text:p>
          </table:table-cell>
          <table:table-cell office:value-type="float" office:value="44682" table:style-name="ce6">
            <text:p><text:s/>44 682<text:s/></text:p>
          </table:table-cell>
          <table:table-cell office:value-type="float" office:value="32085" table:style-name="ce6">
            <text:p><text:s/>32 085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E</text:p>
          </table:table-cell>
          <table:table-cell office:value-type="string" table:style-name="ce2">
            <text:p>Wasserversorgung und Abfallentsorgung</text:p>
          </table:table-cell>
          <table:table-cell office:value-type="string" table:style-name="ce2">
            <text:p>AT113</text:p>
          </table:table-cell>
          <table:table-cell office:value-type="string" table:style-name="ce2">
            <text:p>Südburgenland</text:p>
          </table:table-cell>
          <table:table-cell office:value-type="float" office:value="51" table:style-name="ce6">
            <text:p><text:s/>51<text:s/></text:p>
          </table:table-cell>
          <table:table-cell office:value-type="float" office:value="241" table:style-name="ce6">
            <text:p><text:s/>241<text:s/></text:p>
          </table:table-cell>
          <table:table-cell office:value-type="float" office:value="231" table:style-name="ce6">
            <text:p><text:s/>231<text:s/></text:p>
          </table:table-cell>
          <table:table-cell office:value-type="float" office:value="36722" table:style-name="ce6">
            <text:p><text:s/>36 722<text:s/></text:p>
          </table:table-cell>
          <table:table-cell office:value-type="float" office:value="9462" table:style-name="ce6">
            <text:p><text:s/>9 462<text:s/></text:p>
          </table:table-cell>
          <table:table-cell office:value-type="float" office:value="5360" table:style-name="ce6">
            <text:p><text:s/>5 360<text:s/></text:p>
          </table:table-cell>
          <table:table-cell office:value-type="float" office:value="21147" table:style-name="ce6">
            <text:p><text:s/>21 147<text:s/></text:p>
          </table:table-cell>
          <table:table-cell office:value-type="float" office:value="16007" table:style-name="ce6">
            <text:p><text:s/>16 007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F</text:p>
          </table:table-cell>
          <table:table-cell office:value-type="string" table:style-name="ce2">
            <text:p>Bau</text:p>
          </table:table-cell>
          <table:table-cell office:value-type="string" table:style-name="ce2">
            <text:p>AT113</text:p>
          </table:table-cell>
          <table:table-cell office:value-type="string" table:style-name="ce2">
            <text:p>Südburgenland</text:p>
          </table:table-cell>
          <table:table-cell office:value-type="float" office:value="683" table:style-name="ce6">
            <text:p><text:s/>683<text:s/></text:p>
          </table:table-cell>
          <table:table-cell office:value-type="float" office:value="4418" table:style-name="ce6">
            <text:p><text:s/>4 418<text:s/></text:p>
          </table:table-cell>
          <table:table-cell office:value-type="float" office:value="3841" table:style-name="ce6">
            <text:p><text:s/>3 841<text:s/></text:p>
          </table:table-cell>
          <table:table-cell office:value-type="float" office:value="723827" table:style-name="ce6">
            <text:p><text:s/>723 827<text:s/></text:p>
          </table:table-cell>
          <table:table-cell office:value-type="float" office:value="157183" table:style-name="ce6">
            <text:p><text:s/>157 183<text:s/></text:p>
          </table:table-cell>
          <table:table-cell office:value-type="float" office:value="14580" table:style-name="ce6">
            <text:p><text:s/>14 580<text:s/></text:p>
          </table:table-cell>
          <table:table-cell office:value-type="float" office:value="469925" table:style-name="ce6">
            <text:p><text:s/>469 925<text:s/></text:p>
          </table:table-cell>
          <table:table-cell office:value-type="float" office:value="261777" table:style-name="ce6">
            <text:p><text:s/>261 777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G</text:p>
          </table:table-cell>
          <table:table-cell office:value-type="string" table:style-name="ce2">
            <text:p>Handel</text:p>
          </table:table-cell>
          <table:table-cell office:value-type="string" table:style-name="ce2">
            <text:p>AT113</text:p>
          </table:table-cell>
          <table:table-cell office:value-type="string" table:style-name="ce2">
            <text:p>Südburgenland</text:p>
          </table:table-cell>
          <table:table-cell office:value-type="float" office:value="1389" table:style-name="ce6">
            <text:p><text:s/>1 389<text:s/></text:p>
          </table:table-cell>
          <table:table-cell office:value-type="float" office:value="6182" table:style-name="ce6">
            <text:p><text:s/>6 182<text:s/></text:p>
          </table:table-cell>
          <table:table-cell office:value-type="float" office:value="5131" table:style-name="ce6">
            <text:p><text:s/>5 131<text:s/></text:p>
          </table:table-cell>
          <table:table-cell office:value-type="float" office:value="1559751" table:style-name="ce6">
            <text:p><text:s/>1 559 751<text:s/></text:p>
          </table:table-cell>
          <table:table-cell office:value-type="float" office:value="152225" table:style-name="ce6">
            <text:p><text:s/>152 225<text:s/></text:p>
          </table:table-cell>
          <table:table-cell office:value-type="float" office:value="51277" table:style-name="ce6">
            <text:p><text:s/>51 277<text:s/></text:p>
          </table:table-cell>
          <table:table-cell office:value-type="float" office:value="1282076" table:style-name="ce6">
            <text:p><text:s/>1 282 076<text:s/></text:p>
          </table:table-cell>
          <table:table-cell office:value-type="float" office:value="280646" table:style-name="ce6">
            <text:p><text:s/>280 646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H</text:p>
          </table:table-cell>
          <table:table-cell office:value-type="string" table:style-name="ce2">
            <text:p>Verkehr</text:p>
          </table:table-cell>
          <table:table-cell office:value-type="string" table:style-name="ce2">
            <text:p>AT113</text:p>
          </table:table-cell>
          <table:table-cell office:value-type="string" table:style-name="ce2">
            <text:p>Südburgenland</text:p>
          </table:table-cell>
          <table:table-cell office:value-type="float" office:value="188" table:style-name="ce6">
            <text:p><text:s/>188<text:s/></text:p>
          </table:table-cell>
          <table:table-cell office:value-type="float" office:value="1396" table:style-name="ce6">
            <text:p><text:s/>1 396<text:s/></text:p>
          </table:table-cell>
          <table:table-cell office:value-type="float" office:value="1263" table:style-name="ce6">
            <text:p><text:s/>1 263<text:s/></text:p>
          </table:table-cell>
          <table:table-cell office:value-type="float" office:value="182081" table:style-name="ce6">
            <text:p><text:s/>182 081<text:s/></text:p>
          </table:table-cell>
          <table:table-cell office:value-type="float" office:value="41619" table:style-name="ce6">
            <text:p><text:s/>41 619<text:s/></text:p>
          </table:table-cell>
          <table:table-cell office:value-type="float" office:value="12332" table:style-name="ce6">
            <text:p><text:s/>12 332<text:s/></text:p>
          </table:table-cell>
          <table:table-cell office:value-type="float" office:value="116468" table:style-name="ce6">
            <text:p><text:s/>116 468<text:s/></text:p>
          </table:table-cell>
          <table:table-cell office:value-type="float" office:value="66477" table:style-name="ce6">
            <text:p><text:s/>66 477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I</text:p>
          </table:table-cell>
          <table:table-cell office:value-type="string" table:style-name="ce2">
            <text:p>Beherbergung und Gastronomie</text:p>
          </table:table-cell>
          <table:table-cell office:value-type="string" table:style-name="ce2">
            <text:p>AT113</text:p>
          </table:table-cell>
          <table:table-cell office:value-type="string" table:style-name="ce2">
            <text:p>Südburgenland</text:p>
          </table:table-cell>
          <table:table-cell office:value-type="float" office:value="626" table:style-name="ce6">
            <text:p><text:s/>626<text:s/></text:p>
          </table:table-cell>
          <table:table-cell office:value-type="float" office:value="3749" table:style-name="ce6">
            <text:p><text:s/>3 749<text:s/></text:p>
          </table:table-cell>
          <table:table-cell office:value-type="float" office:value="3180" table:style-name="ce6">
            <text:p><text:s/>3 180<text:s/></text:p>
          </table:table-cell>
          <table:table-cell office:value-type="float" office:value="218024" table:style-name="ce6">
            <text:p><text:s/>218 024<text:s/></text:p>
          </table:table-cell>
          <table:table-cell office:value-type="float" office:value="69336" table:style-name="ce6">
            <text:p><text:s/>69 336<text:s/></text:p>
          </table:table-cell>
          <table:table-cell office:value-type="float" office:value="20975" table:style-name="ce6">
            <text:p><text:s/>20 975<text:s/></text:p>
          </table:table-cell>
          <table:table-cell office:value-type="float" office:value="109178" table:style-name="ce6">
            <text:p><text:s/>109 178<text:s/></text:p>
          </table:table-cell>
          <table:table-cell office:value-type="float" office:value="113893" table:style-name="ce6">
            <text:p><text:s/>113 893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J</text:p>
          </table:table-cell>
          <table:table-cell office:value-type="string" table:style-name="ce2">
            <text:p>Information und Kommunikation</text:p>
          </table:table-cell>
          <table:table-cell office:value-type="string" table:style-name="ce2">
            <text:p>AT113</text:p>
          </table:table-cell>
          <table:table-cell office:value-type="string" table:style-name="ce2">
            <text:p>Südburgenland</text:p>
          </table:table-cell>
          <table:table-cell office:value-type="float" office:value="233" table:style-name="ce6">
            <text:p><text:s/>233<text:s/></text:p>
          </table:table-cell>
          <table:table-cell office:value-type="float" office:value="642" table:style-name="ce6">
            <text:p><text:s/>642<text:s/></text:p>
          </table:table-cell>
          <table:table-cell office:value-type="float" office:value="434" table:style-name="ce6">
            <text:p><text:s/>434<text:s/></text:p>
          </table:table-cell>
          <table:table-cell office:value-type="float" office:value="79470" table:style-name="ce6">
            <text:p><text:s/>79 470<text:s/></text:p>
          </table:table-cell>
          <table:table-cell office:value-type="float" office:value="21158" table:style-name="ce6">
            <text:p><text:s/>21 158<text:s/></text:p>
          </table:table-cell>
          <table:table-cell office:value-type="float" office:value="1672" table:style-name="ce6">
            <text:p><text:s/>1 672<text:s/></text:p>
          </table:table-cell>
          <table:table-cell office:value-type="float" office:value="39673" table:style-name="ce6">
            <text:p><text:s/>39 673<text:s/></text:p>
          </table:table-cell>
          <table:table-cell office:value-type="float" office:value="40401" table:style-name="ce6">
            <text:p><text:s/>40 401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K</text:p>
          </table:table-cell>
          <table:table-cell office:value-type="string" table:style-name="ce2">
            <text:p>Finanz- und Versicherungsleistungen</text:p>
          </table:table-cell>
          <table:table-cell office:value-type="string" table:style-name="ce2">
            <text:p>AT113</text:p>
          </table:table-cell>
          <table:table-cell office:value-type="string" table:style-name="ce2">
            <text:p>Südburgenland</text:p>
          </table:table-cell>
          <table:table-cell office:value-type="float" office:value="235" table:style-name="ce6">
            <text:p><text:s/>235<text:s/></text:p>
          </table:table-cell>
          <table:table-cell office:value-type="float" office:value="847" table:style-name="ce6">
            <text:p><text:s/>847<text:s/></text:p>
          </table:table-cell>
          <table:table-cell office:value-type="float" office:value="714" table:style-name="ce6">
            <text:p><text:s/>714<text:s/></text:p>
          </table:table-cell>
          <table:table-cell office:value-type="float" office:value="286988" table:style-name="ce6">
            <text:p><text:s/>286 988<text:s/></text:p>
          </table:table-cell>
          <table:table-cell office:value-type="float" office:value="40327" table:style-name="ce6">
            <text:p><text:s/>40 327<text:s/></text:p>
          </table:table-cell>
          <table:table-cell office:value-type="float" office:value="3270" table:style-name="ce6">
            <text:p><text:s/>3 270<text:s/></text:p>
          </table:table-cell>
          <table:table-cell office:value-type="float" office:value="72031" table:style-name="ce6">
            <text:p><text:s/>72 031<text:s/></text:p>
          </table:table-cell>
          <table:table-cell office:value-type="float" office:value="124917" table:style-name="ce6">
            <text:p><text:s/>124 917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L</text:p>
          </table:table-cell>
          <table:table-cell office:value-type="string" table:style-name="ce2">
            <text:p>Grundstücks- und Wohnungswesen</text:p>
          </table:table-cell>
          <table:table-cell office:value-type="string" table:style-name="ce2">
            <text:p>AT113</text:p>
          </table:table-cell>
          <table:table-cell office:value-type="string" table:style-name="ce2">
            <text:p>Südburgenland</text:p>
          </table:table-cell>
          <table:table-cell office:value-type="float" office:value="188" table:style-name="ce6">
            <text:p><text:s/>188<text:s/></text:p>
          </table:table-cell>
          <table:table-cell office:value-type="float" office:value="539" table:style-name="ce6">
            <text:p><text:s/>539<text:s/></text:p>
          </table:table-cell>
          <table:table-cell office:value-type="float" office:value="419" table:style-name="ce6">
            <text:p><text:s/>419<text:s/></text:p>
          </table:table-cell>
          <table:table-cell office:value-type="float" office:value="112267" table:style-name="ce6">
            <text:p><text:s/>112 267<text:s/></text:p>
          </table:table-cell>
          <table:table-cell office:value-type="float" office:value="12223" table:style-name="ce6">
            <text:p><text:s/>12 223<text:s/></text:p>
          </table:table-cell>
          <table:table-cell office:value-type="float" office:value="170204" table:style-name="ce6">
            <text:p><text:s/>170 204<text:s/></text:p>
          </table:table-cell>
          <table:table-cell office:value-type="float" office:value="51200" table:style-name="ce6">
            <text:p><text:s/>51 200<text:s/></text:p>
          </table:table-cell>
          <table:table-cell office:value-type="float" office:value="85341" table:style-name="ce6">
            <text:p><text:s/>85 341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M</text:p>
          </table:table-cell>
          <table:table-cell office:value-type="string" table:style-name="ce2">
            <text:p>Freiberufliche/techn. Dienstleistungen</text:p>
          </table:table-cell>
          <table:table-cell office:value-type="string" table:style-name="ce2">
            <text:p>AT113</text:p>
          </table:table-cell>
          <table:table-cell office:value-type="string" table:style-name="ce2">
            <text:p>Südburgenland</text:p>
          </table:table-cell>
          <table:table-cell office:value-type="float" office:value="710" table:style-name="ce6">
            <text:p><text:s/>710<text:s/></text:p>
          </table:table-cell>
          <table:table-cell office:value-type="float" office:value="1747" table:style-name="ce6">
            <text:p><text:s/>1 747<text:s/></text:p>
          </table:table-cell>
          <table:table-cell office:value-type="float" office:value="1102" table:style-name="ce6">
            <text:p><text:s/>1 102<text:s/></text:p>
          </table:table-cell>
          <table:table-cell office:value-type="float" office:value="159448" table:style-name="ce6">
            <text:p><text:s/>159 448<text:s/></text:p>
          </table:table-cell>
          <table:table-cell office:value-type="float" office:value="39877" table:style-name="ce6">
            <text:p><text:s/>39 877<text:s/></text:p>
          </table:table-cell>
          <table:table-cell office:value-type="float" office:value="2612" table:style-name="ce6">
            <text:p><text:s/>2 612<text:s/></text:p>
          </table:table-cell>
          <table:table-cell office:value-type="float" office:value="81974" table:style-name="ce6">
            <text:p><text:s/>81 974<text:s/></text:p>
          </table:table-cell>
          <table:table-cell office:value-type="float" office:value="82559" table:style-name="ce6">
            <text:p><text:s/>82 559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N</text:p>
          </table:table-cell>
          <table:table-cell office:value-type="string" table:style-name="ce2">
            <text:p>Sonst. wirtschaftl. Dienstleistungen</text:p>
          </table:table-cell>
          <table:table-cell office:value-type="string" table:style-name="ce2">
            <text:p>AT113</text:p>
          </table:table-cell>
          <table:table-cell office:value-type="string" table:style-name="ce2">
            <text:p>Südburgenland</text:p>
          </table:table-cell>
          <table:table-cell office:value-type="float" office:value="309" table:style-name="ce6">
            <text:p><text:s/>309<text:s/></text:p>
          </table:table-cell>
          <table:table-cell office:value-type="float" office:value="1179" table:style-name="ce6">
            <text:p><text:s/>1 179<text:s/></text:p>
          </table:table-cell>
          <table:table-cell office:value-type="float" office:value="906" table:style-name="ce6">
            <text:p><text:s/>906<text:s/></text:p>
          </table:table-cell>
          <table:table-cell office:value-type="float" office:value="68219" table:style-name="ce6">
            <text:p><text:s/>68 219<text:s/></text:p>
          </table:table-cell>
          <table:table-cell office:value-type="float" office:value="21896" table:style-name="ce6">
            <text:p><text:s/>21 896<text:s/></text:p>
          </table:table-cell>
          <table:table-cell office:value-type="float" office:value="5122" table:style-name="ce6">
            <text:p><text:s/>5 122<text:s/></text:p>
          </table:table-cell>
          <table:table-cell office:value-type="float" office:value="32192" table:style-name="ce6">
            <text:p><text:s/>32 192<text:s/></text:p>
          </table:table-cell>
          <table:table-cell office:value-type="float" office:value="36545" table:style-name="ce6">
            <text:p><text:s/>36 545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P</text:p>
          </table:table-cell>
          <table:table-cell office:value-type="string" table:style-name="ce2">
            <text:p>Erziehung und Unterricht</text:p>
          </table:table-cell>
          <table:table-cell office:value-type="string" table:style-name="ce2">
            <text:p>AT113</text:p>
          </table:table-cell>
          <table:table-cell office:value-type="string" table:style-name="ce2">
            <text:p>Südburgenland</text:p>
          </table:table-cell>
          <table:table-cell office:value-type="float" office:value="164" table:style-name="ce6">
            <text:p><text:s/>164<text:s/></text:p>
          </table:table-cell>
          <table:table-cell office:value-type="float" office:value="254" table:style-name="ce6">
            <text:p><text:s/>254<text:s/></text:p>
          </table:table-cell>
          <table:table-cell office:value-type="float" office:value="105" table:style-name="ce6">
            <text:p><text:s/>105<text:s/></text:p>
          </table:table-cell>
          <table:table-cell office:value-type="float" office:value="7128" table:style-name="ce6">
            <text:p><text:s/>7 128<text:s/></text:p>
          </table:table-cell>
          <table:table-cell office:value-type="float" office:value="2173" table:style-name="ce6">
            <text:p><text:s/>2 173<text:s/></text:p>
          </table:table-cell>
          <table:table-cell office:value-type="float" office:value="108" table:style-name="ce6">
            <text:p><text:s/>108<text:s/></text:p>
          </table:table-cell>
          <table:table-cell office:value-type="float" office:value="2876" table:style-name="ce6">
            <text:p><text:s/>2 876<text:s/></text:p>
          </table:table-cell>
          <table:table-cell office:value-type="float" office:value="4275" table:style-name="ce6">
            <text:p><text:s/>4 275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Q</text:p>
          </table:table-cell>
          <table:table-cell office:value-type="string" table:style-name="ce2">
            <text:p>Gesundheits- und Sozialwesen</text:p>
          </table:table-cell>
          <table:table-cell office:value-type="string" table:style-name="ce2">
            <text:p>AT113</text:p>
          </table:table-cell>
          <table:table-cell office:value-type="string" table:style-name="ce2">
            <text:p>Südburgenland</text:p>
          </table:table-cell>
          <table:table-cell office:value-type="float" office:value="800" table:style-name="ce6">
            <text:p><text:s/>800<text:s/></text:p>
          </table:table-cell>
          <table:table-cell office:value-type="float" office:value="2881" table:style-name="ce6">
            <text:p><text:s/>2 881<text:s/></text:p>
          </table:table-cell>
          <table:table-cell office:value-type="float" office:value="2139" table:style-name="ce6">
            <text:p><text:s/>2 139<text:s/></text:p>
          </table:table-cell>
          <table:table-cell office:value-type="float" office:value="194986" table:style-name="ce6">
            <text:p><text:s/>194 986<text:s/></text:p>
          </table:table-cell>
          <table:table-cell office:value-type="float" office:value="63805" table:style-name="ce6">
            <text:p><text:s/>63 805<text:s/></text:p>
          </table:table-cell>
          <table:table-cell office:value-type="float" office:value="2425" table:style-name="ce6">
            <text:p><text:s/>2 425<text:s/></text:p>
          </table:table-cell>
          <table:table-cell office:value-type="float" office:value="65509" table:style-name="ce6">
            <text:p><text:s/>65 509<text:s/></text:p>
          </table:table-cell>
          <table:table-cell office:value-type="float" office:value="131831" table:style-name="ce6">
            <text:p><text:s/>131 831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R</text:p>
          </table:table-cell>
          <table:table-cell office:value-type="string" table:style-name="ce2">
            <text:p>Kunst, Unterhaltung und Erholung</text:p>
          </table:table-cell>
          <table:table-cell office:value-type="string" table:style-name="ce2">
            <text:p>AT113</text:p>
          </table:table-cell>
          <table:table-cell office:value-type="string" table:style-name="ce2">
            <text:p>Südburgenland</text:p>
          </table:table-cell>
          <table:table-cell office:value-type="float" office:value="261" table:style-name="ce6">
            <text:p><text:s/>261<text:s/></text:p>
          </table:table-cell>
          <table:table-cell office:value-type="float" office:value="293" table:style-name="ce6">
            <text:p><text:s/>293<text:s/></text:p>
          </table:table-cell>
          <table:table-cell office:value-type="float" office:value="96" table:style-name="ce6">
            <text:p><text:s/>96<text:s/></text:p>
          </table:table-cell>
          <table:table-cell office:value-type="float" office:value="15211" table:style-name="ce6">
            <text:p><text:s/>15 211<text:s/></text:p>
          </table:table-cell>
          <table:table-cell office:value-type="float" office:value="1784" table:style-name="ce6">
            <text:p><text:s/>1 784<text:s/></text:p>
          </table:table-cell>
          <table:table-cell office:value-type="float" office:value="505" table:style-name="ce6">
            <text:p><text:s/>505<text:s/></text:p>
          </table:table-cell>
          <table:table-cell office:value-type="float" office:value="8878" table:style-name="ce6">
            <text:p><text:s/>8 878<text:s/></text:p>
          </table:table-cell>
          <table:table-cell office:value-type="float" office:value="7164" table:style-name="ce6">
            <text:p><text:s/>7 164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S</text:p>
          </table:table-cell>
          <table:table-cell office:value-type="string" table:style-name="ce2">
            <text:p>Sonst. Dienstleistungen</text:p>
          </table:table-cell>
          <table:table-cell office:value-type="string" table:style-name="ce2">
            <text:p>AT113</text:p>
          </table:table-cell>
          <table:table-cell office:value-type="string" table:style-name="ce2">
            <text:p>Südburgenland</text:p>
          </table:table-cell>
          <table:table-cell office:value-type="float" office:value="565" table:style-name="ce6">
            <text:p><text:s/>565<text:s/></text:p>
          </table:table-cell>
          <table:table-cell office:value-type="float" office:value="861" table:style-name="ce6">
            <text:p><text:s/>861<text:s/></text:p>
          </table:table-cell>
          <table:table-cell office:value-type="float" office:value="349" table:style-name="ce6">
            <text:p><text:s/>349<text:s/></text:p>
          </table:table-cell>
          <table:table-cell office:value-type="float" office:value="25203" table:style-name="ce6">
            <text:p><text:s/>25 203<text:s/></text:p>
          </table:table-cell>
          <table:table-cell office:value-type="float" office:value="6630" table:style-name="ce6">
            <text:p><text:s/>6 630<text:s/></text:p>
          </table:table-cell>
          <table:table-cell office:value-type="float" office:value="350" table:style-name="ce6">
            <text:p><text:s/>350<text:s/></text:p>
          </table:table-cell>
          <table:table-cell office:value-type="float" office:value="9401" table:style-name="ce6">
            <text:p><text:s/>9 401<text:s/></text:p>
          </table:table-cell>
          <table:table-cell office:value-type="float" office:value="16125" table:style-name="ce6">
            <text:p><text:s/>16 125<text:s/></text:p>
          </table:table-cell>
          <table:table-cell table:number-columns-repeated="16372"/>
        </table:table-row>
        <table:table-row table:style-name="ro3">
          <table:table-cell table:style-name="ce4"/>
          <table:table-cell office:value-type="string" table:style-name="ce4">
            <text:p>INSGESAMT</text:p>
          </table:table-cell>
          <table:table-cell office:value-type="string" table:style-name="ce4">
            <text:p>AT12</text:p>
          </table:table-cell>
          <table:table-cell office:value-type="string" table:style-name="ce4">
            <text:p>Niederösterreich</text:p>
          </table:table-cell>
          <table:table-cell office:value-type="float" office:value="125177" table:style-name="ce5">
            <text:p><text:s/>125 177<text:s/></text:p>
          </table:table-cell>
          <table:table-cell office:value-type="float" office:value="607180" table:style-name="ce5">
            <text:p><text:s/>607 180<text:s/></text:p>
          </table:table-cell>
          <table:table-cell office:value-type="float" office:value="501200" table:style-name="ce5">
            <text:p><text:s/>501 200<text:s/></text:p>
          </table:table-cell>
          <table:table-cell office:value-type="float" office:value="150735135" table:style-name="ce5">
            <text:p><text:s/>150 735 135<text:s/></text:p>
          </table:table-cell>
          <table:table-cell office:value-type="float" office:value="19891026" table:style-name="ce5">
            <text:p><text:s/>19 891 026<text:s/></text:p>
          </table:table-cell>
          <table:table-cell office:value-type="float" office:value="7079064" table:style-name="ce5">
            <text:p><text:s/>7 079 064<text:s/></text:p>
          </table:table-cell>
          <table:table-cell office:value-type="float" office:value="110151610" table:style-name="ce5">
            <text:p><text:s/>110 151 610<text:s/></text:p>
          </table:table-cell>
          <table:table-cell office:value-type="float" office:value="41239011" table:style-name="ce5">
            <text:p><text:s/>41 239 011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A</text:p>
          </table:table-cell>
          <table:table-cell office:value-type="string" table:style-name="ce2">
            <text:p>Land- und Forstwirtschaft</text:p>
          </table:table-cell>
          <table:table-cell office:value-type="string" table:style-name="ce2">
            <text:p>AT12</text:p>
          </table:table-cell>
          <table:table-cell office:value-type="string" table:style-name="ce2">
            <text:p>Niederösterreich</text:p>
          </table:table-cell>
          <table:table-cell office:value-type="float" office:value="23" table:style-name="ce6">
            <text:p><text:s/>23<text:s/></text:p>
          </table:table-cell>
          <table:table-cell office:value-type="float" office:value="122" table:style-name="ce6">
            <text:p><text:s/>122<text:s/></text:p>
          </table:table-cell>
          <table:table-cell office:value-type="float" office:value="117" table:style-name="ce6">
            <text:p><text:s/>117<text:s/></text:p>
          </table:table-cell>
          <table:table-cell office:value-type="float" office:value="18480" table:style-name="ce6">
            <text:p><text:s/>18 480<text:s/></text:p>
          </table:table-cell>
          <table:table-cell office:value-type="float" office:value="3780" table:style-name="ce6">
            <text:p><text:s/>3 780<text:s/></text:p>
          </table:table-cell>
          <table:table-cell office:value-type="float" office:value="590" table:style-name="ce6">
            <text:p><text:s/>590<text:s/></text:p>
          </table:table-cell>
          <table:table-cell office:value-type="float" office:value="12472" table:style-name="ce6">
            <text:p><text:s/>12 472<text:s/></text:p>
          </table:table-cell>
          <table:table-cell office:value-type="float" office:value="6409" table:style-name="ce6">
            <text:p><text:s/>6 409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B</text:p>
          </table:table-cell>
          <table:table-cell office:value-type="string" table:style-name="ce2">
            <text:p>Bergbau</text:p>
          </table:table-cell>
          <table:table-cell office:value-type="string" table:style-name="ce2">
            <text:p>AT12</text:p>
          </table:table-cell>
          <table:table-cell office:value-type="string" table:style-name="ce2">
            <text:p>Niederösterreich</text:p>
          </table:table-cell>
          <table:table-cell office:value-type="float" office:value="178" table:style-name="ce6">
            <text:p><text:s/>178<text:s/></text:p>
          </table:table-cell>
          <table:table-cell office:value-type="float" office:value="1578" table:style-name="ce6">
            <text:p><text:s/>1 578<text:s/></text:p>
          </table:table-cell>
          <table:table-cell office:value-type="float" office:value="1496" table:style-name="ce6">
            <text:p><text:s/>1 496<text:s/></text:p>
          </table:table-cell>
          <table:table-cell office:value-type="float" office:value="1277794" table:style-name="ce6">
            <text:p><text:s/>1 277 794<text:s/></text:p>
          </table:table-cell>
          <table:table-cell office:value-type="float" office:value="95281" table:style-name="ce6">
            <text:p><text:s/>95 281<text:s/></text:p>
          </table:table-cell>
          <table:table-cell office:value-type="float" office:value="113746" table:style-name="ce6">
            <text:p><text:s/>113 746<text:s/></text:p>
          </table:table-cell>
          <table:table-cell office:value-type="float" office:value="368791" table:style-name="ce6">
            <text:p><text:s/>368 791<text:s/></text:p>
          </table:table-cell>
          <table:table-cell office:value-type="float" office:value="930137" table:style-name="ce6">
            <text:p><text:s/>930 137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C</text:p>
          </table:table-cell>
          <table:table-cell office:value-type="string" table:style-name="ce2">
            <text:p>Herstellung von Waren</text:p>
          </table:table-cell>
          <table:table-cell office:value-type="string" table:style-name="ce2">
            <text:p>AT12</text:p>
          </table:table-cell>
          <table:table-cell office:value-type="string" table:style-name="ce2">
            <text:p>Niederösterreich</text:p>
          </table:table-cell>
          <table:table-cell office:value-type="float" office:value="7315" table:style-name="ce6">
            <text:p><text:s/>7 315<text:s/></text:p>
          </table:table-cell>
          <table:table-cell office:value-type="float" office:value="115920" table:style-name="ce6">
            <text:p><text:s/>115 920<text:s/></text:p>
          </table:table-cell>
          <table:table-cell office:value-type="float" office:value="110046" table:style-name="ce6">
            <text:p><text:s/>110 046<text:s/></text:p>
          </table:table-cell>
          <table:table-cell office:value-type="float" office:value="36746772" table:style-name="ce6">
            <text:p><text:s/>36 746 772<text:s/></text:p>
          </table:table-cell>
          <table:table-cell office:value-type="float" office:value="5420561" table:style-name="ce6">
            <text:p><text:s/>5 420 561<text:s/></text:p>
          </table:table-cell>
          <table:table-cell office:value-type="float" office:value="1953941" table:style-name="ce6">
            <text:p><text:s/>1 953 941<text:s/></text:p>
          </table:table-cell>
          <table:table-cell office:value-type="float" office:value="27735284" table:style-name="ce6">
            <text:p><text:s/>27 735 284<text:s/></text:p>
          </table:table-cell>
          <table:table-cell office:value-type="float" office:value="9755236" table:style-name="ce6">
            <text:p><text:s/>9 755 236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D</text:p>
          </table:table-cell>
          <table:table-cell office:value-type="string" table:style-name="ce2">
            <text:p>Energieversorgung</text:p>
          </table:table-cell>
          <table:table-cell office:value-type="string" table:style-name="ce2">
            <text:p>AT12</text:p>
          </table:table-cell>
          <table:table-cell office:value-type="string" table:style-name="ce2">
            <text:p>Niederösterreich</text:p>
          </table:table-cell>
          <table:table-cell office:value-type="float" office:value="1016" table:style-name="ce6">
            <text:p><text:s/>1 016<text:s/></text:p>
          </table:table-cell>
          <table:table-cell office:value-type="float" office:value="4158" table:style-name="ce6">
            <text:p><text:s/>4 158<text:s/></text:p>
          </table:table-cell>
          <table:table-cell office:value-type="float" office:value="3286" table:style-name="ce6">
            <text:p><text:s/>3 286<text:s/></text:p>
          </table:table-cell>
          <table:table-cell office:value-type="float" office:value="4132282" table:style-name="ce6">
            <text:p><text:s/>4 132 282<text:s/></text:p>
          </table:table-cell>
          <table:table-cell office:value-type="float" office:value="223311" table:style-name="ce6">
            <text:p><text:s/>223 311<text:s/></text:p>
          </table:table-cell>
          <table:table-cell office:value-type="float" office:value="563797" table:style-name="ce6">
            <text:p><text:s/>563 797<text:s/></text:p>
          </table:table-cell>
          <table:table-cell office:value-type="float" office:value="2586403" table:style-name="ce6">
            <text:p><text:s/>2 586 403<text:s/></text:p>
          </table:table-cell>
          <table:table-cell office:value-type="float" office:value="1566265" table:style-name="ce6">
            <text:p><text:s/>1 566 265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E</text:p>
          </table:table-cell>
          <table:table-cell office:value-type="string" table:style-name="ce2">
            <text:p>Wasserversorgung und Abfallentsorgung</text:p>
          </table:table-cell>
          <table:table-cell office:value-type="string" table:style-name="ce2">
            <text:p>AT12</text:p>
          </table:table-cell>
          <table:table-cell office:value-type="string" table:style-name="ce2">
            <text:p>Niederösterreich</text:p>
          </table:table-cell>
          <table:table-cell office:value-type="float" office:value="1041" table:style-name="ce6">
            <text:p><text:s/>1 041<text:s/></text:p>
          </table:table-cell>
          <table:table-cell office:value-type="float" office:value="4720" table:style-name="ce6">
            <text:p><text:s/>4 720<text:s/></text:p>
          </table:table-cell>
          <table:table-cell office:value-type="float" office:value="4484" table:style-name="ce6">
            <text:p><text:s/>4 484<text:s/></text:p>
          </table:table-cell>
          <table:table-cell office:value-type="float" office:value="1584977" table:style-name="ce6">
            <text:p><text:s/>1 584 977<text:s/></text:p>
          </table:table-cell>
          <table:table-cell office:value-type="float" office:value="190169" table:style-name="ce6">
            <text:p><text:s/>190 169<text:s/></text:p>
          </table:table-cell>
          <table:table-cell office:value-type="float" office:value="161365" table:style-name="ce6">
            <text:p><text:s/>161 365<text:s/></text:p>
          </table:table-cell>
          <table:table-cell office:value-type="float" office:value="1103256" table:style-name="ce6">
            <text:p><text:s/>1 103 256<text:s/></text:p>
          </table:table-cell>
          <table:table-cell office:value-type="float" office:value="534145" table:style-name="ce6">
            <text:p><text:s/>534 145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F</text:p>
          </table:table-cell>
          <table:table-cell office:value-type="string" table:style-name="ce2">
            <text:p>Bau</text:p>
          </table:table-cell>
          <table:table-cell office:value-type="string" table:style-name="ce2">
            <text:p>AT12</text:p>
          </table:table-cell>
          <table:table-cell office:value-type="string" table:style-name="ce2">
            <text:p>Niederösterreich</text:p>
          </table:table-cell>
          <table:table-cell office:value-type="float" office:value="9026" table:style-name="ce6">
            <text:p><text:s/>9 026<text:s/></text:p>
          </table:table-cell>
          <table:table-cell office:value-type="float" office:value="65903" table:style-name="ce6">
            <text:p><text:s/>65 903<text:s/></text:p>
          </table:table-cell>
          <table:table-cell office:value-type="float" office:value="58125" table:style-name="ce6">
            <text:p><text:s/>58 125<text:s/></text:p>
          </table:table-cell>
          <table:table-cell office:value-type="float" office:value="11422062" table:style-name="ce6">
            <text:p><text:s/>11 422 062<text:s/></text:p>
          </table:table-cell>
          <table:table-cell office:value-type="float" office:value="2477828" table:style-name="ce6">
            <text:p><text:s/>2 477 828<text:s/></text:p>
          </table:table-cell>
          <table:table-cell office:value-type="float" office:value="334488" table:style-name="ce6">
            <text:p><text:s/>334 488<text:s/></text:p>
          </table:table-cell>
          <table:table-cell office:value-type="float" office:value="7788764" table:style-name="ce6">
            <text:p><text:s/>7 788 764<text:s/></text:p>
          </table:table-cell>
          <table:table-cell office:value-type="float" office:value="3993407" table:style-name="ce6">
            <text:p><text:s/>3 993 407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G</text:p>
          </table:table-cell>
          <table:table-cell office:value-type="string" table:style-name="ce2">
            <text:p>Handel</text:p>
          </table:table-cell>
          <table:table-cell office:value-type="string" table:style-name="ce2">
            <text:p>AT12</text:p>
          </table:table-cell>
          <table:table-cell office:value-type="string" table:style-name="ce2">
            <text:p>Niederösterreich</text:p>
          </table:table-cell>
          <table:table-cell office:value-type="float" office:value="25991" table:style-name="ce6">
            <text:p><text:s/>25 991<text:s/></text:p>
          </table:table-cell>
          <table:table-cell office:value-type="float" office:value="145042" table:style-name="ce6">
            <text:p><text:s/>145 042<text:s/></text:p>
          </table:table-cell>
          <table:table-cell office:value-type="float" office:value="124948" table:style-name="ce6">
            <text:p><text:s/>124 948<text:s/></text:p>
          </table:table-cell>
          <table:table-cell office:value-type="float" office:value="57834101" table:style-name="ce6">
            <text:p><text:s/>57 834 101<text:s/></text:p>
          </table:table-cell>
          <table:table-cell office:value-type="float" office:value="4392235" table:style-name="ce6">
            <text:p><text:s/>4 392 235<text:s/></text:p>
          </table:table-cell>
          <table:table-cell office:value-type="float" office:value="859979" table:style-name="ce6">
            <text:p><text:s/>859 979<text:s/></text:p>
          </table:table-cell>
          <table:table-cell office:value-type="float" office:value="49575276" table:style-name="ce6">
            <text:p><text:s/>49 575 276<text:s/></text:p>
          </table:table-cell>
          <table:table-cell office:value-type="float" office:value="8321540" table:style-name="ce6">
            <text:p><text:s/>8 321 540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H</text:p>
          </table:table-cell>
          <table:table-cell office:value-type="string" table:style-name="ce2">
            <text:p>Verkehr</text:p>
          </table:table-cell>
          <table:table-cell office:value-type="string" table:style-name="ce2">
            <text:p>AT12</text:p>
          </table:table-cell>
          <table:table-cell office:value-type="string" table:style-name="ce2">
            <text:p>Niederösterreich</text:p>
          </table:table-cell>
          <table:table-cell office:value-type="float" office:value="3499" table:style-name="ce6">
            <text:p><text:s/>3 499<text:s/></text:p>
          </table:table-cell>
          <table:table-cell office:value-type="float" office:value="43295" table:style-name="ce6">
            <text:p><text:s/>43 295<text:s/></text:p>
          </table:table-cell>
          <table:table-cell office:value-type="float" office:value="40877" table:style-name="ce6">
            <text:p><text:s/>40 877<text:s/></text:p>
          </table:table-cell>
          <table:table-cell office:value-type="float" office:value="12855558" table:style-name="ce6">
            <text:p><text:s/>12 855 558<text:s/></text:p>
          </table:table-cell>
          <table:table-cell office:value-type="float" office:value="1866090" table:style-name="ce6">
            <text:p><text:s/>1 866 090<text:s/></text:p>
          </table:table-cell>
          <table:table-cell office:value-type="float" office:value="360360" table:style-name="ce6">
            <text:p><text:s/>360 360<text:s/></text:p>
          </table:table-cell>
          <table:table-cell office:value-type="float" office:value="9532730" table:style-name="ce6">
            <text:p><text:s/>9 532 730<text:s/></text:p>
          </table:table-cell>
          <table:table-cell office:value-type="float" office:value="3390031" table:style-name="ce6">
            <text:p><text:s/>3 390 031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I</text:p>
          </table:table-cell>
          <table:table-cell office:value-type="string" table:style-name="ce2">
            <text:p>Beherbergung und Gastronomie</text:p>
          </table:table-cell>
          <table:table-cell office:value-type="string" table:style-name="ce2">
            <text:p>AT12</text:p>
          </table:table-cell>
          <table:table-cell office:value-type="string" table:style-name="ce2">
            <text:p>Niederösterreich</text:p>
          </table:table-cell>
          <table:table-cell office:value-type="float" office:value="7978" table:style-name="ce6">
            <text:p><text:s/>7 978<text:s/></text:p>
          </table:table-cell>
          <table:table-cell office:value-type="float" office:value="39123" table:style-name="ce6">
            <text:p><text:s/>39 123<text:s/></text:p>
          </table:table-cell>
          <table:table-cell office:value-type="float" office:value="32063" table:style-name="ce6">
            <text:p><text:s/>32 063<text:s/></text:p>
          </table:table-cell>
          <table:table-cell office:value-type="float" office:value="2343606" table:style-name="ce6">
            <text:p><text:s/>2 343 606<text:s/></text:p>
          </table:table-cell>
          <table:table-cell office:value-type="float" office:value="646237" table:style-name="ce6">
            <text:p><text:s/>646 237<text:s/></text:p>
          </table:table-cell>
          <table:table-cell office:value-type="float" office:value="117742" table:style-name="ce6">
            <text:p><text:s/>117 742<text:s/></text:p>
          </table:table-cell>
          <table:table-cell office:value-type="float" office:value="1310827" table:style-name="ce6">
            <text:p><text:s/>1 310 827<text:s/></text:p>
          </table:table-cell>
          <table:table-cell office:value-type="float" office:value="1080038" table:style-name="ce6">
            <text:p><text:s/>1 080 038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J</text:p>
          </table:table-cell>
          <table:table-cell office:value-type="string" table:style-name="ce2">
            <text:p>Information und Kommunikation</text:p>
          </table:table-cell>
          <table:table-cell office:value-type="string" table:style-name="ce2">
            <text:p>AT12</text:p>
          </table:table-cell>
          <table:table-cell office:value-type="string" table:style-name="ce2">
            <text:p>Niederösterreich</text:p>
          </table:table-cell>
          <table:table-cell office:value-type="float" office:value="5581" table:style-name="ce6">
            <text:p><text:s/>5 581<text:s/></text:p>
          </table:table-cell>
          <table:table-cell office:value-type="float" office:value="13111" table:style-name="ce6">
            <text:p><text:s/>13 111<text:s/></text:p>
          </table:table-cell>
          <table:table-cell office:value-type="float" office:value="7962" table:style-name="ce6">
            <text:p><text:s/>7 962<text:s/></text:p>
          </table:table-cell>
          <table:table-cell office:value-type="float" office:value="1886289" table:style-name="ce6">
            <text:p><text:s/>1 886 289<text:s/></text:p>
          </table:table-cell>
          <table:table-cell office:value-type="float" office:value="374305" table:style-name="ce6">
            <text:p><text:s/>374 305<text:s/></text:p>
          </table:table-cell>
          <table:table-cell office:value-type="float" office:value="60741" table:style-name="ce6">
            <text:p><text:s/>60 741<text:s/></text:p>
          </table:table-cell>
          <table:table-cell office:value-type="float" office:value="1000264" table:style-name="ce6">
            <text:p><text:s/>1 000 264<text:s/></text:p>
          </table:table-cell>
          <table:table-cell office:value-type="float" office:value="899858" table:style-name="ce6">
            <text:p><text:s/>899 858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K</text:p>
          </table:table-cell>
          <table:table-cell office:value-type="string" table:style-name="ce2">
            <text:p>Finanz- und Versicherungsleistungen</text:p>
          </table:table-cell>
          <table:table-cell office:value-type="string" table:style-name="ce2">
            <text:p>AT12</text:p>
          </table:table-cell>
          <table:table-cell office:value-type="string" table:style-name="ce2">
            <text:p>Niederösterreich</text:p>
          </table:table-cell>
          <table:table-cell office:value-type="float" office:value="4102" table:style-name="ce6">
            <text:p><text:s/>4 102<text:s/></text:p>
          </table:table-cell>
          <table:table-cell office:value-type="float" office:value="15255" table:style-name="ce6">
            <text:p><text:s/>15 255<text:s/></text:p>
          </table:table-cell>
          <table:table-cell office:value-type="float" office:value="12903" table:style-name="ce6">
            <text:p><text:s/>12 903<text:s/></text:p>
          </table:table-cell>
          <table:table-cell office:value-type="float" office:value="4475631" table:style-name="ce6">
            <text:p><text:s/>4 475 631<text:s/></text:p>
          </table:table-cell>
          <table:table-cell office:value-type="float" office:value="697008" table:style-name="ce6">
            <text:p><text:s/>697 008<text:s/></text:p>
          </table:table-cell>
          <table:table-cell office:value-type="float" office:value="168900" table:style-name="ce6">
            <text:p><text:s/>168 900<text:s/></text:p>
          </table:table-cell>
          <table:table-cell office:value-type="float" office:value="1183034" table:style-name="ce6">
            <text:p><text:s/>1 183 034<text:s/></text:p>
          </table:table-cell>
          <table:table-cell office:value-type="float" office:value="2220594" table:style-name="ce6">
            <text:p><text:s/>2 220 594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L</text:p>
          </table:table-cell>
          <table:table-cell office:value-type="string" table:style-name="ce2">
            <text:p>Grundstücks- und Wohnungswesen</text:p>
          </table:table-cell>
          <table:table-cell office:value-type="string" table:style-name="ce2">
            <text:p>AT12</text:p>
          </table:table-cell>
          <table:table-cell office:value-type="string" table:style-name="ce2">
            <text:p>Niederösterreich</text:p>
          </table:table-cell>
          <table:table-cell office:value-type="float" office:value="4371" table:style-name="ce6">
            <text:p><text:s/>4 371<text:s/></text:p>
          </table:table-cell>
          <table:table-cell office:value-type="float" office:value="7924" table:style-name="ce6">
            <text:p><text:s/>7 924<text:s/></text:p>
          </table:table-cell>
          <table:table-cell office:value-type="float" office:value="5299" table:style-name="ce6">
            <text:p><text:s/>5 299<text:s/></text:p>
          </table:table-cell>
          <table:table-cell office:value-type="float" office:value="2993527" table:style-name="ce6">
            <text:p><text:s/>2 993 527<text:s/></text:p>
          </table:table-cell>
          <table:table-cell office:value-type="float" office:value="189817" table:style-name="ce6">
            <text:p><text:s/>189 817<text:s/></text:p>
          </table:table-cell>
          <table:table-cell office:value-type="float" office:value="1457770" table:style-name="ce6">
            <text:p><text:s/>1 457 770<text:s/></text:p>
          </table:table-cell>
          <table:table-cell office:value-type="float" office:value="1527817" table:style-name="ce6">
            <text:p><text:s/>1 527 817<text:s/></text:p>
          </table:table-cell>
          <table:table-cell office:value-type="float" office:value="1558278" table:style-name="ce6">
            <text:p><text:s/>1 558 278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M</text:p>
          </table:table-cell>
          <table:table-cell office:value-type="string" table:style-name="ce2">
            <text:p>Freiberufliche/techn. Dienstleistungen</text:p>
          </table:table-cell>
          <table:table-cell office:value-type="string" table:style-name="ce2">
            <text:p>AT12</text:p>
          </table:table-cell>
          <table:table-cell office:value-type="string" table:style-name="ce2">
            <text:p>Niederösterreich</text:p>
          </table:table-cell>
          <table:table-cell office:value-type="float" office:value="16165" table:style-name="ce6">
            <text:p><text:s/>16 165<text:s/></text:p>
          </table:table-cell>
          <table:table-cell office:value-type="float" office:value="42738" table:style-name="ce6">
            <text:p><text:s/>42 738<text:s/></text:p>
          </table:table-cell>
          <table:table-cell office:value-type="float" office:value="27325" table:style-name="ce6">
            <text:p><text:s/>27 325<text:s/></text:p>
          </table:table-cell>
          <table:table-cell office:value-type="float" office:value="5362126" table:style-name="ce6">
            <text:p><text:s/>5 362 126<text:s/></text:p>
          </table:table-cell>
          <table:table-cell office:value-type="float" office:value="1248466" table:style-name="ce6">
            <text:p><text:s/>1 248 466<text:s/></text:p>
          </table:table-cell>
          <table:table-cell office:value-type="float" office:value="328087" table:style-name="ce6">
            <text:p><text:s/>328 087<text:s/></text:p>
          </table:table-cell>
          <table:table-cell office:value-type="float" office:value="2999153" table:style-name="ce6">
            <text:p><text:s/>2 999 153<text:s/></text:p>
          </table:table-cell>
          <table:table-cell office:value-type="float" office:value="2460434" table:style-name="ce6">
            <text:p><text:s/>2 460 434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N</text:p>
          </table:table-cell>
          <table:table-cell office:value-type="string" table:style-name="ce2">
            <text:p>Sonst. wirtschaftl. Dienstleistungen</text:p>
          </table:table-cell>
          <table:table-cell office:value-type="string" table:style-name="ce2">
            <text:p>AT12</text:p>
          </table:table-cell>
          <table:table-cell office:value-type="string" table:style-name="ce2">
            <text:p>Niederösterreich</text:p>
          </table:table-cell>
          <table:table-cell office:value-type="float" office:value="5894" table:style-name="ce6">
            <text:p><text:s/>5 894<text:s/></text:p>
          </table:table-cell>
          <table:table-cell office:value-type="float" office:value="37669" table:style-name="ce6">
            <text:p><text:s/>37 669<text:s/></text:p>
          </table:table-cell>
          <table:table-cell office:value-type="float" office:value="32453" table:style-name="ce6">
            <text:p><text:s/>32 453<text:s/></text:p>
          </table:table-cell>
          <table:table-cell office:value-type="float" office:value="3372008" table:style-name="ce6">
            <text:p><text:s/>3 372 008<text:s/></text:p>
          </table:table-cell>
          <table:table-cell office:value-type="float" office:value="1009011" table:style-name="ce6">
            <text:p><text:s/>1 009 011<text:s/></text:p>
          </table:table-cell>
          <table:table-cell office:value-type="float" office:value="436214" table:style-name="ce6">
            <text:p><text:s/>436 214<text:s/></text:p>
          </table:table-cell>
          <table:table-cell office:value-type="float" office:value="1529842" table:style-name="ce6">
            <text:p><text:s/>1 529 842<text:s/></text:p>
          </table:table-cell>
          <table:table-cell office:value-type="float" office:value="1877469" table:style-name="ce6">
            <text:p><text:s/>1 877 469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P</text:p>
          </table:table-cell>
          <table:table-cell office:value-type="string" table:style-name="ce2">
            <text:p>Erziehung und Unterricht</text:p>
          </table:table-cell>
          <table:table-cell office:value-type="string" table:style-name="ce2">
            <text:p>AT12</text:p>
          </table:table-cell>
          <table:table-cell office:value-type="string" table:style-name="ce2">
            <text:p>Niederösterreich</text:p>
          </table:table-cell>
          <table:table-cell office:value-type="float" office:value="4040" table:style-name="ce6">
            <text:p><text:s/>4 040<text:s/></text:p>
          </table:table-cell>
          <table:table-cell office:value-type="float" office:value="7783" table:style-name="ce6">
            <text:p><text:s/>7 783<text:s/></text:p>
          </table:table-cell>
          <table:table-cell office:value-type="float" office:value="3820" table:style-name="ce6">
            <text:p><text:s/>3 820<text:s/></text:p>
          </table:table-cell>
          <table:table-cell office:value-type="float" office:value="349504" table:style-name="ce6">
            <text:p><text:s/>349 504<text:s/></text:p>
          </table:table-cell>
          <table:table-cell office:value-type="float" office:value="125801" table:style-name="ce6">
            <text:p><text:s/>125 801<text:s/></text:p>
          </table:table-cell>
          <table:table-cell office:value-type="float" office:value="13009" table:style-name="ce6">
            <text:p><text:s/>13 009<text:s/></text:p>
          </table:table-cell>
          <table:table-cell office:value-type="float" office:value="156343" table:style-name="ce6">
            <text:p><text:s/>156 343<text:s/></text:p>
          </table:table-cell>
          <table:table-cell office:value-type="float" office:value="222939" table:style-name="ce6">
            <text:p><text:s/>222 939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Q</text:p>
          </table:table-cell>
          <table:table-cell office:value-type="string" table:style-name="ce2">
            <text:p>Gesundheits- und Sozialwesen</text:p>
          </table:table-cell>
          <table:table-cell office:value-type="string" table:style-name="ce2">
            <text:p>AT12</text:p>
          </table:table-cell>
          <table:table-cell office:value-type="string" table:style-name="ce2">
            <text:p>Niederösterreich</text:p>
          </table:table-cell>
          <table:table-cell office:value-type="float" office:value="15384" table:style-name="ce6">
            <text:p><text:s/>15 384<text:s/></text:p>
          </table:table-cell>
          <table:table-cell office:value-type="float" office:value="38285" table:style-name="ce6">
            <text:p><text:s/>38 285<text:s/></text:p>
          </table:table-cell>
          <table:table-cell office:value-type="float" office:value="23608" table:style-name="ce6">
            <text:p><text:s/>23 608<text:s/></text:p>
          </table:table-cell>
          <table:table-cell office:value-type="float" office:value="2623842" table:style-name="ce6">
            <text:p><text:s/>2 623 842<text:s/></text:p>
          </table:table-cell>
          <table:table-cell office:value-type="float" office:value="616495" table:style-name="ce6">
            <text:p><text:s/>616 495<text:s/></text:p>
          </table:table-cell>
          <table:table-cell office:value-type="float" office:value="85931" table:style-name="ce6">
            <text:p><text:s/>85 931<text:s/></text:p>
          </table:table-cell>
          <table:table-cell office:value-type="float" office:value="983453" table:style-name="ce6">
            <text:p><text:s/>983 453<text:s/></text:p>
          </table:table-cell>
          <table:table-cell office:value-type="float" office:value="1686165" table:style-name="ce6">
            <text:p><text:s/>1 686 165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R</text:p>
          </table:table-cell>
          <table:table-cell office:value-type="string" table:style-name="ce2">
            <text:p>Kunst, Unterhaltung und Erholung</text:p>
          </table:table-cell>
          <table:table-cell office:value-type="string" table:style-name="ce2">
            <text:p>AT12</text:p>
          </table:table-cell>
          <table:table-cell office:value-type="string" table:style-name="ce2">
            <text:p>Niederösterreich</text:p>
          </table:table-cell>
          <table:table-cell office:value-type="float" office:value="4664" table:style-name="ce6">
            <text:p><text:s/>4 664<text:s/></text:p>
          </table:table-cell>
          <table:table-cell office:value-type="float" office:value="8727" table:style-name="ce6">
            <text:p><text:s/>8 727<text:s/></text:p>
          </table:table-cell>
          <table:table-cell office:value-type="float" office:value="4648" table:style-name="ce6">
            <text:p><text:s/>4 648<text:s/></text:p>
          </table:table-cell>
          <table:table-cell office:value-type="float" office:value="848571" table:style-name="ce6">
            <text:p><text:s/>848 571<text:s/></text:p>
          </table:table-cell>
          <table:table-cell office:value-type="float" office:value="148941" table:style-name="ce6">
            <text:p><text:s/>148 941<text:s/></text:p>
          </table:table-cell>
          <table:table-cell office:value-type="float" office:value="36909" table:style-name="ce6">
            <text:p><text:s/>36 909<text:s/></text:p>
          </table:table-cell>
          <table:table-cell office:value-type="float" office:value="503743" table:style-name="ce6">
            <text:p><text:s/>503 743<text:s/></text:p>
          </table:table-cell>
          <table:table-cell office:value-type="float" office:value="382387" table:style-name="ce6">
            <text:p><text:s/>382 387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S</text:p>
          </table:table-cell>
          <table:table-cell office:value-type="string" table:style-name="ce2">
            <text:p>Sonst. Dienstleistungen</text:p>
          </table:table-cell>
          <table:table-cell office:value-type="string" table:style-name="ce2">
            <text:p>AT12</text:p>
          </table:table-cell>
          <table:table-cell office:value-type="string" table:style-name="ce2">
            <text:p>Niederösterreich</text:p>
          </table:table-cell>
          <table:table-cell office:value-type="float" office:value="8909" table:style-name="ce6">
            <text:p><text:s/>8 909<text:s/></text:p>
          </table:table-cell>
          <table:table-cell office:value-type="float" office:value="15827" table:style-name="ce6">
            <text:p><text:s/>15 827<text:s/></text:p>
          </table:table-cell>
          <table:table-cell office:value-type="float" office:value="7740" table:style-name="ce6">
            <text:p><text:s/>7 740<text:s/></text:p>
          </table:table-cell>
          <table:table-cell office:value-type="float" office:value="608005" table:style-name="ce6">
            <text:p><text:s/>608 005<text:s/></text:p>
          </table:table-cell>
          <table:table-cell office:value-type="float" office:value="165690" table:style-name="ce6">
            <text:p><text:s/>165 690<text:s/></text:p>
          </table:table-cell>
          <table:table-cell office:value-type="float" office:value="25495" table:style-name="ce6">
            <text:p><text:s/>25 495<text:s/></text:p>
          </table:table-cell>
          <table:table-cell office:value-type="float" office:value="254158" table:style-name="ce6">
            <text:p><text:s/>254 158<text:s/></text:p>
          </table:table-cell>
          <table:table-cell office:value-type="float" office:value="353679" table:style-name="ce6">
            <text:p><text:s/>353 679<text:s/></text:p>
          </table:table-cell>
          <table:table-cell table:number-columns-repeated="16372"/>
        </table:table-row>
        <table:table-row table:style-name="ro3">
          <table:table-cell table:style-name="ce4"/>
          <table:table-cell office:value-type="string" table:style-name="ce4">
            <text:p>INSGESAMT</text:p>
          </table:table-cell>
          <table:table-cell office:value-type="string" table:style-name="ce4">
            <text:p>AT121</text:p>
          </table:table-cell>
          <table:table-cell office:value-type="string" table:style-name="ce4">
            <text:p>Mostviertel-Eisenwurzen</text:p>
          </table:table-cell>
          <table:table-cell office:value-type="float" office:value="16254" table:style-name="ce5">
            <text:p><text:s/>16 254<text:s/></text:p>
          </table:table-cell>
          <table:table-cell office:value-type="float" office:value="86727" table:style-name="ce8">
            <text:p><text:s/>86 727<text:s/></text:p>
          </table:table-cell>
          <table:table-cell office:value-type="float" office:value="72854" table:style-name="ce8">
            <text:p><text:s/>72 854<text:s/></text:p>
          </table:table-cell>
          <table:table-cell office:value-type="float" office:value="21201673" table:style-name="ce8">
            <text:p><text:s/>21 201 673<text:s/></text:p>
          </table:table-cell>
          <table:table-cell office:value-type="float" office:value="2906090" table:style-name="ce8">
            <text:p><text:s/>2 906 090<text:s/></text:p>
          </table:table-cell>
          <table:table-cell office:value-type="float" office:value="716731" table:style-name="ce8">
            <text:p><text:s/>716 731<text:s/></text:p>
          </table:table-cell>
          <table:table-cell office:value-type="float" office:value="15817521" table:style-name="ce8">
            <text:p><text:s/>15 817 521<text:s/></text:p>
          </table:table-cell>
          <table:table-cell office:value-type="float" office:value="5649812" table:style-name="ce8">
            <text:p><text:s/>5 649 812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A</text:p>
          </table:table-cell>
          <table:table-cell office:value-type="string" table:style-name="ce2">
            <text:p>Land- und Forstwirtschaft</text:p>
          </table:table-cell>
          <table:table-cell office:value-type="string" table:style-name="ce2">
            <text:p>AT121</text:p>
          </table:table-cell>
          <table:table-cell office:value-type="string" table:style-name="ce2">
            <text:p>Mostviertel-Eisenwurzen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B</text:p>
          </table:table-cell>
          <table:table-cell office:value-type="string" table:style-name="ce2">
            <text:p>Bergbau</text:p>
          </table:table-cell>
          <table:table-cell office:value-type="string" table:style-name="ce2">
            <text:p>AT121</text:p>
          </table:table-cell>
          <table:table-cell office:value-type="string" table:style-name="ce2">
            <text:p>Mostviertel-Eisenwurzen</text:p>
          </table:table-cell>
          <table:table-cell office:value-type="float" office:value="51" table:style-name="ce6">
            <text:p><text:s/>51<text:s/></text:p>
          </table:table-cell>
          <table:table-cell office:value-type="float" office:value="351" table:style-name="ce6">
            <text:p><text:s/>351<text:s/></text:p>
          </table:table-cell>
          <table:table-cell office:value-type="float" office:value="322" table:style-name="ce6">
            <text:p><text:s/>322<text:s/></text:p>
          </table:table-cell>
          <table:table-cell office:value-type="float" office:value="80445" table:style-name="ce6">
            <text:p><text:s/>80 445<text:s/></text:p>
          </table:table-cell>
          <table:table-cell office:value-type="float" office:value="14707" table:style-name="ce6">
            <text:p><text:s/>14 707<text:s/></text:p>
          </table:table-cell>
          <table:table-cell office:value-type="float" office:value="12559" table:style-name="ce6">
            <text:p><text:s/>12 559<text:s/></text:p>
          </table:table-cell>
          <table:table-cell office:value-type="float" office:value="52781" table:style-name="ce6">
            <text:p><text:s/>52 781<text:s/></text:p>
          </table:table-cell>
          <table:table-cell office:value-type="float" office:value="27754" table:style-name="ce6">
            <text:p><text:s/>27 754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C</text:p>
          </table:table-cell>
          <table:table-cell office:value-type="string" table:style-name="ce2">
            <text:p>Herstellung von Waren</text:p>
          </table:table-cell>
          <table:table-cell office:value-type="string" table:style-name="ce2">
            <text:p>AT121</text:p>
          </table:table-cell>
          <table:table-cell office:value-type="string" table:style-name="ce2">
            <text:p>Mostviertel-Eisenwurzen</text:p>
          </table:table-cell>
          <table:table-cell office:value-type="float" office:value="1191" table:style-name="ce6">
            <text:p><text:s/>1 191<text:s/></text:p>
          </table:table-cell>
          <table:table-cell office:value-type="float" office:value="26164" table:style-name="ce6">
            <text:p><text:s/>26 164<text:s/></text:p>
          </table:table-cell>
          <table:table-cell office:value-type="float" office:value="25220" table:style-name="ce6">
            <text:p><text:s/>25 220<text:s/></text:p>
          </table:table-cell>
          <table:table-cell office:value-type="float" office:value="9468594" table:style-name="ce6">
            <text:p><text:s/>9 468 594<text:s/></text:p>
          </table:table-cell>
          <table:table-cell office:value-type="float" office:value="1247262" table:style-name="ce6">
            <text:p><text:s/>1 247 262<text:s/></text:p>
          </table:table-cell>
          <table:table-cell office:value-type="float" office:value="260326" table:style-name="ce6">
            <text:p><text:s/>260 326<text:s/></text:p>
          </table:table-cell>
          <table:table-cell office:value-type="float" office:value="7374201" table:style-name="ce6">
            <text:p><text:s/>7 374 201<text:s/></text:p>
          </table:table-cell>
          <table:table-cell office:value-type="float" office:value="2347656" table:style-name="ce6">
            <text:p><text:s/>2 347 656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D</text:p>
          </table:table-cell>
          <table:table-cell office:value-type="string" table:style-name="ce2">
            <text:p>Energieversorgung</text:p>
          </table:table-cell>
          <table:table-cell office:value-type="string" table:style-name="ce2">
            <text:p>AT121</text:p>
          </table:table-cell>
          <table:table-cell office:value-type="string" table:style-name="ce2">
            <text:p>Mostviertel-Eisenwurzen</text:p>
          </table:table-cell>
          <table:table-cell office:value-type="float" office:value="250" table:style-name="ce6">
            <text:p><text:s/>250<text:s/></text:p>
          </table:table-cell>
          <table:table-cell office:value-type="float" office:value="524" table:style-name="ce6">
            <text:p><text:s/>524<text:s/></text:p>
          </table:table-cell>
          <table:table-cell office:value-type="float" office:value="292" table:style-name="ce6">
            <text:p><text:s/>292<text:s/></text:p>
          </table:table-cell>
          <table:table-cell office:value-type="float" office:value="213078" table:style-name="ce6">
            <text:p><text:s/>213 078<text:s/></text:p>
          </table:table-cell>
          <table:table-cell office:value-type="float" office:value="13735" table:style-name="ce6">
            <text:p><text:s/>13 735<text:s/></text:p>
          </table:table-cell>
          <table:table-cell office:value-type="float" office:value="66420" table:style-name="ce6">
            <text:p><text:s/>66 420<text:s/></text:p>
          </table:table-cell>
          <table:table-cell office:value-type="float" office:value="142770" table:style-name="ce6">
            <text:p><text:s/>142 770<text:s/></text:p>
          </table:table-cell>
          <table:table-cell office:value-type="float" office:value="72823" table:style-name="ce6">
            <text:p><text:s/>72 823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E</text:p>
          </table:table-cell>
          <table:table-cell office:value-type="string" table:style-name="ce2">
            <text:p>Wasserversorgung und Abfallentsorgung</text:p>
          </table:table-cell>
          <table:table-cell office:value-type="string" table:style-name="ce2">
            <text:p>AT121</text:p>
          </table:table-cell>
          <table:table-cell office:value-type="string" table:style-name="ce2">
            <text:p>Mostviertel-Eisenwurzen</text:p>
          </table:table-cell>
          <table:table-cell office:value-type="float" office:value="193" table:style-name="ce6">
            <text:p><text:s/>193<text:s/></text:p>
          </table:table-cell>
          <table:table-cell office:value-type="float" office:value="610" table:style-name="ce6">
            <text:p><text:s/>610<text:s/></text:p>
          </table:table-cell>
          <table:table-cell office:value-type="float" office:value="574" table:style-name="ce6">
            <text:p><text:s/>574<text:s/></text:p>
          </table:table-cell>
          <table:table-cell office:value-type="float" office:value="243598" table:style-name="ce6">
            <text:p><text:s/>243 598<text:s/></text:p>
          </table:table-cell>
          <table:table-cell office:value-type="float" office:value="23638" table:style-name="ce6">
            <text:p><text:s/>23 638<text:s/></text:p>
          </table:table-cell>
          <table:table-cell office:value-type="float" office:value="13434" table:style-name="ce6">
            <text:p><text:s/>13 434<text:s/></text:p>
          </table:table-cell>
          <table:table-cell office:value-type="float" office:value="184497" table:style-name="ce6">
            <text:p><text:s/>184 497<text:s/></text:p>
          </table:table-cell>
          <table:table-cell office:value-type="float" office:value="61282" table:style-name="ce6">
            <text:p><text:s/>61 282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F</text:p>
          </table:table-cell>
          <table:table-cell office:value-type="string" table:style-name="ce2">
            <text:p>Bau</text:p>
          </table:table-cell>
          <table:table-cell office:value-type="string" table:style-name="ce2">
            <text:p>AT121</text:p>
          </table:table-cell>
          <table:table-cell office:value-type="string" table:style-name="ce2">
            <text:p>Mostviertel-Eisenwurzen</text:p>
          </table:table-cell>
          <table:table-cell office:value-type="float" office:value="1266" table:style-name="ce6">
            <text:p><text:s/>1 266<text:s/></text:p>
          </table:table-cell>
          <table:table-cell office:value-type="float" office:value="10540" table:style-name="ce6">
            <text:p><text:s/>10 540<text:s/></text:p>
          </table:table-cell>
          <table:table-cell office:value-type="float" office:value="9466" table:style-name="ce6">
            <text:p><text:s/>9 466<text:s/></text:p>
          </table:table-cell>
          <table:table-cell office:value-type="float" office:value="1830285" table:style-name="ce6">
            <text:p><text:s/>1 830 285<text:s/></text:p>
          </table:table-cell>
          <table:table-cell office:value-type="float" office:value="404426" table:style-name="ce6">
            <text:p><text:s/>404 426<text:s/></text:p>
          </table:table-cell>
          <table:table-cell office:value-type="float" office:value="62576" table:style-name="ce6">
            <text:p><text:s/>62 576<text:s/></text:p>
          </table:table-cell>
          <table:table-cell office:value-type="float" office:value="1233435" table:style-name="ce6">
            <text:p><text:s/>1 233 435<text:s/></text:p>
          </table:table-cell>
          <table:table-cell office:value-type="float" office:value="658516" table:style-name="ce6">
            <text:p><text:s/>658 516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G</text:p>
          </table:table-cell>
          <table:table-cell office:value-type="string" table:style-name="ce2">
            <text:p>Handel</text:p>
          </table:table-cell>
          <table:table-cell office:value-type="string" table:style-name="ce2">
            <text:p>AT121</text:p>
          </table:table-cell>
          <table:table-cell office:value-type="string" table:style-name="ce2">
            <text:p>Mostviertel-Eisenwurzen</text:p>
          </table:table-cell>
          <table:table-cell office:value-type="float" office:value="3706" table:style-name="ce6">
            <text:p><text:s/>3 706<text:s/></text:p>
          </table:table-cell>
          <table:table-cell office:value-type="float" office:value="17503" table:style-name="ce6">
            <text:p><text:s/>17 503<text:s/></text:p>
          </table:table-cell>
          <table:table-cell office:value-type="float" office:value="14516" table:style-name="ce6">
            <text:p><text:s/>14 516<text:s/></text:p>
          </table:table-cell>
          <table:table-cell office:value-type="float" office:value="6161056" table:style-name="ce6">
            <text:p><text:s/>6 161 056<text:s/></text:p>
          </table:table-cell>
          <table:table-cell office:value-type="float" office:value="451230" table:style-name="ce6">
            <text:p><text:s/>451 230<text:s/></text:p>
          </table:table-cell>
          <table:table-cell office:value-type="float" office:value="84181" table:style-name="ce6">
            <text:p><text:s/>84 181<text:s/></text:p>
          </table:table-cell>
          <table:table-cell office:value-type="float" office:value="5307533" table:style-name="ce6">
            <text:p><text:s/>5 307 533<text:s/></text:p>
          </table:table-cell>
          <table:table-cell office:value-type="float" office:value="864456" table:style-name="ce6">
            <text:p><text:s/>864 456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H</text:p>
          </table:table-cell>
          <table:table-cell office:value-type="string" table:style-name="ce2">
            <text:p>Verkehr</text:p>
          </table:table-cell>
          <table:table-cell office:value-type="string" table:style-name="ce2">
            <text:p>AT121</text:p>
          </table:table-cell>
          <table:table-cell office:value-type="string" table:style-name="ce2">
            <text:p>Mostviertel-Eisenwurzen</text:p>
          </table:table-cell>
          <table:table-cell office:value-type="float" office:value="371" table:style-name="ce6">
            <text:p><text:s/>371<text:s/></text:p>
          </table:table-cell>
          <table:table-cell office:value-type="float" office:value="3978" table:style-name="ce6">
            <text:p><text:s/>3 978<text:s/></text:p>
          </table:table-cell>
          <table:table-cell office:value-type="float" office:value="3708" table:style-name="ce6">
            <text:p><text:s/>3 708<text:s/></text:p>
          </table:table-cell>
          <table:table-cell office:value-type="float" office:value="654249" table:style-name="ce6">
            <text:p><text:s/>654 249<text:s/></text:p>
          </table:table-cell>
          <table:table-cell office:value-type="float" office:value="138712" table:style-name="ce6">
            <text:p><text:s/>138 712<text:s/></text:p>
          </table:table-cell>
          <table:table-cell office:value-type="float" office:value="44791" table:style-name="ce6">
            <text:p><text:s/>44 791<text:s/></text:p>
          </table:table-cell>
          <table:table-cell office:value-type="float" office:value="433611" table:style-name="ce6">
            <text:p><text:s/>433 611<text:s/></text:p>
          </table:table-cell>
          <table:table-cell office:value-type="float" office:value="223240" table:style-name="ce6">
            <text:p><text:s/>223 240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I</text:p>
          </table:table-cell>
          <table:table-cell office:value-type="string" table:style-name="ce2">
            <text:p>Beherbergung und Gastronomie</text:p>
          </table:table-cell>
          <table:table-cell office:value-type="string" table:style-name="ce2">
            <text:p>AT121</text:p>
          </table:table-cell>
          <table:table-cell office:value-type="string" table:style-name="ce2">
            <text:p>Mostviertel-Eisenwurzen</text:p>
          </table:table-cell>
          <table:table-cell office:value-type="float" office:value="1149" table:style-name="ce6">
            <text:p><text:s/>1 149<text:s/></text:p>
          </table:table-cell>
          <table:table-cell office:value-type="float" office:value="5258" table:style-name="ce6">
            <text:p><text:s/>5 258<text:s/></text:p>
          </table:table-cell>
          <table:table-cell office:value-type="float" office:value="4218" table:style-name="ce6">
            <text:p><text:s/>4 218<text:s/></text:p>
          </table:table-cell>
          <table:table-cell office:value-type="float" office:value="289325" table:style-name="ce6">
            <text:p><text:s/>289 325<text:s/></text:p>
          </table:table-cell>
          <table:table-cell office:value-type="float" office:value="77121" table:style-name="ce6">
            <text:p><text:s/>77 121<text:s/></text:p>
          </table:table-cell>
          <table:table-cell office:value-type="float" office:value="15222" table:style-name="ce6">
            <text:p><text:s/>15 222<text:s/></text:p>
          </table:table-cell>
          <table:table-cell office:value-type="float" office:value="154524" table:style-name="ce6">
            <text:p><text:s/>154 524<text:s/></text:p>
          </table:table-cell>
          <table:table-cell office:value-type="float" office:value="141633" table:style-name="ce6">
            <text:p><text:s/>141 633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J</text:p>
          </table:table-cell>
          <table:table-cell office:value-type="string" table:style-name="ce2">
            <text:p>Information und Kommunikation</text:p>
          </table:table-cell>
          <table:table-cell office:value-type="string" table:style-name="ce2">
            <text:p>AT121</text:p>
          </table:table-cell>
          <table:table-cell office:value-type="string" table:style-name="ce2">
            <text:p>Mostviertel-Eisenwurzen</text:p>
          </table:table-cell>
          <table:table-cell office:value-type="float" office:value="528" table:style-name="ce6">
            <text:p><text:s/>528<text:s/></text:p>
          </table:table-cell>
          <table:table-cell office:value-type="float" office:value="1338" table:style-name="ce6">
            <text:p><text:s/>1 338<text:s/></text:p>
          </table:table-cell>
          <table:table-cell office:value-type="float" office:value="837" table:style-name="ce6">
            <text:p><text:s/>837<text:s/></text:p>
          </table:table-cell>
          <table:table-cell office:value-type="float" office:value="150533" table:style-name="ce6">
            <text:p><text:s/>150 533<text:s/></text:p>
          </table:table-cell>
          <table:table-cell office:value-type="float" office:value="36483" table:style-name="ce6">
            <text:p><text:s/>36 483<text:s/></text:p>
          </table:table-cell>
          <table:table-cell office:value-type="float" office:value="3034" table:style-name="ce6">
            <text:p><text:s/>3 034<text:s/></text:p>
          </table:table-cell>
          <table:table-cell office:value-type="float" office:value="77280" table:style-name="ce6">
            <text:p><text:s/>77 280<text:s/></text:p>
          </table:table-cell>
          <table:table-cell office:value-type="float" office:value="73060" table:style-name="ce6">
            <text:p><text:s/>73 060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K</text:p>
          </table:table-cell>
          <table:table-cell office:value-type="string" table:style-name="ce2">
            <text:p>Finanz- und Versicherungsleistungen</text:p>
          </table:table-cell>
          <table:table-cell office:value-type="string" table:style-name="ce2">
            <text:p>AT121</text:p>
          </table:table-cell>
          <table:table-cell office:value-type="string" table:style-name="ce2">
            <text:p>Mostviertel-Eisenwurzen</text:p>
          </table:table-cell>
          <table:table-cell office:value-type="float" office:value="577" table:style-name="ce6">
            <text:p><text:s/>577<text:s/></text:p>
          </table:table-cell>
          <table:table-cell office:value-type="float" office:value="2111" table:style-name="ce6">
            <text:p><text:s/>2 111<text:s/></text:p>
          </table:table-cell>
          <table:table-cell office:value-type="float" office:value="1775" table:style-name="ce6">
            <text:p><text:s/>1 775<text:s/></text:p>
          </table:table-cell>
          <table:table-cell office:value-type="float" office:value="511962" table:style-name="ce6">
            <text:p><text:s/>511 962<text:s/></text:p>
          </table:table-cell>
          <table:table-cell office:value-type="float" office:value="85556" table:style-name="ce6">
            <text:p><text:s/>85 556<text:s/></text:p>
          </table:table-cell>
          <table:table-cell office:value-type="float" office:value="22864" table:style-name="ce6">
            <text:p><text:s/>22 864<text:s/></text:p>
          </table:table-cell>
          <table:table-cell office:value-type="float" office:value="138996" table:style-name="ce6">
            <text:p><text:s/>138 996<text:s/></text:p>
          </table:table-cell>
          <table:table-cell office:value-type="float" office:value="267958" table:style-name="ce6">
            <text:p><text:s/>267 958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L</text:p>
          </table:table-cell>
          <table:table-cell office:value-type="string" table:style-name="ce2">
            <text:p>Grundstücks- und Wohnungswesen</text:p>
          </table:table-cell>
          <table:table-cell office:value-type="string" table:style-name="ce2">
            <text:p>AT121</text:p>
          </table:table-cell>
          <table:table-cell office:value-type="string" table:style-name="ce2">
            <text:p>Mostviertel-Eisenwurzen</text:p>
          </table:table-cell>
          <table:table-cell office:value-type="float" office:value="457" table:style-name="ce6">
            <text:p><text:s/>457<text:s/></text:p>
          </table:table-cell>
          <table:table-cell office:value-type="float" office:value="688" table:style-name="ce6">
            <text:p><text:s/>688<text:s/></text:p>
          </table:table-cell>
          <table:table-cell office:value-type="float" office:value="412" table:style-name="ce6">
            <text:p><text:s/>412<text:s/></text:p>
          </table:table-cell>
          <table:table-cell office:value-type="float" office:value="183778" table:style-name="ce6">
            <text:p><text:s/>183 778<text:s/></text:p>
          </table:table-cell>
          <table:table-cell office:value-type="float" office:value="13628" table:style-name="ce6">
            <text:p><text:s/>13 628<text:s/></text:p>
          </table:table-cell>
          <table:table-cell office:value-type="float" office:value="55383" table:style-name="ce6">
            <text:p><text:s/>55 383<text:s/></text:p>
          </table:table-cell>
          <table:table-cell office:value-type="float" office:value="99211" table:style-name="ce6">
            <text:p><text:s/>99 211<text:s/></text:p>
          </table:table-cell>
          <table:table-cell office:value-type="float" office:value="97402" table:style-name="ce6">
            <text:p><text:s/>97 402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M</text:p>
          </table:table-cell>
          <table:table-cell office:value-type="string" table:style-name="ce2">
            <text:p>Freiberufliche/techn. Dienstleistungen</text:p>
          </table:table-cell>
          <table:table-cell office:value-type="string" table:style-name="ce2">
            <text:p>AT121</text:p>
          </table:table-cell>
          <table:table-cell office:value-type="string" table:style-name="ce2">
            <text:p>Mostviertel-Eisenwurzen</text:p>
          </table:table-cell>
          <table:table-cell office:value-type="float" office:value="1681" table:style-name="ce6">
            <text:p><text:s/>1 681<text:s/></text:p>
          </table:table-cell>
          <table:table-cell office:value-type="float" office:value="5120" table:style-name="ce6">
            <text:p><text:s/>5 120<text:s/></text:p>
          </table:table-cell>
          <table:table-cell office:value-type="float" office:value="3506" table:style-name="ce6">
            <text:p><text:s/>3 506<text:s/></text:p>
          </table:table-cell>
          <table:table-cell office:value-type="float" office:value="626131" table:style-name="ce6">
            <text:p><text:s/>626 131<text:s/></text:p>
          </table:table-cell>
          <table:table-cell office:value-type="float" office:value="178072" table:style-name="ce6">
            <text:p><text:s/>178 072<text:s/></text:p>
          </table:table-cell>
          <table:table-cell office:value-type="float" office:value="29636" table:style-name="ce6">
            <text:p><text:s/>29 636<text:s/></text:p>
          </table:table-cell>
          <table:table-cell office:value-type="float" office:value="306780" table:style-name="ce6">
            <text:p><text:s/>306 780<text:s/></text:p>
          </table:table-cell>
          <table:table-cell office:value-type="float" office:value="325209" table:style-name="ce6">
            <text:p><text:s/>325 209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N</text:p>
          </table:table-cell>
          <table:table-cell office:value-type="string" table:style-name="ce2">
            <text:p>Sonst. wirtschaftl. Dienstleistungen</text:p>
          </table:table-cell>
          <table:table-cell office:value-type="string" table:style-name="ce2">
            <text:p>AT121</text:p>
          </table:table-cell>
          <table:table-cell office:value-type="string" table:style-name="ce2">
            <text:p>Mostviertel-Eisenwurzen</text:p>
          </table:table-cell>
          <table:table-cell office:value-type="float" office:value="613" table:style-name="ce6">
            <text:p><text:s/>613<text:s/></text:p>
          </table:table-cell>
          <table:table-cell office:value-type="float" office:value="4385" table:style-name="ce6">
            <text:p><text:s/>4 385<text:s/></text:p>
          </table:table-cell>
          <table:table-cell office:value-type="float" office:value="3857" table:style-name="ce6">
            <text:p><text:s/>3 857<text:s/></text:p>
          </table:table-cell>
          <table:table-cell office:value-type="float" office:value="329426" table:style-name="ce6">
            <text:p><text:s/>329 426<text:s/></text:p>
          </table:table-cell>
          <table:table-cell office:value-type="float" office:value="130069" table:style-name="ce6">
            <text:p><text:s/>130 069<text:s/></text:p>
          </table:table-cell>
          <table:table-cell office:value-type="float" office:value="32321" table:style-name="ce6">
            <text:p><text:s/>32 321<text:s/></text:p>
          </table:table-cell>
          <table:table-cell office:value-type="float" office:value="115765" table:style-name="ce6">
            <text:p><text:s/>115 765<text:s/></text:p>
          </table:table-cell>
          <table:table-cell office:value-type="float" office:value="217882" table:style-name="ce6">
            <text:p><text:s/>217 882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P</text:p>
          </table:table-cell>
          <table:table-cell office:value-type="string" table:style-name="ce2">
            <text:p>Erziehung und Unterricht</text:p>
          </table:table-cell>
          <table:table-cell office:value-type="string" table:style-name="ce2">
            <text:p>AT121</text:p>
          </table:table-cell>
          <table:table-cell office:value-type="string" table:style-name="ce2">
            <text:p>Mostviertel-Eisenwurzen</text:p>
          </table:table-cell>
          <table:table-cell office:value-type="float" office:value="419" table:style-name="ce6">
            <text:p><text:s/>419<text:s/></text:p>
          </table:table-cell>
          <table:table-cell office:value-type="float" office:value="748" table:style-name="ce6">
            <text:p><text:s/>748<text:s/></text:p>
          </table:table-cell>
          <table:table-cell office:value-type="float" office:value="348" table:style-name="ce6">
            <text:p><text:s/>348<text:s/></text:p>
          </table:table-cell>
          <table:table-cell office:value-type="float" office:value="27845" table:style-name="ce6">
            <text:p><text:s/>27 845<text:s/></text:p>
          </table:table-cell>
          <table:table-cell office:value-type="float" office:value="8162" table:style-name="ce6">
            <text:p><text:s/>8 162<text:s/></text:p>
          </table:table-cell>
          <table:table-cell office:value-type="float" office:value="1124" table:style-name="ce6">
            <text:p><text:s/>1 124<text:s/></text:p>
          </table:table-cell>
          <table:table-cell office:value-type="float" office:value="11961" table:style-name="ce6">
            <text:p><text:s/>11 961<text:s/></text:p>
          </table:table-cell>
          <table:table-cell office:value-type="float" office:value="15951" table:style-name="ce6">
            <text:p><text:s/>15 951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Q</text:p>
          </table:table-cell>
          <table:table-cell office:value-type="string" table:style-name="ce2">
            <text:p>Gesundheits- und Sozialwesen</text:p>
          </table:table-cell>
          <table:table-cell office:value-type="string" table:style-name="ce2">
            <text:p>AT121</text:p>
          </table:table-cell>
          <table:table-cell office:value-type="string" table:style-name="ce2">
            <text:p>Mostviertel-Eisenwurzen</text:p>
          </table:table-cell>
          <table:table-cell office:value-type="float" office:value="2114" table:style-name="ce6">
            <text:p><text:s/>2 114<text:s/></text:p>
          </table:table-cell>
          <table:table-cell office:value-type="float" office:value="4801" table:style-name="ce6">
            <text:p><text:s/>4 801<text:s/></text:p>
          </table:table-cell>
          <table:table-cell office:value-type="float" office:value="2743" table:style-name="ce6">
            <text:p><text:s/>2 743<text:s/></text:p>
          </table:table-cell>
          <table:table-cell office:value-type="float" office:value="331190" table:style-name="ce6">
            <text:p><text:s/>331 190<text:s/></text:p>
          </table:table-cell>
          <table:table-cell office:value-type="float" office:value="64902" table:style-name="ce6">
            <text:p><text:s/>64 902<text:s/></text:p>
          </table:table-cell>
          <table:table-cell office:value-type="float" office:value="8439" table:style-name="ce6">
            <text:p><text:s/>8 439<text:s/></text:p>
          </table:table-cell>
          <table:table-cell office:value-type="float" office:value="130854" table:style-name="ce6">
            <text:p><text:s/>130 854<text:s/></text:p>
          </table:table-cell>
          <table:table-cell office:value-type="float" office:value="202545" table:style-name="ce6">
            <text:p><text:s/>202 545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R</text:p>
          </table:table-cell>
          <table:table-cell office:value-type="string" table:style-name="ce2">
            <text:p>Kunst, Unterhaltung und Erholung</text:p>
          </table:table-cell>
          <table:table-cell office:value-type="string" table:style-name="ce2">
            <text:p>AT121</text:p>
          </table:table-cell>
          <table:table-cell office:value-type="string" table:style-name="ce2">
            <text:p>Mostviertel-Eisenwurzen</text:p>
          </table:table-cell>
          <table:table-cell office:value-type="float" office:value="475" table:style-name="ce6">
            <text:p><text:s/>475<text:s/></text:p>
          </table:table-cell>
          <table:table-cell office:value-type="float" office:value="735" table:style-name="ce6">
            <text:p><text:s/>735<text:s/></text:p>
          </table:table-cell>
          <table:table-cell office:value-type="float" office:value="310" table:style-name="ce6">
            <text:p><text:s/>310<text:s/></text:p>
          </table:table-cell>
          <table:table-cell office:value-type="float" office:value="40914" table:style-name="ce6">
            <text:p><text:s/>40 914<text:s/></text:p>
          </table:table-cell>
          <table:table-cell office:value-type="float" office:value="6328" table:style-name="ce6">
            <text:p><text:s/>6 328<text:s/></text:p>
          </table:table-cell>
          <table:table-cell office:value-type="float" office:value="2578" table:style-name="ce6">
            <text:p><text:s/>2 578<text:s/></text:p>
          </table:table-cell>
          <table:table-cell office:value-type="float" office:value="28532" table:style-name="ce6">
            <text:p><text:s/>28 532<text:s/></text:p>
          </table:table-cell>
          <table:table-cell office:value-type="float" office:value="17197" table:style-name="ce6">
            <text:p><text:s/>17 197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S</text:p>
          </table:table-cell>
          <table:table-cell office:value-type="string" table:style-name="ce2">
            <text:p>Sonst. Dienstleistungen</text:p>
          </table:table-cell>
          <table:table-cell office:value-type="string" table:style-name="ce2">
            <text:p>AT121</text:p>
          </table:table-cell>
          <table:table-cell office:value-type="string" table:style-name="ce2">
            <text:p>Mostviertel-Eisenwurzen</text:p>
          </table:table-cell>
          <table:table-cell office:value-type="float" office:value="1213" table:style-name="ce6">
            <text:p><text:s/>1 213<text:s/></text:p>
          </table:table-cell>
          <table:table-cell office:value-type="float" office:value="1873" table:style-name="ce6">
            <text:p><text:s/>1 873<text:s/></text:p>
          </table:table-cell>
          <table:table-cell office:value-type="float" office:value="750" table:style-name="ce6">
            <text:p><text:s/>750<text:s/></text:p>
          </table:table-cell>
          <table:table-cell office:value-type="float" office:value="59264" table:style-name="ce6">
            <text:p><text:s/>59 264<text:s/></text:p>
          </table:table-cell>
          <table:table-cell office:value-type="float" office:value="12059" table:style-name="ce6">
            <text:p><text:s/>12 059<text:s/></text:p>
          </table:table-cell>
          <table:table-cell office:value-type="float" office:value="1843" table:style-name="ce6">
            <text:p><text:s/>1 843<text:s/></text:p>
          </table:table-cell>
          <table:table-cell office:value-type="float" office:value="24790" table:style-name="ce6">
            <text:p><text:s/>24 790<text:s/></text:p>
          </table:table-cell>
          <table:table-cell office:value-type="float" office:value="35248" table:style-name="ce6">
            <text:p><text:s/>35 248<text:s/></text:p>
          </table:table-cell>
          <table:table-cell table:number-columns-repeated="16372"/>
        </table:table-row>
        <table:table-row table:style-name="ro3">
          <table:table-cell table:style-name="ce4"/>
          <table:table-cell office:value-type="string" table:style-name="ce4">
            <text:p>INSGESAMT</text:p>
          </table:table-cell>
          <table:table-cell office:value-type="string" table:style-name="ce4">
            <text:p>AT122</text:p>
          </table:table-cell>
          <table:table-cell office:value-type="string" table:style-name="ce4">
            <text:p>Niederösterreich-Süd</text:p>
          </table:table-cell>
          <table:table-cell office:value-type="float" office:value="18385" table:style-name="ce5">
            <text:p><text:s/>18 385<text:s/></text:p>
          </table:table-cell>
          <table:table-cell office:value-type="float" office:value="86884" table:style-name="ce5">
            <text:p><text:s/>86 884<text:s/></text:p>
          </table:table-cell>
          <table:table-cell office:value-type="float" office:value="71292" table:style-name="ce5">
            <text:p><text:s/>71 292<text:s/></text:p>
          </table:table-cell>
          <table:table-cell office:value-type="float" office:value="17631023" table:style-name="ce5">
            <text:p><text:s/>17 631 023<text:s/></text:p>
          </table:table-cell>
          <table:table-cell office:value-type="float" office:value="2784031" table:style-name="ce5">
            <text:p><text:s/>2 784 031<text:s/></text:p>
          </table:table-cell>
          <table:table-cell office:value-type="float" office:value="689059" table:style-name="ce5">
            <text:p><text:s/>689 059<text:s/></text:p>
          </table:table-cell>
          <table:table-cell office:value-type="float" office:value="12441461" table:style-name="ce5">
            <text:p><text:s/>12 441 461<text:s/></text:p>
          </table:table-cell>
          <table:table-cell office:value-type="float" office:value="5336430" table:style-name="ce5">
            <text:p><text:s/>5 336 430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A</text:p>
          </table:table-cell>
          <table:table-cell office:value-type="string" table:style-name="ce2">
            <text:p>Land- und Forstwirtschaft</text:p>
          </table:table-cell>
          <table:table-cell office:value-type="string" table:style-name="ce2">
            <text:p>AT122</text:p>
          </table:table-cell>
          <table:table-cell office:value-type="string" table:style-name="ce2">
            <text:p>Niederösterreich-Süd</text:p>
          </table:table-cell>
          <table:table-cell office:value-type="float" office:value="4" table:style-name="ce6">
            <text:p><text:s/>4<text:s/>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B</text:p>
          </table:table-cell>
          <table:table-cell office:value-type="string" table:style-name="ce2">
            <text:p>Bergbau</text:p>
          </table:table-cell>
          <table:table-cell office:value-type="string" table:style-name="ce2">
            <text:p>AT122</text:p>
          </table:table-cell>
          <table:table-cell office:value-type="string" table:style-name="ce2">
            <text:p>Niederösterreich-Süd</text:p>
          </table:table-cell>
          <table:table-cell office:value-type="float" office:value="25" table:style-name="ce6">
            <text:p><text:s/>25<text:s/>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C</text:p>
          </table:table-cell>
          <table:table-cell office:value-type="string" table:style-name="ce2">
            <text:p>Herstellung von Waren</text:p>
          </table:table-cell>
          <table:table-cell office:value-type="string" table:style-name="ce2">
            <text:p>AT122</text:p>
          </table:table-cell>
          <table:table-cell office:value-type="string" table:style-name="ce2">
            <text:p>Niederösterreich-Süd</text:p>
          </table:table-cell>
          <table:table-cell office:value-type="float" office:value="1114" table:style-name="ce6">
            <text:p><text:s/>1 114<text:s/></text:p>
          </table:table-cell>
          <table:table-cell office:value-type="float" office:value="21438" table:style-name="ce6">
            <text:p><text:s/>21 438<text:s/></text:p>
          </table:table-cell>
          <table:table-cell office:value-type="float" office:value="20541" table:style-name="ce6">
            <text:p><text:s/>20 541<text:s/></text:p>
          </table:table-cell>
          <table:table-cell office:value-type="float" office:value="6374965" table:style-name="ce6">
            <text:p><text:s/>6 374 965<text:s/></text:p>
          </table:table-cell>
          <table:table-cell office:value-type="float" office:value="1031983" table:style-name="ce6">
            <text:p><text:s/>1 031 983<text:s/></text:p>
          </table:table-cell>
          <table:table-cell office:value-type="float" office:value="239815" table:style-name="ce6">
            <text:p><text:s/>239 815<text:s/></text:p>
          </table:table-cell>
          <table:table-cell office:value-type="float" office:value="4724786" table:style-name="ce6">
            <text:p><text:s/>4 724 786<text:s/></text:p>
          </table:table-cell>
          <table:table-cell office:value-type="float" office:value="1781027" table:style-name="ce6">
            <text:p><text:s/>1 781 027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D</text:p>
          </table:table-cell>
          <table:table-cell office:value-type="string" table:style-name="ce2">
            <text:p>Energieversorgung</text:p>
          </table:table-cell>
          <table:table-cell office:value-type="string" table:style-name="ce2">
            <text:p>AT122</text:p>
          </table:table-cell>
          <table:table-cell office:value-type="string" table:style-name="ce2">
            <text:p>Niederösterreich-Süd</text:p>
          </table:table-cell>
          <table:table-cell office:value-type="float" office:value="131" table:style-name="ce6">
            <text:p><text:s/>131<text:s/></text:p>
          </table:table-cell>
          <table:table-cell office:value-type="float" office:value="263" table:style-name="ce6">
            <text:p><text:s/>263<text:s/></text:p>
          </table:table-cell>
          <table:table-cell office:value-type="float" office:value="157" table:style-name="ce6">
            <text:p><text:s/>157<text:s/></text:p>
          </table:table-cell>
          <table:table-cell office:value-type="float" office:value="109470" table:style-name="ce6">
            <text:p><text:s/>109 470<text:s/></text:p>
          </table:table-cell>
          <table:table-cell office:value-type="float" office:value="6519" table:style-name="ce6">
            <text:p><text:s/>6 519<text:s/></text:p>
          </table:table-cell>
          <table:table-cell office:value-type="float" office:value="23280" table:style-name="ce6">
            <text:p><text:s/>23 280<text:s/></text:p>
          </table:table-cell>
          <table:table-cell office:value-type="float" office:value="76316" table:style-name="ce6">
            <text:p><text:s/>76 316<text:s/></text:p>
          </table:table-cell>
          <table:table-cell office:value-type="float" office:value="34160" table:style-name="ce6">
            <text:p><text:s/>34 160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E</text:p>
          </table:table-cell>
          <table:table-cell office:value-type="string" table:style-name="ce2">
            <text:p>Wasserversorgung und Abfallentsorgung</text:p>
          </table:table-cell>
          <table:table-cell office:value-type="string" table:style-name="ce2">
            <text:p>AT122</text:p>
          </table:table-cell>
          <table:table-cell office:value-type="string" table:style-name="ce2">
            <text:p>Niederösterreich-Süd</text:p>
          </table:table-cell>
          <table:table-cell office:value-type="float" office:value="104" table:style-name="ce6">
            <text:p><text:s/>104<text:s/></text:p>
          </table:table-cell>
          <table:table-cell office:value-type="float" office:value="512" table:style-name="ce6">
            <text:p><text:s/>512<text:s/></text:p>
          </table:table-cell>
          <table:table-cell office:value-type="float" office:value="485" table:style-name="ce6">
            <text:p><text:s/>485<text:s/></text:p>
          </table:table-cell>
          <table:table-cell office:value-type="float" office:value="197889" table:style-name="ce6">
            <text:p><text:s/>197 889<text:s/></text:p>
          </table:table-cell>
          <table:table-cell office:value-type="float" office:value="21375" table:style-name="ce6">
            <text:p><text:s/>21 375<text:s/></text:p>
          </table:table-cell>
          <table:table-cell office:value-type="float" office:value="25656" table:style-name="ce6">
            <text:p><text:s/>25 656<text:s/></text:p>
          </table:table-cell>
          <table:table-cell office:value-type="float" office:value="155678" table:style-name="ce6">
            <text:p><text:s/>155 678<text:s/></text:p>
          </table:table-cell>
          <table:table-cell office:value-type="float" office:value="77365" table:style-name="ce6">
            <text:p><text:s/>77 365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F</text:p>
          </table:table-cell>
          <table:table-cell office:value-type="string" table:style-name="ce2">
            <text:p>Bau</text:p>
          </table:table-cell>
          <table:table-cell office:value-type="string" table:style-name="ce2">
            <text:p>AT122</text:p>
          </table:table-cell>
          <table:table-cell office:value-type="string" table:style-name="ce2">
            <text:p>Niederösterreich-Süd</text:p>
          </table:table-cell>
          <table:table-cell office:value-type="float" office:value="1479" table:style-name="ce6">
            <text:p><text:s/>1 479<text:s/></text:p>
          </table:table-cell>
          <table:table-cell office:value-type="float" office:value="9845" table:style-name="ce6">
            <text:p><text:s/>9 845<text:s/></text:p>
          </table:table-cell>
          <table:table-cell office:value-type="float" office:value="8509" table:style-name="ce6">
            <text:p><text:s/>8 509<text:s/></text:p>
          </table:table-cell>
          <table:table-cell office:value-type="float" office:value="1782782" table:style-name="ce6">
            <text:p><text:s/>1 782 782<text:s/></text:p>
          </table:table-cell>
          <table:table-cell office:value-type="float" office:value="353391" table:style-name="ce6">
            <text:p><text:s/>353 391<text:s/></text:p>
          </table:table-cell>
          <table:table-cell office:value-type="float" office:value="38435" table:style-name="ce6">
            <text:p><text:s/>38 435<text:s/></text:p>
          </table:table-cell>
          <table:table-cell office:value-type="float" office:value="1251211" table:style-name="ce6">
            <text:p><text:s/>1 251 211<text:s/></text:p>
          </table:table-cell>
          <table:table-cell office:value-type="float" office:value="586981" table:style-name="ce6">
            <text:p><text:s/>586 981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G</text:p>
          </table:table-cell>
          <table:table-cell office:value-type="string" table:style-name="ce2">
            <text:p>Handel</text:p>
          </table:table-cell>
          <table:table-cell office:value-type="string" table:style-name="ce2">
            <text:p>AT122</text:p>
          </table:table-cell>
          <table:table-cell office:value-type="string" table:style-name="ce2">
            <text:p>Niederösterreich-Süd</text:p>
          </table:table-cell>
          <table:table-cell office:value-type="float" office:value="3822" table:style-name="ce6">
            <text:p><text:s/>3 822<text:s/></text:p>
          </table:table-cell>
          <table:table-cell office:value-type="float" office:value="17926" table:style-name="ce6">
            <text:p><text:s/>17 926<text:s/></text:p>
          </table:table-cell>
          <table:table-cell office:value-type="float" office:value="14977" table:style-name="ce6">
            <text:p><text:s/>14 977<text:s/></text:p>
          </table:table-cell>
          <table:table-cell office:value-type="float" office:value="5327733" table:style-name="ce6">
            <text:p><text:s/>5 327 733<text:s/></text:p>
          </table:table-cell>
          <table:table-cell office:value-type="float" office:value="490781" table:style-name="ce6">
            <text:p><text:s/>490 781<text:s/></text:p>
          </table:table-cell>
          <table:table-cell office:value-type="float" office:value="73259" table:style-name="ce6">
            <text:p><text:s/>73 259<text:s/></text:p>
          </table:table-cell>
          <table:table-cell office:value-type="float" office:value="4450927" table:style-name="ce6">
            <text:p><text:s/>4 450 927<text:s/></text:p>
          </table:table-cell>
          <table:table-cell office:value-type="float" office:value="882726" table:style-name="ce6">
            <text:p><text:s/>882 726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H</text:p>
          </table:table-cell>
          <table:table-cell office:value-type="string" table:style-name="ce2">
            <text:p>Verkehr</text:p>
          </table:table-cell>
          <table:table-cell office:value-type="string" table:style-name="ce2">
            <text:p>AT122</text:p>
          </table:table-cell>
          <table:table-cell office:value-type="string" table:style-name="ce2">
            <text:p>Niederösterreich-Süd</text:p>
          </table:table-cell>
          <table:table-cell office:value-type="float" office:value="518" table:style-name="ce6">
            <text:p><text:s/>518<text:s/></text:p>
          </table:table-cell>
          <table:table-cell office:value-type="float" office:value="3922" table:style-name="ce6">
            <text:p><text:s/>3 922<text:s/></text:p>
          </table:table-cell>
          <table:table-cell office:value-type="float" office:value="3550" table:style-name="ce6">
            <text:p><text:s/>3 550<text:s/></text:p>
          </table:table-cell>
          <table:table-cell office:value-type="float" office:value="488189" table:style-name="ce6">
            <text:p><text:s/>488 189<text:s/></text:p>
          </table:table-cell>
          <table:table-cell office:value-type="float" office:value="134577" table:style-name="ce6">
            <text:p><text:s/>134 577<text:s/></text:p>
          </table:table-cell>
          <table:table-cell office:value-type="float" office:value="36287" table:style-name="ce6">
            <text:p><text:s/>36 287<text:s/></text:p>
          </table:table-cell>
          <table:table-cell office:value-type="float" office:value="304497" table:style-name="ce6">
            <text:p><text:s/>304 497<text:s/></text:p>
          </table:table-cell>
          <table:table-cell office:value-type="float" office:value="186493" table:style-name="ce6">
            <text:p><text:s/>186 493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I</text:p>
          </table:table-cell>
          <table:table-cell office:value-type="string" table:style-name="ce2">
            <text:p>Beherbergung und Gastronomie</text:p>
          </table:table-cell>
          <table:table-cell office:value-type="string" table:style-name="ce2">
            <text:p>AT122</text:p>
          </table:table-cell>
          <table:table-cell office:value-type="string" table:style-name="ce2">
            <text:p>Niederösterreich-Süd</text:p>
          </table:table-cell>
          <table:table-cell office:value-type="float" office:value="1332" table:style-name="ce6">
            <text:p><text:s/>1 332<text:s/></text:p>
          </table:table-cell>
          <table:table-cell office:value-type="float" office:value="6284" table:style-name="ce6">
            <text:p><text:s/>6 284<text:s/></text:p>
          </table:table-cell>
          <table:table-cell office:value-type="float" office:value="5091" table:style-name="ce6">
            <text:p><text:s/>5 091<text:s/></text:p>
          </table:table-cell>
          <table:table-cell office:value-type="float" office:value="340585" table:style-name="ce6">
            <text:p><text:s/>340 585<text:s/></text:p>
          </table:table-cell>
          <table:table-cell office:value-type="float" office:value="99593" table:style-name="ce6">
            <text:p><text:s/>99 593<text:s/></text:p>
          </table:table-cell>
          <table:table-cell office:value-type="float" office:value="22961" table:style-name="ce6">
            <text:p><text:s/>22 961<text:s/></text:p>
          </table:table-cell>
          <table:table-cell office:value-type="float" office:value="183158" table:style-name="ce6">
            <text:p><text:s/>183 158<text:s/></text:p>
          </table:table-cell>
          <table:table-cell office:value-type="float" office:value="162788" table:style-name="ce6">
            <text:p><text:s/>162 788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J</text:p>
          </table:table-cell>
          <table:table-cell office:value-type="string" table:style-name="ce2">
            <text:p>Information und Kommunikation</text:p>
          </table:table-cell>
          <table:table-cell office:value-type="string" table:style-name="ce2">
            <text:p>AT122</text:p>
          </table:table-cell>
          <table:table-cell office:value-type="string" table:style-name="ce2">
            <text:p>Niederösterreich-Süd</text:p>
          </table:table-cell>
          <table:table-cell office:value-type="float" office:value="690" table:style-name="ce6">
            <text:p><text:s/>690<text:s/></text:p>
          </table:table-cell>
          <table:table-cell office:value-type="float" office:value="1413" table:style-name="ce6">
            <text:p><text:s/>1 413<text:s/></text:p>
          </table:table-cell>
          <table:table-cell office:value-type="float" office:value="794" table:style-name="ce6">
            <text:p><text:s/>794<text:s/></text:p>
          </table:table-cell>
          <table:table-cell office:value-type="float" office:value="165016" table:style-name="ce6">
            <text:p><text:s/>165 016<text:s/></text:p>
          </table:table-cell>
          <table:table-cell office:value-type="float" office:value="39224" table:style-name="ce6">
            <text:p><text:s/>39 224<text:s/></text:p>
          </table:table-cell>
          <table:table-cell office:value-type="float" office:value="7119" table:style-name="ce6">
            <text:p><text:s/>7 119<text:s/></text:p>
          </table:table-cell>
          <table:table-cell office:value-type="float" office:value="82985" table:style-name="ce6">
            <text:p><text:s/>82 985<text:s/></text:p>
          </table:table-cell>
          <table:table-cell office:value-type="float" office:value="87368" table:style-name="ce6">
            <text:p><text:s/>87 368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K</text:p>
          </table:table-cell>
          <table:table-cell office:value-type="string" table:style-name="ce2">
            <text:p>Finanz- und Versicherungsleistungen</text:p>
          </table:table-cell>
          <table:table-cell office:value-type="string" table:style-name="ce2">
            <text:p>AT122</text:p>
          </table:table-cell>
          <table:table-cell office:value-type="string" table:style-name="ce2">
            <text:p>Niederösterreich-Süd</text:p>
          </table:table-cell>
          <table:table-cell office:value-type="float" office:value="565" table:style-name="ce6">
            <text:p><text:s/>565<text:s/></text:p>
          </table:table-cell>
          <table:table-cell office:value-type="float" office:value="2121" table:style-name="ce6">
            <text:p><text:s/>2 121<text:s/></text:p>
          </table:table-cell>
          <table:table-cell office:value-type="float" office:value="1806" table:style-name="ce6">
            <text:p><text:s/>1 806<text:s/></text:p>
          </table:table-cell>
          <table:table-cell office:value-type="float" office:value="622046" table:style-name="ce6">
            <text:p><text:s/>622 046<text:s/></text:p>
          </table:table-cell>
          <table:table-cell office:value-type="float" office:value="100782" table:style-name="ce6">
            <text:p><text:s/>100 782<text:s/></text:p>
          </table:table-cell>
          <table:table-cell office:value-type="float" office:value="20234" table:style-name="ce6">
            <text:p><text:s/>20 234<text:s/></text:p>
          </table:table-cell>
          <table:table-cell office:value-type="float" office:value="155749" table:style-name="ce6">
            <text:p><text:s/>155 749<text:s/></text:p>
          </table:table-cell>
          <table:table-cell office:value-type="float" office:value="324921" table:style-name="ce6">
            <text:p><text:s/>324 921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L</text:p>
          </table:table-cell>
          <table:table-cell office:value-type="string" table:style-name="ce2">
            <text:p>Grundstücks- und Wohnungswesen</text:p>
          </table:table-cell>
          <table:table-cell office:value-type="string" table:style-name="ce2">
            <text:p>AT122</text:p>
          </table:table-cell>
          <table:table-cell office:value-type="string" table:style-name="ce2">
            <text:p>Niederösterreich-Süd</text:p>
          </table:table-cell>
          <table:table-cell office:value-type="float" office:value="594" table:style-name="ce6">
            <text:p><text:s/>594<text:s/></text:p>
          </table:table-cell>
          <table:table-cell office:value-type="float" office:value="1080" table:style-name="ce6">
            <text:p><text:s/>1 080<text:s/></text:p>
          </table:table-cell>
          <table:table-cell office:value-type="float" office:value="783" table:style-name="ce6">
            <text:p><text:s/>783<text:s/></text:p>
          </table:table-cell>
          <table:table-cell office:value-type="float" office:value="301193" table:style-name="ce6">
            <text:p><text:s/>301 193<text:s/></text:p>
          </table:table-cell>
          <table:table-cell office:value-type="float" office:value="26925" table:style-name="ce6">
            <text:p><text:s/>26 925<text:s/></text:p>
          </table:table-cell>
          <table:table-cell office:value-type="float" office:value="131283" table:style-name="ce6">
            <text:p><text:s/>131 283<text:s/></text:p>
          </table:table-cell>
          <table:table-cell office:value-type="float" office:value="157392" table:style-name="ce6">
            <text:p><text:s/>157 392<text:s/></text:p>
          </table:table-cell>
          <table:table-cell office:value-type="float" office:value="147339" table:style-name="ce6">
            <text:p><text:s/>147 339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M</text:p>
          </table:table-cell>
          <table:table-cell office:value-type="string" table:style-name="ce2">
            <text:p>Freiberufliche/techn. Dienstleistungen</text:p>
          </table:table-cell>
          <table:table-cell office:value-type="string" table:style-name="ce2">
            <text:p>AT122</text:p>
          </table:table-cell>
          <table:table-cell office:value-type="string" table:style-name="ce2">
            <text:p>Niederösterreich-Süd</text:p>
          </table:table-cell>
          <table:table-cell office:value-type="float" office:value="2181" table:style-name="ce6">
            <text:p><text:s/>2 181<text:s/></text:p>
          </table:table-cell>
          <table:table-cell office:value-type="float" office:value="5720" table:style-name="ce6">
            <text:p><text:s/>5 720<text:s/></text:p>
          </table:table-cell>
          <table:table-cell office:value-type="float" office:value="3671" table:style-name="ce6">
            <text:p><text:s/>3 671<text:s/></text:p>
          </table:table-cell>
          <table:table-cell office:value-type="float" office:value="671549" table:style-name="ce6">
            <text:p><text:s/>671 549<text:s/></text:p>
          </table:table-cell>
          <table:table-cell office:value-type="float" office:value="160047" table:style-name="ce6">
            <text:p><text:s/>160 047<text:s/></text:p>
          </table:table-cell>
          <table:table-cell office:value-type="float" office:value="27263" table:style-name="ce6">
            <text:p><text:s/>27 263<text:s/></text:p>
          </table:table-cell>
          <table:table-cell office:value-type="float" office:value="368701" table:style-name="ce6">
            <text:p><text:s/>368 701<text:s/></text:p>
          </table:table-cell>
          <table:table-cell office:value-type="float" office:value="323546" table:style-name="ce6">
            <text:p><text:s/>323 546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N</text:p>
          </table:table-cell>
          <table:table-cell office:value-type="string" table:style-name="ce2">
            <text:p>Sonst. wirtschaftl. Dienstleistungen</text:p>
          </table:table-cell>
          <table:table-cell office:value-type="string" table:style-name="ce2">
            <text:p>AT122</text:p>
          </table:table-cell>
          <table:table-cell office:value-type="string" table:style-name="ce2">
            <text:p>Niederösterreich-Süd</text:p>
          </table:table-cell>
          <table:table-cell office:value-type="float" office:value="890" table:style-name="ce6">
            <text:p><text:s/>890<text:s/></text:p>
          </table:table-cell>
          <table:table-cell office:value-type="float" office:value="5043" table:style-name="ce6">
            <text:p><text:s/>5 043<text:s/></text:p>
          </table:table-cell>
          <table:table-cell office:value-type="float" office:value="4261" table:style-name="ce6">
            <text:p><text:s/>4 261<text:s/></text:p>
          </table:table-cell>
          <table:table-cell office:value-type="float" office:value="348703" table:style-name="ce6">
            <text:p><text:s/>348 703<text:s/></text:p>
          </table:table-cell>
          <table:table-cell office:value-type="float" office:value="134625" table:style-name="ce6">
            <text:p><text:s/>134 625<text:s/></text:p>
          </table:table-cell>
          <table:table-cell office:value-type="float" office:value="12123" table:style-name="ce6">
            <text:p><text:s/>12 123<text:s/></text:p>
          </table:table-cell>
          <table:table-cell office:value-type="float" office:value="126812" table:style-name="ce6">
            <text:p><text:s/>126 812<text:s/></text:p>
          </table:table-cell>
          <table:table-cell office:value-type="float" office:value="225150" table:style-name="ce6">
            <text:p><text:s/>225 150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P</text:p>
          </table:table-cell>
          <table:table-cell office:value-type="string" table:style-name="ce2">
            <text:p>Erziehung und Unterricht</text:p>
          </table:table-cell>
          <table:table-cell office:value-type="string" table:style-name="ce2">
            <text:p>AT122</text:p>
          </table:table-cell>
          <table:table-cell office:value-type="string" table:style-name="ce2">
            <text:p>Niederösterreich-Süd</text:p>
          </table:table-cell>
          <table:table-cell office:value-type="float" office:value="554" table:style-name="ce6">
            <text:p><text:s/>554<text:s/></text:p>
          </table:table-cell>
          <table:table-cell office:value-type="float" office:value="1113" table:style-name="ce6">
            <text:p><text:s/>1 113<text:s/></text:p>
          </table:table-cell>
          <table:table-cell office:value-type="float" office:value="575" table:style-name="ce6">
            <text:p><text:s/>575<text:s/></text:p>
          </table:table-cell>
          <table:table-cell office:value-type="float" office:value="49098" table:style-name="ce6">
            <text:p><text:s/>49 098<text:s/></text:p>
          </table:table-cell>
          <table:table-cell office:value-type="float" office:value="16850" table:style-name="ce6">
            <text:p><text:s/>16 850<text:s/></text:p>
          </table:table-cell>
          <table:table-cell office:value-type="float" office:value="1101" table:style-name="ce6">
            <text:p><text:s/>1 101<text:s/></text:p>
          </table:table-cell>
          <table:table-cell office:value-type="float" office:value="19112" table:style-name="ce6">
            <text:p><text:s/>19 112<text:s/></text:p>
          </table:table-cell>
          <table:table-cell office:value-type="float" office:value="30989" table:style-name="ce6">
            <text:p><text:s/>30 989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Q</text:p>
          </table:table-cell>
          <table:table-cell office:value-type="string" table:style-name="ce2">
            <text:p>Gesundheits- und Sozialwesen</text:p>
          </table:table-cell>
          <table:table-cell office:value-type="string" table:style-name="ce2">
            <text:p>AT122</text:p>
          </table:table-cell>
          <table:table-cell office:value-type="string" table:style-name="ce2">
            <text:p>Niederösterreich-Süd</text:p>
          </table:table-cell>
          <table:table-cell office:value-type="float" office:value="2429" table:style-name="ce6">
            <text:p><text:s/>2 429<text:s/></text:p>
          </table:table-cell>
          <table:table-cell office:value-type="float" office:value="6196" table:style-name="ce6">
            <text:p><text:s/>6 196<text:s/></text:p>
          </table:table-cell>
          <table:table-cell office:value-type="float" office:value="3878" table:style-name="ce6">
            <text:p><text:s/>3 878<text:s/></text:p>
          </table:table-cell>
          <table:table-cell office:value-type="float" office:value="414445" table:style-name="ce6">
            <text:p><text:s/>414 445<text:s/></text:p>
          </table:table-cell>
          <table:table-cell office:value-type="float" office:value="100433" table:style-name="ce6">
            <text:p><text:s/>100 433<text:s/></text:p>
          </table:table-cell>
          <table:table-cell office:value-type="float" office:value="15758" table:style-name="ce6">
            <text:p><text:s/>15 758<text:s/></text:p>
          </table:table-cell>
          <table:table-cell office:value-type="float" office:value="153294" table:style-name="ce6">
            <text:p><text:s/>153 294<text:s/></text:p>
          </table:table-cell>
          <table:table-cell office:value-type="float" office:value="272336" table:style-name="ce6">
            <text:p><text:s/>272 336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R</text:p>
          </table:table-cell>
          <table:table-cell office:value-type="string" table:style-name="ce2">
            <text:p>Kunst, Unterhaltung und Erholung</text:p>
          </table:table-cell>
          <table:table-cell office:value-type="string" table:style-name="ce2">
            <text:p>AT122</text:p>
          </table:table-cell>
          <table:table-cell office:value-type="string" table:style-name="ce2">
            <text:p>Niederösterreich-Süd</text:p>
          </table:table-cell>
          <table:table-cell office:value-type="float" office:value="631" table:style-name="ce6">
            <text:p><text:s/>631<text:s/></text:p>
          </table:table-cell>
          <table:table-cell office:value-type="float" office:value="1368" table:style-name="ce6">
            <text:p><text:s/>1 368<text:s/></text:p>
          </table:table-cell>
          <table:table-cell office:value-type="float" office:value="793" table:style-name="ce6">
            <text:p><text:s/>793<text:s/></text:p>
          </table:table-cell>
          <table:table-cell office:value-type="float" office:value="288804" table:style-name="ce6">
            <text:p><text:s/>288 804<text:s/></text:p>
          </table:table-cell>
          <table:table-cell office:value-type="float" office:value="31539" table:style-name="ce6">
            <text:p><text:s/>31 539<text:s/></text:p>
          </table:table-cell>
          <table:table-cell office:value-type="float" office:value="6324" table:style-name="ce6">
            <text:p><text:s/>6 324<text:s/></text:p>
          </table:table-cell>
          <table:table-cell office:value-type="float" office:value="156319" table:style-name="ce6">
            <text:p><text:s/>156 319<text:s/></text:p>
          </table:table-cell>
          <table:table-cell office:value-type="float" office:value="137418" table:style-name="ce6">
            <text:p><text:s/>137 418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S</text:p>
          </table:table-cell>
          <table:table-cell office:value-type="string" table:style-name="ce2">
            <text:p>Sonst. Dienstleistungen</text:p>
          </table:table-cell>
          <table:table-cell office:value-type="string" table:style-name="ce2">
            <text:p>AT122</text:p>
          </table:table-cell>
          <table:table-cell office:value-type="string" table:style-name="ce2">
            <text:p>Niederösterreich-Süd</text:p>
          </table:table-cell>
          <table:table-cell office:value-type="float" office:value="1322" table:style-name="ce6">
            <text:p><text:s/>1 322<text:s/></text:p>
          </table:table-cell>
          <table:table-cell office:value-type="float" office:value="2455" table:style-name="ce7">
            <text:p><text:s/>2 455<text:s/></text:p>
          </table:table-cell>
          <table:table-cell office:value-type="float" office:value="1249" table:style-name="ce7">
            <text:p><text:s/>1 249<text:s/></text:p>
          </table:table-cell>
          <table:table-cell office:value-type="float" office:value="95760" table:style-name="ce7">
            <text:p><text:s/>95 760<text:s/></text:p>
          </table:table-cell>
          <table:table-cell office:value-type="float" office:value="27870" table:style-name="ce7">
            <text:p><text:s/>27 870<text:s/></text:p>
          </table:table-cell>
          <table:table-cell office:value-type="float" office:value="6633" table:style-name="ce7">
            <text:p><text:s/>6 633<text:s/></text:p>
          </table:table-cell>
          <table:table-cell office:value-type="float" office:value="39366" table:style-name="ce7">
            <text:p><text:s/>39 366<text:s/></text:p>
          </table:table-cell>
          <table:table-cell office:value-type="float" office:value="57117" table:style-name="ce7">
            <text:p><text:s/>57 117<text:s/></text:p>
          </table:table-cell>
          <table:table-cell table:number-columns-repeated="16372"/>
        </table:table-row>
        <table:table-row table:style-name="ro3">
          <table:table-cell table:style-name="ce4"/>
          <table:table-cell office:value-type="string" table:style-name="ce4">
            <text:p>INSGESAMT</text:p>
          </table:table-cell>
          <table:table-cell office:value-type="string" table:style-name="ce4">
            <text:p>AT123</text:p>
          </table:table-cell>
          <table:table-cell office:value-type="string" table:style-name="ce4">
            <text:p>Sankt Pölten</text:p>
          </table:table-cell>
          <table:table-cell office:value-type="float" office:value="11288" table:style-name="ce5">
            <text:p><text:s/>11 288<text:s/></text:p>
          </table:table-cell>
          <table:table-cell office:value-type="float" office:value="62741" table:style-name="ce8">
            <text:p><text:s/>62 741<text:s/></text:p>
          </table:table-cell>
          <table:table-cell office:value-type="float" office:value="53296" table:style-name="ce8">
            <text:p><text:s/>53 296<text:s/></text:p>
          </table:table-cell>
          <table:table-cell office:value-type="float" office:value="13090393" table:style-name="ce8">
            <text:p><text:s/>13 090 393<text:s/></text:p>
          </table:table-cell>
          <table:table-cell office:value-type="float" office:value="2043835" table:style-name="ce8">
            <text:p><text:s/>2 043 835<text:s/></text:p>
          </table:table-cell>
          <table:table-cell office:value-type="float" office:value="962563" table:style-name="ce8">
            <text:p><text:s/>962 563<text:s/></text:p>
          </table:table-cell>
          <table:table-cell office:value-type="float" office:value="8673946" table:style-name="ce8">
            <text:p><text:s/>8 673 946<text:s/></text:p>
          </table:table-cell>
          <table:table-cell office:value-type="float" office:value="4254926" table:style-name="ce8">
            <text:p><text:s/>4 254 926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A</text:p>
          </table:table-cell>
          <table:table-cell office:value-type="string" table:style-name="ce2">
            <text:p>Land- und Forstwirtschaft</text:p>
          </table:table-cell>
          <table:table-cell office:value-type="string" table:style-name="ce2">
            <text:p>AT123</text:p>
          </table:table-cell>
          <table:table-cell office:value-type="string" table:style-name="ce2">
            <text:p>Sankt Pölten</text:p>
          </table:table-cell>
          <table:table-cell office:value-type="float" office:value="1" table:style-name="ce6">
            <text:p><text:s/>1<text:s/>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B</text:p>
          </table:table-cell>
          <table:table-cell office:value-type="string" table:style-name="ce2">
            <text:p>Bergbau</text:p>
          </table:table-cell>
          <table:table-cell office:value-type="string" table:style-name="ce2">
            <text:p>AT123</text:p>
          </table:table-cell>
          <table:table-cell office:value-type="string" table:style-name="ce2">
            <text:p>Sankt Pölten</text:p>
          </table:table-cell>
          <table:table-cell office:value-type="float" office:value="13" table:style-name="ce6">
            <text:p><text:s/>13<text:s/>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C</text:p>
          </table:table-cell>
          <table:table-cell office:value-type="string" table:style-name="ce2">
            <text:p>Herstellung von Waren</text:p>
          </table:table-cell>
          <table:table-cell office:value-type="string" table:style-name="ce2">
            <text:p>AT123</text:p>
          </table:table-cell>
          <table:table-cell office:value-type="string" table:style-name="ce2">
            <text:p>Sankt Pölten</text:p>
          </table:table-cell>
          <table:table-cell office:value-type="float" office:value="658" table:style-name="ce6">
            <text:p><text:s/>658<text:s/></text:p>
          </table:table-cell>
          <table:table-cell office:value-type="float" office:value="11162" table:style-name="ce6">
            <text:p><text:s/>11 162<text:s/></text:p>
          </table:table-cell>
          <table:table-cell office:value-type="float" office:value="10644" table:style-name="ce6">
            <text:p><text:s/>10 644<text:s/></text:p>
          </table:table-cell>
          <table:table-cell office:value-type="float" office:value="3354116" table:style-name="ce6">
            <text:p><text:s/>3 354 116<text:s/></text:p>
          </table:table-cell>
          <table:table-cell office:value-type="float" office:value="507018" table:style-name="ce6">
            <text:p><text:s/>507 018<text:s/></text:p>
          </table:table-cell>
          <table:table-cell office:value-type="float" office:value="137798" table:style-name="ce6">
            <text:p><text:s/>137 798<text:s/></text:p>
          </table:table-cell>
          <table:table-cell office:value-type="float" office:value="2486289" table:style-name="ce6">
            <text:p><text:s/>2 486 289<text:s/></text:p>
          </table:table-cell>
          <table:table-cell office:value-type="float" office:value="913893" table:style-name="ce6">
            <text:p><text:s/>913 893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D</text:p>
          </table:table-cell>
          <table:table-cell office:value-type="string" table:style-name="ce2">
            <text:p>Energieversorgung</text:p>
          </table:table-cell>
          <table:table-cell office:value-type="string" table:style-name="ce2">
            <text:p>AT123</text:p>
          </table:table-cell>
          <table:table-cell office:value-type="string" table:style-name="ce2">
            <text:p>Sankt Pölten</text:p>
          </table:table-cell>
          <table:table-cell office:value-type="float" office:value="96" table:style-name="ce6">
            <text:p><text:s/>96<text:s/></text:p>
          </table:table-cell>
          <table:table-cell office:value-type="float" office:value="140" table:style-name="ce6">
            <text:p><text:s/>140<text:s/></text:p>
          </table:table-cell>
          <table:table-cell office:value-type="float" office:value="67" table:style-name="ce6">
            <text:p><text:s/>67<text:s/></text:p>
          </table:table-cell>
          <table:table-cell office:value-type="float" office:value="206227" table:style-name="ce6">
            <text:p><text:s/>206 227<text:s/></text:p>
          </table:table-cell>
          <table:table-cell office:value-type="float" office:value="3307" table:style-name="ce6">
            <text:p><text:s/>3 307<text:s/></text:p>
          </table:table-cell>
          <table:table-cell office:value-type="float" office:value="37898" table:style-name="ce6">
            <text:p><text:s/>37 898<text:s/></text:p>
          </table:table-cell>
          <table:table-cell office:value-type="float" office:value="95287" table:style-name="ce6">
            <text:p><text:s/>95 287<text:s/></text:p>
          </table:table-cell>
          <table:table-cell office:value-type="float" office:value="110622" table:style-name="ce6">
            <text:p><text:s/>110 622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E</text:p>
          </table:table-cell>
          <table:table-cell office:value-type="string" table:style-name="ce2">
            <text:p>Wasserversorgung und Abfallentsorgung</text:p>
          </table:table-cell>
          <table:table-cell office:value-type="string" table:style-name="ce2">
            <text:p>AT123</text:p>
          </table:table-cell>
          <table:table-cell office:value-type="string" table:style-name="ce2">
            <text:p>Sankt Pölten</text:p>
          </table:table-cell>
          <table:table-cell office:value-type="float" office:value="81" table:style-name="ce6">
            <text:p><text:s/>81<text:s/></text:p>
          </table:table-cell>
          <table:table-cell office:value-type="float" office:value="469" table:style-name="ce6">
            <text:p><text:s/>469<text:s/></text:p>
          </table:table-cell>
          <table:table-cell office:value-type="float" office:value="444" table:style-name="ce6">
            <text:p><text:s/>444<text:s/></text:p>
          </table:table-cell>
          <table:table-cell office:value-type="float" office:value="160717" table:style-name="ce6">
            <text:p><text:s/>160 717<text:s/></text:p>
          </table:table-cell>
          <table:table-cell office:value-type="float" office:value="17799" table:style-name="ce6">
            <text:p><text:s/>17 799<text:s/></text:p>
          </table:table-cell>
          <table:table-cell office:value-type="float" office:value="13267" table:style-name="ce6">
            <text:p><text:s/>13 267<text:s/></text:p>
          </table:table-cell>
          <table:table-cell office:value-type="float" office:value="118834" table:style-name="ce6">
            <text:p><text:s/>118 834<text:s/></text:p>
          </table:table-cell>
          <table:table-cell office:value-type="float" office:value="43228" table:style-name="ce6">
            <text:p><text:s/>43 228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F</text:p>
          </table:table-cell>
          <table:table-cell office:value-type="string" table:style-name="ce2">
            <text:p>Bau</text:p>
          </table:table-cell>
          <table:table-cell office:value-type="string" table:style-name="ce2">
            <text:p>AT123</text:p>
          </table:table-cell>
          <table:table-cell office:value-type="string" table:style-name="ce2">
            <text:p>Sankt Pölten</text:p>
          </table:table-cell>
          <table:table-cell office:value-type="float" office:value="881" table:style-name="ce6">
            <text:p><text:s/>881<text:s/></text:p>
          </table:table-cell>
          <table:table-cell office:value-type="float" office:value="6709" table:style-name="ce6">
            <text:p><text:s/>6 709<text:s/></text:p>
          </table:table-cell>
          <table:table-cell office:value-type="float" office:value="5950" table:style-name="ce6">
            <text:p><text:s/>5 950<text:s/></text:p>
          </table:table-cell>
          <table:table-cell office:value-type="float" office:value="1180366" table:style-name="ce6">
            <text:p><text:s/>1 180 366<text:s/></text:p>
          </table:table-cell>
          <table:table-cell office:value-type="float" office:value="257687" table:style-name="ce6">
            <text:p><text:s/>257 687<text:s/></text:p>
          </table:table-cell>
          <table:table-cell office:value-type="float" office:value="39109" table:style-name="ce6">
            <text:p><text:s/>39 109<text:s/></text:p>
          </table:table-cell>
          <table:table-cell office:value-type="float" office:value="824433" table:style-name="ce6">
            <text:p><text:s/>824 433<text:s/></text:p>
          </table:table-cell>
          <table:table-cell office:value-type="float" office:value="422932" table:style-name="ce6">
            <text:p><text:s/>422 932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G</text:p>
          </table:table-cell>
          <table:table-cell office:value-type="string" table:style-name="ce2">
            <text:p>Handel</text:p>
          </table:table-cell>
          <table:table-cell office:value-type="string" table:style-name="ce2">
            <text:p>AT123</text:p>
          </table:table-cell>
          <table:table-cell office:value-type="string" table:style-name="ce2">
            <text:p>Sankt Pölten</text:p>
          </table:table-cell>
          <table:table-cell office:value-type="float" office:value="2204" table:style-name="ce6">
            <text:p><text:s/>2 204<text:s/></text:p>
          </table:table-cell>
          <table:table-cell office:value-type="float" office:value="14142" table:style-name="ce6">
            <text:p><text:s/>14 142<text:s/></text:p>
          </table:table-cell>
          <table:table-cell office:value-type="float" office:value="12428" table:style-name="ce6">
            <text:p><text:s/>12 428<text:s/></text:p>
          </table:table-cell>
          <table:table-cell office:value-type="float" office:value="4273851" table:style-name="ce6">
            <text:p><text:s/>4 273 851<text:s/></text:p>
          </table:table-cell>
          <table:table-cell office:value-type="float" office:value="449736" table:style-name="ce6">
            <text:p><text:s/>449 736<text:s/></text:p>
          </table:table-cell>
          <table:table-cell office:value-type="float" office:value="100852" table:style-name="ce6">
            <text:p><text:s/>100 852<text:s/></text:p>
          </table:table-cell>
          <table:table-cell office:value-type="float" office:value="3489446" table:style-name="ce6">
            <text:p><text:s/>3 489 446<text:s/></text:p>
          </table:table-cell>
          <table:table-cell office:value-type="float" office:value="794017" table:style-name="ce6">
            <text:p><text:s/>794 017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H</text:p>
          </table:table-cell>
          <table:table-cell office:value-type="string" table:style-name="ce2">
            <text:p>Verkehr</text:p>
          </table:table-cell>
          <table:table-cell office:value-type="string" table:style-name="ce2">
            <text:p>AT123</text:p>
          </table:table-cell>
          <table:table-cell office:value-type="string" table:style-name="ce2">
            <text:p>Sankt Pölten</text:p>
          </table:table-cell>
          <table:table-cell office:value-type="float" office:value="259" table:style-name="ce6">
            <text:p><text:s/>259<text:s/></text:p>
          </table:table-cell>
          <table:table-cell office:value-type="float" office:value="2310" table:style-name="ce6">
            <text:p><text:s/>2 310<text:s/></text:p>
          </table:table-cell>
          <table:table-cell office:value-type="float" office:value="2133" table:style-name="ce6">
            <text:p><text:s/>2 133<text:s/></text:p>
          </table:table-cell>
          <table:table-cell office:value-type="float" office:value="332252" table:style-name="ce6">
            <text:p><text:s/>332 252<text:s/></text:p>
          </table:table-cell>
          <table:table-cell office:value-type="float" office:value="81001" table:style-name="ce6">
            <text:p><text:s/>81 001<text:s/></text:p>
          </table:table-cell>
          <table:table-cell office:value-type="float" office:value="16316" table:style-name="ce6">
            <text:p><text:s/>16 316<text:s/></text:p>
          </table:table-cell>
          <table:table-cell office:value-type="float" office:value="201589" table:style-name="ce6">
            <text:p><text:s/>201 589<text:s/></text:p>
          </table:table-cell>
          <table:table-cell office:value-type="float" office:value="131421" table:style-name="ce6">
            <text:p><text:s/>131 421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I</text:p>
          </table:table-cell>
          <table:table-cell office:value-type="string" table:style-name="ce2">
            <text:p>Beherbergung und Gastronomie</text:p>
          </table:table-cell>
          <table:table-cell office:value-type="string" table:style-name="ce2">
            <text:p>AT123</text:p>
          </table:table-cell>
          <table:table-cell office:value-type="string" table:style-name="ce2">
            <text:p>Sankt Pölten</text:p>
          </table:table-cell>
          <table:table-cell office:value-type="float" office:value="730" table:style-name="ce6">
            <text:p><text:s/>730<text:s/></text:p>
          </table:table-cell>
          <table:table-cell office:value-type="float" office:value="4499" table:style-name="ce6">
            <text:p><text:s/>4 499<text:s/></text:p>
          </table:table-cell>
          <table:table-cell office:value-type="float" office:value="3865" table:style-name="ce6">
            <text:p><text:s/>3 865<text:s/></text:p>
          </table:table-cell>
          <table:table-cell office:value-type="float" office:value="238297" table:style-name="ce6">
            <text:p><text:s/>238 297<text:s/></text:p>
          </table:table-cell>
          <table:table-cell office:value-type="float" office:value="76552" table:style-name="ce6">
            <text:p><text:s/>76 552<text:s/></text:p>
          </table:table-cell>
          <table:table-cell office:value-type="float" office:value="8693" table:style-name="ce6">
            <text:p><text:s/>8 693<text:s/></text:p>
          </table:table-cell>
          <table:table-cell office:value-type="float" office:value="119561" table:style-name="ce6">
            <text:p><text:s/>119 561<text:s/></text:p>
          </table:table-cell>
          <table:table-cell office:value-type="float" office:value="123648" table:style-name="ce6">
            <text:p><text:s/>123 648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J</text:p>
          </table:table-cell>
          <table:table-cell office:value-type="string" table:style-name="ce2">
            <text:p>Information und Kommunikation</text:p>
          </table:table-cell>
          <table:table-cell office:value-type="string" table:style-name="ce2">
            <text:p>AT123</text:p>
          </table:table-cell>
          <table:table-cell office:value-type="string" table:style-name="ce2">
            <text:p>Sankt Pölten</text:p>
          </table:table-cell>
          <table:table-cell office:value-type="float" office:value="549" table:style-name="ce6">
            <text:p><text:s/>549<text:s/></text:p>
          </table:table-cell>
          <table:table-cell office:value-type="float" office:value="1431" table:style-name="ce6">
            <text:p><text:s/>1 431<text:s/></text:p>
          </table:table-cell>
          <table:table-cell office:value-type="float" office:value="947" table:style-name="ce6">
            <text:p><text:s/>947<text:s/></text:p>
          </table:table-cell>
          <table:table-cell office:value-type="float" office:value="290386" table:style-name="ce6">
            <text:p><text:s/>290 386<text:s/></text:p>
          </table:table-cell>
          <table:table-cell office:value-type="float" office:value="47079" table:style-name="ce6">
            <text:p><text:s/>47 079<text:s/></text:p>
          </table:table-cell>
          <table:table-cell office:value-type="float" office:value="11641" table:style-name="ce6">
            <text:p><text:s/>11 641<text:s/></text:p>
          </table:table-cell>
          <table:table-cell office:value-type="float" office:value="186827" table:style-name="ce6">
            <text:p><text:s/>186 827<text:s/></text:p>
          </table:table-cell>
          <table:table-cell office:value-type="float" office:value="107383" table:style-name="ce6">
            <text:p><text:s/>107 383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K</text:p>
          </table:table-cell>
          <table:table-cell office:value-type="string" table:style-name="ce2">
            <text:p>Finanz- und Versicherungsleistungen</text:p>
          </table:table-cell>
          <table:table-cell office:value-type="string" table:style-name="ce2">
            <text:p>AT123</text:p>
          </table:table-cell>
          <table:table-cell office:value-type="string" table:style-name="ce2">
            <text:p>Sankt Pölten</text:p>
          </table:table-cell>
          <table:table-cell office:value-type="float" office:value="414" table:style-name="ce6">
            <text:p><text:s/>414<text:s/></text:p>
          </table:table-cell>
          <table:table-cell office:value-type="float" office:value="2796" table:style-name="ce6">
            <text:p><text:s/>2 796<text:s/></text:p>
          </table:table-cell>
          <table:table-cell office:value-type="float" office:value="2572" table:style-name="ce6">
            <text:p><text:s/>2 572<text:s/></text:p>
          </table:table-cell>
          <table:table-cell office:value-type="float" office:value="1052603" table:style-name="ce6">
            <text:p><text:s/>1 052 603<text:s/></text:p>
          </table:table-cell>
          <table:table-cell office:value-type="float" office:value="153224" table:style-name="ce6">
            <text:p><text:s/>153 224<text:s/></text:p>
          </table:table-cell>
          <table:table-cell office:value-type="float" office:value="32038" table:style-name="ce6">
            <text:p><text:s/>32 038<text:s/></text:p>
          </table:table-cell>
          <table:table-cell office:value-type="float" office:value="232642" table:style-name="ce6">
            <text:p><text:s/>232 642<text:s/></text:p>
          </table:table-cell>
          <table:table-cell office:value-type="float" office:value="487507" table:style-name="ce6">
            <text:p><text:s/>487 507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L</text:p>
          </table:table-cell>
          <table:table-cell office:value-type="string" table:style-name="ce2">
            <text:p>Grundstücks- und Wohnungswesen</text:p>
          </table:table-cell>
          <table:table-cell office:value-type="string" table:style-name="ce2">
            <text:p>AT123</text:p>
          </table:table-cell>
          <table:table-cell office:value-type="string" table:style-name="ce2">
            <text:p>Sankt Pölten</text:p>
          </table:table-cell>
          <table:table-cell office:value-type="float" office:value="450" table:style-name="ce6">
            <text:p><text:s/>450<text:s/></text:p>
          </table:table-cell>
          <table:table-cell office:value-type="float" office:value="1210" table:style-name="ce6">
            <text:p><text:s/>1 210<text:s/></text:p>
          </table:table-cell>
          <table:table-cell office:value-type="float" office:value="942" table:style-name="ce6">
            <text:p><text:s/>942<text:s/></text:p>
          </table:table-cell>
          <table:table-cell office:value-type="float" office:value="618027" table:style-name="ce6">
            <text:p><text:s/>618 027<text:s/></text:p>
          </table:table-cell>
          <table:table-cell office:value-type="float" office:value="37762" table:style-name="ce6">
            <text:p><text:s/>37 762<text:s/></text:p>
          </table:table-cell>
          <table:table-cell office:value-type="float" office:value="392814" table:style-name="ce6">
            <text:p><text:s/>392 814<text:s/></text:p>
          </table:table-cell>
          <table:table-cell office:value-type="float" office:value="283065" table:style-name="ce6">
            <text:p><text:s/>283 065<text:s/></text:p>
          </table:table-cell>
          <table:table-cell office:value-type="float" office:value="348104" table:style-name="ce6">
            <text:p><text:s/>348 104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M</text:p>
          </table:table-cell>
          <table:table-cell office:value-type="string" table:style-name="ce2">
            <text:p>Freiberufliche/techn. Dienstleistungen</text:p>
          </table:table-cell>
          <table:table-cell office:value-type="string" table:style-name="ce2">
            <text:p>AT123</text:p>
          </table:table-cell>
          <table:table-cell office:value-type="string" table:style-name="ce2">
            <text:p>Sankt Pölten</text:p>
          </table:table-cell>
          <table:table-cell office:value-type="float" office:value="1499" table:style-name="ce6">
            <text:p><text:s/>1 499<text:s/></text:p>
          </table:table-cell>
          <table:table-cell office:value-type="float" office:value="4283" table:style-name="ce6">
            <text:p><text:s/>4 283<text:s/></text:p>
          </table:table-cell>
          <table:table-cell office:value-type="float" office:value="2830" table:style-name="ce6">
            <text:p><text:s/>2 830<text:s/></text:p>
          </table:table-cell>
          <table:table-cell office:value-type="float" office:value="500019" table:style-name="ce6">
            <text:p><text:s/>500 019<text:s/></text:p>
          </table:table-cell>
          <table:table-cell office:value-type="float" office:value="113106" table:style-name="ce6">
            <text:p><text:s/>113 106<text:s/></text:p>
          </table:table-cell>
          <table:table-cell office:value-type="float" office:value="120486" table:style-name="ce6">
            <text:p><text:s/>120 486<text:s/></text:p>
          </table:table-cell>
          <table:table-cell office:value-type="float" office:value="284889" table:style-name="ce6">
            <text:p><text:s/>284 889<text:s/></text:p>
          </table:table-cell>
          <table:table-cell office:value-type="float" office:value="219517" table:style-name="ce6">
            <text:p><text:s/>219 517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N</text:p>
          </table:table-cell>
          <table:table-cell office:value-type="string" table:style-name="ce2">
            <text:p>Sonst. wirtschaftl. Dienstleistungen</text:p>
          </table:table-cell>
          <table:table-cell office:value-type="string" table:style-name="ce2">
            <text:p>AT123</text:p>
          </table:table-cell>
          <table:table-cell office:value-type="string" table:style-name="ce2">
            <text:p>Sankt Pölten</text:p>
          </table:table-cell>
          <table:table-cell office:value-type="float" office:value="548" table:style-name="ce6">
            <text:p><text:s/>548<text:s/></text:p>
          </table:table-cell>
          <table:table-cell office:value-type="float" office:value="7216" table:style-name="ce6">
            <text:p><text:s/>7 216<text:s/></text:p>
          </table:table-cell>
          <table:table-cell office:value-type="float" office:value="6754" table:style-name="ce6">
            <text:p><text:s/>6 754<text:s/></text:p>
          </table:table-cell>
          <table:table-cell office:value-type="float" office:value="466656" table:style-name="ce6">
            <text:p><text:s/>466 656<text:s/></text:p>
          </table:table-cell>
          <table:table-cell office:value-type="float" office:value="194521" table:style-name="ce6">
            <text:p><text:s/>194 521<text:s/></text:p>
          </table:table-cell>
          <table:table-cell office:value-type="float" office:value="36382" table:style-name="ce6">
            <text:p><text:s/>36 382<text:s/></text:p>
          </table:table-cell>
          <table:table-cell office:value-type="float" office:value="176507" table:style-name="ce6">
            <text:p><text:s/>176 507<text:s/></text:p>
          </table:table-cell>
          <table:table-cell office:value-type="float" office:value="290918" table:style-name="ce6">
            <text:p><text:s/>290 918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P</text:p>
          </table:table-cell>
          <table:table-cell office:value-type="string" table:style-name="ce2">
            <text:p>Erziehung und Unterricht</text:p>
          </table:table-cell>
          <table:table-cell office:value-type="string" table:style-name="ce2">
            <text:p>AT123</text:p>
          </table:table-cell>
          <table:table-cell office:value-type="string" table:style-name="ce2">
            <text:p>Sankt Pölten</text:p>
          </table:table-cell>
          <table:table-cell office:value-type="float" office:value="357" table:style-name="ce6">
            <text:p><text:s/>357<text:s/></text:p>
          </table:table-cell>
          <table:table-cell office:value-type="float" office:value="818" table:style-name="ce6">
            <text:p><text:s/>818<text:s/></text:p>
          </table:table-cell>
          <table:table-cell office:value-type="float" office:value="481" table:style-name="ce6">
            <text:p><text:s/>481<text:s/></text:p>
          </table:table-cell>
          <table:table-cell office:value-type="float" office:value="33968" table:style-name="ce6">
            <text:p><text:s/>33 968<text:s/></text:p>
          </table:table-cell>
          <table:table-cell office:value-type="float" office:value="12828" table:style-name="ce6">
            <text:p><text:s/>12 828<text:s/></text:p>
          </table:table-cell>
          <table:table-cell office:value-type="float" office:value="650" table:style-name="ce6">
            <text:p><text:s/>650<text:s/></text:p>
          </table:table-cell>
          <table:table-cell office:value-type="float" office:value="15464" table:style-name="ce6">
            <text:p><text:s/>15 464<text:s/></text:p>
          </table:table-cell>
          <table:table-cell office:value-type="float" office:value="19514" table:style-name="ce6">
            <text:p><text:s/>19 514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Q</text:p>
          </table:table-cell>
          <table:table-cell office:value-type="string" table:style-name="ce2">
            <text:p>Gesundheits- und Sozialwesen</text:p>
          </table:table-cell>
          <table:table-cell office:value-type="string" table:style-name="ce2">
            <text:p>AT123</text:p>
          </table:table-cell>
          <table:table-cell office:value-type="string" table:style-name="ce2">
            <text:p>Sankt Pölten</text:p>
          </table:table-cell>
          <table:table-cell office:value-type="float" office:value="1365" table:style-name="ce6">
            <text:p><text:s/>1 365<text:s/></text:p>
          </table:table-cell>
          <table:table-cell office:value-type="float" office:value="3632" table:style-name="ce6">
            <text:p><text:s/>3 632<text:s/></text:p>
          </table:table-cell>
          <table:table-cell office:value-type="float" office:value="2354" table:style-name="ce6">
            <text:p><text:s/>2 354<text:s/></text:p>
          </table:table-cell>
          <table:table-cell office:value-type="float" office:value="282252" table:style-name="ce6">
            <text:p><text:s/>282 252<text:s/></text:p>
          </table:table-cell>
          <table:table-cell office:value-type="float" office:value="69962" table:style-name="ce6">
            <text:p><text:s/>69 962<text:s/></text:p>
          </table:table-cell>
          <table:table-cell office:value-type="float" office:value="10803" table:style-name="ce6">
            <text:p><text:s/>10 803<text:s/></text:p>
          </table:table-cell>
          <table:table-cell office:value-type="float" office:value="107470" table:style-name="ce6">
            <text:p><text:s/>107 470<text:s/></text:p>
          </table:table-cell>
          <table:table-cell office:value-type="float" office:value="179317" table:style-name="ce6">
            <text:p><text:s/>179 317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R</text:p>
          </table:table-cell>
          <table:table-cell office:value-type="string" table:style-name="ce2">
            <text:p>Kunst, Unterhaltung und Erholung</text:p>
          </table:table-cell>
          <table:table-cell office:value-type="string" table:style-name="ce2">
            <text:p>AT123</text:p>
          </table:table-cell>
          <table:table-cell office:value-type="string" table:style-name="ce2">
            <text:p>Sankt Pölten</text:p>
          </table:table-cell>
          <table:table-cell office:value-type="float" office:value="411" table:style-name="ce6">
            <text:p><text:s/>411<text:s/></text:p>
          </table:table-cell>
          <table:table-cell office:value-type="float" office:value="728" table:style-name="ce6">
            <text:p><text:s/>728<text:s/></text:p>
          </table:table-cell>
          <table:table-cell office:value-type="float" office:value="390" table:style-name="ce6">
            <text:p><text:s/>390<text:s/></text:p>
          </table:table-cell>
          <table:table-cell office:value-type="float" office:value="56528" table:style-name="ce6">
            <text:p><text:s/>56 528<text:s/></text:p>
          </table:table-cell>
          <table:table-cell office:value-type="float" office:value="12836" table:style-name="ce6">
            <text:p><text:s/>12 836<text:s/></text:p>
          </table:table-cell>
          <table:table-cell office:value-type="float" office:value="1899" table:style-name="ce6">
            <text:p><text:s/>1 899<text:s/></text:p>
          </table:table-cell>
          <table:table-cell office:value-type="float" office:value="30922" table:style-name="ce6">
            <text:p><text:s/>30 922<text:s/></text:p>
          </table:table-cell>
          <table:table-cell office:value-type="float" office:value="38928" table:style-name="ce6">
            <text:p><text:s/>38 928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S</text:p>
          </table:table-cell>
          <table:table-cell office:value-type="string" table:style-name="ce2">
            <text:p>Sonst. Dienstleistungen</text:p>
          </table:table-cell>
          <table:table-cell office:value-type="string" table:style-name="ce2">
            <text:p>AT123</text:p>
          </table:table-cell>
          <table:table-cell office:value-type="string" table:style-name="ce2">
            <text:p>Sankt Pölten</text:p>
          </table:table-cell>
          <table:table-cell office:value-type="float" office:value="772" table:style-name="ce6">
            <text:p><text:s/>772<text:s/></text:p>
          </table:table-cell>
          <table:table-cell office:value-type="float" office:value="1167" table:style-name="ce6">
            <text:p><text:s/>1 167<text:s/></text:p>
          </table:table-cell>
          <table:table-cell office:value-type="float" office:value="475" table:style-name="ce6">
            <text:p><text:s/>475<text:s/></text:p>
          </table:table-cell>
          <table:table-cell office:value-type="float" office:value="36455" table:style-name="ce6">
            <text:p><text:s/>36 455<text:s/></text:p>
          </table:table-cell>
          <table:table-cell office:value-type="float" office:value="8109" table:style-name="ce6">
            <text:p><text:s/>8 109<text:s/></text:p>
          </table:table-cell>
          <table:table-cell office:value-type="float" office:value="1202" table:style-name="ce6">
            <text:p><text:s/>1 202<text:s/></text:p>
          </table:table-cell>
          <table:table-cell office:value-type="float" office:value="15700" table:style-name="ce6">
            <text:p><text:s/>15 700<text:s/></text:p>
          </table:table-cell>
          <table:table-cell office:value-type="float" office:value="21231" table:style-name="ce6">
            <text:p><text:s/>21 231<text:s/></text:p>
          </table:table-cell>
          <table:table-cell table:number-columns-repeated="16372"/>
        </table:table-row>
        <table:table-row table:style-name="ro3">
          <table:table-cell table:style-name="ce4"/>
          <table:table-cell office:value-type="string" table:style-name="ce4">
            <text:p>INSGESAMT</text:p>
          </table:table-cell>
          <table:table-cell office:value-type="string" table:style-name="ce4">
            <text:p>AT124</text:p>
          </table:table-cell>
          <table:table-cell office:value-type="string" table:style-name="ce4">
            <text:p>Waldviertel</text:p>
          </table:table-cell>
          <table:table-cell office:value-type="float" office:value="15612" table:style-name="ce5">
            <text:p><text:s/>15 612<text:s/></text:p>
          </table:table-cell>
          <table:table-cell office:value-type="float" office:value="72521" table:style-name="ce5">
            <text:p><text:s/>72 521<text:s/></text:p>
          </table:table-cell>
          <table:table-cell office:value-type="float" office:value="59425" table:style-name="ce5">
            <text:p><text:s/>59 425<text:s/></text:p>
          </table:table-cell>
          <table:table-cell office:value-type="float" office:value="14446312" table:style-name="ce5">
            <text:p><text:s/>14 446 312<text:s/></text:p>
          </table:table-cell>
          <table:table-cell office:value-type="float" office:value="2130336" table:style-name="ce5">
            <text:p><text:s/>2 130 336<text:s/></text:p>
          </table:table-cell>
          <table:table-cell office:value-type="float" office:value="738455" table:style-name="ce5">
            <text:p><text:s/>738 455<text:s/></text:p>
          </table:table-cell>
          <table:table-cell office:value-type="float" office:value="10137849" table:style-name="ce5">
            <text:p><text:s/>10 137 849<text:s/></text:p>
          </table:table-cell>
          <table:table-cell office:value-type="float" office:value="4258147" table:style-name="ce5">
            <text:p><text:s/>4 258 147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A</text:p>
          </table:table-cell>
          <table:table-cell office:value-type="string" table:style-name="ce2">
            <text:p>Land- und Forstwirtschaft</text:p>
          </table:table-cell>
          <table:table-cell office:value-type="string" table:style-name="ce2">
            <text:p>AT124</text:p>
          </table:table-cell>
          <table:table-cell office:value-type="string" table:style-name="ce2">
            <text:p>Waldviertel</text:p>
          </table:table-cell>
          <table:table-cell office:value-type="float" office:value="5" table:style-name="ce6">
            <text:p><text:s/>5<text:s/></text:p>
          </table:table-cell>
          <table:table-cell office:value-type="float" office:value="12" table:style-name="ce6">
            <text:p><text:s/>12<text:s/></text:p>
          </table:table-cell>
          <table:table-cell office:value-type="float" office:value="12" table:style-name="ce6">
            <text:p><text:s/>12<text:s/></text:p>
          </table:table-cell>
          <table:table-cell office:value-type="float" office:value="8690" table:style-name="ce6">
            <text:p><text:s/>8 690<text:s/></text:p>
          </table:table-cell>
          <table:table-cell office:value-type="float" office:value="320" table:style-name="ce6">
            <text:p><text:s/>320<text:s/></text:p>
          </table:table-cell>
          <table:table-cell office:value-type="float" office:value="170" table:style-name="ce6">
            <text:p><text:s/>170<text:s/></text:p>
          </table:table-cell>
          <table:table-cell office:value-type="float" office:value="8055" table:style-name="ce6">
            <text:p><text:s/>8 055<text:s/></text:p>
          </table:table-cell>
          <table:table-cell office:value-type="float" office:value="637" table:style-name="ce6">
            <text:p><text:s/>637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B</text:p>
          </table:table-cell>
          <table:table-cell office:value-type="string" table:style-name="ce2">
            <text:p>Bergbau</text:p>
          </table:table-cell>
          <table:table-cell office:value-type="string" table:style-name="ce2">
            <text:p>AT124</text:p>
          </table:table-cell>
          <table:table-cell office:value-type="string" table:style-name="ce2">
            <text:p>Waldviertel</text:p>
          </table:table-cell>
          <table:table-cell office:value-type="float" office:value="28" table:style-name="ce6">
            <text:p><text:s/>28<text:s/></text:p>
          </table:table-cell>
          <table:table-cell office:value-type="float" office:value="160" table:style-name="ce6">
            <text:p><text:s/>160<text:s/></text:p>
          </table:table-cell>
          <table:table-cell office:value-type="float" office:value="147" table:style-name="ce6">
            <text:p><text:s/>147<text:s/></text:p>
          </table:table-cell>
          <table:table-cell office:value-type="float" office:value="19683" table:style-name="ce6">
            <text:p><text:s/>19 683<text:s/></text:p>
          </table:table-cell>
          <table:table-cell office:value-type="float" office:value="5611" table:style-name="ce6">
            <text:p><text:s/>5 611<text:s/></text:p>
          </table:table-cell>
          <table:table-cell office:value-type="float" office:value="3589" table:style-name="ce6">
            <text:p><text:s/>3 589<text:s/></text:p>
          </table:table-cell>
          <table:table-cell office:value-type="float" office:value="10245" table:style-name="ce6">
            <text:p><text:s/>10 245<text:s/></text:p>
          </table:table-cell>
          <table:table-cell office:value-type="float" office:value="9558" table:style-name="ce6">
            <text:p><text:s/>9 558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C</text:p>
          </table:table-cell>
          <table:table-cell office:value-type="string" table:style-name="ce2">
            <text:p>Herstellung von Waren</text:p>
          </table:table-cell>
          <table:table-cell office:value-type="string" table:style-name="ce2">
            <text:p>AT124</text:p>
          </table:table-cell>
          <table:table-cell office:value-type="string" table:style-name="ce2">
            <text:p>Waldviertel</text:p>
          </table:table-cell>
          <table:table-cell office:value-type="float" office:value="1201" table:style-name="ce6">
            <text:p><text:s/>1 201<text:s/></text:p>
          </table:table-cell>
          <table:table-cell office:value-type="float" office:value="15586" table:style-name="ce6">
            <text:p><text:s/>15 586<text:s/></text:p>
          </table:table-cell>
          <table:table-cell office:value-type="float" office:value="14580" table:style-name="ce6">
            <text:p><text:s/>14 580<text:s/></text:p>
          </table:table-cell>
          <table:table-cell office:value-type="float" office:value="4378389" table:style-name="ce6">
            <text:p><text:s/>4 378 389<text:s/></text:p>
          </table:table-cell>
          <table:table-cell office:value-type="float" office:value="629239" table:style-name="ce6">
            <text:p><text:s/>629 239<text:s/></text:p>
          </table:table-cell>
          <table:table-cell office:value-type="float" office:value="198729" table:style-name="ce6">
            <text:p><text:s/>198 729<text:s/></text:p>
          </table:table-cell>
          <table:table-cell office:value-type="float" office:value="3264822" table:style-name="ce6">
            <text:p><text:s/>3 264 822<text:s/></text:p>
          </table:table-cell>
          <table:table-cell office:value-type="float" office:value="1146765" table:style-name="ce6">
            <text:p><text:s/>1 146 765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D</text:p>
          </table:table-cell>
          <table:table-cell office:value-type="string" table:style-name="ce2">
            <text:p>Energieversorgung</text:p>
          </table:table-cell>
          <table:table-cell office:value-type="string" table:style-name="ce2">
            <text:p>AT124</text:p>
          </table:table-cell>
          <table:table-cell office:value-type="string" table:style-name="ce2">
            <text:p>Waldviertel</text:p>
          </table:table-cell>
          <table:table-cell office:value-type="float" office:value="228" table:style-name="ce6">
            <text:p><text:s/>228<text:s/></text:p>
          </table:table-cell>
          <table:table-cell office:value-type="float" office:value="566" table:style-name="ce6">
            <text:p><text:s/>566<text:s/></text:p>
          </table:table-cell>
          <table:table-cell office:value-type="float" office:value="347" table:style-name="ce6">
            <text:p><text:s/>347<text:s/></text:p>
          </table:table-cell>
          <table:table-cell office:value-type="float" office:value="273321" table:style-name="ce6">
            <text:p><text:s/>273 321<text:s/></text:p>
          </table:table-cell>
          <table:table-cell office:value-type="float" office:value="19855" table:style-name="ce6">
            <text:p><text:s/>19 855<text:s/></text:p>
          </table:table-cell>
          <table:table-cell office:value-type="float" office:value="19522" table:style-name="ce6">
            <text:p><text:s/>19 522<text:s/></text:p>
          </table:table-cell>
          <table:table-cell office:value-type="float" office:value="185769" table:style-name="ce6">
            <text:p><text:s/>185 769<text:s/></text:p>
          </table:table-cell>
          <table:table-cell office:value-type="float" office:value="88444" table:style-name="ce6">
            <text:p><text:s/>88 444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E</text:p>
          </table:table-cell>
          <table:table-cell office:value-type="string" table:style-name="ce2">
            <text:p>Wasserversorgung und Abfallentsorgung</text:p>
          </table:table-cell>
          <table:table-cell office:value-type="string" table:style-name="ce2">
            <text:p>AT124</text:p>
          </table:table-cell>
          <table:table-cell office:value-type="string" table:style-name="ce2">
            <text:p>Waldviertel</text:p>
          </table:table-cell>
          <table:table-cell office:value-type="float" office:value="352" table:style-name="ce6">
            <text:p><text:s/>352<text:s/></text:p>
          </table:table-cell>
          <table:table-cell office:value-type="float" office:value="749" table:style-name="ce6">
            <text:p><text:s/>749<text:s/></text:p>
          </table:table-cell>
          <table:table-cell office:value-type="float" office:value="720" table:style-name="ce6">
            <text:p><text:s/>720<text:s/></text:p>
          </table:table-cell>
          <table:table-cell office:value-type="float" office:value="194645" table:style-name="ce6">
            <text:p><text:s/>194 645<text:s/></text:p>
          </table:table-cell>
          <table:table-cell office:value-type="float" office:value="28062" table:style-name="ce6">
            <text:p><text:s/>28 062<text:s/></text:p>
          </table:table-cell>
          <table:table-cell office:value-type="float" office:value="19210" table:style-name="ce6">
            <text:p><text:s/>19 210<text:s/></text:p>
          </table:table-cell>
          <table:table-cell office:value-type="float" office:value="126452" table:style-name="ce6">
            <text:p><text:s/>126 452<text:s/></text:p>
          </table:table-cell>
          <table:table-cell office:value-type="float" office:value="72149" table:style-name="ce6">
            <text:p><text:s/>72 149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F</text:p>
          </table:table-cell>
          <table:table-cell office:value-type="string" table:style-name="ce2">
            <text:p>Bau</text:p>
          </table:table-cell>
          <table:table-cell office:value-type="string" table:style-name="ce2">
            <text:p>AT124</text:p>
          </table:table-cell>
          <table:table-cell office:value-type="string" table:style-name="ce2">
            <text:p>Waldviertel</text:p>
          </table:table-cell>
          <table:table-cell office:value-type="float" office:value="1080" table:style-name="ce6">
            <text:p><text:s/>1 080<text:s/></text:p>
          </table:table-cell>
          <table:table-cell office:value-type="float" office:value="8460" table:style-name="ce6">
            <text:p><text:s/>8 460<text:s/></text:p>
          </table:table-cell>
          <table:table-cell office:value-type="float" office:value="7509" table:style-name="ce6">
            <text:p><text:s/>7 509<text:s/></text:p>
          </table:table-cell>
          <table:table-cell office:value-type="float" office:value="1432865" table:style-name="ce6">
            <text:p><text:s/>1 432 865<text:s/></text:p>
          </table:table-cell>
          <table:table-cell office:value-type="float" office:value="309578" table:style-name="ce6">
            <text:p><text:s/>309 578<text:s/></text:p>
          </table:table-cell>
          <table:table-cell office:value-type="float" office:value="42940" table:style-name="ce6">
            <text:p><text:s/>42 940<text:s/></text:p>
          </table:table-cell>
          <table:table-cell office:value-type="float" office:value="953047" table:style-name="ce6">
            <text:p><text:s/>953 047<text:s/></text:p>
          </table:table-cell>
          <table:table-cell office:value-type="float" office:value="504305" table:style-name="ce6">
            <text:p><text:s/>504 305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G</text:p>
          </table:table-cell>
          <table:table-cell office:value-type="string" table:style-name="ce2">
            <text:p>Handel</text:p>
          </table:table-cell>
          <table:table-cell office:value-type="string" table:style-name="ce2">
            <text:p>AT124</text:p>
          </table:table-cell>
          <table:table-cell office:value-type="string" table:style-name="ce2">
            <text:p>Waldviertel</text:p>
          </table:table-cell>
          <table:table-cell office:value-type="float" office:value="3346" table:style-name="ce6">
            <text:p><text:s/>3 346<text:s/></text:p>
          </table:table-cell>
          <table:table-cell office:value-type="float" office:value="16616" table:style-name="ce6">
            <text:p><text:s/>16 616<text:s/></text:p>
          </table:table-cell>
          <table:table-cell office:value-type="float" office:value="14000" table:style-name="ce6">
            <text:p><text:s/>14 000<text:s/></text:p>
          </table:table-cell>
          <table:table-cell office:value-type="float" office:value="5020887" table:style-name="ce6">
            <text:p><text:s/>5 020 887<text:s/></text:p>
          </table:table-cell>
          <table:table-cell office:value-type="float" office:value="435899" table:style-name="ce6">
            <text:p><text:s/>435 899<text:s/></text:p>
          </table:table-cell>
          <table:table-cell office:value-type="float" office:value="111819" table:style-name="ce6">
            <text:p><text:s/>111 819<text:s/></text:p>
          </table:table-cell>
          <table:table-cell office:value-type="float" office:value="4177324" table:style-name="ce6">
            <text:p><text:s/>4 177 324<text:s/></text:p>
          </table:table-cell>
          <table:table-cell office:value-type="float" office:value="851510" table:style-name="ce6">
            <text:p><text:s/>851 510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H</text:p>
          </table:table-cell>
          <table:table-cell office:value-type="string" table:style-name="ce2">
            <text:p>Verkehr</text:p>
          </table:table-cell>
          <table:table-cell office:value-type="string" table:style-name="ce2">
            <text:p>AT124</text:p>
          </table:table-cell>
          <table:table-cell office:value-type="string" table:style-name="ce2">
            <text:p>Waldviertel</text:p>
          </table:table-cell>
          <table:table-cell office:value-type="float" office:value="348" table:style-name="ce6">
            <text:p><text:s/>348<text:s/></text:p>
          </table:table-cell>
          <table:table-cell office:value-type="float" office:value="2632" table:style-name="ce6">
            <text:p><text:s/>2 632<text:s/></text:p>
          </table:table-cell>
          <table:table-cell office:value-type="float" office:value="2382" table:style-name="ce6">
            <text:p><text:s/>2 382<text:s/></text:p>
          </table:table-cell>
          <table:table-cell office:value-type="float" office:value="397188" table:style-name="ce6">
            <text:p><text:s/>397 188<text:s/></text:p>
          </table:table-cell>
          <table:table-cell office:value-type="float" office:value="94335" table:style-name="ce6">
            <text:p><text:s/>94 335<text:s/></text:p>
          </table:table-cell>
          <table:table-cell office:value-type="float" office:value="15614" table:style-name="ce6">
            <text:p><text:s/>15 614<text:s/></text:p>
          </table:table-cell>
          <table:table-cell office:value-type="float" office:value="262071" table:style-name="ce6">
            <text:p><text:s/>262 071<text:s/></text:p>
          </table:table-cell>
          <table:table-cell office:value-type="float" office:value="137150" table:style-name="ce6">
            <text:p><text:s/>137 150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I</text:p>
          </table:table-cell>
          <table:table-cell office:value-type="string" table:style-name="ce2">
            <text:p>Beherbergung und Gastronomie</text:p>
          </table:table-cell>
          <table:table-cell office:value-type="string" table:style-name="ce2">
            <text:p>AT124</text:p>
          </table:table-cell>
          <table:table-cell office:value-type="string" table:style-name="ce2">
            <text:p>Waldviertel</text:p>
          </table:table-cell>
          <table:table-cell office:value-type="float" office:value="1272" table:style-name="ce6">
            <text:p><text:s/>1 272<text:s/></text:p>
          </table:table-cell>
          <table:table-cell office:value-type="float" office:value="6182" table:style-name="ce6">
            <text:p><text:s/>6 182<text:s/></text:p>
          </table:table-cell>
          <table:table-cell office:value-type="float" office:value="5023" table:style-name="ce6">
            <text:p><text:s/>5 023<text:s/></text:p>
          </table:table-cell>
          <table:table-cell office:value-type="float" office:value="377900" table:style-name="ce6">
            <text:p><text:s/>377 900<text:s/></text:p>
          </table:table-cell>
          <table:table-cell office:value-type="float" office:value="106700" table:style-name="ce6">
            <text:p><text:s/>106 700<text:s/></text:p>
          </table:table-cell>
          <table:table-cell office:value-type="float" office:value="26696" table:style-name="ce6">
            <text:p><text:s/>26 696<text:s/></text:p>
          </table:table-cell>
          <table:table-cell office:value-type="float" office:value="203488" table:style-name="ce6">
            <text:p><text:s/>203 488<text:s/></text:p>
          </table:table-cell>
          <table:table-cell office:value-type="float" office:value="182107" table:style-name="ce6">
            <text:p><text:s/>182 107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J</text:p>
          </table:table-cell>
          <table:table-cell office:value-type="string" table:style-name="ce2">
            <text:p>Information und Kommunikation</text:p>
          </table:table-cell>
          <table:table-cell office:value-type="string" table:style-name="ce2">
            <text:p>AT124</text:p>
          </table:table-cell>
          <table:table-cell office:value-type="string" table:style-name="ce2">
            <text:p>Waldviertel</text:p>
          </table:table-cell>
          <table:table-cell office:value-type="float" office:value="481" table:style-name="ce6">
            <text:p><text:s/>481<text:s/></text:p>
          </table:table-cell>
          <table:table-cell office:value-type="float" office:value="1297" table:style-name="ce6">
            <text:p><text:s/>1 297<text:s/></text:p>
          </table:table-cell>
          <table:table-cell office:value-type="float" office:value="869" table:style-name="ce6">
            <text:p><text:s/>869<text:s/></text:p>
          </table:table-cell>
          <table:table-cell office:value-type="float" office:value="164230" table:style-name="ce6">
            <text:p><text:s/>164 230<text:s/></text:p>
          </table:table-cell>
          <table:table-cell office:value-type="float" office:value="37852" table:style-name="ce6">
            <text:p><text:s/>37 852<text:s/></text:p>
          </table:table-cell>
          <table:table-cell office:value-type="float" office:value="3831" table:style-name="ce6">
            <text:p><text:s/>3 831<text:s/></text:p>
          </table:table-cell>
          <table:table-cell office:value-type="float" office:value="88555" table:style-name="ce6">
            <text:p><text:s/>88 555<text:s/></text:p>
          </table:table-cell>
          <table:table-cell office:value-type="float" office:value="79219" table:style-name="ce6">
            <text:p><text:s/>79 219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K</text:p>
          </table:table-cell>
          <table:table-cell office:value-type="string" table:style-name="ce2">
            <text:p>Finanz- und Versicherungsleistungen</text:p>
          </table:table-cell>
          <table:table-cell office:value-type="string" table:style-name="ce2">
            <text:p>AT124</text:p>
          </table:table-cell>
          <table:table-cell office:value-type="string" table:style-name="ce2">
            <text:p>Waldviertel</text:p>
          </table:table-cell>
          <table:table-cell office:value-type="float" office:value="592" table:style-name="ce6">
            <text:p><text:s/>592<text:s/></text:p>
          </table:table-cell>
          <table:table-cell office:value-type="float" office:value="2339" table:style-name="ce6">
            <text:p><text:s/>2 339<text:s/></text:p>
          </table:table-cell>
          <table:table-cell office:value-type="float" office:value="2037" table:style-name="ce6">
            <text:p><text:s/>2 037<text:s/></text:p>
          </table:table-cell>
          <table:table-cell office:value-type="float" office:value="678489" table:style-name="ce6">
            <text:p><text:s/>678 489<text:s/></text:p>
          </table:table-cell>
          <table:table-cell office:value-type="float" office:value="103698" table:style-name="ce6">
            <text:p><text:s/>103 698<text:s/></text:p>
          </table:table-cell>
          <table:table-cell office:value-type="float" office:value="24630" table:style-name="ce6">
            <text:p><text:s/>24 630<text:s/></text:p>
          </table:table-cell>
          <table:table-cell office:value-type="float" office:value="161282" table:style-name="ce6">
            <text:p><text:s/>161 282<text:s/></text:p>
          </table:table-cell>
          <table:table-cell office:value-type="float" office:value="338780" table:style-name="ce6">
            <text:p><text:s/>338 780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L</text:p>
          </table:table-cell>
          <table:table-cell office:value-type="string" table:style-name="ce2">
            <text:p>Grundstücks- und Wohnungswesen</text:p>
          </table:table-cell>
          <table:table-cell office:value-type="string" table:style-name="ce2">
            <text:p>AT124</text:p>
          </table:table-cell>
          <table:table-cell office:value-type="string" table:style-name="ce2">
            <text:p>Waldviertel</text:p>
          </table:table-cell>
          <table:table-cell office:value-type="float" office:value="457" table:style-name="ce6">
            <text:p><text:s/>457<text:s/></text:p>
          </table:table-cell>
          <table:table-cell office:value-type="float" office:value="923" table:style-name="ce6">
            <text:p><text:s/>923<text:s/></text:p>
          </table:table-cell>
          <table:table-cell office:value-type="float" office:value="626" table:style-name="ce6">
            <text:p><text:s/>626<text:s/></text:p>
          </table:table-cell>
          <table:table-cell office:value-type="float" office:value="315929" table:style-name="ce6">
            <text:p><text:s/>315 929<text:s/></text:p>
          </table:table-cell>
          <table:table-cell office:value-type="float" office:value="24050" table:style-name="ce6">
            <text:p><text:s/>24 050<text:s/></text:p>
          </table:table-cell>
          <table:table-cell office:value-type="float" office:value="221199" table:style-name="ce6">
            <text:p><text:s/>221 199<text:s/></text:p>
          </table:table-cell>
          <table:table-cell office:value-type="float" office:value="184952" table:style-name="ce6">
            <text:p><text:s/>184 952<text:s/></text:p>
          </table:table-cell>
          <table:table-cell office:value-type="float" office:value="143392" table:style-name="ce6">
            <text:p><text:s/>143 392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M</text:p>
          </table:table-cell>
          <table:table-cell office:value-type="string" table:style-name="ce2">
            <text:p>Freiberufliche/techn. Dienstleistungen</text:p>
          </table:table-cell>
          <table:table-cell office:value-type="string" table:style-name="ce2">
            <text:p>AT124</text:p>
          </table:table-cell>
          <table:table-cell office:value-type="string" table:style-name="ce2">
            <text:p>Waldviertel</text:p>
          </table:table-cell>
          <table:table-cell office:value-type="float" office:value="1593" table:style-name="ce6">
            <text:p><text:s/>1 593<text:s/></text:p>
          </table:table-cell>
          <table:table-cell office:value-type="float" office:value="4128" table:style-name="ce6">
            <text:p><text:s/>4 128<text:s/></text:p>
          </table:table-cell>
          <table:table-cell office:value-type="float" office:value="2576" table:style-name="ce6">
            <text:p><text:s/>2 576<text:s/></text:p>
          </table:table-cell>
          <table:table-cell office:value-type="float" office:value="363577" table:style-name="ce6">
            <text:p><text:s/>363 577<text:s/></text:p>
          </table:table-cell>
          <table:table-cell office:value-type="float" office:value="96262" table:style-name="ce6">
            <text:p><text:s/>96 262<text:s/></text:p>
          </table:table-cell>
          <table:table-cell office:value-type="float" office:value="13713" table:style-name="ce6">
            <text:p><text:s/>13 713<text:s/></text:p>
          </table:table-cell>
          <table:table-cell office:value-type="float" office:value="158593" table:style-name="ce6">
            <text:p><text:s/>158 593<text:s/></text:p>
          </table:table-cell>
          <table:table-cell office:value-type="float" office:value="206761" table:style-name="ce6">
            <text:p><text:s/>206 761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N</text:p>
          </table:table-cell>
          <table:table-cell office:value-type="string" table:style-name="ce2">
            <text:p>Sonst. wirtschaftl. Dienstleistungen</text:p>
          </table:table-cell>
          <table:table-cell office:value-type="string" table:style-name="ce2">
            <text:p>AT124</text:p>
          </table:table-cell>
          <table:table-cell office:value-type="string" table:style-name="ce2">
            <text:p>Waldviertel</text:p>
          </table:table-cell>
          <table:table-cell office:value-type="float" office:value="587" table:style-name="ce6">
            <text:p><text:s/>587<text:s/></text:p>
          </table:table-cell>
          <table:table-cell office:value-type="float" office:value="2870" table:style-name="ce6">
            <text:p><text:s/>2 870<text:s/></text:p>
          </table:table-cell>
          <table:table-cell office:value-type="float" office:value="2337" table:style-name="ce6">
            <text:p><text:s/>2 337<text:s/></text:p>
          </table:table-cell>
          <table:table-cell office:value-type="float" office:value="183278" table:style-name="ce6">
            <text:p><text:s/>183 278<text:s/></text:p>
          </table:table-cell>
          <table:table-cell office:value-type="float" office:value="64431" table:style-name="ce6">
            <text:p><text:s/>64 431<text:s/></text:p>
          </table:table-cell>
          <table:table-cell office:value-type="float" office:value="15767" table:style-name="ce6">
            <text:p><text:s/>15 767<text:s/></text:p>
          </table:table-cell>
          <table:table-cell office:value-type="float" office:value="79961" table:style-name="ce6">
            <text:p><text:s/>79 961<text:s/></text:p>
          </table:table-cell>
          <table:table-cell office:value-type="float" office:value="105053" table:style-name="ce6">
            <text:p><text:s/>105 053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P</text:p>
          </table:table-cell>
          <table:table-cell office:value-type="string" table:style-name="ce2">
            <text:p>Erziehung und Unterricht</text:p>
          </table:table-cell>
          <table:table-cell office:value-type="string" table:style-name="ce2">
            <text:p>AT124</text:p>
          </table:table-cell>
          <table:table-cell office:value-type="string" table:style-name="ce2">
            <text:p>Waldviertel</text:p>
          </table:table-cell>
          <table:table-cell office:value-type="float" office:value="430" table:style-name="ce6">
            <text:p><text:s/>430<text:s/></text:p>
          </table:table-cell>
          <table:table-cell office:value-type="float" office:value="1711" table:style-name="ce6">
            <text:p><text:s/>1 711<text:s/></text:p>
          </table:table-cell>
          <table:table-cell office:value-type="float" office:value="1316" table:style-name="ce6">
            <text:p><text:s/>1 316<text:s/></text:p>
          </table:table-cell>
          <table:table-cell office:value-type="float" office:value="107017" table:style-name="ce6">
            <text:p><text:s/>107 017<text:s/></text:p>
          </table:table-cell>
          <table:table-cell office:value-type="float" office:value="58346" table:style-name="ce6">
            <text:p><text:s/>58 346<text:s/></text:p>
          </table:table-cell>
          <table:table-cell office:value-type="float" office:value="4403" table:style-name="ce6">
            <text:p><text:s/>4 403<text:s/></text:p>
          </table:table-cell>
          <table:table-cell office:value-type="float" office:value="46050" table:style-name="ce6">
            <text:p><text:s/>46 050<text:s/></text:p>
          </table:table-cell>
          <table:table-cell office:value-type="float" office:value="87535" table:style-name="ce6">
            <text:p><text:s/>87 535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Q</text:p>
          </table:table-cell>
          <table:table-cell office:value-type="string" table:style-name="ce2">
            <text:p>Gesundheits- und Sozialwesen</text:p>
          </table:table-cell>
          <table:table-cell office:value-type="string" table:style-name="ce2">
            <text:p>AT124</text:p>
          </table:table-cell>
          <table:table-cell office:value-type="string" table:style-name="ce2">
            <text:p>Waldviertel</text:p>
          </table:table-cell>
          <table:table-cell office:value-type="float" office:value="2021" table:style-name="ce6">
            <text:p><text:s/>2 021<text:s/></text:p>
          </table:table-cell>
          <table:table-cell office:value-type="float" office:value="5308" table:style-name="ce6">
            <text:p><text:s/>5 308<text:s/></text:p>
          </table:table-cell>
          <table:table-cell office:value-type="float" office:value="3368" table:style-name="ce6">
            <text:p><text:s/>3 368<text:s/></text:p>
          </table:table-cell>
          <table:table-cell office:value-type="float" office:value="386100" table:style-name="ce6">
            <text:p><text:s/>386 100<text:s/></text:p>
          </table:table-cell>
          <table:table-cell office:value-type="float" office:value="81516" table:style-name="ce6">
            <text:p><text:s/>81 516<text:s/></text:p>
          </table:table-cell>
          <table:table-cell office:value-type="float" office:value="7586" table:style-name="ce6">
            <text:p><text:s/>7 586<text:s/></text:p>
          </table:table-cell>
          <table:table-cell office:value-type="float" office:value="160772" table:style-name="ce6">
            <text:p><text:s/>160 772<text:s/></text:p>
          </table:table-cell>
          <table:table-cell office:value-type="float" office:value="231571" table:style-name="ce6">
            <text:p><text:s/>231 571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R</text:p>
          </table:table-cell>
          <table:table-cell office:value-type="string" table:style-name="ce2">
            <text:p>Kunst, Unterhaltung und Erholung</text:p>
          </table:table-cell>
          <table:table-cell office:value-type="string" table:style-name="ce2">
            <text:p>AT124</text:p>
          </table:table-cell>
          <table:table-cell office:value-type="string" table:style-name="ce2">
            <text:p>Waldviertel</text:p>
          </table:table-cell>
          <table:table-cell office:value-type="float" office:value="564" table:style-name="ce6">
            <text:p><text:s/>564<text:s/></text:p>
          </table:table-cell>
          <table:table-cell office:value-type="float" office:value="1030" table:style-name="ce6">
            <text:p><text:s/>1 030<text:s/></text:p>
          </table:table-cell>
          <table:table-cell office:value-type="float" office:value="551" table:style-name="ce6">
            <text:p><text:s/>551<text:s/></text:p>
          </table:table-cell>
          <table:table-cell office:value-type="float" office:value="62800" table:style-name="ce6">
            <text:p><text:s/>62 800<text:s/></text:p>
          </table:table-cell>
          <table:table-cell office:value-type="float" office:value="13273" table:style-name="ce6">
            <text:p><text:s/>13 273<text:s/></text:p>
          </table:table-cell>
          <table:table-cell office:value-type="float" office:value="5507" table:style-name="ce6">
            <text:p><text:s/>5 507<text:s/></text:p>
          </table:table-cell>
          <table:table-cell office:value-type="float" office:value="39404" table:style-name="ce6">
            <text:p><text:s/>39 404<text:s/></text:p>
          </table:table-cell>
          <table:table-cell office:value-type="float" office:value="24666" table:style-name="ce6">
            <text:p><text:s/>24 666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S</text:p>
          </table:table-cell>
          <table:table-cell office:value-type="string" table:style-name="ce2">
            <text:p>Sonst. Dienstleistungen</text:p>
          </table:table-cell>
          <table:table-cell office:value-type="string" table:style-name="ce2">
            <text:p>AT124</text:p>
          </table:table-cell>
          <table:table-cell office:value-type="string" table:style-name="ce2">
            <text:p>Waldviertel</text:p>
          </table:table-cell>
          <table:table-cell office:value-type="float" office:value="1027" table:style-name="ce6">
            <text:p><text:s/>1 027<text:s/></text:p>
          </table:table-cell>
          <table:table-cell office:value-type="float" office:value="1952" table:style-name="ce6">
            <text:p><text:s/>1 952<text:s/></text:p>
          </table:table-cell>
          <table:table-cell office:value-type="float" office:value="1025" table:style-name="ce6">
            <text:p><text:s/>1 025<text:s/></text:p>
          </table:table-cell>
          <table:table-cell office:value-type="float" office:value="81324" table:style-name="ce6">
            <text:p><text:s/>81 324<text:s/></text:p>
          </table:table-cell>
          <table:table-cell office:value-type="float" office:value="21309" table:style-name="ce6">
            <text:p><text:s/>21 309<text:s/></text:p>
          </table:table-cell>
          <table:table-cell office:value-type="float" office:value="3530" table:style-name="ce6">
            <text:p><text:s/>3 530<text:s/></text:p>
          </table:table-cell>
          <table:table-cell office:value-type="float" office:value="27007" table:style-name="ce6">
            <text:p><text:s/>27 007<text:s/></text:p>
          </table:table-cell>
          <table:table-cell office:value-type="float" office:value="48545" table:style-name="ce6">
            <text:p><text:s/>48 545<text:s/></text:p>
          </table:table-cell>
          <table:table-cell table:number-columns-repeated="16372"/>
        </table:table-row>
        <table:table-row table:style-name="ro3">
          <table:table-cell table:style-name="ce4"/>
          <table:table-cell office:value-type="string" table:style-name="ce4">
            <text:p>INSGESAMT</text:p>
          </table:table-cell>
          <table:table-cell office:value-type="string" table:style-name="ce4">
            <text:p>AT125</text:p>
          </table:table-cell>
          <table:table-cell office:value-type="string" table:style-name="ce4">
            <text:p>Weinviertel</text:p>
          </table:table-cell>
          <table:table-cell office:value-type="float" office:value="7281" table:style-name="ce5">
            <text:p><text:s/>7 281<text:s/></text:p>
          </table:table-cell>
          <table:table-cell office:value-type="float" office:value="28863" table:style-name="ce5">
            <text:p><text:s/>28 863<text:s/></text:p>
          </table:table-cell>
          <table:table-cell office:value-type="float" office:value="22657" table:style-name="ce5">
            <text:p><text:s/>22 657<text:s/></text:p>
          </table:table-cell>
          <table:table-cell office:value-type="float" office:value="5674692" table:style-name="ce5">
            <text:p><text:s/>5 674 692<text:s/></text:p>
          </table:table-cell>
          <table:table-cell office:value-type="float" office:value="735098" table:style-name="ce5">
            <text:p><text:s/>735 098<text:s/></text:p>
          </table:table-cell>
          <table:table-cell office:value-type="float" office:value="262630" table:style-name="ce5">
            <text:p><text:s/>262 630<text:s/></text:p>
          </table:table-cell>
          <table:table-cell office:value-type="float" office:value="3954904" table:style-name="ce5">
            <text:p><text:s/>3 954 904<text:s/></text:p>
          </table:table-cell>
          <table:table-cell office:value-type="float" office:value="1720858" table:style-name="ce5">
            <text:p><text:s/>1 720 858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A</text:p>
          </table:table-cell>
          <table:table-cell office:value-type="string" table:style-name="ce2">
            <text:p>Land- und Forstwirtschaft</text:p>
          </table:table-cell>
          <table:table-cell office:value-type="string" table:style-name="ce2">
            <text:p>AT125</text:p>
          </table:table-cell>
          <table:table-cell office:value-type="string" table:style-name="ce2">
            <text:p>Weinviertel</text:p>
          </table:table-cell>
          <table:table-cell office:value-type="float" office:value="2" table:style-name="ce6">
            <text:p><text:s/>2<text:s/>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B</text:p>
          </table:table-cell>
          <table:table-cell office:value-type="string" table:style-name="ce2">
            <text:p>Bergbau</text:p>
          </table:table-cell>
          <table:table-cell office:value-type="string" table:style-name="ce2">
            <text:p>AT125</text:p>
          </table:table-cell>
          <table:table-cell office:value-type="string" table:style-name="ce2">
            <text:p>Weinviertel</text:p>
          </table:table-cell>
          <table:table-cell office:value-type="float" office:value="10" table:style-name="ce6">
            <text:p><text:s/>10<text:s/>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C</text:p>
          </table:table-cell>
          <table:table-cell office:value-type="string" table:style-name="ce2">
            <text:p>Herstellung von Waren</text:p>
          </table:table-cell>
          <table:table-cell office:value-type="string" table:style-name="ce2">
            <text:p>AT125</text:p>
          </table:table-cell>
          <table:table-cell office:value-type="string" table:style-name="ce2">
            <text:p>Weinviertel</text:p>
          </table:table-cell>
          <table:table-cell office:value-type="float" office:value="469" table:style-name="ce6">
            <text:p><text:s/>469<text:s/></text:p>
          </table:table-cell>
          <table:table-cell office:value-type="float" office:value="4703" table:style-name="ce6">
            <text:p><text:s/>4 703<text:s/></text:p>
          </table:table-cell>
          <table:table-cell office:value-type="float" office:value="4296" table:style-name="ce6">
            <text:p><text:s/>4 296<text:s/></text:p>
          </table:table-cell>
          <table:table-cell office:value-type="float" office:value="1902816" table:style-name="ce6">
            <text:p><text:s/>1 902 816<text:s/></text:p>
          </table:table-cell>
          <table:table-cell office:value-type="float" office:value="171405" table:style-name="ce6">
            <text:p><text:s/>171 405<text:s/></text:p>
          </table:table-cell>
          <table:table-cell office:value-type="float" office:value="97260" table:style-name="ce6">
            <text:p><text:s/>97 260<text:s/></text:p>
          </table:table-cell>
          <table:table-cell office:value-type="float" office:value="1428795" table:style-name="ce6">
            <text:p><text:s/>1 428 795<text:s/></text:p>
          </table:table-cell>
          <table:table-cell office:value-type="float" office:value="520422" table:style-name="ce6">
            <text:p><text:s/>520 422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D</text:p>
          </table:table-cell>
          <table:table-cell office:value-type="string" table:style-name="ce2">
            <text:p>Energieversorgung</text:p>
          </table:table-cell>
          <table:table-cell office:value-type="string" table:style-name="ce2">
            <text:p>AT125</text:p>
          </table:table-cell>
          <table:table-cell office:value-type="string" table:style-name="ce2">
            <text:p>Weinviertel</text:p>
          </table:table-cell>
          <table:table-cell office:value-type="float" office:value="69" table:style-name="ce6">
            <text:p><text:s/>69<text:s/></text:p>
          </table:table-cell>
          <table:table-cell office:value-type="float" office:value="124" table:style-name="ce6">
            <text:p><text:s/>124<text:s/></text:p>
          </table:table-cell>
          <table:table-cell office:value-type="float" office:value="54" table:style-name="ce6">
            <text:p><text:s/>54<text:s/></text:p>
          </table:table-cell>
          <table:table-cell office:value-type="float" office:value="31096" table:style-name="ce6">
            <text:p><text:s/>31 096<text:s/></text:p>
          </table:table-cell>
          <table:table-cell office:value-type="float" office:value="1932" table:style-name="ce6">
            <text:p><text:s/>1 932<text:s/></text:p>
          </table:table-cell>
          <table:table-cell office:value-type="float" office:value="5133" table:style-name="ce6">
            <text:p><text:s/>5 133<text:s/></text:p>
          </table:table-cell>
          <table:table-cell office:value-type="float" office:value="17984" table:style-name="ce6">
            <text:p><text:s/>17 984<text:s/></text:p>
          </table:table-cell>
          <table:table-cell office:value-type="float" office:value="13293" table:style-name="ce6">
            <text:p><text:s/>13 293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E</text:p>
          </table:table-cell>
          <table:table-cell office:value-type="string" table:style-name="ce2">
            <text:p>Wasserversorgung und Abfallentsorgung</text:p>
          </table:table-cell>
          <table:table-cell office:value-type="string" table:style-name="ce2">
            <text:p>AT125</text:p>
          </table:table-cell>
          <table:table-cell office:value-type="string" table:style-name="ce2">
            <text:p>Weinviertel</text:p>
          </table:table-cell>
          <table:table-cell office:value-type="float" office:value="52" table:style-name="ce6">
            <text:p><text:s/>52<text:s/></text:p>
          </table:table-cell>
          <table:table-cell office:value-type="float" office:value="272" table:style-name="ce6">
            <text:p><text:s/>272<text:s/></text:p>
          </table:table-cell>
          <table:table-cell office:value-type="float" office:value="256" table:style-name="ce6">
            <text:p><text:s/>256<text:s/></text:p>
          </table:table-cell>
          <table:table-cell office:value-type="float" office:value="109252" table:style-name="ce6">
            <text:p><text:s/>109 252<text:s/></text:p>
          </table:table-cell>
          <table:table-cell office:value-type="float" office:value="10665" table:style-name="ce6">
            <text:p><text:s/>10 665<text:s/></text:p>
          </table:table-cell>
          <table:table-cell office:value-type="float" office:value="16391" table:style-name="ce6">
            <text:p><text:s/>16 391<text:s/></text:p>
          </table:table-cell>
          <table:table-cell office:value-type="float" office:value="63040" table:style-name="ce6">
            <text:p><text:s/>63 040<text:s/></text:p>
          </table:table-cell>
          <table:table-cell office:value-type="float" office:value="46855" table:style-name="ce6">
            <text:p><text:s/>46 855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F</text:p>
          </table:table-cell>
          <table:table-cell office:value-type="string" table:style-name="ce2">
            <text:p>Bau</text:p>
          </table:table-cell>
          <table:table-cell office:value-type="string" table:style-name="ce2">
            <text:p>AT125</text:p>
          </table:table-cell>
          <table:table-cell office:value-type="string" table:style-name="ce2">
            <text:p>Weinviertel</text:p>
          </table:table-cell>
          <table:table-cell office:value-type="float" office:value="533" table:style-name="ce6">
            <text:p><text:s/>533<text:s/></text:p>
          </table:table-cell>
          <table:table-cell office:value-type="float" office:value="3461" table:style-name="ce6">
            <text:p><text:s/>3 461<text:s/></text:p>
          </table:table-cell>
          <table:table-cell office:value-type="float" office:value="2986" table:style-name="ce6">
            <text:p><text:s/>2 986<text:s/></text:p>
          </table:table-cell>
          <table:table-cell office:value-type="float" office:value="523901" table:style-name="ce6">
            <text:p><text:s/>523 901<text:s/></text:p>
          </table:table-cell>
          <table:table-cell office:value-type="float" office:value="110446" table:style-name="ce6">
            <text:p><text:s/>110 446<text:s/></text:p>
          </table:table-cell>
          <table:table-cell office:value-type="float" office:value="18605" table:style-name="ce6">
            <text:p><text:s/>18 605<text:s/></text:p>
          </table:table-cell>
          <table:table-cell office:value-type="float" office:value="341027" table:style-name="ce6">
            <text:p><text:s/>341 027<text:s/></text:p>
          </table:table-cell>
          <table:table-cell office:value-type="float" office:value="185940" table:style-name="ce6">
            <text:p><text:s/>185 940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G</text:p>
          </table:table-cell>
          <table:table-cell office:value-type="string" table:style-name="ce2">
            <text:p>Handel</text:p>
          </table:table-cell>
          <table:table-cell office:value-type="string" table:style-name="ce2">
            <text:p>AT125</text:p>
          </table:table-cell>
          <table:table-cell office:value-type="string" table:style-name="ce2">
            <text:p>Weinviertel</text:p>
          </table:table-cell>
          <table:table-cell office:value-type="float" office:value="1676" table:style-name="ce6">
            <text:p><text:s/>1 676<text:s/></text:p>
          </table:table-cell>
          <table:table-cell office:value-type="float" office:value="7280" table:style-name="ce6">
            <text:p><text:s/>7 280<text:s/></text:p>
          </table:table-cell>
          <table:table-cell office:value-type="float" office:value="5955" table:style-name="ce6">
            <text:p><text:s/>5 955<text:s/></text:p>
          </table:table-cell>
          <table:table-cell office:value-type="float" office:value="1986301" table:style-name="ce6">
            <text:p><text:s/>1 986 301<text:s/></text:p>
          </table:table-cell>
          <table:table-cell office:value-type="float" office:value="178268" table:style-name="ce6">
            <text:p><text:s/>178 268<text:s/></text:p>
          </table:table-cell>
          <table:table-cell office:value-type="float" office:value="42260" table:style-name="ce6">
            <text:p><text:s/>42 260<text:s/></text:p>
          </table:table-cell>
          <table:table-cell office:value-type="float" office:value="1641811" table:style-name="ce6">
            <text:p><text:s/>1 641 811<text:s/></text:p>
          </table:table-cell>
          <table:table-cell office:value-type="float" office:value="346514" table:style-name="ce6">
            <text:p><text:s/>346 514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H</text:p>
          </table:table-cell>
          <table:table-cell office:value-type="string" table:style-name="ce2">
            <text:p>Verkehr</text:p>
          </table:table-cell>
          <table:table-cell office:value-type="string" table:style-name="ce2">
            <text:p>AT125</text:p>
          </table:table-cell>
          <table:table-cell office:value-type="string" table:style-name="ce2">
            <text:p>Weinviertel</text:p>
          </table:table-cell>
          <table:table-cell office:value-type="float" office:value="144" table:style-name="ce6">
            <text:p><text:s/>144<text:s/></text:p>
          </table:table-cell>
          <table:table-cell office:value-type="float" office:value="1284" table:style-name="ce6">
            <text:p><text:s/>1 284<text:s/></text:p>
          </table:table-cell>
          <table:table-cell office:value-type="float" office:value="1187" table:style-name="ce6">
            <text:p><text:s/>1 187<text:s/></text:p>
          </table:table-cell>
          <table:table-cell office:value-type="float" office:value="115012" table:style-name="ce6">
            <text:p><text:s/>115 012<text:s/></text:p>
          </table:table-cell>
          <table:table-cell office:value-type="float" office:value="45217" table:style-name="ce6">
            <text:p><text:s/>45 217<text:s/></text:p>
          </table:table-cell>
          <table:table-cell office:value-type="float" office:value="15978" table:style-name="ce6">
            <text:p><text:s/>15 978<text:s/></text:p>
          </table:table-cell>
          <table:table-cell office:value-type="float" office:value="58387" table:style-name="ce6">
            <text:p><text:s/>58 387<text:s/></text:p>
          </table:table-cell>
          <table:table-cell office:value-type="float" office:value="56968" table:style-name="ce6">
            <text:p><text:s/>56 968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I</text:p>
          </table:table-cell>
          <table:table-cell office:value-type="string" table:style-name="ce2">
            <text:p>Beherbergung und Gastronomie</text:p>
          </table:table-cell>
          <table:table-cell office:value-type="string" table:style-name="ce2">
            <text:p>AT125</text:p>
          </table:table-cell>
          <table:table-cell office:value-type="string" table:style-name="ce2">
            <text:p>Weinviertel</text:p>
          </table:table-cell>
          <table:table-cell office:value-type="float" office:value="524" table:style-name="ce6">
            <text:p><text:s/>524<text:s/></text:p>
          </table:table-cell>
          <table:table-cell office:value-type="float" office:value="2059" table:style-name="ce6">
            <text:p><text:s/>2 059<text:s/></text:p>
          </table:table-cell>
          <table:table-cell office:value-type="float" office:value="1603" table:style-name="ce6">
            <text:p><text:s/>1 603<text:s/></text:p>
          </table:table-cell>
          <table:table-cell office:value-type="float" office:value="98861" table:style-name="ce6">
            <text:p><text:s/>98 861<text:s/></text:p>
          </table:table-cell>
          <table:table-cell office:value-type="float" office:value="27061" table:style-name="ce6">
            <text:p><text:s/>27 061<text:s/></text:p>
          </table:table-cell>
          <table:table-cell office:value-type="float" office:value="3473" table:style-name="ce6">
            <text:p><text:s/>3 473<text:s/></text:p>
          </table:table-cell>
          <table:table-cell office:value-type="float" office:value="55062" table:style-name="ce6">
            <text:p><text:s/>55 062<text:s/></text:p>
          </table:table-cell>
          <table:table-cell office:value-type="float" office:value="44977" table:style-name="ce6">
            <text:p><text:s/>44 977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J</text:p>
          </table:table-cell>
          <table:table-cell office:value-type="string" table:style-name="ce2">
            <text:p>Information und Kommunikation</text:p>
          </table:table-cell>
          <table:table-cell office:value-type="string" table:style-name="ce2">
            <text:p>AT125</text:p>
          </table:table-cell>
          <table:table-cell office:value-type="string" table:style-name="ce2">
            <text:p>Weinviertel</text:p>
          </table:table-cell>
          <table:table-cell office:value-type="float" office:value="250" table:style-name="ce6">
            <text:p><text:s/>250<text:s/></text:p>
          </table:table-cell>
          <table:table-cell office:value-type="float" office:value="405" table:style-name="ce6">
            <text:p><text:s/>405<text:s/></text:p>
          </table:table-cell>
          <table:table-cell office:value-type="float" office:value="163" table:style-name="ce6">
            <text:p><text:s/>163<text:s/></text:p>
          </table:table-cell>
          <table:table-cell office:value-type="float" office:value="38701" table:style-name="ce6">
            <text:p><text:s/>38 701<text:s/></text:p>
          </table:table-cell>
          <table:table-cell office:value-type="float" office:value="4691" table:style-name="ce6">
            <text:p><text:s/>4 691<text:s/></text:p>
          </table:table-cell>
          <table:table-cell office:value-type="float" office:value="419" table:style-name="ce6">
            <text:p><text:s/>419<text:s/></text:p>
          </table:table-cell>
          <table:table-cell office:value-type="float" office:value="18388" table:style-name="ce6">
            <text:p><text:s/>18 388<text:s/></text:p>
          </table:table-cell>
          <table:table-cell office:value-type="float" office:value="20543" table:style-name="ce6">
            <text:p><text:s/>20 543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K</text:p>
          </table:table-cell>
          <table:table-cell office:value-type="string" table:style-name="ce2">
            <text:p>Finanz- und Versicherungsleistungen</text:p>
          </table:table-cell>
          <table:table-cell office:value-type="string" table:style-name="ce2">
            <text:p>AT125</text:p>
          </table:table-cell>
          <table:table-cell office:value-type="string" table:style-name="ce2">
            <text:p>Weinviertel</text:p>
          </table:table-cell>
          <table:table-cell office:value-type="float" office:value="302" table:style-name="ce6">
            <text:p><text:s/>302<text:s/></text:p>
          </table:table-cell>
          <table:table-cell office:value-type="float" office:value="1043" table:style-name="ce6">
            <text:p><text:s/>1 043<text:s/></text:p>
          </table:table-cell>
          <table:table-cell office:value-type="float" office:value="908" table:style-name="ce6">
            <text:p><text:s/>908<text:s/></text:p>
          </table:table-cell>
          <table:table-cell office:value-type="float" office:value="298232" table:style-name="ce6">
            <text:p><text:s/>298 232<text:s/></text:p>
          </table:table-cell>
          <table:table-cell office:value-type="float" office:value="48302" table:style-name="ce6">
            <text:p><text:s/>48 302<text:s/></text:p>
          </table:table-cell>
          <table:table-cell office:value-type="float" office:value="13537" table:style-name="ce6">
            <text:p><text:s/>13 537<text:s/></text:p>
          </table:table-cell>
          <table:table-cell office:value-type="float" office:value="83046" table:style-name="ce6">
            <text:p><text:s/>83 046<text:s/></text:p>
          </table:table-cell>
          <table:table-cell office:value-type="float" office:value="148607" table:style-name="ce6">
            <text:p><text:s/>148 607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L</text:p>
          </table:table-cell>
          <table:table-cell office:value-type="string" table:style-name="ce2">
            <text:p>Grundstücks- und Wohnungswesen</text:p>
          </table:table-cell>
          <table:table-cell office:value-type="string" table:style-name="ce2">
            <text:p>AT125</text:p>
          </table:table-cell>
          <table:table-cell office:value-type="string" table:style-name="ce2">
            <text:p>Weinviertel</text:p>
          </table:table-cell>
          <table:table-cell office:value-type="float" office:value="186" table:style-name="ce6">
            <text:p><text:s/>186<text:s/></text:p>
          </table:table-cell>
          <table:table-cell office:value-type="float" office:value="320" table:style-name="ce6">
            <text:p><text:s/>320<text:s/></text:p>
          </table:table-cell>
          <table:table-cell office:value-type="float" office:value="198" table:style-name="ce6">
            <text:p><text:s/>198<text:s/></text:p>
          </table:table-cell>
          <table:table-cell office:value-type="float" office:value="66790" table:style-name="ce6">
            <text:p><text:s/>66 790<text:s/></text:p>
          </table:table-cell>
          <table:table-cell office:value-type="float" office:value="5452" table:style-name="ce6">
            <text:p><text:s/>5 452<text:s/></text:p>
          </table:table-cell>
          <table:table-cell office:value-type="float" office:value="21506" table:style-name="ce6">
            <text:p><text:s/>21 506<text:s/></text:p>
          </table:table-cell>
          <table:table-cell office:value-type="float" office:value="31136" table:style-name="ce6">
            <text:p><text:s/>31 136<text:s/></text:p>
          </table:table-cell>
          <table:table-cell office:value-type="float" office:value="37970" table:style-name="ce6">
            <text:p><text:s/>37 970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M</text:p>
          </table:table-cell>
          <table:table-cell office:value-type="string" table:style-name="ce2">
            <text:p>Freiberufliche/techn. Dienstleistungen</text:p>
          </table:table-cell>
          <table:table-cell office:value-type="string" table:style-name="ce2">
            <text:p>AT125</text:p>
          </table:table-cell>
          <table:table-cell office:value-type="string" table:style-name="ce2">
            <text:p>Weinviertel</text:p>
          </table:table-cell>
          <table:table-cell office:value-type="float" office:value="699" table:style-name="ce6">
            <text:p><text:s/>699<text:s/></text:p>
          </table:table-cell>
          <table:table-cell office:value-type="float" office:value="1515" table:style-name="ce6">
            <text:p><text:s/>1 515<text:s/></text:p>
          </table:table-cell>
          <table:table-cell office:value-type="float" office:value="861" table:style-name="ce6">
            <text:p><text:s/>861<text:s/></text:p>
          </table:table-cell>
          <table:table-cell office:value-type="float" office:value="104680" table:style-name="ce6">
            <text:p><text:s/>104 680<text:s/></text:p>
          </table:table-cell>
          <table:table-cell office:value-type="float" office:value="25701" table:style-name="ce6">
            <text:p><text:s/>25 701<text:s/></text:p>
          </table:table-cell>
          <table:table-cell office:value-type="float" office:value="1428" table:style-name="ce6">
            <text:p><text:s/>1 428<text:s/></text:p>
          </table:table-cell>
          <table:table-cell office:value-type="float" office:value="42341" table:style-name="ce6">
            <text:p><text:s/>42 341<text:s/></text:p>
          </table:table-cell>
          <table:table-cell office:value-type="float" office:value="63172" table:style-name="ce6">
            <text:p><text:s/>63 172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N</text:p>
          </table:table-cell>
          <table:table-cell office:value-type="string" table:style-name="ce2">
            <text:p>Sonst. wirtschaftl. Dienstleistungen</text:p>
          </table:table-cell>
          <table:table-cell office:value-type="string" table:style-name="ce2">
            <text:p>AT125</text:p>
          </table:table-cell>
          <table:table-cell office:value-type="string" table:style-name="ce2">
            <text:p>Weinviertel</text:p>
          </table:table-cell>
          <table:table-cell office:value-type="float" office:value="366" table:style-name="ce6">
            <text:p><text:s/>366<text:s/></text:p>
          </table:table-cell>
          <table:table-cell office:value-type="float" office:value="1192" table:style-name="ce6">
            <text:p><text:s/>1 192<text:s/></text:p>
          </table:table-cell>
          <table:table-cell office:value-type="float" office:value="850" table:style-name="ce6">
            <text:p><text:s/>850<text:s/></text:p>
          </table:table-cell>
          <table:table-cell office:value-type="float" office:value="74498" table:style-name="ce6">
            <text:p><text:s/>74 498<text:s/></text:p>
          </table:table-cell>
          <table:table-cell office:value-type="float" office:value="18579" table:style-name="ce6">
            <text:p><text:s/>18 579<text:s/></text:p>
          </table:table-cell>
          <table:table-cell office:value-type="float" office:value="5255" table:style-name="ce6">
            <text:p><text:s/>5 255<text:s/></text:p>
          </table:table-cell>
          <table:table-cell office:value-type="float" office:value="40999" table:style-name="ce6">
            <text:p><text:s/>40 999<text:s/></text:p>
          </table:table-cell>
          <table:table-cell office:value-type="float" office:value="34647" table:style-name="ce6">
            <text:p><text:s/>34 647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P</text:p>
          </table:table-cell>
          <table:table-cell office:value-type="string" table:style-name="ce2">
            <text:p>Erziehung und Unterricht</text:p>
          </table:table-cell>
          <table:table-cell office:value-type="string" table:style-name="ce2">
            <text:p>AT125</text:p>
          </table:table-cell>
          <table:table-cell office:value-type="string" table:style-name="ce2">
            <text:p>Weinviertel</text:p>
          </table:table-cell>
          <table:table-cell office:value-type="float" office:value="239" table:style-name="ce6">
            <text:p><text:s/>239<text:s/></text:p>
          </table:table-cell>
          <table:table-cell office:value-type="float" office:value="297" table:style-name="ce6">
            <text:p><text:s/>297<text:s/></text:p>
          </table:table-cell>
          <table:table-cell office:value-type="float" office:value="61" table:style-name="ce6">
            <text:p><text:s/>61<text:s/></text:p>
          </table:table-cell>
          <table:table-cell office:value-type="float" office:value="6093" table:style-name="ce6">
            <text:p><text:s/>6 093<text:s/></text:p>
          </table:table-cell>
          <table:table-cell office:value-type="float" office:value="1311" table:style-name="ce6">
            <text:p><text:s/>1 311<text:s/></text:p>
          </table:table-cell>
          <table:table-cell office:value-type="float" office:value="159" table:style-name="ce6">
            <text:p><text:s/>159<text:s/></text:p>
          </table:table-cell>
          <table:table-cell office:value-type="float" office:value="2569" table:style-name="ce6">
            <text:p><text:s/>2 569<text:s/></text:p>
          </table:table-cell>
          <table:table-cell office:value-type="float" office:value="3586" table:style-name="ce6">
            <text:p><text:s/>3 586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Q</text:p>
          </table:table-cell>
          <table:table-cell office:value-type="string" table:style-name="ce2">
            <text:p>Gesundheits- und Sozialwesen</text:p>
          </table:table-cell>
          <table:table-cell office:value-type="string" table:style-name="ce2">
            <text:p>AT125</text:p>
          </table:table-cell>
          <table:table-cell office:value-type="string" table:style-name="ce2">
            <text:p>Weinviertel</text:p>
          </table:table-cell>
          <table:table-cell office:value-type="float" office:value="933" table:style-name="ce6">
            <text:p><text:s/>933<text:s/></text:p>
          </table:table-cell>
          <table:table-cell office:value-type="float" office:value="3267" table:style-name="ce7">
            <text:p><text:s/>3 267<text:s/></text:p>
          </table:table-cell>
          <table:table-cell office:value-type="float" office:value="2381" table:style-name="ce7">
            <text:p><text:s/>2 381<text:s/></text:p>
          </table:table-cell>
          <table:table-cell office:value-type="float" office:value="207595" table:style-name="ce7">
            <text:p><text:s/>207 595<text:s/></text:p>
          </table:table-cell>
          <table:table-cell office:value-type="float" office:value="64374" table:style-name="ce7">
            <text:p><text:s/>64 374<text:s/></text:p>
          </table:table-cell>
          <table:table-cell office:value-type="float" office:value="10287" table:style-name="ce7">
            <text:p><text:s/>10 287<text:s/></text:p>
          </table:table-cell>
          <table:table-cell office:value-type="float" office:value="74525" table:style-name="ce7">
            <text:p><text:s/>74 525<text:s/></text:p>
          </table:table-cell>
          <table:table-cell office:value-type="float" office:value="139712" table:style-name="ce7">
            <text:p><text:s/>139 712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R</text:p>
          </table:table-cell>
          <table:table-cell office:value-type="string" table:style-name="ce2">
            <text:p>Kunst, Unterhaltung und Erholung</text:p>
          </table:table-cell>
          <table:table-cell office:value-type="string" table:style-name="ce2">
            <text:p>AT125</text:p>
          </table:table-cell>
          <table:table-cell office:value-type="string" table:style-name="ce2">
            <text:p>Weinviertel</text:p>
          </table:table-cell>
          <table:table-cell office:value-type="float" office:value="284" table:style-name="ce6">
            <text:p><text:s/>284<text:s/></text:p>
          </table:table-cell>
          <table:table-cell office:value-type="float" office:value="412" table:style-name="ce7">
            <text:p><text:s/>412<text:s/></text:p>
          </table:table-cell>
          <table:table-cell office:value-type="float" office:value="166" table:style-name="ce7">
            <text:p><text:s/>166<text:s/></text:p>
          </table:table-cell>
          <table:table-cell office:value-type="float" office:value="19016" table:style-name="ce7">
            <text:p><text:s/>19 016<text:s/></text:p>
          </table:table-cell>
          <table:table-cell office:value-type="float" office:value="2906" table:style-name="ce7">
            <text:p><text:s/>2 906<text:s/></text:p>
          </table:table-cell>
          <table:table-cell office:value-type="float" office:value="1241" table:style-name="ce7">
            <text:p><text:s/>1 241<text:s/></text:p>
          </table:table-cell>
          <table:table-cell office:value-type="float" office:value="12773" table:style-name="ce7">
            <text:p><text:s/>12 773<text:s/></text:p>
          </table:table-cell>
          <table:table-cell office:value-type="float" office:value="6797" table:style-name="ce7">
            <text:p><text:s/>6 797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S</text:p>
          </table:table-cell>
          <table:table-cell office:value-type="string" table:style-name="ce2">
            <text:p>Sonst. Dienstleistungen</text:p>
          </table:table-cell>
          <table:table-cell office:value-type="string" table:style-name="ce2">
            <text:p>AT125</text:p>
          </table:table-cell>
          <table:table-cell office:value-type="string" table:style-name="ce2">
            <text:p>Weinviertel</text:p>
          </table:table-cell>
          <table:table-cell office:value-type="float" office:value="543" table:style-name="ce6">
            <text:p><text:s/>543<text:s/></text:p>
          </table:table-cell>
          <table:table-cell office:value-type="float" office:value="1101" table:style-name="ce6">
            <text:p><text:s/>1 101<text:s/></text:p>
          </table:table-cell>
          <table:table-cell office:value-type="float" office:value="610" table:style-name="ce6">
            <text:p><text:s/>610<text:s/></text:p>
          </table:table-cell>
          <table:table-cell office:value-type="float" office:value="50651" table:style-name="ce6">
            <text:p><text:s/>50 651<text:s/></text:p>
          </table:table-cell>
          <table:table-cell office:value-type="float" office:value="12502" table:style-name="ce6">
            <text:p><text:s/>12 502<text:s/></text:p>
          </table:table-cell>
          <table:table-cell office:value-type="float" office:value="1417" table:style-name="ce6">
            <text:p><text:s/>1 417<text:s/></text:p>
          </table:table-cell>
          <table:table-cell office:value-type="float" office:value="25046" table:style-name="ce6">
            <text:p><text:s/>25 046<text:s/></text:p>
          </table:table-cell>
          <table:table-cell office:value-type="float" office:value="25827" table:style-name="ce6">
            <text:p><text:s/>25 827<text:s/></text:p>
          </table:table-cell>
          <table:table-cell table:number-columns-repeated="16372"/>
        </table:table-row>
        <table:table-row table:style-name="ro3">
          <table:table-cell table:style-name="ce4"/>
          <table:table-cell office:value-type="string" table:style-name="ce4">
            <text:p>INSGESAMT</text:p>
          </table:table-cell>
          <table:table-cell office:value-type="string" table:style-name="ce4">
            <text:p>AT126</text:p>
          </table:table-cell>
          <table:table-cell office:value-type="string" table:style-name="ce4">
            <text:p>Wiener Umland/Nordteil</text:p>
          </table:table-cell>
          <table:table-cell office:value-type="float" office:value="25888" table:style-name="ce5">
            <text:p><text:s/>25 888<text:s/></text:p>
          </table:table-cell>
          <table:table-cell office:value-type="float" office:value="101350" table:style-name="ce5">
            <text:p><text:s/>101 350<text:s/></text:p>
          </table:table-cell>
          <table:table-cell office:value-type="float" office:value="79020" table:style-name="ce5">
            <text:p><text:s/>79 020<text:s/></text:p>
          </table:table-cell>
          <table:table-cell office:value-type="float" office:value="25668637" table:style-name="ce5">
            <text:p><text:s/>25 668 637<text:s/></text:p>
          </table:table-cell>
          <table:table-cell office:value-type="float" office:value="3052829" table:style-name="ce5">
            <text:p><text:s/>3 052 829<text:s/></text:p>
          </table:table-cell>
          <table:table-cell office:value-type="float" office:value="865047" table:style-name="ce5">
            <text:p><text:s/>865 047<text:s/></text:p>
          </table:table-cell>
          <table:table-cell office:value-type="float" office:value="18549121" table:style-name="ce5">
            <text:p><text:s/>18 549 121<text:s/></text:p>
          </table:table-cell>
          <table:table-cell office:value-type="float" office:value="7332804" table:style-name="ce5">
            <text:p><text:s/>7 332 804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A</text:p>
          </table:table-cell>
          <table:table-cell office:value-type="string" table:style-name="ce2">
            <text:p>Land- und Forstwirtschaft</text:p>
          </table:table-cell>
          <table:table-cell office:value-type="string" table:style-name="ce2">
            <text:p>AT126</text:p>
          </table:table-cell>
          <table:table-cell office:value-type="string" table:style-name="ce2">
            <text:p>Wiener Umland/Nordteil</text:p>
          </table:table-cell>
          <table:table-cell office:value-type="float" office:value="5" table:style-name="ce6">
            <text:p><text:s/>5<text:s/></text:p>
          </table:table-cell>
          <table:table-cell office:value-type="float" office:value="10" table:style-name="ce6">
            <text:p><text:s/>10<text:s/></text:p>
          </table:table-cell>
          <table:table-cell office:value-type="float" office:value="10" table:style-name="ce6">
            <text:p><text:s/>10<text:s/></text:p>
          </table:table-cell>
          <table:table-cell office:value-type="float" office:value="691" table:style-name="ce6">
            <text:p><text:s/>691<text:s/></text:p>
          </table:table-cell>
          <table:table-cell office:value-type="float" office:value="220" table:style-name="ce6">
            <text:p><text:s/>220<text:s/></text:p>
          </table:table-cell>
          <table:table-cell office:value-type="float" office:value="23" table:style-name="ce6">
            <text:p><text:s/>23<text:s/></text:p>
          </table:table-cell>
          <table:table-cell office:value-type="float" office:value="373" table:style-name="ce6">
            <text:p><text:s/>373<text:s/></text:p>
          </table:table-cell>
          <table:table-cell office:value-type="float" office:value="319" table:style-name="ce6">
            <text:p><text:s/>319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B</text:p>
          </table:table-cell>
          <table:table-cell office:value-type="string" table:style-name="ce2">
            <text:p>Bergbau</text:p>
          </table:table-cell>
          <table:table-cell office:value-type="string" table:style-name="ce2">
            <text:p>AT126</text:p>
          </table:table-cell>
          <table:table-cell office:value-type="string" table:style-name="ce2">
            <text:p>Wiener Umland/Nordteil</text:p>
          </table:table-cell>
          <table:table-cell office:value-type="float" office:value="36" table:style-name="ce6">
            <text:p><text:s/>36<text:s/></text:p>
          </table:table-cell>
          <table:table-cell office:value-type="float" office:value="728" table:style-name="ce6">
            <text:p><text:s/>728<text:s/></text:p>
          </table:table-cell>
          <table:table-cell office:value-type="float" office:value="719" table:style-name="ce6">
            <text:p><text:s/>719<text:s/></text:p>
          </table:table-cell>
          <table:table-cell office:value-type="float" office:value="1064099" table:style-name="ce6">
            <text:p><text:s/>1 064 099<text:s/></text:p>
          </table:table-cell>
          <table:table-cell office:value-type="float" office:value="59254" table:style-name="ce6">
            <text:p><text:s/>59 254<text:s/></text:p>
          </table:table-cell>
          <table:table-cell office:value-type="float" office:value="86289" table:style-name="ce6">
            <text:p><text:s/>86 289<text:s/></text:p>
          </table:table-cell>
          <table:table-cell office:value-type="float" office:value="239309" table:style-name="ce6">
            <text:p><text:s/>239 309<text:s/></text:p>
          </table:table-cell>
          <table:table-cell office:value-type="float" office:value="842932" table:style-name="ce6">
            <text:p><text:s/>842 932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C</text:p>
          </table:table-cell>
          <table:table-cell office:value-type="string" table:style-name="ce2">
            <text:p>Herstellung von Waren</text:p>
          </table:table-cell>
          <table:table-cell office:value-type="string" table:style-name="ce2">
            <text:p>AT126</text:p>
          </table:table-cell>
          <table:table-cell office:value-type="string" table:style-name="ce2">
            <text:p>Wiener Umland/Nordteil</text:p>
          </table:table-cell>
          <table:table-cell office:value-type="float" office:value="1333" table:style-name="ce6">
            <text:p><text:s/>1 333<text:s/></text:p>
          </table:table-cell>
          <table:table-cell office:value-type="float" office:value="15420" table:style-name="ce6">
            <text:p><text:s/>15 420<text:s/></text:p>
          </table:table-cell>
          <table:table-cell office:value-type="float" office:value="14364" table:style-name="ce6">
            <text:p><text:s/>14 364<text:s/></text:p>
          </table:table-cell>
          <table:table-cell office:value-type="float" office:value="4798969" table:style-name="ce6">
            <text:p><text:s/>4 798 969<text:s/></text:p>
          </table:table-cell>
          <table:table-cell office:value-type="float" office:value="690444" table:style-name="ce6">
            <text:p><text:s/>690 444<text:s/></text:p>
          </table:table-cell>
          <table:table-cell office:value-type="float" office:value="148340" table:style-name="ce6">
            <text:p><text:s/>148 340<text:s/></text:p>
          </table:table-cell>
          <table:table-cell office:value-type="float" office:value="3688855" table:style-name="ce6">
            <text:p><text:s/>3 688 855<text:s/></text:p>
          </table:table-cell>
          <table:table-cell office:value-type="float" office:value="1279197" table:style-name="ce6">
            <text:p><text:s/>1 279 197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D</text:p>
          </table:table-cell>
          <table:table-cell office:value-type="string" table:style-name="ce2">
            <text:p>Energieversorgung</text:p>
          </table:table-cell>
          <table:table-cell office:value-type="string" table:style-name="ce2">
            <text:p>AT126</text:p>
          </table:table-cell>
          <table:table-cell office:value-type="string" table:style-name="ce2">
            <text:p>Wiener Umland/Nordteil</text:p>
          </table:table-cell>
          <table:table-cell office:value-type="float" office:value="154" table:style-name="ce6">
            <text:p><text:s/>154<text:s/></text:p>
          </table:table-cell>
          <table:table-cell office:value-type="float" office:value="564" table:style-name="ce6">
            <text:p><text:s/>564<text:s/></text:p>
          </table:table-cell>
          <table:table-cell office:value-type="float" office:value="439" table:style-name="ce6">
            <text:p><text:s/>439<text:s/></text:p>
          </table:table-cell>
          <table:table-cell office:value-type="float" office:value="778415" table:style-name="ce6">
            <text:p><text:s/>778 415<text:s/></text:p>
          </table:table-cell>
          <table:table-cell office:value-type="float" office:value="32009" table:style-name="ce6">
            <text:p><text:s/>32 009<text:s/></text:p>
          </table:table-cell>
          <table:table-cell office:value-type="float" office:value="66981" table:style-name="ce6">
            <text:p><text:s/>66 981<text:s/></text:p>
          </table:table-cell>
          <table:table-cell office:value-type="float" office:value="283270" table:style-name="ce6">
            <text:p><text:s/>283 270<text:s/></text:p>
          </table:table-cell>
          <table:table-cell office:value-type="float" office:value="498618" table:style-name="ce6">
            <text:p><text:s/>498 618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E</text:p>
          </table:table-cell>
          <table:table-cell office:value-type="string" table:style-name="ce2">
            <text:p>Wasserversorgung und Abfallentsorgung</text:p>
          </table:table-cell>
          <table:table-cell office:value-type="string" table:style-name="ce2">
            <text:p>AT126</text:p>
          </table:table-cell>
          <table:table-cell office:value-type="string" table:style-name="ce2">
            <text:p>Wiener Umland/Nordteil</text:p>
          </table:table-cell>
          <table:table-cell office:value-type="float" office:value="134" table:style-name="ce6">
            <text:p><text:s/>134<text:s/></text:p>
          </table:table-cell>
          <table:table-cell office:value-type="float" office:value="847" table:style-name="ce6">
            <text:p><text:s/>847<text:s/></text:p>
          </table:table-cell>
          <table:table-cell office:value-type="float" office:value="793" table:style-name="ce6">
            <text:p><text:s/>793<text:s/></text:p>
          </table:table-cell>
          <table:table-cell office:value-type="float" office:value="300319" table:style-name="ce6">
            <text:p><text:s/>300 319<text:s/></text:p>
          </table:table-cell>
          <table:table-cell office:value-type="float" office:value="34128" table:style-name="ce6">
            <text:p><text:s/>34 128<text:s/></text:p>
          </table:table-cell>
          <table:table-cell office:value-type="float" office:value="28053" table:style-name="ce6">
            <text:p><text:s/>28 053<text:s/></text:p>
          </table:table-cell>
          <table:table-cell office:value-type="float" office:value="197784" table:style-name="ce6">
            <text:p><text:s/>197 784<text:s/></text:p>
          </table:table-cell>
          <table:table-cell office:value-type="float" office:value="107071" table:style-name="ce6">
            <text:p><text:s/>107 071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F</text:p>
          </table:table-cell>
          <table:table-cell office:value-type="string" table:style-name="ce2">
            <text:p>Bau</text:p>
          </table:table-cell>
          <table:table-cell office:value-type="string" table:style-name="ce2">
            <text:p>AT126</text:p>
          </table:table-cell>
          <table:table-cell office:value-type="string" table:style-name="ce2">
            <text:p>Wiener Umland/Nordteil</text:p>
          </table:table-cell>
          <table:table-cell office:value-type="float" office:value="1827" table:style-name="ce6">
            <text:p><text:s/>1 827<text:s/></text:p>
          </table:table-cell>
          <table:table-cell office:value-type="float" office:value="12289" table:style-name="ce6">
            <text:p><text:s/>12 289<text:s/></text:p>
          </table:table-cell>
          <table:table-cell office:value-type="float" office:value="10719" table:style-name="ce6">
            <text:p><text:s/>10 719<text:s/></text:p>
          </table:table-cell>
          <table:table-cell office:value-type="float" office:value="2235956" table:style-name="ce6">
            <text:p><text:s/>2 235 956<text:s/></text:p>
          </table:table-cell>
          <table:table-cell office:value-type="float" office:value="461750" table:style-name="ce6">
            <text:p><text:s/>461 750<text:s/></text:p>
          </table:table-cell>
          <table:table-cell office:value-type="float" office:value="70528" table:style-name="ce6">
            <text:p><text:s/>70 528<text:s/></text:p>
          </table:table-cell>
          <table:table-cell office:value-type="float" office:value="1592188" table:style-name="ce6">
            <text:p><text:s/>1 592 188<text:s/></text:p>
          </table:table-cell>
          <table:table-cell office:value-type="float" office:value="743446" table:style-name="ce6">
            <text:p><text:s/>743 446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G</text:p>
          </table:table-cell>
          <table:table-cell office:value-type="string" table:style-name="ce2">
            <text:p>Handel</text:p>
          </table:table-cell>
          <table:table-cell office:value-type="string" table:style-name="ce2">
            <text:p>AT126</text:p>
          </table:table-cell>
          <table:table-cell office:value-type="string" table:style-name="ce2">
            <text:p>Wiener Umland/Nordteil</text:p>
          </table:table-cell>
          <table:table-cell office:value-type="float" office:value="5132" table:style-name="ce6">
            <text:p><text:s/>5 132<text:s/></text:p>
          </table:table-cell>
          <table:table-cell office:value-type="float" office:value="25648" table:style-name="ce6">
            <text:p><text:s/>25 648<text:s/></text:p>
          </table:table-cell>
          <table:table-cell office:value-type="float" office:value="21604" table:style-name="ce6">
            <text:p><text:s/>21 604<text:s/></text:p>
          </table:table-cell>
          <table:table-cell office:value-type="float" office:value="11504073" table:style-name="ce6">
            <text:p><text:s/>11 504 073<text:s/></text:p>
          </table:table-cell>
          <table:table-cell office:value-type="float" office:value="765812" table:style-name="ce6">
            <text:p><text:s/>765 812<text:s/></text:p>
          </table:table-cell>
          <table:table-cell office:value-type="float" office:value="167532" table:style-name="ce6">
            <text:p><text:s/>167 532<text:s/></text:p>
          </table:table-cell>
          <table:table-cell office:value-type="float" office:value="9987687" table:style-name="ce6">
            <text:p><text:s/>9 987 687<text:s/></text:p>
          </table:table-cell>
          <table:table-cell office:value-type="float" office:value="1528896" table:style-name="ce6">
            <text:p><text:s/>1 528 896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H</text:p>
          </table:table-cell>
          <table:table-cell office:value-type="string" table:style-name="ce2">
            <text:p>Verkehr</text:p>
          </table:table-cell>
          <table:table-cell office:value-type="string" table:style-name="ce2">
            <text:p>AT126</text:p>
          </table:table-cell>
          <table:table-cell office:value-type="string" table:style-name="ce2">
            <text:p>Wiener Umland/Nordteil</text:p>
          </table:table-cell>
          <table:table-cell office:value-type="float" office:value="614" table:style-name="ce6">
            <text:p><text:s/>614<text:s/></text:p>
          </table:table-cell>
          <table:table-cell office:value-type="float" office:value="5471" table:style-name="ce6">
            <text:p><text:s/>5 471<text:s/></text:p>
          </table:table-cell>
          <table:table-cell office:value-type="float" office:value="5024" table:style-name="ce6">
            <text:p><text:s/>5 024<text:s/></text:p>
          </table:table-cell>
          <table:table-cell office:value-type="float" office:value="1030703" table:style-name="ce6">
            <text:p><text:s/>1 030 703<text:s/></text:p>
          </table:table-cell>
          <table:table-cell office:value-type="float" office:value="185002" table:style-name="ce6">
            <text:p><text:s/>185 002<text:s/></text:p>
          </table:table-cell>
          <table:table-cell office:value-type="float" office:value="63193" table:style-name="ce6">
            <text:p><text:s/>63 193<text:s/></text:p>
          </table:table-cell>
          <table:table-cell office:value-type="float" office:value="715346" table:style-name="ce6">
            <text:p><text:s/>715 346<text:s/></text:p>
          </table:table-cell>
          <table:table-cell office:value-type="float" office:value="321860" table:style-name="ce6">
            <text:p><text:s/>321 860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I</text:p>
          </table:table-cell>
          <table:table-cell office:value-type="string" table:style-name="ce2">
            <text:p>Beherbergung und Gastronomie</text:p>
          </table:table-cell>
          <table:table-cell office:value-type="string" table:style-name="ce2">
            <text:p>AT126</text:p>
          </table:table-cell>
          <table:table-cell office:value-type="string" table:style-name="ce2">
            <text:p>Wiener Umland/Nordteil</text:p>
          </table:table-cell>
          <table:table-cell office:value-type="float" office:value="1287" table:style-name="ce6">
            <text:p><text:s/>1 287<text:s/></text:p>
          </table:table-cell>
          <table:table-cell office:value-type="float" office:value="5607" table:style-name="ce6">
            <text:p><text:s/>5 607<text:s/></text:p>
          </table:table-cell>
          <table:table-cell office:value-type="float" office:value="4487" table:style-name="ce6">
            <text:p><text:s/>4 487<text:s/></text:p>
          </table:table-cell>
          <table:table-cell office:value-type="float" office:value="328789" table:style-name="ce6">
            <text:p><text:s/>328 789<text:s/></text:p>
          </table:table-cell>
          <table:table-cell office:value-type="float" office:value="86248" table:style-name="ce6">
            <text:p><text:s/>86 248<text:s/></text:p>
          </table:table-cell>
          <table:table-cell office:value-type="float" office:value="12377" table:style-name="ce6">
            <text:p><text:s/>12 377<text:s/></text:p>
          </table:table-cell>
          <table:table-cell office:value-type="float" office:value="183939" table:style-name="ce6">
            <text:p><text:s/>183 939<text:s/></text:p>
          </table:table-cell>
          <table:table-cell office:value-type="float" office:value="150035" table:style-name="ce6">
            <text:p><text:s/>150 035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J</text:p>
          </table:table-cell>
          <table:table-cell office:value-type="string" table:style-name="ce2">
            <text:p>Information und Kommunikation</text:p>
          </table:table-cell>
          <table:table-cell office:value-type="string" table:style-name="ce2">
            <text:p>AT126</text:p>
          </table:table-cell>
          <table:table-cell office:value-type="string" table:style-name="ce2">
            <text:p>Wiener Umland/Nordteil</text:p>
          </table:table-cell>
          <table:table-cell office:value-type="float" office:value="1487" table:style-name="ce6">
            <text:p><text:s/>1 487<text:s/></text:p>
          </table:table-cell>
          <table:table-cell office:value-type="float" office:value="3004" table:style-name="ce6">
            <text:p><text:s/>3 004<text:s/></text:p>
          </table:table-cell>
          <table:table-cell office:value-type="float" office:value="1603" table:style-name="ce6">
            <text:p><text:s/>1 603<text:s/></text:p>
          </table:table-cell>
          <table:table-cell office:value-type="float" office:value="425032" table:style-name="ce6">
            <text:p><text:s/>425 032<text:s/></text:p>
          </table:table-cell>
          <table:table-cell office:value-type="float" office:value="72896" table:style-name="ce6">
            <text:p><text:s/>72 896<text:s/></text:p>
          </table:table-cell>
          <table:table-cell office:value-type="float" office:value="7860" table:style-name="ce6">
            <text:p><text:s/>7 860<text:s/></text:p>
          </table:table-cell>
          <table:table-cell office:value-type="float" office:value="208663" table:style-name="ce6">
            <text:p><text:s/>208 663<text:s/></text:p>
          </table:table-cell>
          <table:table-cell office:value-type="float" office:value="215061" table:style-name="ce6">
            <text:p><text:s/>215 061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K</text:p>
          </table:table-cell>
          <table:table-cell office:value-type="string" table:style-name="ce2">
            <text:p>Finanz- und Versicherungsleistungen</text:p>
          </table:table-cell>
          <table:table-cell office:value-type="string" table:style-name="ce2">
            <text:p>AT126</text:p>
          </table:table-cell>
          <table:table-cell office:value-type="string" table:style-name="ce2">
            <text:p>Wiener Umland/Nordteil</text:p>
          </table:table-cell>
          <table:table-cell office:value-type="float" office:value="787" table:style-name="ce6">
            <text:p><text:s/>787<text:s/></text:p>
          </table:table-cell>
          <table:table-cell office:value-type="float" office:value="2433" table:style-name="ce6">
            <text:p><text:s/>2 433<text:s/></text:p>
          </table:table-cell>
          <table:table-cell office:value-type="float" office:value="1952" table:style-name="ce6">
            <text:p><text:s/>1 952<text:s/></text:p>
          </table:table-cell>
          <table:table-cell office:value-type="float" office:value="653111" table:style-name="ce6">
            <text:p><text:s/>653 111<text:s/></text:p>
          </table:table-cell>
          <table:table-cell office:value-type="float" office:value="103848" table:style-name="ce6">
            <text:p><text:s/>103 848<text:s/></text:p>
          </table:table-cell>
          <table:table-cell office:value-type="float" office:value="30644" table:style-name="ce6">
            <text:p><text:s/>30 644<text:s/></text:p>
          </table:table-cell>
          <table:table-cell office:value-type="float" office:value="208307" table:style-name="ce6">
            <text:p><text:s/>208 307<text:s/></text:p>
          </table:table-cell>
          <table:table-cell office:value-type="float" office:value="316355" table:style-name="ce6">
            <text:p><text:s/>316 355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L</text:p>
          </table:table-cell>
          <table:table-cell office:value-type="string" table:style-name="ce2">
            <text:p>Grundstücks- und Wohnungswesen</text:p>
          </table:table-cell>
          <table:table-cell office:value-type="string" table:style-name="ce2">
            <text:p>AT126</text:p>
          </table:table-cell>
          <table:table-cell office:value-type="string" table:style-name="ce2">
            <text:p>Wiener Umland/Nordteil</text:p>
          </table:table-cell>
          <table:table-cell office:value-type="float" office:value="939" table:style-name="ce6">
            <text:p><text:s/>939<text:s/></text:p>
          </table:table-cell>
          <table:table-cell office:value-type="float" office:value="1246" table:style-name="ce6">
            <text:p><text:s/>1 246<text:s/></text:p>
          </table:table-cell>
          <table:table-cell office:value-type="float" office:value="649" table:style-name="ce6">
            <text:p><text:s/>649<text:s/></text:p>
          </table:table-cell>
          <table:table-cell office:value-type="float" office:value="303533" table:style-name="ce6">
            <text:p><text:s/>303 533<text:s/></text:p>
          </table:table-cell>
          <table:table-cell office:value-type="float" office:value="17880" table:style-name="ce6">
            <text:p><text:s/>17 880<text:s/></text:p>
          </table:table-cell>
          <table:table-cell office:value-type="float" office:value="94113" table:style-name="ce6">
            <text:p><text:s/>94 113<text:s/></text:p>
          </table:table-cell>
          <table:table-cell office:value-type="float" office:value="162614" table:style-name="ce6">
            <text:p><text:s/>162 614<text:s/></text:p>
          </table:table-cell>
          <table:table-cell office:value-type="float" office:value="136263" table:style-name="ce6">
            <text:p><text:s/>136 263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M</text:p>
          </table:table-cell>
          <table:table-cell office:value-type="string" table:style-name="ce2">
            <text:p>Freiberufliche/techn. Dienstleistungen</text:p>
          </table:table-cell>
          <table:table-cell office:value-type="string" table:style-name="ce2">
            <text:p>AT126</text:p>
          </table:table-cell>
          <table:table-cell office:value-type="string" table:style-name="ce2">
            <text:p>Wiener Umland/Nordteil</text:p>
          </table:table-cell>
          <table:table-cell office:value-type="float" office:value="3904" table:style-name="ce6">
            <text:p><text:s/>3 904<text:s/></text:p>
          </table:table-cell>
          <table:table-cell office:value-type="float" office:value="8825" table:style-name="ce6">
            <text:p><text:s/>8 825<text:s/></text:p>
          </table:table-cell>
          <table:table-cell office:value-type="float" office:value="5127" table:style-name="ce6">
            <text:p><text:s/>5 127<text:s/></text:p>
          </table:table-cell>
          <table:table-cell office:value-type="float" office:value="1028664" table:style-name="ce6">
            <text:p><text:s/>1 028 664<text:s/></text:p>
          </table:table-cell>
          <table:table-cell office:value-type="float" office:value="235105" table:style-name="ce6">
            <text:p><text:s/>235 105<text:s/></text:p>
          </table:table-cell>
          <table:table-cell office:value-type="float" office:value="35014" table:style-name="ce6">
            <text:p><text:s/>35 014<text:s/></text:p>
          </table:table-cell>
          <table:table-cell office:value-type="float" office:value="532920" table:style-name="ce6">
            <text:p><text:s/>532 920<text:s/></text:p>
          </table:table-cell>
          <table:table-cell office:value-type="float" office:value="503605" table:style-name="ce6">
            <text:p><text:s/>503 605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N</text:p>
          </table:table-cell>
          <table:table-cell office:value-type="string" table:style-name="ce2">
            <text:p>Sonst. wirtschaftl. Dienstleistungen</text:p>
          </table:table-cell>
          <table:table-cell office:value-type="string" table:style-name="ce2">
            <text:p>AT126</text:p>
          </table:table-cell>
          <table:table-cell office:value-type="string" table:style-name="ce2">
            <text:p>Wiener Umland/Nordteil</text:p>
          </table:table-cell>
          <table:table-cell office:value-type="float" office:value="1322" table:style-name="ce6">
            <text:p><text:s/>1 322<text:s/></text:p>
          </table:table-cell>
          <table:table-cell office:value-type="float" office:value="6500" table:style-name="ce6">
            <text:p><text:s/>6 500<text:s/></text:p>
          </table:table-cell>
          <table:table-cell office:value-type="float" office:value="5278" table:style-name="ce6">
            <text:p><text:s/>5 278<text:s/></text:p>
          </table:table-cell>
          <table:table-cell office:value-type="float" office:value="501447" table:style-name="ce6">
            <text:p><text:s/>501 447<text:s/></text:p>
          </table:table-cell>
          <table:table-cell office:value-type="float" office:value="155685" table:style-name="ce6">
            <text:p><text:s/>155 685<text:s/></text:p>
          </table:table-cell>
          <table:table-cell office:value-type="float" office:value="26365" table:style-name="ce6">
            <text:p><text:s/>26 365<text:s/></text:p>
          </table:table-cell>
          <table:table-cell office:value-type="float" office:value="244108" table:style-name="ce6">
            <text:p><text:s/>244 108<text:s/></text:p>
          </table:table-cell>
          <table:table-cell office:value-type="float" office:value="262286" table:style-name="ce6">
            <text:p><text:s/>262 286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P</text:p>
          </table:table-cell>
          <table:table-cell office:value-type="string" table:style-name="ce2">
            <text:p>Erziehung und Unterricht</text:p>
          </table:table-cell>
          <table:table-cell office:value-type="string" table:style-name="ce2">
            <text:p>AT126</text:p>
          </table:table-cell>
          <table:table-cell office:value-type="string" table:style-name="ce2">
            <text:p>Wiener Umland/Nordteil</text:p>
          </table:table-cell>
          <table:table-cell office:value-type="float" office:value="972" table:style-name="ce6">
            <text:p><text:s/>972<text:s/></text:p>
          </table:table-cell>
          <table:table-cell office:value-type="float" office:value="1349" table:style-name="ce6">
            <text:p><text:s/>1 349<text:s/></text:p>
          </table:table-cell>
          <table:table-cell office:value-type="float" office:value="349" table:style-name="ce6">
            <text:p><text:s/>349<text:s/></text:p>
          </table:table-cell>
          <table:table-cell office:value-type="float" office:value="42878" table:style-name="ce6">
            <text:p><text:s/>42 878<text:s/></text:p>
          </table:table-cell>
          <table:table-cell office:value-type="float" office:value="8476" table:style-name="ce6">
            <text:p><text:s/>8 476<text:s/></text:p>
          </table:table-cell>
          <table:table-cell office:value-type="float" office:value="1334" table:style-name="ce6">
            <text:p><text:s/>1 334<text:s/></text:p>
          </table:table-cell>
          <table:table-cell office:value-type="float" office:value="19270" table:style-name="ce6">
            <text:p><text:s/>19 270<text:s/></text:p>
          </table:table-cell>
          <table:table-cell office:value-type="float" office:value="23905" table:style-name="ce6">
            <text:p><text:s/>23 905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Q</text:p>
          </table:table-cell>
          <table:table-cell office:value-type="string" table:style-name="ce2">
            <text:p>Gesundheits- und Sozialwesen</text:p>
          </table:table-cell>
          <table:table-cell office:value-type="string" table:style-name="ce2">
            <text:p>AT126</text:p>
          </table:table-cell>
          <table:table-cell office:value-type="string" table:style-name="ce2">
            <text:p>Wiener Umland/Nordteil</text:p>
          </table:table-cell>
          <table:table-cell office:value-type="float" office:value="2906" table:style-name="ce6">
            <text:p><text:s/>2 906<text:s/></text:p>
          </table:table-cell>
          <table:table-cell office:value-type="float" office:value="6510" table:style-name="ce6">
            <text:p><text:s/>6 510<text:s/></text:p>
          </table:table-cell>
          <table:table-cell office:value-type="float" office:value="3759" table:style-name="ce6">
            <text:p><text:s/>3 759<text:s/></text:p>
          </table:table-cell>
          <table:table-cell office:value-type="float" office:value="440027" table:style-name="ce6">
            <text:p><text:s/>440 027<text:s/></text:p>
          </table:table-cell>
          <table:table-cell office:value-type="float" office:value="93559" table:style-name="ce6">
            <text:p><text:s/>93 559<text:s/></text:p>
          </table:table-cell>
          <table:table-cell office:value-type="float" office:value="16091" table:style-name="ce6">
            <text:p><text:s/>16 091<text:s/></text:p>
          </table:table-cell>
          <table:table-cell office:value-type="float" office:value="163507" table:style-name="ce6">
            <text:p><text:s/>163 507<text:s/></text:p>
          </table:table-cell>
          <table:table-cell office:value-type="float" office:value="284539" table:style-name="ce6">
            <text:p><text:s/>284 539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R</text:p>
          </table:table-cell>
          <table:table-cell office:value-type="string" table:style-name="ce2">
            <text:p>Kunst, Unterhaltung und Erholung</text:p>
          </table:table-cell>
          <table:table-cell office:value-type="string" table:style-name="ce2">
            <text:p>AT126</text:p>
          </table:table-cell>
          <table:table-cell office:value-type="string" table:style-name="ce2">
            <text:p>Wiener Umland/Nordteil</text:p>
          </table:table-cell>
          <table:table-cell office:value-type="float" office:value="1113" table:style-name="ce6">
            <text:p><text:s/>1 113<text:s/></text:p>
          </table:table-cell>
          <table:table-cell office:value-type="float" office:value="1771" table:style-name="ce6">
            <text:p><text:s/>1 771<text:s/></text:p>
          </table:table-cell>
          <table:table-cell office:value-type="float" office:value="764" table:style-name="ce6">
            <text:p><text:s/>764<text:s/></text:p>
          </table:table-cell>
          <table:table-cell office:value-type="float" office:value="115012" table:style-name="ce6">
            <text:p><text:s/>115 012<text:s/></text:p>
          </table:table-cell>
          <table:table-cell office:value-type="float" office:value="18663" table:style-name="ce6">
            <text:p><text:s/>18 663<text:s/></text:p>
          </table:table-cell>
          <table:table-cell office:value-type="float" office:value="4980" table:style-name="ce6">
            <text:p><text:s/>4 980<text:s/></text:p>
          </table:table-cell>
          <table:table-cell office:value-type="float" office:value="75158" table:style-name="ce6">
            <text:p><text:s/>75 158<text:s/></text:p>
          </table:table-cell>
          <table:table-cell office:value-type="float" office:value="46150" table:style-name="ce6">
            <text:p><text:s/>46 150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S</text:p>
          </table:table-cell>
          <table:table-cell office:value-type="string" table:style-name="ce2">
            <text:p>Sonst. Dienstleistungen</text:p>
          </table:table-cell>
          <table:table-cell office:value-type="string" table:style-name="ce2">
            <text:p>AT126</text:p>
          </table:table-cell>
          <table:table-cell office:value-type="string" table:style-name="ce2">
            <text:p>Wiener Umland/Nordteil</text:p>
          </table:table-cell>
          <table:table-cell office:value-type="float" office:value="1936" table:style-name="ce6">
            <text:p><text:s/>1 936<text:s/></text:p>
          </table:table-cell>
          <table:table-cell office:value-type="float" office:value="3128" table:style-name="ce6">
            <text:p><text:s/>3 128<text:s/></text:p>
          </table:table-cell>
          <table:table-cell office:value-type="float" office:value="1380" table:style-name="ce6">
            <text:p><text:s/>1 380<text:s/></text:p>
          </table:table-cell>
          <table:table-cell office:value-type="float" office:value="116919" table:style-name="ce6">
            <text:p><text:s/>116 919<text:s/></text:p>
          </table:table-cell>
          <table:table-cell office:value-type="float" office:value="31850" table:style-name="ce6">
            <text:p><text:s/>31 850<text:s/></text:p>
          </table:table-cell>
          <table:table-cell office:value-type="float" office:value="5330" table:style-name="ce6">
            <text:p><text:s/>5 330<text:s/></text:p>
          </table:table-cell>
          <table:table-cell office:value-type="float" office:value="45823" table:style-name="ce6">
            <text:p><text:s/>45 823<text:s/></text:p>
          </table:table-cell>
          <table:table-cell office:value-type="float" office:value="72266" table:style-name="ce6">
            <text:p><text:s/>72 266<text:s/></text:p>
          </table:table-cell>
          <table:table-cell table:number-columns-repeated="16372"/>
        </table:table-row>
        <table:table-row table:style-name="ro3">
          <table:table-cell table:style-name="ce4"/>
          <table:table-cell office:value-type="string" table:style-name="ce4">
            <text:p>INSGESAMT</text:p>
          </table:table-cell>
          <table:table-cell office:value-type="string" table:style-name="ce4">
            <text:p>AT127</text:p>
          </table:table-cell>
          <table:table-cell office:value-type="string" table:style-name="ce4">
            <text:p>Wiener Umland/Südteil</text:p>
          </table:table-cell>
          <table:table-cell office:value-type="float" office:value="30469" table:style-name="ce5">
            <text:p><text:s/>30 469<text:s/></text:p>
          </table:table-cell>
          <table:table-cell office:value-type="float" office:value="168094" table:style-name="ce5">
            <text:p><text:s/>168 094<text:s/></text:p>
          </table:table-cell>
          <table:table-cell office:value-type="float" office:value="142656" table:style-name="ce5">
            <text:p><text:s/>142 656<text:s/></text:p>
          </table:table-cell>
          <table:table-cell office:value-type="float" office:value="53022405" table:style-name="ce5">
            <text:p><text:s/>53 022 405<text:s/></text:p>
          </table:table-cell>
          <table:table-cell office:value-type="float" office:value="6238807" table:style-name="ce5">
            <text:p><text:s/>6 238 807<text:s/></text:p>
          </table:table-cell>
          <table:table-cell office:value-type="float" office:value="2844579" table:style-name="ce5">
            <text:p><text:s/>2 844 579<text:s/></text:p>
          </table:table-cell>
          <table:table-cell office:value-type="float" office:value="40576808" table:style-name="ce5">
            <text:p><text:s/>40 576 808<text:s/></text:p>
          </table:table-cell>
          <table:table-cell office:value-type="float" office:value="12686034" table:style-name="ce5">
            <text:p><text:s/>12 686 034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A</text:p>
          </table:table-cell>
          <table:table-cell office:value-type="string" table:style-name="ce2">
            <text:p>Land- und Forstwirtschaft</text:p>
          </table:table-cell>
          <table:table-cell office:value-type="string" table:style-name="ce2">
            <text:p>AT127</text:p>
          </table:table-cell>
          <table:table-cell office:value-type="string" table:style-name="ce2">
            <text:p>Wiener Umland/Südteil</text:p>
          </table:table-cell>
          <table:table-cell office:value-type="float" office:value="6" table:style-name="ce6">
            <text:p><text:s/>6<text:s/></text:p>
          </table:table-cell>
          <table:table-cell office:value-type="float" office:value="35" table:style-name="ce6">
            <text:p><text:s/>35<text:s/></text:p>
          </table:table-cell>
          <table:table-cell office:value-type="float" office:value="32" table:style-name="ce6">
            <text:p><text:s/>32<text:s/></text:p>
          </table:table-cell>
          <table:table-cell office:value-type="float" office:value="3735" table:style-name="ce6">
            <text:p><text:s/>3 735<text:s/></text:p>
          </table:table-cell>
          <table:table-cell office:value-type="float" office:value="865" table:style-name="ce6">
            <text:p><text:s/>865<text:s/></text:p>
          </table:table-cell>
          <table:table-cell office:value-type="float" office:value="137" table:style-name="ce6">
            <text:p><text:s/>137<text:s/></text:p>
          </table:table-cell>
          <table:table-cell office:value-type="float" office:value="1919" table:style-name="ce6">
            <text:p><text:s/>1 919<text:s/></text:p>
          </table:table-cell>
          <table:table-cell office:value-type="float" office:value="1916" table:style-name="ce6">
            <text:p><text:s/>1 916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B</text:p>
          </table:table-cell>
          <table:table-cell office:value-type="string" table:style-name="ce2">
            <text:p>Bergbau</text:p>
          </table:table-cell>
          <table:table-cell office:value-type="string" table:style-name="ce2">
            <text:p>AT127</text:p>
          </table:table-cell>
          <table:table-cell office:value-type="string" table:style-name="ce2">
            <text:p>Wiener Umland/Südteil</text:p>
          </table:table-cell>
          <table:table-cell office:value-type="float" office:value="15" table:style-name="ce6">
            <text:p><text:s/>15<text:s/></text:p>
          </table:table-cell>
          <table:table-cell office:value-type="float" office:value="62" table:style-name="ce6">
            <text:p><text:s/>62<text:s/></text:p>
          </table:table-cell>
          <table:table-cell office:value-type="float" office:value="57" table:style-name="ce6">
            <text:p><text:s/>57<text:s/></text:p>
          </table:table-cell>
          <table:table-cell office:value-type="float" office:value="17265" table:style-name="ce6">
            <text:p><text:s/>17 265<text:s/></text:p>
          </table:table-cell>
          <table:table-cell office:value-type="float" office:value="2973" table:style-name="ce6">
            <text:p><text:s/>2 973<text:s/></text:p>
          </table:table-cell>
          <table:table-cell office:value-type="float" office:value="1045" table:style-name="ce6">
            <text:p><text:s/>1 045<text:s/></text:p>
          </table:table-cell>
          <table:table-cell office:value-type="float" office:value="10427" table:style-name="ce6">
            <text:p><text:s/>10 427<text:s/></text:p>
          </table:table-cell>
          <table:table-cell office:value-type="float" office:value="6950" table:style-name="ce6">
            <text:p><text:s/>6 950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C</text:p>
          </table:table-cell>
          <table:table-cell office:value-type="string" table:style-name="ce2">
            <text:p>Herstellung von Waren</text:p>
          </table:table-cell>
          <table:table-cell office:value-type="string" table:style-name="ce2">
            <text:p>AT127</text:p>
          </table:table-cell>
          <table:table-cell office:value-type="string" table:style-name="ce2">
            <text:p>Wiener Umland/Südteil</text:p>
          </table:table-cell>
          <table:table-cell office:value-type="float" office:value="1349" table:style-name="ce6">
            <text:p><text:s/>1 349<text:s/></text:p>
          </table:table-cell>
          <table:table-cell office:value-type="float" office:value="21447" table:style-name="ce6">
            <text:p><text:s/>21 447<text:s/></text:p>
          </table:table-cell>
          <table:table-cell office:value-type="float" office:value="20401" table:style-name="ce6">
            <text:p><text:s/>20 401<text:s/></text:p>
          </table:table-cell>
          <table:table-cell office:value-type="float" office:value="6468923" table:style-name="ce6">
            <text:p><text:s/>6 468 923<text:s/></text:p>
          </table:table-cell>
          <table:table-cell office:value-type="float" office:value="1143210" table:style-name="ce6">
            <text:p><text:s/>1 143 210<text:s/></text:p>
          </table:table-cell>
          <table:table-cell office:value-type="float" office:value="871673" table:style-name="ce6">
            <text:p><text:s/>871 673<text:s/></text:p>
          </table:table-cell>
          <table:table-cell office:value-type="float" office:value="4767536" table:style-name="ce6">
            <text:p><text:s/>4 767 536<text:s/></text:p>
          </table:table-cell>
          <table:table-cell office:value-type="float" office:value="1766276" table:style-name="ce6">
            <text:p><text:s/>1 766 276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D</text:p>
          </table:table-cell>
          <table:table-cell office:value-type="string" table:style-name="ce2">
            <text:p>Energieversorgung</text:p>
          </table:table-cell>
          <table:table-cell office:value-type="string" table:style-name="ce2">
            <text:p>AT127</text:p>
          </table:table-cell>
          <table:table-cell office:value-type="string" table:style-name="ce2">
            <text:p>Wiener Umland/Südteil</text:p>
          </table:table-cell>
          <table:table-cell office:value-type="float" office:value="88" table:style-name="ce6">
            <text:p><text:s/>88<text:s/></text:p>
          </table:table-cell>
          <table:table-cell office:value-type="float" office:value="1977" table:style-name="ce6">
            <text:p><text:s/>1 977<text:s/></text:p>
          </table:table-cell>
          <table:table-cell office:value-type="float" office:value="1930" table:style-name="ce6">
            <text:p><text:s/>1 930<text:s/></text:p>
          </table:table-cell>
          <table:table-cell office:value-type="float" office:value="2520675" table:style-name="ce6">
            <text:p><text:s/>2 520 675<text:s/></text:p>
          </table:table-cell>
          <table:table-cell office:value-type="float" office:value="145954" table:style-name="ce6">
            <text:p><text:s/>145 954<text:s/></text:p>
          </table:table-cell>
          <table:table-cell office:value-type="float" office:value="344563" table:style-name="ce6">
            <text:p><text:s/>344 563<text:s/></text:p>
          </table:table-cell>
          <table:table-cell office:value-type="float" office:value="1785007" table:style-name="ce6">
            <text:p><text:s/>1 785 007<text:s/></text:p>
          </table:table-cell>
          <table:table-cell office:value-type="float" office:value="748305" table:style-name="ce6">
            <text:p><text:s/>748 305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E</text:p>
          </table:table-cell>
          <table:table-cell office:value-type="string" table:style-name="ce2">
            <text:p>Wasserversorgung und Abfallentsorgung</text:p>
          </table:table-cell>
          <table:table-cell office:value-type="string" table:style-name="ce2">
            <text:p>AT127</text:p>
          </table:table-cell>
          <table:table-cell office:value-type="string" table:style-name="ce2">
            <text:p>Wiener Umland/Südteil</text:p>
          </table:table-cell>
          <table:table-cell office:value-type="float" office:value="125" table:style-name="ce6">
            <text:p><text:s/>125<text:s/></text:p>
          </table:table-cell>
          <table:table-cell office:value-type="float" office:value="1261" table:style-name="ce6">
            <text:p><text:s/>1 261<text:s/></text:p>
          </table:table-cell>
          <table:table-cell office:value-type="float" office:value="1212" table:style-name="ce6">
            <text:p><text:s/>1 212<text:s/></text:p>
          </table:table-cell>
          <table:table-cell office:value-type="float" office:value="378557" table:style-name="ce6">
            <text:p><text:s/>378 557<text:s/></text:p>
          </table:table-cell>
          <table:table-cell office:value-type="float" office:value="54502" table:style-name="ce6">
            <text:p><text:s/>54 502<text:s/></text:p>
          </table:table-cell>
          <table:table-cell office:value-type="float" office:value="45354" table:style-name="ce6">
            <text:p><text:s/>45 354<text:s/></text:p>
          </table:table-cell>
          <table:table-cell office:value-type="float" office:value="256971" table:style-name="ce6">
            <text:p><text:s/>256 971<text:s/></text:p>
          </table:table-cell>
          <table:table-cell office:value-type="float" office:value="126195" table:style-name="ce6">
            <text:p><text:s/>126 195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F</text:p>
          </table:table-cell>
          <table:table-cell office:value-type="string" table:style-name="ce2">
            <text:p>Bau</text:p>
          </table:table-cell>
          <table:table-cell office:value-type="string" table:style-name="ce2">
            <text:p>AT127</text:p>
          </table:table-cell>
          <table:table-cell office:value-type="string" table:style-name="ce2">
            <text:p>Wiener Umland/Südteil</text:p>
          </table:table-cell>
          <table:table-cell office:value-type="float" office:value="1960" table:style-name="ce6">
            <text:p><text:s/>1 960<text:s/></text:p>
          </table:table-cell>
          <table:table-cell office:value-type="float" office:value="14599" table:style-name="ce6">
            <text:p><text:s/>14 599<text:s/></text:p>
          </table:table-cell>
          <table:table-cell office:value-type="float" office:value="12986" table:style-name="ce6">
            <text:p><text:s/>12 986<text:s/></text:p>
          </table:table-cell>
          <table:table-cell office:value-type="float" office:value="2435907" table:style-name="ce6">
            <text:p><text:s/>2 435 907<text:s/></text:p>
          </table:table-cell>
          <table:table-cell office:value-type="float" office:value="580550" table:style-name="ce6">
            <text:p><text:s/>580 550<text:s/></text:p>
          </table:table-cell>
          <table:table-cell office:value-type="float" office:value="62295" table:style-name="ce6">
            <text:p><text:s/>62 295<text:s/></text:p>
          </table:table-cell>
          <table:table-cell office:value-type="float" office:value="1593423" table:style-name="ce6">
            <text:p><text:s/>1 593 423<text:s/></text:p>
          </table:table-cell>
          <table:table-cell office:value-type="float" office:value="891287" table:style-name="ce6">
            <text:p><text:s/>891 287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G</text:p>
          </table:table-cell>
          <table:table-cell office:value-type="string" table:style-name="ce2">
            <text:p>Handel</text:p>
          </table:table-cell>
          <table:table-cell office:value-type="string" table:style-name="ce2">
            <text:p>AT127</text:p>
          </table:table-cell>
          <table:table-cell office:value-type="string" table:style-name="ce2">
            <text:p>Wiener Umland/Südteil</text:p>
          </table:table-cell>
          <table:table-cell office:value-type="float" office:value="6105" table:style-name="ce6">
            <text:p><text:s/>6 105<text:s/></text:p>
          </table:table-cell>
          <table:table-cell office:value-type="float" office:value="45927" table:style-name="ce6">
            <text:p><text:s/>45 927<text:s/></text:p>
          </table:table-cell>
          <table:table-cell office:value-type="float" office:value="41468" table:style-name="ce6">
            <text:p><text:s/>41 468<text:s/></text:p>
          </table:table-cell>
          <table:table-cell office:value-type="float" office:value="23560200" table:style-name="ce6">
            <text:p><text:s/>23 560 200<text:s/></text:p>
          </table:table-cell>
          <table:table-cell office:value-type="float" office:value="1620509" table:style-name="ce6">
            <text:p><text:s/>1 620 509<text:s/></text:p>
          </table:table-cell>
          <table:table-cell office:value-type="float" office:value="280076" table:style-name="ce6">
            <text:p><text:s/>280 076<text:s/></text:p>
          </table:table-cell>
          <table:table-cell office:value-type="float" office:value="20520548" table:style-name="ce6">
            <text:p><text:s/>20 520 548<text:s/></text:p>
          </table:table-cell>
          <table:table-cell office:value-type="float" office:value="3053421" table:style-name="ce6">
            <text:p><text:s/>3 053 421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H</text:p>
          </table:table-cell>
          <table:table-cell office:value-type="string" table:style-name="ce2">
            <text:p>Verkehr</text:p>
          </table:table-cell>
          <table:table-cell office:value-type="string" table:style-name="ce2">
            <text:p>AT127</text:p>
          </table:table-cell>
          <table:table-cell office:value-type="string" table:style-name="ce2">
            <text:p>Wiener Umland/Südteil</text:p>
          </table:table-cell>
          <table:table-cell office:value-type="float" office:value="1245" table:style-name="ce6">
            <text:p><text:s/>1 245<text:s/></text:p>
          </table:table-cell>
          <table:table-cell office:value-type="float" office:value="23698" table:style-name="ce6">
            <text:p><text:s/>23 698<text:s/></text:p>
          </table:table-cell>
          <table:table-cell office:value-type="float" office:value="22893" table:style-name="ce6">
            <text:p><text:s/>22 893<text:s/></text:p>
          </table:table-cell>
          <table:table-cell office:value-type="float" office:value="9837965" table:style-name="ce6">
            <text:p><text:s/>9 837 965<text:s/></text:p>
          </table:table-cell>
          <table:table-cell office:value-type="float" office:value="1187246" table:style-name="ce6">
            <text:p><text:s/>1 187 246<text:s/></text:p>
          </table:table-cell>
          <table:table-cell office:value-type="float" office:value="168181" table:style-name="ce6">
            <text:p><text:s/>168 181<text:s/></text:p>
          </table:table-cell>
          <table:table-cell office:value-type="float" office:value="7557229" table:style-name="ce6">
            <text:p><text:s/>7 557 229<text:s/></text:p>
          </table:table-cell>
          <table:table-cell office:value-type="float" office:value="2332899" table:style-name="ce6">
            <text:p><text:s/>2 332 899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I</text:p>
          </table:table-cell>
          <table:table-cell office:value-type="string" table:style-name="ce2">
            <text:p>Beherbergung und Gastronomie</text:p>
          </table:table-cell>
          <table:table-cell office:value-type="string" table:style-name="ce2">
            <text:p>AT127</text:p>
          </table:table-cell>
          <table:table-cell office:value-type="string" table:style-name="ce2">
            <text:p>Wiener Umland/Südteil</text:p>
          </table:table-cell>
          <table:table-cell office:value-type="float" office:value="1684" table:style-name="ce6">
            <text:p><text:s/>1 684<text:s/></text:p>
          </table:table-cell>
          <table:table-cell office:value-type="float" office:value="9234" table:style-name="ce6">
            <text:p><text:s/>9 234<text:s/></text:p>
          </table:table-cell>
          <table:table-cell office:value-type="float" office:value="7776" table:style-name="ce6">
            <text:p><text:s/>7 776<text:s/></text:p>
          </table:table-cell>
          <table:table-cell office:value-type="float" office:value="669849" table:style-name="ce6">
            <text:p><text:s/>669 849<text:s/></text:p>
          </table:table-cell>
          <table:table-cell office:value-type="float" office:value="172962" table:style-name="ce6">
            <text:p><text:s/>172 962<text:s/></text:p>
          </table:table-cell>
          <table:table-cell office:value-type="float" office:value="28320" table:style-name="ce6">
            <text:p><text:s/>28 320<text:s/></text:p>
          </table:table-cell>
          <table:table-cell office:value-type="float" office:value="411095" table:style-name="ce6">
            <text:p><text:s/>411 095<text:s/></text:p>
          </table:table-cell>
          <table:table-cell office:value-type="float" office:value="274850" table:style-name="ce6">
            <text:p><text:s/>274 850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J</text:p>
          </table:table-cell>
          <table:table-cell office:value-type="string" table:style-name="ce2">
            <text:p>Information und Kommunikation</text:p>
          </table:table-cell>
          <table:table-cell office:value-type="string" table:style-name="ce2">
            <text:p>AT127</text:p>
          </table:table-cell>
          <table:table-cell office:value-type="string" table:style-name="ce2">
            <text:p>Wiener Umland/Südteil</text:p>
          </table:table-cell>
          <table:table-cell office:value-type="float" office:value="1596" table:style-name="ce6">
            <text:p><text:s/>1 596<text:s/></text:p>
          </table:table-cell>
          <table:table-cell office:value-type="float" office:value="4223" table:style-name="ce6">
            <text:p><text:s/>4 223<text:s/></text:p>
          </table:table-cell>
          <table:table-cell office:value-type="float" office:value="2749" table:style-name="ce6">
            <text:p><text:s/>2 749<text:s/></text:p>
          </table:table-cell>
          <table:table-cell office:value-type="float" office:value="652391" table:style-name="ce6">
            <text:p><text:s/>652 391<text:s/></text:p>
          </table:table-cell>
          <table:table-cell office:value-type="float" office:value="136080" table:style-name="ce6">
            <text:p><text:s/>136 080<text:s/></text:p>
          </table:table-cell>
          <table:table-cell office:value-type="float" office:value="26837" table:style-name="ce6">
            <text:p><text:s/>26 837<text:s/></text:p>
          </table:table-cell>
          <table:table-cell office:value-type="float" office:value="337566" table:style-name="ce6">
            <text:p><text:s/>337 566<text:s/></text:p>
          </table:table-cell>
          <table:table-cell office:value-type="float" office:value="317224" table:style-name="ce6">
            <text:p><text:s/>317 224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K</text:p>
          </table:table-cell>
          <table:table-cell office:value-type="string" table:style-name="ce2">
            <text:p>Finanz- und Versicherungsleistungen</text:p>
          </table:table-cell>
          <table:table-cell office:value-type="string" table:style-name="ce2">
            <text:p>AT127</text:p>
          </table:table-cell>
          <table:table-cell office:value-type="string" table:style-name="ce2">
            <text:p>Wiener Umland/Südteil</text:p>
          </table:table-cell>
          <table:table-cell office:value-type="float" office:value="865" table:style-name="ce6">
            <text:p><text:s/>865<text:s/></text:p>
          </table:table-cell>
          <table:table-cell office:value-type="float" office:value="2412" table:style-name="ce6">
            <text:p><text:s/>2 412<text:s/></text:p>
          </table:table-cell>
          <table:table-cell office:value-type="float" office:value="1853" table:style-name="ce6">
            <text:p><text:s/>1 853<text:s/></text:p>
          </table:table-cell>
          <table:table-cell office:value-type="float" office:value="659188" table:style-name="ce6">
            <text:p><text:s/>659 188<text:s/></text:p>
          </table:table-cell>
          <table:table-cell office:value-type="float" office:value="101598" table:style-name="ce6">
            <text:p><text:s/>101 598<text:s/></text:p>
          </table:table-cell>
          <table:table-cell office:value-type="float" office:value="24953" table:style-name="ce6">
            <text:p><text:s/>24 953<text:s/></text:p>
          </table:table-cell>
          <table:table-cell office:value-type="float" office:value="203012" table:style-name="ce6">
            <text:p><text:s/>203 012<text:s/></text:p>
          </table:table-cell>
          <table:table-cell office:value-type="float" office:value="336466" table:style-name="ce6">
            <text:p><text:s/>336 466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L</text:p>
          </table:table-cell>
          <table:table-cell office:value-type="string" table:style-name="ce2">
            <text:p>Grundstücks- und Wohnungswesen</text:p>
          </table:table-cell>
          <table:table-cell office:value-type="string" table:style-name="ce2">
            <text:p>AT127</text:p>
          </table:table-cell>
          <table:table-cell office:value-type="string" table:style-name="ce2">
            <text:p>Wiener Umland/Südteil</text:p>
          </table:table-cell>
          <table:table-cell office:value-type="float" office:value="1288" table:style-name="ce6">
            <text:p><text:s/>1 288<text:s/></text:p>
          </table:table-cell>
          <table:table-cell office:value-type="float" office:value="2457" table:style-name="ce6">
            <text:p><text:s/>2 457<text:s/></text:p>
          </table:table-cell>
          <table:table-cell office:value-type="float" office:value="1689" table:style-name="ce6">
            <text:p><text:s/>1 689<text:s/></text:p>
          </table:table-cell>
          <table:table-cell office:value-type="float" office:value="1204277" table:style-name="ce6">
            <text:p><text:s/>1 204 277<text:s/></text:p>
          </table:table-cell>
          <table:table-cell office:value-type="float" office:value="64120" table:style-name="ce6">
            <text:p><text:s/>64 120<text:s/></text:p>
          </table:table-cell>
          <table:table-cell office:value-type="float" office:value="541472" table:style-name="ce6">
            <text:p><text:s/>541 472<text:s/></text:p>
          </table:table-cell>
          <table:table-cell office:value-type="float" office:value="609447" table:style-name="ce6">
            <text:p><text:s/>609 447<text:s/></text:p>
          </table:table-cell>
          <table:table-cell office:value-type="float" office:value="647808" table:style-name="ce6">
            <text:p><text:s/>647 808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M</text:p>
          </table:table-cell>
          <table:table-cell office:value-type="string" table:style-name="ce2">
            <text:p>Freiberufliche/techn. Dienstleistungen</text:p>
          </table:table-cell>
          <table:table-cell office:value-type="string" table:style-name="ce2">
            <text:p>AT127</text:p>
          </table:table-cell>
          <table:table-cell office:value-type="string" table:style-name="ce2">
            <text:p>Wiener Umland/Südteil</text:p>
          </table:table-cell>
          <table:table-cell office:value-type="float" office:value="4608" table:style-name="ce6">
            <text:p><text:s/>4 608<text:s/></text:p>
          </table:table-cell>
          <table:table-cell office:value-type="float" office:value="13147" table:style-name="ce6">
            <text:p><text:s/>13 147<text:s/></text:p>
          </table:table-cell>
          <table:table-cell office:value-type="float" office:value="8754" table:style-name="ce6">
            <text:p><text:s/>8 754<text:s/></text:p>
          </table:table-cell>
          <table:table-cell office:value-type="float" office:value="2067506" table:style-name="ce6">
            <text:p><text:s/>2 067 506<text:s/></text:p>
          </table:table-cell>
          <table:table-cell office:value-type="float" office:value="440173" table:style-name="ce6">
            <text:p><text:s/>440 173<text:s/></text:p>
          </table:table-cell>
          <table:table-cell office:value-type="float" office:value="100547" table:style-name="ce6">
            <text:p><text:s/>100 547<text:s/></text:p>
          </table:table-cell>
          <table:table-cell office:value-type="float" office:value="1304929" table:style-name="ce6">
            <text:p><text:s/>1 304 929<text:s/></text:p>
          </table:table-cell>
          <table:table-cell office:value-type="float" office:value="818624" table:style-name="ce6">
            <text:p><text:s/>818 624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N</text:p>
          </table:table-cell>
          <table:table-cell office:value-type="string" table:style-name="ce2">
            <text:p>Sonst. wirtschaftl. Dienstleistungen</text:p>
          </table:table-cell>
          <table:table-cell office:value-type="string" table:style-name="ce2">
            <text:p>AT127</text:p>
          </table:table-cell>
          <table:table-cell office:value-type="string" table:style-name="ce2">
            <text:p>Wiener Umland/Südteil</text:p>
          </table:table-cell>
          <table:table-cell office:value-type="float" office:value="1568" table:style-name="ce6">
            <text:p><text:s/>1 568<text:s/></text:p>
          </table:table-cell>
          <table:table-cell office:value-type="float" office:value="10463" table:style-name="ce6">
            <text:p><text:s/>10 463<text:s/></text:p>
          </table:table-cell>
          <table:table-cell office:value-type="float" office:value="9116" table:style-name="ce6">
            <text:p><text:s/>9 116<text:s/></text:p>
          </table:table-cell>
          <table:table-cell office:value-type="float" office:value="1468000" table:style-name="ce6">
            <text:p><text:s/>1 468 000<text:s/></text:p>
          </table:table-cell>
          <table:table-cell office:value-type="float" office:value="311101" table:style-name="ce6">
            <text:p><text:s/>311 101<text:s/></text:p>
          </table:table-cell>
          <table:table-cell office:value-type="float" office:value="308001" table:style-name="ce6">
            <text:p><text:s/>308 001<text:s/></text:p>
          </table:table-cell>
          <table:table-cell office:value-type="float" office:value="745690" table:style-name="ce6">
            <text:p><text:s/>745 690<text:s/></text:p>
          </table:table-cell>
          <table:table-cell office:value-type="float" office:value="741533" table:style-name="ce6">
            <text:p><text:s/>741 533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P</text:p>
          </table:table-cell>
          <table:table-cell office:value-type="string" table:style-name="ce2">
            <text:p>Erziehung und Unterricht</text:p>
          </table:table-cell>
          <table:table-cell office:value-type="string" table:style-name="ce2">
            <text:p>AT127</text:p>
          </table:table-cell>
          <table:table-cell office:value-type="string" table:style-name="ce2">
            <text:p>Wiener Umland/Südteil</text:p>
          </table:table-cell>
          <table:table-cell office:value-type="float" office:value="1069" table:style-name="ce6">
            <text:p><text:s/>1 069<text:s/></text:p>
          </table:table-cell>
          <table:table-cell office:value-type="float" office:value="1747" table:style-name="ce6">
            <text:p><text:s/>1 747<text:s/></text:p>
          </table:table-cell>
          <table:table-cell office:value-type="float" office:value="690" table:style-name="ce6">
            <text:p><text:s/>690<text:s/></text:p>
          </table:table-cell>
          <table:table-cell office:value-type="float" office:value="82605" table:style-name="ce6">
            <text:p><text:s/>82 605<text:s/></text:p>
          </table:table-cell>
          <table:table-cell office:value-type="float" office:value="19828" table:style-name="ce6">
            <text:p><text:s/>19 828<text:s/></text:p>
          </table:table-cell>
          <table:table-cell office:value-type="float" office:value="4238" table:style-name="ce6">
            <text:p><text:s/>4 238<text:s/></text:p>
          </table:table-cell>
          <table:table-cell office:value-type="float" office:value="41917" table:style-name="ce6">
            <text:p><text:s/>41 917<text:s/></text:p>
          </table:table-cell>
          <table:table-cell office:value-type="float" office:value="41459" table:style-name="ce6">
            <text:p><text:s/>41 459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Q</text:p>
          </table:table-cell>
          <table:table-cell office:value-type="string" table:style-name="ce2">
            <text:p>Gesundheits- und Sozialwesen</text:p>
          </table:table-cell>
          <table:table-cell office:value-type="string" table:style-name="ce2">
            <text:p>AT127</text:p>
          </table:table-cell>
          <table:table-cell office:value-type="string" table:style-name="ce2">
            <text:p>Wiener Umland/Südteil</text:p>
          </table:table-cell>
          <table:table-cell office:value-type="float" office:value="3616" table:style-name="ce6">
            <text:p><text:s/>3 616<text:s/></text:p>
          </table:table-cell>
          <table:table-cell office:value-type="float" office:value="8571" table:style-name="ce7">
            <text:p><text:s/>8 571<text:s/></text:p>
          </table:table-cell>
          <table:table-cell office:value-type="float" office:value="5125" table:style-name="ce7">
            <text:p><text:s/>5 125<text:s/></text:p>
          </table:table-cell>
          <table:table-cell office:value-type="float" office:value="562233" table:style-name="ce7">
            <text:p><text:s/>562 233<text:s/></text:p>
          </table:table-cell>
          <table:table-cell office:value-type="float" office:value="141749" table:style-name="ce7">
            <text:p><text:s/>141 749<text:s/></text:p>
          </table:table-cell>
          <table:table-cell office:value-type="float" office:value="16967" table:style-name="ce7">
            <text:p><text:s/>16 967<text:s/></text:p>
          </table:table-cell>
          <table:table-cell office:value-type="float" office:value="193031" table:style-name="ce7">
            <text:p><text:s/>193 031<text:s/></text:p>
          </table:table-cell>
          <table:table-cell office:value-type="float" office:value="376145" table:style-name="ce7">
            <text:p><text:s/>376 145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R</text:p>
          </table:table-cell>
          <table:table-cell office:value-type="string" table:style-name="ce2">
            <text:p>Kunst, Unterhaltung und Erholung</text:p>
          </table:table-cell>
          <table:table-cell office:value-type="string" table:style-name="ce2">
            <text:p>AT127</text:p>
          </table:table-cell>
          <table:table-cell office:value-type="string" table:style-name="ce2">
            <text:p>Wiener Umland/Südteil</text:p>
          </table:table-cell>
          <table:table-cell office:value-type="float" office:value="1186" table:style-name="ce6">
            <text:p><text:s/>1 186<text:s/></text:p>
          </table:table-cell>
          <table:table-cell office:value-type="float" office:value="2683" table:style-name="ce6">
            <text:p><text:s/>2 683<text:s/></text:p>
          </table:table-cell>
          <table:table-cell office:value-type="float" office:value="1674" table:style-name="ce6">
            <text:p><text:s/>1 674<text:s/></text:p>
          </table:table-cell>
          <table:table-cell office:value-type="float" office:value="265497" table:style-name="ce6">
            <text:p><text:s/>265 497<text:s/></text:p>
          </table:table-cell>
          <table:table-cell office:value-type="float" office:value="63396" table:style-name="ce6">
            <text:p><text:s/>63 396<text:s/></text:p>
          </table:table-cell>
          <table:table-cell office:value-type="float" office:value="14380" table:style-name="ce6">
            <text:p><text:s/>14 380<text:s/></text:p>
          </table:table-cell>
          <table:table-cell office:value-type="float" office:value="160635" table:style-name="ce6">
            <text:p><text:s/>160 635<text:s/></text:p>
          </table:table-cell>
          <table:table-cell office:value-type="float" office:value="111231" table:style-name="ce6">
            <text:p><text:s/>111 231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S</text:p>
          </table:table-cell>
          <table:table-cell office:value-type="string" table:style-name="ce2">
            <text:p>Sonst. Dienstleistungen</text:p>
          </table:table-cell>
          <table:table-cell office:value-type="string" table:style-name="ce2">
            <text:p>AT127</text:p>
          </table:table-cell>
          <table:table-cell office:value-type="string" table:style-name="ce2">
            <text:p>Wiener Umland/Südteil</text:p>
          </table:table-cell>
          <table:table-cell office:value-type="float" office:value="2096" table:style-name="ce6">
            <text:p><text:s/>2 096<text:s/></text:p>
          </table:table-cell>
          <table:table-cell office:value-type="float" office:value="4151" table:style-name="ce6">
            <text:p><text:s/>4 151<text:s/></text:p>
          </table:table-cell>
          <table:table-cell office:value-type="float" office:value="2251" table:style-name="ce6">
            <text:p><text:s/>2 251<text:s/></text:p>
          </table:table-cell>
          <table:table-cell office:value-type="float" office:value="167632" table:style-name="ce6">
            <text:p><text:s/>167 632<text:s/></text:p>
          </table:table-cell>
          <table:table-cell office:value-type="float" office:value="51991" table:style-name="ce6">
            <text:p><text:s/>51 991<text:s/></text:p>
          </table:table-cell>
          <table:table-cell office:value-type="float" office:value="5540" table:style-name="ce6">
            <text:p><text:s/>5 540<text:s/></text:p>
          </table:table-cell>
          <table:table-cell office:value-type="float" office:value="76426" table:style-name="ce6">
            <text:p><text:s/>76 426<text:s/></text:p>
          </table:table-cell>
          <table:table-cell office:value-type="float" office:value="93445" table:style-name="ce6">
            <text:p><text:s/>93 445<text:s/></text:p>
          </table:table-cell>
          <table:table-cell table:number-columns-repeated="16372"/>
        </table:table-row>
        <table:table-row table:style-name="ro3">
          <table:table-cell table:style-name="ce4"/>
          <table:table-cell office:value-type="string" table:style-name="ce4">
            <text:p>INSGESAMT</text:p>
          </table:table-cell>
          <table:table-cell office:value-type="string" table:style-name="ce4">
            <text:p>AT13</text:p>
          </table:table-cell>
          <table:table-cell office:value-type="string" table:style-name="ce4">
            <text:p>Wien</text:p>
          </table:table-cell>
          <table:table-cell office:value-type="float" office:value="172388" table:style-name="ce5">
            <text:p><text:s/>172 388<text:s/></text:p>
          </table:table-cell>
          <table:table-cell office:value-type="float" office:value="858969" table:style-name="ce8">
            <text:p><text:s/>858 969<text:s/></text:p>
          </table:table-cell>
          <table:table-cell office:value-type="float" office:value="713851" table:style-name="ce8">
            <text:p><text:s/>713 851<text:s/></text:p>
          </table:table-cell>
          <table:table-cell office:value-type="float" office:value="370174133" table:style-name="ce8">
            <text:p><text:s/>370 174 133<text:s/></text:p>
          </table:table-cell>
          <table:table-cell office:value-type="float" office:value="32894168" table:style-name="ce8">
            <text:p><text:s/>32 894 168<text:s/></text:p>
          </table:table-cell>
          <table:table-cell office:value-type="float" office:value="13116723" table:style-name="ce8">
            <text:p><text:s/>13 116 723<text:s/></text:p>
          </table:table-cell>
          <table:table-cell office:value-type="float" office:value="288793172" table:style-name="ce8">
            <text:p><text:s/>288 793 172<text:s/></text:p>
          </table:table-cell>
          <table:table-cell office:value-type="float" office:value="79167189" table:style-name="ce8">
            <text:p><text:s/>79 167 189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A</text:p>
          </table:table-cell>
          <table:table-cell office:value-type="string" table:style-name="ce2">
            <text:p>Land- und Forstwirtschaft</text:p>
          </table:table-cell>
          <table:table-cell office:value-type="string" table:style-name="ce2">
            <text:p>AT13</text:p>
          </table:table-cell>
          <table:table-cell office:value-type="string" table:style-name="ce2">
            <text:p>Wien</text:p>
          </table:table-cell>
          <table:table-cell office:value-type="float" office:value="3" table:style-name="ce6">
            <text:p><text:s/>3<text:s/>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B</text:p>
          </table:table-cell>
          <table:table-cell office:value-type="string" table:style-name="ce2">
            <text:p>Bergbau</text:p>
          </table:table-cell>
          <table:table-cell office:value-type="string" table:style-name="ce2">
            <text:p>AT13</text:p>
          </table:table-cell>
          <table:table-cell office:value-type="string" table:style-name="ce2">
            <text:p>Wien</text:p>
          </table:table-cell>
          <table:table-cell office:value-type="float" office:value="23" table:style-name="ce6">
            <text:p><text:s/>23<text:s/>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C</text:p>
          </table:table-cell>
          <table:table-cell office:value-type="string" table:style-name="ce2">
            <text:p>Herstellung von Waren</text:p>
          </table:table-cell>
          <table:table-cell office:value-type="string" table:style-name="ce2">
            <text:p>AT13</text:p>
          </table:table-cell>
          <table:table-cell office:value-type="string" table:style-name="ce2">
            <text:p>Wien</text:p>
          </table:table-cell>
          <table:table-cell office:value-type="float" office:value="4184" table:style-name="ce6">
            <text:p><text:s/>4 184<text:s/></text:p>
          </table:table-cell>
          <table:table-cell office:value-type="float" office:value="56337" table:style-name="ce6">
            <text:p><text:s/>56 337<text:s/></text:p>
          </table:table-cell>
          <table:table-cell office:value-type="float" office:value="53262" table:style-name="ce6">
            <text:p><text:s/>53 262<text:s/></text:p>
          </table:table-cell>
          <table:table-cell office:value-type="float" office:value="36529976" table:style-name="ce6">
            <text:p><text:s/>36 529 976<text:s/></text:p>
          </table:table-cell>
          <table:table-cell office:value-type="float" office:value="3133241" table:style-name="ce6">
            <text:p><text:s/>3 133 241<text:s/></text:p>
          </table:table-cell>
          <table:table-cell office:value-type="float" office:value="538943" table:style-name="ce6">
            <text:p><text:s/>538 943<text:s/></text:p>
          </table:table-cell>
          <table:table-cell office:value-type="float" office:value="30420081" table:style-name="ce6">
            <text:p><text:s/>30 420 081<text:s/></text:p>
          </table:table-cell>
          <table:table-cell office:value-type="float" office:value="6607595" table:style-name="ce6">
            <text:p><text:s/>6 607 595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D</text:p>
          </table:table-cell>
          <table:table-cell office:value-type="string" table:style-name="ce2">
            <text:p>Energieversorgung</text:p>
          </table:table-cell>
          <table:table-cell office:value-type="string" table:style-name="ce2">
            <text:p>AT13</text:p>
          </table:table-cell>
          <table:table-cell office:value-type="string" table:style-name="ce2">
            <text:p>Wien</text:p>
          </table:table-cell>
          <table:table-cell office:value-type="float" office:value="409" table:style-name="ce6">
            <text:p><text:s/>409<text:s/></text:p>
          </table:table-cell>
          <table:table-cell office:value-type="float" office:value="6551" table:style-name="ce6">
            <text:p><text:s/>6 551<text:s/></text:p>
          </table:table-cell>
          <table:table-cell office:value-type="float" office:value="6429" table:style-name="ce6">
            <text:p><text:s/>6 429<text:s/></text:p>
          </table:table-cell>
          <table:table-cell office:value-type="float" office:value="79424573" table:style-name="ce6">
            <text:p><text:s/>79 424 573<text:s/></text:p>
          </table:table-cell>
          <table:table-cell office:value-type="float" office:value="504774" table:style-name="ce6">
            <text:p><text:s/>504 774<text:s/></text:p>
          </table:table-cell>
          <table:table-cell office:value-type="float" office:value="977940" table:style-name="ce6">
            <text:p><text:s/>977 940<text:s/></text:p>
          </table:table-cell>
          <table:table-cell office:value-type="float" office:value="76662241" table:style-name="ce6">
            <text:p><text:s/>76 662 241<text:s/></text:p>
          </table:table-cell>
          <table:table-cell office:value-type="float" office:value="2849621" table:style-name="ce6">
            <text:p><text:s/>2 849 621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E</text:p>
          </table:table-cell>
          <table:table-cell office:value-type="string" table:style-name="ce2">
            <text:p>Wasserversorgung und Abfallentsorgung</text:p>
          </table:table-cell>
          <table:table-cell office:value-type="string" table:style-name="ce2">
            <text:p>AT13</text:p>
          </table:table-cell>
          <table:table-cell office:value-type="string" table:style-name="ce2">
            <text:p>Wien</text:p>
          </table:table-cell>
          <table:table-cell office:value-type="float" office:value="144" table:style-name="ce6">
            <text:p><text:s/>144<text:s/></text:p>
          </table:table-cell>
          <table:table-cell office:value-type="float" office:value="4371" table:style-name="ce6">
            <text:p><text:s/>4 371<text:s/></text:p>
          </table:table-cell>
          <table:table-cell office:value-type="float" office:value="4320" table:style-name="ce6">
            <text:p><text:s/>4 320<text:s/></text:p>
          </table:table-cell>
          <table:table-cell office:value-type="float" office:value="1764589" table:style-name="ce6">
            <text:p><text:s/>1 764 589<text:s/></text:p>
          </table:table-cell>
          <table:table-cell office:value-type="float" office:value="229005" table:style-name="ce6">
            <text:p><text:s/>229 005<text:s/></text:p>
          </table:table-cell>
          <table:table-cell office:value-type="float" office:value="82612" table:style-name="ce6">
            <text:p><text:s/>82 612<text:s/></text:p>
          </table:table-cell>
          <table:table-cell office:value-type="float" office:value="1013385" table:style-name="ce6">
            <text:p><text:s/>1 013 385<text:s/></text:p>
          </table:table-cell>
          <table:table-cell office:value-type="float" office:value="757332" table:style-name="ce6">
            <text:p><text:s/>757 332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F</text:p>
          </table:table-cell>
          <table:table-cell office:value-type="string" table:style-name="ce2">
            <text:p>Bau</text:p>
          </table:table-cell>
          <table:table-cell office:value-type="string" table:style-name="ce2">
            <text:p>AT13</text:p>
          </table:table-cell>
          <table:table-cell office:value-type="string" table:style-name="ce2">
            <text:p>Wien</text:p>
          </table:table-cell>
          <table:table-cell office:value-type="float" office:value="8159" table:style-name="ce6">
            <text:p><text:s/>8 159<text:s/></text:p>
          </table:table-cell>
          <table:table-cell office:value-type="float" office:value="62087" table:style-name="ce6">
            <text:p><text:s/>62 087<text:s/></text:p>
          </table:table-cell>
          <table:table-cell office:value-type="float" office:value="55337" table:style-name="ce6">
            <text:p><text:s/>55 337<text:s/></text:p>
          </table:table-cell>
          <table:table-cell office:value-type="float" office:value="11788811" table:style-name="ce6">
            <text:p><text:s/>11 788 811<text:s/></text:p>
          </table:table-cell>
          <table:table-cell office:value-type="float" office:value="2530494" table:style-name="ce6">
            <text:p><text:s/>2 530 494<text:s/></text:p>
          </table:table-cell>
          <table:table-cell office:value-type="float" office:value="347652" table:style-name="ce6">
            <text:p><text:s/>347 652<text:s/></text:p>
          </table:table-cell>
          <table:table-cell office:value-type="float" office:value="8255018" table:style-name="ce6">
            <text:p><text:s/>8 255 018<text:s/></text:p>
          </table:table-cell>
          <table:table-cell office:value-type="float" office:value="3937428" table:style-name="ce6">
            <text:p><text:s/>3 937 428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G</text:p>
          </table:table-cell>
          <table:table-cell office:value-type="string" table:style-name="ce2">
            <text:p>Handel</text:p>
          </table:table-cell>
          <table:table-cell office:value-type="string" table:style-name="ce2">
            <text:p>AT13</text:p>
          </table:table-cell>
          <table:table-cell office:value-type="string" table:style-name="ce2">
            <text:p>Wien</text:p>
          </table:table-cell>
          <table:table-cell office:value-type="float" office:value="25745" table:style-name="ce6">
            <text:p><text:s/>25 745<text:s/></text:p>
          </table:table-cell>
          <table:table-cell office:value-type="float" office:value="147523" table:style-name="ce6">
            <text:p><text:s/>147 523<text:s/></text:p>
          </table:table-cell>
          <table:table-cell office:value-type="float" office:value="129288" table:style-name="ce6">
            <text:p><text:s/>129 288<text:s/></text:p>
          </table:table-cell>
          <table:table-cell office:value-type="float" office:value="122871988" table:style-name="ce6">
            <text:p><text:s/>122 871 988<text:s/></text:p>
          </table:table-cell>
          <table:table-cell office:value-type="float" office:value="5711264" table:style-name="ce6">
            <text:p><text:s/>5 711 264<text:s/></text:p>
          </table:table-cell>
          <table:table-cell office:value-type="float" office:value="798141" table:style-name="ce6">
            <text:p><text:s/>798 141<text:s/></text:p>
          </table:table-cell>
          <table:table-cell office:value-type="float" office:value="108167183" table:style-name="ce6">
            <text:p><text:s/>108 167 183<text:s/></text:p>
          </table:table-cell>
          <table:table-cell office:value-type="float" office:value="14800297" table:style-name="ce6">
            <text:p><text:s/>14 800 297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H</text:p>
          </table:table-cell>
          <table:table-cell office:value-type="string" table:style-name="ce2">
            <text:p>Verkehr</text:p>
          </table:table-cell>
          <table:table-cell office:value-type="string" table:style-name="ce2">
            <text:p>AT13</text:p>
          </table:table-cell>
          <table:table-cell office:value-type="string" table:style-name="ce2">
            <text:p>Wien</text:p>
          </table:table-cell>
          <table:table-cell office:value-type="float" office:value="5919" table:style-name="ce6">
            <text:p><text:s/>5 919<text:s/></text:p>
          </table:table-cell>
          <table:table-cell office:value-type="float" office:value="48021" table:style-name="ce6">
            <text:p><text:s/>48 021<text:s/></text:p>
          </table:table-cell>
          <table:table-cell office:value-type="float" office:value="43326" table:style-name="ce6">
            <text:p><text:s/>43 326<text:s/></text:p>
          </table:table-cell>
          <table:table-cell office:value-type="float" office:value="16214060" table:style-name="ce6">
            <text:p><text:s/>16 214 060<text:s/></text:p>
          </table:table-cell>
          <table:table-cell office:value-type="float" office:value="1765561" table:style-name="ce6">
            <text:p><text:s/>1 765 561<text:s/></text:p>
          </table:table-cell>
          <table:table-cell office:value-type="float" office:value="1139490" table:style-name="ce6">
            <text:p><text:s/>1 139 490<text:s/></text:p>
          </table:table-cell>
          <table:table-cell office:value-type="float" office:value="12120299" table:style-name="ce6">
            <text:p><text:s/>12 120 299<text:s/></text:p>
          </table:table-cell>
          <table:table-cell office:value-type="float" office:value="5636822" table:style-name="ce6">
            <text:p><text:s/>5 636 822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I</text:p>
          </table:table-cell>
          <table:table-cell office:value-type="string" table:style-name="ce2">
            <text:p>Beherbergung und Gastronomie</text:p>
          </table:table-cell>
          <table:table-cell office:value-type="string" table:style-name="ce2">
            <text:p>AT13</text:p>
          </table:table-cell>
          <table:table-cell office:value-type="string" table:style-name="ce2">
            <text:p>Wien</text:p>
          </table:table-cell>
          <table:table-cell office:value-type="float" office:value="10282" table:style-name="ce6">
            <text:p><text:s/>10 282<text:s/></text:p>
          </table:table-cell>
          <table:table-cell office:value-type="float" office:value="69838" table:style-name="ce6">
            <text:p><text:s/>69 838<text:s/></text:p>
          </table:table-cell>
          <table:table-cell office:value-type="float" office:value="62255" table:style-name="ce6">
            <text:p><text:s/>62 255<text:s/></text:p>
          </table:table-cell>
          <table:table-cell office:value-type="float" office:value="4964396" table:style-name="ce6">
            <text:p><text:s/>4 964 396<text:s/></text:p>
          </table:table-cell>
          <table:table-cell office:value-type="float" office:value="1370426" table:style-name="ce6">
            <text:p><text:s/>1 370 426<text:s/></text:p>
          </table:table-cell>
          <table:table-cell office:value-type="float" office:value="210975" table:style-name="ce6">
            <text:p><text:s/>210 975<text:s/></text:p>
          </table:table-cell>
          <table:table-cell office:value-type="float" office:value="2980957" table:style-name="ce6">
            <text:p><text:s/>2 980 957<text:s/></text:p>
          </table:table-cell>
          <table:table-cell office:value-type="float" office:value="2109393" table:style-name="ce6">
            <text:p><text:s/>2 109 393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J</text:p>
          </table:table-cell>
          <table:table-cell office:value-type="string" table:style-name="ce2">
            <text:p>Information und Kommunikation</text:p>
          </table:table-cell>
          <table:table-cell office:value-type="string" table:style-name="ce2">
            <text:p>AT13</text:p>
          </table:table-cell>
          <table:table-cell office:value-type="string" table:style-name="ce2">
            <text:p>Wien</text:p>
          </table:table-cell>
          <table:table-cell office:value-type="float" office:value="12749" table:style-name="ce6">
            <text:p><text:s/>12 749<text:s/></text:p>
          </table:table-cell>
          <table:table-cell office:value-type="float" office:value="71943" table:style-name="ce6">
            <text:p><text:s/>71 943<text:s/></text:p>
          </table:table-cell>
          <table:table-cell office:value-type="float" office:value="60380" table:style-name="ce6">
            <text:p><text:s/>60 380<text:s/></text:p>
          </table:table-cell>
          <table:table-cell office:value-type="float" office:value="18910991" table:style-name="ce6">
            <text:p><text:s/>18 910 991<text:s/></text:p>
          </table:table-cell>
          <table:table-cell office:value-type="float" office:value="4128240" table:style-name="ce6">
            <text:p><text:s/>4 128 240<text:s/></text:p>
          </table:table-cell>
          <table:table-cell office:value-type="float" office:value="1171162" table:style-name="ce6">
            <text:p><text:s/>1 171 162<text:s/></text:p>
          </table:table-cell>
          <table:table-cell office:value-type="float" office:value="11211206" table:style-name="ce6">
            <text:p><text:s/>11 211 206<text:s/></text:p>
          </table:table-cell>
          <table:table-cell office:value-type="float" office:value="7923520" table:style-name="ce6">
            <text:p><text:s/>7 923 520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K</text:p>
          </table:table-cell>
          <table:table-cell office:value-type="string" table:style-name="ce2">
            <text:p>Finanz- und Versicherungsleistungen</text:p>
          </table:table-cell>
          <table:table-cell office:value-type="string" table:style-name="ce2">
            <text:p>AT13</text:p>
          </table:table-cell>
          <table:table-cell office:value-type="string" table:style-name="ce2">
            <text:p>Wien</text:p>
          </table:table-cell>
          <table:table-cell office:value-type="float" office:value="4543" table:style-name="ce6">
            <text:p><text:s/>4 543<text:s/></text:p>
          </table:table-cell>
          <table:table-cell office:value-type="float" office:value="41842" table:style-name="ce6">
            <text:p><text:s/>41 842<text:s/></text:p>
          </table:table-cell>
          <table:table-cell office:value-type="float" office:value="39383" table:style-name="ce6">
            <text:p><text:s/>39 383<text:s/></text:p>
          </table:table-cell>
          <table:table-cell office:value-type="float" office:value="24109344" table:style-name="ce6">
            <text:p><text:s/>24 109 344<text:s/></text:p>
          </table:table-cell>
          <table:table-cell office:value-type="float" office:value="2957508" table:style-name="ce6">
            <text:p><text:s/>2 957 508<text:s/></text:p>
          </table:table-cell>
          <table:table-cell office:value-type="float" office:value="654092" table:style-name="ce6">
            <text:p><text:s/>654 092<text:s/></text:p>
          </table:table-cell>
          <table:table-cell office:value-type="float" office:value="8786675" table:style-name="ce6">
            <text:p><text:s/>8 786 675<text:s/></text:p>
          </table:table-cell>
          <table:table-cell office:value-type="float" office:value="9479519" table:style-name="ce6">
            <text:p><text:s/>9 479 519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L</text:p>
          </table:table-cell>
          <table:table-cell office:value-type="string" table:style-name="ce2">
            <text:p>Grundstücks- und Wohnungswesen</text:p>
          </table:table-cell>
          <table:table-cell office:value-type="string" table:style-name="ce2">
            <text:p>AT13</text:p>
          </table:table-cell>
          <table:table-cell office:value-type="string" table:style-name="ce2">
            <text:p>Wien</text:p>
          </table:table-cell>
          <table:table-cell office:value-type="float" office:value="11787" table:style-name="ce6">
            <text:p><text:s/>11 787<text:s/></text:p>
          </table:table-cell>
          <table:table-cell office:value-type="float" office:value="25264" table:style-name="ce6">
            <text:p><text:s/>25 264<text:s/></text:p>
          </table:table-cell>
          <table:table-cell office:value-type="float" office:value="17929" table:style-name="ce6">
            <text:p><text:s/>17 929<text:s/></text:p>
          </table:table-cell>
          <table:table-cell office:value-type="float" office:value="13375492" table:style-name="ce6">
            <text:p><text:s/>13 375 492<text:s/></text:p>
          </table:table-cell>
          <table:table-cell office:value-type="float" office:value="829042" table:style-name="ce6">
            <text:p><text:s/>829 042<text:s/></text:p>
          </table:table-cell>
          <table:table-cell office:value-type="float" office:value="3972086" table:style-name="ce6">
            <text:p><text:s/>3 972 086<text:s/></text:p>
          </table:table-cell>
          <table:table-cell office:value-type="float" office:value="7235925" table:style-name="ce6">
            <text:p><text:s/>7 235 925<text:s/></text:p>
          </table:table-cell>
          <table:table-cell office:value-type="float" office:value="6259142" table:style-name="ce6">
            <text:p><text:s/>6 259 142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M</text:p>
          </table:table-cell>
          <table:table-cell office:value-type="string" table:style-name="ce2">
            <text:p>Freiberufliche/techn. Dienstleistungen</text:p>
          </table:table-cell>
          <table:table-cell office:value-type="string" table:style-name="ce2">
            <text:p>AT13</text:p>
          </table:table-cell>
          <table:table-cell office:value-type="string" table:style-name="ce2">
            <text:p>Wien</text:p>
          </table:table-cell>
          <table:table-cell office:value-type="float" office:value="34788" table:style-name="ce6">
            <text:p><text:s/>34 788<text:s/></text:p>
          </table:table-cell>
          <table:table-cell office:value-type="float" office:value="119085" table:style-name="ce6">
            <text:p><text:s/>119 085<text:s/></text:p>
          </table:table-cell>
          <table:table-cell office:value-type="float" office:value="85151" table:style-name="ce6">
            <text:p><text:s/>85 151<text:s/></text:p>
          </table:table-cell>
          <table:table-cell office:value-type="float" office:value="20151187" table:style-name="ce6">
            <text:p><text:s/>20 151 187<text:s/></text:p>
          </table:table-cell>
          <table:table-cell office:value-type="float" office:value="4756971" table:style-name="ce6">
            <text:p><text:s/>4 756 971<text:s/></text:p>
          </table:table-cell>
          <table:table-cell office:value-type="float" office:value="466470" table:style-name="ce6">
            <text:p><text:s/>466 470<text:s/></text:p>
          </table:table-cell>
          <table:table-cell office:value-type="float" office:value="12150377" table:style-name="ce6">
            <text:p><text:s/>12 150 377<text:s/></text:p>
          </table:table-cell>
          <table:table-cell office:value-type="float" office:value="8231233" table:style-name="ce6">
            <text:p><text:s/>8 231 233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N</text:p>
          </table:table-cell>
          <table:table-cell office:value-type="string" table:style-name="ce2">
            <text:p>Sonst. wirtschaftl. Dienstleistungen</text:p>
          </table:table-cell>
          <table:table-cell office:value-type="string" table:style-name="ce2">
            <text:p>AT13</text:p>
          </table:table-cell>
          <table:table-cell office:value-type="string" table:style-name="ce2">
            <text:p>Wien</text:p>
          </table:table-cell>
          <table:table-cell office:value-type="float" office:value="7895" table:style-name="ce6">
            <text:p><text:s/>7 895<text:s/></text:p>
          </table:table-cell>
          <table:table-cell office:value-type="float" office:value="84505" table:style-name="ce6">
            <text:p><text:s/>84 505<text:s/></text:p>
          </table:table-cell>
          <table:table-cell office:value-type="float" office:value="77845" table:style-name="ce6">
            <text:p><text:s/>77 845<text:s/></text:p>
          </table:table-cell>
          <table:table-cell office:value-type="float" office:value="10415810" table:style-name="ce6">
            <text:p><text:s/>10 415 810<text:s/></text:p>
          </table:table-cell>
          <table:table-cell office:value-type="float" office:value="2537325" table:style-name="ce6">
            <text:p><text:s/>2 537 325<text:s/></text:p>
          </table:table-cell>
          <table:table-cell office:value-type="float" office:value="2437681" table:style-name="ce6">
            <text:p><text:s/>2 437 681<text:s/></text:p>
          </table:table-cell>
          <table:table-cell office:value-type="float" office:value="5398008" table:style-name="ce6">
            <text:p><text:s/>5 398 008<text:s/></text:p>
          </table:table-cell>
          <table:table-cell office:value-type="float" office:value="5040842" table:style-name="ce6">
            <text:p><text:s/>5 040 842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P</text:p>
          </table:table-cell>
          <table:table-cell office:value-type="string" table:style-name="ce2">
            <text:p>Erziehung und Unterricht</text:p>
          </table:table-cell>
          <table:table-cell office:value-type="string" table:style-name="ce2">
            <text:p>AT13</text:p>
          </table:table-cell>
          <table:table-cell office:value-type="string" table:style-name="ce2">
            <text:p>Wien</text:p>
          </table:table-cell>
          <table:table-cell office:value-type="float" office:value="5755" table:style-name="ce6">
            <text:p><text:s/>5 755<text:s/></text:p>
          </table:table-cell>
          <table:table-cell office:value-type="float" office:value="15912" table:style-name="ce6">
            <text:p><text:s/>15 912<text:s/></text:p>
          </table:table-cell>
          <table:table-cell office:value-type="float" office:value="10360" table:style-name="ce6">
            <text:p><text:s/>10 360<text:s/></text:p>
          </table:table-cell>
          <table:table-cell office:value-type="float" office:value="915707" table:style-name="ce6">
            <text:p><text:s/>915 707<text:s/></text:p>
          </table:table-cell>
          <table:table-cell office:value-type="float" office:value="324005" table:style-name="ce6">
            <text:p><text:s/>324 005<text:s/></text:p>
          </table:table-cell>
          <table:table-cell office:value-type="float" office:value="31521" table:style-name="ce6">
            <text:p><text:s/>31 521<text:s/></text:p>
          </table:table-cell>
          <table:table-cell office:value-type="float" office:value="499749" table:style-name="ce6">
            <text:p><text:s/>499 749<text:s/></text:p>
          </table:table-cell>
          <table:table-cell office:value-type="float" office:value="476253" table:style-name="ce6">
            <text:p><text:s/>476 253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Q</text:p>
          </table:table-cell>
          <table:table-cell office:value-type="string" table:style-name="ce2">
            <text:p>Gesundheits- und Sozialwesen</text:p>
          </table:table-cell>
          <table:table-cell office:value-type="string" table:style-name="ce2">
            <text:p>AT13</text:p>
          </table:table-cell>
          <table:table-cell office:value-type="string" table:style-name="ce2">
            <text:p>Wien</text:p>
          </table:table-cell>
          <table:table-cell office:value-type="float" office:value="17956" table:style-name="ce6">
            <text:p><text:s/>17 956<text:s/></text:p>
          </table:table-cell>
          <table:table-cell office:value-type="float" office:value="65969" table:style-name="ce6">
            <text:p><text:s/>65 969<text:s/></text:p>
          </table:table-cell>
          <table:table-cell office:value-type="float" office:value="49147" table:style-name="ce6">
            <text:p><text:s/>49 147<text:s/></text:p>
          </table:table-cell>
          <table:table-cell office:value-type="float" office:value="5930386" table:style-name="ce6">
            <text:p><text:s/>5 930 386<text:s/></text:p>
          </table:table-cell>
          <table:table-cell office:value-type="float" office:value="1610860" table:style-name="ce6">
            <text:p><text:s/>1 610 860<text:s/></text:p>
          </table:table-cell>
          <table:table-cell office:value-type="float" office:value="147254" table:style-name="ce6">
            <text:p><text:s/>147 254<text:s/></text:p>
          </table:table-cell>
          <table:table-cell office:value-type="float" office:value="2351050" table:style-name="ce6">
            <text:p><text:s/>2 351 050<text:s/></text:p>
          </table:table-cell>
          <table:table-cell office:value-type="float" office:value="3693173" table:style-name="ce6">
            <text:p><text:s/>3 693 173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R</text:p>
          </table:table-cell>
          <table:table-cell office:value-type="string" table:style-name="ce2">
            <text:p>Kunst, Unterhaltung und Erholung</text:p>
          </table:table-cell>
          <table:table-cell office:value-type="string" table:style-name="ce2">
            <text:p>AT13</text:p>
          </table:table-cell>
          <table:table-cell office:value-type="string" table:style-name="ce2">
            <text:p>Wien</text:p>
          </table:table-cell>
          <table:table-cell office:value-type="float" office:value="10800" table:style-name="ce6">
            <text:p><text:s/>10 800<text:s/></text:p>
          </table:table-cell>
          <table:table-cell office:value-type="float" office:value="19514" table:style-name="ce6">
            <text:p><text:s/>19 514<text:s/></text:p>
          </table:table-cell>
          <table:table-cell office:value-type="float" office:value="9384" table:style-name="ce6">
            <text:p><text:s/>9 384<text:s/></text:p>
          </table:table-cell>
          <table:table-cell office:value-type="float" office:value="1835736" table:style-name="ce6">
            <text:p><text:s/>1 835 736<text:s/></text:p>
          </table:table-cell>
          <table:table-cell office:value-type="float" office:value="294781" table:style-name="ce6">
            <text:p><text:s/>294 781<text:s/></text:p>
          </table:table-cell>
          <table:table-cell office:value-type="float" office:value="93300" table:style-name="ce6">
            <text:p><text:s/>93 300<text:s/></text:p>
          </table:table-cell>
          <table:table-cell office:value-type="float" office:value="1073863" table:style-name="ce6">
            <text:p><text:s/>1 073 863<text:s/></text:p>
          </table:table-cell>
          <table:table-cell office:value-type="float" office:value="856246" table:style-name="ce6">
            <text:p><text:s/>856 246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S</text:p>
          </table:table-cell>
          <table:table-cell office:value-type="string" table:style-name="ce2">
            <text:p>Sonst. Dienstleistungen</text:p>
          </table:table-cell>
          <table:table-cell office:value-type="string" table:style-name="ce2">
            <text:p>AT13</text:p>
          </table:table-cell>
          <table:table-cell office:value-type="string" table:style-name="ce2">
            <text:p>Wien</text:p>
          </table:table-cell>
          <table:table-cell office:value-type="float" office:value="11247" table:style-name="ce6">
            <text:p><text:s/>11 247<text:s/></text:p>
          </table:table-cell>
          <table:table-cell office:value-type="float" office:value="20124" table:style-name="ce6">
            <text:p><text:s/>20 124<text:s/></text:p>
          </table:table-cell>
          <table:table-cell office:value-type="float" office:value="9981" table:style-name="ce6">
            <text:p><text:s/>9 981<text:s/></text:p>
          </table:table-cell>
          <table:table-cell office:value-type="float" office:value="894210" table:style-name="ce6">
            <text:p><text:s/>894 210<text:s/></text:p>
          </table:table-cell>
          <table:table-cell office:value-type="float" office:value="204326" table:style-name="ce6">
            <text:p><text:s/>204 326<text:s/></text:p>
          </table:table-cell>
          <table:table-cell office:value-type="float" office:value="45342" table:style-name="ce6">
            <text:p><text:s/>45 342<text:s/></text:p>
          </table:table-cell>
          <table:table-cell office:value-type="float" office:value="412409" table:style-name="ce6">
            <text:p><text:s/>412 409<text:s/></text:p>
          </table:table-cell>
          <table:table-cell office:value-type="float" office:value="491802" table:style-name="ce6">
            <text:p><text:s/>491 802<text:s/></text:p>
          </table:table-cell>
          <table:table-cell table:number-columns-repeated="16372"/>
        </table:table-row>
        <table:table-row table:style-name="ro3">
          <table:table-cell table:style-name="ce4"/>
          <table:table-cell office:value-type="string" table:style-name="ce4">
            <text:p>INSGESAMT</text:p>
          </table:table-cell>
          <table:table-cell office:value-type="string" table:style-name="ce4">
            <text:p>AT130</text:p>
          </table:table-cell>
          <table:table-cell office:value-type="string" table:style-name="ce4">
            <text:p>Wien</text:p>
          </table:table-cell>
          <table:table-cell office:value-type="float" office:value="172388" table:style-name="ce5">
            <text:p><text:s/>172 388<text:s/></text:p>
          </table:table-cell>
          <table:table-cell office:value-type="float" office:value="858969" table:style-name="ce5">
            <text:p><text:s/>858 969<text:s/></text:p>
          </table:table-cell>
          <table:table-cell office:value-type="float" office:value="713851" table:style-name="ce5">
            <text:p><text:s/>713 851<text:s/></text:p>
          </table:table-cell>
          <table:table-cell office:value-type="float" office:value="370174133" table:style-name="ce5">
            <text:p><text:s/>370 174 133<text:s/></text:p>
          </table:table-cell>
          <table:table-cell office:value-type="float" office:value="32894168" table:style-name="ce5">
            <text:p><text:s/>32 894 168<text:s/></text:p>
          </table:table-cell>
          <table:table-cell office:value-type="float" office:value="13116723" table:style-name="ce5">
            <text:p><text:s/>13 116 723<text:s/></text:p>
          </table:table-cell>
          <table:table-cell office:value-type="float" office:value="288793172" table:style-name="ce5">
            <text:p><text:s/>288 793 172<text:s/></text:p>
          </table:table-cell>
          <table:table-cell office:value-type="float" office:value="79167189" table:style-name="ce5">
            <text:p><text:s/>79 167 189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A</text:p>
          </table:table-cell>
          <table:table-cell office:value-type="string" table:style-name="ce2">
            <text:p>Land- und Forstwirtschaft</text:p>
          </table:table-cell>
          <table:table-cell office:value-type="string" table:style-name="ce2">
            <text:p>AT130</text:p>
          </table:table-cell>
          <table:table-cell office:value-type="string" table:style-name="ce2">
            <text:p>Wien</text:p>
          </table:table-cell>
          <table:table-cell office:value-type="float" office:value="3" table:style-name="ce6">
            <text:p><text:s/>3<text:s/>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B</text:p>
          </table:table-cell>
          <table:table-cell office:value-type="string" table:style-name="ce2">
            <text:p>Bergbau</text:p>
          </table:table-cell>
          <table:table-cell office:value-type="string" table:style-name="ce2">
            <text:p>AT130</text:p>
          </table:table-cell>
          <table:table-cell office:value-type="string" table:style-name="ce2">
            <text:p>Wien</text:p>
          </table:table-cell>
          <table:table-cell office:value-type="float" office:value="23" table:style-name="ce6">
            <text:p><text:s/>23<text:s/>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C</text:p>
          </table:table-cell>
          <table:table-cell office:value-type="string" table:style-name="ce2">
            <text:p>Herstellung von Waren</text:p>
          </table:table-cell>
          <table:table-cell office:value-type="string" table:style-name="ce2">
            <text:p>AT130</text:p>
          </table:table-cell>
          <table:table-cell office:value-type="string" table:style-name="ce2">
            <text:p>Wien</text:p>
          </table:table-cell>
          <table:table-cell office:value-type="float" office:value="4184" table:style-name="ce6">
            <text:p><text:s/>4 184<text:s/></text:p>
          </table:table-cell>
          <table:table-cell office:value-type="float" office:value="56337" table:style-name="ce6">
            <text:p><text:s/>56 337<text:s/></text:p>
          </table:table-cell>
          <table:table-cell office:value-type="float" office:value="53262" table:style-name="ce6">
            <text:p><text:s/>53 262<text:s/></text:p>
          </table:table-cell>
          <table:table-cell office:value-type="float" office:value="36529976" table:style-name="ce6">
            <text:p><text:s/>36 529 976<text:s/></text:p>
          </table:table-cell>
          <table:table-cell office:value-type="float" office:value="3133241" table:style-name="ce6">
            <text:p><text:s/>3 133 241<text:s/></text:p>
          </table:table-cell>
          <table:table-cell office:value-type="float" office:value="538943" table:style-name="ce6">
            <text:p><text:s/>538 943<text:s/></text:p>
          </table:table-cell>
          <table:table-cell office:value-type="float" office:value="30420081" table:style-name="ce6">
            <text:p><text:s/>30 420 081<text:s/></text:p>
          </table:table-cell>
          <table:table-cell office:value-type="float" office:value="6607595" table:style-name="ce6">
            <text:p><text:s/>6 607 595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D</text:p>
          </table:table-cell>
          <table:table-cell office:value-type="string" table:style-name="ce2">
            <text:p>Energieversorgung</text:p>
          </table:table-cell>
          <table:table-cell office:value-type="string" table:style-name="ce2">
            <text:p>AT130</text:p>
          </table:table-cell>
          <table:table-cell office:value-type="string" table:style-name="ce2">
            <text:p>Wien</text:p>
          </table:table-cell>
          <table:table-cell office:value-type="float" office:value="409" table:style-name="ce6">
            <text:p><text:s/>409<text:s/></text:p>
          </table:table-cell>
          <table:table-cell office:value-type="float" office:value="6551" table:style-name="ce6">
            <text:p><text:s/>6 551<text:s/></text:p>
          </table:table-cell>
          <table:table-cell office:value-type="float" office:value="6429" table:style-name="ce6">
            <text:p><text:s/>6 429<text:s/></text:p>
          </table:table-cell>
          <table:table-cell office:value-type="float" office:value="79424573" table:style-name="ce6">
            <text:p><text:s/>79 424 573<text:s/></text:p>
          </table:table-cell>
          <table:table-cell office:value-type="float" office:value="504774" table:style-name="ce6">
            <text:p><text:s/>504 774<text:s/></text:p>
          </table:table-cell>
          <table:table-cell office:value-type="float" office:value="977940" table:style-name="ce6">
            <text:p><text:s/>977 940<text:s/></text:p>
          </table:table-cell>
          <table:table-cell office:value-type="float" office:value="76662241" table:style-name="ce6">
            <text:p><text:s/>76 662 241<text:s/></text:p>
          </table:table-cell>
          <table:table-cell office:value-type="float" office:value="2849621" table:style-name="ce6">
            <text:p><text:s/>2 849 621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E</text:p>
          </table:table-cell>
          <table:table-cell office:value-type="string" table:style-name="ce2">
            <text:p>Wasserversorgung und Abfallentsorgung</text:p>
          </table:table-cell>
          <table:table-cell office:value-type="string" table:style-name="ce2">
            <text:p>AT130</text:p>
          </table:table-cell>
          <table:table-cell office:value-type="string" table:style-name="ce2">
            <text:p>Wien</text:p>
          </table:table-cell>
          <table:table-cell office:value-type="float" office:value="144" table:style-name="ce6">
            <text:p><text:s/>144<text:s/></text:p>
          </table:table-cell>
          <table:table-cell office:value-type="float" office:value="4371" table:style-name="ce6">
            <text:p><text:s/>4 371<text:s/></text:p>
          </table:table-cell>
          <table:table-cell office:value-type="float" office:value="4320" table:style-name="ce6">
            <text:p><text:s/>4 320<text:s/></text:p>
          </table:table-cell>
          <table:table-cell office:value-type="float" office:value="1764589" table:style-name="ce6">
            <text:p><text:s/>1 764 589<text:s/></text:p>
          </table:table-cell>
          <table:table-cell office:value-type="float" office:value="229005" table:style-name="ce6">
            <text:p><text:s/>229 005<text:s/></text:p>
          </table:table-cell>
          <table:table-cell office:value-type="float" office:value="82612" table:style-name="ce6">
            <text:p><text:s/>82 612<text:s/></text:p>
          </table:table-cell>
          <table:table-cell office:value-type="float" office:value="1013385" table:style-name="ce6">
            <text:p><text:s/>1 013 385<text:s/></text:p>
          </table:table-cell>
          <table:table-cell office:value-type="float" office:value="757332" table:style-name="ce6">
            <text:p><text:s/>757 332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F</text:p>
          </table:table-cell>
          <table:table-cell office:value-type="string" table:style-name="ce2">
            <text:p>Bau</text:p>
          </table:table-cell>
          <table:table-cell office:value-type="string" table:style-name="ce2">
            <text:p>AT130</text:p>
          </table:table-cell>
          <table:table-cell office:value-type="string" table:style-name="ce2">
            <text:p>Wien</text:p>
          </table:table-cell>
          <table:table-cell office:value-type="float" office:value="8159" table:style-name="ce6">
            <text:p><text:s/>8 159<text:s/></text:p>
          </table:table-cell>
          <table:table-cell office:value-type="float" office:value="62087" table:style-name="ce6">
            <text:p><text:s/>62 087<text:s/></text:p>
          </table:table-cell>
          <table:table-cell office:value-type="float" office:value="55337" table:style-name="ce6">
            <text:p><text:s/>55 337<text:s/></text:p>
          </table:table-cell>
          <table:table-cell office:value-type="float" office:value="11788811" table:style-name="ce6">
            <text:p><text:s/>11 788 811<text:s/></text:p>
          </table:table-cell>
          <table:table-cell office:value-type="float" office:value="2530494" table:style-name="ce6">
            <text:p><text:s/>2 530 494<text:s/></text:p>
          </table:table-cell>
          <table:table-cell office:value-type="float" office:value="347652" table:style-name="ce6">
            <text:p><text:s/>347 652<text:s/></text:p>
          </table:table-cell>
          <table:table-cell office:value-type="float" office:value="8255018" table:style-name="ce6">
            <text:p><text:s/>8 255 018<text:s/></text:p>
          </table:table-cell>
          <table:table-cell office:value-type="float" office:value="3937428" table:style-name="ce6">
            <text:p><text:s/>3 937 428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G</text:p>
          </table:table-cell>
          <table:table-cell office:value-type="string" table:style-name="ce2">
            <text:p>Handel</text:p>
          </table:table-cell>
          <table:table-cell office:value-type="string" table:style-name="ce2">
            <text:p>AT130</text:p>
          </table:table-cell>
          <table:table-cell office:value-type="string" table:style-name="ce2">
            <text:p>Wien</text:p>
          </table:table-cell>
          <table:table-cell office:value-type="float" office:value="25745" table:style-name="ce6">
            <text:p><text:s/>25 745<text:s/></text:p>
          </table:table-cell>
          <table:table-cell office:value-type="float" office:value="147523" table:style-name="ce6">
            <text:p><text:s/>147 523<text:s/></text:p>
          </table:table-cell>
          <table:table-cell office:value-type="float" office:value="129288" table:style-name="ce6">
            <text:p><text:s/>129 288<text:s/></text:p>
          </table:table-cell>
          <table:table-cell office:value-type="float" office:value="122871988" table:style-name="ce6">
            <text:p><text:s/>122 871 988<text:s/></text:p>
          </table:table-cell>
          <table:table-cell office:value-type="float" office:value="5711264" table:style-name="ce6">
            <text:p><text:s/>5 711 264<text:s/></text:p>
          </table:table-cell>
          <table:table-cell office:value-type="float" office:value="798141" table:style-name="ce6">
            <text:p><text:s/>798 141<text:s/></text:p>
          </table:table-cell>
          <table:table-cell office:value-type="float" office:value="108167183" table:style-name="ce6">
            <text:p><text:s/>108 167 183<text:s/></text:p>
          </table:table-cell>
          <table:table-cell office:value-type="float" office:value="14800297" table:style-name="ce6">
            <text:p><text:s/>14 800 297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H</text:p>
          </table:table-cell>
          <table:table-cell office:value-type="string" table:style-name="ce2">
            <text:p>Verkehr</text:p>
          </table:table-cell>
          <table:table-cell office:value-type="string" table:style-name="ce2">
            <text:p>AT130</text:p>
          </table:table-cell>
          <table:table-cell office:value-type="string" table:style-name="ce2">
            <text:p>Wien</text:p>
          </table:table-cell>
          <table:table-cell office:value-type="float" office:value="5919" table:style-name="ce6">
            <text:p><text:s/>5 919<text:s/></text:p>
          </table:table-cell>
          <table:table-cell office:value-type="float" office:value="48021" table:style-name="ce6">
            <text:p><text:s/>48 021<text:s/></text:p>
          </table:table-cell>
          <table:table-cell office:value-type="float" office:value="43326" table:style-name="ce6">
            <text:p><text:s/>43 326<text:s/></text:p>
          </table:table-cell>
          <table:table-cell office:value-type="float" office:value="16214060" table:style-name="ce6">
            <text:p><text:s/>16 214 060<text:s/></text:p>
          </table:table-cell>
          <table:table-cell office:value-type="float" office:value="1765561" table:style-name="ce6">
            <text:p><text:s/>1 765 561<text:s/></text:p>
          </table:table-cell>
          <table:table-cell office:value-type="float" office:value="1139490" table:style-name="ce6">
            <text:p><text:s/>1 139 490<text:s/></text:p>
          </table:table-cell>
          <table:table-cell office:value-type="float" office:value="12120299" table:style-name="ce6">
            <text:p><text:s/>12 120 299<text:s/></text:p>
          </table:table-cell>
          <table:table-cell office:value-type="float" office:value="5636822" table:style-name="ce6">
            <text:p><text:s/>5 636 822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I</text:p>
          </table:table-cell>
          <table:table-cell office:value-type="string" table:style-name="ce2">
            <text:p>Beherbergung und Gastronomie</text:p>
          </table:table-cell>
          <table:table-cell office:value-type="string" table:style-name="ce2">
            <text:p>AT130</text:p>
          </table:table-cell>
          <table:table-cell office:value-type="string" table:style-name="ce2">
            <text:p>Wien</text:p>
          </table:table-cell>
          <table:table-cell office:value-type="float" office:value="10282" table:style-name="ce6">
            <text:p><text:s/>10 282<text:s/></text:p>
          </table:table-cell>
          <table:table-cell office:value-type="float" office:value="69838" table:style-name="ce6">
            <text:p><text:s/>69 838<text:s/></text:p>
          </table:table-cell>
          <table:table-cell office:value-type="float" office:value="62255" table:style-name="ce6">
            <text:p><text:s/>62 255<text:s/></text:p>
          </table:table-cell>
          <table:table-cell office:value-type="float" office:value="4964396" table:style-name="ce6">
            <text:p><text:s/>4 964 396<text:s/></text:p>
          </table:table-cell>
          <table:table-cell office:value-type="float" office:value="1370426" table:style-name="ce6">
            <text:p><text:s/>1 370 426<text:s/></text:p>
          </table:table-cell>
          <table:table-cell office:value-type="float" office:value="210975" table:style-name="ce6">
            <text:p><text:s/>210 975<text:s/></text:p>
          </table:table-cell>
          <table:table-cell office:value-type="float" office:value="2980957" table:style-name="ce6">
            <text:p><text:s/>2 980 957<text:s/></text:p>
          </table:table-cell>
          <table:table-cell office:value-type="float" office:value="2109393" table:style-name="ce6">
            <text:p><text:s/>2 109 393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J</text:p>
          </table:table-cell>
          <table:table-cell office:value-type="string" table:style-name="ce2">
            <text:p>Information und Kommunikation</text:p>
          </table:table-cell>
          <table:table-cell office:value-type="string" table:style-name="ce2">
            <text:p>AT130</text:p>
          </table:table-cell>
          <table:table-cell office:value-type="string" table:style-name="ce2">
            <text:p>Wien</text:p>
          </table:table-cell>
          <table:table-cell office:value-type="float" office:value="12749" table:style-name="ce6">
            <text:p><text:s/>12 749<text:s/></text:p>
          </table:table-cell>
          <table:table-cell office:value-type="float" office:value="71943" table:style-name="ce6">
            <text:p><text:s/>71 943<text:s/></text:p>
          </table:table-cell>
          <table:table-cell office:value-type="float" office:value="60380" table:style-name="ce6">
            <text:p><text:s/>60 380<text:s/></text:p>
          </table:table-cell>
          <table:table-cell office:value-type="float" office:value="18910991" table:style-name="ce6">
            <text:p><text:s/>18 910 991<text:s/></text:p>
          </table:table-cell>
          <table:table-cell office:value-type="float" office:value="4128240" table:style-name="ce6">
            <text:p><text:s/>4 128 240<text:s/></text:p>
          </table:table-cell>
          <table:table-cell office:value-type="float" office:value="1171162" table:style-name="ce6">
            <text:p><text:s/>1 171 162<text:s/></text:p>
          </table:table-cell>
          <table:table-cell office:value-type="float" office:value="11211206" table:style-name="ce6">
            <text:p><text:s/>11 211 206<text:s/></text:p>
          </table:table-cell>
          <table:table-cell office:value-type="float" office:value="7923520" table:style-name="ce6">
            <text:p><text:s/>7 923 520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K</text:p>
          </table:table-cell>
          <table:table-cell office:value-type="string" table:style-name="ce2">
            <text:p>Finanz- und Versicherungsleistungen</text:p>
          </table:table-cell>
          <table:table-cell office:value-type="string" table:style-name="ce2">
            <text:p>AT130</text:p>
          </table:table-cell>
          <table:table-cell office:value-type="string" table:style-name="ce2">
            <text:p>Wien</text:p>
          </table:table-cell>
          <table:table-cell office:value-type="float" office:value="4543" table:style-name="ce6">
            <text:p><text:s/>4 543<text:s/></text:p>
          </table:table-cell>
          <table:table-cell office:value-type="float" office:value="41842" table:style-name="ce6">
            <text:p><text:s/>41 842<text:s/></text:p>
          </table:table-cell>
          <table:table-cell office:value-type="float" office:value="39383" table:style-name="ce6">
            <text:p><text:s/>39 383<text:s/></text:p>
          </table:table-cell>
          <table:table-cell office:value-type="float" office:value="24109344" table:style-name="ce6">
            <text:p><text:s/>24 109 344<text:s/></text:p>
          </table:table-cell>
          <table:table-cell office:value-type="float" office:value="2957508" table:style-name="ce6">
            <text:p><text:s/>2 957 508<text:s/></text:p>
          </table:table-cell>
          <table:table-cell office:value-type="float" office:value="654092" table:style-name="ce6">
            <text:p><text:s/>654 092<text:s/></text:p>
          </table:table-cell>
          <table:table-cell office:value-type="float" office:value="8786675" table:style-name="ce6">
            <text:p><text:s/>8 786 675<text:s/></text:p>
          </table:table-cell>
          <table:table-cell office:value-type="float" office:value="9479519" table:style-name="ce6">
            <text:p><text:s/>9 479 519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L</text:p>
          </table:table-cell>
          <table:table-cell office:value-type="string" table:style-name="ce2">
            <text:p>Grundstücks- und Wohnungswesen</text:p>
          </table:table-cell>
          <table:table-cell office:value-type="string" table:style-name="ce2">
            <text:p>AT130</text:p>
          </table:table-cell>
          <table:table-cell office:value-type="string" table:style-name="ce2">
            <text:p>Wien</text:p>
          </table:table-cell>
          <table:table-cell office:value-type="float" office:value="11787" table:style-name="ce6">
            <text:p><text:s/>11 787<text:s/></text:p>
          </table:table-cell>
          <table:table-cell office:value-type="float" office:value="25264" table:style-name="ce6">
            <text:p><text:s/>25 264<text:s/></text:p>
          </table:table-cell>
          <table:table-cell office:value-type="float" office:value="17929" table:style-name="ce6">
            <text:p><text:s/>17 929<text:s/></text:p>
          </table:table-cell>
          <table:table-cell office:value-type="float" office:value="13375492" table:style-name="ce6">
            <text:p><text:s/>13 375 492<text:s/></text:p>
          </table:table-cell>
          <table:table-cell office:value-type="float" office:value="829042" table:style-name="ce6">
            <text:p><text:s/>829 042<text:s/></text:p>
          </table:table-cell>
          <table:table-cell office:value-type="float" office:value="3972086" table:style-name="ce6">
            <text:p><text:s/>3 972 086<text:s/></text:p>
          </table:table-cell>
          <table:table-cell office:value-type="float" office:value="7235925" table:style-name="ce6">
            <text:p><text:s/>7 235 925<text:s/></text:p>
          </table:table-cell>
          <table:table-cell office:value-type="float" office:value="6259142" table:style-name="ce6">
            <text:p><text:s/>6 259 142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M</text:p>
          </table:table-cell>
          <table:table-cell office:value-type="string" table:style-name="ce2">
            <text:p>Freiberufliche/techn. Dienstleistungen</text:p>
          </table:table-cell>
          <table:table-cell office:value-type="string" table:style-name="ce2">
            <text:p>AT130</text:p>
          </table:table-cell>
          <table:table-cell office:value-type="string" table:style-name="ce2">
            <text:p>Wien</text:p>
          </table:table-cell>
          <table:table-cell office:value-type="float" office:value="34788" table:style-name="ce6">
            <text:p><text:s/>34 788<text:s/></text:p>
          </table:table-cell>
          <table:table-cell office:value-type="float" office:value="119085" table:style-name="ce6">
            <text:p><text:s/>119 085<text:s/></text:p>
          </table:table-cell>
          <table:table-cell office:value-type="float" office:value="85151" table:style-name="ce6">
            <text:p><text:s/>85 151<text:s/></text:p>
          </table:table-cell>
          <table:table-cell office:value-type="float" office:value="20151187" table:style-name="ce6">
            <text:p><text:s/>20 151 187<text:s/></text:p>
          </table:table-cell>
          <table:table-cell office:value-type="float" office:value="4756971" table:style-name="ce6">
            <text:p><text:s/>4 756 971<text:s/></text:p>
          </table:table-cell>
          <table:table-cell office:value-type="float" office:value="466470" table:style-name="ce6">
            <text:p><text:s/>466 470<text:s/></text:p>
          </table:table-cell>
          <table:table-cell office:value-type="float" office:value="12150377" table:style-name="ce6">
            <text:p><text:s/>12 150 377<text:s/></text:p>
          </table:table-cell>
          <table:table-cell office:value-type="float" office:value="8231233" table:style-name="ce6">
            <text:p><text:s/>8 231 233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N</text:p>
          </table:table-cell>
          <table:table-cell office:value-type="string" table:style-name="ce2">
            <text:p>Sonst. wirtschaftl. Dienstleistungen</text:p>
          </table:table-cell>
          <table:table-cell office:value-type="string" table:style-name="ce2">
            <text:p>AT130</text:p>
          </table:table-cell>
          <table:table-cell office:value-type="string" table:style-name="ce2">
            <text:p>Wien</text:p>
          </table:table-cell>
          <table:table-cell office:value-type="float" office:value="7895" table:style-name="ce6">
            <text:p><text:s/>7 895<text:s/></text:p>
          </table:table-cell>
          <table:table-cell office:value-type="float" office:value="84505" table:style-name="ce6">
            <text:p><text:s/>84 505<text:s/></text:p>
          </table:table-cell>
          <table:table-cell office:value-type="float" office:value="77845" table:style-name="ce6">
            <text:p><text:s/>77 845<text:s/></text:p>
          </table:table-cell>
          <table:table-cell office:value-type="float" office:value="10415810" table:style-name="ce6">
            <text:p><text:s/>10 415 810<text:s/></text:p>
          </table:table-cell>
          <table:table-cell office:value-type="float" office:value="2537325" table:style-name="ce6">
            <text:p><text:s/>2 537 325<text:s/></text:p>
          </table:table-cell>
          <table:table-cell office:value-type="float" office:value="2437681" table:style-name="ce6">
            <text:p><text:s/>2 437 681<text:s/></text:p>
          </table:table-cell>
          <table:table-cell office:value-type="float" office:value="5398008" table:style-name="ce6">
            <text:p><text:s/>5 398 008<text:s/></text:p>
          </table:table-cell>
          <table:table-cell office:value-type="float" office:value="5040842" table:style-name="ce6">
            <text:p><text:s/>5 040 842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P</text:p>
          </table:table-cell>
          <table:table-cell office:value-type="string" table:style-name="ce2">
            <text:p>Erziehung und Unterricht</text:p>
          </table:table-cell>
          <table:table-cell office:value-type="string" table:style-name="ce2">
            <text:p>AT130</text:p>
          </table:table-cell>
          <table:table-cell office:value-type="string" table:style-name="ce2">
            <text:p>Wien</text:p>
          </table:table-cell>
          <table:table-cell office:value-type="float" office:value="5755" table:style-name="ce6">
            <text:p><text:s/>5 755<text:s/></text:p>
          </table:table-cell>
          <table:table-cell office:value-type="float" office:value="15912" table:style-name="ce6">
            <text:p><text:s/>15 912<text:s/></text:p>
          </table:table-cell>
          <table:table-cell office:value-type="float" office:value="10360" table:style-name="ce6">
            <text:p><text:s/>10 360<text:s/></text:p>
          </table:table-cell>
          <table:table-cell office:value-type="float" office:value="915707" table:style-name="ce6">
            <text:p><text:s/>915 707<text:s/></text:p>
          </table:table-cell>
          <table:table-cell office:value-type="float" office:value="324005" table:style-name="ce6">
            <text:p><text:s/>324 005<text:s/></text:p>
          </table:table-cell>
          <table:table-cell office:value-type="float" office:value="31521" table:style-name="ce6">
            <text:p><text:s/>31 521<text:s/></text:p>
          </table:table-cell>
          <table:table-cell office:value-type="float" office:value="499749" table:style-name="ce6">
            <text:p><text:s/>499 749<text:s/></text:p>
          </table:table-cell>
          <table:table-cell office:value-type="float" office:value="476253" table:style-name="ce6">
            <text:p><text:s/>476 253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Q</text:p>
          </table:table-cell>
          <table:table-cell office:value-type="string" table:style-name="ce2">
            <text:p>Gesundheits- und Sozialwesen</text:p>
          </table:table-cell>
          <table:table-cell office:value-type="string" table:style-name="ce2">
            <text:p>AT130</text:p>
          </table:table-cell>
          <table:table-cell office:value-type="string" table:style-name="ce2">
            <text:p>Wien</text:p>
          </table:table-cell>
          <table:table-cell office:value-type="float" office:value="17956" table:style-name="ce6">
            <text:p><text:s/>17 956<text:s/></text:p>
          </table:table-cell>
          <table:table-cell office:value-type="float" office:value="65969" table:style-name="ce6">
            <text:p><text:s/>65 969<text:s/></text:p>
          </table:table-cell>
          <table:table-cell office:value-type="float" office:value="49147" table:style-name="ce6">
            <text:p><text:s/>49 147<text:s/></text:p>
          </table:table-cell>
          <table:table-cell office:value-type="float" office:value="5930386" table:style-name="ce6">
            <text:p><text:s/>5 930 386<text:s/></text:p>
          </table:table-cell>
          <table:table-cell office:value-type="float" office:value="1610860" table:style-name="ce6">
            <text:p><text:s/>1 610 860<text:s/></text:p>
          </table:table-cell>
          <table:table-cell office:value-type="float" office:value="147254" table:style-name="ce6">
            <text:p><text:s/>147 254<text:s/></text:p>
          </table:table-cell>
          <table:table-cell office:value-type="float" office:value="2351050" table:style-name="ce6">
            <text:p><text:s/>2 351 050<text:s/></text:p>
          </table:table-cell>
          <table:table-cell office:value-type="float" office:value="3693173" table:style-name="ce6">
            <text:p><text:s/>3 693 173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R</text:p>
          </table:table-cell>
          <table:table-cell office:value-type="string" table:style-name="ce2">
            <text:p>Kunst, Unterhaltung und Erholung</text:p>
          </table:table-cell>
          <table:table-cell office:value-type="string" table:style-name="ce2">
            <text:p>AT130</text:p>
          </table:table-cell>
          <table:table-cell office:value-type="string" table:style-name="ce2">
            <text:p>Wien</text:p>
          </table:table-cell>
          <table:table-cell office:value-type="float" office:value="10800" table:style-name="ce6">
            <text:p><text:s/>10 800<text:s/></text:p>
          </table:table-cell>
          <table:table-cell office:value-type="float" office:value="19514" table:style-name="ce6">
            <text:p><text:s/>19 514<text:s/></text:p>
          </table:table-cell>
          <table:table-cell office:value-type="float" office:value="9384" table:style-name="ce6">
            <text:p><text:s/>9 384<text:s/></text:p>
          </table:table-cell>
          <table:table-cell office:value-type="float" office:value="1835736" table:style-name="ce6">
            <text:p><text:s/>1 835 736<text:s/></text:p>
          </table:table-cell>
          <table:table-cell office:value-type="float" office:value="294781" table:style-name="ce6">
            <text:p><text:s/>294 781<text:s/></text:p>
          </table:table-cell>
          <table:table-cell office:value-type="float" office:value="93300" table:style-name="ce6">
            <text:p><text:s/>93 300<text:s/></text:p>
          </table:table-cell>
          <table:table-cell office:value-type="float" office:value="1073863" table:style-name="ce6">
            <text:p><text:s/>1 073 863<text:s/></text:p>
          </table:table-cell>
          <table:table-cell office:value-type="float" office:value="856246" table:style-name="ce6">
            <text:p><text:s/>856 246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S</text:p>
          </table:table-cell>
          <table:table-cell office:value-type="string" table:style-name="ce2">
            <text:p>Sonst. Dienstleistungen</text:p>
          </table:table-cell>
          <table:table-cell office:value-type="string" table:style-name="ce2">
            <text:p>AT130</text:p>
          </table:table-cell>
          <table:table-cell office:value-type="string" table:style-name="ce2">
            <text:p>Wien</text:p>
          </table:table-cell>
          <table:table-cell office:value-type="float" office:value="11247" table:style-name="ce6">
            <text:p><text:s/>11 247<text:s/></text:p>
          </table:table-cell>
          <table:table-cell office:value-type="float" office:value="20124" table:style-name="ce6">
            <text:p><text:s/>20 124<text:s/></text:p>
          </table:table-cell>
          <table:table-cell office:value-type="float" office:value="9981" table:style-name="ce6">
            <text:p><text:s/>9 981<text:s/></text:p>
          </table:table-cell>
          <table:table-cell office:value-type="float" office:value="894210" table:style-name="ce6">
            <text:p><text:s/>894 210<text:s/></text:p>
          </table:table-cell>
          <table:table-cell office:value-type="float" office:value="204326" table:style-name="ce6">
            <text:p><text:s/>204 326<text:s/></text:p>
          </table:table-cell>
          <table:table-cell office:value-type="float" office:value="45342" table:style-name="ce6">
            <text:p><text:s/>45 342<text:s/></text:p>
          </table:table-cell>
          <table:table-cell office:value-type="float" office:value="412409" table:style-name="ce6">
            <text:p><text:s/>412 409<text:s/></text:p>
          </table:table-cell>
          <table:table-cell office:value-type="float" office:value="491802" table:style-name="ce6">
            <text:p><text:s/>491 802<text:s/></text:p>
          </table:table-cell>
          <table:table-cell table:number-columns-repeated="16372"/>
        </table:table-row>
        <table:table-row table:style-name="ro3">
          <table:table-cell table:style-name="ce4"/>
          <table:table-cell office:value-type="string" table:style-name="ce4">
            <text:p>INSGESAMT</text:p>
          </table:table-cell>
          <table:table-cell office:value-type="string" table:style-name="ce4">
            <text:p>AT21</text:p>
          </table:table-cell>
          <table:table-cell office:value-type="string" table:style-name="ce4">
            <text:p>Kärnten</text:p>
          </table:table-cell>
          <table:table-cell office:value-type="float" office:value="44686" table:style-name="ce5">
            <text:p><text:s/>44 686<text:s/></text:p>
          </table:table-cell>
          <table:table-cell office:value-type="float" office:value="213214" table:style-name="ce5">
            <text:p><text:s/>213 214<text:s/></text:p>
          </table:table-cell>
          <table:table-cell office:value-type="float" office:value="175481" table:style-name="ce5">
            <text:p><text:s/>175 481<text:s/></text:p>
          </table:table-cell>
          <table:table-cell office:value-type="float" office:value="51014170" table:style-name="ce5">
            <text:p><text:s/>51 014 170<text:s/></text:p>
          </table:table-cell>
          <table:table-cell office:value-type="float" office:value="6827030" table:style-name="ce5">
            <text:p><text:s/>6 827 030<text:s/></text:p>
          </table:table-cell>
          <table:table-cell office:value-type="float" office:value="2781596" table:style-name="ce5">
            <text:p><text:s/>2 781 596<text:s/></text:p>
          </table:table-cell>
          <table:table-cell office:value-type="float" office:value="35976273" table:style-name="ce5">
            <text:p><text:s/>35 976 273<text:s/></text:p>
          </table:table-cell>
          <table:table-cell office:value-type="float" office:value="14963162" table:style-name="ce5">
            <text:p><text:s/>14 963 162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A</text:p>
          </table:table-cell>
          <table:table-cell office:value-type="string" table:style-name="ce2">
            <text:p>Land- und Forstwirtschaft</text:p>
          </table:table-cell>
          <table:table-cell office:value-type="string" table:style-name="ce2">
            <text:p>AT21</text:p>
          </table:table-cell>
          <table:table-cell office:value-type="string" table:style-name="ce2">
            <text:p>Kärnten</text:p>
          </table:table-cell>
          <table:table-cell office:value-type="float" office:value="4" table:style-name="ce6">
            <text:p><text:s/>4<text:s/></text:p>
          </table:table-cell>
          <table:table-cell office:value-type="float" office:value="7" table:style-name="ce6">
            <text:p><text:s/>7<text:s/></text:p>
          </table:table-cell>
          <table:table-cell office:value-type="float" office:value="4" table:style-name="ce6">
            <text:p><text:s/>4<text:s/></text:p>
          </table:table-cell>
          <table:table-cell office:value-type="float" office:value="1124" table:style-name="ce6">
            <text:p><text:s/>1 124<text:s/></text:p>
          </table:table-cell>
          <table:table-cell office:value-type="float" office:value="97" table:style-name="ce6">
            <text:p><text:s/>97<text:s/></text:p>
          </table:table-cell>
          <table:table-cell office:value-type="float" office:value="13" table:style-name="ce6">
            <text:p><text:s/>13<text:s/></text:p>
          </table:table-cell>
          <table:table-cell office:value-type="float" office:value="751" table:style-name="ce6">
            <text:p><text:s/>751<text:s/></text:p>
          </table:table-cell>
          <table:table-cell office:value-type="float" office:value="373" table:style-name="ce6">
            <text:p><text:s/>373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B</text:p>
          </table:table-cell>
          <table:table-cell office:value-type="string" table:style-name="ce2">
            <text:p>Bergbau</text:p>
          </table:table-cell>
          <table:table-cell office:value-type="string" table:style-name="ce2">
            <text:p>AT21</text:p>
          </table:table-cell>
          <table:table-cell office:value-type="string" table:style-name="ce2">
            <text:p>Kärnten</text:p>
          </table:table-cell>
          <table:table-cell office:value-type="float" office:value="57" table:style-name="ce6">
            <text:p><text:s/>57<text:s/></text:p>
          </table:table-cell>
          <table:table-cell office:value-type="float" office:value="837" table:style-name="ce6">
            <text:p><text:s/>837<text:s/></text:p>
          </table:table-cell>
          <table:table-cell office:value-type="float" office:value="812" table:style-name="ce6">
            <text:p><text:s/>812<text:s/></text:p>
          </table:table-cell>
          <table:table-cell office:value-type="float" office:value="207134" table:style-name="ce6">
            <text:p><text:s/>207 134<text:s/></text:p>
          </table:table-cell>
          <table:table-cell office:value-type="float" office:value="31265" table:style-name="ce6">
            <text:p><text:s/>31 265<text:s/></text:p>
          </table:table-cell>
          <table:table-cell office:value-type="float" office:value="17531" table:style-name="ce6">
            <text:p><text:s/>17 531<text:s/></text:p>
          </table:table-cell>
          <table:table-cell office:value-type="float" office:value="141515" table:style-name="ce6">
            <text:p><text:s/>141 515<text:s/></text:p>
          </table:table-cell>
          <table:table-cell office:value-type="float" office:value="69754" table:style-name="ce6">
            <text:p><text:s/>69 754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C</text:p>
          </table:table-cell>
          <table:table-cell office:value-type="string" table:style-name="ce2">
            <text:p>Herstellung von Waren</text:p>
          </table:table-cell>
          <table:table-cell office:value-type="string" table:style-name="ce2">
            <text:p>AT21</text:p>
          </table:table-cell>
          <table:table-cell office:value-type="string" table:style-name="ce2">
            <text:p>Kärnten</text:p>
          </table:table-cell>
          <table:table-cell office:value-type="float" office:value="2872" table:style-name="ce6">
            <text:p><text:s/>2 872<text:s/></text:p>
          </table:table-cell>
          <table:table-cell office:value-type="float" office:value="40219" table:style-name="ce6">
            <text:p><text:s/>40 219<text:s/></text:p>
          </table:table-cell>
          <table:table-cell office:value-type="float" office:value="37847" table:style-name="ce6">
            <text:p><text:s/>37 847<text:s/></text:p>
          </table:table-cell>
          <table:table-cell office:value-type="float" office:value="16159485" table:style-name="ce6">
            <text:p><text:s/>16 159 485<text:s/></text:p>
          </table:table-cell>
          <table:table-cell office:value-type="float" office:value="1920410" table:style-name="ce6">
            <text:p><text:s/>1 920 410<text:s/></text:p>
          </table:table-cell>
          <table:table-cell office:value-type="float" office:value="1051539" table:style-name="ce6">
            <text:p><text:s/>1 051 539<text:s/></text:p>
          </table:table-cell>
          <table:table-cell office:value-type="float" office:value="12137676" table:style-name="ce6">
            <text:p><text:s/>12 137 676<text:s/></text:p>
          </table:table-cell>
          <table:table-cell office:value-type="float" office:value="4360249" table:style-name="ce6">
            <text:p><text:s/>4 360 249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D</text:p>
          </table:table-cell>
          <table:table-cell office:value-type="string" table:style-name="ce2">
            <text:p>Energieversorgung</text:p>
          </table:table-cell>
          <table:table-cell office:value-type="string" table:style-name="ce2">
            <text:p>AT21</text:p>
          </table:table-cell>
          <table:table-cell office:value-type="string" table:style-name="ce2">
            <text:p>Kärnten</text:p>
          </table:table-cell>
          <table:table-cell office:value-type="float" office:value="452" table:style-name="ce6">
            <text:p><text:s/>452<text:s/></text:p>
          </table:table-cell>
          <table:table-cell office:value-type="float" office:value="2679" table:style-name="ce6">
            <text:p><text:s/>2 679<text:s/></text:p>
          </table:table-cell>
          <table:table-cell office:value-type="float" office:value="2361" table:style-name="ce6">
            <text:p><text:s/>2 361<text:s/></text:p>
          </table:table-cell>
          <table:table-cell office:value-type="float" office:value="4599676" table:style-name="ce6">
            <text:p><text:s/>4 599 676<text:s/></text:p>
          </table:table-cell>
          <table:table-cell office:value-type="float" office:value="158507" table:style-name="ce6">
            <text:p><text:s/>158 507<text:s/></text:p>
          </table:table-cell>
          <table:table-cell office:value-type="float" office:value="238763" table:style-name="ce6">
            <text:p><text:s/>238 763<text:s/></text:p>
          </table:table-cell>
          <table:table-cell office:value-type="float" office:value="3914545" table:style-name="ce6">
            <text:p><text:s/>3 914 545<text:s/></text:p>
          </table:table-cell>
          <table:table-cell office:value-type="float" office:value="705287" table:style-name="ce6">
            <text:p><text:s/>705 287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E</text:p>
          </table:table-cell>
          <table:table-cell office:value-type="string" table:style-name="ce2">
            <text:p>Wasserversorgung und Abfallentsorgung</text:p>
          </table:table-cell>
          <table:table-cell office:value-type="string" table:style-name="ce2">
            <text:p>AT21</text:p>
          </table:table-cell>
          <table:table-cell office:value-type="string" table:style-name="ce2">
            <text:p>Kärnten</text:p>
          </table:table-cell>
          <table:table-cell office:value-type="float" office:value="197" table:style-name="ce6">
            <text:p><text:s/>197<text:s/></text:p>
          </table:table-cell>
          <table:table-cell office:value-type="float" office:value="1513" table:style-name="ce6">
            <text:p><text:s/>1 513<text:s/></text:p>
          </table:table-cell>
          <table:table-cell office:value-type="float" office:value="1462" table:style-name="ce6">
            <text:p><text:s/>1 462<text:s/></text:p>
          </table:table-cell>
          <table:table-cell office:value-type="float" office:value="526097" table:style-name="ce6">
            <text:p><text:s/>526 097<text:s/></text:p>
          </table:table-cell>
          <table:table-cell office:value-type="float" office:value="69448" table:style-name="ce6">
            <text:p><text:s/>69 448<text:s/></text:p>
          </table:table-cell>
          <table:table-cell office:value-type="float" office:value="53658" table:style-name="ce6">
            <text:p><text:s/>53 658<text:s/></text:p>
          </table:table-cell>
          <table:table-cell office:value-type="float" office:value="379204" table:style-name="ce6">
            <text:p><text:s/>379 204<text:s/></text:p>
          </table:table-cell>
          <table:table-cell office:value-type="float" office:value="163210" table:style-name="ce6">
            <text:p><text:s/>163 210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F</text:p>
          </table:table-cell>
          <table:table-cell office:value-type="string" table:style-name="ce2">
            <text:p>Bau</text:p>
          </table:table-cell>
          <table:table-cell office:value-type="string" table:style-name="ce2">
            <text:p>AT21</text:p>
          </table:table-cell>
          <table:table-cell office:value-type="string" table:style-name="ce2">
            <text:p>Kärnten</text:p>
          </table:table-cell>
          <table:table-cell office:value-type="float" office:value="3618" table:style-name="ce6">
            <text:p><text:s/>3 618<text:s/></text:p>
          </table:table-cell>
          <table:table-cell office:value-type="float" office:value="21067" table:style-name="ce6">
            <text:p><text:s/>21 067<text:s/></text:p>
          </table:table-cell>
          <table:table-cell office:value-type="float" office:value="17791" table:style-name="ce6">
            <text:p><text:s/>17 791<text:s/></text:p>
          </table:table-cell>
          <table:table-cell office:value-type="float" office:value="4134485" table:style-name="ce6">
            <text:p><text:s/>4 134 485<text:s/></text:p>
          </table:table-cell>
          <table:table-cell office:value-type="float" office:value="808014" table:style-name="ce6">
            <text:p><text:s/>808 014<text:s/></text:p>
          </table:table-cell>
          <table:table-cell office:value-type="float" office:value="121648" table:style-name="ce6">
            <text:p><text:s/>121 648<text:s/></text:p>
          </table:table-cell>
          <table:table-cell office:value-type="float" office:value="2934569" table:style-name="ce6">
            <text:p><text:s/>2 934 569<text:s/></text:p>
          </table:table-cell>
          <table:table-cell office:value-type="float" office:value="1381626" table:style-name="ce6">
            <text:p><text:s/>1 381 626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G</text:p>
          </table:table-cell>
          <table:table-cell office:value-type="string" table:style-name="ce2">
            <text:p>Handel</text:p>
          </table:table-cell>
          <table:table-cell office:value-type="string" table:style-name="ce2">
            <text:p>AT21</text:p>
          </table:table-cell>
          <table:table-cell office:value-type="string" table:style-name="ce2">
            <text:p>Kärnten</text:p>
          </table:table-cell>
          <table:table-cell office:value-type="float" office:value="8510" table:style-name="ce6">
            <text:p><text:s/>8 510<text:s/></text:p>
          </table:table-cell>
          <table:table-cell office:value-type="float" office:value="40906" table:style-name="ce6">
            <text:p><text:s/>40 906<text:s/></text:p>
          </table:table-cell>
          <table:table-cell office:value-type="float" office:value="34514" table:style-name="ce6">
            <text:p><text:s/>34 514<text:s/></text:p>
          </table:table-cell>
          <table:table-cell office:value-type="float" office:value="13098424" table:style-name="ce6">
            <text:p><text:s/>13 098 424<text:s/></text:p>
          </table:table-cell>
          <table:table-cell office:value-type="float" office:value="1102558" table:style-name="ce6">
            <text:p><text:s/>1 102 558<text:s/></text:p>
          </table:table-cell>
          <table:table-cell office:value-type="float" office:value="201063" table:style-name="ce6">
            <text:p><text:s/>201 063<text:s/></text:p>
          </table:table-cell>
          <table:table-cell office:value-type="float" office:value="10895872" table:style-name="ce6">
            <text:p><text:s/>10 895 872<text:s/></text:p>
          </table:table-cell>
          <table:table-cell office:value-type="float" office:value="2212478" table:style-name="ce6">
            <text:p><text:s/>2 212 478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H</text:p>
          </table:table-cell>
          <table:table-cell office:value-type="string" table:style-name="ce2">
            <text:p>Verkehr</text:p>
          </table:table-cell>
          <table:table-cell office:value-type="string" table:style-name="ce2">
            <text:p>AT21</text:p>
          </table:table-cell>
          <table:table-cell office:value-type="string" table:style-name="ce2">
            <text:p>Kärnten</text:p>
          </table:table-cell>
          <table:table-cell office:value-type="float" office:value="1378" table:style-name="ce6">
            <text:p><text:s/>1 378<text:s/></text:p>
          </table:table-cell>
          <table:table-cell office:value-type="float" office:value="9650" table:style-name="ce6">
            <text:p><text:s/>9 650<text:s/></text:p>
          </table:table-cell>
          <table:table-cell office:value-type="float" office:value="8696" table:style-name="ce6">
            <text:p><text:s/>8 696<text:s/></text:p>
          </table:table-cell>
          <table:table-cell office:value-type="float" office:value="1463644" table:style-name="ce6">
            <text:p><text:s/>1 463 644<text:s/></text:p>
          </table:table-cell>
          <table:table-cell office:value-type="float" office:value="333314" table:style-name="ce6">
            <text:p><text:s/>333 314<text:s/></text:p>
          </table:table-cell>
          <table:table-cell office:value-type="float" office:value="81885" table:style-name="ce6">
            <text:p><text:s/>81 885<text:s/></text:p>
          </table:table-cell>
          <table:table-cell office:value-type="float" office:value="1010161" table:style-name="ce6">
            <text:p><text:s/>1 010 161<text:s/></text:p>
          </table:table-cell>
          <table:table-cell office:value-type="float" office:value="465829" table:style-name="ce6">
            <text:p><text:s/>465 829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I</text:p>
          </table:table-cell>
          <table:table-cell office:value-type="string" table:style-name="ce2">
            <text:p>Beherbergung und Gastronomie</text:p>
          </table:table-cell>
          <table:table-cell office:value-type="string" table:style-name="ce2">
            <text:p>AT21</text:p>
          </table:table-cell>
          <table:table-cell office:value-type="string" table:style-name="ce2">
            <text:p>Kärnten</text:p>
          </table:table-cell>
          <table:table-cell office:value-type="float" office:value="5105" table:style-name="ce6">
            <text:p><text:s/>5 105<text:s/></text:p>
          </table:table-cell>
          <table:table-cell office:value-type="float" office:value="22733" table:style-name="ce6">
            <text:p><text:s/>22 733<text:s/></text:p>
          </table:table-cell>
          <table:table-cell office:value-type="float" office:value="17975" table:style-name="ce6">
            <text:p><text:s/>17 975<text:s/></text:p>
          </table:table-cell>
          <table:table-cell office:value-type="float" office:value="1612506" table:style-name="ce6">
            <text:p><text:s/>1 612 506<text:s/></text:p>
          </table:table-cell>
          <table:table-cell office:value-type="float" office:value="416048" table:style-name="ce6">
            <text:p><text:s/>416 048<text:s/></text:p>
          </table:table-cell>
          <table:table-cell office:value-type="float" office:value="197954" table:style-name="ce6">
            <text:p><text:s/>197 954<text:s/></text:p>
          </table:table-cell>
          <table:table-cell office:value-type="float" office:value="857140" table:style-name="ce6">
            <text:p><text:s/>857 140<text:s/></text:p>
          </table:table-cell>
          <table:table-cell office:value-type="float" office:value="793450" table:style-name="ce6">
            <text:p><text:s/>793 450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J</text:p>
          </table:table-cell>
          <table:table-cell office:value-type="string" table:style-name="ce2">
            <text:p>Information und Kommunikation</text:p>
          </table:table-cell>
          <table:table-cell office:value-type="string" table:style-name="ce2">
            <text:p>AT21</text:p>
          </table:table-cell>
          <table:table-cell office:value-type="string" table:style-name="ce2">
            <text:p>Kärnten</text:p>
          </table:table-cell>
          <table:table-cell office:value-type="float" office:value="1425" table:style-name="ce6">
            <text:p><text:s/>1 425<text:s/></text:p>
          </table:table-cell>
          <table:table-cell office:value-type="float" office:value="5250" table:style-name="ce6">
            <text:p><text:s/>5 250<text:s/></text:p>
          </table:table-cell>
          <table:table-cell office:value-type="float" office:value="3949" table:style-name="ce6">
            <text:p><text:s/>3 949<text:s/></text:p>
          </table:table-cell>
          <table:table-cell office:value-type="float" office:value="801259" table:style-name="ce6">
            <text:p><text:s/>801 259<text:s/></text:p>
          </table:table-cell>
          <table:table-cell office:value-type="float" office:value="211689" table:style-name="ce6">
            <text:p><text:s/>211 689<text:s/></text:p>
          </table:table-cell>
          <table:table-cell office:value-type="float" office:value="30641" table:style-name="ce6">
            <text:p><text:s/>30 641<text:s/></text:p>
          </table:table-cell>
          <table:table-cell office:value-type="float" office:value="423383" table:style-name="ce6">
            <text:p><text:s/>423 383<text:s/></text:p>
          </table:table-cell>
          <table:table-cell office:value-type="float" office:value="382360" table:style-name="ce6">
            <text:p><text:s/>382 360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K</text:p>
          </table:table-cell>
          <table:table-cell office:value-type="string" table:style-name="ce2">
            <text:p>Finanz- und Versicherungsleistungen</text:p>
          </table:table-cell>
          <table:table-cell office:value-type="string" table:style-name="ce2">
            <text:p>AT21</text:p>
          </table:table-cell>
          <table:table-cell office:value-type="string" table:style-name="ce2">
            <text:p>Kärnten</text:p>
          </table:table-cell>
          <table:table-cell office:value-type="float" office:value="1481" table:style-name="ce6">
            <text:p><text:s/>1 481<text:s/></text:p>
          </table:table-cell>
          <table:table-cell office:value-type="float" office:value="7482" table:style-name="ce6">
            <text:p><text:s/>7 482<text:s/></text:p>
          </table:table-cell>
          <table:table-cell office:value-type="float" office:value="6612" table:style-name="ce6">
            <text:p><text:s/>6 612<text:s/></text:p>
          </table:table-cell>
          <table:table-cell office:value-type="float" office:value="2769296" table:style-name="ce6">
            <text:p><text:s/>2 769 296<text:s/></text:p>
          </table:table-cell>
          <table:table-cell office:value-type="float" office:value="369321" table:style-name="ce6">
            <text:p><text:s/>369 321<text:s/></text:p>
          </table:table-cell>
          <table:table-cell office:value-type="float" office:value="60565" table:style-name="ce6">
            <text:p><text:s/>60 565<text:s/></text:p>
          </table:table-cell>
          <table:table-cell office:value-type="float" office:value="748616" table:style-name="ce6">
            <text:p><text:s/>748 616<text:s/></text:p>
          </table:table-cell>
          <table:table-cell office:value-type="float" office:value="1200311" table:style-name="ce6">
            <text:p><text:s/>1 200 311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L</text:p>
          </table:table-cell>
          <table:table-cell office:value-type="string" table:style-name="ce2">
            <text:p>Grundstücks- und Wohnungswesen</text:p>
          </table:table-cell>
          <table:table-cell office:value-type="string" table:style-name="ce2">
            <text:p>AT21</text:p>
          </table:table-cell>
          <table:table-cell office:value-type="string" table:style-name="ce2">
            <text:p>Kärnten</text:p>
          </table:table-cell>
          <table:table-cell office:value-type="float" office:value="1964" table:style-name="ce6">
            <text:p><text:s/>1 964<text:s/></text:p>
          </table:table-cell>
          <table:table-cell office:value-type="float" office:value="3296" table:style-name="ce6">
            <text:p><text:s/>3 296<text:s/></text:p>
          </table:table-cell>
          <table:table-cell office:value-type="float" office:value="2096" table:style-name="ce6">
            <text:p><text:s/>2 096<text:s/></text:p>
          </table:table-cell>
          <table:table-cell office:value-type="float" office:value="986109" table:style-name="ce6">
            <text:p><text:s/>986 109<text:s/></text:p>
          </table:table-cell>
          <table:table-cell office:value-type="float" office:value="64738" table:style-name="ce6">
            <text:p><text:s/>64 738<text:s/></text:p>
          </table:table-cell>
          <table:table-cell office:value-type="float" office:value="270884" table:style-name="ce6">
            <text:p><text:s/>270 884<text:s/></text:p>
          </table:table-cell>
          <table:table-cell office:value-type="float" office:value="575836" table:style-name="ce6">
            <text:p><text:s/>575 836<text:s/></text:p>
          </table:table-cell>
          <table:table-cell office:value-type="float" office:value="440298" table:style-name="ce6">
            <text:p><text:s/>440 298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M</text:p>
          </table:table-cell>
          <table:table-cell office:value-type="string" table:style-name="ce2">
            <text:p>Freiberufliche/techn. Dienstleistungen</text:p>
          </table:table-cell>
          <table:table-cell office:value-type="string" table:style-name="ce2">
            <text:p>AT21</text:p>
          </table:table-cell>
          <table:table-cell office:value-type="string" table:style-name="ce2">
            <text:p>Kärnten</text:p>
          </table:table-cell>
          <table:table-cell office:value-type="float" office:value="5498" table:style-name="ce6">
            <text:p><text:s/>5 498<text:s/></text:p>
          </table:table-cell>
          <table:table-cell office:value-type="float" office:value="14286" table:style-name="ce6">
            <text:p><text:s/>14 286<text:s/></text:p>
          </table:table-cell>
          <table:table-cell office:value-type="float" office:value="9034" table:style-name="ce6">
            <text:p><text:s/>9 034<text:s/></text:p>
          </table:table-cell>
          <table:table-cell office:value-type="float" office:value="1599295" table:style-name="ce6">
            <text:p><text:s/>1 599 295<text:s/></text:p>
          </table:table-cell>
          <table:table-cell office:value-type="float" office:value="391118" table:style-name="ce6">
            <text:p><text:s/>391 118<text:s/></text:p>
          </table:table-cell>
          <table:table-cell office:value-type="float" office:value="69321" table:style-name="ce6">
            <text:p><text:s/>69 321<text:s/></text:p>
          </table:table-cell>
          <table:table-cell office:value-type="float" office:value="791085" table:style-name="ce6">
            <text:p><text:s/>791 085<text:s/></text:p>
          </table:table-cell>
          <table:table-cell office:value-type="float" office:value="835884" table:style-name="ce6">
            <text:p><text:s/>835 884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N</text:p>
          </table:table-cell>
          <table:table-cell office:value-type="string" table:style-name="ce2">
            <text:p>Sonst. wirtschaftl. Dienstleistungen</text:p>
          </table:table-cell>
          <table:table-cell office:value-type="string" table:style-name="ce2">
            <text:p>AT21</text:p>
          </table:table-cell>
          <table:table-cell office:value-type="string" table:style-name="ce2">
            <text:p>Kärnten</text:p>
          </table:table-cell>
          <table:table-cell office:value-type="float" office:value="1953" table:style-name="ce6">
            <text:p><text:s/>1 953<text:s/></text:p>
          </table:table-cell>
          <table:table-cell office:value-type="float" office:value="14795" table:style-name="ce7">
            <text:p><text:s/>14 795<text:s/></text:p>
          </table:table-cell>
          <table:table-cell office:value-type="float" office:value="13182" table:style-name="ce7">
            <text:p><text:s/>13 182<text:s/></text:p>
          </table:table-cell>
          <table:table-cell office:value-type="float" office:value="1295726" table:style-name="ce7">
            <text:p><text:s/>1 295 726<text:s/></text:p>
          </table:table-cell>
          <table:table-cell office:value-type="float" office:value="413316" table:style-name="ce7">
            <text:p><text:s/>413 316<text:s/></text:p>
          </table:table-cell>
          <table:table-cell office:value-type="float" office:value="341641" table:style-name="ce7">
            <text:p><text:s/>341 641<text:s/></text:p>
          </table:table-cell>
          <table:table-cell office:value-type="float" office:value="480453" table:style-name="ce7">
            <text:p><text:s/>480 453<text:s/></text:p>
          </table:table-cell>
          <table:table-cell office:value-type="float" office:value="819597" table:style-name="ce7">
            <text:p><text:s/>819 597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P</text:p>
          </table:table-cell>
          <table:table-cell office:value-type="string" table:style-name="ce2">
            <text:p>Erziehung und Unterricht</text:p>
          </table:table-cell>
          <table:table-cell office:value-type="string" table:style-name="ce2">
            <text:p>AT21</text:p>
          </table:table-cell>
          <table:table-cell office:value-type="string" table:style-name="ce2">
            <text:p>Kärnten</text:p>
          </table:table-cell>
          <table:table-cell office:value-type="float" office:value="1364" table:style-name="ce6">
            <text:p><text:s/>1 364<text:s/></text:p>
          </table:table-cell>
          <table:table-cell office:value-type="float" office:value="2354" table:style-name="ce6">
            <text:p><text:s/>2 354<text:s/></text:p>
          </table:table-cell>
          <table:table-cell office:value-type="float" office:value="1049" table:style-name="ce6">
            <text:p><text:s/>1 049<text:s/></text:p>
          </table:table-cell>
          <table:table-cell office:value-type="float" office:value="74718" table:style-name="ce6">
            <text:p><text:s/>74 718<text:s/></text:p>
          </table:table-cell>
          <table:table-cell office:value-type="float" office:value="22430" table:style-name="ce6">
            <text:p><text:s/>22 430<text:s/></text:p>
          </table:table-cell>
          <table:table-cell office:value-type="float" office:value="5581" table:style-name="ce6">
            <text:p><text:s/>5 581<text:s/></text:p>
          </table:table-cell>
          <table:table-cell office:value-type="float" office:value="32826" table:style-name="ce6">
            <text:p><text:s/>32 826<text:s/></text:p>
          </table:table-cell>
          <table:table-cell office:value-type="float" office:value="45698" table:style-name="ce6">
            <text:p><text:s/>45 698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Q</text:p>
          </table:table-cell>
          <table:table-cell office:value-type="string" table:style-name="ce2">
            <text:p>Gesundheits- und Sozialwesen</text:p>
          </table:table-cell>
          <table:table-cell office:value-type="string" table:style-name="ce2">
            <text:p>AT21</text:p>
          </table:table-cell>
          <table:table-cell office:value-type="string" table:style-name="ce2">
            <text:p>Kärnten</text:p>
          </table:table-cell>
          <table:table-cell office:value-type="float" office:value="4593" table:style-name="ce6">
            <text:p><text:s/>4 593<text:s/></text:p>
          </table:table-cell>
          <table:table-cell office:value-type="float" office:value="17991" table:style-name="ce6">
            <text:p><text:s/>17 991<text:s/></text:p>
          </table:table-cell>
          <table:table-cell office:value-type="float" office:value="13807" table:style-name="ce6">
            <text:p><text:s/>13 807<text:s/></text:p>
          </table:table-cell>
          <table:table-cell office:value-type="float" office:value="1263144" table:style-name="ce6">
            <text:p><text:s/>1 263 144<text:s/></text:p>
          </table:table-cell>
          <table:table-cell office:value-type="float" office:value="416353" table:style-name="ce6">
            <text:p><text:s/>416 353<text:s/></text:p>
          </table:table-cell>
          <table:table-cell office:value-type="float" office:value="26364" table:style-name="ce6">
            <text:p><text:s/>26 364<text:s/></text:p>
          </table:table-cell>
          <table:table-cell office:value-type="float" office:value="433285" table:style-name="ce6">
            <text:p><text:s/>433 285<text:s/></text:p>
          </table:table-cell>
          <table:table-cell office:value-type="float" office:value="872759" table:style-name="ce6">
            <text:p><text:s/>872 759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R</text:p>
          </table:table-cell>
          <table:table-cell office:value-type="string" table:style-name="ce2">
            <text:p>Kunst, Unterhaltung und Erholung</text:p>
          </table:table-cell>
          <table:table-cell office:value-type="string" table:style-name="ce2">
            <text:p>AT21</text:p>
          </table:table-cell>
          <table:table-cell office:value-type="string" table:style-name="ce2">
            <text:p>Kärnten</text:p>
          </table:table-cell>
          <table:table-cell office:value-type="float" office:value="1419" table:style-name="ce6">
            <text:p><text:s/>1 419<text:s/></text:p>
          </table:table-cell>
          <table:table-cell office:value-type="float" office:value="2856" table:style-name="ce7">
            <text:p><text:s/>2 856<text:s/></text:p>
          </table:table-cell>
          <table:table-cell office:value-type="float" office:value="1550" table:style-name="ce7">
            <text:p><text:s/>1 550<text:s/></text:p>
          </table:table-cell>
          <table:table-cell office:value-type="float" office:value="187083" table:style-name="ce7">
            <text:p><text:s/>187 083<text:s/></text:p>
          </table:table-cell>
          <table:table-cell office:value-type="float" office:value="39596" table:style-name="ce7">
            <text:p><text:s/>39 596<text:s/></text:p>
          </table:table-cell>
          <table:table-cell office:value-type="float" office:value="7389" table:style-name="ce7">
            <text:p><text:s/>7 389<text:s/></text:p>
          </table:table-cell>
          <table:table-cell office:value-type="float" office:value="110360" table:style-name="ce7">
            <text:p><text:s/>110 360<text:s/></text:p>
          </table:table-cell>
          <table:table-cell office:value-type="float" office:value="84120" table:style-name="ce7">
            <text:p><text:s/>84 120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S</text:p>
          </table:table-cell>
          <table:table-cell office:value-type="string" table:style-name="ce2">
            <text:p>Sonst. Dienstleistungen</text:p>
          </table:table-cell>
          <table:table-cell office:value-type="string" table:style-name="ce2">
            <text:p>AT21</text:p>
          </table:table-cell>
          <table:table-cell office:value-type="string" table:style-name="ce2">
            <text:p>Kärnten</text:p>
          </table:table-cell>
          <table:table-cell office:value-type="float" office:value="2796" table:style-name="ce6">
            <text:p><text:s/>2 796<text:s/></text:p>
          </table:table-cell>
          <table:table-cell office:value-type="float" office:value="5293" table:style-name="ce6">
            <text:p><text:s/>5 293<text:s/></text:p>
          </table:table-cell>
          <table:table-cell office:value-type="float" office:value="2740" table:style-name="ce6">
            <text:p><text:s/>2 740<text:s/></text:p>
          </table:table-cell>
          <table:table-cell office:value-type="float" office:value="234965" table:style-name="ce6">
            <text:p><text:s/>234 965<text:s/></text:p>
          </table:table-cell>
          <table:table-cell office:value-type="float" office:value="58808" table:style-name="ce6">
            <text:p><text:s/>58 808<text:s/></text:p>
          </table:table-cell>
          <table:table-cell office:value-type="float" office:value="5156" table:style-name="ce6">
            <text:p><text:s/>5 156<text:s/></text:p>
          </table:table-cell>
          <table:table-cell office:value-type="float" office:value="108996" table:style-name="ce6">
            <text:p><text:s/>108 996<text:s/></text:p>
          </table:table-cell>
          <table:table-cell office:value-type="float" office:value="129879" table:style-name="ce6">
            <text:p><text:s/>129 879<text:s/></text:p>
          </table:table-cell>
          <table:table-cell table:number-columns-repeated="16372"/>
        </table:table-row>
        <table:table-row table:style-name="ro3">
          <table:table-cell table:style-name="ce4"/>
          <table:table-cell office:value-type="string" table:style-name="ce4">
            <text:p>INSGESAMT</text:p>
          </table:table-cell>
          <table:table-cell office:value-type="string" table:style-name="ce4">
            <text:p>AT211</text:p>
          </table:table-cell>
          <table:table-cell office:value-type="string" table:style-name="ce4">
            <text:p>Klagenfurt-Villach</text:p>
          </table:table-cell>
          <table:table-cell office:value-type="float" office:value="24955" table:style-name="ce5">
            <text:p><text:s/>24 955<text:s/></text:p>
          </table:table-cell>
          <table:table-cell office:value-type="float" office:value="119678" table:style-name="ce5">
            <text:p><text:s/>119 678<text:s/></text:p>
          </table:table-cell>
          <table:table-cell office:value-type="float" office:value="98963" table:style-name="ce5">
            <text:p><text:s/>98 963<text:s/></text:p>
          </table:table-cell>
          <table:table-cell office:value-type="float" office:value="31564764" table:style-name="ce5">
            <text:p><text:s/>31 564 764<text:s/></text:p>
          </table:table-cell>
          <table:table-cell office:value-type="float" office:value="4006171" table:style-name="ce5">
            <text:p><text:s/>4 006 171<text:s/></text:p>
          </table:table-cell>
          <table:table-cell office:value-type="float" office:value="1880917" table:style-name="ce5">
            <text:p><text:s/>1 880 917<text:s/></text:p>
          </table:table-cell>
          <table:table-cell office:value-type="float" office:value="22369497" table:style-name="ce5">
            <text:p><text:s/>22 369 497<text:s/></text:p>
          </table:table-cell>
          <table:table-cell office:value-type="float" office:value="9013406" table:style-name="ce5">
            <text:p><text:s/>9 013 406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A</text:p>
          </table:table-cell>
          <table:table-cell office:value-type="string" table:style-name="ce2">
            <text:p>Land- und Forstwirtschaft</text:p>
          </table:table-cell>
          <table:table-cell office:value-type="string" table:style-name="ce2">
            <text:p>AT211</text:p>
          </table:table-cell>
          <table:table-cell office:value-type="string" table:style-name="ce2">
            <text:p>Klagenfurt-Villach</text:p>
          </table:table-cell>
          <table:table-cell office:value-type="float" office:value="1" table:style-name="ce6">
            <text:p><text:s/>1<text:s/>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B</text:p>
          </table:table-cell>
          <table:table-cell office:value-type="string" table:style-name="ce2">
            <text:p>Bergbau</text:p>
          </table:table-cell>
          <table:table-cell office:value-type="string" table:style-name="ce2">
            <text:p>AT211</text:p>
          </table:table-cell>
          <table:table-cell office:value-type="string" table:style-name="ce2">
            <text:p>Klagenfurt-Villach</text:p>
          </table:table-cell>
          <table:table-cell office:value-type="float" office:value="20" table:style-name="ce6">
            <text:p><text:s/>20<text:s/>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C</text:p>
          </table:table-cell>
          <table:table-cell office:value-type="string" table:style-name="ce2">
            <text:p>Herstellung von Waren</text:p>
          </table:table-cell>
          <table:table-cell office:value-type="string" table:style-name="ce2">
            <text:p>AT211</text:p>
          </table:table-cell>
          <table:table-cell office:value-type="string" table:style-name="ce2">
            <text:p>Klagenfurt-Villach</text:p>
          </table:table-cell>
          <table:table-cell office:value-type="float" office:value="1313" table:style-name="ce6">
            <text:p><text:s/>1 313<text:s/></text:p>
          </table:table-cell>
          <table:table-cell office:value-type="float" office:value="19079" table:style-name="ce6">
            <text:p><text:s/>19 079<text:s/></text:p>
          </table:table-cell>
          <table:table-cell office:value-type="float" office:value="18029" table:style-name="ce6">
            <text:p><text:s/>18 029<text:s/></text:p>
          </table:table-cell>
          <table:table-cell office:value-type="float" office:value="9008365" table:style-name="ce6">
            <text:p><text:s/>9 008 365<text:s/></text:p>
          </table:table-cell>
          <table:table-cell office:value-type="float" office:value="1002482" table:style-name="ce6">
            <text:p><text:s/>1 002 482<text:s/></text:p>
          </table:table-cell>
          <table:table-cell office:value-type="float" office:value="694592" table:style-name="ce6">
            <text:p><text:s/>694 592<text:s/></text:p>
          </table:table-cell>
          <table:table-cell office:value-type="float" office:value="6777638" table:style-name="ce6">
            <text:p><text:s/>6 777 638<text:s/></text:p>
          </table:table-cell>
          <table:table-cell office:value-type="float" office:value="2416463" table:style-name="ce6">
            <text:p><text:s/>2 416 463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D</text:p>
          </table:table-cell>
          <table:table-cell office:value-type="string" table:style-name="ce2">
            <text:p>Energieversorgung</text:p>
          </table:table-cell>
          <table:table-cell office:value-type="string" table:style-name="ce2">
            <text:p>AT211</text:p>
          </table:table-cell>
          <table:table-cell office:value-type="string" table:style-name="ce2">
            <text:p>Klagenfurt-Villach</text:p>
          </table:table-cell>
          <table:table-cell office:value-type="float" office:value="175" table:style-name="ce6">
            <text:p><text:s/>175<text:s/></text:p>
          </table:table-cell>
          <table:table-cell office:value-type="float" office:value="1735" table:style-name="ce6">
            <text:p><text:s/>1 735<text:s/></text:p>
          </table:table-cell>
          <table:table-cell office:value-type="float" office:value="1639" table:style-name="ce6">
            <text:p><text:s/>1 639<text:s/></text:p>
          </table:table-cell>
          <table:table-cell office:value-type="float" office:value="3724970" table:style-name="ce6">
            <text:p><text:s/>3 724 970<text:s/></text:p>
          </table:table-cell>
          <table:table-cell office:value-type="float" office:value="111434" table:style-name="ce6">
            <text:p><text:s/>111 434<text:s/></text:p>
          </table:table-cell>
          <table:table-cell office:value-type="float" office:value="168850" table:style-name="ce6">
            <text:p><text:s/>168 850<text:s/></text:p>
          </table:table-cell>
          <table:table-cell office:value-type="float" office:value="3299258" table:style-name="ce6">
            <text:p><text:s/>3 299 258<text:s/></text:p>
          </table:table-cell>
          <table:table-cell office:value-type="float" office:value="443022" table:style-name="ce6">
            <text:p><text:s/>443 022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E</text:p>
          </table:table-cell>
          <table:table-cell office:value-type="string" table:style-name="ce2">
            <text:p>Wasserversorgung und Abfallentsorgung</text:p>
          </table:table-cell>
          <table:table-cell office:value-type="string" table:style-name="ce2">
            <text:p>AT211</text:p>
          </table:table-cell>
          <table:table-cell office:value-type="string" table:style-name="ce2">
            <text:p>Klagenfurt-Villach</text:p>
          </table:table-cell>
          <table:table-cell office:value-type="float" office:value="79" table:style-name="ce6">
            <text:p><text:s/>79<text:s/></text:p>
          </table:table-cell>
          <table:table-cell office:value-type="float" office:value="812" table:style-name="ce6">
            <text:p><text:s/>812<text:s/></text:p>
          </table:table-cell>
          <table:table-cell office:value-type="float" office:value="786" table:style-name="ce6">
            <text:p><text:s/>786<text:s/></text:p>
          </table:table-cell>
          <table:table-cell office:value-type="float" office:value="263915" table:style-name="ce6">
            <text:p><text:s/>263 915<text:s/></text:p>
          </table:table-cell>
          <table:table-cell office:value-type="float" office:value="37579" table:style-name="ce6">
            <text:p><text:s/>37 579<text:s/></text:p>
          </table:table-cell>
          <table:table-cell office:value-type="float" office:value="21192" table:style-name="ce6">
            <text:p><text:s/>21 192<text:s/></text:p>
          </table:table-cell>
          <table:table-cell office:value-type="float" office:value="183418" table:style-name="ce6">
            <text:p><text:s/>183 418<text:s/></text:p>
          </table:table-cell>
          <table:table-cell office:value-type="float" office:value="88145" table:style-name="ce6">
            <text:p><text:s/>88 145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F</text:p>
          </table:table-cell>
          <table:table-cell office:value-type="string" table:style-name="ce2">
            <text:p>Bau</text:p>
          </table:table-cell>
          <table:table-cell office:value-type="string" table:style-name="ce2">
            <text:p>AT211</text:p>
          </table:table-cell>
          <table:table-cell office:value-type="string" table:style-name="ce2">
            <text:p>Klagenfurt-Villach</text:p>
          </table:table-cell>
          <table:table-cell office:value-type="float" office:value="1728" table:style-name="ce6">
            <text:p><text:s/>1 728<text:s/></text:p>
          </table:table-cell>
          <table:table-cell office:value-type="float" office:value="9328" table:style-name="ce6">
            <text:p><text:s/>9 328<text:s/></text:p>
          </table:table-cell>
          <table:table-cell office:value-type="float" office:value="7820" table:style-name="ce6">
            <text:p><text:s/>7 820<text:s/></text:p>
          </table:table-cell>
          <table:table-cell office:value-type="float" office:value="1898397" table:style-name="ce6">
            <text:p><text:s/>1 898 397<text:s/></text:p>
          </table:table-cell>
          <table:table-cell office:value-type="float" office:value="351374" table:style-name="ce6">
            <text:p><text:s/>351 374<text:s/></text:p>
          </table:table-cell>
          <table:table-cell office:value-type="float" office:value="56760" table:style-name="ce6">
            <text:p><text:s/>56 760<text:s/></text:p>
          </table:table-cell>
          <table:table-cell office:value-type="float" office:value="1320604" table:style-name="ce6">
            <text:p><text:s/>1 320 604<text:s/></text:p>
          </table:table-cell>
          <table:table-cell office:value-type="float" office:value="613191" table:style-name="ce6">
            <text:p><text:s/>613 191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G</text:p>
          </table:table-cell>
          <table:table-cell office:value-type="string" table:style-name="ce2">
            <text:p>Handel</text:p>
          </table:table-cell>
          <table:table-cell office:value-type="string" table:style-name="ce2">
            <text:p>AT211</text:p>
          </table:table-cell>
          <table:table-cell office:value-type="string" table:style-name="ce2">
            <text:p>Klagenfurt-Villach</text:p>
          </table:table-cell>
          <table:table-cell office:value-type="float" office:value="4800" table:style-name="ce6">
            <text:p><text:s/>4 800<text:s/></text:p>
          </table:table-cell>
          <table:table-cell office:value-type="float" office:value="24421" table:style-name="ce6">
            <text:p><text:s/>24 421<text:s/></text:p>
          </table:table-cell>
          <table:table-cell office:value-type="float" office:value="20964" table:style-name="ce6">
            <text:p><text:s/>20 964<text:s/></text:p>
          </table:table-cell>
          <table:table-cell office:value-type="float" office:value="8484225" table:style-name="ce6">
            <text:p><text:s/>8 484 225<text:s/></text:p>
          </table:table-cell>
          <table:table-cell office:value-type="float" office:value="707307" table:style-name="ce6">
            <text:p><text:s/>707 307<text:s/></text:p>
          </table:table-cell>
          <table:table-cell office:value-type="float" office:value="112749" table:style-name="ce6">
            <text:p><text:s/>112 749<text:s/></text:p>
          </table:table-cell>
          <table:table-cell office:value-type="float" office:value="7086214" table:style-name="ce6">
            <text:p><text:s/>7 086 214<text:s/></text:p>
          </table:table-cell>
          <table:table-cell office:value-type="float" office:value="1405688" table:style-name="ce6">
            <text:p><text:s/>1 405 688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H</text:p>
          </table:table-cell>
          <table:table-cell office:value-type="string" table:style-name="ce2">
            <text:p>Verkehr</text:p>
          </table:table-cell>
          <table:table-cell office:value-type="string" table:style-name="ce2">
            <text:p>AT211</text:p>
          </table:table-cell>
          <table:table-cell office:value-type="string" table:style-name="ce2">
            <text:p>Klagenfurt-Villach</text:p>
          </table:table-cell>
          <table:table-cell office:value-type="float" office:value="771" table:style-name="ce6">
            <text:p><text:s/>771<text:s/></text:p>
          </table:table-cell>
          <table:table-cell office:value-type="float" office:value="5973" table:style-name="ce6">
            <text:p><text:s/>5 973<text:s/></text:p>
          </table:table-cell>
          <table:table-cell office:value-type="float" office:value="5415" table:style-name="ce6">
            <text:p><text:s/>5 415<text:s/></text:p>
          </table:table-cell>
          <table:table-cell office:value-type="float" office:value="845161" table:style-name="ce6">
            <text:p><text:s/>845 161<text:s/></text:p>
          </table:table-cell>
          <table:table-cell office:value-type="float" office:value="213456" table:style-name="ce6">
            <text:p><text:s/>213 456<text:s/></text:p>
          </table:table-cell>
          <table:table-cell office:value-type="float" office:value="41159" table:style-name="ce6">
            <text:p><text:s/>41 159<text:s/></text:p>
          </table:table-cell>
          <table:table-cell office:value-type="float" office:value="592563" table:style-name="ce6">
            <text:p><text:s/>592 563<text:s/></text:p>
          </table:table-cell>
          <table:table-cell office:value-type="float" office:value="259735" table:style-name="ce6">
            <text:p><text:s/>259 735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I</text:p>
          </table:table-cell>
          <table:table-cell office:value-type="string" table:style-name="ce2">
            <text:p>Beherbergung und Gastronomie</text:p>
          </table:table-cell>
          <table:table-cell office:value-type="string" table:style-name="ce2">
            <text:p>AT211</text:p>
          </table:table-cell>
          <table:table-cell office:value-type="string" table:style-name="ce2">
            <text:p>Klagenfurt-Villach</text:p>
          </table:table-cell>
          <table:table-cell office:value-type="float" office:value="2270" table:style-name="ce6">
            <text:p><text:s/>2 270<text:s/></text:p>
          </table:table-cell>
          <table:table-cell office:value-type="float" office:value="10938" table:style-name="ce6">
            <text:p><text:s/>10 938<text:s/></text:p>
          </table:table-cell>
          <table:table-cell office:value-type="float" office:value="8932" table:style-name="ce6">
            <text:p><text:s/>8 932<text:s/></text:p>
          </table:table-cell>
          <table:table-cell office:value-type="float" office:value="801120" table:style-name="ce6">
            <text:p><text:s/>801 120<text:s/></text:p>
          </table:table-cell>
          <table:table-cell office:value-type="float" office:value="210158" table:style-name="ce6">
            <text:p><text:s/>210 158<text:s/></text:p>
          </table:table-cell>
          <table:table-cell office:value-type="float" office:value="115009" table:style-name="ce6">
            <text:p><text:s/>115 009<text:s/></text:p>
          </table:table-cell>
          <table:table-cell office:value-type="float" office:value="422575" table:style-name="ce6">
            <text:p><text:s/>422 575<text:s/></text:p>
          </table:table-cell>
          <table:table-cell office:value-type="float" office:value="397190" table:style-name="ce6">
            <text:p><text:s/>397 190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J</text:p>
          </table:table-cell>
          <table:table-cell office:value-type="string" table:style-name="ce2">
            <text:p>Information und Kommunikation</text:p>
          </table:table-cell>
          <table:table-cell office:value-type="string" table:style-name="ce2">
            <text:p>AT211</text:p>
          </table:table-cell>
          <table:table-cell office:value-type="string" table:style-name="ce2">
            <text:p>Klagenfurt-Villach</text:p>
          </table:table-cell>
          <table:table-cell office:value-type="float" office:value="984" table:style-name="ce6">
            <text:p><text:s/>984<text:s/></text:p>
          </table:table-cell>
          <table:table-cell office:value-type="float" office:value="4109" table:style-name="ce6">
            <text:p><text:s/>4 109<text:s/></text:p>
          </table:table-cell>
          <table:table-cell office:value-type="float" office:value="3220" table:style-name="ce6">
            <text:p><text:s/>3 220<text:s/></text:p>
          </table:table-cell>
          <table:table-cell office:value-type="float" office:value="651966" table:style-name="ce6">
            <text:p><text:s/>651 966<text:s/></text:p>
          </table:table-cell>
          <table:table-cell office:value-type="float" office:value="181022" table:style-name="ce6">
            <text:p><text:s/>181 022<text:s/></text:p>
          </table:table-cell>
          <table:table-cell office:value-type="float" office:value="24356" table:style-name="ce6">
            <text:p><text:s/>24 356<text:s/></text:p>
          </table:table-cell>
          <table:table-cell office:value-type="float" office:value="337702" table:style-name="ce6">
            <text:p><text:s/>337 702<text:s/></text:p>
          </table:table-cell>
          <table:table-cell office:value-type="float" office:value="317704" table:style-name="ce6">
            <text:p><text:s/>317 704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K</text:p>
          </table:table-cell>
          <table:table-cell office:value-type="string" table:style-name="ce2">
            <text:p>Finanz- und Versicherungsleistungen</text:p>
          </table:table-cell>
          <table:table-cell office:value-type="string" table:style-name="ce2">
            <text:p>AT211</text:p>
          </table:table-cell>
          <table:table-cell office:value-type="string" table:style-name="ce2">
            <text:p>Klagenfurt-Villach</text:p>
          </table:table-cell>
          <table:table-cell office:value-type="float" office:value="814" table:style-name="ce6">
            <text:p><text:s/>814<text:s/></text:p>
          </table:table-cell>
          <table:table-cell office:value-type="float" office:value="4802" table:style-name="ce6">
            <text:p><text:s/>4 802<text:s/></text:p>
          </table:table-cell>
          <table:table-cell office:value-type="float" office:value="4291" table:style-name="ce6">
            <text:p><text:s/>4 291<text:s/></text:p>
          </table:table-cell>
          <table:table-cell office:value-type="float" office:value="1959579" table:style-name="ce6">
            <text:p><text:s/>1 959 579<text:s/></text:p>
          </table:table-cell>
          <table:table-cell office:value-type="float" office:value="248414" table:style-name="ce6">
            <text:p><text:s/>248 414<text:s/></text:p>
          </table:table-cell>
          <table:table-cell office:value-type="float" office:value="42241" table:style-name="ce6">
            <text:p><text:s/>42 241<text:s/></text:p>
          </table:table-cell>
          <table:table-cell office:value-type="float" office:value="541438" table:style-name="ce6">
            <text:p><text:s/>541 438<text:s/></text:p>
          </table:table-cell>
          <table:table-cell office:value-type="float" office:value="867767" table:style-name="ce6">
            <text:p><text:s/>867 767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L</text:p>
          </table:table-cell>
          <table:table-cell office:value-type="string" table:style-name="ce2">
            <text:p>Grundstücks- und Wohnungswesen</text:p>
          </table:table-cell>
          <table:table-cell office:value-type="string" table:style-name="ce2">
            <text:p>AT211</text:p>
          </table:table-cell>
          <table:table-cell office:value-type="string" table:style-name="ce2">
            <text:p>Klagenfurt-Villach</text:p>
          </table:table-cell>
          <table:table-cell office:value-type="float" office:value="1210" table:style-name="ce6">
            <text:p><text:s/>1 210<text:s/></text:p>
          </table:table-cell>
          <table:table-cell office:value-type="float" office:value="2296" table:style-name="ce6">
            <text:p><text:s/>2 296<text:s/></text:p>
          </table:table-cell>
          <table:table-cell office:value-type="float" office:value="1601" table:style-name="ce6">
            <text:p><text:s/>1 601<text:s/></text:p>
          </table:table-cell>
          <table:table-cell office:value-type="float" office:value="734475" table:style-name="ce6">
            <text:p><text:s/>734 475<text:s/></text:p>
          </table:table-cell>
          <table:table-cell office:value-type="float" office:value="49783" table:style-name="ce6">
            <text:p><text:s/>49 783<text:s/></text:p>
          </table:table-cell>
          <table:table-cell office:value-type="float" office:value="194236" table:style-name="ce6">
            <text:p><text:s/>194 236<text:s/></text:p>
          </table:table-cell>
          <table:table-cell office:value-type="float" office:value="439494" table:style-name="ce6">
            <text:p><text:s/>439 494<text:s/></text:p>
          </table:table-cell>
          <table:table-cell office:value-type="float" office:value="313066" table:style-name="ce6">
            <text:p><text:s/>313 066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M</text:p>
          </table:table-cell>
          <table:table-cell office:value-type="string" table:style-name="ce2">
            <text:p>Freiberufliche/techn. Dienstleistungen</text:p>
          </table:table-cell>
          <table:table-cell office:value-type="string" table:style-name="ce2">
            <text:p>AT211</text:p>
          </table:table-cell>
          <table:table-cell office:value-type="string" table:style-name="ce2">
            <text:p>Klagenfurt-Villach</text:p>
          </table:table-cell>
          <table:table-cell office:value-type="float" office:value="3625" table:style-name="ce6">
            <text:p><text:s/>3 625<text:s/></text:p>
          </table:table-cell>
          <table:table-cell office:value-type="float" office:value="9613" table:style-name="ce6">
            <text:p><text:s/>9 613<text:s/></text:p>
          </table:table-cell>
          <table:table-cell office:value-type="float" office:value="6186" table:style-name="ce6">
            <text:p><text:s/>6 186<text:s/></text:p>
          </table:table-cell>
          <table:table-cell office:value-type="float" office:value="1033075" table:style-name="ce6">
            <text:p><text:s/>1 033 075<text:s/></text:p>
          </table:table-cell>
          <table:table-cell office:value-type="float" office:value="282457" table:style-name="ce6">
            <text:p><text:s/>282 457<text:s/></text:p>
          </table:table-cell>
          <table:table-cell office:value-type="float" office:value="46497" table:style-name="ce6">
            <text:p><text:s/>46 497<text:s/></text:p>
          </table:table-cell>
          <table:table-cell office:value-type="float" office:value="491868" table:style-name="ce6">
            <text:p><text:s/>491 868<text:s/></text:p>
          </table:table-cell>
          <table:table-cell office:value-type="float" office:value="559489" table:style-name="ce6">
            <text:p><text:s/>559 489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N</text:p>
          </table:table-cell>
          <table:table-cell office:value-type="string" table:style-name="ce2">
            <text:p>Sonst. wirtschaftl. Dienstleistungen</text:p>
          </table:table-cell>
          <table:table-cell office:value-type="string" table:style-name="ce2">
            <text:p>AT211</text:p>
          </table:table-cell>
          <table:table-cell office:value-type="string" table:style-name="ce2">
            <text:p>Klagenfurt-Villach</text:p>
          </table:table-cell>
          <table:table-cell office:value-type="float" office:value="1172" table:style-name="ce6">
            <text:p><text:s/>1 172<text:s/></text:p>
          </table:table-cell>
          <table:table-cell office:value-type="float" office:value="9203" table:style-name="ce6">
            <text:p><text:s/>9 203<text:s/></text:p>
          </table:table-cell>
          <table:table-cell office:value-type="float" office:value="8250" table:style-name="ce6">
            <text:p><text:s/>8 250<text:s/></text:p>
          </table:table-cell>
          <table:table-cell office:value-type="float" office:value="917086" table:style-name="ce6">
            <text:p><text:s/>917 086<text:s/></text:p>
          </table:table-cell>
          <table:table-cell office:value-type="float" office:value="246508" table:style-name="ce6">
            <text:p><text:s/>246 508<text:s/></text:p>
          </table:table-cell>
          <table:table-cell office:value-type="float" office:value="325817" table:style-name="ce6">
            <text:p><text:s/>325 817<text:s/></text:p>
          </table:table-cell>
          <table:table-cell office:value-type="float" office:value="342870" table:style-name="ce6">
            <text:p><text:s/>342 870<text:s/></text:p>
          </table:table-cell>
          <table:table-cell office:value-type="float" office:value="576432" table:style-name="ce6">
            <text:p><text:s/>576 432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P</text:p>
          </table:table-cell>
          <table:table-cell office:value-type="string" table:style-name="ce2">
            <text:p>Erziehung und Unterricht</text:p>
          </table:table-cell>
          <table:table-cell office:value-type="string" table:style-name="ce2">
            <text:p>AT211</text:p>
          </table:table-cell>
          <table:table-cell office:value-type="string" table:style-name="ce2">
            <text:p>Klagenfurt-Villach</text:p>
          </table:table-cell>
          <table:table-cell office:value-type="float" office:value="883" table:style-name="ce6">
            <text:p><text:s/>883<text:s/></text:p>
          </table:table-cell>
          <table:table-cell office:value-type="float" office:value="1428" table:style-name="ce6">
            <text:p><text:s/>1 428<text:s/></text:p>
          </table:table-cell>
          <table:table-cell office:value-type="float" office:value="570" table:style-name="ce6">
            <text:p><text:s/>570<text:s/></text:p>
          </table:table-cell>
          <table:table-cell office:value-type="float" office:value="40242" table:style-name="ce6">
            <text:p><text:s/>40 242<text:s/></text:p>
          </table:table-cell>
          <table:table-cell office:value-type="float" office:value="12273" table:style-name="ce6">
            <text:p><text:s/>12 273<text:s/></text:p>
          </table:table-cell>
          <table:table-cell office:value-type="float" office:value="1057" table:style-name="ce6">
            <text:p><text:s/>1 057<text:s/></text:p>
          </table:table-cell>
          <table:table-cell office:value-type="float" office:value="16329" table:style-name="ce6">
            <text:p><text:s/>16 329<text:s/></text:p>
          </table:table-cell>
          <table:table-cell office:value-type="float" office:value="26487" table:style-name="ce6">
            <text:p><text:s/>26 487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Q</text:p>
          </table:table-cell>
          <table:table-cell office:value-type="string" table:style-name="ce2">
            <text:p>Gesundheits- und Sozialwesen</text:p>
          </table:table-cell>
          <table:table-cell office:value-type="string" table:style-name="ce2">
            <text:p>AT211</text:p>
          </table:table-cell>
          <table:table-cell office:value-type="string" table:style-name="ce2">
            <text:p>Klagenfurt-Villach</text:p>
          </table:table-cell>
          <table:table-cell office:value-type="float" office:value="2731" table:style-name="ce6">
            <text:p><text:s/>2 731<text:s/></text:p>
          </table:table-cell>
          <table:table-cell office:value-type="float" office:value="10625" table:style-name="ce6">
            <text:p><text:s/>10 625<text:s/></text:p>
          </table:table-cell>
          <table:table-cell office:value-type="float" office:value="8125" table:style-name="ce6">
            <text:p><text:s/>8 125<text:s/></text:p>
          </table:table-cell>
          <table:table-cell office:value-type="float" office:value="790807" table:style-name="ce6">
            <text:p><text:s/>790 807<text:s/></text:p>
          </table:table-cell>
          <table:table-cell office:value-type="float" office:value="271348" table:style-name="ce6">
            <text:p><text:s/>271 348<text:s/></text:p>
          </table:table-cell>
          <table:table-cell office:value-type="float" office:value="18424" table:style-name="ce6">
            <text:p><text:s/>18 424<text:s/></text:p>
          </table:table-cell>
          <table:table-cell office:value-type="float" office:value="272523" table:style-name="ce6">
            <text:p><text:s/>272 523<text:s/></text:p>
          </table:table-cell>
          <table:table-cell office:value-type="float" office:value="552926" table:style-name="ce6">
            <text:p><text:s/>552 926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R</text:p>
          </table:table-cell>
          <table:table-cell office:value-type="string" table:style-name="ce2">
            <text:p>Kunst, Unterhaltung und Erholung</text:p>
          </table:table-cell>
          <table:table-cell office:value-type="string" table:style-name="ce2">
            <text:p>AT211</text:p>
          </table:table-cell>
          <table:table-cell office:value-type="string" table:style-name="ce2">
            <text:p>Klagenfurt-Villach</text:p>
          </table:table-cell>
          <table:table-cell office:value-type="float" office:value="850" table:style-name="ce6">
            <text:p><text:s/>850<text:s/></text:p>
          </table:table-cell>
          <table:table-cell office:value-type="float" office:value="1772" table:style-name="ce6">
            <text:p><text:s/>1 772<text:s/></text:p>
          </table:table-cell>
          <table:table-cell office:value-type="float" office:value="995" table:style-name="ce6">
            <text:p><text:s/>995<text:s/></text:p>
          </table:table-cell>
          <table:table-cell office:value-type="float" office:value="129293" table:style-name="ce6">
            <text:p><text:s/>129 293<text:s/></text:p>
          </table:table-cell>
          <table:table-cell office:value-type="float" office:value="25450" table:style-name="ce6">
            <text:p><text:s/>25 450<text:s/></text:p>
          </table:table-cell>
          <table:table-cell office:value-type="float" office:value="4924" table:style-name="ce6">
            <text:p><text:s/>4 924<text:s/></text:p>
          </table:table-cell>
          <table:table-cell office:value-type="float" office:value="75949" table:style-name="ce6">
            <text:p><text:s/>75 949<text:s/></text:p>
          </table:table-cell>
          <table:table-cell office:value-type="float" office:value="57800" table:style-name="ce6">
            <text:p><text:s/>57 800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S</text:p>
          </table:table-cell>
          <table:table-cell office:value-type="string" table:style-name="ce2">
            <text:p>Sonst. Dienstleistungen</text:p>
          </table:table-cell>
          <table:table-cell office:value-type="string" table:style-name="ce2">
            <text:p>AT211</text:p>
          </table:table-cell>
          <table:table-cell office:value-type="string" table:style-name="ce2">
            <text:p>Klagenfurt-Villach</text:p>
          </table:table-cell>
          <table:table-cell office:value-type="float" office:value="1529" table:style-name="ce6">
            <text:p><text:s/>1 529<text:s/></text:p>
          </table:table-cell>
          <table:table-cell office:value-type="float" office:value="3027" table:style-name="ce6">
            <text:p><text:s/>3 027<text:s/></text:p>
          </table:table-cell>
          <table:table-cell office:value-type="float" office:value="1634" table:style-name="ce6">
            <text:p><text:s/>1 634<text:s/></text:p>
          </table:table-cell>
          <table:table-cell office:value-type="float" office:value="151855" table:style-name="ce6">
            <text:p><text:s/>151 855<text:s/></text:p>
          </table:table-cell>
          <table:table-cell office:value-type="float" office:value="39214" table:style-name="ce6">
            <text:p><text:s/>39 214<text:s/></text:p>
          </table:table-cell>
          <table:table-cell office:value-type="float" office:value="3856" table:style-name="ce6">
            <text:p><text:s/>3 856<text:s/></text:p>
          </table:table-cell>
          <table:table-cell office:value-type="float" office:value="72935" table:style-name="ce6">
            <text:p><text:s/>72 935<text:s/></text:p>
          </table:table-cell>
          <table:table-cell office:value-type="float" office:value="81849" table:style-name="ce6">
            <text:p><text:s/>81 849<text:s/></text:p>
          </table:table-cell>
          <table:table-cell table:number-columns-repeated="16372"/>
        </table:table-row>
        <table:table-row table:style-name="ro3">
          <table:table-cell table:style-name="ce4"/>
          <table:table-cell office:value-type="string" table:style-name="ce4">
            <text:p>INSGESAMT</text:p>
          </table:table-cell>
          <table:table-cell office:value-type="string" table:style-name="ce4">
            <text:p>AT212</text:p>
          </table:table-cell>
          <table:table-cell office:value-type="string" table:style-name="ce4">
            <text:p>Oberkärnten</text:p>
          </table:table-cell>
          <table:table-cell office:value-type="float" office:value="9567" table:style-name="ce5">
            <text:p><text:s/>9 567<text:s/></text:p>
          </table:table-cell>
          <table:table-cell office:value-type="float" office:value="41404" table:style-name="ce5">
            <text:p><text:s/>41 404<text:s/></text:p>
          </table:table-cell>
          <table:table-cell office:value-type="float" office:value="33104" table:style-name="ce5">
            <text:p><text:s/>33 104<text:s/></text:p>
          </table:table-cell>
          <table:table-cell office:value-type="float" office:value="7766716" table:style-name="ce5">
            <text:p><text:s/>7 766 716<text:s/></text:p>
          </table:table-cell>
          <table:table-cell office:value-type="float" office:value="1159708" table:style-name="ce5">
            <text:p><text:s/>1 159 708<text:s/></text:p>
          </table:table-cell>
          <table:table-cell office:value-type="float" office:value="433749" table:style-name="ce5">
            <text:p><text:s/>433 749<text:s/></text:p>
          </table:table-cell>
          <table:table-cell office:value-type="float" office:value="5244828" table:style-name="ce5">
            <text:p><text:s/>5 244 828<text:s/></text:p>
          </table:table-cell>
          <table:table-cell office:value-type="float" office:value="2541108" table:style-name="ce5">
            <text:p><text:s/>2 541 108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A</text:p>
          </table:table-cell>
          <table:table-cell office:value-type="string" table:style-name="ce2">
            <text:p>Land- und Forstwirtschaft</text:p>
          </table:table-cell>
          <table:table-cell office:value-type="string" table:style-name="ce2">
            <text:p>AT212</text:p>
          </table:table-cell>
          <table:table-cell office:value-type="string" table:style-name="ce2">
            <text:p>Oberkärnten</text:p>
          </table:table-cell>
          <table:table-cell office:value-type="float" office:value="2" table:style-name="ce6">
            <text:p><text:s/>2<text:s/>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B</text:p>
          </table:table-cell>
          <table:table-cell office:value-type="string" table:style-name="ce2">
            <text:p>Bergbau</text:p>
          </table:table-cell>
          <table:table-cell office:value-type="string" table:style-name="ce2">
            <text:p>AT212</text:p>
          </table:table-cell>
          <table:table-cell office:value-type="string" table:style-name="ce2">
            <text:p>Oberkärnten</text:p>
          </table:table-cell>
          <table:table-cell office:value-type="float" office:value="18" table:style-name="ce6">
            <text:p><text:s/>18<text:s/>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C</text:p>
          </table:table-cell>
          <table:table-cell office:value-type="string" table:style-name="ce2">
            <text:p>Herstellung von Waren</text:p>
          </table:table-cell>
          <table:table-cell office:value-type="string" table:style-name="ce2">
            <text:p>AT212</text:p>
          </table:table-cell>
          <table:table-cell office:value-type="string" table:style-name="ce2">
            <text:p>Oberkärnten</text:p>
          </table:table-cell>
          <table:table-cell office:value-type="float" office:value="657" table:style-name="ce6">
            <text:p><text:s/>657<text:s/></text:p>
          </table:table-cell>
          <table:table-cell office:value-type="float" office:value="6727" table:style-name="ce6">
            <text:p><text:s/>6 727<text:s/></text:p>
          </table:table-cell>
          <table:table-cell office:value-type="float" office:value="6170" table:style-name="ce6">
            <text:p><text:s/>6 170<text:s/></text:p>
          </table:table-cell>
          <table:table-cell office:value-type="float" office:value="2114449" table:style-name="ce6">
            <text:p><text:s/>2 114 449<text:s/></text:p>
          </table:table-cell>
          <table:table-cell office:value-type="float" office:value="264221" table:style-name="ce6">
            <text:p><text:s/>264 221<text:s/></text:p>
          </table:table-cell>
          <table:table-cell office:value-type="float" office:value="121254" table:style-name="ce6">
            <text:p><text:s/>121 254<text:s/></text:p>
          </table:table-cell>
          <table:table-cell office:value-type="float" office:value="1609293" table:style-name="ce6">
            <text:p><text:s/>1 609 293<text:s/></text:p>
          </table:table-cell>
          <table:table-cell office:value-type="float" office:value="545315" table:style-name="ce6">
            <text:p><text:s/>545 315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D</text:p>
          </table:table-cell>
          <table:table-cell office:value-type="string" table:style-name="ce2">
            <text:p>Energieversorgung</text:p>
          </table:table-cell>
          <table:table-cell office:value-type="string" table:style-name="ce2">
            <text:p>AT212</text:p>
          </table:table-cell>
          <table:table-cell office:value-type="string" table:style-name="ce2">
            <text:p>Oberkärnten</text:p>
          </table:table-cell>
          <table:table-cell office:value-type="float" office:value="157" table:style-name="ce6">
            <text:p><text:s/>157<text:s/></text:p>
          </table:table-cell>
          <table:table-cell office:value-type="float" office:value="500" table:style-name="ce6">
            <text:p><text:s/>500<text:s/></text:p>
          </table:table-cell>
          <table:table-cell office:value-type="float" office:value="367" table:style-name="ce6">
            <text:p><text:s/>367<text:s/></text:p>
          </table:table-cell>
          <table:table-cell office:value-type="float" office:value="624162" table:style-name="ce6">
            <text:p><text:s/>624 162<text:s/></text:p>
          </table:table-cell>
          <table:table-cell office:value-type="float" office:value="24407" table:style-name="ce6">
            <text:p><text:s/>24 407<text:s/></text:p>
          </table:table-cell>
          <table:table-cell office:value-type="float" office:value="54965" table:style-name="ce6">
            <text:p><text:s/>54 965<text:s/></text:p>
          </table:table-cell>
          <table:table-cell office:value-type="float" office:value="408652" table:style-name="ce6">
            <text:p><text:s/>408 652<text:s/></text:p>
          </table:table-cell>
          <table:table-cell office:value-type="float" office:value="218109" table:style-name="ce6">
            <text:p><text:s/>218 109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E</text:p>
          </table:table-cell>
          <table:table-cell office:value-type="string" table:style-name="ce2">
            <text:p>Wasserversorgung und Abfallentsorgung</text:p>
          </table:table-cell>
          <table:table-cell office:value-type="string" table:style-name="ce2">
            <text:p>AT212</text:p>
          </table:table-cell>
          <table:table-cell office:value-type="string" table:style-name="ce2">
            <text:p>Oberkärnten</text:p>
          </table:table-cell>
          <table:table-cell office:value-type="float" office:value="70" table:style-name="ce6">
            <text:p><text:s/>70<text:s/></text:p>
          </table:table-cell>
          <table:table-cell office:value-type="float" office:value="218" table:style-name="ce6">
            <text:p><text:s/>218<text:s/></text:p>
          </table:table-cell>
          <table:table-cell office:value-type="float" office:value="207" table:style-name="ce6">
            <text:p><text:s/>207<text:s/></text:p>
          </table:table-cell>
          <table:table-cell office:value-type="float" office:value="94391" table:style-name="ce6">
            <text:p><text:s/>94 391<text:s/></text:p>
          </table:table-cell>
          <table:table-cell office:value-type="float" office:value="9353" table:style-name="ce6">
            <text:p><text:s/>9 353<text:s/></text:p>
          </table:table-cell>
          <table:table-cell office:value-type="float" office:value="9548" table:style-name="ce6">
            <text:p><text:s/>9 548<text:s/></text:p>
          </table:table-cell>
          <table:table-cell office:value-type="float" office:value="59179" table:style-name="ce6">
            <text:p><text:s/>59 179<text:s/></text:p>
          </table:table-cell>
          <table:table-cell office:value-type="float" office:value="39806" table:style-name="ce6">
            <text:p><text:s/>39 806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F</text:p>
          </table:table-cell>
          <table:table-cell office:value-type="string" table:style-name="ce2">
            <text:p>Bau</text:p>
          </table:table-cell>
          <table:table-cell office:value-type="string" table:style-name="ce2">
            <text:p>AT212</text:p>
          </table:table-cell>
          <table:table-cell office:value-type="string" table:style-name="ce2">
            <text:p>Oberkärnten</text:p>
          </table:table-cell>
          <table:table-cell office:value-type="float" office:value="945" table:style-name="ce6">
            <text:p><text:s/>945<text:s/></text:p>
          </table:table-cell>
          <table:table-cell office:value-type="float" office:value="6030" table:style-name="ce6">
            <text:p><text:s/>6 030<text:s/></text:p>
          </table:table-cell>
          <table:table-cell office:value-type="float" office:value="5167" table:style-name="ce6">
            <text:p><text:s/>5 167<text:s/></text:p>
          </table:table-cell>
          <table:table-cell office:value-type="float" office:value="1219691" table:style-name="ce6">
            <text:p><text:s/>1 219 691<text:s/></text:p>
          </table:table-cell>
          <table:table-cell office:value-type="float" office:value="243280" table:style-name="ce6">
            <text:p><text:s/>243 280<text:s/></text:p>
          </table:table-cell>
          <table:table-cell office:value-type="float" office:value="39163" table:style-name="ce6">
            <text:p><text:s/>39 163<text:s/></text:p>
          </table:table-cell>
          <table:table-cell office:value-type="float" office:value="861773" table:style-name="ce6">
            <text:p><text:s/>861 773<text:s/></text:p>
          </table:table-cell>
          <table:table-cell office:value-type="float" office:value="412128" table:style-name="ce6">
            <text:p><text:s/>412 128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G</text:p>
          </table:table-cell>
          <table:table-cell office:value-type="string" table:style-name="ce2">
            <text:p>Handel</text:p>
          </table:table-cell>
          <table:table-cell office:value-type="string" table:style-name="ce2">
            <text:p>AT212</text:p>
          </table:table-cell>
          <table:table-cell office:value-type="string" table:style-name="ce2">
            <text:p>Oberkärnten</text:p>
          </table:table-cell>
          <table:table-cell office:value-type="float" office:value="1649" table:style-name="ce6">
            <text:p><text:s/>1 649<text:s/></text:p>
          </table:table-cell>
          <table:table-cell office:value-type="float" office:value="7413" table:style-name="ce6">
            <text:p><text:s/>7 413<text:s/></text:p>
          </table:table-cell>
          <table:table-cell office:value-type="float" office:value="6129" table:style-name="ce6">
            <text:p><text:s/>6 129<text:s/></text:p>
          </table:table-cell>
          <table:table-cell office:value-type="float" office:value="1685671" table:style-name="ce6">
            <text:p><text:s/>1 685 671<text:s/></text:p>
          </table:table-cell>
          <table:table-cell office:value-type="float" office:value="174573" table:style-name="ce6">
            <text:p><text:s/>174 573<text:s/></text:p>
          </table:table-cell>
          <table:table-cell office:value-type="float" office:value="34521" table:style-name="ce6">
            <text:p><text:s/>34 521<text:s/></text:p>
          </table:table-cell>
          <table:table-cell office:value-type="float" office:value="1351115" table:style-name="ce6">
            <text:p><text:s/>1 351 115<text:s/></text:p>
          </table:table-cell>
          <table:table-cell office:value-type="float" office:value="336583" table:style-name="ce6">
            <text:p><text:s/>336 583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H</text:p>
          </table:table-cell>
          <table:table-cell office:value-type="string" table:style-name="ce2">
            <text:p>Verkehr</text:p>
          </table:table-cell>
          <table:table-cell office:value-type="string" table:style-name="ce2">
            <text:p>AT212</text:p>
          </table:table-cell>
          <table:table-cell office:value-type="string" table:style-name="ce2">
            <text:p>Oberkärnten</text:p>
          </table:table-cell>
          <table:table-cell office:value-type="float" office:value="321" table:style-name="ce6">
            <text:p><text:s/>321<text:s/></text:p>
          </table:table-cell>
          <table:table-cell office:value-type="float" office:value="1809" table:style-name="ce6">
            <text:p><text:s/>1 809<text:s/></text:p>
          </table:table-cell>
          <table:table-cell office:value-type="float" office:value="1607" table:style-name="ce6">
            <text:p><text:s/>1 607<text:s/></text:p>
          </table:table-cell>
          <table:table-cell office:value-type="float" office:value="260968" table:style-name="ce6">
            <text:p><text:s/>260 968<text:s/></text:p>
          </table:table-cell>
          <table:table-cell office:value-type="float" office:value="58345" table:style-name="ce6">
            <text:p><text:s/>58 345<text:s/></text:p>
          </table:table-cell>
          <table:table-cell office:value-type="float" office:value="21605" table:style-name="ce6">
            <text:p><text:s/>21 605<text:s/></text:p>
          </table:table-cell>
          <table:table-cell office:value-type="float" office:value="160138" table:style-name="ce6">
            <text:p><text:s/>160 138<text:s/></text:p>
          </table:table-cell>
          <table:table-cell office:value-type="float" office:value="104736" table:style-name="ce6">
            <text:p><text:s/>104 736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I</text:p>
          </table:table-cell>
          <table:table-cell office:value-type="string" table:style-name="ce2">
            <text:p>Beherbergung und Gastronomie</text:p>
          </table:table-cell>
          <table:table-cell office:value-type="string" table:style-name="ce2">
            <text:p>AT212</text:p>
          </table:table-cell>
          <table:table-cell office:value-type="string" table:style-name="ce2">
            <text:p>Oberkärnten</text:p>
          </table:table-cell>
          <table:table-cell office:value-type="float" office:value="1717" table:style-name="ce6">
            <text:p><text:s/>1 717<text:s/></text:p>
          </table:table-cell>
          <table:table-cell office:value-type="float" office:value="7481" table:style-name="ce6">
            <text:p><text:s/>7 481<text:s/></text:p>
          </table:table-cell>
          <table:table-cell office:value-type="float" office:value="5800" table:style-name="ce6">
            <text:p><text:s/>5 800<text:s/></text:p>
          </table:table-cell>
          <table:table-cell office:value-type="float" office:value="569168" table:style-name="ce6">
            <text:p><text:s/>569 168<text:s/></text:p>
          </table:table-cell>
          <table:table-cell office:value-type="float" office:value="143156" table:style-name="ce6">
            <text:p><text:s/>143 156<text:s/></text:p>
          </table:table-cell>
          <table:table-cell office:value-type="float" office:value="67994" table:style-name="ce6">
            <text:p><text:s/>67 994<text:s/></text:p>
          </table:table-cell>
          <table:table-cell office:value-type="float" office:value="305075" table:style-name="ce6">
            <text:p><text:s/>305 075<text:s/></text:p>
          </table:table-cell>
          <table:table-cell office:value-type="float" office:value="279440" table:style-name="ce6">
            <text:p><text:s/>279 440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J</text:p>
          </table:table-cell>
          <table:table-cell office:value-type="string" table:style-name="ce2">
            <text:p>Information und Kommunikation</text:p>
          </table:table-cell>
          <table:table-cell office:value-type="string" table:style-name="ce2">
            <text:p>AT212</text:p>
          </table:table-cell>
          <table:table-cell office:value-type="string" table:style-name="ce2">
            <text:p>Oberkärnten</text:p>
          </table:table-cell>
          <table:table-cell office:value-type="float" office:value="190" table:style-name="ce6">
            <text:p><text:s/>190<text:s/></text:p>
          </table:table-cell>
          <table:table-cell office:value-type="float" office:value="554" table:style-name="ce6">
            <text:p><text:s/>554<text:s/></text:p>
          </table:table-cell>
          <table:table-cell office:value-type="float" office:value="381" table:style-name="ce6">
            <text:p><text:s/>381<text:s/></text:p>
          </table:table-cell>
          <table:table-cell office:value-type="float" office:value="66186" table:style-name="ce6">
            <text:p><text:s/>66 186<text:s/></text:p>
          </table:table-cell>
          <table:table-cell office:value-type="float" office:value="15601" table:style-name="ce6">
            <text:p><text:s/>15 601<text:s/></text:p>
          </table:table-cell>
          <table:table-cell office:value-type="float" office:value="1768" table:style-name="ce6">
            <text:p><text:s/>1 768<text:s/></text:p>
          </table:table-cell>
          <table:table-cell office:value-type="float" office:value="35507" table:style-name="ce6">
            <text:p><text:s/>35 507<text:s/></text:p>
          </table:table-cell>
          <table:table-cell office:value-type="float" office:value="30973" table:style-name="ce6">
            <text:p><text:s/>30 973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K</text:p>
          </table:table-cell>
          <table:table-cell office:value-type="string" table:style-name="ce2">
            <text:p>Finanz- und Versicherungsleistungen</text:p>
          </table:table-cell>
          <table:table-cell office:value-type="string" table:style-name="ce2">
            <text:p>AT212</text:p>
          </table:table-cell>
          <table:table-cell office:value-type="string" table:style-name="ce2">
            <text:p>Oberkärnten</text:p>
          </table:table-cell>
          <table:table-cell office:value-type="float" office:value="291" table:style-name="ce6">
            <text:p><text:s/>291<text:s/></text:p>
          </table:table-cell>
          <table:table-cell office:value-type="float" office:value="1205" table:style-name="ce6">
            <text:p><text:s/>1 205<text:s/></text:p>
          </table:table-cell>
          <table:table-cell office:value-type="float" office:value="1061" table:style-name="ce6">
            <text:p><text:s/>1 061<text:s/></text:p>
          </table:table-cell>
          <table:table-cell office:value-type="float" office:value="360829" table:style-name="ce6">
            <text:p><text:s/>360 829<text:s/></text:p>
          </table:table-cell>
          <table:table-cell office:value-type="float" office:value="54318" table:style-name="ce6">
            <text:p><text:s/>54 318<text:s/></text:p>
          </table:table-cell>
          <table:table-cell office:value-type="float" office:value="10439" table:style-name="ce6">
            <text:p><text:s/>10 439<text:s/></text:p>
          </table:table-cell>
          <table:table-cell office:value-type="float" office:value="95299" table:style-name="ce6">
            <text:p><text:s/>95 299<text:s/></text:p>
          </table:table-cell>
          <table:table-cell office:value-type="float" office:value="147387" table:style-name="ce6">
            <text:p><text:s/>147 387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L</text:p>
          </table:table-cell>
          <table:table-cell office:value-type="string" table:style-name="ce2">
            <text:p>Grundstücks- und Wohnungswesen</text:p>
          </table:table-cell>
          <table:table-cell office:value-type="string" table:style-name="ce2">
            <text:p>AT212</text:p>
          </table:table-cell>
          <table:table-cell office:value-type="string" table:style-name="ce2">
            <text:p>Oberkärnten</text:p>
          </table:table-cell>
          <table:table-cell office:value-type="float" office:value="356" table:style-name="ce6">
            <text:p><text:s/>356<text:s/></text:p>
          </table:table-cell>
          <table:table-cell office:value-type="float" office:value="492" table:style-name="ce6">
            <text:p><text:s/>492<text:s/></text:p>
          </table:table-cell>
          <table:table-cell office:value-type="float" office:value="215" table:style-name="ce6">
            <text:p><text:s/>215<text:s/></text:p>
          </table:table-cell>
          <table:table-cell office:value-type="float" office:value="110778" table:style-name="ce6">
            <text:p><text:s/>110 778<text:s/></text:p>
          </table:table-cell>
          <table:table-cell office:value-type="float" office:value="6291" table:style-name="ce6">
            <text:p><text:s/>6 291<text:s/></text:p>
          </table:table-cell>
          <table:table-cell office:value-type="float" office:value="46151" table:style-name="ce6">
            <text:p><text:s/>46 151<text:s/></text:p>
          </table:table-cell>
          <table:table-cell office:value-type="float" office:value="52351" table:style-name="ce6">
            <text:p><text:s/>52 351<text:s/></text:p>
          </table:table-cell>
          <table:table-cell office:value-type="float" office:value="63334" table:style-name="ce6">
            <text:p><text:s/>63 334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M</text:p>
          </table:table-cell>
          <table:table-cell office:value-type="string" table:style-name="ce2">
            <text:p>Freiberufliche/techn. Dienstleistungen</text:p>
          </table:table-cell>
          <table:table-cell office:value-type="string" table:style-name="ce2">
            <text:p>AT212</text:p>
          </table:table-cell>
          <table:table-cell office:value-type="string" table:style-name="ce2">
            <text:p>Oberkärnten</text:p>
          </table:table-cell>
          <table:table-cell office:value-type="float" office:value="897" table:style-name="ce6">
            <text:p><text:s/>897<text:s/></text:p>
          </table:table-cell>
          <table:table-cell office:value-type="float" office:value="2193" table:style-name="ce6">
            <text:p><text:s/>2 193<text:s/></text:p>
          </table:table-cell>
          <table:table-cell office:value-type="float" office:value="1321" table:style-name="ce6">
            <text:p><text:s/>1 321<text:s/></text:p>
          </table:table-cell>
          <table:table-cell office:value-type="float" office:value="235496" table:style-name="ce6">
            <text:p><text:s/>235 496<text:s/></text:p>
          </table:table-cell>
          <table:table-cell office:value-type="float" office:value="50602" table:style-name="ce6">
            <text:p><text:s/>50 602<text:s/></text:p>
          </table:table-cell>
          <table:table-cell office:value-type="float" office:value="11143" table:style-name="ce6">
            <text:p><text:s/>11 143<text:s/></text:p>
          </table:table-cell>
          <table:table-cell office:value-type="float" office:value="115885" table:style-name="ce6">
            <text:p><text:s/>115 885<text:s/></text:p>
          </table:table-cell>
          <table:table-cell office:value-type="float" office:value="125679" table:style-name="ce6">
            <text:p><text:s/>125 679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N</text:p>
          </table:table-cell>
          <table:table-cell office:value-type="string" table:style-name="ce2">
            <text:p>Sonst. wirtschaftl. Dienstleistungen</text:p>
          </table:table-cell>
          <table:table-cell office:value-type="string" table:style-name="ce2">
            <text:p>AT212</text:p>
          </table:table-cell>
          <table:table-cell office:value-type="string" table:style-name="ce2">
            <text:p>Oberkärnten</text:p>
          </table:table-cell>
          <table:table-cell office:value-type="float" office:value="379" table:style-name="ce6">
            <text:p><text:s/>379<text:s/></text:p>
          </table:table-cell>
          <table:table-cell office:value-type="float" office:value="1328" table:style-name="ce6">
            <text:p><text:s/>1 328<text:s/></text:p>
          </table:table-cell>
          <table:table-cell office:value-type="float" office:value="1001" table:style-name="ce6">
            <text:p><text:s/>1 001<text:s/></text:p>
          </table:table-cell>
          <table:table-cell office:value-type="float" office:value="98523" table:style-name="ce6">
            <text:p><text:s/>98 523<text:s/></text:p>
          </table:table-cell>
          <table:table-cell office:value-type="float" office:value="25372" table:style-name="ce6">
            <text:p><text:s/>25 372<text:s/></text:p>
          </table:table-cell>
          <table:table-cell office:value-type="float" office:value="6777" table:style-name="ce6">
            <text:p><text:s/>6 777<text:s/></text:p>
          </table:table-cell>
          <table:table-cell office:value-type="float" office:value="54083" table:style-name="ce6">
            <text:p><text:s/>54 083<text:s/></text:p>
          </table:table-cell>
          <table:table-cell office:value-type="float" office:value="44481" table:style-name="ce6">
            <text:p><text:s/>44 481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P</text:p>
          </table:table-cell>
          <table:table-cell office:value-type="string" table:style-name="ce2">
            <text:p>Erziehung und Unterricht</text:p>
          </table:table-cell>
          <table:table-cell office:value-type="string" table:style-name="ce2">
            <text:p>AT212</text:p>
          </table:table-cell>
          <table:table-cell office:value-type="string" table:style-name="ce2">
            <text:p>Oberkärnten</text:p>
          </table:table-cell>
          <table:table-cell office:value-type="float" office:value="223" table:style-name="ce6">
            <text:p><text:s/>223<text:s/></text:p>
          </table:table-cell>
          <table:table-cell office:value-type="float" office:value="439" table:style-name="ce6">
            <text:p><text:s/>439<text:s/></text:p>
          </table:table-cell>
          <table:table-cell office:value-type="float" office:value="234" table:style-name="ce6">
            <text:p><text:s/>234<text:s/></text:p>
          </table:table-cell>
          <table:table-cell office:value-type="float" office:value="18632" table:style-name="ce6">
            <text:p><text:s/>18 632<text:s/></text:p>
          </table:table-cell>
          <table:table-cell office:value-type="float" office:value="4974" table:style-name="ce6">
            <text:p><text:s/>4 974<text:s/></text:p>
          </table:table-cell>
          <table:table-cell office:value-type="float" office:value="509" table:style-name="ce6">
            <text:p><text:s/>509<text:s/></text:p>
          </table:table-cell>
          <table:table-cell office:value-type="float" office:value="8187" table:style-name="ce6">
            <text:p><text:s/>8 187<text:s/></text:p>
          </table:table-cell>
          <table:table-cell office:value-type="float" office:value="10577" table:style-name="ce6">
            <text:p><text:s/>10 577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Q</text:p>
          </table:table-cell>
          <table:table-cell office:value-type="string" table:style-name="ce2">
            <text:p>Gesundheits- und Sozialwesen</text:p>
          </table:table-cell>
          <table:table-cell office:value-type="string" table:style-name="ce2">
            <text:p>AT212</text:p>
          </table:table-cell>
          <table:table-cell office:value-type="string" table:style-name="ce2">
            <text:p>Oberkärnten</text:p>
          </table:table-cell>
          <table:table-cell office:value-type="float" office:value="782" table:style-name="ce6">
            <text:p><text:s/>782<text:s/></text:p>
          </table:table-cell>
          <table:table-cell office:value-type="float" office:value="3239" table:style-name="ce6">
            <text:p><text:s/>3 239<text:s/></text:p>
          </table:table-cell>
          <table:table-cell office:value-type="float" office:value="2540" table:style-name="ce6">
            <text:p><text:s/>2 540<text:s/></text:p>
          </table:table-cell>
          <table:table-cell office:value-type="float" office:value="203859" table:style-name="ce6">
            <text:p><text:s/>203 859<text:s/></text:p>
          </table:table-cell>
          <table:table-cell office:value-type="float" office:value="64472" table:style-name="ce6">
            <text:p><text:s/>64 472<text:s/></text:p>
          </table:table-cell>
          <table:table-cell office:value-type="float" office:value="3841" table:style-name="ce6">
            <text:p><text:s/>3 841<text:s/></text:p>
          </table:table-cell>
          <table:table-cell office:value-type="float" office:value="69028" table:style-name="ce6">
            <text:p><text:s/>69 028<text:s/></text:p>
          </table:table-cell>
          <table:table-cell office:value-type="float" office:value="136183" table:style-name="ce6">
            <text:p><text:s/>136 183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R</text:p>
          </table:table-cell>
          <table:table-cell office:value-type="string" table:style-name="ce2">
            <text:p>Kunst, Unterhaltung und Erholung</text:p>
          </table:table-cell>
          <table:table-cell office:value-type="string" table:style-name="ce2">
            <text:p>AT212</text:p>
          </table:table-cell>
          <table:table-cell office:value-type="string" table:style-name="ce2">
            <text:p>Oberkärnten</text:p>
          </table:table-cell>
          <table:table-cell office:value-type="float" office:value="285" table:style-name="ce6">
            <text:p><text:s/>285<text:s/></text:p>
          </table:table-cell>
          <table:table-cell office:value-type="float" office:value="555" table:style-name="ce6">
            <text:p><text:s/>555<text:s/></text:p>
          </table:table-cell>
          <table:table-cell office:value-type="float" office:value="281" table:style-name="ce6">
            <text:p><text:s/>281<text:s/></text:p>
          </table:table-cell>
          <table:table-cell office:value-type="float" office:value="29365" table:style-name="ce6">
            <text:p><text:s/>29 365<text:s/></text:p>
          </table:table-cell>
          <table:table-cell office:value-type="float" office:value="5913" table:style-name="ce6">
            <text:p><text:s/>5 913<text:s/></text:p>
          </table:table-cell>
          <table:table-cell office:value-type="float" office:value="1746" table:style-name="ce6">
            <text:p><text:s/>1 746<text:s/></text:p>
          </table:table-cell>
          <table:table-cell office:value-type="float" office:value="19400" table:style-name="ce6">
            <text:p><text:s/>19 400<text:s/></text:p>
          </table:table-cell>
          <table:table-cell office:value-type="float" office:value="11269" table:style-name="ce6">
            <text:p><text:s/>11 269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S</text:p>
          </table:table-cell>
          <table:table-cell office:value-type="string" table:style-name="ce2">
            <text:p>Sonst. Dienstleistungen</text:p>
          </table:table-cell>
          <table:table-cell office:value-type="string" table:style-name="ce2">
            <text:p>AT212</text:p>
          </table:table-cell>
          <table:table-cell office:value-type="string" table:style-name="ce2">
            <text:p>Oberkärnten</text:p>
          </table:table-cell>
          <table:table-cell office:value-type="float" office:value="628" table:style-name="ce6">
            <text:p><text:s/>628<text:s/></text:p>
          </table:table-cell>
          <table:table-cell office:value-type="float" office:value="1066" table:style-name="ce6">
            <text:p><text:s/>1 066<text:s/></text:p>
          </table:table-cell>
          <table:table-cell office:value-type="float" office:value="479" table:style-name="ce6">
            <text:p><text:s/>479<text:s/></text:p>
          </table:table-cell>
          <table:table-cell office:value-type="float" office:value="40349" table:style-name="ce6">
            <text:p><text:s/>40 349<text:s/></text:p>
          </table:table-cell>
          <table:table-cell office:value-type="float" office:value="8396" table:style-name="ce6">
            <text:p><text:s/>8 396<text:s/></text:p>
          </table:table-cell>
          <table:table-cell office:value-type="float" office:value="580" table:style-name="ce6">
            <text:p><text:s/>580<text:s/></text:p>
          </table:table-cell>
          <table:table-cell office:value-type="float" office:value="18966" table:style-name="ce6">
            <text:p><text:s/>18 966<text:s/></text:p>
          </table:table-cell>
          <table:table-cell office:value-type="float" office:value="21848" table:style-name="ce6">
            <text:p><text:s/>21 848<text:s/></text:p>
          </table:table-cell>
          <table:table-cell table:number-columns-repeated="16372"/>
        </table:table-row>
        <table:table-row table:style-name="ro3">
          <table:table-cell table:style-name="ce4"/>
          <table:table-cell office:value-type="string" table:style-name="ce4">
            <text:p>INSGESAMT</text:p>
          </table:table-cell>
          <table:table-cell office:value-type="string" table:style-name="ce4">
            <text:p>AT213</text:p>
          </table:table-cell>
          <table:table-cell office:value-type="string" table:style-name="ce4">
            <text:p>Unterkärnten</text:p>
          </table:table-cell>
          <table:table-cell office:value-type="float" office:value="10164" table:style-name="ce5">
            <text:p><text:s/>10 164<text:s/></text:p>
          </table:table-cell>
          <table:table-cell office:value-type="float" office:value="52132" table:style-name="ce5">
            <text:p><text:s/>52 132<text:s/></text:p>
          </table:table-cell>
          <table:table-cell office:value-type="float" office:value="43414" table:style-name="ce5">
            <text:p><text:s/>43 414<text:s/></text:p>
          </table:table-cell>
          <table:table-cell office:value-type="float" office:value="11682690" table:style-name="ce5">
            <text:p><text:s/>11 682 690<text:s/></text:p>
          </table:table-cell>
          <table:table-cell office:value-type="float" office:value="1661151" table:style-name="ce5">
            <text:p><text:s/>1 661 151<text:s/></text:p>
          </table:table-cell>
          <table:table-cell office:value-type="float" office:value="466930" table:style-name="ce5">
            <text:p><text:s/>466 930<text:s/></text:p>
          </table:table-cell>
          <table:table-cell office:value-type="float" office:value="8361948" table:style-name="ce5">
            <text:p><text:s/>8 361 948<text:s/></text:p>
          </table:table-cell>
          <table:table-cell office:value-type="float" office:value="3408648" table:style-name="ce5">
            <text:p><text:s/>3 408 648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A</text:p>
          </table:table-cell>
          <table:table-cell office:value-type="string" table:style-name="ce2">
            <text:p>Land- und Forstwirtschaft</text:p>
          </table:table-cell>
          <table:table-cell office:value-type="string" table:style-name="ce2">
            <text:p>AT213</text:p>
          </table:table-cell>
          <table:table-cell office:value-type="string" table:style-name="ce2">
            <text:p>Unterkärnten</text:p>
          </table:table-cell>
          <table:table-cell office:value-type="float" office:value="1" table:style-name="ce6">
            <text:p><text:s/>1<text:s/>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B</text:p>
          </table:table-cell>
          <table:table-cell office:value-type="string" table:style-name="ce2">
            <text:p>Bergbau</text:p>
          </table:table-cell>
          <table:table-cell office:value-type="string" table:style-name="ce2">
            <text:p>AT213</text:p>
          </table:table-cell>
          <table:table-cell office:value-type="string" table:style-name="ce2">
            <text:p>Unterkärnten</text:p>
          </table:table-cell>
          <table:table-cell office:value-type="float" office:value="19" table:style-name="ce6">
            <text:p><text:s/>19<text:s/>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C</text:p>
          </table:table-cell>
          <table:table-cell office:value-type="string" table:style-name="ce2">
            <text:p>Herstellung von Waren</text:p>
          </table:table-cell>
          <table:table-cell office:value-type="string" table:style-name="ce2">
            <text:p>AT213</text:p>
          </table:table-cell>
          <table:table-cell office:value-type="string" table:style-name="ce2">
            <text:p>Unterkärnten</text:p>
          </table:table-cell>
          <table:table-cell office:value-type="float" office:value="902" table:style-name="ce6">
            <text:p><text:s/>902<text:s/></text:p>
          </table:table-cell>
          <table:table-cell office:value-type="float" office:value="14413" table:style-name="ce6">
            <text:p><text:s/>14 413<text:s/></text:p>
          </table:table-cell>
          <table:table-cell office:value-type="float" office:value="13648" table:style-name="ce6">
            <text:p><text:s/>13 648<text:s/></text:p>
          </table:table-cell>
          <table:table-cell office:value-type="float" office:value="5036671" table:style-name="ce6">
            <text:p><text:s/>5 036 671<text:s/></text:p>
          </table:table-cell>
          <table:table-cell office:value-type="float" office:value="653707" table:style-name="ce6">
            <text:p><text:s/>653 707<text:s/></text:p>
          </table:table-cell>
          <table:table-cell office:value-type="float" office:value="235693" table:style-name="ce6">
            <text:p><text:s/>235 693<text:s/></text:p>
          </table:table-cell>
          <table:table-cell office:value-type="float" office:value="3750745" table:style-name="ce6">
            <text:p><text:s/>3 750 745<text:s/></text:p>
          </table:table-cell>
          <table:table-cell office:value-type="float" office:value="1398471" table:style-name="ce6">
            <text:p><text:s/>1 398 471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D</text:p>
          </table:table-cell>
          <table:table-cell office:value-type="string" table:style-name="ce2">
            <text:p>Energieversorgung</text:p>
          </table:table-cell>
          <table:table-cell office:value-type="string" table:style-name="ce2">
            <text:p>AT213</text:p>
          </table:table-cell>
          <table:table-cell office:value-type="string" table:style-name="ce2">
            <text:p>Unterkärnten</text:p>
          </table:table-cell>
          <table:table-cell office:value-type="float" office:value="120" table:style-name="ce6">
            <text:p><text:s/>120<text:s/></text:p>
          </table:table-cell>
          <table:table-cell office:value-type="float" office:value="444" table:style-name="ce6">
            <text:p><text:s/>444<text:s/></text:p>
          </table:table-cell>
          <table:table-cell office:value-type="float" office:value="355" table:style-name="ce6">
            <text:p><text:s/>355<text:s/></text:p>
          </table:table-cell>
          <table:table-cell office:value-type="float" office:value="250544" table:style-name="ce6">
            <text:p><text:s/>250 544<text:s/></text:p>
          </table:table-cell>
          <table:table-cell office:value-type="float" office:value="22666" table:style-name="ce6">
            <text:p><text:s/>22 666<text:s/></text:p>
          </table:table-cell>
          <table:table-cell office:value-type="float" office:value="14948" table:style-name="ce6">
            <text:p><text:s/>14 948<text:s/></text:p>
          </table:table-cell>
          <table:table-cell office:value-type="float" office:value="206635" table:style-name="ce6">
            <text:p><text:s/>206 635<text:s/></text:p>
          </table:table-cell>
          <table:table-cell office:value-type="float" office:value="44156" table:style-name="ce6">
            <text:p><text:s/>44 156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E</text:p>
          </table:table-cell>
          <table:table-cell office:value-type="string" table:style-name="ce2">
            <text:p>Wasserversorgung und Abfallentsorgung</text:p>
          </table:table-cell>
          <table:table-cell office:value-type="string" table:style-name="ce2">
            <text:p>AT213</text:p>
          </table:table-cell>
          <table:table-cell office:value-type="string" table:style-name="ce2">
            <text:p>Unterkärnten</text:p>
          </table:table-cell>
          <table:table-cell office:value-type="float" office:value="48" table:style-name="ce6">
            <text:p><text:s/>48<text:s/></text:p>
          </table:table-cell>
          <table:table-cell office:value-type="float" office:value="483" table:style-name="ce6">
            <text:p><text:s/>483<text:s/></text:p>
          </table:table-cell>
          <table:table-cell office:value-type="float" office:value="469" table:style-name="ce6">
            <text:p><text:s/>469<text:s/></text:p>
          </table:table-cell>
          <table:table-cell office:value-type="float" office:value="167791" table:style-name="ce6">
            <text:p><text:s/>167 791<text:s/></text:p>
          </table:table-cell>
          <table:table-cell office:value-type="float" office:value="22516" table:style-name="ce6">
            <text:p><text:s/>22 516<text:s/></text:p>
          </table:table-cell>
          <table:table-cell office:value-type="float" office:value="22918" table:style-name="ce6">
            <text:p><text:s/>22 918<text:s/></text:p>
          </table:table-cell>
          <table:table-cell office:value-type="float" office:value="136607" table:style-name="ce6">
            <text:p><text:s/>136 607<text:s/></text:p>
          </table:table-cell>
          <table:table-cell office:value-type="float" office:value="35259" table:style-name="ce6">
            <text:p><text:s/>35 259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F</text:p>
          </table:table-cell>
          <table:table-cell office:value-type="string" table:style-name="ce2">
            <text:p>Bau</text:p>
          </table:table-cell>
          <table:table-cell office:value-type="string" table:style-name="ce2">
            <text:p>AT213</text:p>
          </table:table-cell>
          <table:table-cell office:value-type="string" table:style-name="ce2">
            <text:p>Unterkärnten</text:p>
          </table:table-cell>
          <table:table-cell office:value-type="float" office:value="945" table:style-name="ce6">
            <text:p><text:s/>945<text:s/></text:p>
          </table:table-cell>
          <table:table-cell office:value-type="float" office:value="5709" table:style-name="ce6">
            <text:p><text:s/>5 709<text:s/></text:p>
          </table:table-cell>
          <table:table-cell office:value-type="float" office:value="4804" table:style-name="ce6">
            <text:p><text:s/>4 804<text:s/></text:p>
          </table:table-cell>
          <table:table-cell office:value-type="float" office:value="1016397" table:style-name="ce6">
            <text:p><text:s/>1 016 397<text:s/></text:p>
          </table:table-cell>
          <table:table-cell office:value-type="float" office:value="213360" table:style-name="ce6">
            <text:p><text:s/>213 360<text:s/></text:p>
          </table:table-cell>
          <table:table-cell office:value-type="float" office:value="25725" table:style-name="ce6">
            <text:p><text:s/>25 725<text:s/></text:p>
          </table:table-cell>
          <table:table-cell office:value-type="float" office:value="752192" table:style-name="ce6">
            <text:p><text:s/>752 192<text:s/></text:p>
          </table:table-cell>
          <table:table-cell office:value-type="float" office:value="356307" table:style-name="ce6">
            <text:p><text:s/>356 307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G</text:p>
          </table:table-cell>
          <table:table-cell office:value-type="string" table:style-name="ce2">
            <text:p>Handel</text:p>
          </table:table-cell>
          <table:table-cell office:value-type="string" table:style-name="ce2">
            <text:p>AT213</text:p>
          </table:table-cell>
          <table:table-cell office:value-type="string" table:style-name="ce2">
            <text:p>Unterkärnten</text:p>
          </table:table-cell>
          <table:table-cell office:value-type="float" office:value="2061" table:style-name="ce6">
            <text:p><text:s/>2 061<text:s/></text:p>
          </table:table-cell>
          <table:table-cell office:value-type="float" office:value="9072" table:style-name="ce6">
            <text:p><text:s/>9 072<text:s/></text:p>
          </table:table-cell>
          <table:table-cell office:value-type="float" office:value="7421" table:style-name="ce6">
            <text:p><text:s/>7 421<text:s/></text:p>
          </table:table-cell>
          <table:table-cell office:value-type="float" office:value="2928528" table:style-name="ce6">
            <text:p><text:s/>2 928 528<text:s/></text:p>
          </table:table-cell>
          <table:table-cell office:value-type="float" office:value="220678" table:style-name="ce6">
            <text:p><text:s/>220 678<text:s/></text:p>
          </table:table-cell>
          <table:table-cell office:value-type="float" office:value="53793" table:style-name="ce6">
            <text:p><text:s/>53 793<text:s/></text:p>
          </table:table-cell>
          <table:table-cell office:value-type="float" office:value="2458543" table:style-name="ce6">
            <text:p><text:s/>2 458 543<text:s/></text:p>
          </table:table-cell>
          <table:table-cell office:value-type="float" office:value="470207" table:style-name="ce6">
            <text:p><text:s/>470 207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H</text:p>
          </table:table-cell>
          <table:table-cell office:value-type="string" table:style-name="ce2">
            <text:p>Verkehr</text:p>
          </table:table-cell>
          <table:table-cell office:value-type="string" table:style-name="ce2">
            <text:p>AT213</text:p>
          </table:table-cell>
          <table:table-cell office:value-type="string" table:style-name="ce2">
            <text:p>Unterkärnten</text:p>
          </table:table-cell>
          <table:table-cell office:value-type="float" office:value="286" table:style-name="ce6">
            <text:p><text:s/>286<text:s/></text:p>
          </table:table-cell>
          <table:table-cell office:value-type="float" office:value="1868" table:style-name="ce6">
            <text:p><text:s/>1 868<text:s/></text:p>
          </table:table-cell>
          <table:table-cell office:value-type="float" office:value="1674" table:style-name="ce6">
            <text:p><text:s/>1 674<text:s/></text:p>
          </table:table-cell>
          <table:table-cell office:value-type="float" office:value="357515" table:style-name="ce6">
            <text:p><text:s/>357 515<text:s/></text:p>
          </table:table-cell>
          <table:table-cell office:value-type="float" office:value="61513" table:style-name="ce6">
            <text:p><text:s/>61 513<text:s/></text:p>
          </table:table-cell>
          <table:table-cell office:value-type="float" office:value="19121" table:style-name="ce6">
            <text:p><text:s/>19 121<text:s/></text:p>
          </table:table-cell>
          <table:table-cell office:value-type="float" office:value="257460" table:style-name="ce6">
            <text:p><text:s/>257 460<text:s/></text:p>
          </table:table-cell>
          <table:table-cell office:value-type="float" office:value="101358" table:style-name="ce6">
            <text:p><text:s/>101 358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I</text:p>
          </table:table-cell>
          <table:table-cell office:value-type="string" table:style-name="ce2">
            <text:p>Beherbergung und Gastronomie</text:p>
          </table:table-cell>
          <table:table-cell office:value-type="string" table:style-name="ce2">
            <text:p>AT213</text:p>
          </table:table-cell>
          <table:table-cell office:value-type="string" table:style-name="ce2">
            <text:p>Unterkärnten</text:p>
          </table:table-cell>
          <table:table-cell office:value-type="float" office:value="1118" table:style-name="ce6">
            <text:p><text:s/>1 118<text:s/></text:p>
          </table:table-cell>
          <table:table-cell office:value-type="float" office:value="4314" table:style-name="ce6">
            <text:p><text:s/>4 314<text:s/></text:p>
          </table:table-cell>
          <table:table-cell office:value-type="float" office:value="3243" table:style-name="ce6">
            <text:p><text:s/>3 243<text:s/></text:p>
          </table:table-cell>
          <table:table-cell office:value-type="float" office:value="242218" table:style-name="ce6">
            <text:p><text:s/>242 218<text:s/></text:p>
          </table:table-cell>
          <table:table-cell office:value-type="float" office:value="62734" table:style-name="ce6">
            <text:p><text:s/>62 734<text:s/></text:p>
          </table:table-cell>
          <table:table-cell office:value-type="float" office:value="14951" table:style-name="ce6">
            <text:p><text:s/>14 951<text:s/></text:p>
          </table:table-cell>
          <table:table-cell office:value-type="float" office:value="129490" table:style-name="ce6">
            <text:p><text:s/>129 490<text:s/></text:p>
          </table:table-cell>
          <table:table-cell office:value-type="float" office:value="116820" table:style-name="ce6">
            <text:p><text:s/>116 820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J</text:p>
          </table:table-cell>
          <table:table-cell office:value-type="string" table:style-name="ce2">
            <text:p>Information und Kommunikation</text:p>
          </table:table-cell>
          <table:table-cell office:value-type="string" table:style-name="ce2">
            <text:p>AT213</text:p>
          </table:table-cell>
          <table:table-cell office:value-type="string" table:style-name="ce2">
            <text:p>Unterkärnten</text:p>
          </table:table-cell>
          <table:table-cell office:value-type="float" office:value="251" table:style-name="ce6">
            <text:p><text:s/>251<text:s/></text:p>
          </table:table-cell>
          <table:table-cell office:value-type="float" office:value="587" table:style-name="ce6">
            <text:p><text:s/>587<text:s/></text:p>
          </table:table-cell>
          <table:table-cell office:value-type="float" office:value="348" table:style-name="ce6">
            <text:p><text:s/>348<text:s/></text:p>
          </table:table-cell>
          <table:table-cell office:value-type="float" office:value="83107" table:style-name="ce6">
            <text:p><text:s/>83 107<text:s/></text:p>
          </table:table-cell>
          <table:table-cell office:value-type="float" office:value="15066" table:style-name="ce6">
            <text:p><text:s/>15 066<text:s/></text:p>
          </table:table-cell>
          <table:table-cell office:value-type="float" office:value="4517" table:style-name="ce6">
            <text:p><text:s/>4 517<text:s/></text:p>
          </table:table-cell>
          <table:table-cell office:value-type="float" office:value="50174" table:style-name="ce6">
            <text:p><text:s/>50 174<text:s/></text:p>
          </table:table-cell>
          <table:table-cell office:value-type="float" office:value="33683" table:style-name="ce6">
            <text:p><text:s/>33 683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K</text:p>
          </table:table-cell>
          <table:table-cell office:value-type="string" table:style-name="ce2">
            <text:p>Finanz- und Versicherungsleistungen</text:p>
          </table:table-cell>
          <table:table-cell office:value-type="string" table:style-name="ce2">
            <text:p>AT213</text:p>
          </table:table-cell>
          <table:table-cell office:value-type="string" table:style-name="ce2">
            <text:p>Unterkärnten</text:p>
          </table:table-cell>
          <table:table-cell office:value-type="float" office:value="376" table:style-name="ce6">
            <text:p><text:s/>376<text:s/></text:p>
          </table:table-cell>
          <table:table-cell office:value-type="float" office:value="1475" table:style-name="ce6">
            <text:p><text:s/>1 475<text:s/></text:p>
          </table:table-cell>
          <table:table-cell office:value-type="float" office:value="1260" table:style-name="ce6">
            <text:p><text:s/>1 260<text:s/></text:p>
          </table:table-cell>
          <table:table-cell office:value-type="float" office:value="448888" table:style-name="ce6">
            <text:p><text:s/>448 888<text:s/></text:p>
          </table:table-cell>
          <table:table-cell office:value-type="float" office:value="66589" table:style-name="ce6">
            <text:p><text:s/>66 589<text:s/></text:p>
          </table:table-cell>
          <table:table-cell office:value-type="float" office:value="7885" table:style-name="ce6">
            <text:p><text:s/>7 885<text:s/></text:p>
          </table:table-cell>
          <table:table-cell office:value-type="float" office:value="111879" table:style-name="ce6">
            <text:p><text:s/>111 879<text:s/></text:p>
          </table:table-cell>
          <table:table-cell office:value-type="float" office:value="185157" table:style-name="ce6">
            <text:p><text:s/>185 157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L</text:p>
          </table:table-cell>
          <table:table-cell office:value-type="string" table:style-name="ce2">
            <text:p>Grundstücks- und Wohnungswesen</text:p>
          </table:table-cell>
          <table:table-cell office:value-type="string" table:style-name="ce2">
            <text:p>AT213</text:p>
          </table:table-cell>
          <table:table-cell office:value-type="string" table:style-name="ce2">
            <text:p>Unterkärnten</text:p>
          </table:table-cell>
          <table:table-cell office:value-type="float" office:value="398" table:style-name="ce6">
            <text:p><text:s/>398<text:s/></text:p>
          </table:table-cell>
          <table:table-cell office:value-type="float" office:value="508" table:style-name="ce6">
            <text:p><text:s/>508<text:s/></text:p>
          </table:table-cell>
          <table:table-cell office:value-type="float" office:value="280" table:style-name="ce6">
            <text:p><text:s/>280<text:s/></text:p>
          </table:table-cell>
          <table:table-cell office:value-type="float" office:value="140856" table:style-name="ce6">
            <text:p><text:s/>140 856<text:s/></text:p>
          </table:table-cell>
          <table:table-cell office:value-type="float" office:value="8664" table:style-name="ce6">
            <text:p><text:s/>8 664<text:s/></text:p>
          </table:table-cell>
          <table:table-cell office:value-type="float" office:value="30497" table:style-name="ce6">
            <text:p><text:s/>30 497<text:s/></text:p>
          </table:table-cell>
          <table:table-cell office:value-type="float" office:value="83991" table:style-name="ce6">
            <text:p><text:s/>83 991<text:s/></text:p>
          </table:table-cell>
          <table:table-cell office:value-type="float" office:value="63898" table:style-name="ce6">
            <text:p><text:s/>63 898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M</text:p>
          </table:table-cell>
          <table:table-cell office:value-type="string" table:style-name="ce2">
            <text:p>Freiberufliche/techn. Dienstleistungen</text:p>
          </table:table-cell>
          <table:table-cell office:value-type="string" table:style-name="ce2">
            <text:p>AT213</text:p>
          </table:table-cell>
          <table:table-cell office:value-type="string" table:style-name="ce2">
            <text:p>Unterkärnten</text:p>
          </table:table-cell>
          <table:table-cell office:value-type="float" office:value="976" table:style-name="ce6">
            <text:p><text:s/>976<text:s/></text:p>
          </table:table-cell>
          <table:table-cell office:value-type="float" office:value="2480" table:style-name="ce6">
            <text:p><text:s/>2 480<text:s/></text:p>
          </table:table-cell>
          <table:table-cell office:value-type="float" office:value="1527" table:style-name="ce6">
            <text:p><text:s/>1 527<text:s/></text:p>
          </table:table-cell>
          <table:table-cell office:value-type="float" office:value="330724" table:style-name="ce6">
            <text:p><text:s/>330 724<text:s/></text:p>
          </table:table-cell>
          <table:table-cell office:value-type="float" office:value="58059" table:style-name="ce6">
            <text:p><text:s/>58 059<text:s/></text:p>
          </table:table-cell>
          <table:table-cell office:value-type="float" office:value="11681" table:style-name="ce6">
            <text:p><text:s/>11 681<text:s/></text:p>
          </table:table-cell>
          <table:table-cell office:value-type="float" office:value="183332" table:style-name="ce6">
            <text:p><text:s/>183 332<text:s/></text:p>
          </table:table-cell>
          <table:table-cell office:value-type="float" office:value="150716" table:style-name="ce6">
            <text:p><text:s/>150 716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N</text:p>
          </table:table-cell>
          <table:table-cell office:value-type="string" table:style-name="ce2">
            <text:p>Sonst. wirtschaftl. Dienstleistungen</text:p>
          </table:table-cell>
          <table:table-cell office:value-type="string" table:style-name="ce2">
            <text:p>AT213</text:p>
          </table:table-cell>
          <table:table-cell office:value-type="string" table:style-name="ce2">
            <text:p>Unterkärnten</text:p>
          </table:table-cell>
          <table:table-cell office:value-type="float" office:value="402" table:style-name="ce6">
            <text:p><text:s/>402<text:s/></text:p>
          </table:table-cell>
          <table:table-cell office:value-type="float" office:value="4264" table:style-name="ce6">
            <text:p><text:s/>4 264<text:s/></text:p>
          </table:table-cell>
          <table:table-cell office:value-type="float" office:value="3931" table:style-name="ce6">
            <text:p><text:s/>3 931<text:s/></text:p>
          </table:table-cell>
          <table:table-cell office:value-type="float" office:value="280117" table:style-name="ce6">
            <text:p><text:s/>280 117<text:s/></text:p>
          </table:table-cell>
          <table:table-cell office:value-type="float" office:value="141436" table:style-name="ce6">
            <text:p><text:s/>141 436<text:s/></text:p>
          </table:table-cell>
          <table:table-cell office:value-type="float" office:value="9047" table:style-name="ce6">
            <text:p><text:s/>9 047<text:s/></text:p>
          </table:table-cell>
          <table:table-cell office:value-type="float" office:value="83500" table:style-name="ce6">
            <text:p><text:s/>83 500<text:s/></text:p>
          </table:table-cell>
          <table:table-cell office:value-type="float" office:value="198684" table:style-name="ce6">
            <text:p><text:s/>198 684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P</text:p>
          </table:table-cell>
          <table:table-cell office:value-type="string" table:style-name="ce2">
            <text:p>Erziehung und Unterricht</text:p>
          </table:table-cell>
          <table:table-cell office:value-type="string" table:style-name="ce2">
            <text:p>AT213</text:p>
          </table:table-cell>
          <table:table-cell office:value-type="string" table:style-name="ce2">
            <text:p>Unterkärnten</text:p>
          </table:table-cell>
          <table:table-cell office:value-type="float" office:value="258" table:style-name="ce6">
            <text:p><text:s/>258<text:s/></text:p>
          </table:table-cell>
          <table:table-cell office:value-type="float" office:value="487" table:style-name="ce6">
            <text:p><text:s/>487<text:s/></text:p>
          </table:table-cell>
          <table:table-cell office:value-type="float" office:value="245" table:style-name="ce6">
            <text:p><text:s/>245<text:s/></text:p>
          </table:table-cell>
          <table:table-cell office:value-type="float" office:value="15844" table:style-name="ce6">
            <text:p><text:s/>15 844<text:s/></text:p>
          </table:table-cell>
          <table:table-cell office:value-type="float" office:value="5183" table:style-name="ce6">
            <text:p><text:s/>5 183<text:s/></text:p>
          </table:table-cell>
          <table:table-cell office:value-type="float" office:value="4015" table:style-name="ce6">
            <text:p><text:s/>4 015<text:s/></text:p>
          </table:table-cell>
          <table:table-cell office:value-type="float" office:value="8310" table:style-name="ce6">
            <text:p><text:s/>8 310<text:s/></text:p>
          </table:table-cell>
          <table:table-cell office:value-type="float" office:value="8634" table:style-name="ce6">
            <text:p><text:s/>8 634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Q</text:p>
          </table:table-cell>
          <table:table-cell office:value-type="string" table:style-name="ce2">
            <text:p>Gesundheits- und Sozialwesen</text:p>
          </table:table-cell>
          <table:table-cell office:value-type="string" table:style-name="ce2">
            <text:p>AT213</text:p>
          </table:table-cell>
          <table:table-cell office:value-type="string" table:style-name="ce2">
            <text:p>Unterkärnten</text:p>
          </table:table-cell>
          <table:table-cell office:value-type="float" office:value="1080" table:style-name="ce6">
            <text:p><text:s/>1 080<text:s/></text:p>
          </table:table-cell>
          <table:table-cell office:value-type="float" office:value="4127" table:style-name="ce6">
            <text:p><text:s/>4 127<text:s/></text:p>
          </table:table-cell>
          <table:table-cell office:value-type="float" office:value="3142" table:style-name="ce6">
            <text:p><text:s/>3 142<text:s/></text:p>
          </table:table-cell>
          <table:table-cell office:value-type="float" office:value="268478" table:style-name="ce6">
            <text:p><text:s/>268 478<text:s/></text:p>
          </table:table-cell>
          <table:table-cell office:value-type="float" office:value="80533" table:style-name="ce6">
            <text:p><text:s/>80 533<text:s/></text:p>
          </table:table-cell>
          <table:table-cell office:value-type="float" office:value="4099" table:style-name="ce6">
            <text:p><text:s/>4 099<text:s/></text:p>
          </table:table-cell>
          <table:table-cell office:value-type="float" office:value="91734" table:style-name="ce6">
            <text:p><text:s/>91 734<text:s/></text:p>
          </table:table-cell>
          <table:table-cell office:value-type="float" office:value="183650" table:style-name="ce6">
            <text:p><text:s/>183 650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R</text:p>
          </table:table-cell>
          <table:table-cell office:value-type="string" table:style-name="ce2">
            <text:p>Kunst, Unterhaltung und Erholung</text:p>
          </table:table-cell>
          <table:table-cell office:value-type="string" table:style-name="ce2">
            <text:p>AT213</text:p>
          </table:table-cell>
          <table:table-cell office:value-type="string" table:style-name="ce2">
            <text:p>Unterkärnten</text:p>
          </table:table-cell>
          <table:table-cell office:value-type="float" office:value="284" table:style-name="ce6">
            <text:p><text:s/>284<text:s/></text:p>
          </table:table-cell>
          <table:table-cell office:value-type="float" office:value="529" table:style-name="ce6">
            <text:p><text:s/>529<text:s/></text:p>
          </table:table-cell>
          <table:table-cell office:value-type="float" office:value="274" table:style-name="ce6">
            <text:p><text:s/>274<text:s/></text:p>
          </table:table-cell>
          <table:table-cell office:value-type="float" office:value="28425" table:style-name="ce6">
            <text:p><text:s/>28 425<text:s/></text:p>
          </table:table-cell>
          <table:table-cell office:value-type="float" office:value="8233" table:style-name="ce6">
            <text:p><text:s/>8 233<text:s/></text:p>
          </table:table-cell>
          <table:table-cell office:value-type="float" office:value="719" table:style-name="ce6">
            <text:p><text:s/>719<text:s/></text:p>
          </table:table-cell>
          <table:table-cell office:value-type="float" office:value="15011" table:style-name="ce6">
            <text:p><text:s/>15 011<text:s/></text:p>
          </table:table-cell>
          <table:table-cell office:value-type="float" office:value="15051" table:style-name="ce6">
            <text:p><text:s/>15 051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S</text:p>
          </table:table-cell>
          <table:table-cell office:value-type="string" table:style-name="ce2">
            <text:p>Sonst. Dienstleistungen</text:p>
          </table:table-cell>
          <table:table-cell office:value-type="string" table:style-name="ce2">
            <text:p>AT213</text:p>
          </table:table-cell>
          <table:table-cell office:value-type="string" table:style-name="ce2">
            <text:p>Unterkärnten</text:p>
          </table:table-cell>
          <table:table-cell office:value-type="float" office:value="639" table:style-name="ce6">
            <text:p><text:s/>639<text:s/></text:p>
          </table:table-cell>
          <table:table-cell office:value-type="float" office:value="1200" table:style-name="ce6">
            <text:p><text:s/>1 200<text:s/></text:p>
          </table:table-cell>
          <table:table-cell office:value-type="float" office:value="627" table:style-name="ce6">
            <text:p><text:s/>627<text:s/></text:p>
          </table:table-cell>
          <table:table-cell office:value-type="float" office:value="42761" table:style-name="ce6">
            <text:p><text:s/>42 761<text:s/></text:p>
          </table:table-cell>
          <table:table-cell office:value-type="float" office:value="11198" table:style-name="ce6">
            <text:p><text:s/>11 198<text:s/></text:p>
          </table:table-cell>
          <table:table-cell office:value-type="float" office:value="720" table:style-name="ce6">
            <text:p><text:s/>720<text:s/></text:p>
          </table:table-cell>
          <table:table-cell office:value-type="float" office:value="17095" table:style-name="ce6">
            <text:p><text:s/>17 095<text:s/></text:p>
          </table:table-cell>
          <table:table-cell office:value-type="float" office:value="26182" table:style-name="ce6">
            <text:p><text:s/>26 182<text:s/></text:p>
          </table:table-cell>
          <table:table-cell table:number-columns-repeated="16372"/>
        </table:table-row>
        <table:table-row table:style-name="ro3">
          <table:table-cell table:style-name="ce4"/>
          <table:table-cell office:value-type="string" table:style-name="ce4">
            <text:p>INSGESAMT</text:p>
          </table:table-cell>
          <table:table-cell office:value-type="string" table:style-name="ce4">
            <text:p>AT22</text:p>
          </table:table-cell>
          <table:table-cell office:value-type="string" table:style-name="ce4">
            <text:p>Steiermark</text:p>
          </table:table-cell>
          <table:table-cell office:value-type="float" office:value="96576" table:style-name="ce5">
            <text:p><text:s/>96 576<text:s/></text:p>
          </table:table-cell>
          <table:table-cell office:value-type="float" office:value="528502" table:style-name="ce5">
            <text:p><text:s/>528 502<text:s/></text:p>
          </table:table-cell>
          <table:table-cell office:value-type="float" office:value="445483" table:style-name="ce5">
            <text:p><text:s/>445 483<text:s/></text:p>
          </table:table-cell>
          <table:table-cell office:value-type="float" office:value="122946811" table:style-name="ce5">
            <text:p><text:s/>122 946 811<text:s/></text:p>
          </table:table-cell>
          <table:table-cell office:value-type="float" office:value="17788045" table:style-name="ce5">
            <text:p><text:s/>17 788 045<text:s/></text:p>
          </table:table-cell>
          <table:table-cell office:value-type="float" office:value="5601169" table:style-name="ce5">
            <text:p><text:s/>5 601 169<text:s/></text:p>
          </table:table-cell>
          <table:table-cell office:value-type="float" office:value="89593675" table:style-name="ce5">
            <text:p><text:s/>89 593 675<text:s/></text:p>
          </table:table-cell>
          <table:table-cell office:value-type="float" office:value="35150758" table:style-name="ce5">
            <text:p><text:s/>35 150 758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A</text:p>
          </table:table-cell>
          <table:table-cell office:value-type="string" table:style-name="ce2">
            <text:p>Land- und Forstwirtschaft</text:p>
          </table:table-cell>
          <table:table-cell office:value-type="string" table:style-name="ce2">
            <text:p>AT22</text:p>
          </table:table-cell>
          <table:table-cell office:value-type="string" table:style-name="ce2">
            <text:p>Steiermark</text:p>
          </table:table-cell>
          <table:table-cell office:value-type="float" office:value="4" table:style-name="ce6">
            <text:p><text:s/>4<text:s/></text:p>
          </table:table-cell>
          <table:table-cell office:value-type="float" office:value="84" table:style-name="ce6">
            <text:p><text:s/>84<text:s/></text:p>
          </table:table-cell>
          <table:table-cell office:value-type="float" office:value="83" table:style-name="ce6">
            <text:p><text:s/>83<text:s/></text:p>
          </table:table-cell>
          <table:table-cell office:value-type="float" office:value="4582" table:style-name="ce6">
            <text:p><text:s/>4 582<text:s/></text:p>
          </table:table-cell>
          <table:table-cell office:value-type="float" office:value="3076" table:style-name="ce6">
            <text:p><text:s/>3 076<text:s/></text:p>
          </table:table-cell>
          <table:table-cell office:value-type="float" office:value="522" table:style-name="ce6">
            <text:p><text:s/>522<text:s/></text:p>
          </table:table-cell>
          <table:table-cell office:value-type="float" office:value="2907" table:style-name="ce6">
            <text:p><text:s/>2 907<text:s/></text:p>
          </table:table-cell>
          <table:table-cell office:value-type="float" office:value="2967" table:style-name="ce6">
            <text:p><text:s/>2 967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B</text:p>
          </table:table-cell>
          <table:table-cell office:value-type="string" table:style-name="ce2">
            <text:p>Bergbau</text:p>
          </table:table-cell>
          <table:table-cell office:value-type="string" table:style-name="ce2">
            <text:p>AT22</text:p>
          </table:table-cell>
          <table:table-cell office:value-type="string" table:style-name="ce2">
            <text:p>Steiermark</text:p>
          </table:table-cell>
          <table:table-cell office:value-type="float" office:value="147" table:style-name="ce6">
            <text:p><text:s/>147<text:s/></text:p>
          </table:table-cell>
          <table:table-cell office:value-type="float" office:value="1612" table:style-name="ce6">
            <text:p><text:s/>1 612<text:s/></text:p>
          </table:table-cell>
          <table:table-cell office:value-type="float" office:value="1543" table:style-name="ce6">
            <text:p><text:s/>1 543<text:s/></text:p>
          </table:table-cell>
          <table:table-cell office:value-type="float" office:value="432484" table:style-name="ce6">
            <text:p><text:s/>432 484<text:s/></text:p>
          </table:table-cell>
          <table:table-cell office:value-type="float" office:value="78719" table:style-name="ce6">
            <text:p><text:s/>78 719<text:s/></text:p>
          </table:table-cell>
          <table:table-cell office:value-type="float" office:value="36406" table:style-name="ce6">
            <text:p><text:s/>36 406<text:s/></text:p>
          </table:table-cell>
          <table:table-cell office:value-type="float" office:value="294552" table:style-name="ce6">
            <text:p><text:s/>294 552<text:s/></text:p>
          </table:table-cell>
          <table:table-cell office:value-type="float" office:value="143431" table:style-name="ce6">
            <text:p><text:s/>143 431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C</text:p>
          </table:table-cell>
          <table:table-cell office:value-type="string" table:style-name="ce2">
            <text:p>Herstellung von Waren</text:p>
          </table:table-cell>
          <table:table-cell office:value-type="string" table:style-name="ce2">
            <text:p>AT22</text:p>
          </table:table-cell>
          <table:table-cell office:value-type="string" table:style-name="ce2">
            <text:p>Steiermark</text:p>
          </table:table-cell>
          <table:table-cell office:value-type="float" office:value="5691" table:style-name="ce6">
            <text:p><text:s/>5 691<text:s/></text:p>
          </table:table-cell>
          <table:table-cell office:value-type="float" office:value="118447" table:style-name="ce6">
            <text:p><text:s/>118 447<text:s/></text:p>
          </table:table-cell>
          <table:table-cell office:value-type="float" office:value="113765" table:style-name="ce6">
            <text:p><text:s/>113 765<text:s/></text:p>
          </table:table-cell>
          <table:table-cell office:value-type="float" office:value="41396959" table:style-name="ce6">
            <text:p><text:s/>41 396 959<text:s/></text:p>
          </table:table-cell>
          <table:table-cell office:value-type="float" office:value="5948955" table:style-name="ce6">
            <text:p><text:s/>5 948 955<text:s/></text:p>
          </table:table-cell>
          <table:table-cell office:value-type="float" office:value="1963062" table:style-name="ce6">
            <text:p><text:s/>1 963 062<text:s/></text:p>
          </table:table-cell>
          <table:table-cell office:value-type="float" office:value="32103066" table:style-name="ce6">
            <text:p><text:s/>32 103 066<text:s/></text:p>
          </table:table-cell>
          <table:table-cell office:value-type="float" office:value="10927995" table:style-name="ce6">
            <text:p><text:s/>10 927 995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D</text:p>
          </table:table-cell>
          <table:table-cell office:value-type="string" table:style-name="ce2">
            <text:p>Energieversorgung</text:p>
          </table:table-cell>
          <table:table-cell office:value-type="string" table:style-name="ce2">
            <text:p>AT22</text:p>
          </table:table-cell>
          <table:table-cell office:value-type="string" table:style-name="ce2">
            <text:p>Steiermark</text:p>
          </table:table-cell>
          <table:table-cell office:value-type="float" office:value="1147" table:style-name="ce6">
            <text:p><text:s/>1 147<text:s/></text:p>
          </table:table-cell>
          <table:table-cell office:value-type="float" office:value="4858" table:style-name="ce6">
            <text:p><text:s/>4 858<text:s/></text:p>
          </table:table-cell>
          <table:table-cell office:value-type="float" office:value="3819" table:style-name="ce6">
            <text:p><text:s/>3 819<text:s/></text:p>
          </table:table-cell>
          <table:table-cell office:value-type="float" office:value="5558763" table:style-name="ce6">
            <text:p><text:s/>5 558 763<text:s/></text:p>
          </table:table-cell>
          <table:table-cell office:value-type="float" office:value="230126" table:style-name="ce6">
            <text:p><text:s/>230 126<text:s/></text:p>
          </table:table-cell>
          <table:table-cell office:value-type="float" office:value="428243" table:style-name="ce6">
            <text:p><text:s/>428 243<text:s/></text:p>
          </table:table-cell>
          <table:table-cell office:value-type="float" office:value="4553078" table:style-name="ce6">
            <text:p><text:s/>4 553 078<text:s/></text:p>
          </table:table-cell>
          <table:table-cell office:value-type="float" office:value="1044268" table:style-name="ce6">
            <text:p><text:s/>1 044 268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E</text:p>
          </table:table-cell>
          <table:table-cell office:value-type="string" table:style-name="ce2">
            <text:p>Wasserversorgung und Abfallentsorgung</text:p>
          </table:table-cell>
          <table:table-cell office:value-type="string" table:style-name="ce2">
            <text:p>AT22</text:p>
          </table:table-cell>
          <table:table-cell office:value-type="string" table:style-name="ce2">
            <text:p>Steiermark</text:p>
          </table:table-cell>
          <table:table-cell office:value-type="float" office:value="546" table:style-name="ce6">
            <text:p><text:s/>546<text:s/></text:p>
          </table:table-cell>
          <table:table-cell office:value-type="float" office:value="4156" table:style-name="ce6">
            <text:p><text:s/>4 156<text:s/></text:p>
          </table:table-cell>
          <table:table-cell office:value-type="float" office:value="4005" table:style-name="ce6">
            <text:p><text:s/>4 005<text:s/></text:p>
          </table:table-cell>
          <table:table-cell office:value-type="float" office:value="1051321" table:style-name="ce6">
            <text:p><text:s/>1 051 321<text:s/></text:p>
          </table:table-cell>
          <table:table-cell office:value-type="float" office:value="168466" table:style-name="ce6">
            <text:p><text:s/>168 466<text:s/></text:p>
          </table:table-cell>
          <table:table-cell office:value-type="float" office:value="103807" table:style-name="ce6">
            <text:p><text:s/>103 807<text:s/></text:p>
          </table:table-cell>
          <table:table-cell office:value-type="float" office:value="727703" table:style-name="ce6">
            <text:p><text:s/>727 703<text:s/></text:p>
          </table:table-cell>
          <table:table-cell office:value-type="float" office:value="338594" table:style-name="ce6">
            <text:p><text:s/>338 594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F</text:p>
          </table:table-cell>
          <table:table-cell office:value-type="string" table:style-name="ce2">
            <text:p>Bau</text:p>
          </table:table-cell>
          <table:table-cell office:value-type="string" table:style-name="ce2">
            <text:p>AT22</text:p>
          </table:table-cell>
          <table:table-cell office:value-type="string" table:style-name="ce2">
            <text:p>Steiermark</text:p>
          </table:table-cell>
          <table:table-cell office:value-type="float" office:value="7036" table:style-name="ce6">
            <text:p><text:s/>7 036<text:s/></text:p>
          </table:table-cell>
          <table:table-cell office:value-type="float" office:value="50168" table:style-name="ce6">
            <text:p><text:s/>50 168<text:s/></text:p>
          </table:table-cell>
          <table:table-cell office:value-type="float" office:value="43824" table:style-name="ce6">
            <text:p><text:s/>43 824<text:s/></text:p>
          </table:table-cell>
          <table:table-cell office:value-type="float" office:value="9913773" table:style-name="ce6">
            <text:p><text:s/>9 913 773<text:s/></text:p>
          </table:table-cell>
          <table:table-cell office:value-type="float" office:value="1899445" table:style-name="ce6">
            <text:p><text:s/>1 899 445<text:s/></text:p>
          </table:table-cell>
          <table:table-cell office:value-type="float" office:value="242798" table:style-name="ce6">
            <text:p><text:s/>242 798<text:s/></text:p>
          </table:table-cell>
          <table:table-cell office:value-type="float" office:value="6873863" table:style-name="ce6">
            <text:p><text:s/>6 873 863<text:s/></text:p>
          </table:table-cell>
          <table:table-cell office:value-type="float" office:value="3318018" table:style-name="ce6">
            <text:p><text:s/>3 318 018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G</text:p>
          </table:table-cell>
          <table:table-cell office:value-type="string" table:style-name="ce2">
            <text:p>Handel</text:p>
          </table:table-cell>
          <table:table-cell office:value-type="string" table:style-name="ce2">
            <text:p>AT22</text:p>
          </table:table-cell>
          <table:table-cell office:value-type="string" table:style-name="ce2">
            <text:p>Steiermark</text:p>
          </table:table-cell>
          <table:table-cell office:value-type="float" office:value="18060" table:style-name="ce6">
            <text:p><text:s/>18 060<text:s/></text:p>
          </table:table-cell>
          <table:table-cell office:value-type="float" office:value="92882" table:style-name="ce6">
            <text:p><text:s/>92 882<text:s/></text:p>
          </table:table-cell>
          <table:table-cell office:value-type="float" office:value="78801" table:style-name="ce6">
            <text:p><text:s/>78 801<text:s/></text:p>
          </table:table-cell>
          <table:table-cell office:value-type="float" office:value="35777166" table:style-name="ce6">
            <text:p><text:s/>35 777 166<text:s/></text:p>
          </table:table-cell>
          <table:table-cell office:value-type="float" office:value="2550987" table:style-name="ce6">
            <text:p><text:s/>2 550 987<text:s/></text:p>
          </table:table-cell>
          <table:table-cell office:value-type="float" office:value="852014" table:style-name="ce6">
            <text:p><text:s/>852 014<text:s/></text:p>
          </table:table-cell>
          <table:table-cell office:value-type="float" office:value="30806669" table:style-name="ce6">
            <text:p><text:s/>30 806 669<text:s/></text:p>
          </table:table-cell>
          <table:table-cell office:value-type="float" office:value="5004048" table:style-name="ce6">
            <text:p><text:s/>5 004 048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H</text:p>
          </table:table-cell>
          <table:table-cell office:value-type="string" table:style-name="ce2">
            <text:p>Verkehr</text:p>
          </table:table-cell>
          <table:table-cell office:value-type="string" table:style-name="ce2">
            <text:p>AT22</text:p>
          </table:table-cell>
          <table:table-cell office:value-type="string" table:style-name="ce2">
            <text:p>Steiermark</text:p>
          </table:table-cell>
          <table:table-cell office:value-type="float" office:value="2801" table:style-name="ce6">
            <text:p><text:s/>2 801<text:s/></text:p>
          </table:table-cell>
          <table:table-cell office:value-type="float" office:value="25632" table:style-name="ce6">
            <text:p><text:s/>25 632<text:s/></text:p>
          </table:table-cell>
          <table:table-cell office:value-type="float" office:value="23313" table:style-name="ce6">
            <text:p><text:s/>23 313<text:s/></text:p>
          </table:table-cell>
          <table:table-cell office:value-type="float" office:value="4163685" table:style-name="ce6">
            <text:p><text:s/>4 163 685<text:s/></text:p>
          </table:table-cell>
          <table:table-cell office:value-type="float" office:value="901002" table:style-name="ce6">
            <text:p><text:s/>901 002<text:s/></text:p>
          </table:table-cell>
          <table:table-cell office:value-type="float" office:value="349071" table:style-name="ce6">
            <text:p><text:s/>349 071<text:s/></text:p>
          </table:table-cell>
          <table:table-cell office:value-type="float" office:value="3022099" table:style-name="ce6">
            <text:p><text:s/>3 022 099<text:s/></text:p>
          </table:table-cell>
          <table:table-cell office:value-type="float" office:value="1380059" table:style-name="ce6">
            <text:p><text:s/>1 380 059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I</text:p>
          </table:table-cell>
          <table:table-cell office:value-type="string" table:style-name="ce2">
            <text:p>Beherbergung und Gastronomie</text:p>
          </table:table-cell>
          <table:table-cell office:value-type="string" table:style-name="ce2">
            <text:p>AT22</text:p>
          </table:table-cell>
          <table:table-cell office:value-type="string" table:style-name="ce2">
            <text:p>Steiermark</text:p>
          </table:table-cell>
          <table:table-cell office:value-type="float" office:value="7921" table:style-name="ce6">
            <text:p><text:s/>7 921<text:s/></text:p>
          </table:table-cell>
          <table:table-cell office:value-type="float" office:value="38788" table:style-name="ce6">
            <text:p><text:s/>38 788<text:s/></text:p>
          </table:table-cell>
          <table:table-cell office:value-type="float" office:value="31612" table:style-name="ce6">
            <text:p><text:s/>31 612<text:s/></text:p>
          </table:table-cell>
          <table:table-cell office:value-type="float" office:value="2542800" table:style-name="ce6">
            <text:p><text:s/>2 542 800<text:s/></text:p>
          </table:table-cell>
          <table:table-cell office:value-type="float" office:value="667852" table:style-name="ce6">
            <text:p><text:s/>667 852<text:s/></text:p>
          </table:table-cell>
          <table:table-cell office:value-type="float" office:value="168299" table:style-name="ce6">
            <text:p><text:s/>168 299<text:s/></text:p>
          </table:table-cell>
          <table:table-cell office:value-type="float" office:value="1394274" table:style-name="ce6">
            <text:p><text:s/>1 394 274<text:s/></text:p>
          </table:table-cell>
          <table:table-cell office:value-type="float" office:value="1199243" table:style-name="ce6">
            <text:p><text:s/>1 199 243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J</text:p>
          </table:table-cell>
          <table:table-cell office:value-type="string" table:style-name="ce2">
            <text:p>Information und Kommunikation</text:p>
          </table:table-cell>
          <table:table-cell office:value-type="string" table:style-name="ce2">
            <text:p>AT22</text:p>
          </table:table-cell>
          <table:table-cell office:value-type="string" table:style-name="ce2">
            <text:p>Steiermark</text:p>
          </table:table-cell>
          <table:table-cell office:value-type="float" office:value="4082" table:style-name="ce6">
            <text:p><text:s/>4 082<text:s/></text:p>
          </table:table-cell>
          <table:table-cell office:value-type="float" office:value="16914" table:style-name="ce6">
            <text:p><text:s/>16 914<text:s/></text:p>
          </table:table-cell>
          <table:table-cell office:value-type="float" office:value="13128" table:style-name="ce6">
            <text:p><text:s/>13 128<text:s/></text:p>
          </table:table-cell>
          <table:table-cell office:value-type="float" office:value="2480732" table:style-name="ce6">
            <text:p><text:s/>2 480 732<text:s/></text:p>
          </table:table-cell>
          <table:table-cell office:value-type="float" office:value="688421" table:style-name="ce6">
            <text:p><text:s/>688 421<text:s/></text:p>
          </table:table-cell>
          <table:table-cell office:value-type="float" office:value="46292" table:style-name="ce6">
            <text:p><text:s/>46 292<text:s/></text:p>
          </table:table-cell>
          <table:table-cell office:value-type="float" office:value="1362461" table:style-name="ce6">
            <text:p><text:s/>1 362 461<text:s/></text:p>
          </table:table-cell>
          <table:table-cell office:value-type="float" office:value="1157113" table:style-name="ce6">
            <text:p><text:s/>1 157 113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K</text:p>
          </table:table-cell>
          <table:table-cell office:value-type="string" table:style-name="ce2">
            <text:p>Finanz- und Versicherungsleistungen</text:p>
          </table:table-cell>
          <table:table-cell office:value-type="string" table:style-name="ce2">
            <text:p>AT22</text:p>
          </table:table-cell>
          <table:table-cell office:value-type="string" table:style-name="ce2">
            <text:p>Steiermark</text:p>
          </table:table-cell>
          <table:table-cell office:value-type="float" office:value="3053" table:style-name="ce6">
            <text:p><text:s/>3 053<text:s/></text:p>
          </table:table-cell>
          <table:table-cell office:value-type="float" office:value="13362" table:style-name="ce6">
            <text:p><text:s/>13 362<text:s/></text:p>
          </table:table-cell>
          <table:table-cell office:value-type="float" office:value="11649" table:style-name="ce6">
            <text:p><text:s/>11 649<text:s/></text:p>
          </table:table-cell>
          <table:table-cell office:value-type="float" office:value="4855714" table:style-name="ce6">
            <text:p><text:s/>4 855 714<text:s/></text:p>
          </table:table-cell>
          <table:table-cell office:value-type="float" office:value="669478" table:style-name="ce6">
            <text:p><text:s/>669 478<text:s/></text:p>
          </table:table-cell>
          <table:table-cell office:value-type="float" office:value="114784" table:style-name="ce6">
            <text:p><text:s/>114 784<text:s/></text:p>
          </table:table-cell>
          <table:table-cell office:value-type="float" office:value="1478921" table:style-name="ce6">
            <text:p><text:s/>1 478 921<text:s/></text:p>
          </table:table-cell>
          <table:table-cell office:value-type="float" office:value="2456522" table:style-name="ce6">
            <text:p><text:s/>2 456 522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L</text:p>
          </table:table-cell>
          <table:table-cell office:value-type="string" table:style-name="ce2">
            <text:p>Grundstücks- und Wohnungswesen</text:p>
          </table:table-cell>
          <table:table-cell office:value-type="string" table:style-name="ce2">
            <text:p>AT22</text:p>
          </table:table-cell>
          <table:table-cell office:value-type="string" table:style-name="ce2">
            <text:p>Steiermark</text:p>
          </table:table-cell>
          <table:table-cell office:value-type="float" office:value="4905" table:style-name="ce6">
            <text:p><text:s/>4 905<text:s/></text:p>
          </table:table-cell>
          <table:table-cell office:value-type="float" office:value="8386" table:style-name="ce6">
            <text:p><text:s/>8 386<text:s/></text:p>
          </table:table-cell>
          <table:table-cell office:value-type="float" office:value="5128" table:style-name="ce6">
            <text:p><text:s/>5 128<text:s/></text:p>
          </table:table-cell>
          <table:table-cell office:value-type="float" office:value="2436804" table:style-name="ce6">
            <text:p><text:s/>2 436 804<text:s/></text:p>
          </table:table-cell>
          <table:table-cell office:value-type="float" office:value="168396" table:style-name="ce6">
            <text:p><text:s/>168 396<text:s/></text:p>
          </table:table-cell>
          <table:table-cell office:value-type="float" office:value="717499" table:style-name="ce6">
            <text:p><text:s/>717 499<text:s/></text:p>
          </table:table-cell>
          <table:table-cell office:value-type="float" office:value="1381400" table:style-name="ce6">
            <text:p><text:s/>1 381 400<text:s/></text:p>
          </table:table-cell>
          <table:table-cell office:value-type="float" office:value="1155785" table:style-name="ce6">
            <text:p><text:s/>1 155 785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M</text:p>
          </table:table-cell>
          <table:table-cell office:value-type="string" table:style-name="ce2">
            <text:p>Freiberufliche/techn. Dienstleistungen</text:p>
          </table:table-cell>
          <table:table-cell office:value-type="string" table:style-name="ce2">
            <text:p>AT22</text:p>
          </table:table-cell>
          <table:table-cell office:value-type="string" table:style-name="ce2">
            <text:p>Steiermark</text:p>
          </table:table-cell>
          <table:table-cell office:value-type="float" office:value="13279" table:style-name="ce6">
            <text:p><text:s/>13 279<text:s/></text:p>
          </table:table-cell>
          <table:table-cell office:value-type="float" office:value="41785" table:style-name="ce6">
            <text:p><text:s/>41 785<text:s/></text:p>
          </table:table-cell>
          <table:table-cell office:value-type="float" office:value="28830" table:style-name="ce6">
            <text:p><text:s/>28 830<text:s/></text:p>
          </table:table-cell>
          <table:table-cell office:value-type="float" office:value="4665534" table:style-name="ce6">
            <text:p><text:s/>4 665 534<text:s/></text:p>
          </table:table-cell>
          <table:table-cell office:value-type="float" office:value="1342936" table:style-name="ce6">
            <text:p><text:s/>1 342 936<text:s/></text:p>
          </table:table-cell>
          <table:table-cell office:value-type="float" office:value="210559" table:style-name="ce6">
            <text:p><text:s/>210 559<text:s/></text:p>
          </table:table-cell>
          <table:table-cell office:value-type="float" office:value="2326697" table:style-name="ce6">
            <text:p><text:s/>2 326 697<text:s/></text:p>
          </table:table-cell>
          <table:table-cell office:value-type="float" office:value="2473339" table:style-name="ce6">
            <text:p><text:s/>2 473 339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N</text:p>
          </table:table-cell>
          <table:table-cell office:value-type="string" table:style-name="ce2">
            <text:p>Sonst. wirtschaftl. Dienstleistungen</text:p>
          </table:table-cell>
          <table:table-cell office:value-type="string" table:style-name="ce2">
            <text:p>AT22</text:p>
          </table:table-cell>
          <table:table-cell office:value-type="string" table:style-name="ce2">
            <text:p>Steiermark</text:p>
          </table:table-cell>
          <table:table-cell office:value-type="float" office:value="3975" table:style-name="ce6">
            <text:p><text:s/>3 975<text:s/></text:p>
          </table:table-cell>
          <table:table-cell office:value-type="float" office:value="40567" table:style-name="ce6">
            <text:p><text:s/>40 567<text:s/></text:p>
          </table:table-cell>
          <table:table-cell office:value-type="float" office:value="37135" table:style-name="ce6">
            <text:p><text:s/>37 135<text:s/></text:p>
          </table:table-cell>
          <table:table-cell office:value-type="float" office:value="3004898" table:style-name="ce6">
            <text:p><text:s/>3 004 898<text:s/></text:p>
          </table:table-cell>
          <table:table-cell office:value-type="float" office:value="1137063" table:style-name="ce6">
            <text:p><text:s/>1 137 063<text:s/></text:p>
          </table:table-cell>
          <table:table-cell office:value-type="float" office:value="238111" table:style-name="ce6">
            <text:p><text:s/>238 111<text:s/></text:p>
          </table:table-cell>
          <table:table-cell office:value-type="float" office:value="1185309" table:style-name="ce6">
            <text:p><text:s/>1 185 309<text:s/></text:p>
          </table:table-cell>
          <table:table-cell office:value-type="float" office:value="1847551" table:style-name="ce6">
            <text:p><text:s/>1 847 551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P</text:p>
          </table:table-cell>
          <table:table-cell office:value-type="string" table:style-name="ce2">
            <text:p>Erziehung und Unterricht</text:p>
          </table:table-cell>
          <table:table-cell office:value-type="string" table:style-name="ce2">
            <text:p>AT22</text:p>
          </table:table-cell>
          <table:table-cell office:value-type="string" table:style-name="ce2">
            <text:p>Steiermark</text:p>
          </table:table-cell>
          <table:table-cell office:value-type="float" office:value="3208" table:style-name="ce6">
            <text:p><text:s/>3 208<text:s/></text:p>
          </table:table-cell>
          <table:table-cell office:value-type="float" office:value="6248" table:style-name="ce6">
            <text:p><text:s/>6 248<text:s/></text:p>
          </table:table-cell>
          <table:table-cell office:value-type="float" office:value="3179" table:style-name="ce6">
            <text:p><text:s/>3 179<text:s/></text:p>
          </table:table-cell>
          <table:table-cell office:value-type="float" office:value="215823" table:style-name="ce6">
            <text:p><text:s/>215 823<text:s/></text:p>
          </table:table-cell>
          <table:table-cell office:value-type="float" office:value="77244" table:style-name="ce6">
            <text:p><text:s/>77 244<text:s/></text:p>
          </table:table-cell>
          <table:table-cell office:value-type="float" office:value="6959" table:style-name="ce6">
            <text:p><text:s/>6 959<text:s/></text:p>
          </table:table-cell>
          <table:table-cell office:value-type="float" office:value="109070" table:style-name="ce6">
            <text:p><text:s/>109 070<text:s/></text:p>
          </table:table-cell>
          <table:table-cell office:value-type="float" office:value="120640" table:style-name="ce6">
            <text:p><text:s/>120 640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Q</text:p>
          </table:table-cell>
          <table:table-cell office:value-type="string" table:style-name="ce2">
            <text:p>Gesundheits- und Sozialwesen</text:p>
          </table:table-cell>
          <table:table-cell office:value-type="string" table:style-name="ce2">
            <text:p>AT22</text:p>
          </table:table-cell>
          <table:table-cell office:value-type="string" table:style-name="ce2">
            <text:p>Steiermark</text:p>
          </table:table-cell>
          <table:table-cell office:value-type="float" office:value="11143" table:style-name="ce6">
            <text:p><text:s/>11 143<text:s/></text:p>
          </table:table-cell>
          <table:table-cell office:value-type="float" office:value="45808" table:style-name="ce6">
            <text:p><text:s/>45 808<text:s/></text:p>
          </table:table-cell>
          <table:table-cell office:value-type="float" office:value="35655" table:style-name="ce6">
            <text:p><text:s/>35 655<text:s/></text:p>
          </table:table-cell>
          <table:table-cell office:value-type="float" office:value="3241499" table:style-name="ce6">
            <text:p><text:s/>3 241 499<text:s/></text:p>
          </table:table-cell>
          <table:table-cell office:value-type="float" office:value="1024272" table:style-name="ce6">
            <text:p><text:s/>1 024 272<text:s/></text:p>
          </table:table-cell>
          <table:table-cell office:value-type="float" office:value="67632" table:style-name="ce6">
            <text:p><text:s/>67 632<text:s/></text:p>
          </table:table-cell>
          <table:table-cell office:value-type="float" office:value="1264290" table:style-name="ce6">
            <text:p><text:s/>1 264 290<text:s/></text:p>
          </table:table-cell>
          <table:table-cell office:value-type="float" office:value="2060423" table:style-name="ce6">
            <text:p><text:s/>2 060 423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R</text:p>
          </table:table-cell>
          <table:table-cell office:value-type="string" table:style-name="ce2">
            <text:p>Kunst, Unterhaltung und Erholung</text:p>
          </table:table-cell>
          <table:table-cell office:value-type="string" table:style-name="ce2">
            <text:p>AT22</text:p>
          </table:table-cell>
          <table:table-cell office:value-type="string" table:style-name="ce2">
            <text:p>Steiermark</text:p>
          </table:table-cell>
          <table:table-cell office:value-type="float" office:value="3432" table:style-name="ce6">
            <text:p><text:s/>3 432<text:s/></text:p>
          </table:table-cell>
          <table:table-cell office:value-type="float" office:value="6664" table:style-name="ce6">
            <text:p><text:s/>6 664<text:s/></text:p>
          </table:table-cell>
          <table:table-cell office:value-type="float" office:value="3571" table:style-name="ce6">
            <text:p><text:s/>3 571<text:s/></text:p>
          </table:table-cell>
          <table:table-cell office:value-type="float" office:value="661704" table:style-name="ce6">
            <text:p><text:s/>661 704<text:s/></text:p>
          </table:table-cell>
          <table:table-cell office:value-type="float" office:value="97358" table:style-name="ce6">
            <text:p><text:s/>97 358<text:s/></text:p>
          </table:table-cell>
          <table:table-cell office:value-type="float" office:value="33634" table:style-name="ce6">
            <text:p><text:s/>33 634<text:s/></text:p>
          </table:table-cell>
          <table:table-cell office:value-type="float" office:value="470402" table:style-name="ce6">
            <text:p><text:s/>470 402<text:s/></text:p>
          </table:table-cell>
          <table:table-cell office:value-type="float" office:value="207487" table:style-name="ce6">
            <text:p><text:s/>207 487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S</text:p>
          </table:table-cell>
          <table:table-cell office:value-type="string" table:style-name="ce2">
            <text:p>Sonst. Dienstleistungen</text:p>
          </table:table-cell>
          <table:table-cell office:value-type="string" table:style-name="ce2">
            <text:p>AT22</text:p>
          </table:table-cell>
          <table:table-cell office:value-type="string" table:style-name="ce2">
            <text:p>Steiermark</text:p>
          </table:table-cell>
          <table:table-cell office:value-type="float" office:value="6146" table:style-name="ce6">
            <text:p><text:s/>6 146<text:s/></text:p>
          </table:table-cell>
          <table:table-cell office:value-type="float" office:value="12141" table:style-name="ce6">
            <text:p><text:s/>12 141<text:s/></text:p>
          </table:table-cell>
          <table:table-cell office:value-type="float" office:value="6443" table:style-name="ce6">
            <text:p><text:s/>6 443<text:s/></text:p>
          </table:table-cell>
          <table:table-cell office:value-type="float" office:value="542570" table:style-name="ce6">
            <text:p><text:s/>542 570<text:s/></text:p>
          </table:table-cell>
          <table:table-cell office:value-type="float" office:value="134249" table:style-name="ce6">
            <text:p><text:s/>134 249<text:s/></text:p>
          </table:table-cell>
          <table:table-cell office:value-type="float" office:value="21477" table:style-name="ce6">
            <text:p><text:s/>21 477<text:s/></text:p>
          </table:table-cell>
          <table:table-cell office:value-type="float" office:value="236914" table:style-name="ce6">
            <text:p><text:s/>236 914<text:s/></text:p>
          </table:table-cell>
          <table:table-cell office:value-type="float" office:value="313275" table:style-name="ce6">
            <text:p><text:s/>313 275<text:s/></text:p>
          </table:table-cell>
          <table:table-cell table:number-columns-repeated="16372"/>
        </table:table-row>
        <table:table-row table:style-name="ro3">
          <table:table-cell table:style-name="ce4"/>
          <table:table-cell office:value-type="string" table:style-name="ce4">
            <text:p>INSGESAMT</text:p>
          </table:table-cell>
          <table:table-cell office:value-type="string" table:style-name="ce4">
            <text:p>AT221</text:p>
          </table:table-cell>
          <table:table-cell office:value-type="string" table:style-name="ce4">
            <text:p>Graz</text:p>
          </table:table-cell>
          <table:table-cell office:value-type="float" office:value="40123" table:style-name="ce5">
            <text:p><text:s/>40 123<text:s/></text:p>
          </table:table-cell>
          <table:table-cell office:value-type="float" office:value="233584" table:style-name="ce5">
            <text:p><text:s/>233 584<text:s/></text:p>
          </table:table-cell>
          <table:table-cell office:value-type="float" office:value="199241" table:style-name="ce5">
            <text:p><text:s/>199 241<text:s/></text:p>
          </table:table-cell>
          <table:table-cell office:value-type="float" office:value="60196929" table:style-name="ce5">
            <text:p><text:s/>60 196 929<text:s/></text:p>
          </table:table-cell>
          <table:table-cell office:value-type="float" office:value="8393031" table:style-name="ce5">
            <text:p><text:s/>8 393 031<text:s/></text:p>
          </table:table-cell>
          <table:table-cell office:value-type="float" office:value="2471408" table:style-name="ce5">
            <text:p><text:s/>2 471 408<text:s/></text:p>
          </table:table-cell>
          <table:table-cell office:value-type="float" office:value="44962717" table:style-name="ce5">
            <text:p><text:s/>44 962 717<text:s/></text:p>
          </table:table-cell>
          <table:table-cell office:value-type="float" office:value="16478579" table:style-name="ce5">
            <text:p><text:s/>16 478 579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A</text:p>
          </table:table-cell>
          <table:table-cell office:value-type="string" table:style-name="ce2">
            <text:p>Land- und Forstwirtschaft</text:p>
          </table:table-cell>
          <table:table-cell office:value-type="string" table:style-name="ce2">
            <text:p>AT221</text:p>
          </table:table-cell>
          <table:table-cell office:value-type="string" table:style-name="ce2">
            <text:p>Graz</text:p>
          </table:table-cell>
          <table:table-cell office:value-type="float" office:value="2" table:style-name="ce6">
            <text:p><text:s/>2<text:s/>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B</text:p>
          </table:table-cell>
          <table:table-cell office:value-type="string" table:style-name="ce2">
            <text:p>Bergbau</text:p>
          </table:table-cell>
          <table:table-cell office:value-type="string" table:style-name="ce2">
            <text:p>AT221</text:p>
          </table:table-cell>
          <table:table-cell office:value-type="string" table:style-name="ce2">
            <text:p>Graz</text:p>
          </table:table-cell>
          <table:table-cell office:value-type="float" office:value="20" table:style-name="ce6">
            <text:p><text:s/>20<text:s/>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C</text:p>
          </table:table-cell>
          <table:table-cell office:value-type="string" table:style-name="ce2">
            <text:p>Herstellung von Waren</text:p>
          </table:table-cell>
          <table:table-cell office:value-type="string" table:style-name="ce2">
            <text:p>AT221</text:p>
          </table:table-cell>
          <table:table-cell office:value-type="string" table:style-name="ce2">
            <text:p>Graz</text:p>
          </table:table-cell>
          <table:table-cell office:value-type="float" office:value="1549" table:style-name="ce6">
            <text:p><text:s/>1 549<text:s/></text:p>
          </table:table-cell>
          <table:table-cell office:value-type="float" office:value="41060" table:style-name="ce6">
            <text:p><text:s/>41 060<text:s/></text:p>
          </table:table-cell>
          <table:table-cell office:value-type="float" office:value="39904" table:style-name="ce6">
            <text:p><text:s/>39 904<text:s/></text:p>
          </table:table-cell>
          <table:table-cell office:value-type="float" office:value="15508100" table:style-name="ce6">
            <text:p><text:s/>15 508 100<text:s/></text:p>
          </table:table-cell>
          <table:table-cell office:value-type="float" office:value="2314616" table:style-name="ce6">
            <text:p><text:s/>2 314 616<text:s/></text:p>
          </table:table-cell>
          <table:table-cell office:value-type="float" office:value="691491" table:style-name="ce6">
            <text:p><text:s/>691 491<text:s/></text:p>
          </table:table-cell>
          <table:table-cell office:value-type="float" office:value="12378965" table:style-name="ce6">
            <text:p><text:s/>12 378 965<text:s/></text:p>
          </table:table-cell>
          <table:table-cell office:value-type="float" office:value="4133273" table:style-name="ce6">
            <text:p><text:s/>4 133 273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D</text:p>
          </table:table-cell>
          <table:table-cell office:value-type="string" table:style-name="ce2">
            <text:p>Energieversorgung</text:p>
          </table:table-cell>
          <table:table-cell office:value-type="string" table:style-name="ce2">
            <text:p>AT221</text:p>
          </table:table-cell>
          <table:table-cell office:value-type="string" table:style-name="ce2">
            <text:p>Graz</text:p>
          </table:table-cell>
          <table:table-cell office:value-type="float" office:value="197" table:style-name="ce6">
            <text:p><text:s/>197<text:s/></text:p>
          </table:table-cell>
          <table:table-cell office:value-type="float" office:value="1600" table:style-name="ce6">
            <text:p><text:s/>1 600<text:s/></text:p>
          </table:table-cell>
          <table:table-cell office:value-type="float" office:value="1476" table:style-name="ce6">
            <text:p><text:s/>1 476<text:s/></text:p>
          </table:table-cell>
          <table:table-cell office:value-type="float" office:value="3924067" table:style-name="ce6">
            <text:p><text:s/>3 924 067<text:s/></text:p>
          </table:table-cell>
          <table:table-cell office:value-type="float" office:value="105430" table:style-name="ce6">
            <text:p><text:s/>105 430<text:s/></text:p>
          </table:table-cell>
          <table:table-cell office:value-type="float" office:value="179784" table:style-name="ce6">
            <text:p><text:s/>179 784<text:s/></text:p>
          </table:table-cell>
          <table:table-cell office:value-type="float" office:value="3547707" table:style-name="ce6">
            <text:p><text:s/>3 547 707<text:s/></text:p>
          </table:table-cell>
          <table:table-cell office:value-type="float" office:value="391934" table:style-name="ce6">
            <text:p><text:s/>391 934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E</text:p>
          </table:table-cell>
          <table:table-cell office:value-type="string" table:style-name="ce2">
            <text:p>Wasserversorgung und Abfallentsorgung</text:p>
          </table:table-cell>
          <table:table-cell office:value-type="string" table:style-name="ce2">
            <text:p>AT221</text:p>
          </table:table-cell>
          <table:table-cell office:value-type="string" table:style-name="ce2">
            <text:p>Graz</text:p>
          </table:table-cell>
          <table:table-cell office:value-type="float" office:value="125" table:style-name="ce6">
            <text:p><text:s/>125<text:s/></text:p>
          </table:table-cell>
          <table:table-cell office:value-type="float" office:value="1945" table:style-name="ce6">
            <text:p><text:s/>1 945<text:s/></text:p>
          </table:table-cell>
          <table:table-cell office:value-type="float" office:value="1901" table:style-name="ce6">
            <text:p><text:s/>1 901<text:s/></text:p>
          </table:table-cell>
          <table:table-cell office:value-type="float" office:value="364773" table:style-name="ce6">
            <text:p><text:s/>364 773<text:s/></text:p>
          </table:table-cell>
          <table:table-cell office:value-type="float" office:value="76948" table:style-name="ce6">
            <text:p><text:s/>76 948<text:s/></text:p>
          </table:table-cell>
          <table:table-cell office:value-type="float" office:value="35227" table:style-name="ce6">
            <text:p><text:s/>35 227<text:s/></text:p>
          </table:table-cell>
          <table:table-cell office:value-type="float" office:value="242699" table:style-name="ce6">
            <text:p><text:s/>242 699<text:s/></text:p>
          </table:table-cell>
          <table:table-cell office:value-type="float" office:value="125805" table:style-name="ce6">
            <text:p><text:s/>125 805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F</text:p>
          </table:table-cell>
          <table:table-cell office:value-type="string" table:style-name="ce2">
            <text:p>Bau</text:p>
          </table:table-cell>
          <table:table-cell office:value-type="string" table:style-name="ce2">
            <text:p>AT221</text:p>
          </table:table-cell>
          <table:table-cell office:value-type="string" table:style-name="ce2">
            <text:p>Graz</text:p>
          </table:table-cell>
          <table:table-cell office:value-type="float" office:value="2161" table:style-name="ce6">
            <text:p><text:s/>2 161<text:s/></text:p>
          </table:table-cell>
          <table:table-cell office:value-type="float" office:value="16660" table:style-name="ce6">
            <text:p><text:s/>16 660<text:s/></text:p>
          </table:table-cell>
          <table:table-cell office:value-type="float" office:value="14833" table:style-name="ce6">
            <text:p><text:s/>14 833<text:s/></text:p>
          </table:table-cell>
          <table:table-cell office:value-type="float" office:value="3717698" table:style-name="ce6">
            <text:p><text:s/>3 717 698<text:s/></text:p>
          </table:table-cell>
          <table:table-cell office:value-type="float" office:value="684137" table:style-name="ce6">
            <text:p><text:s/>684 137<text:s/></text:p>
          </table:table-cell>
          <table:table-cell office:value-type="float" office:value="71163" table:style-name="ce6">
            <text:p><text:s/>71 163<text:s/></text:p>
          </table:table-cell>
          <table:table-cell office:value-type="float" office:value="2642441" table:style-name="ce6">
            <text:p><text:s/>2 642 441<text:s/></text:p>
          </table:table-cell>
          <table:table-cell office:value-type="float" office:value="1207839" table:style-name="ce6">
            <text:p><text:s/>1 207 839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G</text:p>
          </table:table-cell>
          <table:table-cell office:value-type="string" table:style-name="ce2">
            <text:p>Handel</text:p>
          </table:table-cell>
          <table:table-cell office:value-type="string" table:style-name="ce2">
            <text:p>AT221</text:p>
          </table:table-cell>
          <table:table-cell office:value-type="string" table:style-name="ce2">
            <text:p>Graz</text:p>
          </table:table-cell>
          <table:table-cell office:value-type="float" office:value="6139" table:style-name="ce6">
            <text:p><text:s/>6 139<text:s/></text:p>
          </table:table-cell>
          <table:table-cell office:value-type="float" office:value="38244" table:style-name="ce6">
            <text:p><text:s/>38 244<text:s/></text:p>
          </table:table-cell>
          <table:table-cell office:value-type="float" office:value="33739" table:style-name="ce6">
            <text:p><text:s/>33 739<text:s/></text:p>
          </table:table-cell>
          <table:table-cell office:value-type="float" office:value="19987238" table:style-name="ce6">
            <text:p><text:s/>19 987 238<text:s/></text:p>
          </table:table-cell>
          <table:table-cell office:value-type="float" office:value="1181431" table:style-name="ce6">
            <text:p><text:s/>1 181 431<text:s/></text:p>
          </table:table-cell>
          <table:table-cell office:value-type="float" office:value="485946" table:style-name="ce6">
            <text:p><text:s/>485 946<text:s/></text:p>
          </table:table-cell>
          <table:table-cell office:value-type="float" office:value="17584751" table:style-name="ce6">
            <text:p><text:s/>17 584 751<text:s/></text:p>
          </table:table-cell>
          <table:table-cell office:value-type="float" office:value="2421414" table:style-name="ce6">
            <text:p><text:s/>2 421 414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H</text:p>
          </table:table-cell>
          <table:table-cell office:value-type="string" table:style-name="ce2">
            <text:p>Verkehr</text:p>
          </table:table-cell>
          <table:table-cell office:value-type="string" table:style-name="ce2">
            <text:p>AT221</text:p>
          </table:table-cell>
          <table:table-cell office:value-type="string" table:style-name="ce2">
            <text:p>Graz</text:p>
          </table:table-cell>
          <table:table-cell office:value-type="float" office:value="1311" table:style-name="ce6">
            <text:p><text:s/>1 311<text:s/></text:p>
          </table:table-cell>
          <table:table-cell office:value-type="float" office:value="12580" table:style-name="ce6">
            <text:p><text:s/>12 580<text:s/></text:p>
          </table:table-cell>
          <table:table-cell office:value-type="float" office:value="11343" table:style-name="ce6">
            <text:p><text:s/>11 343<text:s/></text:p>
          </table:table-cell>
          <table:table-cell office:value-type="float" office:value="2199492" table:style-name="ce6">
            <text:p><text:s/>2 199 492<text:s/></text:p>
          </table:table-cell>
          <table:table-cell office:value-type="float" office:value="458331" table:style-name="ce6">
            <text:p><text:s/>458 331<text:s/></text:p>
          </table:table-cell>
          <table:table-cell office:value-type="float" office:value="91184" table:style-name="ce6">
            <text:p><text:s/>91 184<text:s/></text:p>
          </table:table-cell>
          <table:table-cell office:value-type="float" office:value="1776339" table:style-name="ce6">
            <text:p><text:s/>1 776 339<text:s/></text:p>
          </table:table-cell>
          <table:table-cell office:value-type="float" office:value="639377" table:style-name="ce6">
            <text:p><text:s/>639 377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I</text:p>
          </table:table-cell>
          <table:table-cell office:value-type="string" table:style-name="ce2">
            <text:p>Beherbergung und Gastronomie</text:p>
          </table:table-cell>
          <table:table-cell office:value-type="string" table:style-name="ce2">
            <text:p>AT221</text:p>
          </table:table-cell>
          <table:table-cell office:value-type="string" table:style-name="ce2">
            <text:p>Graz</text:p>
          </table:table-cell>
          <table:table-cell office:value-type="float" office:value="2193" table:style-name="ce6">
            <text:p><text:s/>2 193<text:s/></text:p>
          </table:table-cell>
          <table:table-cell office:value-type="float" office:value="12864" table:style-name="ce6">
            <text:p><text:s/>12 864<text:s/></text:p>
          </table:table-cell>
          <table:table-cell office:value-type="float" office:value="11092" table:style-name="ce6">
            <text:p><text:s/>11 092<text:s/></text:p>
          </table:table-cell>
          <table:table-cell office:value-type="float" office:value="801660" table:style-name="ce6">
            <text:p><text:s/>801 660<text:s/></text:p>
          </table:table-cell>
          <table:table-cell office:value-type="float" office:value="220081" table:style-name="ce6">
            <text:p><text:s/>220 081<text:s/></text:p>
          </table:table-cell>
          <table:table-cell office:value-type="float" office:value="39956" table:style-name="ce6">
            <text:p><text:s/>39 956<text:s/></text:p>
          </table:table-cell>
          <table:table-cell office:value-type="float" office:value="470836" table:style-name="ce6">
            <text:p><text:s/>470 836<text:s/></text:p>
          </table:table-cell>
          <table:table-cell office:value-type="float" office:value="348282" table:style-name="ce6">
            <text:p><text:s/>348 282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J</text:p>
          </table:table-cell>
          <table:table-cell office:value-type="string" table:style-name="ce2">
            <text:p>Information und Kommunikation</text:p>
          </table:table-cell>
          <table:table-cell office:value-type="string" table:style-name="ce2">
            <text:p>AT221</text:p>
          </table:table-cell>
          <table:table-cell office:value-type="string" table:style-name="ce2">
            <text:p>Graz</text:p>
          </table:table-cell>
          <table:table-cell office:value-type="float" office:value="2550" table:style-name="ce6">
            <text:p><text:s/>2 550<text:s/></text:p>
          </table:table-cell>
          <table:table-cell office:value-type="float" office:value="13070" table:style-name="ce6">
            <text:p><text:s/>13 070<text:s/></text:p>
          </table:table-cell>
          <table:table-cell office:value-type="float" office:value="10771" table:style-name="ce6">
            <text:p><text:s/>10 771<text:s/></text:p>
          </table:table-cell>
          <table:table-cell office:value-type="float" office:value="2048003" table:style-name="ce6">
            <text:p><text:s/>2 048 003<text:s/></text:p>
          </table:table-cell>
          <table:table-cell office:value-type="float" office:value="591198" table:style-name="ce6">
            <text:p><text:s/>591 198<text:s/></text:p>
          </table:table-cell>
          <table:table-cell office:value-type="float" office:value="34265" table:style-name="ce6">
            <text:p><text:s/>34 265<text:s/></text:p>
          </table:table-cell>
          <table:table-cell office:value-type="float" office:value="1142292" table:style-name="ce6">
            <text:p><text:s/>1 142 292<text:s/></text:p>
          </table:table-cell>
          <table:table-cell office:value-type="float" office:value="944186" table:style-name="ce6">
            <text:p><text:s/>944 186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K</text:p>
          </table:table-cell>
          <table:table-cell office:value-type="string" table:style-name="ce2">
            <text:p>Finanz- und Versicherungsleistungen</text:p>
          </table:table-cell>
          <table:table-cell office:value-type="string" table:style-name="ce2">
            <text:p>AT221</text:p>
          </table:table-cell>
          <table:table-cell office:value-type="string" table:style-name="ce2">
            <text:p>Graz</text:p>
          </table:table-cell>
          <table:table-cell office:value-type="float" office:value="1283" table:style-name="ce6">
            <text:p><text:s/>1 283<text:s/></text:p>
          </table:table-cell>
          <table:table-cell office:value-type="float" office:value="6471" table:style-name="ce6">
            <text:p><text:s/>6 471<text:s/></text:p>
          </table:table-cell>
          <table:table-cell office:value-type="float" office:value="5671" table:style-name="ce6">
            <text:p><text:s/>5 671<text:s/></text:p>
          </table:table-cell>
          <table:table-cell office:value-type="float" office:value="2865820" table:style-name="ce6">
            <text:p><text:s/>2 865 820<text:s/></text:p>
          </table:table-cell>
          <table:table-cell office:value-type="float" office:value="344340" table:style-name="ce6">
            <text:p><text:s/>344 340<text:s/></text:p>
          </table:table-cell>
          <table:table-cell office:value-type="float" office:value="55896" table:style-name="ce6">
            <text:p><text:s/>55 896<text:s/></text:p>
          </table:table-cell>
          <table:table-cell office:value-type="float" office:value="952918" table:style-name="ce6">
            <text:p><text:s/>952 918<text:s/></text:p>
          </table:table-cell>
          <table:table-cell office:value-type="float" office:value="1469876" table:style-name="ce6">
            <text:p><text:s/>1 469 876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L</text:p>
          </table:table-cell>
          <table:table-cell office:value-type="string" table:style-name="ce2">
            <text:p>Grundstücks- und Wohnungswesen</text:p>
          </table:table-cell>
          <table:table-cell office:value-type="string" table:style-name="ce2">
            <text:p>AT221</text:p>
          </table:table-cell>
          <table:table-cell office:value-type="string" table:style-name="ce2">
            <text:p>Graz</text:p>
          </table:table-cell>
          <table:table-cell office:value-type="float" office:value="2643" table:style-name="ce6">
            <text:p><text:s/>2 643<text:s/></text:p>
          </table:table-cell>
          <table:table-cell office:value-type="float" office:value="4828" table:style-name="ce6">
            <text:p><text:s/>4 828<text:s/></text:p>
          </table:table-cell>
          <table:table-cell office:value-type="float" office:value="2978" table:style-name="ce6">
            <text:p><text:s/>2 978<text:s/></text:p>
          </table:table-cell>
          <table:table-cell office:value-type="float" office:value="1493040" table:style-name="ce6">
            <text:p><text:s/>1 493 040<text:s/></text:p>
          </table:table-cell>
          <table:table-cell office:value-type="float" office:value="99358" table:style-name="ce6">
            <text:p><text:s/>99 358<text:s/></text:p>
          </table:table-cell>
          <table:table-cell office:value-type="float" office:value="402379" table:style-name="ce6">
            <text:p><text:s/>402 379<text:s/></text:p>
          </table:table-cell>
          <table:table-cell office:value-type="float" office:value="858001" table:style-name="ce6">
            <text:p><text:s/>858 001<text:s/></text:p>
          </table:table-cell>
          <table:table-cell office:value-type="float" office:value="676583" table:style-name="ce6">
            <text:p><text:s/>676 583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M</text:p>
          </table:table-cell>
          <table:table-cell office:value-type="string" table:style-name="ce2">
            <text:p>Freiberufliche/techn. Dienstleistungen</text:p>
          </table:table-cell>
          <table:table-cell office:value-type="string" table:style-name="ce2">
            <text:p>AT221</text:p>
          </table:table-cell>
          <table:table-cell office:value-type="string" table:style-name="ce2">
            <text:p>Graz</text:p>
          </table:table-cell>
          <table:table-cell office:value-type="float" office:value="7618" table:style-name="ce6">
            <text:p><text:s/>7 618<text:s/></text:p>
          </table:table-cell>
          <table:table-cell office:value-type="float" office:value="25988" table:style-name="ce6">
            <text:p><text:s/>25 988<text:s/></text:p>
          </table:table-cell>
          <table:table-cell office:value-type="float" office:value="18538" table:style-name="ce6">
            <text:p><text:s/>18 538<text:s/></text:p>
          </table:table-cell>
          <table:table-cell office:value-type="float" office:value="3072456" table:style-name="ce6">
            <text:p><text:s/>3 072 456<text:s/></text:p>
          </table:table-cell>
          <table:table-cell office:value-type="float" office:value="945704" table:style-name="ce6">
            <text:p><text:s/>945 704<text:s/></text:p>
          </table:table-cell>
          <table:table-cell office:value-type="float" office:value="124344" table:style-name="ce6">
            <text:p><text:s/>124 344<text:s/></text:p>
          </table:table-cell>
          <table:table-cell office:value-type="float" office:value="1542213" table:style-name="ce6">
            <text:p><text:s/>1 542 213<text:s/></text:p>
          </table:table-cell>
          <table:table-cell office:value-type="float" office:value="1628604" table:style-name="ce6">
            <text:p><text:s/>1 628 604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N</text:p>
          </table:table-cell>
          <table:table-cell office:value-type="string" table:style-name="ce2">
            <text:p>Sonst. wirtschaftl. Dienstleistungen</text:p>
          </table:table-cell>
          <table:table-cell office:value-type="string" table:style-name="ce2">
            <text:p>AT221</text:p>
          </table:table-cell>
          <table:table-cell office:value-type="string" table:style-name="ce2">
            <text:p>Graz</text:p>
          </table:table-cell>
          <table:table-cell office:value-type="float" office:value="1766" table:style-name="ce6">
            <text:p><text:s/>1 766<text:s/></text:p>
          </table:table-cell>
          <table:table-cell office:value-type="float" office:value="25468" table:style-name="ce6">
            <text:p><text:s/>25 468<text:s/></text:p>
          </table:table-cell>
          <table:table-cell office:value-type="float" office:value="24004" table:style-name="ce6">
            <text:p><text:s/>24 004<text:s/></text:p>
          </table:table-cell>
          <table:table-cell office:value-type="float" office:value="1903140" table:style-name="ce6">
            <text:p><text:s/>1 903 140<text:s/></text:p>
          </table:table-cell>
          <table:table-cell office:value-type="float" office:value="718835" table:style-name="ce6">
            <text:p><text:s/>718 835<text:s/></text:p>
          </table:table-cell>
          <table:table-cell office:value-type="float" office:value="198084" table:style-name="ce6">
            <text:p><text:s/>198 084<text:s/></text:p>
          </table:table-cell>
          <table:table-cell office:value-type="float" office:value="743304" table:style-name="ce6">
            <text:p><text:s/>743 304<text:s/></text:p>
          </table:table-cell>
          <table:table-cell office:value-type="float" office:value="1183210" table:style-name="ce6">
            <text:p><text:s/>1 183 210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P</text:p>
          </table:table-cell>
          <table:table-cell office:value-type="string" table:style-name="ce2">
            <text:p>Erziehung und Unterricht</text:p>
          </table:table-cell>
          <table:table-cell office:value-type="string" table:style-name="ce2">
            <text:p>AT221</text:p>
          </table:table-cell>
          <table:table-cell office:value-type="string" table:style-name="ce2">
            <text:p>Graz</text:p>
          </table:table-cell>
          <table:table-cell office:value-type="float" office:value="1764" table:style-name="ce6">
            <text:p><text:s/>1 764<text:s/></text:p>
          </table:table-cell>
          <table:table-cell office:value-type="float" office:value="3480" table:style-name="ce6">
            <text:p><text:s/>3 480<text:s/></text:p>
          </table:table-cell>
          <table:table-cell office:value-type="float" office:value="1763" table:style-name="ce6">
            <text:p><text:s/>1 763<text:s/></text:p>
          </table:table-cell>
          <table:table-cell office:value-type="float" office:value="121882" table:style-name="ce6">
            <text:p><text:s/>121 882<text:s/></text:p>
          </table:table-cell>
          <table:table-cell office:value-type="float" office:value="43053" table:style-name="ce6">
            <text:p><text:s/>43 053<text:s/></text:p>
          </table:table-cell>
          <table:table-cell office:value-type="float" office:value="3100" table:style-name="ce6">
            <text:p><text:s/>3 100<text:s/></text:p>
          </table:table-cell>
          <table:table-cell office:value-type="float" office:value="63069" table:style-name="ce6">
            <text:p><text:s/>63 069<text:s/></text:p>
          </table:table-cell>
          <table:table-cell office:value-type="float" office:value="64350" table:style-name="ce6">
            <text:p><text:s/>64 350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Q</text:p>
          </table:table-cell>
          <table:table-cell office:value-type="string" table:style-name="ce2">
            <text:p>Gesundheits- und Sozialwesen</text:p>
          </table:table-cell>
          <table:table-cell office:value-type="string" table:style-name="ce2">
            <text:p>AT221</text:p>
          </table:table-cell>
          <table:table-cell office:value-type="string" table:style-name="ce2">
            <text:p>Graz</text:p>
          </table:table-cell>
          <table:table-cell office:value-type="float" office:value="4942" table:style-name="ce6">
            <text:p><text:s/>4 942<text:s/></text:p>
          </table:table-cell>
          <table:table-cell office:value-type="float" office:value="21006" table:style-name="ce6">
            <text:p><text:s/>21 006<text:s/></text:p>
          </table:table-cell>
          <table:table-cell office:value-type="float" office:value="16415" table:style-name="ce6">
            <text:p><text:s/>16 415<text:s/></text:p>
          </table:table-cell>
          <table:table-cell office:value-type="float" office:value="1667279" table:style-name="ce6">
            <text:p><text:s/>1 667 279<text:s/></text:p>
          </table:table-cell>
          <table:table-cell office:value-type="float" office:value="489519" table:style-name="ce6">
            <text:p><text:s/>489 519<text:s/></text:p>
          </table:table-cell>
          <table:table-cell office:value-type="float" office:value="38888" table:style-name="ce6">
            <text:p><text:s/>38 888<text:s/></text:p>
          </table:table-cell>
          <table:table-cell office:value-type="float" office:value="740877" table:style-name="ce6">
            <text:p><text:s/>740 877<text:s/></text:p>
          </table:table-cell>
          <table:table-cell office:value-type="float" office:value="981495" table:style-name="ce6">
            <text:p><text:s/>981 495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R</text:p>
          </table:table-cell>
          <table:table-cell office:value-type="string" table:style-name="ce2">
            <text:p>Kunst, Unterhaltung und Erholung</text:p>
          </table:table-cell>
          <table:table-cell office:value-type="string" table:style-name="ce2">
            <text:p>AT221</text:p>
          </table:table-cell>
          <table:table-cell office:value-type="string" table:style-name="ce2">
            <text:p>Graz</text:p>
          </table:table-cell>
          <table:table-cell office:value-type="float" office:value="1740" table:style-name="ce6">
            <text:p><text:s/>1 740<text:s/></text:p>
          </table:table-cell>
          <table:table-cell office:value-type="float" office:value="3346" table:style-name="ce6">
            <text:p><text:s/>3 346<text:s/></text:p>
          </table:table-cell>
          <table:table-cell office:value-type="float" office:value="1767" table:style-name="ce6">
            <text:p><text:s/>1 767<text:s/></text:p>
          </table:table-cell>
          <table:table-cell office:value-type="float" office:value="237741" table:style-name="ce6">
            <text:p><text:s/>237 741<text:s/></text:p>
          </table:table-cell>
          <table:table-cell office:value-type="float" office:value="46323" table:style-name="ce6">
            <text:p><text:s/>46 323<text:s/></text:p>
          </table:table-cell>
          <table:table-cell office:value-type="float" office:value="9291" table:style-name="ce6">
            <text:p><text:s/>9 291<text:s/></text:p>
          </table:table-cell>
          <table:table-cell office:value-type="float" office:value="144862" table:style-name="ce6">
            <text:p><text:s/>144 862<text:s/></text:p>
          </table:table-cell>
          <table:table-cell office:value-type="float" office:value="103458" table:style-name="ce6">
            <text:p><text:s/>103 458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S</text:p>
          </table:table-cell>
          <table:table-cell office:value-type="string" table:style-name="ce2">
            <text:p>Sonst. Dienstleistungen</text:p>
          </table:table-cell>
          <table:table-cell office:value-type="string" table:style-name="ce2">
            <text:p>AT221</text:p>
          </table:table-cell>
          <table:table-cell office:value-type="string" table:style-name="ce2">
            <text:p>Graz</text:p>
          </table:table-cell>
          <table:table-cell office:value-type="float" office:value="2120" table:style-name="ce6">
            <text:p><text:s/>2 120<text:s/></text:p>
          </table:table-cell>
          <table:table-cell office:value-type="float" office:value="4804" table:style-name="ce6">
            <text:p><text:s/>4 804<text:s/></text:p>
          </table:table-cell>
          <table:table-cell office:value-type="float" office:value="2885" table:style-name="ce6">
            <text:p><text:s/>2 885<text:s/></text:p>
          </table:table-cell>
          <table:table-cell office:value-type="float" office:value="241220" table:style-name="ce6">
            <text:p><text:s/>241 220<text:s/></text:p>
          </table:table-cell>
          <table:table-cell office:value-type="float" office:value="65483" table:style-name="ce6">
            <text:p><text:s/>65 483<text:s/></text:p>
          </table:table-cell>
          <table:table-cell office:value-type="float" office:value="7603" table:style-name="ce6">
            <text:p><text:s/>7 603<text:s/></text:p>
          </table:table-cell>
          <table:table-cell office:value-type="float" office:value="99448" table:style-name="ce6">
            <text:p><text:s/>99 448<text:s/></text:p>
          </table:table-cell>
          <table:table-cell office:value-type="float" office:value="145572" table:style-name="ce6">
            <text:p><text:s/>145 572<text:s/></text:p>
          </table:table-cell>
          <table:table-cell table:number-columns-repeated="16372"/>
        </table:table-row>
        <table:table-row table:style-name="ro3">
          <table:table-cell table:style-name="ce4"/>
          <table:table-cell office:value-type="string" table:style-name="ce4">
            <text:p>INSGESAMT</text:p>
          </table:table-cell>
          <table:table-cell office:value-type="string" table:style-name="ce4">
            <text:p>AT222</text:p>
          </table:table-cell>
          <table:table-cell office:value-type="string" table:style-name="ce4">
            <text:p>Liezen</text:p>
          </table:table-cell>
          <table:table-cell office:value-type="float" office:value="6343" table:style-name="ce5">
            <text:p><text:s/>6 343<text:s/></text:p>
          </table:table-cell>
          <table:table-cell office:value-type="float" office:value="32012" table:style-name="ce5">
            <text:p><text:s/>32 012<text:s/></text:p>
          </table:table-cell>
          <table:table-cell office:value-type="float" office:value="26681" table:style-name="ce5">
            <text:p><text:s/>26 681<text:s/></text:p>
          </table:table-cell>
          <table:table-cell office:value-type="float" office:value="5977376" table:style-name="ce5">
            <text:p><text:s/>5 977 376<text:s/></text:p>
          </table:table-cell>
          <table:table-cell office:value-type="float" office:value="952306" table:style-name="ce5">
            <text:p><text:s/>952 306<text:s/></text:p>
          </table:table-cell>
          <table:table-cell office:value-type="float" office:value="367909" table:style-name="ce5">
            <text:p><text:s/>367 909<text:s/></text:p>
          </table:table-cell>
          <table:table-cell office:value-type="float" office:value="4052175" table:style-name="ce5">
            <text:p><text:s/>4 052 175<text:s/></text:p>
          </table:table-cell>
          <table:table-cell office:value-type="float" office:value="1942727" table:style-name="ce5">
            <text:p><text:s/>1 942 727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A</text:p>
          </table:table-cell>
          <table:table-cell office:value-type="string" table:style-name="ce2">
            <text:p>Land- und Forstwirtschaft</text:p>
          </table:table-cell>
          <table:table-cell office:value-type="string" table:style-name="ce2">
            <text:p>AT222</text:p>
          </table:table-cell>
          <table:table-cell office:value-type="string" table:style-name="ce2">
            <text:p>Liezen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B</text:p>
          </table:table-cell>
          <table:table-cell office:value-type="string" table:style-name="ce2">
            <text:p>Bergbau</text:p>
          </table:table-cell>
          <table:table-cell office:value-type="string" table:style-name="ce2">
            <text:p>AT222</text:p>
          </table:table-cell>
          <table:table-cell office:value-type="string" table:style-name="ce2">
            <text:p>Liezen</text:p>
          </table:table-cell>
          <table:table-cell office:value-type="float" office:value="18" table:style-name="ce6">
            <text:p><text:s/>18<text:s/></text:p>
          </table:table-cell>
          <table:table-cell office:value-type="float" office:value="130" table:style-name="ce6">
            <text:p><text:s/>130<text:s/></text:p>
          </table:table-cell>
          <table:table-cell office:value-type="float" office:value="121" table:style-name="ce6">
            <text:p><text:s/>121<text:s/></text:p>
          </table:table-cell>
          <table:table-cell office:value-type="float" office:value="34622" table:style-name="ce6">
            <text:p><text:s/>34 622<text:s/></text:p>
          </table:table-cell>
          <table:table-cell office:value-type="float" office:value="6109" table:style-name="ce6">
            <text:p><text:s/>6 109<text:s/></text:p>
          </table:table-cell>
          <table:table-cell office:value-type="float" office:value="2563" table:style-name="ce6">
            <text:p><text:s/>2 563<text:s/></text:p>
          </table:table-cell>
          <table:table-cell office:value-type="float" office:value="21877" table:style-name="ce6">
            <text:p><text:s/>21 877<text:s/></text:p>
          </table:table-cell>
          <table:table-cell office:value-type="float" office:value="12966" table:style-name="ce6">
            <text:p><text:s/>12 966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C</text:p>
          </table:table-cell>
          <table:table-cell office:value-type="string" table:style-name="ce2">
            <text:p>Herstellung von Waren</text:p>
          </table:table-cell>
          <table:table-cell office:value-type="string" table:style-name="ce2">
            <text:p>AT222</text:p>
          </table:table-cell>
          <table:table-cell office:value-type="string" table:style-name="ce2">
            <text:p>Liezen</text:p>
          </table:table-cell>
          <table:table-cell office:value-type="float" office:value="379" table:style-name="ce6">
            <text:p><text:s/>379<text:s/></text:p>
          </table:table-cell>
          <table:table-cell office:value-type="float" office:value="6917" table:style-name="ce6">
            <text:p><text:s/>6 917<text:s/></text:p>
          </table:table-cell>
          <table:table-cell office:value-type="float" office:value="6583" table:style-name="ce6">
            <text:p><text:s/>6 583<text:s/></text:p>
          </table:table-cell>
          <table:table-cell office:value-type="float" office:value="1998313" table:style-name="ce6">
            <text:p><text:s/>1 998 313<text:s/></text:p>
          </table:table-cell>
          <table:table-cell office:value-type="float" office:value="293112" table:style-name="ce6">
            <text:p><text:s/>293 112<text:s/></text:p>
          </table:table-cell>
          <table:table-cell office:value-type="float" office:value="59408" table:style-name="ce6">
            <text:p><text:s/>59 408<text:s/></text:p>
          </table:table-cell>
          <table:table-cell office:value-type="float" office:value="1492810" table:style-name="ce6">
            <text:p><text:s/>1 492 810<text:s/></text:p>
          </table:table-cell>
          <table:table-cell office:value-type="float" office:value="509135" table:style-name="ce6">
            <text:p><text:s/>509 135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D</text:p>
          </table:table-cell>
          <table:table-cell office:value-type="string" table:style-name="ce2">
            <text:p>Energieversorgung</text:p>
          </table:table-cell>
          <table:table-cell office:value-type="string" table:style-name="ce2">
            <text:p>AT222</text:p>
          </table:table-cell>
          <table:table-cell office:value-type="string" table:style-name="ce2">
            <text:p>Liezen</text:p>
          </table:table-cell>
          <table:table-cell office:value-type="float" office:value="104" table:style-name="ce6">
            <text:p><text:s/>104<text:s/></text:p>
          </table:table-cell>
          <table:table-cell office:value-type="float" office:value="337" table:style-name="ce6">
            <text:p><text:s/>337<text:s/></text:p>
          </table:table-cell>
          <table:table-cell office:value-type="float" office:value="238" table:style-name="ce6">
            <text:p><text:s/>238<text:s/></text:p>
          </table:table-cell>
          <table:table-cell office:value-type="float" office:value="109664" table:style-name="ce6">
            <text:p><text:s/>109 664<text:s/></text:p>
          </table:table-cell>
          <table:table-cell office:value-type="float" office:value="13089" table:style-name="ce6">
            <text:p><text:s/>13 089<text:s/></text:p>
          </table:table-cell>
          <table:table-cell office:value-type="float" office:value="27626" table:style-name="ce6">
            <text:p><text:s/>27 626<text:s/></text:p>
          </table:table-cell>
          <table:table-cell office:value-type="float" office:value="62704" table:style-name="ce6">
            <text:p><text:s/>62 704<text:s/></text:p>
          </table:table-cell>
          <table:table-cell office:value-type="float" office:value="49280" table:style-name="ce6">
            <text:p><text:s/>49 280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E</text:p>
          </table:table-cell>
          <table:table-cell office:value-type="string" table:style-name="ce2">
            <text:p>Wasserversorgung und Abfallentsorgung</text:p>
          </table:table-cell>
          <table:table-cell office:value-type="string" table:style-name="ce2">
            <text:p>AT222</text:p>
          </table:table-cell>
          <table:table-cell office:value-type="string" table:style-name="ce2">
            <text:p>Liezen</text:p>
          </table:table-cell>
          <table:table-cell office:value-type="float" office:value="53" table:style-name="ce6">
            <text:p><text:s/>53<text:s/></text:p>
          </table:table-cell>
          <table:table-cell office:value-type="float" office:value="182" table:style-name="ce6">
            <text:p><text:s/>182<text:s/></text:p>
          </table:table-cell>
          <table:table-cell office:value-type="float" office:value="163" table:style-name="ce6">
            <text:p><text:s/>163<text:s/></text:p>
          </table:table-cell>
          <table:table-cell office:value-type="float" office:value="38707" table:style-name="ce6">
            <text:p><text:s/>38 707<text:s/></text:p>
          </table:table-cell>
          <table:table-cell office:value-type="float" office:value="6972" table:style-name="ce6">
            <text:p><text:s/>6 972<text:s/></text:p>
          </table:table-cell>
          <table:table-cell office:value-type="float" office:value="9500" table:style-name="ce6">
            <text:p><text:s/>9 500<text:s/></text:p>
          </table:table-cell>
          <table:table-cell office:value-type="float" office:value="23434" table:style-name="ce6">
            <text:p><text:s/>23 434<text:s/></text:p>
          </table:table-cell>
          <table:table-cell office:value-type="float" office:value="15487" table:style-name="ce6">
            <text:p><text:s/>15 487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F</text:p>
          </table:table-cell>
          <table:table-cell office:value-type="string" table:style-name="ce2">
            <text:p>Bau</text:p>
          </table:table-cell>
          <table:table-cell office:value-type="string" table:style-name="ce2">
            <text:p>AT222</text:p>
          </table:table-cell>
          <table:table-cell office:value-type="string" table:style-name="ce2">
            <text:p>Liezen</text:p>
          </table:table-cell>
          <table:table-cell office:value-type="float" office:value="456" table:style-name="ce6">
            <text:p><text:s/>456<text:s/></text:p>
          </table:table-cell>
          <table:table-cell office:value-type="float" office:value="2700" table:style-name="ce6">
            <text:p><text:s/>2 700<text:s/></text:p>
          </table:table-cell>
          <table:table-cell office:value-type="float" office:value="2302" table:style-name="ce6">
            <text:p><text:s/>2 302<text:s/></text:p>
          </table:table-cell>
          <table:table-cell office:value-type="float" office:value="429591" table:style-name="ce6">
            <text:p><text:s/>429 591<text:s/></text:p>
          </table:table-cell>
          <table:table-cell office:value-type="float" office:value="90570" table:style-name="ce6">
            <text:p><text:s/>90 570<text:s/></text:p>
          </table:table-cell>
          <table:table-cell office:value-type="float" office:value="13190" table:style-name="ce6">
            <text:p><text:s/>13 190<text:s/></text:p>
          </table:table-cell>
          <table:table-cell office:value-type="float" office:value="280614" table:style-name="ce6">
            <text:p><text:s/>280 614<text:s/></text:p>
          </table:table-cell>
          <table:table-cell office:value-type="float" office:value="157213" table:style-name="ce6">
            <text:p><text:s/>157 213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G</text:p>
          </table:table-cell>
          <table:table-cell office:value-type="string" table:style-name="ce2">
            <text:p>Handel</text:p>
          </table:table-cell>
          <table:table-cell office:value-type="string" table:style-name="ce2">
            <text:p>AT222</text:p>
          </table:table-cell>
          <table:table-cell office:value-type="string" table:style-name="ce2">
            <text:p>Liezen</text:p>
          </table:table-cell>
          <table:table-cell office:value-type="float" office:value="1158" table:style-name="ce6">
            <text:p><text:s/>1 158<text:s/></text:p>
          </table:table-cell>
          <table:table-cell office:value-type="float" office:value="5505" table:style-name="ce6">
            <text:p><text:s/>5 505<text:s/></text:p>
          </table:table-cell>
          <table:table-cell office:value-type="float" office:value="4643" table:style-name="ce6">
            <text:p><text:s/>4 643<text:s/></text:p>
          </table:table-cell>
          <table:table-cell office:value-type="float" office:value="1642636" table:style-name="ce6">
            <text:p><text:s/>1 642 636<text:s/></text:p>
          </table:table-cell>
          <table:table-cell office:value-type="float" office:value="139705" table:style-name="ce6">
            <text:p><text:s/>139 705<text:s/></text:p>
          </table:table-cell>
          <table:table-cell office:value-type="float" office:value="32629" table:style-name="ce6">
            <text:p><text:s/>32 629<text:s/></text:p>
          </table:table-cell>
          <table:table-cell office:value-type="float" office:value="1377230" table:style-name="ce6">
            <text:p><text:s/>1 377 230<text:s/></text:p>
          </table:table-cell>
          <table:table-cell office:value-type="float" office:value="270666" table:style-name="ce6">
            <text:p><text:s/>270 666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H</text:p>
          </table:table-cell>
          <table:table-cell office:value-type="string" table:style-name="ce2">
            <text:p>Verkehr</text:p>
          </table:table-cell>
          <table:table-cell office:value-type="string" table:style-name="ce2">
            <text:p>AT222</text:p>
          </table:table-cell>
          <table:table-cell office:value-type="string" table:style-name="ce2">
            <text:p>Liezen</text:p>
          </table:table-cell>
          <table:table-cell office:value-type="float" office:value="218" table:style-name="ce6">
            <text:p><text:s/>218<text:s/></text:p>
          </table:table-cell>
          <table:table-cell office:value-type="float" office:value="1915" table:style-name="ce6">
            <text:p><text:s/>1 915<text:s/></text:p>
          </table:table-cell>
          <table:table-cell office:value-type="float" office:value="1759" table:style-name="ce6">
            <text:p><text:s/>1 759<text:s/></text:p>
          </table:table-cell>
          <table:table-cell office:value-type="float" office:value="259223" table:style-name="ce6">
            <text:p><text:s/>259 223<text:s/></text:p>
          </table:table-cell>
          <table:table-cell office:value-type="float" office:value="68185" table:style-name="ce6">
            <text:p><text:s/>68 185<text:s/></text:p>
          </table:table-cell>
          <table:table-cell office:value-type="float" office:value="41246" table:style-name="ce6">
            <text:p><text:s/>41 246<text:s/></text:p>
          </table:table-cell>
          <table:table-cell office:value-type="float" office:value="135389" table:style-name="ce6">
            <text:p><text:s/>135 389<text:s/></text:p>
          </table:table-cell>
          <table:table-cell office:value-type="float" office:value="130252" table:style-name="ce6">
            <text:p><text:s/>130 252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I</text:p>
          </table:table-cell>
          <table:table-cell office:value-type="string" table:style-name="ce2">
            <text:p>Beherbergung und Gastronomie</text:p>
          </table:table-cell>
          <table:table-cell office:value-type="string" table:style-name="ce2">
            <text:p>AT222</text:p>
          </table:table-cell>
          <table:table-cell office:value-type="string" table:style-name="ce2">
            <text:p>Liezen</text:p>
          </table:table-cell>
          <table:table-cell office:value-type="float" office:value="1279" table:style-name="ce6">
            <text:p><text:s/>1 279<text:s/></text:p>
          </table:table-cell>
          <table:table-cell office:value-type="float" office:value="5708" table:style-name="ce6">
            <text:p><text:s/>5 708<text:s/></text:p>
          </table:table-cell>
          <table:table-cell office:value-type="float" office:value="4496" table:style-name="ce6">
            <text:p><text:s/>4 496<text:s/></text:p>
          </table:table-cell>
          <table:table-cell office:value-type="float" office:value="502527" table:style-name="ce6">
            <text:p><text:s/>502 527<text:s/></text:p>
          </table:table-cell>
          <table:table-cell office:value-type="float" office:value="123222" table:style-name="ce6">
            <text:p><text:s/>123 222<text:s/></text:p>
          </table:table-cell>
          <table:table-cell office:value-type="float" office:value="49682" table:style-name="ce6">
            <text:p><text:s/>49 682<text:s/></text:p>
          </table:table-cell>
          <table:table-cell office:value-type="float" office:value="262213" table:style-name="ce6">
            <text:p><text:s/>262 213<text:s/></text:p>
          </table:table-cell>
          <table:table-cell office:value-type="float" office:value="252042" table:style-name="ce6">
            <text:p><text:s/>252 042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J</text:p>
          </table:table-cell>
          <table:table-cell office:value-type="string" table:style-name="ce2">
            <text:p>Information und Kommunikation</text:p>
          </table:table-cell>
          <table:table-cell office:value-type="string" table:style-name="ce2">
            <text:p>AT222</text:p>
          </table:table-cell>
          <table:table-cell office:value-type="string" table:style-name="ce2">
            <text:p>Liezen</text:p>
          </table:table-cell>
          <table:table-cell office:value-type="float" office:value="150" table:style-name="ce6">
            <text:p><text:s/>150<text:s/></text:p>
          </table:table-cell>
          <table:table-cell office:value-type="float" office:value="323" table:style-name="ce6">
            <text:p><text:s/>323<text:s/></text:p>
          </table:table-cell>
          <table:table-cell office:value-type="float" office:value="177" table:style-name="ce6">
            <text:p><text:s/>177<text:s/></text:p>
          </table:table-cell>
          <table:table-cell office:value-type="float" office:value="38095" table:style-name="ce6">
            <text:p><text:s/>38 095<text:s/></text:p>
          </table:table-cell>
          <table:table-cell office:value-type="float" office:value="6824" table:style-name="ce6">
            <text:p><text:s/>6 824<text:s/></text:p>
          </table:table-cell>
          <table:table-cell office:value-type="float" office:value="575" table:style-name="ce6">
            <text:p><text:s/>575<text:s/></text:p>
          </table:table-cell>
          <table:table-cell office:value-type="float" office:value="19350" table:style-name="ce6">
            <text:p><text:s/>19 350<text:s/></text:p>
          </table:table-cell>
          <table:table-cell office:value-type="float" office:value="18792" table:style-name="ce6">
            <text:p><text:s/>18 792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K</text:p>
          </table:table-cell>
          <table:table-cell office:value-type="string" table:style-name="ce2">
            <text:p>Finanz- und Versicherungsleistungen</text:p>
          </table:table-cell>
          <table:table-cell office:value-type="string" table:style-name="ce2">
            <text:p>AT222</text:p>
          </table:table-cell>
          <table:table-cell office:value-type="string" table:style-name="ce2">
            <text:p>Liezen</text:p>
          </table:table-cell>
          <table:table-cell office:value-type="float" office:value="188" table:style-name="ce6">
            <text:p><text:s/>188<text:s/></text:p>
          </table:table-cell>
          <table:table-cell office:value-type="float" office:value="700" table:style-name="ce6">
            <text:p><text:s/>700<text:s/></text:p>
          </table:table-cell>
          <table:table-cell office:value-type="float" office:value="634" table:style-name="ce6">
            <text:p><text:s/>634<text:s/></text:p>
          </table:table-cell>
          <table:table-cell office:value-type="float" office:value="203906" table:style-name="ce6">
            <text:p><text:s/>203 906<text:s/></text:p>
          </table:table-cell>
          <table:table-cell office:value-type="float" office:value="34346" table:style-name="ce6">
            <text:p><text:s/>34 346<text:s/></text:p>
          </table:table-cell>
          <table:table-cell office:value-type="float" office:value="4694" table:style-name="ce6">
            <text:p><text:s/>4 694<text:s/></text:p>
          </table:table-cell>
          <table:table-cell office:value-type="float" office:value="53364" table:style-name="ce6">
            <text:p><text:s/>53 364<text:s/></text:p>
          </table:table-cell>
          <table:table-cell office:value-type="float" office:value="102357" table:style-name="ce6">
            <text:p><text:s/>102 357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L</text:p>
          </table:table-cell>
          <table:table-cell office:value-type="string" table:style-name="ce2">
            <text:p>Grundstücks- und Wohnungswesen</text:p>
          </table:table-cell>
          <table:table-cell office:value-type="string" table:style-name="ce2">
            <text:p>AT222</text:p>
          </table:table-cell>
          <table:table-cell office:value-type="string" table:style-name="ce2">
            <text:p>Liezen</text:p>
          </table:table-cell>
          <table:table-cell office:value-type="float" office:value="300" table:style-name="ce6">
            <text:p><text:s/>300<text:s/></text:p>
          </table:table-cell>
          <table:table-cell office:value-type="float" office:value="727" table:style-name="ce6">
            <text:p><text:s/>727<text:s/></text:p>
          </table:table-cell>
          <table:table-cell office:value-type="float" office:value="564" table:style-name="ce6">
            <text:p><text:s/>564<text:s/></text:p>
          </table:table-cell>
          <table:table-cell office:value-type="float" office:value="217269" table:style-name="ce6">
            <text:p><text:s/>217 269<text:s/></text:p>
          </table:table-cell>
          <table:table-cell office:value-type="float" office:value="25224" table:style-name="ce6">
            <text:p><text:s/>25 224<text:s/></text:p>
          </table:table-cell>
          <table:table-cell office:value-type="float" office:value="104917" table:style-name="ce6">
            <text:p><text:s/>104 917<text:s/></text:p>
          </table:table-cell>
          <table:table-cell office:value-type="float" office:value="115507" table:style-name="ce6">
            <text:p><text:s/>115 507<text:s/></text:p>
          </table:table-cell>
          <table:table-cell office:value-type="float" office:value="123477" table:style-name="ce6">
            <text:p><text:s/>123 477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M</text:p>
          </table:table-cell>
          <table:table-cell office:value-type="string" table:style-name="ce2">
            <text:p>Freiberufliche/techn. Dienstleistungen</text:p>
          </table:table-cell>
          <table:table-cell office:value-type="string" table:style-name="ce2">
            <text:p>AT222</text:p>
          </table:table-cell>
          <table:table-cell office:value-type="string" table:style-name="ce2">
            <text:p>Liezen</text:p>
          </table:table-cell>
          <table:table-cell office:value-type="float" office:value="562" table:style-name="ce6">
            <text:p><text:s/>562<text:s/></text:p>
          </table:table-cell>
          <table:table-cell office:value-type="float" office:value="1467" table:style-name="ce6">
            <text:p><text:s/>1 467<text:s/></text:p>
          </table:table-cell>
          <table:table-cell office:value-type="float" office:value="915" table:style-name="ce6">
            <text:p><text:s/>915<text:s/></text:p>
          </table:table-cell>
          <table:table-cell office:value-type="float" office:value="141244" table:style-name="ce6">
            <text:p><text:s/>141 244<text:s/></text:p>
          </table:table-cell>
          <table:table-cell office:value-type="float" office:value="31432" table:style-name="ce6">
            <text:p><text:s/>31 432<text:s/></text:p>
          </table:table-cell>
          <table:table-cell office:value-type="float" office:value="11542" table:style-name="ce6">
            <text:p><text:s/>11 542<text:s/></text:p>
          </table:table-cell>
          <table:table-cell office:value-type="float" office:value="57205" table:style-name="ce6">
            <text:p><text:s/>57 205<text:s/></text:p>
          </table:table-cell>
          <table:table-cell office:value-type="float" office:value="84946" table:style-name="ce6">
            <text:p><text:s/>84 946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N</text:p>
          </table:table-cell>
          <table:table-cell office:value-type="string" table:style-name="ce2">
            <text:p>Sonst. wirtschaftl. Dienstleistungen</text:p>
          </table:table-cell>
          <table:table-cell office:value-type="string" table:style-name="ce2">
            <text:p>AT222</text:p>
          </table:table-cell>
          <table:table-cell office:value-type="string" table:style-name="ce2">
            <text:p>Liezen</text:p>
          </table:table-cell>
          <table:table-cell office:value-type="float" office:value="243" table:style-name="ce6">
            <text:p><text:s/>243<text:s/></text:p>
          </table:table-cell>
          <table:table-cell office:value-type="float" office:value="1886" table:style-name="ce6">
            <text:p><text:s/>1 886<text:s/></text:p>
          </table:table-cell>
          <table:table-cell office:value-type="float" office:value="1669" table:style-name="ce6">
            <text:p><text:s/>1 669<text:s/></text:p>
          </table:table-cell>
          <table:table-cell office:value-type="float" office:value="143958" table:style-name="ce6">
            <text:p><text:s/>143 958<text:s/></text:p>
          </table:table-cell>
          <table:table-cell office:value-type="float" office:value="52968" table:style-name="ce6">
            <text:p><text:s/>52 968<text:s/></text:p>
          </table:table-cell>
          <table:table-cell office:value-type="float" office:value="4108" table:style-name="ce6">
            <text:p><text:s/>4 108<text:s/></text:p>
          </table:table-cell>
          <table:table-cell office:value-type="float" office:value="58661" table:style-name="ce6">
            <text:p><text:s/>58 661<text:s/></text:p>
          </table:table-cell>
          <table:table-cell office:value-type="float" office:value="85827" table:style-name="ce6">
            <text:p><text:s/>85 827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P</text:p>
          </table:table-cell>
          <table:table-cell office:value-type="string" table:style-name="ce2">
            <text:p>Erziehung und Unterricht</text:p>
          </table:table-cell>
          <table:table-cell office:value-type="string" table:style-name="ce2">
            <text:p>AT222</text:p>
          </table:table-cell>
          <table:table-cell office:value-type="string" table:style-name="ce2">
            <text:p>Liezen</text:p>
          </table:table-cell>
          <table:table-cell office:value-type="float" office:value="160" table:style-name="ce6">
            <text:p><text:s/>160<text:s/></text:p>
          </table:table-cell>
          <table:table-cell office:value-type="float" office:value="351" table:style-name="ce6">
            <text:p><text:s/>351<text:s/></text:p>
          </table:table-cell>
          <table:table-cell office:value-type="float" office:value="196" table:style-name="ce6">
            <text:p><text:s/>196<text:s/></text:p>
          </table:table-cell>
          <table:table-cell office:value-type="float" office:value="16946" table:style-name="ce6">
            <text:p><text:s/>16 946<text:s/></text:p>
          </table:table-cell>
          <table:table-cell office:value-type="float" office:value="4179" table:style-name="ce6">
            <text:p><text:s/>4 179<text:s/></text:p>
          </table:table-cell>
          <table:table-cell office:value-type="float" office:value="786" table:style-name="ce6">
            <text:p><text:s/>786<text:s/></text:p>
          </table:table-cell>
          <table:table-cell office:value-type="float" office:value="7635" table:style-name="ce6">
            <text:p><text:s/>7 635<text:s/></text:p>
          </table:table-cell>
          <table:table-cell office:value-type="float" office:value="10091" table:style-name="ce6">
            <text:p><text:s/>10 091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Q</text:p>
          </table:table-cell>
          <table:table-cell office:value-type="string" table:style-name="ce2">
            <text:p>Gesundheits- und Sozialwesen</text:p>
          </table:table-cell>
          <table:table-cell office:value-type="string" table:style-name="ce2">
            <text:p>AT222</text:p>
          </table:table-cell>
          <table:table-cell office:value-type="string" table:style-name="ce2">
            <text:p>Liezen</text:p>
          </table:table-cell>
          <table:table-cell office:value-type="float" office:value="507" table:style-name="ce6">
            <text:p><text:s/>507<text:s/></text:p>
          </table:table-cell>
          <table:table-cell office:value-type="float" office:value="2168" table:style-name="ce6">
            <text:p><text:s/>2 168<text:s/></text:p>
          </table:table-cell>
          <table:table-cell office:value-type="float" office:value="1724" table:style-name="ce6">
            <text:p><text:s/>1 724<text:s/></text:p>
          </table:table-cell>
          <table:table-cell office:value-type="float" office:value="138429" table:style-name="ce6">
            <text:p><text:s/>138 429<text:s/></text:p>
          </table:table-cell>
          <table:table-cell office:value-type="float" office:value="45154" table:style-name="ce6">
            <text:p><text:s/>45 154<text:s/></text:p>
          </table:table-cell>
          <table:table-cell office:value-type="float" office:value="2862" table:style-name="ce6">
            <text:p><text:s/>2 862<text:s/></text:p>
          </table:table-cell>
          <table:table-cell office:value-type="float" office:value="45518" table:style-name="ce6">
            <text:p><text:s/>45 518<text:s/></text:p>
          </table:table-cell>
          <table:table-cell office:value-type="float" office:value="95911" table:style-name="ce6">
            <text:p><text:s/>95 911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R</text:p>
          </table:table-cell>
          <table:table-cell office:value-type="string" table:style-name="ce2">
            <text:p>Kunst, Unterhaltung und Erholung</text:p>
          </table:table-cell>
          <table:table-cell office:value-type="string" table:style-name="ce2">
            <text:p>AT222</text:p>
          </table:table-cell>
          <table:table-cell office:value-type="string" table:style-name="ce2">
            <text:p>Liezen</text:p>
          </table:table-cell>
          <table:table-cell office:value-type="float" office:value="204" table:style-name="ce6">
            <text:p><text:s/>204<text:s/></text:p>
          </table:table-cell>
          <table:table-cell office:value-type="float" office:value="359" table:style-name="ce6">
            <text:p><text:s/>359<text:s/></text:p>
          </table:table-cell>
          <table:table-cell office:value-type="float" office:value="194" table:style-name="ce6">
            <text:p><text:s/>194<text:s/></text:p>
          </table:table-cell>
          <table:table-cell office:value-type="float" office:value="30778" table:style-name="ce6">
            <text:p><text:s/>30 778<text:s/></text:p>
          </table:table-cell>
          <table:table-cell office:value-type="float" office:value="4379" table:style-name="ce6">
            <text:p><text:s/>4 379<text:s/></text:p>
          </table:table-cell>
          <table:table-cell office:value-type="float" office:value="1809" table:style-name="ce6">
            <text:p><text:s/>1 809<text:s/></text:p>
          </table:table-cell>
          <table:table-cell office:value-type="float" office:value="23532" table:style-name="ce6">
            <text:p><text:s/>23 532<text:s/></text:p>
          </table:table-cell>
          <table:table-cell office:value-type="float" office:value="8067" table:style-name="ce6">
            <text:p><text:s/>8 067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S</text:p>
          </table:table-cell>
          <table:table-cell office:value-type="string" table:style-name="ce2">
            <text:p>Sonst. Dienstleistungen</text:p>
          </table:table-cell>
          <table:table-cell office:value-type="string" table:style-name="ce2">
            <text:p>AT222</text:p>
          </table:table-cell>
          <table:table-cell office:value-type="string" table:style-name="ce2">
            <text:p>Liezen</text:p>
          </table:table-cell>
          <table:table-cell office:value-type="float" office:value="364" table:style-name="ce6">
            <text:p><text:s/>364<text:s/></text:p>
          </table:table-cell>
          <table:table-cell office:value-type="float" office:value="637" table:style-name="ce6">
            <text:p><text:s/>637<text:s/></text:p>
          </table:table-cell>
          <table:table-cell office:value-type="float" office:value="303" table:style-name="ce6">
            <text:p><text:s/>303<text:s/></text:p>
          </table:table-cell>
          <table:table-cell office:value-type="float" office:value="31468" table:style-name="ce6">
            <text:p><text:s/>31 468<text:s/></text:p>
          </table:table-cell>
          <table:table-cell office:value-type="float" office:value="6836" table:style-name="ce6">
            <text:p><text:s/>6 836<text:s/></text:p>
          </table:table-cell>
          <table:table-cell office:value-type="float" office:value="772" table:style-name="ce6">
            <text:p><text:s/>772<text:s/></text:p>
          </table:table-cell>
          <table:table-cell office:value-type="float" office:value="15132" table:style-name="ce6">
            <text:p><text:s/>15 132<text:s/></text:p>
          </table:table-cell>
          <table:table-cell office:value-type="float" office:value="16218" table:style-name="ce6">
            <text:p><text:s/>16 218<text:s/></text:p>
          </table:table-cell>
          <table:table-cell table:number-columns-repeated="16372"/>
        </table:table-row>
        <table:table-row table:style-name="ro3">
          <table:table-cell table:style-name="ce4"/>
          <table:table-cell office:value-type="string" table:style-name="ce4">
            <text:p>INSGESAMT</text:p>
          </table:table-cell>
          <table:table-cell office:value-type="string" table:style-name="ce4">
            <text:p>AT223</text:p>
          </table:table-cell>
          <table:table-cell office:value-type="string" table:style-name="ce4">
            <text:p>Östliche Obersteiermark</text:p>
          </table:table-cell>
          <table:table-cell office:value-type="float" office:value="9835" table:style-name="ce5">
            <text:p><text:s/>9 835<text:s/></text:p>
          </table:table-cell>
          <table:table-cell office:value-type="float" office:value="58320" table:style-name="ce5">
            <text:p><text:s/>58 320<text:s/></text:p>
          </table:table-cell>
          <table:table-cell office:value-type="float" office:value="50420" table:style-name="ce5">
            <text:p><text:s/>50 420<text:s/></text:p>
          </table:table-cell>
          <table:table-cell office:value-type="float" office:value="15606982" table:style-name="ce5">
            <text:p><text:s/>15 606 982<text:s/></text:p>
          </table:table-cell>
          <table:table-cell office:value-type="float" office:value="2256803" table:style-name="ce5">
            <text:p><text:s/>2 256 803<text:s/></text:p>
          </table:table-cell>
          <table:table-cell office:value-type="float" office:value="1039016" table:style-name="ce5">
            <text:p><text:s/>1 039 016<text:s/></text:p>
          </table:table-cell>
          <table:table-cell office:value-type="float" office:value="11224712" table:style-name="ce5">
            <text:p><text:s/>11 224 712<text:s/></text:p>
          </table:table-cell>
          <table:table-cell office:value-type="float" office:value="4742380" table:style-name="ce5">
            <text:p><text:s/>4 742 380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A</text:p>
          </table:table-cell>
          <table:table-cell office:value-type="string" table:style-name="ce2">
            <text:p>Land- und Forstwirtschaft</text:p>
          </table:table-cell>
          <table:table-cell office:value-type="string" table:style-name="ce2">
            <text:p>AT223</text:p>
          </table:table-cell>
          <table:table-cell office:value-type="string" table:style-name="ce2">
            <text:p>Östliche Obersteiermark</text:p>
          </table:table-cell>
          <table:table-cell office:value-type="float" office:value="1" table:style-name="ce6">
            <text:p><text:s/>1<text:s/>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B</text:p>
          </table:table-cell>
          <table:table-cell office:value-type="string" table:style-name="ce2">
            <text:p>Bergbau</text:p>
          </table:table-cell>
          <table:table-cell office:value-type="string" table:style-name="ce2">
            <text:p>AT223</text:p>
          </table:table-cell>
          <table:table-cell office:value-type="string" table:style-name="ce2">
            <text:p>Östliche Obersteiermark</text:p>
          </table:table-cell>
          <table:table-cell office:value-type="float" office:value="26" table:style-name="ce6">
            <text:p><text:s/>26<text:s/>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C</text:p>
          </table:table-cell>
          <table:table-cell office:value-type="string" table:style-name="ce2">
            <text:p>Herstellung von Waren</text:p>
          </table:table-cell>
          <table:table-cell office:value-type="string" table:style-name="ce2">
            <text:p>AT223</text:p>
          </table:table-cell>
          <table:table-cell office:value-type="string" table:style-name="ce2">
            <text:p>Östliche Obersteiermark</text:p>
          </table:table-cell>
          <table:table-cell office:value-type="float" office:value="712" table:style-name="ce6">
            <text:p><text:s/>712<text:s/></text:p>
          </table:table-cell>
          <table:table-cell office:value-type="float" office:value="19787" table:style-name="ce6">
            <text:p><text:s/>19 787<text:s/></text:p>
          </table:table-cell>
          <table:table-cell office:value-type="float" office:value="19240" table:style-name="ce6">
            <text:p><text:s/>19 240<text:s/></text:p>
          </table:table-cell>
          <table:table-cell office:value-type="float" office:value="8774919" table:style-name="ce6">
            <text:p><text:s/>8 774 919<text:s/></text:p>
          </table:table-cell>
          <table:table-cell office:value-type="float" office:value="1132516" table:style-name="ce6">
            <text:p><text:s/>1 132 516<text:s/></text:p>
          </table:table-cell>
          <table:table-cell office:value-type="float" office:value="629995" table:style-name="ce6">
            <text:p><text:s/>629 995<text:s/></text:p>
          </table:table-cell>
          <table:table-cell office:value-type="float" office:value="6837595" table:style-name="ce6">
            <text:p><text:s/>6 837 595<text:s/></text:p>
          </table:table-cell>
          <table:table-cell office:value-type="float" office:value="2321308" table:style-name="ce6">
            <text:p><text:s/>2 321 308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D</text:p>
          </table:table-cell>
          <table:table-cell office:value-type="string" table:style-name="ce2">
            <text:p>Energieversorgung</text:p>
          </table:table-cell>
          <table:table-cell office:value-type="string" table:style-name="ce2">
            <text:p>AT223</text:p>
          </table:table-cell>
          <table:table-cell office:value-type="string" table:style-name="ce2">
            <text:p>Östliche Obersteiermark</text:p>
          </table:table-cell>
          <table:table-cell office:value-type="float" office:value="137" table:style-name="ce6">
            <text:p><text:s/>137<text:s/></text:p>
          </table:table-cell>
          <table:table-cell office:value-type="float" office:value="907" table:style-name="ce6">
            <text:p><text:s/>907<text:s/></text:p>
          </table:table-cell>
          <table:table-cell office:value-type="float" office:value="832" table:style-name="ce6">
            <text:p><text:s/>832<text:s/></text:p>
          </table:table-cell>
          <table:table-cell office:value-type="float" office:value="579708" table:style-name="ce6">
            <text:p><text:s/>579 708<text:s/></text:p>
          </table:table-cell>
          <table:table-cell office:value-type="float" office:value="50987" table:style-name="ce6">
            <text:p><text:s/>50 987<text:s/></text:p>
          </table:table-cell>
          <table:table-cell office:value-type="float" office:value="86039" table:style-name="ce6">
            <text:p><text:s/>86 039<text:s/></text:p>
          </table:table-cell>
          <table:table-cell office:value-type="float" office:value="211586" table:style-name="ce6">
            <text:p><text:s/>211 586<text:s/></text:p>
          </table:table-cell>
          <table:table-cell office:value-type="float" office:value="374602" table:style-name="ce6">
            <text:p><text:s/>374 602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E</text:p>
          </table:table-cell>
          <table:table-cell office:value-type="string" table:style-name="ce2">
            <text:p>Wasserversorgung und Abfallentsorgung</text:p>
          </table:table-cell>
          <table:table-cell office:value-type="string" table:style-name="ce2">
            <text:p>AT223</text:p>
          </table:table-cell>
          <table:table-cell office:value-type="string" table:style-name="ce2">
            <text:p>Östliche Obersteiermark</text:p>
          </table:table-cell>
          <table:table-cell office:value-type="float" office:value="53" table:style-name="ce6">
            <text:p><text:s/>53<text:s/></text:p>
          </table:table-cell>
          <table:table-cell office:value-type="float" office:value="543" table:style-name="ce6">
            <text:p><text:s/>543<text:s/></text:p>
          </table:table-cell>
          <table:table-cell office:value-type="float" office:value="527" table:style-name="ce6">
            <text:p><text:s/>527<text:s/></text:p>
          </table:table-cell>
          <table:table-cell office:value-type="float" office:value="147630" table:style-name="ce6">
            <text:p><text:s/>147 630<text:s/></text:p>
          </table:table-cell>
          <table:table-cell office:value-type="float" office:value="24314" table:style-name="ce6">
            <text:p><text:s/>24 314<text:s/></text:p>
          </table:table-cell>
          <table:table-cell office:value-type="float" office:value="13283" table:style-name="ce6">
            <text:p><text:s/>13 283<text:s/></text:p>
          </table:table-cell>
          <table:table-cell office:value-type="float" office:value="92137" table:style-name="ce6">
            <text:p><text:s/>92 137<text:s/></text:p>
          </table:table-cell>
          <table:table-cell office:value-type="float" office:value="57147" table:style-name="ce6">
            <text:p><text:s/>57 147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F</text:p>
          </table:table-cell>
          <table:table-cell office:value-type="string" table:style-name="ce2">
            <text:p>Bau</text:p>
          </table:table-cell>
          <table:table-cell office:value-type="string" table:style-name="ce2">
            <text:p>AT223</text:p>
          </table:table-cell>
          <table:table-cell office:value-type="string" table:style-name="ce2">
            <text:p>Östliche Obersteiermark</text:p>
          </table:table-cell>
          <table:table-cell office:value-type="float" office:value="683" table:style-name="ce6">
            <text:p><text:s/>683<text:s/></text:p>
          </table:table-cell>
          <table:table-cell office:value-type="float" office:value="4948" table:style-name="ce6">
            <text:p><text:s/>4 948<text:s/></text:p>
          </table:table-cell>
          <table:table-cell office:value-type="float" office:value="4349" table:style-name="ce6">
            <text:p><text:s/>4 349<text:s/></text:p>
          </table:table-cell>
          <table:table-cell office:value-type="float" office:value="1139769" table:style-name="ce6">
            <text:p><text:s/>1 139 769<text:s/></text:p>
          </table:table-cell>
          <table:table-cell office:value-type="float" office:value="201468" table:style-name="ce6">
            <text:p><text:s/>201 468<text:s/></text:p>
          </table:table-cell>
          <table:table-cell office:value-type="float" office:value="26684" table:style-name="ce6">
            <text:p><text:s/>26 684<text:s/></text:p>
          </table:table-cell>
          <table:table-cell office:value-type="float" office:value="772209" table:style-name="ce6">
            <text:p><text:s/>772 209<text:s/></text:p>
          </table:table-cell>
          <table:table-cell office:value-type="float" office:value="401919" table:style-name="ce6">
            <text:p><text:s/>401 919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G</text:p>
          </table:table-cell>
          <table:table-cell office:value-type="string" table:style-name="ce2">
            <text:p>Handel</text:p>
          </table:table-cell>
          <table:table-cell office:value-type="string" table:style-name="ce2">
            <text:p>AT223</text:p>
          </table:table-cell>
          <table:table-cell office:value-type="string" table:style-name="ce2">
            <text:p>Östliche Obersteiermark</text:p>
          </table:table-cell>
          <table:table-cell office:value-type="float" office:value="2054" table:style-name="ce6">
            <text:p><text:s/>2 054<text:s/></text:p>
          </table:table-cell>
          <table:table-cell office:value-type="float" office:value="9462" table:style-name="ce6">
            <text:p><text:s/>9 462<text:s/></text:p>
          </table:table-cell>
          <table:table-cell office:value-type="float" office:value="7982" table:style-name="ce6">
            <text:p><text:s/>7 982<text:s/></text:p>
          </table:table-cell>
          <table:table-cell office:value-type="float" office:value="2533913" table:style-name="ce6">
            <text:p><text:s/>2 533 913<text:s/></text:p>
          </table:table-cell>
          <table:table-cell office:value-type="float" office:value="251165" table:style-name="ce6">
            <text:p><text:s/>251 165<text:s/></text:p>
          </table:table-cell>
          <table:table-cell office:value-type="float" office:value="113176" table:style-name="ce6">
            <text:p><text:s/>113 176<text:s/></text:p>
          </table:table-cell>
          <table:table-cell office:value-type="float" office:value="2123368" table:style-name="ce6">
            <text:p><text:s/>2 123 368<text:s/></text:p>
          </table:table-cell>
          <table:table-cell office:value-type="float" office:value="413473" table:style-name="ce6">
            <text:p><text:s/>413 473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H</text:p>
          </table:table-cell>
          <table:table-cell office:value-type="string" table:style-name="ce2">
            <text:p>Verkehr</text:p>
          </table:table-cell>
          <table:table-cell office:value-type="string" table:style-name="ce2">
            <text:p>AT223</text:p>
          </table:table-cell>
          <table:table-cell office:value-type="string" table:style-name="ce2">
            <text:p>Östliche Obersteiermark</text:p>
          </table:table-cell>
          <table:table-cell office:value-type="float" office:value="308" table:style-name="ce6">
            <text:p><text:s/>308<text:s/></text:p>
          </table:table-cell>
          <table:table-cell office:value-type="float" office:value="2627" table:style-name="ce7">
            <text:p><text:s/>2 627<text:s/></text:p>
          </table:table-cell>
          <table:table-cell office:value-type="float" office:value="2433" table:style-name="ce7">
            <text:p><text:s/>2 433<text:s/></text:p>
          </table:table-cell>
          <table:table-cell office:value-type="float" office:value="330416" table:style-name="ce7">
            <text:p><text:s/>330 416<text:s/></text:p>
          </table:table-cell>
          <table:table-cell office:value-type="float" office:value="94285" table:style-name="ce7">
            <text:p><text:s/>94 285<text:s/></text:p>
          </table:table-cell>
          <table:table-cell office:value-type="float" office:value="52668" table:style-name="ce7">
            <text:p><text:s/>52 668<text:s/></text:p>
          </table:table-cell>
          <table:table-cell office:value-type="float" office:value="208478" table:style-name="ce7">
            <text:p><text:s/>208 478<text:s/></text:p>
          </table:table-cell>
          <table:table-cell office:value-type="float" office:value="124717" table:style-name="ce7">
            <text:p><text:s/>124 717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I</text:p>
          </table:table-cell>
          <table:table-cell office:value-type="string" table:style-name="ce2">
            <text:p>Beherbergung und Gastronomie</text:p>
          </table:table-cell>
          <table:table-cell office:value-type="string" table:style-name="ce2">
            <text:p>AT223</text:p>
          </table:table-cell>
          <table:table-cell office:value-type="string" table:style-name="ce2">
            <text:p>Östliche Obersteiermark</text:p>
          </table:table-cell>
          <table:table-cell office:value-type="float" office:value="952" table:style-name="ce6">
            <text:p><text:s/>952<text:s/></text:p>
          </table:table-cell>
          <table:table-cell office:value-type="float" office:value="3764" table:style-name="ce7">
            <text:p><text:s/>3 764<text:s/></text:p>
          </table:table-cell>
          <table:table-cell office:value-type="float" office:value="2958" table:style-name="ce7">
            <text:p><text:s/>2 958<text:s/></text:p>
          </table:table-cell>
          <table:table-cell office:value-type="float" office:value="212467" table:style-name="ce7">
            <text:p><text:s/>212 467<text:s/></text:p>
          </table:table-cell>
          <table:table-cell office:value-type="float" office:value="58954" table:style-name="ce7">
            <text:p><text:s/>58 954<text:s/></text:p>
          </table:table-cell>
          <table:table-cell office:value-type="float" office:value="8800" table:style-name="ce7">
            <text:p><text:s/>8 800<text:s/></text:p>
          </table:table-cell>
          <table:table-cell office:value-type="float" office:value="116289" table:style-name="ce7">
            <text:p><text:s/>116 289<text:s/></text:p>
          </table:table-cell>
          <table:table-cell office:value-type="float" office:value="100209" table:style-name="ce7">
            <text:p><text:s/>100 209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J</text:p>
          </table:table-cell>
          <table:table-cell office:value-type="string" table:style-name="ce2">
            <text:p>Information und Kommunikation</text:p>
          </table:table-cell>
          <table:table-cell office:value-type="string" table:style-name="ce2">
            <text:p>AT223</text:p>
          </table:table-cell>
          <table:table-cell office:value-type="string" table:style-name="ce2">
            <text:p>Östliche Obersteiermark</text:p>
          </table:table-cell>
          <table:table-cell office:value-type="float" office:value="279" table:style-name="ce6">
            <text:p><text:s/>279<text:s/></text:p>
          </table:table-cell>
          <table:table-cell office:value-type="float" office:value="715" table:style-name="ce6">
            <text:p><text:s/>715<text:s/></text:p>
          </table:table-cell>
          <table:table-cell office:value-type="float" office:value="463" table:style-name="ce6">
            <text:p><text:s/>463<text:s/></text:p>
          </table:table-cell>
          <table:table-cell office:value-type="float" office:value="86822" table:style-name="ce6">
            <text:p><text:s/>86 822<text:s/></text:p>
          </table:table-cell>
          <table:table-cell office:value-type="float" office:value="21050" table:style-name="ce6">
            <text:p><text:s/>21 050<text:s/></text:p>
          </table:table-cell>
          <table:table-cell office:value-type="float" office:value="1684" table:style-name="ce6">
            <text:p><text:s/>1 684<text:s/></text:p>
          </table:table-cell>
          <table:table-cell office:value-type="float" office:value="44779" table:style-name="ce6">
            <text:p><text:s/>44 779<text:s/></text:p>
          </table:table-cell>
          <table:table-cell office:value-type="float" office:value="41927" table:style-name="ce6">
            <text:p><text:s/>41 927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K</text:p>
          </table:table-cell>
          <table:table-cell office:value-type="string" table:style-name="ce2">
            <text:p>Finanz- und Versicherungsleistungen</text:p>
          </table:table-cell>
          <table:table-cell office:value-type="string" table:style-name="ce2">
            <text:p>AT223</text:p>
          </table:table-cell>
          <table:table-cell office:value-type="string" table:style-name="ce2">
            <text:p>Östliche Obersteiermark</text:p>
          </table:table-cell>
          <table:table-cell office:value-type="float" office:value="341" table:style-name="ce6">
            <text:p><text:s/>341<text:s/></text:p>
          </table:table-cell>
          <table:table-cell office:value-type="float" office:value="1248" table:style-name="ce6">
            <text:p><text:s/>1 248<text:s/></text:p>
          </table:table-cell>
          <table:table-cell office:value-type="float" office:value="1086" table:style-name="ce6">
            <text:p><text:s/>1 086<text:s/></text:p>
          </table:table-cell>
          <table:table-cell office:value-type="float" office:value="406101" table:style-name="ce6">
            <text:p><text:s/>406 101<text:s/></text:p>
          </table:table-cell>
          <table:table-cell office:value-type="float" office:value="58243" table:style-name="ce6">
            <text:p><text:s/>58 243<text:s/></text:p>
          </table:table-cell>
          <table:table-cell office:value-type="float" office:value="17255" table:style-name="ce6">
            <text:p><text:s/>17 255<text:s/></text:p>
          </table:table-cell>
          <table:table-cell office:value-type="float" office:value="99206" table:style-name="ce6">
            <text:p><text:s/>99 206<text:s/></text:p>
          </table:table-cell>
          <table:table-cell office:value-type="float" office:value="186322" table:style-name="ce6">
            <text:p><text:s/>186 322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L</text:p>
          </table:table-cell>
          <table:table-cell office:value-type="string" table:style-name="ce2">
            <text:p>Grundstücks- und Wohnungswesen</text:p>
          </table:table-cell>
          <table:table-cell office:value-type="string" table:style-name="ce2">
            <text:p>AT223</text:p>
          </table:table-cell>
          <table:table-cell office:value-type="string" table:style-name="ce2">
            <text:p>Östliche Obersteiermark</text:p>
          </table:table-cell>
          <table:table-cell office:value-type="float" office:value="357" table:style-name="ce6">
            <text:p><text:s/>357<text:s/></text:p>
          </table:table-cell>
          <table:table-cell office:value-type="float" office:value="548" table:style-name="ce6">
            <text:p><text:s/>548<text:s/></text:p>
          </table:table-cell>
          <table:table-cell office:value-type="float" office:value="336" table:style-name="ce6">
            <text:p><text:s/>336<text:s/></text:p>
          </table:table-cell>
          <table:table-cell office:value-type="float" office:value="179568" table:style-name="ce6">
            <text:p><text:s/>179 568<text:s/></text:p>
          </table:table-cell>
          <table:table-cell office:value-type="float" office:value="10397" table:style-name="ce6">
            <text:p><text:s/>10 397<text:s/></text:p>
          </table:table-cell>
          <table:table-cell office:value-type="float" office:value="43460" table:style-name="ce6">
            <text:p><text:s/>43 460<text:s/></text:p>
          </table:table-cell>
          <table:table-cell office:value-type="float" office:value="106877" table:style-name="ce6">
            <text:p><text:s/>106 877<text:s/></text:p>
          </table:table-cell>
          <table:table-cell office:value-type="float" office:value="81144" table:style-name="ce6">
            <text:p><text:s/>81 144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M</text:p>
          </table:table-cell>
          <table:table-cell office:value-type="string" table:style-name="ce2">
            <text:p>Freiberufliche/techn. Dienstleistungen</text:p>
          </table:table-cell>
          <table:table-cell office:value-type="string" table:style-name="ce2">
            <text:p>AT223</text:p>
          </table:table-cell>
          <table:table-cell office:value-type="string" table:style-name="ce2">
            <text:p>Östliche Obersteiermark</text:p>
          </table:table-cell>
          <table:table-cell office:value-type="float" office:value="1068" table:style-name="ce6">
            <text:p><text:s/>1 068<text:s/></text:p>
          </table:table-cell>
          <table:table-cell office:value-type="float" office:value="3397" table:style-name="ce6">
            <text:p><text:s/>3 397<text:s/></text:p>
          </table:table-cell>
          <table:table-cell office:value-type="float" office:value="2377" table:style-name="ce6">
            <text:p><text:s/>2 377<text:s/></text:p>
          </table:table-cell>
          <table:table-cell office:value-type="float" office:value="376905" table:style-name="ce6">
            <text:p><text:s/>376 905<text:s/></text:p>
          </table:table-cell>
          <table:table-cell office:value-type="float" office:value="109136" table:style-name="ce6">
            <text:p><text:s/>109 136<text:s/></text:p>
          </table:table-cell>
          <table:table-cell office:value-type="float" office:value="10177" table:style-name="ce6">
            <text:p><text:s/>10 177<text:s/></text:p>
          </table:table-cell>
          <table:table-cell office:value-type="float" office:value="197313" table:style-name="ce6">
            <text:p><text:s/>197 313<text:s/></text:p>
          </table:table-cell>
          <table:table-cell office:value-type="float" office:value="201795" table:style-name="ce6">
            <text:p><text:s/>201 795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N</text:p>
          </table:table-cell>
          <table:table-cell office:value-type="string" table:style-name="ce2">
            <text:p>Sonst. wirtschaftl. Dienstleistungen</text:p>
          </table:table-cell>
          <table:table-cell office:value-type="string" table:style-name="ce2">
            <text:p>AT223</text:p>
          </table:table-cell>
          <table:table-cell office:value-type="string" table:style-name="ce2">
            <text:p>Östliche Obersteiermark</text:p>
          </table:table-cell>
          <table:table-cell office:value-type="float" office:value="357" table:style-name="ce6">
            <text:p><text:s/>357<text:s/></text:p>
          </table:table-cell>
          <table:table-cell office:value-type="float" office:value="2543" table:style-name="ce6">
            <text:p><text:s/>2 543<text:s/></text:p>
          </table:table-cell>
          <table:table-cell office:value-type="float" office:value="2252" table:style-name="ce6">
            <text:p><text:s/>2 252<text:s/></text:p>
          </table:table-cell>
          <table:table-cell office:value-type="float" office:value="264254" table:style-name="ce6">
            <text:p><text:s/>264 254<text:s/></text:p>
          </table:table-cell>
          <table:table-cell office:value-type="float" office:value="79683" table:style-name="ce6">
            <text:p><text:s/>79 683<text:s/></text:p>
          </table:table-cell>
          <table:table-cell office:value-type="float" office:value="9882" table:style-name="ce6">
            <text:p><text:s/>9 882<text:s/></text:p>
          </table:table-cell>
          <table:table-cell office:value-type="float" office:value="145635" table:style-name="ce6">
            <text:p><text:s/>145 635<text:s/></text:p>
          </table:table-cell>
          <table:table-cell office:value-type="float" office:value="121154" table:style-name="ce6">
            <text:p><text:s/>121 154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P</text:p>
          </table:table-cell>
          <table:table-cell office:value-type="string" table:style-name="ce2">
            <text:p>Erziehung und Unterricht</text:p>
          </table:table-cell>
          <table:table-cell office:value-type="string" table:style-name="ce2">
            <text:p>AT223</text:p>
          </table:table-cell>
          <table:table-cell office:value-type="string" table:style-name="ce2">
            <text:p>Östliche Obersteiermark</text:p>
          </table:table-cell>
          <table:table-cell office:value-type="float" office:value="305" table:style-name="ce6">
            <text:p><text:s/>305<text:s/></text:p>
          </table:table-cell>
          <table:table-cell office:value-type="float" office:value="522" table:style-name="ce6">
            <text:p><text:s/>522<text:s/></text:p>
          </table:table-cell>
          <table:table-cell office:value-type="float" office:value="235" table:style-name="ce6">
            <text:p><text:s/>235<text:s/></text:p>
          </table:table-cell>
          <table:table-cell office:value-type="float" office:value="17949" table:style-name="ce6">
            <text:p><text:s/>17 949<text:s/></text:p>
          </table:table-cell>
          <table:table-cell office:value-type="float" office:value="5876" table:style-name="ce6">
            <text:p><text:s/>5 876<text:s/></text:p>
          </table:table-cell>
          <table:table-cell office:value-type="float" office:value="554" table:style-name="ce6">
            <text:p><text:s/>554<text:s/></text:p>
          </table:table-cell>
          <table:table-cell office:value-type="float" office:value="8126" table:style-name="ce6">
            <text:p><text:s/>8 126<text:s/></text:p>
          </table:table-cell>
          <table:table-cell office:value-type="float" office:value="11224" table:style-name="ce6">
            <text:p><text:s/>11 224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Q</text:p>
          </table:table-cell>
          <table:table-cell office:value-type="string" table:style-name="ce2">
            <text:p>Gesundheits- und Sozialwesen</text:p>
          </table:table-cell>
          <table:table-cell office:value-type="string" table:style-name="ce2">
            <text:p>AT223</text:p>
          </table:table-cell>
          <table:table-cell office:value-type="string" table:style-name="ce2">
            <text:p>Östliche Obersteiermark</text:p>
          </table:table-cell>
          <table:table-cell office:value-type="float" office:value="1192" table:style-name="ce6">
            <text:p><text:s/>1 192<text:s/></text:p>
          </table:table-cell>
          <table:table-cell office:value-type="float" office:value="4823" table:style-name="ce6">
            <text:p><text:s/>4 823<text:s/></text:p>
          </table:table-cell>
          <table:table-cell office:value-type="float" office:value="3788" table:style-name="ce6">
            <text:p><text:s/>3 788<text:s/></text:p>
          </table:table-cell>
          <table:table-cell office:value-type="float" office:value="293561" table:style-name="ce6">
            <text:p><text:s/>293 561<text:s/></text:p>
          </table:table-cell>
          <table:table-cell office:value-type="float" office:value="105046" table:style-name="ce6">
            <text:p><text:s/>105 046<text:s/></text:p>
          </table:table-cell>
          <table:table-cell office:value-type="float" office:value="5183" table:style-name="ce6">
            <text:p><text:s/>5 183<text:s/></text:p>
          </table:table-cell>
          <table:table-cell office:value-type="float" office:value="92765" table:style-name="ce6">
            <text:p><text:s/>92 765<text:s/></text:p>
          </table:table-cell>
          <table:table-cell office:value-type="float" office:value="207384" table:style-name="ce6">
            <text:p><text:s/>207 384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R</text:p>
          </table:table-cell>
          <table:table-cell office:value-type="string" table:style-name="ce2">
            <text:p>Kunst, Unterhaltung und Erholung</text:p>
          </table:table-cell>
          <table:table-cell office:value-type="string" table:style-name="ce2">
            <text:p>AT223</text:p>
          </table:table-cell>
          <table:table-cell office:value-type="string" table:style-name="ce2">
            <text:p>Östliche Obersteiermark</text:p>
          </table:table-cell>
          <table:table-cell office:value-type="float" office:value="317" table:style-name="ce6">
            <text:p><text:s/>317<text:s/></text:p>
          </table:table-cell>
          <table:table-cell office:value-type="float" office:value="738" table:style-name="ce6">
            <text:p><text:s/>738<text:s/></text:p>
          </table:table-cell>
          <table:table-cell office:value-type="float" office:value="465" table:style-name="ce6">
            <text:p><text:s/>465<text:s/></text:p>
          </table:table-cell>
          <table:table-cell office:value-type="float" office:value="49484" table:style-name="ce6">
            <text:p><text:s/>49 484<text:s/></text:p>
          </table:table-cell>
          <table:table-cell office:value-type="float" office:value="12815" table:style-name="ce6">
            <text:p><text:s/>12 815<text:s/></text:p>
          </table:table-cell>
          <table:table-cell office:value-type="float" office:value="2181" table:style-name="ce6">
            <text:p><text:s/>2 181<text:s/></text:p>
          </table:table-cell>
          <table:table-cell office:value-type="float" office:value="31289" table:style-name="ce6">
            <text:p><text:s/>31 289<text:s/></text:p>
          </table:table-cell>
          <table:table-cell office:value-type="float" office:value="19812" table:style-name="ce6">
            <text:p><text:s/>19 812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S</text:p>
          </table:table-cell>
          <table:table-cell office:value-type="string" table:style-name="ce2">
            <text:p>Sonst. Dienstleistungen</text:p>
          </table:table-cell>
          <table:table-cell office:value-type="string" table:style-name="ce2">
            <text:p>AT223</text:p>
          </table:table-cell>
          <table:table-cell office:value-type="string" table:style-name="ce2">
            <text:p>Östliche Obersteiermark</text:p>
          </table:table-cell>
          <table:table-cell office:value-type="float" office:value="693" table:style-name="ce6">
            <text:p><text:s/>693<text:s/></text:p>
          </table:table-cell>
          <table:table-cell office:value-type="float" office:value="1188" table:style-name="ce6">
            <text:p><text:s/>1 188<text:s/></text:p>
          </table:table-cell>
          <table:table-cell office:value-type="float" office:value="545" table:style-name="ce6">
            <text:p><text:s/>545<text:s/></text:p>
          </table:table-cell>
          <table:table-cell office:value-type="float" office:value="53698" table:style-name="ce6">
            <text:p><text:s/>53 698<text:s/></text:p>
          </table:table-cell>
          <table:table-cell office:value-type="float" office:value="9657" table:style-name="ce6">
            <text:p><text:s/>9 657<text:s/></text:p>
          </table:table-cell>
          <table:table-cell office:value-type="float" office:value="658" table:style-name="ce6">
            <text:p><text:s/>658<text:s/></text:p>
          </table:table-cell>
          <table:table-cell office:value-type="float" office:value="30451" table:style-name="ce6">
            <text:p><text:s/>30 451<text:s/></text:p>
          </table:table-cell>
          <table:table-cell office:value-type="float" office:value="23751" table:style-name="ce6">
            <text:p><text:s/>23 751<text:s/></text:p>
          </table:table-cell>
          <table:table-cell table:number-columns-repeated="16372"/>
        </table:table-row>
        <table:table-row table:style-name="ro3">
          <table:table-cell table:style-name="ce4"/>
          <table:table-cell office:value-type="string" table:style-name="ce4">
            <text:p>INSGESAMT</text:p>
          </table:table-cell>
          <table:table-cell office:value-type="string" table:style-name="ce4">
            <text:p>AT224</text:p>
          </table:table-cell>
          <table:table-cell office:value-type="string" table:style-name="ce4">
            <text:p>Oststeiermark</text:p>
          </table:table-cell>
          <table:table-cell office:value-type="float" office:value="19086" table:style-name="ce5">
            <text:p><text:s/>19 086<text:s/></text:p>
          </table:table-cell>
          <table:table-cell office:value-type="float" office:value="102489" table:style-name="ce5">
            <text:p><text:s/>102 489<text:s/></text:p>
          </table:table-cell>
          <table:table-cell office:value-type="float" office:value="85502" table:style-name="ce5">
            <text:p><text:s/>85 502<text:s/></text:p>
          </table:table-cell>
          <table:table-cell office:value-type="float" office:value="20000723" table:style-name="ce5">
            <text:p><text:s/>20 000 723<text:s/></text:p>
          </table:table-cell>
          <table:table-cell office:value-type="float" office:value="3049887" table:style-name="ce5">
            <text:p><text:s/>3 049 887<text:s/></text:p>
          </table:table-cell>
          <table:table-cell office:value-type="float" office:value="773924" table:style-name="ce5">
            <text:p><text:s/>773 924<text:s/></text:p>
          </table:table-cell>
          <table:table-cell office:value-type="float" office:value="14272782" table:style-name="ce5">
            <text:p><text:s/>14 272 782<text:s/></text:p>
          </table:table-cell>
          <table:table-cell office:value-type="float" office:value="5821947" table:style-name="ce5">
            <text:p><text:s/>5 821 947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A</text:p>
          </table:table-cell>
          <table:table-cell office:value-type="string" table:style-name="ce2">
            <text:p>Land- und Forstwirtschaft</text:p>
          </table:table-cell>
          <table:table-cell office:value-type="string" table:style-name="ce2">
            <text:p>AT224</text:p>
          </table:table-cell>
          <table:table-cell office:value-type="string" table:style-name="ce2">
            <text:p>Oststeiermark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B</text:p>
          </table:table-cell>
          <table:table-cell office:value-type="string" table:style-name="ce2">
            <text:p>Bergbau</text:p>
          </table:table-cell>
          <table:table-cell office:value-type="string" table:style-name="ce2">
            <text:p>AT224</text:p>
          </table:table-cell>
          <table:table-cell office:value-type="string" table:style-name="ce2">
            <text:p>Oststeiermark</text:p>
          </table:table-cell>
          <table:table-cell office:value-type="float" office:value="33" table:style-name="ce6">
            <text:p><text:s/>33<text:s/></text:p>
          </table:table-cell>
          <table:table-cell office:value-type="float" office:value="459" table:style-name="ce6">
            <text:p><text:s/>459<text:s/></text:p>
          </table:table-cell>
          <table:table-cell office:value-type="float" office:value="439" table:style-name="ce6">
            <text:p><text:s/>439<text:s/></text:p>
          </table:table-cell>
          <table:table-cell office:value-type="float" office:value="110068" table:style-name="ce6">
            <text:p><text:s/>110 068<text:s/></text:p>
          </table:table-cell>
          <table:table-cell office:value-type="float" office:value="20049" table:style-name="ce6">
            <text:p><text:s/>20 049<text:s/></text:p>
          </table:table-cell>
          <table:table-cell office:value-type="float" office:value="4661" table:style-name="ce6">
            <text:p><text:s/>4 661<text:s/></text:p>
          </table:table-cell>
          <table:table-cell office:value-type="float" office:value="70419" table:style-name="ce6">
            <text:p><text:s/>70 419<text:s/></text:p>
          </table:table-cell>
          <table:table-cell office:value-type="float" office:value="40646" table:style-name="ce6">
            <text:p><text:s/>40 646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C</text:p>
          </table:table-cell>
          <table:table-cell office:value-type="string" table:style-name="ce2">
            <text:p>Herstellung von Waren</text:p>
          </table:table-cell>
          <table:table-cell office:value-type="string" table:style-name="ce2">
            <text:p>AT224</text:p>
          </table:table-cell>
          <table:table-cell office:value-type="string" table:style-name="ce2">
            <text:p>Oststeiermark</text:p>
          </table:table-cell>
          <table:table-cell office:value-type="float" office:value="1512" table:style-name="ce6">
            <text:p><text:s/>1 512<text:s/></text:p>
          </table:table-cell>
          <table:table-cell office:value-type="float" office:value="23939" table:style-name="ce6">
            <text:p><text:s/>23 939<text:s/></text:p>
          </table:table-cell>
          <table:table-cell office:value-type="float" office:value="22612" table:style-name="ce6">
            <text:p><text:s/>22 612<text:s/></text:p>
          </table:table-cell>
          <table:table-cell office:value-type="float" office:value="6518098" table:style-name="ce6">
            <text:p><text:s/>6 518 098<text:s/></text:p>
          </table:table-cell>
          <table:table-cell office:value-type="float" office:value="976449" table:style-name="ce6">
            <text:p><text:s/>976 449<text:s/></text:p>
          </table:table-cell>
          <table:table-cell office:value-type="float" office:value="232641" table:style-name="ce6">
            <text:p><text:s/>232 641<text:s/></text:p>
          </table:table-cell>
          <table:table-cell office:value-type="float" office:value="4887211" table:style-name="ce6">
            <text:p><text:s/>4 887 211<text:s/></text:p>
          </table:table-cell>
          <table:table-cell office:value-type="float" office:value="1731295" table:style-name="ce6">
            <text:p><text:s/>1 731 295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D</text:p>
          </table:table-cell>
          <table:table-cell office:value-type="string" table:style-name="ce2">
            <text:p>Energieversorgung</text:p>
          </table:table-cell>
          <table:table-cell office:value-type="string" table:style-name="ce2">
            <text:p>AT224</text:p>
          </table:table-cell>
          <table:table-cell office:value-type="string" table:style-name="ce2">
            <text:p>Oststeiermark</text:p>
          </table:table-cell>
          <table:table-cell office:value-type="float" office:value="326" table:style-name="ce6">
            <text:p><text:s/>326<text:s/></text:p>
          </table:table-cell>
          <table:table-cell office:value-type="float" office:value="895" table:style-name="ce6">
            <text:p><text:s/>895<text:s/></text:p>
          </table:table-cell>
          <table:table-cell office:value-type="float" office:value="526" table:style-name="ce6">
            <text:p><text:s/>526<text:s/></text:p>
          </table:table-cell>
          <table:table-cell office:value-type="float" office:value="649994" table:style-name="ce6">
            <text:p><text:s/>649 994<text:s/></text:p>
          </table:table-cell>
          <table:table-cell office:value-type="float" office:value="24595" table:style-name="ce6">
            <text:p><text:s/>24 595<text:s/></text:p>
          </table:table-cell>
          <table:table-cell office:value-type="float" office:value="60851" table:style-name="ce6">
            <text:p><text:s/>60 851<text:s/></text:p>
          </table:table-cell>
          <table:table-cell office:value-type="float" office:value="559135" table:style-name="ce6">
            <text:p><text:s/>559 135<text:s/></text:p>
          </table:table-cell>
          <table:table-cell office:value-type="float" office:value="96402" table:style-name="ce6">
            <text:p><text:s/>96 402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E</text:p>
          </table:table-cell>
          <table:table-cell office:value-type="string" table:style-name="ce2">
            <text:p>Wasserversorgung und Abfallentsorgung</text:p>
          </table:table-cell>
          <table:table-cell office:value-type="string" table:style-name="ce2">
            <text:p>AT224</text:p>
          </table:table-cell>
          <table:table-cell office:value-type="string" table:style-name="ce2">
            <text:p>Oststeiermark</text:p>
          </table:table-cell>
          <table:table-cell office:value-type="float" office:value="161" table:style-name="ce6">
            <text:p><text:s/>161<text:s/></text:p>
          </table:table-cell>
          <table:table-cell office:value-type="float" office:value="724" table:style-name="ce6">
            <text:p><text:s/>724<text:s/></text:p>
          </table:table-cell>
          <table:table-cell office:value-type="float" office:value="686" table:style-name="ce6">
            <text:p><text:s/>686<text:s/></text:p>
          </table:table-cell>
          <table:table-cell office:value-type="float" office:value="241571" table:style-name="ce6">
            <text:p><text:s/>241 571<text:s/></text:p>
          </table:table-cell>
          <table:table-cell office:value-type="float" office:value="28295" table:style-name="ce6">
            <text:p><text:s/>28 295<text:s/></text:p>
          </table:table-cell>
          <table:table-cell office:value-type="float" office:value="17876" table:style-name="ce6">
            <text:p><text:s/>17 876<text:s/></text:p>
          </table:table-cell>
          <table:table-cell office:value-type="float" office:value="181081" table:style-name="ce6">
            <text:p><text:s/>181 081<text:s/></text:p>
          </table:table-cell>
          <table:table-cell office:value-type="float" office:value="65410" table:style-name="ce6">
            <text:p><text:s/>65 410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F</text:p>
          </table:table-cell>
          <table:table-cell office:value-type="string" table:style-name="ce2">
            <text:p>Bau</text:p>
          </table:table-cell>
          <table:table-cell office:value-type="string" table:style-name="ce2">
            <text:p>AT224</text:p>
          </table:table-cell>
          <table:table-cell office:value-type="string" table:style-name="ce2">
            <text:p>Oststeiermark</text:p>
          </table:table-cell>
          <table:table-cell office:value-type="float" office:value="1776" table:style-name="ce6">
            <text:p><text:s/>1 776<text:s/></text:p>
          </table:table-cell>
          <table:table-cell office:value-type="float" office:value="14326" table:style-name="ce6">
            <text:p><text:s/>14 326<text:s/></text:p>
          </table:table-cell>
          <table:table-cell office:value-type="float" office:value="12647" table:style-name="ce6">
            <text:p><text:s/>12 647<text:s/></text:p>
          </table:table-cell>
          <table:table-cell office:value-type="float" office:value="2650978" table:style-name="ce6">
            <text:p><text:s/>2 650 978<text:s/></text:p>
          </table:table-cell>
          <table:table-cell office:value-type="float" office:value="540069" table:style-name="ce6">
            <text:p><text:s/>540 069<text:s/></text:p>
          </table:table-cell>
          <table:table-cell office:value-type="float" office:value="78864" table:style-name="ce6">
            <text:p><text:s/>78 864<text:s/></text:p>
          </table:table-cell>
          <table:table-cell office:value-type="float" office:value="1839538" table:style-name="ce6">
            <text:p><text:s/>1 839 538<text:s/></text:p>
          </table:table-cell>
          <table:table-cell office:value-type="float" office:value="878280" table:style-name="ce6">
            <text:p><text:s/>878 280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G</text:p>
          </table:table-cell>
          <table:table-cell office:value-type="string" table:style-name="ce2">
            <text:p>Handel</text:p>
          </table:table-cell>
          <table:table-cell office:value-type="string" table:style-name="ce2">
            <text:p>AT224</text:p>
          </table:table-cell>
          <table:table-cell office:value-type="string" table:style-name="ce2">
            <text:p>Oststeiermark</text:p>
          </table:table-cell>
          <table:table-cell office:value-type="float" office:value="4274" table:style-name="ce6">
            <text:p><text:s/>4 274<text:s/></text:p>
          </table:table-cell>
          <table:table-cell office:value-type="float" office:value="20584" table:style-name="ce6">
            <text:p><text:s/>20 584<text:s/></text:p>
          </table:table-cell>
          <table:table-cell office:value-type="float" office:value="16998" table:style-name="ce6">
            <text:p><text:s/>16 998<text:s/></text:p>
          </table:table-cell>
          <table:table-cell office:value-type="float" office:value="6007304" table:style-name="ce6">
            <text:p><text:s/>6 007 304<text:s/></text:p>
          </table:table-cell>
          <table:table-cell office:value-type="float" office:value="512492" table:style-name="ce6">
            <text:p><text:s/>512 492<text:s/></text:p>
          </table:table-cell>
          <table:table-cell office:value-type="float" office:value="125948" table:style-name="ce6">
            <text:p><text:s/>125 948<text:s/></text:p>
          </table:table-cell>
          <table:table-cell office:value-type="float" office:value="5019947" table:style-name="ce6">
            <text:p><text:s/>5 019 947<text:s/></text:p>
          </table:table-cell>
          <table:table-cell office:value-type="float" office:value="999559" table:style-name="ce6">
            <text:p><text:s/>999 559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H</text:p>
          </table:table-cell>
          <table:table-cell office:value-type="string" table:style-name="ce2">
            <text:p>Verkehr</text:p>
          </table:table-cell>
          <table:table-cell office:value-type="string" table:style-name="ce2">
            <text:p>AT224</text:p>
          </table:table-cell>
          <table:table-cell office:value-type="string" table:style-name="ce2">
            <text:p>Oststeiermark</text:p>
          </table:table-cell>
          <table:table-cell office:value-type="float" office:value="426" table:style-name="ce6">
            <text:p><text:s/>426<text:s/></text:p>
          </table:table-cell>
          <table:table-cell office:value-type="float" office:value="4180" table:style-name="ce6">
            <text:p><text:s/>4 180<text:s/></text:p>
          </table:table-cell>
          <table:table-cell office:value-type="float" office:value="3855" table:style-name="ce6">
            <text:p><text:s/>3 855<text:s/></text:p>
          </table:table-cell>
          <table:table-cell office:value-type="float" office:value="653712" table:style-name="ce6">
            <text:p><text:s/>653 712<text:s/></text:p>
          </table:table-cell>
          <table:table-cell office:value-type="float" office:value="141004" table:style-name="ce6">
            <text:p><text:s/>141 004<text:s/></text:p>
          </table:table-cell>
          <table:table-cell office:value-type="float" office:value="52633" table:style-name="ce6">
            <text:p><text:s/>52 633<text:s/></text:p>
          </table:table-cell>
          <table:table-cell office:value-type="float" office:value="422593" table:style-name="ce6">
            <text:p><text:s/>422 593<text:s/></text:p>
          </table:table-cell>
          <table:table-cell office:value-type="float" office:value="234604" table:style-name="ce6">
            <text:p><text:s/>234 604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I</text:p>
          </table:table-cell>
          <table:table-cell office:value-type="string" table:style-name="ce2">
            <text:p>Beherbergung und Gastronomie</text:p>
          </table:table-cell>
          <table:table-cell office:value-type="string" table:style-name="ce2">
            <text:p>AT224</text:p>
          </table:table-cell>
          <table:table-cell office:value-type="string" table:style-name="ce2">
            <text:p>Oststeiermark</text:p>
          </table:table-cell>
          <table:table-cell office:value-type="float" office:value="1583" table:style-name="ce6">
            <text:p><text:s/>1 583<text:s/></text:p>
          </table:table-cell>
          <table:table-cell office:value-type="float" office:value="9047" table:style-name="ce7">
            <text:p><text:s/>9 047<text:s/></text:p>
          </table:table-cell>
          <table:table-cell office:value-type="float" office:value="7495" table:style-name="ce7">
            <text:p><text:s/>7 495<text:s/></text:p>
          </table:table-cell>
          <table:table-cell office:value-type="float" office:value="569279" table:style-name="ce7">
            <text:p><text:s/>569 279<text:s/></text:p>
          </table:table-cell>
          <table:table-cell office:value-type="float" office:value="153418" table:style-name="ce7">
            <text:p><text:s/>153 418<text:s/></text:p>
          </table:table-cell>
          <table:table-cell office:value-type="float" office:value="36957" table:style-name="ce7">
            <text:p><text:s/>36 957<text:s/></text:p>
          </table:table-cell>
          <table:table-cell office:value-type="float" office:value="297621" table:style-name="ce7">
            <text:p><text:s/>297 621<text:s/></text:p>
          </table:table-cell>
          <table:table-cell office:value-type="float" office:value="281939" table:style-name="ce7">
            <text:p><text:s/>281 939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J</text:p>
          </table:table-cell>
          <table:table-cell office:value-type="string" table:style-name="ce2">
            <text:p>Information und Kommunikation</text:p>
          </table:table-cell>
          <table:table-cell office:value-type="string" table:style-name="ce2">
            <text:p>AT224</text:p>
          </table:table-cell>
          <table:table-cell office:value-type="string" table:style-name="ce2">
            <text:p>Oststeiermark</text:p>
          </table:table-cell>
          <table:table-cell office:value-type="float" office:value="519" table:style-name="ce6">
            <text:p><text:s/>519<text:s/></text:p>
          </table:table-cell>
          <table:table-cell office:value-type="float" office:value="1246" table:style-name="ce7">
            <text:p><text:s/>1 246<text:s/></text:p>
          </table:table-cell>
          <table:table-cell office:value-type="float" office:value="722" table:style-name="ce7">
            <text:p><text:s/>722<text:s/></text:p>
          </table:table-cell>
          <table:table-cell office:value-type="float" office:value="123579" table:style-name="ce7">
            <text:p><text:s/>123 579<text:s/></text:p>
          </table:table-cell>
          <table:table-cell office:value-type="float" office:value="27284" table:style-name="ce7">
            <text:p><text:s/>27 284<text:s/></text:p>
          </table:table-cell>
          <table:table-cell office:value-type="float" office:value="5833" table:style-name="ce7">
            <text:p><text:s/>5 833<text:s/></text:p>
          </table:table-cell>
          <table:table-cell office:value-type="float" office:value="57348" table:style-name="ce7">
            <text:p><text:s/>57 348<text:s/></text:p>
          </table:table-cell>
          <table:table-cell office:value-type="float" office:value="65140" table:style-name="ce7">
            <text:p><text:s/>65 140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K</text:p>
          </table:table-cell>
          <table:table-cell office:value-type="string" table:style-name="ce2">
            <text:p>Finanz- und Versicherungsleistungen</text:p>
          </table:table-cell>
          <table:table-cell office:value-type="string" table:style-name="ce2">
            <text:p>AT224</text:p>
          </table:table-cell>
          <table:table-cell office:value-type="string" table:style-name="ce2">
            <text:p>Oststeiermark</text:p>
          </table:table-cell>
          <table:table-cell office:value-type="float" office:value="572" table:style-name="ce6">
            <text:p><text:s/>572<text:s/></text:p>
          </table:table-cell>
          <table:table-cell office:value-type="float" office:value="2414" table:style-name="ce6">
            <text:p><text:s/>2 414<text:s/></text:p>
          </table:table-cell>
          <table:table-cell office:value-type="float" office:value="2098" table:style-name="ce6">
            <text:p><text:s/>2 098<text:s/></text:p>
          </table:table-cell>
          <table:table-cell office:value-type="float" office:value="648749" table:style-name="ce6">
            <text:p><text:s/>648 749<text:s/></text:p>
          </table:table-cell>
          <table:table-cell office:value-type="float" office:value="114116" table:style-name="ce6">
            <text:p><text:s/>114 116<text:s/></text:p>
          </table:table-cell>
          <table:table-cell office:value-type="float" office:value="17921" table:style-name="ce6">
            <text:p><text:s/>17 921<text:s/></text:p>
          </table:table-cell>
          <table:table-cell office:value-type="float" office:value="180759" table:style-name="ce6">
            <text:p><text:s/>180 759<text:s/></text:p>
          </table:table-cell>
          <table:table-cell office:value-type="float" office:value="332497" table:style-name="ce6">
            <text:p><text:s/>332 497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L</text:p>
          </table:table-cell>
          <table:table-cell office:value-type="string" table:style-name="ce2">
            <text:p>Grundstücks- und Wohnungswesen</text:p>
          </table:table-cell>
          <table:table-cell office:value-type="string" table:style-name="ce2">
            <text:p>AT224</text:p>
          </table:table-cell>
          <table:table-cell office:value-type="string" table:style-name="ce2">
            <text:p>Oststeiermark</text:p>
          </table:table-cell>
          <table:table-cell office:value-type="float" office:value="723" table:style-name="ce6">
            <text:p><text:s/>723<text:s/></text:p>
          </table:table-cell>
          <table:table-cell office:value-type="float" office:value="1007" table:style-name="ce6">
            <text:p><text:s/>1 007<text:s/></text:p>
          </table:table-cell>
          <table:table-cell office:value-type="float" office:value="509" table:style-name="ce6">
            <text:p><text:s/>509<text:s/></text:p>
          </table:table-cell>
          <table:table-cell office:value-type="float" office:value="224311" table:style-name="ce6">
            <text:p><text:s/>224 311<text:s/></text:p>
          </table:table-cell>
          <table:table-cell office:value-type="float" office:value="12777" table:style-name="ce6">
            <text:p><text:s/>12 777<text:s/></text:p>
          </table:table-cell>
          <table:table-cell office:value-type="float" office:value="74742" table:style-name="ce6">
            <text:p><text:s/>74 742<text:s/></text:p>
          </table:table-cell>
          <table:table-cell office:value-type="float" office:value="118600" table:style-name="ce6">
            <text:p><text:s/>118 600<text:s/></text:p>
          </table:table-cell>
          <table:table-cell office:value-type="float" office:value="111529" table:style-name="ce6">
            <text:p><text:s/>111 529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M</text:p>
          </table:table-cell>
          <table:table-cell office:value-type="string" table:style-name="ce2">
            <text:p>Freiberufliche/techn. Dienstleistungen</text:p>
          </table:table-cell>
          <table:table-cell office:value-type="string" table:style-name="ce2">
            <text:p>AT224</text:p>
          </table:table-cell>
          <table:table-cell office:value-type="string" table:style-name="ce2">
            <text:p>Oststeiermark</text:p>
          </table:table-cell>
          <table:table-cell office:value-type="float" office:value="1982" table:style-name="ce6">
            <text:p><text:s/>1 982<text:s/></text:p>
          </table:table-cell>
          <table:table-cell office:value-type="float" office:value="5668" table:style-name="ce6">
            <text:p><text:s/>5 668<text:s/></text:p>
          </table:table-cell>
          <table:table-cell office:value-type="float" office:value="3735" table:style-name="ce6">
            <text:p><text:s/>3 735<text:s/></text:p>
          </table:table-cell>
          <table:table-cell office:value-type="float" office:value="549980" table:style-name="ce6">
            <text:p><text:s/>549 980<text:s/></text:p>
          </table:table-cell>
          <table:table-cell office:value-type="float" office:value="137354" table:style-name="ce6">
            <text:p><text:s/>137 354<text:s/></text:p>
          </table:table-cell>
          <table:table-cell office:value-type="float" office:value="25714" table:style-name="ce6">
            <text:p><text:s/>25 714<text:s/></text:p>
          </table:table-cell>
          <table:table-cell office:value-type="float" office:value="255369" table:style-name="ce6">
            <text:p><text:s/>255 369<text:s/></text:p>
          </table:table-cell>
          <table:table-cell office:value-type="float" office:value="300650" table:style-name="ce6">
            <text:p><text:s/>300 650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N</text:p>
          </table:table-cell>
          <table:table-cell office:value-type="string" table:style-name="ce2">
            <text:p>Sonst. wirtschaftl. Dienstleistungen</text:p>
          </table:table-cell>
          <table:table-cell office:value-type="string" table:style-name="ce2">
            <text:p>AT224</text:p>
          </table:table-cell>
          <table:table-cell office:value-type="string" table:style-name="ce2">
            <text:p>Oststeiermark</text:p>
          </table:table-cell>
          <table:table-cell office:value-type="float" office:value="768" table:style-name="ce6">
            <text:p><text:s/>768<text:s/></text:p>
          </table:table-cell>
          <table:table-cell office:value-type="float" office:value="5340" table:style-name="ce6">
            <text:p><text:s/>5 340<text:s/></text:p>
          </table:table-cell>
          <table:table-cell office:value-type="float" office:value="4642" table:style-name="ce6">
            <text:p><text:s/>4 642<text:s/></text:p>
          </table:table-cell>
          <table:table-cell office:value-type="float" office:value="342493" table:style-name="ce6">
            <text:p><text:s/>342 493<text:s/></text:p>
          </table:table-cell>
          <table:table-cell office:value-type="float" office:value="142977" table:style-name="ce6">
            <text:p><text:s/>142 977<text:s/></text:p>
          </table:table-cell>
          <table:table-cell office:value-type="float" office:value="13767" table:style-name="ce6">
            <text:p><text:s/>13 767<text:s/></text:p>
          </table:table-cell>
          <table:table-cell office:value-type="float" office:value="117505" table:style-name="ce6">
            <text:p><text:s/>117 505<text:s/></text:p>
          </table:table-cell>
          <table:table-cell office:value-type="float" office:value="226332" table:style-name="ce6">
            <text:p><text:s/>226 332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P</text:p>
          </table:table-cell>
          <table:table-cell office:value-type="string" table:style-name="ce2">
            <text:p>Erziehung und Unterricht</text:p>
          </table:table-cell>
          <table:table-cell office:value-type="string" table:style-name="ce2">
            <text:p>AT224</text:p>
          </table:table-cell>
          <table:table-cell office:value-type="string" table:style-name="ce2">
            <text:p>Oststeiermark</text:p>
          </table:table-cell>
          <table:table-cell office:value-type="float" office:value="465" table:style-name="ce6">
            <text:p><text:s/>465<text:s/></text:p>
          </table:table-cell>
          <table:table-cell office:value-type="float" office:value="908" table:style-name="ce6">
            <text:p><text:s/>908<text:s/></text:p>
          </table:table-cell>
          <table:table-cell office:value-type="float" office:value="465" table:style-name="ce6">
            <text:p><text:s/>465<text:s/></text:p>
          </table:table-cell>
          <table:table-cell office:value-type="float" office:value="26022" table:style-name="ce6">
            <text:p><text:s/>26 022<text:s/></text:p>
          </table:table-cell>
          <table:table-cell office:value-type="float" office:value="11127" table:style-name="ce6">
            <text:p><text:s/>11 127<text:s/></text:p>
          </table:table-cell>
          <table:table-cell office:value-type="float" office:value="1712" table:style-name="ce6">
            <text:p><text:s/>1 712<text:s/></text:p>
          </table:table-cell>
          <table:table-cell office:value-type="float" office:value="13887" table:style-name="ce6">
            <text:p><text:s/>13 887<text:s/></text:p>
          </table:table-cell>
          <table:table-cell office:value-type="float" office:value="14612" table:style-name="ce6">
            <text:p><text:s/>14 612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Q</text:p>
          </table:table-cell>
          <table:table-cell office:value-type="string" table:style-name="ce2">
            <text:p>Gesundheits- und Sozialwesen</text:p>
          </table:table-cell>
          <table:table-cell office:value-type="string" table:style-name="ce2">
            <text:p>AT224</text:p>
          </table:table-cell>
          <table:table-cell office:value-type="string" table:style-name="ce2">
            <text:p>Oststeiermark</text:p>
          </table:table-cell>
          <table:table-cell office:value-type="float" office:value="2100" table:style-name="ce6">
            <text:p><text:s/>2 100<text:s/></text:p>
          </table:table-cell>
          <table:table-cell office:value-type="float" office:value="8052" table:style-name="ce6">
            <text:p><text:s/>8 052<text:s/></text:p>
          </table:table-cell>
          <table:table-cell office:value-type="float" office:value="6126" table:style-name="ce6">
            <text:p><text:s/>6 126<text:s/></text:p>
          </table:table-cell>
          <table:table-cell office:value-type="float" office:value="513005" table:style-name="ce6">
            <text:p><text:s/>513 005<text:s/></text:p>
          </table:table-cell>
          <table:table-cell office:value-type="float" office:value="167969" table:style-name="ce6">
            <text:p><text:s/>167 969<text:s/></text:p>
          </table:table-cell>
          <table:table-cell office:value-type="float" office:value="9441" table:style-name="ce6">
            <text:p><text:s/>9 441<text:s/></text:p>
          </table:table-cell>
          <table:table-cell office:value-type="float" office:value="167437" table:style-name="ce6">
            <text:p><text:s/>167 437<text:s/></text:p>
          </table:table-cell>
          <table:table-cell office:value-type="float" office:value="351464" table:style-name="ce6">
            <text:p><text:s/>351 464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R</text:p>
          </table:table-cell>
          <table:table-cell office:value-type="string" table:style-name="ce2">
            <text:p>Kunst, Unterhaltung und Erholung</text:p>
          </table:table-cell>
          <table:table-cell office:value-type="string" table:style-name="ce2">
            <text:p>AT224</text:p>
          </table:table-cell>
          <table:table-cell office:value-type="string" table:style-name="ce2">
            <text:p>Oststeiermark</text:p>
          </table:table-cell>
          <table:table-cell office:value-type="float" office:value="546" table:style-name="ce6">
            <text:p><text:s/>546<text:s/></text:p>
          </table:table-cell>
          <table:table-cell office:value-type="float" office:value="972" table:style-name="ce6">
            <text:p><text:s/>972<text:s/></text:p>
          </table:table-cell>
          <table:table-cell office:value-type="float" office:value="467" table:style-name="ce6">
            <text:p><text:s/>467<text:s/></text:p>
          </table:table-cell>
          <table:table-cell office:value-type="float" office:value="56358" table:style-name="ce6">
            <text:p><text:s/>56 358<text:s/></text:p>
          </table:table-cell>
          <table:table-cell office:value-type="float" office:value="12315" table:style-name="ce6">
            <text:p><text:s/>12 315<text:s/></text:p>
          </table:table-cell>
          <table:table-cell office:value-type="float" office:value="4815" table:style-name="ce6">
            <text:p><text:s/>4 815<text:s/></text:p>
          </table:table-cell>
          <table:table-cell office:value-type="float" office:value="36133" table:style-name="ce6">
            <text:p><text:s/>36 133<text:s/></text:p>
          </table:table-cell>
          <table:table-cell office:value-type="float" office:value="22315" table:style-name="ce6">
            <text:p><text:s/>22 315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S</text:p>
          </table:table-cell>
          <table:table-cell office:value-type="string" table:style-name="ce2">
            <text:p>Sonst. Dienstleistungen</text:p>
          </table:table-cell>
          <table:table-cell office:value-type="string" table:style-name="ce2">
            <text:p>AT224</text:p>
          </table:table-cell>
          <table:table-cell office:value-type="string" table:style-name="ce2">
            <text:p>Oststeiermark</text:p>
          </table:table-cell>
          <table:table-cell office:value-type="float" office:value="1320" table:style-name="ce6">
            <text:p><text:s/>1 320<text:s/></text:p>
          </table:table-cell>
          <table:table-cell office:value-type="float" office:value="2728" table:style-name="ce6">
            <text:p><text:s/>2 728<text:s/></text:p>
          </table:table-cell>
          <table:table-cell office:value-type="float" office:value="1480" table:style-name="ce6">
            <text:p><text:s/>1 480<text:s/></text:p>
          </table:table-cell>
          <table:table-cell office:value-type="float" office:value="115222" table:style-name="ce6">
            <text:p><text:s/>115 222<text:s/></text:p>
          </table:table-cell>
          <table:table-cell office:value-type="float" office:value="27597" table:style-name="ce6">
            <text:p><text:s/>27 597<text:s/></text:p>
          </table:table-cell>
          <table:table-cell office:value-type="float" office:value="9548" table:style-name="ce6">
            <text:p><text:s/>9 548<text:s/></text:p>
          </table:table-cell>
          <table:table-cell office:value-type="float" office:value="48199" table:style-name="ce6">
            <text:p><text:s/>48 199<text:s/></text:p>
          </table:table-cell>
          <table:table-cell office:value-type="float" office:value="69273" table:style-name="ce6">
            <text:p><text:s/>69 273<text:s/></text:p>
          </table:table-cell>
          <table:table-cell table:number-columns-repeated="16372"/>
        </table:table-row>
        <table:table-row table:style-name="ro3">
          <table:table-cell table:style-name="ce4"/>
          <table:table-cell office:value-type="string" table:style-name="ce4">
            <text:p>INSGESAMT</text:p>
          </table:table-cell>
          <table:table-cell office:value-type="string" table:style-name="ce4">
            <text:p>AT225</text:p>
          </table:table-cell>
          <table:table-cell office:value-type="string" table:style-name="ce4">
            <text:p>West- und Südsteiermark</text:p>
          </table:table-cell>
          <table:table-cell office:value-type="float" office:value="14538" table:style-name="ce5">
            <text:p><text:s/>14 538<text:s/></text:p>
          </table:table-cell>
          <table:table-cell office:value-type="float" office:value="68937" table:style-name="ce5">
            <text:p><text:s/>68 937<text:s/></text:p>
          </table:table-cell>
          <table:table-cell office:value-type="float" office:value="56117" table:style-name="ce5">
            <text:p><text:s/>56 117<text:s/></text:p>
          </table:table-cell>
          <table:table-cell office:value-type="float" office:value="13998684" table:style-name="ce5">
            <text:p><text:s/>13 998 684<text:s/></text:p>
          </table:table-cell>
          <table:table-cell office:value-type="float" office:value="2078910" table:style-name="ce5">
            <text:p><text:s/>2 078 910<text:s/></text:p>
          </table:table-cell>
          <table:table-cell office:value-type="float" office:value="617637" table:style-name="ce5">
            <text:p><text:s/>617 637<text:s/></text:p>
          </table:table-cell>
          <table:table-cell office:value-type="float" office:value="10055763" table:style-name="ce5">
            <text:p><text:s/>10 055 763<text:s/></text:p>
          </table:table-cell>
          <table:table-cell office:value-type="float" office:value="3987762" table:style-name="ce5">
            <text:p><text:s/>3 987 762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A</text:p>
          </table:table-cell>
          <table:table-cell office:value-type="string" table:style-name="ce2">
            <text:p>Land- und Forstwirtschaft</text:p>
          </table:table-cell>
          <table:table-cell office:value-type="string" table:style-name="ce2">
            <text:p>AT225</text:p>
          </table:table-cell>
          <table:table-cell office:value-type="string" table:style-name="ce2">
            <text:p>West- und Südsteiermark</text:p>
          </table:table-cell>
          <table:table-cell office:value-type="float" office:value="1" table:style-name="ce6">
            <text:p><text:s/>1<text:s/>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B</text:p>
          </table:table-cell>
          <table:table-cell office:value-type="string" table:style-name="ce2">
            <text:p>Bergbau</text:p>
          </table:table-cell>
          <table:table-cell office:value-type="string" table:style-name="ce2">
            <text:p>AT225</text:p>
          </table:table-cell>
          <table:table-cell office:value-type="string" table:style-name="ce2">
            <text:p>West- und Südsteiermark</text:p>
          </table:table-cell>
          <table:table-cell office:value-type="float" office:value="23" table:style-name="ce6">
            <text:p><text:s/>23<text:s/>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C</text:p>
          </table:table-cell>
          <table:table-cell office:value-type="string" table:style-name="ce2">
            <text:p>Herstellung von Waren</text:p>
          </table:table-cell>
          <table:table-cell office:value-type="string" table:style-name="ce2">
            <text:p>AT225</text:p>
          </table:table-cell>
          <table:table-cell office:value-type="string" table:style-name="ce2">
            <text:p>West- und Südsteiermark</text:p>
          </table:table-cell>
          <table:table-cell office:value-type="float" office:value="1053" table:style-name="ce6">
            <text:p><text:s/>1 053<text:s/></text:p>
          </table:table-cell>
          <table:table-cell office:value-type="float" office:value="17756" table:style-name="ce6">
            <text:p><text:s/>17 756<text:s/></text:p>
          </table:table-cell>
          <table:table-cell office:value-type="float" office:value="16838" table:style-name="ce6">
            <text:p><text:s/>16 838<text:s/></text:p>
          </table:table-cell>
          <table:table-cell office:value-type="float" office:value="5572804" table:style-name="ce6">
            <text:p><text:s/>5 572 804<text:s/></text:p>
          </table:table-cell>
          <table:table-cell office:value-type="float" office:value="794082" table:style-name="ce6">
            <text:p><text:s/>794 082<text:s/></text:p>
          </table:table-cell>
          <table:table-cell office:value-type="float" office:value="221891" table:style-name="ce6">
            <text:p><text:s/>221 891<text:s/></text:p>
          </table:table-cell>
          <table:table-cell office:value-type="float" office:value="4287991" table:style-name="ce6">
            <text:p><text:s/>4 287 991<text:s/></text:p>
          </table:table-cell>
          <table:table-cell office:value-type="float" office:value="1371760" table:style-name="ce6">
            <text:p><text:s/>1 371 760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D</text:p>
          </table:table-cell>
          <table:table-cell office:value-type="string" table:style-name="ce2">
            <text:p>Energieversorgung</text:p>
          </table:table-cell>
          <table:table-cell office:value-type="string" table:style-name="ce2">
            <text:p>AT225</text:p>
          </table:table-cell>
          <table:table-cell office:value-type="string" table:style-name="ce2">
            <text:p>West- und Südsteiermark</text:p>
          </table:table-cell>
          <table:table-cell office:value-type="float" office:value="174" table:style-name="ce6">
            <text:p><text:s/>174<text:s/></text:p>
          </table:table-cell>
          <table:table-cell office:value-type="float" office:value="499" table:style-name="ce6">
            <text:p><text:s/>499<text:s/></text:p>
          </table:table-cell>
          <table:table-cell office:value-type="float" office:value="338" table:style-name="ce6">
            <text:p><text:s/>338<text:s/></text:p>
          </table:table-cell>
          <table:table-cell office:value-type="float" office:value="143622" table:style-name="ce6">
            <text:p><text:s/>143 622<text:s/></text:p>
          </table:table-cell>
          <table:table-cell office:value-type="float" office:value="16521" table:style-name="ce6">
            <text:p><text:s/>16 521<text:s/></text:p>
          </table:table-cell>
          <table:table-cell office:value-type="float" office:value="32686" table:style-name="ce6">
            <text:p><text:s/>32 686<text:s/></text:p>
          </table:table-cell>
          <table:table-cell office:value-type="float" office:value="91077" table:style-name="ce6">
            <text:p><text:s/>91 077<text:s/></text:p>
          </table:table-cell>
          <table:table-cell office:value-type="float" office:value="55792" table:style-name="ce6">
            <text:p><text:s/>55 792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E</text:p>
          </table:table-cell>
          <table:table-cell office:value-type="string" table:style-name="ce2">
            <text:p>Wasserversorgung und Abfallentsorgung</text:p>
          </table:table-cell>
          <table:table-cell office:value-type="string" table:style-name="ce2">
            <text:p>AT225</text:p>
          </table:table-cell>
          <table:table-cell office:value-type="string" table:style-name="ce2">
            <text:p>West- und Südsteiermark</text:p>
          </table:table-cell>
          <table:table-cell office:value-type="float" office:value="120" table:style-name="ce6">
            <text:p><text:s/>120<text:s/></text:p>
          </table:table-cell>
          <table:table-cell office:value-type="float" office:value="593" table:style-name="ce6">
            <text:p><text:s/>593<text:s/></text:p>
          </table:table-cell>
          <table:table-cell office:value-type="float" office:value="567" table:style-name="ce6">
            <text:p><text:s/>567<text:s/></text:p>
          </table:table-cell>
          <table:table-cell office:value-type="float" office:value="210494" table:style-name="ce6">
            <text:p><text:s/>210 494<text:s/></text:p>
          </table:table-cell>
          <table:table-cell office:value-type="float" office:value="25462" table:style-name="ce6">
            <text:p><text:s/>25 462<text:s/></text:p>
          </table:table-cell>
          <table:table-cell office:value-type="float" office:value="25076" table:style-name="ce6">
            <text:p><text:s/>25 076<text:s/></text:p>
          </table:table-cell>
          <table:table-cell office:value-type="float" office:value="155274" table:style-name="ce6">
            <text:p><text:s/>155 274<text:s/></text:p>
          </table:table-cell>
          <table:table-cell office:value-type="float" office:value="59564" table:style-name="ce6">
            <text:p><text:s/>59 564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F</text:p>
          </table:table-cell>
          <table:table-cell office:value-type="string" table:style-name="ce2">
            <text:p>Bau</text:p>
          </table:table-cell>
          <table:table-cell office:value-type="string" table:style-name="ce2">
            <text:p>AT225</text:p>
          </table:table-cell>
          <table:table-cell office:value-type="string" table:style-name="ce2">
            <text:p>West- und Südsteiermark</text:p>
          </table:table-cell>
          <table:table-cell office:value-type="float" office:value="1407" table:style-name="ce6">
            <text:p><text:s/>1 407<text:s/></text:p>
          </table:table-cell>
          <table:table-cell office:value-type="float" office:value="8485" table:style-name="ce6">
            <text:p><text:s/>8 485<text:s/></text:p>
          </table:table-cell>
          <table:table-cell office:value-type="float" office:value="7160" table:style-name="ce6">
            <text:p><text:s/>7 160<text:s/></text:p>
          </table:table-cell>
          <table:table-cell office:value-type="float" office:value="1426306" table:style-name="ce6">
            <text:p><text:s/>1 426 306<text:s/></text:p>
          </table:table-cell>
          <table:table-cell office:value-type="float" office:value="282813" table:style-name="ce6">
            <text:p><text:s/>282 813<text:s/></text:p>
          </table:table-cell>
          <table:table-cell office:value-type="float" office:value="41171" table:style-name="ce6">
            <text:p><text:s/>41 171<text:s/></text:p>
          </table:table-cell>
          <table:table-cell office:value-type="float" office:value="973773" table:style-name="ce6">
            <text:p><text:s/>973 773<text:s/></text:p>
          </table:table-cell>
          <table:table-cell office:value-type="float" office:value="483554" table:style-name="ce6">
            <text:p><text:s/>483 554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G</text:p>
          </table:table-cell>
          <table:table-cell office:value-type="string" table:style-name="ce2">
            <text:p>Handel</text:p>
          </table:table-cell>
          <table:table-cell office:value-type="string" table:style-name="ce2">
            <text:p>AT225</text:p>
          </table:table-cell>
          <table:table-cell office:value-type="string" table:style-name="ce2">
            <text:p>West- und Südsteiermark</text:p>
          </table:table-cell>
          <table:table-cell office:value-type="float" office:value="3067" table:style-name="ce6">
            <text:p><text:s/>3 067<text:s/></text:p>
          </table:table-cell>
          <table:table-cell office:value-type="float" office:value="12913" table:style-name="ce6">
            <text:p><text:s/>12 913<text:s/></text:p>
          </table:table-cell>
          <table:table-cell office:value-type="float" office:value="10335" table:style-name="ce6">
            <text:p><text:s/>10 335<text:s/></text:p>
          </table:table-cell>
          <table:table-cell office:value-type="float" office:value="3830367" table:style-name="ce6">
            <text:p><text:s/>3 830 367<text:s/></text:p>
          </table:table-cell>
          <table:table-cell office:value-type="float" office:value="313883" table:style-name="ce6">
            <text:p><text:s/>313 883<text:s/></text:p>
          </table:table-cell>
          <table:table-cell office:value-type="float" office:value="72794" table:style-name="ce6">
            <text:p><text:s/>72 794<text:s/></text:p>
          </table:table-cell>
          <table:table-cell office:value-type="float" office:value="3227252" table:style-name="ce6">
            <text:p><text:s/>3 227 252<text:s/></text:p>
          </table:table-cell>
          <table:table-cell office:value-type="float" office:value="601797" table:style-name="ce6">
            <text:p><text:s/>601 797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H</text:p>
          </table:table-cell>
          <table:table-cell office:value-type="string" table:style-name="ce2">
            <text:p>Verkehr</text:p>
          </table:table-cell>
          <table:table-cell office:value-type="string" table:style-name="ce2">
            <text:p>AT225</text:p>
          </table:table-cell>
          <table:table-cell office:value-type="string" table:style-name="ce2">
            <text:p>West- und Südsteiermark</text:p>
          </table:table-cell>
          <table:table-cell office:value-type="float" office:value="352" table:style-name="ce6">
            <text:p><text:s/>352<text:s/></text:p>
          </table:table-cell>
          <table:table-cell office:value-type="float" office:value="2571" table:style-name="ce6">
            <text:p><text:s/>2 571<text:s/></text:p>
          </table:table-cell>
          <table:table-cell office:value-type="float" office:value="2313" table:style-name="ce6">
            <text:p><text:s/>2 313<text:s/></text:p>
          </table:table-cell>
          <table:table-cell office:value-type="float" office:value="511634" table:style-name="ce6">
            <text:p><text:s/>511 634<text:s/></text:p>
          </table:table-cell>
          <table:table-cell office:value-type="float" office:value="78371" table:style-name="ce6">
            <text:p><text:s/>78 371<text:s/></text:p>
          </table:table-cell>
          <table:table-cell office:value-type="float" office:value="68285" table:style-name="ce6">
            <text:p><text:s/>68 285<text:s/></text:p>
          </table:table-cell>
          <table:table-cell office:value-type="float" office:value="350532" table:style-name="ce6">
            <text:p><text:s/>350 532<text:s/></text:p>
          </table:table-cell>
          <table:table-cell office:value-type="float" office:value="168009" table:style-name="ce6">
            <text:p><text:s/>168 009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I</text:p>
          </table:table-cell>
          <table:table-cell office:value-type="string" table:style-name="ce2">
            <text:p>Beherbergung und Gastronomie</text:p>
          </table:table-cell>
          <table:table-cell office:value-type="string" table:style-name="ce2">
            <text:p>AT225</text:p>
          </table:table-cell>
          <table:table-cell office:value-type="string" table:style-name="ce2">
            <text:p>West- und Südsteiermark</text:p>
          </table:table-cell>
          <table:table-cell office:value-type="float" office:value="1127" table:style-name="ce6">
            <text:p><text:s/>1 127<text:s/></text:p>
          </table:table-cell>
          <table:table-cell office:value-type="float" office:value="4625" table:style-name="ce6">
            <text:p><text:s/>4 625<text:s/></text:p>
          </table:table-cell>
          <table:table-cell office:value-type="float" office:value="3555" table:style-name="ce6">
            <text:p><text:s/>3 555<text:s/></text:p>
          </table:table-cell>
          <table:table-cell office:value-type="float" office:value="262552" table:style-name="ce6">
            <text:p><text:s/>262 552<text:s/></text:p>
          </table:table-cell>
          <table:table-cell office:value-type="float" office:value="68802" table:style-name="ce6">
            <text:p><text:s/>68 802<text:s/></text:p>
          </table:table-cell>
          <table:table-cell office:value-type="float" office:value="17735" table:style-name="ce6">
            <text:p><text:s/>17 735<text:s/></text:p>
          </table:table-cell>
          <table:table-cell office:value-type="float" office:value="142819" table:style-name="ce6">
            <text:p><text:s/>142 819<text:s/></text:p>
          </table:table-cell>
          <table:table-cell office:value-type="float" office:value="124000" table:style-name="ce6">
            <text:p><text:s/>124 000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J</text:p>
          </table:table-cell>
          <table:table-cell office:value-type="string" table:style-name="ce2">
            <text:p>Information und Kommunikation</text:p>
          </table:table-cell>
          <table:table-cell office:value-type="string" table:style-name="ce2">
            <text:p>AT225</text:p>
          </table:table-cell>
          <table:table-cell office:value-type="string" table:style-name="ce2">
            <text:p>West- und Südsteiermark</text:p>
          </table:table-cell>
          <table:table-cell office:value-type="float" office:value="435" table:style-name="ce6">
            <text:p><text:s/>435<text:s/></text:p>
          </table:table-cell>
          <table:table-cell office:value-type="float" office:value="1236" table:style-name="ce6">
            <text:p><text:s/>1 236<text:s/></text:p>
          </table:table-cell>
          <table:table-cell office:value-type="float" office:value="804" table:style-name="ce6">
            <text:p><text:s/>804<text:s/></text:p>
          </table:table-cell>
          <table:table-cell office:value-type="float" office:value="133240" table:style-name="ce6">
            <text:p><text:s/>133 240<text:s/></text:p>
          </table:table-cell>
          <table:table-cell office:value-type="float" office:value="35071" table:style-name="ce6">
            <text:p><text:s/>35 071<text:s/></text:p>
          </table:table-cell>
          <table:table-cell office:value-type="float" office:value="2962" table:style-name="ce6">
            <text:p><text:s/>2 962<text:s/></text:p>
          </table:table-cell>
          <table:table-cell office:value-type="float" office:value="64085" table:style-name="ce6">
            <text:p><text:s/>64 085<text:s/></text:p>
          </table:table-cell>
          <table:table-cell office:value-type="float" office:value="69874" table:style-name="ce6">
            <text:p><text:s/>69 874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K</text:p>
          </table:table-cell>
          <table:table-cell office:value-type="string" table:style-name="ce2">
            <text:p>Finanz- und Versicherungsleistungen</text:p>
          </table:table-cell>
          <table:table-cell office:value-type="string" table:style-name="ce2">
            <text:p>AT225</text:p>
          </table:table-cell>
          <table:table-cell office:value-type="string" table:style-name="ce2">
            <text:p>West- und Südsteiermark</text:p>
          </table:table-cell>
          <table:table-cell office:value-type="float" office:value="435" table:style-name="ce6">
            <text:p><text:s/>435<text:s/></text:p>
          </table:table-cell>
          <table:table-cell office:value-type="float" office:value="1640" table:style-name="ce6">
            <text:p><text:s/>1 640<text:s/></text:p>
          </table:table-cell>
          <table:table-cell office:value-type="float" office:value="1384" table:style-name="ce6">
            <text:p><text:s/>1 384<text:s/></text:p>
          </table:table-cell>
          <table:table-cell office:value-type="float" office:value="469594" table:style-name="ce6">
            <text:p><text:s/>469 594<text:s/></text:p>
          </table:table-cell>
          <table:table-cell office:value-type="float" office:value="75856" table:style-name="ce6">
            <text:p><text:s/>75 856<text:s/></text:p>
          </table:table-cell>
          <table:table-cell office:value-type="float" office:value="13515" table:style-name="ce6">
            <text:p><text:s/>13 515<text:s/></text:p>
          </table:table-cell>
          <table:table-cell office:value-type="float" office:value="126425" table:style-name="ce6">
            <text:p><text:s/>126 425<text:s/></text:p>
          </table:table-cell>
          <table:table-cell office:value-type="float" office:value="229580" table:style-name="ce6">
            <text:p><text:s/>229 580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L</text:p>
          </table:table-cell>
          <table:table-cell office:value-type="string" table:style-name="ce2">
            <text:p>Grundstücks- und Wohnungswesen</text:p>
          </table:table-cell>
          <table:table-cell office:value-type="string" table:style-name="ce2">
            <text:p>AT225</text:p>
          </table:table-cell>
          <table:table-cell office:value-type="string" table:style-name="ce2">
            <text:p>West- und Südsteiermark</text:p>
          </table:table-cell>
          <table:table-cell office:value-type="float" office:value="620" table:style-name="ce6">
            <text:p><text:s/>620<text:s/></text:p>
          </table:table-cell>
          <table:table-cell office:value-type="float" office:value="892" table:style-name="ce6">
            <text:p><text:s/>892<text:s/></text:p>
          </table:table-cell>
          <table:table-cell office:value-type="float" office:value="490" table:style-name="ce6">
            <text:p><text:s/>490<text:s/></text:p>
          </table:table-cell>
          <table:table-cell office:value-type="float" office:value="197810" table:style-name="ce6">
            <text:p><text:s/>197 810<text:s/></text:p>
          </table:table-cell>
          <table:table-cell office:value-type="float" office:value="12979" table:style-name="ce6">
            <text:p><text:s/>12 979<text:s/></text:p>
          </table:table-cell>
          <table:table-cell office:value-type="float" office:value="57879" table:style-name="ce6">
            <text:p><text:s/>57 879<text:s/></text:p>
          </table:table-cell>
          <table:table-cell office:value-type="float" office:value="100526" table:style-name="ce6">
            <text:p><text:s/>100 526<text:s/></text:p>
          </table:table-cell>
          <table:table-cell office:value-type="float" office:value="99133" table:style-name="ce6">
            <text:p><text:s/>99 133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M</text:p>
          </table:table-cell>
          <table:table-cell office:value-type="string" table:style-name="ce2">
            <text:p>Freiberufliche/techn. Dienstleistungen</text:p>
          </table:table-cell>
          <table:table-cell office:value-type="string" table:style-name="ce2">
            <text:p>AT225</text:p>
          </table:table-cell>
          <table:table-cell office:value-type="string" table:style-name="ce2">
            <text:p>West- und Südsteiermark</text:p>
          </table:table-cell>
          <table:table-cell office:value-type="float" office:value="1458" table:style-name="ce6">
            <text:p><text:s/>1 458<text:s/></text:p>
          </table:table-cell>
          <table:table-cell office:value-type="float" office:value="3862" table:style-name="ce6">
            <text:p><text:s/>3 862<text:s/></text:p>
          </table:table-cell>
          <table:table-cell office:value-type="float" office:value="2429" table:style-name="ce6">
            <text:p><text:s/>2 429<text:s/></text:p>
          </table:table-cell>
          <table:table-cell office:value-type="float" office:value="411948" table:style-name="ce6">
            <text:p><text:s/>411 948<text:s/></text:p>
          </table:table-cell>
          <table:table-cell office:value-type="float" office:value="90530" table:style-name="ce6">
            <text:p><text:s/>90 530<text:s/></text:p>
          </table:table-cell>
          <table:table-cell office:value-type="float" office:value="36899" table:style-name="ce6">
            <text:p><text:s/>36 899<text:s/></text:p>
          </table:table-cell>
          <table:table-cell office:value-type="float" office:value="223103" table:style-name="ce6">
            <text:p><text:s/>223 103<text:s/></text:p>
          </table:table-cell>
          <table:table-cell office:value-type="float" office:value="192871" table:style-name="ce6">
            <text:p><text:s/>192 871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N</text:p>
          </table:table-cell>
          <table:table-cell office:value-type="string" table:style-name="ce2">
            <text:p>Sonst. wirtschaftl. Dienstleistungen</text:p>
          </table:table-cell>
          <table:table-cell office:value-type="string" table:style-name="ce2">
            <text:p>AT225</text:p>
          </table:table-cell>
          <table:table-cell office:value-type="string" table:style-name="ce2">
            <text:p>West- und Südsteiermark</text:p>
          </table:table-cell>
          <table:table-cell office:value-type="float" office:value="581" table:style-name="ce6">
            <text:p><text:s/>581<text:s/></text:p>
          </table:table-cell>
          <table:table-cell office:value-type="float" office:value="3852" table:style-name="ce6">
            <text:p><text:s/>3 852<text:s/></text:p>
          </table:table-cell>
          <table:table-cell office:value-type="float" office:value="3316" table:style-name="ce6">
            <text:p><text:s/>3 316<text:s/></text:p>
          </table:table-cell>
          <table:table-cell office:value-type="float" office:value="248802" table:style-name="ce6">
            <text:p><text:s/>248 802<text:s/></text:p>
          </table:table-cell>
          <table:table-cell office:value-type="float" office:value="102520" table:style-name="ce6">
            <text:p><text:s/>102 520<text:s/></text:p>
          </table:table-cell>
          <table:table-cell office:value-type="float" office:value="8581" table:style-name="ce6">
            <text:p><text:s/>8 581<text:s/></text:p>
          </table:table-cell>
          <table:table-cell office:value-type="float" office:value="80958" table:style-name="ce6">
            <text:p><text:s/>80 958<text:s/></text:p>
          </table:table-cell>
          <table:table-cell office:value-type="float" office:value="168599" table:style-name="ce6">
            <text:p><text:s/>168 599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P</text:p>
          </table:table-cell>
          <table:table-cell office:value-type="string" table:style-name="ce2">
            <text:p>Erziehung und Unterricht</text:p>
          </table:table-cell>
          <table:table-cell office:value-type="string" table:style-name="ce2">
            <text:p>AT225</text:p>
          </table:table-cell>
          <table:table-cell office:value-type="string" table:style-name="ce2">
            <text:p>West- und Südsteiermark</text:p>
          </table:table-cell>
          <table:table-cell office:value-type="float" office:value="359" table:style-name="ce6">
            <text:p><text:s/>359<text:s/></text:p>
          </table:table-cell>
          <table:table-cell office:value-type="float" office:value="692" table:style-name="ce6">
            <text:p><text:s/>692<text:s/></text:p>
          </table:table-cell>
          <table:table-cell office:value-type="float" office:value="367" table:style-name="ce6">
            <text:p><text:s/>367<text:s/></text:p>
          </table:table-cell>
          <table:table-cell office:value-type="float" office:value="24251" table:style-name="ce6">
            <text:p><text:s/>24 251<text:s/></text:p>
          </table:table-cell>
          <table:table-cell office:value-type="float" office:value="9209" table:style-name="ce6">
            <text:p><text:s/>9 209<text:s/></text:p>
          </table:table-cell>
          <table:table-cell office:value-type="float" office:value="632" table:style-name="ce6">
            <text:p><text:s/>632<text:s/></text:p>
          </table:table-cell>
          <table:table-cell office:value-type="float" office:value="12576" table:style-name="ce6">
            <text:p><text:s/>12 576<text:s/></text:p>
          </table:table-cell>
          <table:table-cell office:value-type="float" office:value="14264" table:style-name="ce6">
            <text:p><text:s/>14 264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Q</text:p>
          </table:table-cell>
          <table:table-cell office:value-type="string" table:style-name="ce2">
            <text:p>Gesundheits- und Sozialwesen</text:p>
          </table:table-cell>
          <table:table-cell office:value-type="string" table:style-name="ce2">
            <text:p>AT225</text:p>
          </table:table-cell>
          <table:table-cell office:value-type="string" table:style-name="ce2">
            <text:p>West- und Südsteiermark</text:p>
          </table:table-cell>
          <table:table-cell office:value-type="float" office:value="1731" table:style-name="ce6">
            <text:p><text:s/>1 731<text:s/></text:p>
          </table:table-cell>
          <table:table-cell office:value-type="float" office:value="6573" table:style-name="ce6">
            <text:p><text:s/>6 573<text:s/></text:p>
          </table:table-cell>
          <table:table-cell office:value-type="float" office:value="5000" table:style-name="ce6">
            <text:p><text:s/>5 000<text:s/></text:p>
          </table:table-cell>
          <table:table-cell office:value-type="float" office:value="419935" table:style-name="ce6">
            <text:p><text:s/>419 935<text:s/></text:p>
          </table:table-cell>
          <table:table-cell office:value-type="float" office:value="144962" table:style-name="ce6">
            <text:p><text:s/>144 962<text:s/></text:p>
          </table:table-cell>
          <table:table-cell office:value-type="float" office:value="8242" table:style-name="ce6">
            <text:p><text:s/>8 242<text:s/></text:p>
          </table:table-cell>
          <table:table-cell office:value-type="float" office:value="143285" table:style-name="ce6">
            <text:p><text:s/>143 285<text:s/></text:p>
          </table:table-cell>
          <table:table-cell office:value-type="float" office:value="285730" table:style-name="ce6">
            <text:p><text:s/>285 730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R</text:p>
          </table:table-cell>
          <table:table-cell office:value-type="string" table:style-name="ce2">
            <text:p>Kunst, Unterhaltung und Erholung</text:p>
          </table:table-cell>
          <table:table-cell office:value-type="string" table:style-name="ce2">
            <text:p>AT225</text:p>
          </table:table-cell>
          <table:table-cell office:value-type="string" table:style-name="ce2">
            <text:p>West- und Südsteiermark</text:p>
          </table:table-cell>
          <table:table-cell office:value-type="float" office:value="415" table:style-name="ce6">
            <text:p><text:s/>415<text:s/></text:p>
          </table:table-cell>
          <table:table-cell office:value-type="float" office:value="659" table:style-name="ce6">
            <text:p><text:s/>659<text:s/></text:p>
          </table:table-cell>
          <table:table-cell office:value-type="float" office:value="269" table:style-name="ce6">
            <text:p><text:s/>269<text:s/></text:p>
          </table:table-cell>
          <table:table-cell office:value-type="float" office:value="32102" table:style-name="ce6">
            <text:p><text:s/>32 102<text:s/></text:p>
          </table:table-cell>
          <table:table-cell office:value-type="float" office:value="4301" table:style-name="ce6">
            <text:p><text:s/>4 301<text:s/></text:p>
          </table:table-cell>
          <table:table-cell office:value-type="float" office:value="907" table:style-name="ce6">
            <text:p><text:s/>907<text:s/></text:p>
          </table:table-cell>
          <table:table-cell office:value-type="float" office:value="20790" table:style-name="ce6">
            <text:p><text:s/>20 790<text:s/></text:p>
          </table:table-cell>
          <table:table-cell office:value-type="float" office:value="12599" table:style-name="ce6">
            <text:p><text:s/>12 599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S</text:p>
          </table:table-cell>
          <table:table-cell office:value-type="string" table:style-name="ce2">
            <text:p>Sonst. Dienstleistungen</text:p>
          </table:table-cell>
          <table:table-cell office:value-type="string" table:style-name="ce2">
            <text:p>AT225</text:p>
          </table:table-cell>
          <table:table-cell office:value-type="string" table:style-name="ce2">
            <text:p>West- und Südsteiermark</text:p>
          </table:table-cell>
          <table:table-cell office:value-type="float" office:value="1180" table:style-name="ce6">
            <text:p><text:s/>1 180<text:s/></text:p>
          </table:table-cell>
          <table:table-cell office:value-type="float" office:value="1864" table:style-name="ce6">
            <text:p><text:s/>1 864<text:s/></text:p>
          </table:table-cell>
          <table:table-cell office:value-type="float" office:value="739" table:style-name="ce6">
            <text:p><text:s/>739<text:s/></text:p>
          </table:table-cell>
          <table:table-cell office:value-type="float" office:value="67062" table:style-name="ce6">
            <text:p><text:s/>67 062<text:s/></text:p>
          </table:table-cell>
          <table:table-cell office:value-type="float" office:value="14123" table:style-name="ce6">
            <text:p><text:s/>14 123<text:s/></text:p>
          </table:table-cell>
          <table:table-cell office:value-type="float" office:value="2019" table:style-name="ce6">
            <text:p><text:s/>2 019<text:s/></text:p>
          </table:table-cell>
          <table:table-cell office:value-type="float" office:value="29088" table:style-name="ce6">
            <text:p><text:s/>29 088<text:s/></text:p>
          </table:table-cell>
          <table:table-cell office:value-type="float" office:value="38790" table:style-name="ce6">
            <text:p><text:s/>38 790<text:s/></text:p>
          </table:table-cell>
          <table:table-cell table:number-columns-repeated="16372"/>
        </table:table-row>
        <table:table-row table:style-name="ro3">
          <table:table-cell table:style-name="ce4"/>
          <table:table-cell office:value-type="string" table:style-name="ce4">
            <text:p>INSGESAMT</text:p>
          </table:table-cell>
          <table:table-cell office:value-type="string" table:style-name="ce4">
            <text:p>AT226</text:p>
          </table:table-cell>
          <table:table-cell office:value-type="string" table:style-name="ce4">
            <text:p>Westliche Obersteiermark</text:p>
          </table:table-cell>
          <table:table-cell office:value-type="float" office:value="6651" table:style-name="ce5">
            <text:p><text:s/>6 651<text:s/></text:p>
          </table:table-cell>
          <table:table-cell office:value-type="float" office:value="33160" table:style-name="ce5">
            <text:p><text:s/>33 160<text:s/></text:p>
          </table:table-cell>
          <table:table-cell office:value-type="float" office:value="27522" table:style-name="ce5">
            <text:p><text:s/>27 522<text:s/></text:p>
          </table:table-cell>
          <table:table-cell office:value-type="float" office:value="7166117" table:style-name="ce5">
            <text:p><text:s/>7 166 117<text:s/></text:p>
          </table:table-cell>
          <table:table-cell office:value-type="float" office:value="1057108" table:style-name="ce5">
            <text:p><text:s/>1 057 108<text:s/></text:p>
          </table:table-cell>
          <table:table-cell office:value-type="float" office:value="331275" table:style-name="ce5">
            <text:p><text:s/>331 275<text:s/></text:p>
          </table:table-cell>
          <table:table-cell office:value-type="float" office:value="5025526" table:style-name="ce5">
            <text:p><text:s/>5 025 526<text:s/></text:p>
          </table:table-cell>
          <table:table-cell office:value-type="float" office:value="2177363" table:style-name="ce5">
            <text:p><text:s/>2 177 363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A</text:p>
          </table:table-cell>
          <table:table-cell office:value-type="string" table:style-name="ce2">
            <text:p>Land- und Forstwirtschaft</text:p>
          </table:table-cell>
          <table:table-cell office:value-type="string" table:style-name="ce2">
            <text:p>AT226</text:p>
          </table:table-cell>
          <table:table-cell office:value-type="string" table:style-name="ce2">
            <text:p>Westliche Obersteiermark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B</text:p>
          </table:table-cell>
          <table:table-cell office:value-type="string" table:style-name="ce2">
            <text:p>Bergbau</text:p>
          </table:table-cell>
          <table:table-cell office:value-type="string" table:style-name="ce2">
            <text:p>AT226</text:p>
          </table:table-cell>
          <table:table-cell office:value-type="string" table:style-name="ce2">
            <text:p>Westliche Obersteiermark</text:p>
          </table:table-cell>
          <table:table-cell office:value-type="float" office:value="27" table:style-name="ce6">
            <text:p><text:s/>27<text:s/></text:p>
          </table:table-cell>
          <table:table-cell office:value-type="float" office:value="152" table:style-name="ce6">
            <text:p><text:s/>152<text:s/></text:p>
          </table:table-cell>
          <table:table-cell office:value-type="float" office:value="140" table:style-name="ce6">
            <text:p><text:s/>140<text:s/></text:p>
          </table:table-cell>
          <table:table-cell office:value-type="float" office:value="53077" table:style-name="ce6">
            <text:p><text:s/>53 077<text:s/></text:p>
          </table:table-cell>
          <table:table-cell office:value-type="float" office:value="6757" table:style-name="ce6">
            <text:p><text:s/>6 757<text:s/></text:p>
          </table:table-cell>
          <table:table-cell office:value-type="float" office:value="3197" table:style-name="ce6">
            <text:p><text:s/>3 197<text:s/></text:p>
          </table:table-cell>
          <table:table-cell office:value-type="float" office:value="40350" table:style-name="ce6">
            <text:p><text:s/>40 350<text:s/></text:p>
          </table:table-cell>
          <table:table-cell office:value-type="float" office:value="13127" table:style-name="ce6">
            <text:p><text:s/>13 127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C</text:p>
          </table:table-cell>
          <table:table-cell office:value-type="string" table:style-name="ce2">
            <text:p>Herstellung von Waren</text:p>
          </table:table-cell>
          <table:table-cell office:value-type="string" table:style-name="ce2">
            <text:p>AT226</text:p>
          </table:table-cell>
          <table:table-cell office:value-type="string" table:style-name="ce2">
            <text:p>Westliche Obersteiermark</text:p>
          </table:table-cell>
          <table:table-cell office:value-type="float" office:value="486" table:style-name="ce6">
            <text:p><text:s/>486<text:s/></text:p>
          </table:table-cell>
          <table:table-cell office:value-type="float" office:value="8988" table:style-name="ce6">
            <text:p><text:s/>8 988<text:s/></text:p>
          </table:table-cell>
          <table:table-cell office:value-type="float" office:value="8588" table:style-name="ce6">
            <text:p><text:s/>8 588<text:s/></text:p>
          </table:table-cell>
          <table:table-cell office:value-type="float" office:value="3024725" table:style-name="ce6">
            <text:p><text:s/>3 024 725<text:s/></text:p>
          </table:table-cell>
          <table:table-cell office:value-type="float" office:value="438180" table:style-name="ce6">
            <text:p><text:s/>438 180<text:s/></text:p>
          </table:table-cell>
          <table:table-cell office:value-type="float" office:value="127636" table:style-name="ce6">
            <text:p><text:s/>127 636<text:s/></text:p>
          </table:table-cell>
          <table:table-cell office:value-type="float" office:value="2218494" table:style-name="ce6">
            <text:p><text:s/>2 218 494<text:s/></text:p>
          </table:table-cell>
          <table:table-cell office:value-type="float" office:value="861224" table:style-name="ce6">
            <text:p><text:s/>861 224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D</text:p>
          </table:table-cell>
          <table:table-cell office:value-type="string" table:style-name="ce2">
            <text:p>Energieversorgung</text:p>
          </table:table-cell>
          <table:table-cell office:value-type="string" table:style-name="ce2">
            <text:p>AT226</text:p>
          </table:table-cell>
          <table:table-cell office:value-type="string" table:style-name="ce2">
            <text:p>Westliche Obersteiermark</text:p>
          </table:table-cell>
          <table:table-cell office:value-type="float" office:value="209" table:style-name="ce6">
            <text:p><text:s/>209<text:s/></text:p>
          </table:table-cell>
          <table:table-cell office:value-type="float" office:value="620" table:style-name="ce6">
            <text:p><text:s/>620<text:s/></text:p>
          </table:table-cell>
          <table:table-cell office:value-type="float" office:value="409" table:style-name="ce6">
            <text:p><text:s/>409<text:s/></text:p>
          </table:table-cell>
          <table:table-cell office:value-type="float" office:value="151708" table:style-name="ce6">
            <text:p><text:s/>151 708<text:s/></text:p>
          </table:table-cell>
          <table:table-cell office:value-type="float" office:value="19504" table:style-name="ce6">
            <text:p><text:s/>19 504<text:s/></text:p>
          </table:table-cell>
          <table:table-cell office:value-type="float" office:value="41257" table:style-name="ce6">
            <text:p><text:s/>41 257<text:s/></text:p>
          </table:table-cell>
          <table:table-cell office:value-type="float" office:value="80869" table:style-name="ce6">
            <text:p><text:s/>80 869<text:s/></text:p>
          </table:table-cell>
          <table:table-cell office:value-type="float" office:value="76258" table:style-name="ce6">
            <text:p><text:s/>76 258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E</text:p>
          </table:table-cell>
          <table:table-cell office:value-type="string" table:style-name="ce2">
            <text:p>Wasserversorgung und Abfallentsorgung</text:p>
          </table:table-cell>
          <table:table-cell office:value-type="string" table:style-name="ce2">
            <text:p>AT226</text:p>
          </table:table-cell>
          <table:table-cell office:value-type="string" table:style-name="ce2">
            <text:p>Westliche Obersteiermark</text:p>
          </table:table-cell>
          <table:table-cell office:value-type="float" office:value="34" table:style-name="ce6">
            <text:p><text:s/>34<text:s/></text:p>
          </table:table-cell>
          <table:table-cell office:value-type="float" office:value="169" table:style-name="ce6">
            <text:p><text:s/>169<text:s/></text:p>
          </table:table-cell>
          <table:table-cell office:value-type="float" office:value="161" table:style-name="ce6">
            <text:p><text:s/>161<text:s/></text:p>
          </table:table-cell>
          <table:table-cell office:value-type="float" office:value="48146" table:style-name="ce6">
            <text:p><text:s/>48 146<text:s/></text:p>
          </table:table-cell>
          <table:table-cell office:value-type="float" office:value="6475" table:style-name="ce6">
            <text:p><text:s/>6 475<text:s/></text:p>
          </table:table-cell>
          <table:table-cell office:value-type="float" office:value="2845" table:style-name="ce6">
            <text:p><text:s/>2 845<text:s/></text:p>
          </table:table-cell>
          <table:table-cell office:value-type="float" office:value="33078" table:style-name="ce6">
            <text:p><text:s/>33 078<text:s/></text:p>
          </table:table-cell>
          <table:table-cell office:value-type="float" office:value="15181" table:style-name="ce6">
            <text:p><text:s/>15 181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F</text:p>
          </table:table-cell>
          <table:table-cell office:value-type="string" table:style-name="ce2">
            <text:p>Bau</text:p>
          </table:table-cell>
          <table:table-cell office:value-type="string" table:style-name="ce2">
            <text:p>AT226</text:p>
          </table:table-cell>
          <table:table-cell office:value-type="string" table:style-name="ce2">
            <text:p>Westliche Obersteiermark</text:p>
          </table:table-cell>
          <table:table-cell office:value-type="float" office:value="553" table:style-name="ce6">
            <text:p><text:s/>553<text:s/></text:p>
          </table:table-cell>
          <table:table-cell office:value-type="float" office:value="3049" table:style-name="ce6">
            <text:p><text:s/>3 049<text:s/></text:p>
          </table:table-cell>
          <table:table-cell office:value-type="float" office:value="2533" table:style-name="ce6">
            <text:p><text:s/>2 533<text:s/></text:p>
          </table:table-cell>
          <table:table-cell office:value-type="float" office:value="549431" table:style-name="ce6">
            <text:p><text:s/>549 431<text:s/></text:p>
          </table:table-cell>
          <table:table-cell office:value-type="float" office:value="100388" table:style-name="ce6">
            <text:p><text:s/>100 388<text:s/></text:p>
          </table:table-cell>
          <table:table-cell office:value-type="float" office:value="11726" table:style-name="ce6">
            <text:p><text:s/>11 726<text:s/></text:p>
          </table:table-cell>
          <table:table-cell office:value-type="float" office:value="365288" table:style-name="ce6">
            <text:p><text:s/>365 288<text:s/></text:p>
          </table:table-cell>
          <table:table-cell office:value-type="float" office:value="189213" table:style-name="ce6">
            <text:p><text:s/>189 213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G</text:p>
          </table:table-cell>
          <table:table-cell office:value-type="string" table:style-name="ce2">
            <text:p>Handel</text:p>
          </table:table-cell>
          <table:table-cell office:value-type="string" table:style-name="ce2">
            <text:p>AT226</text:p>
          </table:table-cell>
          <table:table-cell office:value-type="string" table:style-name="ce2">
            <text:p>Westliche Obersteiermark</text:p>
          </table:table-cell>
          <table:table-cell office:value-type="float" office:value="1368" table:style-name="ce6">
            <text:p><text:s/>1 368<text:s/></text:p>
          </table:table-cell>
          <table:table-cell office:value-type="float" office:value="6174" table:style-name="ce6">
            <text:p><text:s/>6 174<text:s/></text:p>
          </table:table-cell>
          <table:table-cell office:value-type="float" office:value="5104" table:style-name="ce6">
            <text:p><text:s/>5 104<text:s/></text:p>
          </table:table-cell>
          <table:table-cell office:value-type="float" office:value="1775708" table:style-name="ce6">
            <text:p><text:s/>1 775 708<text:s/></text:p>
          </table:table-cell>
          <table:table-cell office:value-type="float" office:value="152311" table:style-name="ce6">
            <text:p><text:s/>152 311<text:s/></text:p>
          </table:table-cell>
          <table:table-cell office:value-type="float" office:value="21521" table:style-name="ce6">
            <text:p><text:s/>21 521<text:s/></text:p>
          </table:table-cell>
          <table:table-cell office:value-type="float" office:value="1474121" table:style-name="ce6">
            <text:p><text:s/>1 474 121<text:s/></text:p>
          </table:table-cell>
          <table:table-cell office:value-type="float" office:value="297139" table:style-name="ce6">
            <text:p><text:s/>297 139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H</text:p>
          </table:table-cell>
          <table:table-cell office:value-type="string" table:style-name="ce2">
            <text:p>Verkehr</text:p>
          </table:table-cell>
          <table:table-cell office:value-type="string" table:style-name="ce2">
            <text:p>AT226</text:p>
          </table:table-cell>
          <table:table-cell office:value-type="string" table:style-name="ce2">
            <text:p>Westliche Obersteiermark</text:p>
          </table:table-cell>
          <table:table-cell office:value-type="float" office:value="186" table:style-name="ce6">
            <text:p><text:s/>186<text:s/></text:p>
          </table:table-cell>
          <table:table-cell office:value-type="float" office:value="1759" table:style-name="ce6">
            <text:p><text:s/>1 759<text:s/></text:p>
          </table:table-cell>
          <table:table-cell office:value-type="float" office:value="1610" table:style-name="ce6">
            <text:p><text:s/>1 610<text:s/></text:p>
          </table:table-cell>
          <table:table-cell office:value-type="float" office:value="209208" table:style-name="ce6">
            <text:p><text:s/>209 208<text:s/></text:p>
          </table:table-cell>
          <table:table-cell office:value-type="float" office:value="60826" table:style-name="ce6">
            <text:p><text:s/>60 826<text:s/></text:p>
          </table:table-cell>
          <table:table-cell office:value-type="float" office:value="43055" table:style-name="ce6">
            <text:p><text:s/>43 055<text:s/></text:p>
          </table:table-cell>
          <table:table-cell office:value-type="float" office:value="128768" table:style-name="ce6">
            <text:p><text:s/>128 768<text:s/></text:p>
          </table:table-cell>
          <table:table-cell office:value-type="float" office:value="83100" table:style-name="ce6">
            <text:p><text:s/>83 100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I</text:p>
          </table:table-cell>
          <table:table-cell office:value-type="string" table:style-name="ce2">
            <text:p>Beherbergung und Gastronomie</text:p>
          </table:table-cell>
          <table:table-cell office:value-type="string" table:style-name="ce2">
            <text:p>AT226</text:p>
          </table:table-cell>
          <table:table-cell office:value-type="string" table:style-name="ce2">
            <text:p>Westliche Obersteiermark</text:p>
          </table:table-cell>
          <table:table-cell office:value-type="float" office:value="787" table:style-name="ce6">
            <text:p><text:s/>787<text:s/></text:p>
          </table:table-cell>
          <table:table-cell office:value-type="float" office:value="2780" table:style-name="ce6">
            <text:p><text:s/>2 780<text:s/></text:p>
          </table:table-cell>
          <table:table-cell office:value-type="float" office:value="2016" table:style-name="ce6">
            <text:p><text:s/>2 016<text:s/></text:p>
          </table:table-cell>
          <table:table-cell office:value-type="float" office:value="194315" table:style-name="ce6">
            <text:p><text:s/>194 315<text:s/></text:p>
          </table:table-cell>
          <table:table-cell office:value-type="float" office:value="43375" table:style-name="ce6">
            <text:p><text:s/>43 375<text:s/></text:p>
          </table:table-cell>
          <table:table-cell office:value-type="float" office:value="15169" table:style-name="ce6">
            <text:p><text:s/>15 169<text:s/></text:p>
          </table:table-cell>
          <table:table-cell office:value-type="float" office:value="104496" table:style-name="ce6">
            <text:p><text:s/>104 496<text:s/></text:p>
          </table:table-cell>
          <table:table-cell office:value-type="float" office:value="92771" table:style-name="ce6">
            <text:p><text:s/>92 771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J</text:p>
          </table:table-cell>
          <table:table-cell office:value-type="string" table:style-name="ce2">
            <text:p>Information und Kommunikation</text:p>
          </table:table-cell>
          <table:table-cell office:value-type="string" table:style-name="ce2">
            <text:p>AT226</text:p>
          </table:table-cell>
          <table:table-cell office:value-type="string" table:style-name="ce2">
            <text:p>Westliche Obersteiermark</text:p>
          </table:table-cell>
          <table:table-cell office:value-type="float" office:value="149" table:style-name="ce6">
            <text:p><text:s/>149<text:s/></text:p>
          </table:table-cell>
          <table:table-cell office:value-type="float" office:value="324" table:style-name="ce6">
            <text:p><text:s/>324<text:s/></text:p>
          </table:table-cell>
          <table:table-cell office:value-type="float" office:value="191" table:style-name="ce6">
            <text:p><text:s/>191<text:s/></text:p>
          </table:table-cell>
          <table:table-cell office:value-type="float" office:value="50993" table:style-name="ce6">
            <text:p><text:s/>50 993<text:s/></text:p>
          </table:table-cell>
          <table:table-cell office:value-type="float" office:value="6994" table:style-name="ce6">
            <text:p><text:s/>6 994<text:s/></text:p>
          </table:table-cell>
          <table:table-cell office:value-type="float" office:value="973" table:style-name="ce6">
            <text:p><text:s/>973<text:s/></text:p>
          </table:table-cell>
          <table:table-cell office:value-type="float" office:value="34607" table:style-name="ce6">
            <text:p><text:s/>34 607<text:s/></text:p>
          </table:table-cell>
          <table:table-cell office:value-type="float" office:value="17194" table:style-name="ce6">
            <text:p><text:s/>17 194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K</text:p>
          </table:table-cell>
          <table:table-cell office:value-type="string" table:style-name="ce2">
            <text:p>Finanz- und Versicherungsleistungen</text:p>
          </table:table-cell>
          <table:table-cell office:value-type="string" table:style-name="ce2">
            <text:p>AT226</text:p>
          </table:table-cell>
          <table:table-cell office:value-type="string" table:style-name="ce2">
            <text:p>Westliche Obersteiermark</text:p>
          </table:table-cell>
          <table:table-cell office:value-type="float" office:value="234" table:style-name="ce6">
            <text:p><text:s/>234<text:s/></text:p>
          </table:table-cell>
          <table:table-cell office:value-type="float" office:value="889" table:style-name="ce6">
            <text:p><text:s/>889<text:s/></text:p>
          </table:table-cell>
          <table:table-cell office:value-type="float" office:value="776" table:style-name="ce6">
            <text:p><text:s/>776<text:s/></text:p>
          </table:table-cell>
          <table:table-cell office:value-type="float" office:value="261544" table:style-name="ce6">
            <text:p><text:s/>261 544<text:s/></text:p>
          </table:table-cell>
          <table:table-cell office:value-type="float" office:value="42577" table:style-name="ce6">
            <text:p><text:s/>42 577<text:s/></text:p>
          </table:table-cell>
          <table:table-cell office:value-type="float" office:value="5503" table:style-name="ce6">
            <text:p><text:s/>5 503<text:s/></text:p>
          </table:table-cell>
          <table:table-cell office:value-type="float" office:value="66249" table:style-name="ce6">
            <text:p><text:s/>66 249<text:s/></text:p>
          </table:table-cell>
          <table:table-cell office:value-type="float" office:value="135890" table:style-name="ce6">
            <text:p><text:s/>135 890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L</text:p>
          </table:table-cell>
          <table:table-cell office:value-type="string" table:style-name="ce2">
            <text:p>Grundstücks- und Wohnungswesen</text:p>
          </table:table-cell>
          <table:table-cell office:value-type="string" table:style-name="ce2">
            <text:p>AT226</text:p>
          </table:table-cell>
          <table:table-cell office:value-type="string" table:style-name="ce2">
            <text:p>Westliche Obersteiermark</text:p>
          </table:table-cell>
          <table:table-cell office:value-type="float" office:value="262" table:style-name="ce6">
            <text:p><text:s/>262<text:s/></text:p>
          </table:table-cell>
          <table:table-cell office:value-type="float" office:value="384" table:style-name="ce6">
            <text:p><text:s/>384<text:s/></text:p>
          </table:table-cell>
          <table:table-cell office:value-type="float" office:value="251" table:style-name="ce6">
            <text:p><text:s/>251<text:s/></text:p>
          </table:table-cell>
          <table:table-cell office:value-type="float" office:value="124806" table:style-name="ce6">
            <text:p><text:s/>124 806<text:s/></text:p>
          </table:table-cell>
          <table:table-cell office:value-type="float" office:value="7661" table:style-name="ce6">
            <text:p><text:s/>7 661<text:s/></text:p>
          </table:table-cell>
          <table:table-cell office:value-type="float" office:value="34122" table:style-name="ce6">
            <text:p><text:s/>34 122<text:s/></text:p>
          </table:table-cell>
          <table:table-cell office:value-type="float" office:value="81889" table:style-name="ce6">
            <text:p><text:s/>81 889<text:s/></text:p>
          </table:table-cell>
          <table:table-cell office:value-type="float" office:value="63919" table:style-name="ce6">
            <text:p><text:s/>63 919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M</text:p>
          </table:table-cell>
          <table:table-cell office:value-type="string" table:style-name="ce2">
            <text:p>Freiberufliche/techn. Dienstleistungen</text:p>
          </table:table-cell>
          <table:table-cell office:value-type="string" table:style-name="ce2">
            <text:p>AT226</text:p>
          </table:table-cell>
          <table:table-cell office:value-type="string" table:style-name="ce2">
            <text:p>Westliche Obersteiermark</text:p>
          </table:table-cell>
          <table:table-cell office:value-type="float" office:value="591" table:style-name="ce6">
            <text:p><text:s/>591<text:s/></text:p>
          </table:table-cell>
          <table:table-cell office:value-type="float" office:value="1403" table:style-name="ce6">
            <text:p><text:s/>1 403<text:s/></text:p>
          </table:table-cell>
          <table:table-cell office:value-type="float" office:value="836" table:style-name="ce6">
            <text:p><text:s/>836<text:s/></text:p>
          </table:table-cell>
          <table:table-cell office:value-type="float" office:value="113001" table:style-name="ce6">
            <text:p><text:s/>113 001<text:s/></text:p>
          </table:table-cell>
          <table:table-cell office:value-type="float" office:value="28780" table:style-name="ce6">
            <text:p><text:s/>28 780<text:s/></text:p>
          </table:table-cell>
          <table:table-cell office:value-type="float" office:value="1883" table:style-name="ce6">
            <text:p><text:s/>1 883<text:s/></text:p>
          </table:table-cell>
          <table:table-cell office:value-type="float" office:value="51494" table:style-name="ce6">
            <text:p><text:s/>51 494<text:s/></text:p>
          </table:table-cell>
          <table:table-cell office:value-type="float" office:value="64473" table:style-name="ce6">
            <text:p><text:s/>64 473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N</text:p>
          </table:table-cell>
          <table:table-cell office:value-type="string" table:style-name="ce2">
            <text:p>Sonst. wirtschaftl. Dienstleistungen</text:p>
          </table:table-cell>
          <table:table-cell office:value-type="string" table:style-name="ce2">
            <text:p>AT226</text:p>
          </table:table-cell>
          <table:table-cell office:value-type="string" table:style-name="ce2">
            <text:p>Westliche Obersteiermark</text:p>
          </table:table-cell>
          <table:table-cell office:value-type="float" office:value="260" table:style-name="ce6">
            <text:p><text:s/>260<text:s/></text:p>
          </table:table-cell>
          <table:table-cell office:value-type="float" office:value="1478" table:style-name="ce6">
            <text:p><text:s/>1 478<text:s/></text:p>
          </table:table-cell>
          <table:table-cell office:value-type="float" office:value="1252" table:style-name="ce6">
            <text:p><text:s/>1 252<text:s/></text:p>
          </table:table-cell>
          <table:table-cell office:value-type="float" office:value="102251" table:style-name="ce6">
            <text:p><text:s/>102 251<text:s/></text:p>
          </table:table-cell>
          <table:table-cell office:value-type="float" office:value="40080" table:style-name="ce6">
            <text:p><text:s/>40 080<text:s/></text:p>
          </table:table-cell>
          <table:table-cell office:value-type="float" office:value="3689" table:style-name="ce6">
            <text:p><text:s/>3 689<text:s/></text:p>
          </table:table-cell>
          <table:table-cell office:value-type="float" office:value="39246" table:style-name="ce6">
            <text:p><text:s/>39 246<text:s/></text:p>
          </table:table-cell>
          <table:table-cell office:value-type="float" office:value="62429" table:style-name="ce6">
            <text:p><text:s/>62 429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P</text:p>
          </table:table-cell>
          <table:table-cell office:value-type="string" table:style-name="ce2">
            <text:p>Erziehung und Unterricht</text:p>
          </table:table-cell>
          <table:table-cell office:value-type="string" table:style-name="ce2">
            <text:p>AT226</text:p>
          </table:table-cell>
          <table:table-cell office:value-type="string" table:style-name="ce2">
            <text:p>Westliche Obersteiermark</text:p>
          </table:table-cell>
          <table:table-cell office:value-type="float" office:value="155" table:style-name="ce6">
            <text:p><text:s/>155<text:s/></text:p>
          </table:table-cell>
          <table:table-cell office:value-type="float" office:value="295" table:style-name="ce6">
            <text:p><text:s/>295<text:s/></text:p>
          </table:table-cell>
          <table:table-cell office:value-type="float" office:value="153" table:style-name="ce6">
            <text:p><text:s/>153<text:s/></text:p>
          </table:table-cell>
          <table:table-cell office:value-type="float" office:value="8773" table:style-name="ce6">
            <text:p><text:s/>8 773<text:s/></text:p>
          </table:table-cell>
          <table:table-cell office:value-type="float" office:value="3800" table:style-name="ce6">
            <text:p><text:s/>3 800<text:s/></text:p>
          </table:table-cell>
          <table:table-cell office:value-type="float" office:value="175" table:style-name="ce6">
            <text:p><text:s/>175<text:s/></text:p>
          </table:table-cell>
          <table:table-cell office:value-type="float" office:value="3777" table:style-name="ce6">
            <text:p><text:s/>3 777<text:s/></text:p>
          </table:table-cell>
          <table:table-cell office:value-type="float" office:value="6099" table:style-name="ce6">
            <text:p><text:s/>6 099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Q</text:p>
          </table:table-cell>
          <table:table-cell office:value-type="string" table:style-name="ce2">
            <text:p>Gesundheits- und Sozialwesen</text:p>
          </table:table-cell>
          <table:table-cell office:value-type="string" table:style-name="ce2">
            <text:p>AT226</text:p>
          </table:table-cell>
          <table:table-cell office:value-type="string" table:style-name="ce2">
            <text:p>Westliche Obersteiermark</text:p>
          </table:table-cell>
          <table:table-cell office:value-type="float" office:value="671" table:style-name="ce6">
            <text:p><text:s/>671<text:s/></text:p>
          </table:table-cell>
          <table:table-cell office:value-type="float" office:value="3186" table:style-name="ce6">
            <text:p><text:s/>3 186<text:s/></text:p>
          </table:table-cell>
          <table:table-cell office:value-type="float" office:value="2602" table:style-name="ce6">
            <text:p><text:s/>2 602<text:s/></text:p>
          </table:table-cell>
          <table:table-cell office:value-type="float" office:value="209290" table:style-name="ce6">
            <text:p><text:s/>209 290<text:s/></text:p>
          </table:table-cell>
          <table:table-cell office:value-type="float" office:value="71622" table:style-name="ce6">
            <text:p><text:s/>71 622<text:s/></text:p>
          </table:table-cell>
          <table:table-cell office:value-type="float" office:value="3016" table:style-name="ce6">
            <text:p><text:s/>3 016<text:s/></text:p>
          </table:table-cell>
          <table:table-cell office:value-type="float" office:value="74408" table:style-name="ce6">
            <text:p><text:s/>74 408<text:s/></text:p>
          </table:table-cell>
          <table:table-cell office:value-type="float" office:value="138439" table:style-name="ce6">
            <text:p><text:s/>138 439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R</text:p>
          </table:table-cell>
          <table:table-cell office:value-type="string" table:style-name="ce2">
            <text:p>Kunst, Unterhaltung und Erholung</text:p>
          </table:table-cell>
          <table:table-cell office:value-type="string" table:style-name="ce2">
            <text:p>AT226</text:p>
          </table:table-cell>
          <table:table-cell office:value-type="string" table:style-name="ce2">
            <text:p>Westliche Obersteiermark</text:p>
          </table:table-cell>
          <table:table-cell office:value-type="float" office:value="210" table:style-name="ce6">
            <text:p><text:s/>210<text:s/></text:p>
          </table:table-cell>
          <table:table-cell office:value-type="float" office:value="590" table:style-name="ce6">
            <text:p><text:s/>590<text:s/></text:p>
          </table:table-cell>
          <table:table-cell office:value-type="float" office:value="409" table:style-name="ce6">
            <text:p><text:s/>409<text:s/></text:p>
          </table:table-cell>
          <table:table-cell office:value-type="float" office:value="255241" table:style-name="ce6">
            <text:p><text:s/>255 241<text:s/></text:p>
          </table:table-cell>
          <table:table-cell office:value-type="float" office:value="17225" table:style-name="ce6">
            <text:p><text:s/>17 225<text:s/></text:p>
          </table:table-cell>
          <table:table-cell office:value-type="float" office:value="14631" table:style-name="ce6">
            <text:p><text:s/>14 631<text:s/></text:p>
          </table:table-cell>
          <table:table-cell office:value-type="float" office:value="213796" table:style-name="ce6">
            <text:p><text:s/>213 796<text:s/></text:p>
          </table:table-cell>
          <table:table-cell office:value-type="float" office:value="41236" table:style-name="ce6">
            <text:p><text:s/>41 236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S</text:p>
          </table:table-cell>
          <table:table-cell office:value-type="string" table:style-name="ce2">
            <text:p>Sonst. Dienstleistungen</text:p>
          </table:table-cell>
          <table:table-cell office:value-type="string" table:style-name="ce2">
            <text:p>AT226</text:p>
          </table:table-cell>
          <table:table-cell office:value-type="string" table:style-name="ce2">
            <text:p>Westliche Obersteiermark</text:p>
          </table:table-cell>
          <table:table-cell office:value-type="float" office:value="469" table:style-name="ce6">
            <text:p><text:s/>469<text:s/></text:p>
          </table:table-cell>
          <table:table-cell office:value-type="float" office:value="920" table:style-name="ce6">
            <text:p><text:s/>920<text:s/></text:p>
          </table:table-cell>
          <table:table-cell office:value-type="float" office:value="491" table:style-name="ce6">
            <text:p><text:s/>491<text:s/></text:p>
          </table:table-cell>
          <table:table-cell office:value-type="float" office:value="33900" table:style-name="ce6">
            <text:p><text:s/>33 900<text:s/></text:p>
          </table:table-cell>
          <table:table-cell office:value-type="float" office:value="10553" table:style-name="ce6">
            <text:p><text:s/>10 553<text:s/></text:p>
          </table:table-cell>
          <table:table-cell office:value-type="float" office:value="877" table:style-name="ce6">
            <text:p><text:s/>877<text:s/></text:p>
          </table:table-cell>
          <table:table-cell office:value-type="float" office:value="14596" table:style-name="ce6">
            <text:p><text:s/>14 596<text:s/></text:p>
          </table:table-cell>
          <table:table-cell office:value-type="float" office:value="19671" table:style-name="ce6">
            <text:p><text:s/>19 671<text:s/></text:p>
          </table:table-cell>
          <table:table-cell table:number-columns-repeated="16372"/>
        </table:table-row>
        <table:table-row table:style-name="ro3">
          <table:table-cell table:style-name="ce4"/>
          <table:table-cell office:value-type="string" table:style-name="ce4">
            <text:p>INSGESAMT</text:p>
          </table:table-cell>
          <table:table-cell office:value-type="string" table:style-name="ce4">
            <text:p>AT31</text:p>
          </table:table-cell>
          <table:table-cell office:value-type="string" table:style-name="ce4">
            <text:p>Oberösterreich</text:p>
          </table:table-cell>
          <table:table-cell office:value-type="float" office:value="107337" table:style-name="ce5">
            <text:p><text:s/>107 337<text:s/></text:p>
          </table:table-cell>
          <table:table-cell office:value-type="float" office:value="654784" table:style-name="ce5">
            <text:p><text:s/>654 784<text:s/></text:p>
          </table:table-cell>
          <table:table-cell office:value-type="float" office:value="563558" table:style-name="ce5">
            <text:p><text:s/>563 558<text:s/></text:p>
          </table:table-cell>
          <table:table-cell office:value-type="float" office:value="193571843" table:style-name="ce5">
            <text:p><text:s/>193 571 843<text:s/></text:p>
          </table:table-cell>
          <table:table-cell office:value-type="float" office:value="24353749" table:style-name="ce5">
            <text:p><text:s/>24 353 749<text:s/></text:p>
          </table:table-cell>
          <table:table-cell office:value-type="float" office:value="8400986" table:style-name="ce5">
            <text:p><text:s/>8 400 986<text:s/></text:p>
          </table:table-cell>
          <table:table-cell office:value-type="float" office:value="144776436" table:style-name="ce5">
            <text:p><text:s/>144 776 436<text:s/></text:p>
          </table:table-cell>
          <table:table-cell office:value-type="float" office:value="50111047" table:style-name="ce5">
            <text:p><text:s/>50 111 047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A</text:p>
          </table:table-cell>
          <table:table-cell office:value-type="string" table:style-name="ce2">
            <text:p>Land- und Forstwirtschaft</text:p>
          </table:table-cell>
          <table:table-cell office:value-type="string" table:style-name="ce2">
            <text:p>AT31</text:p>
          </table:table-cell>
          <table:table-cell office:value-type="string" table:style-name="ce2">
            <text:p>Oberösterreich</text:p>
          </table:table-cell>
          <table:table-cell office:value-type="float" office:value="13" table:style-name="ce6">
            <text:p><text:s/>13<text:s/></text:p>
          </table:table-cell>
          <table:table-cell office:value-type="float" office:value="15" table:style-name="ce6">
            <text:p><text:s/>15<text:s/></text:p>
          </table:table-cell>
          <table:table-cell office:value-type="float" office:value="9" table:style-name="ce6">
            <text:p><text:s/>9<text:s/></text:p>
          </table:table-cell>
          <table:table-cell office:value-type="float" office:value="1665" table:style-name="ce6">
            <text:p><text:s/>1 665<text:s/></text:p>
          </table:table-cell>
          <table:table-cell office:value-type="float" office:value="230" table:style-name="ce6">
            <text:p><text:s/>230<text:s/></text:p>
          </table:table-cell>
          <table:table-cell office:value-type="float" office:value="618" table:style-name="ce6">
            <text:p><text:s/>618<text:s/></text:p>
          </table:table-cell>
          <table:table-cell office:value-type="float" office:value="977" table:style-name="ce6">
            <text:p><text:s/>977<text:s/></text:p>
          </table:table-cell>
          <table:table-cell office:value-type="float" office:value="684" table:style-name="ce6">
            <text:p><text:s/>684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B</text:p>
          </table:table-cell>
          <table:table-cell office:value-type="string" table:style-name="ce2">
            <text:p>Bergbau</text:p>
          </table:table-cell>
          <table:table-cell office:value-type="string" table:style-name="ce2">
            <text:p>AT31</text:p>
          </table:table-cell>
          <table:table-cell office:value-type="string" table:style-name="ce2">
            <text:p>Oberösterreich</text:p>
          </table:table-cell>
          <table:table-cell office:value-type="float" office:value="125" table:style-name="ce6">
            <text:p><text:s/>125<text:s/></text:p>
          </table:table-cell>
          <table:table-cell office:value-type="float" office:value="1233" table:style-name="ce6">
            <text:p><text:s/>1 233<text:s/></text:p>
          </table:table-cell>
          <table:table-cell office:value-type="float" office:value="1163" table:style-name="ce6">
            <text:p><text:s/>1 163<text:s/></text:p>
          </table:table-cell>
          <table:table-cell office:value-type="float" office:value="385787" table:style-name="ce6">
            <text:p><text:s/>385 787<text:s/></text:p>
          </table:table-cell>
          <table:table-cell office:value-type="float" office:value="64072" table:style-name="ce6">
            <text:p><text:s/>64 072<text:s/></text:p>
          </table:table-cell>
          <table:table-cell office:value-type="float" office:value="53666" table:style-name="ce6">
            <text:p><text:s/>53 666<text:s/></text:p>
          </table:table-cell>
          <table:table-cell office:value-type="float" office:value="242496" table:style-name="ce6">
            <text:p><text:s/>242 496<text:s/></text:p>
          </table:table-cell>
          <table:table-cell office:value-type="float" office:value="140381" table:style-name="ce6">
            <text:p><text:s/>140 381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C</text:p>
          </table:table-cell>
          <table:table-cell office:value-type="string" table:style-name="ce2">
            <text:p>Herstellung von Waren</text:p>
          </table:table-cell>
          <table:table-cell office:value-type="string" table:style-name="ce2">
            <text:p>AT31</text:p>
          </table:table-cell>
          <table:table-cell office:value-type="string" table:style-name="ce2">
            <text:p>Oberösterreich</text:p>
          </table:table-cell>
          <table:table-cell office:value-type="float" office:value="8006" table:style-name="ce6">
            <text:p><text:s/>8 006<text:s/></text:p>
          </table:table-cell>
          <table:table-cell office:value-type="float" office:value="187437" table:style-name="ce6">
            <text:p><text:s/>187 437<text:s/></text:p>
          </table:table-cell>
          <table:table-cell office:value-type="float" office:value="181009" table:style-name="ce6">
            <text:p><text:s/>181 009<text:s/></text:p>
          </table:table-cell>
          <table:table-cell office:value-type="float" office:value="69857440" table:style-name="ce6">
            <text:p><text:s/>69 857 440<text:s/></text:p>
          </table:table-cell>
          <table:table-cell office:value-type="float" office:value="9384693" table:style-name="ce6">
            <text:p><text:s/>9 384 693<text:s/></text:p>
          </table:table-cell>
          <table:table-cell office:value-type="float" office:value="2697874" table:style-name="ce6">
            <text:p><text:s/>2 697 874<text:s/></text:p>
          </table:table-cell>
          <table:table-cell office:value-type="float" office:value="53356782" table:style-name="ce6">
            <text:p><text:s/>53 356 782<text:s/></text:p>
          </table:table-cell>
          <table:table-cell office:value-type="float" office:value="18137672" table:style-name="ce6">
            <text:p><text:s/>18 137 672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D</text:p>
          </table:table-cell>
          <table:table-cell office:value-type="string" table:style-name="ce2">
            <text:p>Energieversorgung</text:p>
          </table:table-cell>
          <table:table-cell office:value-type="string" table:style-name="ce2">
            <text:p>AT31</text:p>
          </table:table-cell>
          <table:table-cell office:value-type="string" table:style-name="ce2">
            <text:p>Oberösterreich</text:p>
          </table:table-cell>
          <table:table-cell office:value-type="float" office:value="1393" table:style-name="ce6">
            <text:p><text:s/>1 393<text:s/></text:p>
          </table:table-cell>
          <table:table-cell office:value-type="float" office:value="4329" table:style-name="ce6">
            <text:p><text:s/>4 329<text:s/></text:p>
          </table:table-cell>
          <table:table-cell office:value-type="float" office:value="3069" table:style-name="ce6">
            <text:p><text:s/>3 069<text:s/></text:p>
          </table:table-cell>
          <table:table-cell office:value-type="float" office:value="12865056" table:style-name="ce6">
            <text:p><text:s/>12 865 056<text:s/></text:p>
          </table:table-cell>
          <table:table-cell office:value-type="float" office:value="220228" table:style-name="ce6">
            <text:p><text:s/>220 228<text:s/></text:p>
          </table:table-cell>
          <table:table-cell office:value-type="float" office:value="346763" table:style-name="ce6">
            <text:p><text:s/>346 763<text:s/></text:p>
          </table:table-cell>
          <table:table-cell office:value-type="float" office:value="11969624" table:style-name="ce6">
            <text:p><text:s/>11 969 624<text:s/></text:p>
          </table:table-cell>
          <table:table-cell office:value-type="float" office:value="914833" table:style-name="ce6">
            <text:p><text:s/>914 833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E</text:p>
          </table:table-cell>
          <table:table-cell office:value-type="string" table:style-name="ce2">
            <text:p>Wasserversorgung und Abfallentsorgung</text:p>
          </table:table-cell>
          <table:table-cell office:value-type="string" table:style-name="ce2">
            <text:p>AT31</text:p>
          </table:table-cell>
          <table:table-cell office:value-type="string" table:style-name="ce2">
            <text:p>Oberösterreich</text:p>
          </table:table-cell>
          <table:table-cell office:value-type="float" office:value="822" table:style-name="ce6">
            <text:p><text:s/>822<text:s/></text:p>
          </table:table-cell>
          <table:table-cell office:value-type="float" office:value="4251" table:style-name="ce6">
            <text:p><text:s/>4 251<text:s/></text:p>
          </table:table-cell>
          <table:table-cell office:value-type="float" office:value="4048" table:style-name="ce6">
            <text:p><text:s/>4 048<text:s/></text:p>
          </table:table-cell>
          <table:table-cell office:value-type="float" office:value="1134962" table:style-name="ce6">
            <text:p><text:s/>1 134 962<text:s/></text:p>
          </table:table-cell>
          <table:table-cell office:value-type="float" office:value="173702" table:style-name="ce6">
            <text:p><text:s/>173 702<text:s/></text:p>
          </table:table-cell>
          <table:table-cell office:value-type="float" office:value="114172" table:style-name="ce6">
            <text:p><text:s/>114 172<text:s/></text:p>
          </table:table-cell>
          <table:table-cell office:value-type="float" office:value="732107" table:style-name="ce6">
            <text:p><text:s/>732 107<text:s/></text:p>
          </table:table-cell>
          <table:table-cell office:value-type="float" office:value="414545" table:style-name="ce6">
            <text:p><text:s/>414 545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F</text:p>
          </table:table-cell>
          <table:table-cell office:value-type="string" table:style-name="ce2">
            <text:p>Bau</text:p>
          </table:table-cell>
          <table:table-cell office:value-type="string" table:style-name="ce2">
            <text:p>AT31</text:p>
          </table:table-cell>
          <table:table-cell office:value-type="string" table:style-name="ce2">
            <text:p>Oberösterreich</text:p>
          </table:table-cell>
          <table:table-cell office:value-type="float" office:value="7412" table:style-name="ce6">
            <text:p><text:s/>7 412<text:s/></text:p>
          </table:table-cell>
          <table:table-cell office:value-type="float" office:value="60780" table:style-name="ce6">
            <text:p><text:s/>60 780<text:s/></text:p>
          </table:table-cell>
          <table:table-cell office:value-type="float" office:value="54125" table:style-name="ce6">
            <text:p><text:s/>54 125<text:s/></text:p>
          </table:table-cell>
          <table:table-cell office:value-type="float" office:value="12526646" table:style-name="ce6">
            <text:p><text:s/>12 526 646<text:s/></text:p>
          </table:table-cell>
          <table:table-cell office:value-type="float" office:value="2498602" table:style-name="ce6">
            <text:p><text:s/>2 498 602<text:s/></text:p>
          </table:table-cell>
          <table:table-cell office:value-type="float" office:value="385517" table:style-name="ce6">
            <text:p><text:s/>385 517<text:s/></text:p>
          </table:table-cell>
          <table:table-cell office:value-type="float" office:value="8806584" table:style-name="ce6">
            <text:p><text:s/>8 806 584<text:s/></text:p>
          </table:table-cell>
          <table:table-cell office:value-type="float" office:value="4172169" table:style-name="ce6">
            <text:p><text:s/>4 172 169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G</text:p>
          </table:table-cell>
          <table:table-cell office:value-type="string" table:style-name="ce2">
            <text:p>Handel</text:p>
          </table:table-cell>
          <table:table-cell office:value-type="string" table:style-name="ce2">
            <text:p>AT31</text:p>
          </table:table-cell>
          <table:table-cell office:value-type="string" table:style-name="ce2">
            <text:p>Oberösterreich</text:p>
          </table:table-cell>
          <table:table-cell office:value-type="float" office:value="22006" table:style-name="ce6">
            <text:p><text:s/>22 006<text:s/></text:p>
          </table:table-cell>
          <table:table-cell office:value-type="float" office:value="124862" table:style-name="ce6">
            <text:p><text:s/>124 862<text:s/></text:p>
          </table:table-cell>
          <table:table-cell office:value-type="float" office:value="107603" table:style-name="ce6">
            <text:p><text:s/>107 603<text:s/></text:p>
          </table:table-cell>
          <table:table-cell office:value-type="float" office:value="58073128" table:style-name="ce6">
            <text:p><text:s/>58 073 128<text:s/></text:p>
          </table:table-cell>
          <table:table-cell office:value-type="float" office:value="3851714" table:style-name="ce6">
            <text:p><text:s/>3 851 714<text:s/></text:p>
          </table:table-cell>
          <table:table-cell office:value-type="float" office:value="899333" table:style-name="ce6">
            <text:p><text:s/>899 333<text:s/></text:p>
          </table:table-cell>
          <table:table-cell office:value-type="float" office:value="50247183" table:style-name="ce6">
            <text:p><text:s/>50 247 183<text:s/></text:p>
          </table:table-cell>
          <table:table-cell office:value-type="float" office:value="7884757" table:style-name="ce6">
            <text:p><text:s/>7 884 757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H</text:p>
          </table:table-cell>
          <table:table-cell office:value-type="string" table:style-name="ce2">
            <text:p>Verkehr</text:p>
          </table:table-cell>
          <table:table-cell office:value-type="string" table:style-name="ce2">
            <text:p>AT31</text:p>
          </table:table-cell>
          <table:table-cell office:value-type="string" table:style-name="ce2">
            <text:p>Oberösterreich</text:p>
          </table:table-cell>
          <table:table-cell office:value-type="float" office:value="3159" table:style-name="ce6">
            <text:p><text:s/>3 159<text:s/></text:p>
          </table:table-cell>
          <table:table-cell office:value-type="float" office:value="32036" table:style-name="ce6">
            <text:p><text:s/>32 036<text:s/></text:p>
          </table:table-cell>
          <table:table-cell office:value-type="float" office:value="29689" table:style-name="ce6">
            <text:p><text:s/>29 689<text:s/></text:p>
          </table:table-cell>
          <table:table-cell office:value-type="float" office:value="7557194" table:style-name="ce6">
            <text:p><text:s/>7 557 194<text:s/></text:p>
          </table:table-cell>
          <table:table-cell office:value-type="float" office:value="1215415" table:style-name="ce6">
            <text:p><text:s/>1 215 415<text:s/></text:p>
          </table:table-cell>
          <table:table-cell office:value-type="float" office:value="341477" table:style-name="ce6">
            <text:p><text:s/>341 477<text:s/></text:p>
          </table:table-cell>
          <table:table-cell office:value-type="float" office:value="5643314" table:style-name="ce6">
            <text:p><text:s/>5 643 314<text:s/></text:p>
          </table:table-cell>
          <table:table-cell office:value-type="float" office:value="1951239" table:style-name="ce6">
            <text:p><text:s/>1 951 239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I</text:p>
          </table:table-cell>
          <table:table-cell office:value-type="string" table:style-name="ce2">
            <text:p>Beherbergung und Gastronomie</text:p>
          </table:table-cell>
          <table:table-cell office:value-type="string" table:style-name="ce2">
            <text:p>AT31</text:p>
          </table:table-cell>
          <table:table-cell office:value-type="string" table:style-name="ce2">
            <text:p>Oberösterreich</text:p>
          </table:table-cell>
          <table:table-cell office:value-type="float" office:value="6856" table:style-name="ce6">
            <text:p><text:s/>6 856<text:s/></text:p>
          </table:table-cell>
          <table:table-cell office:value-type="float" office:value="34026" table:style-name="ce6">
            <text:p><text:s/>34 026<text:s/></text:p>
          </table:table-cell>
          <table:table-cell office:value-type="float" office:value="27806" table:style-name="ce6">
            <text:p><text:s/>27 806<text:s/></text:p>
          </table:table-cell>
          <table:table-cell office:value-type="float" office:value="2344481" table:style-name="ce6">
            <text:p><text:s/>2 344 481<text:s/></text:p>
          </table:table-cell>
          <table:table-cell office:value-type="float" office:value="594467" table:style-name="ce6">
            <text:p><text:s/>594 467<text:s/></text:p>
          </table:table-cell>
          <table:table-cell office:value-type="float" office:value="155087" table:style-name="ce6">
            <text:p><text:s/>155 087<text:s/></text:p>
          </table:table-cell>
          <table:table-cell office:value-type="float" office:value="1283709" table:style-name="ce6">
            <text:p><text:s/>1 283 709<text:s/></text:p>
          </table:table-cell>
          <table:table-cell office:value-type="float" office:value="1103764" table:style-name="ce6">
            <text:p><text:s/>1 103 764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J</text:p>
          </table:table-cell>
          <table:table-cell office:value-type="string" table:style-name="ce2">
            <text:p>Information und Kommunikation</text:p>
          </table:table-cell>
          <table:table-cell office:value-type="string" table:style-name="ce2">
            <text:p>AT31</text:p>
          </table:table-cell>
          <table:table-cell office:value-type="string" table:style-name="ce2">
            <text:p>Oberösterreich</text:p>
          </table:table-cell>
          <table:table-cell office:value-type="float" office:value="4392" table:style-name="ce6">
            <text:p><text:s/>4 392<text:s/></text:p>
          </table:table-cell>
          <table:table-cell office:value-type="float" office:value="20260" table:style-name="ce6">
            <text:p><text:s/>20 260<text:s/></text:p>
          </table:table-cell>
          <table:table-cell office:value-type="float" office:value="16359" table:style-name="ce6">
            <text:p><text:s/>16 359<text:s/></text:p>
          </table:table-cell>
          <table:table-cell office:value-type="float" office:value="3582398" table:style-name="ce6">
            <text:p><text:s/>3 582 398<text:s/></text:p>
          </table:table-cell>
          <table:table-cell office:value-type="float" office:value="980948" table:style-name="ce6">
            <text:p><text:s/>980 948<text:s/></text:p>
          </table:table-cell>
          <table:table-cell office:value-type="float" office:value="122133" table:style-name="ce6">
            <text:p><text:s/>122 133<text:s/></text:p>
          </table:table-cell>
          <table:table-cell office:value-type="float" office:value="1860740" table:style-name="ce6">
            <text:p><text:s/>1 860 740<text:s/></text:p>
          </table:table-cell>
          <table:table-cell office:value-type="float" office:value="1783466" table:style-name="ce6">
            <text:p><text:s/>1 783 466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K</text:p>
          </table:table-cell>
          <table:table-cell office:value-type="string" table:style-name="ce2">
            <text:p>Finanz- und Versicherungsleistungen</text:p>
          </table:table-cell>
          <table:table-cell office:value-type="string" table:style-name="ce2">
            <text:p>AT31</text:p>
          </table:table-cell>
          <table:table-cell office:value-type="string" table:style-name="ce2">
            <text:p>Oberösterreich</text:p>
          </table:table-cell>
          <table:table-cell office:value-type="float" office:value="3646" table:style-name="ce6">
            <text:p><text:s/>3 646<text:s/></text:p>
          </table:table-cell>
          <table:table-cell office:value-type="float" office:value="18644" table:style-name="ce6">
            <text:p><text:s/>18 644<text:s/></text:p>
          </table:table-cell>
          <table:table-cell office:value-type="float" office:value="16587" table:style-name="ce6">
            <text:p><text:s/>16 587<text:s/></text:p>
          </table:table-cell>
          <table:table-cell office:value-type="float" office:value="6331620" table:style-name="ce6">
            <text:p><text:s/>6 331 620<text:s/></text:p>
          </table:table-cell>
          <table:table-cell office:value-type="float" office:value="962526" table:style-name="ce6">
            <text:p><text:s/>962 526<text:s/></text:p>
          </table:table-cell>
          <table:table-cell office:value-type="float" office:value="205296" table:style-name="ce6">
            <text:p><text:s/>205 296<text:s/></text:p>
          </table:table-cell>
          <table:table-cell office:value-type="float" office:value="1878824" table:style-name="ce6">
            <text:p><text:s/>1 878 824<text:s/></text:p>
          </table:table-cell>
          <table:table-cell office:value-type="float" office:value="3217505" table:style-name="ce6">
            <text:p><text:s/>3 217 505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L</text:p>
          </table:table-cell>
          <table:table-cell office:value-type="string" table:style-name="ce2">
            <text:p>Grundstücks- und Wohnungswesen</text:p>
          </table:table-cell>
          <table:table-cell office:value-type="string" table:style-name="ce2">
            <text:p>AT31</text:p>
          </table:table-cell>
          <table:table-cell office:value-type="string" table:style-name="ce2">
            <text:p>Oberösterreich</text:p>
          </table:table-cell>
          <table:table-cell office:value-type="float" office:value="4421" table:style-name="ce6">
            <text:p><text:s/>4 421<text:s/></text:p>
          </table:table-cell>
          <table:table-cell office:value-type="float" office:value="9537" table:style-name="ce6">
            <text:p><text:s/>9 537<text:s/></text:p>
          </table:table-cell>
          <table:table-cell office:value-type="float" office:value="6822" table:style-name="ce6">
            <text:p><text:s/>6 822<text:s/></text:p>
          </table:table-cell>
          <table:table-cell office:value-type="float" office:value="3813429" table:style-name="ce6">
            <text:p><text:s/>3 813 429<text:s/></text:p>
          </table:table-cell>
          <table:table-cell office:value-type="float" office:value="253750" table:style-name="ce6">
            <text:p><text:s/>253 750<text:s/></text:p>
          </table:table-cell>
          <table:table-cell office:value-type="float" office:value="1699040" table:style-name="ce6">
            <text:p><text:s/>1 699 040<text:s/></text:p>
          </table:table-cell>
          <table:table-cell office:value-type="float" office:value="2113399" table:style-name="ce6">
            <text:p><text:s/>2 113 399<text:s/></text:p>
          </table:table-cell>
          <table:table-cell office:value-type="float" office:value="1795621" table:style-name="ce6">
            <text:p><text:s/>1 795 621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M</text:p>
          </table:table-cell>
          <table:table-cell office:value-type="string" table:style-name="ce2">
            <text:p>Freiberufliche/techn. Dienstleistungen</text:p>
          </table:table-cell>
          <table:table-cell office:value-type="string" table:style-name="ce2">
            <text:p>AT31</text:p>
          </table:table-cell>
          <table:table-cell office:value-type="string" table:style-name="ce2">
            <text:p>Oberösterreich</text:p>
          </table:table-cell>
          <table:table-cell office:value-type="float" office:value="13372" table:style-name="ce6">
            <text:p><text:s/>13 372<text:s/></text:p>
          </table:table-cell>
          <table:table-cell office:value-type="float" office:value="43277" table:style-name="ce6">
            <text:p><text:s/>43 277<text:s/></text:p>
          </table:table-cell>
          <table:table-cell office:value-type="float" office:value="30442" table:style-name="ce6">
            <text:p><text:s/>30 442<text:s/></text:p>
          </table:table-cell>
          <table:table-cell office:value-type="float" office:value="6049816" table:style-name="ce6">
            <text:p><text:s/>6 049 816<text:s/></text:p>
          </table:table-cell>
          <table:table-cell office:value-type="float" office:value="1544619" table:style-name="ce6">
            <text:p><text:s/>1 544 619<text:s/></text:p>
          </table:table-cell>
          <table:table-cell office:value-type="float" office:value="338635" table:style-name="ce6">
            <text:p><text:s/>338 635<text:s/></text:p>
          </table:table-cell>
          <table:table-cell office:value-type="float" office:value="3191722" table:style-name="ce6">
            <text:p><text:s/>3 191 722<text:s/></text:p>
          </table:table-cell>
          <table:table-cell office:value-type="float" office:value="2934839" table:style-name="ce6">
            <text:p><text:s/>2 934 839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N</text:p>
          </table:table-cell>
          <table:table-cell office:value-type="string" table:style-name="ce2">
            <text:p>Sonst. wirtschaftl. Dienstleistungen</text:p>
          </table:table-cell>
          <table:table-cell office:value-type="string" table:style-name="ce2">
            <text:p>AT31</text:p>
          </table:table-cell>
          <table:table-cell office:value-type="string" table:style-name="ce2">
            <text:p>Oberösterreich</text:p>
          </table:table-cell>
          <table:table-cell office:value-type="float" office:value="4215" table:style-name="ce6">
            <text:p><text:s/>4 215<text:s/></text:p>
          </table:table-cell>
          <table:table-cell office:value-type="float" office:value="52231" table:style-name="ce6">
            <text:p><text:s/>52 231<text:s/></text:p>
          </table:table-cell>
          <table:table-cell office:value-type="float" office:value="48675" table:style-name="ce6">
            <text:p><text:s/>48 675<text:s/></text:p>
          </table:table-cell>
          <table:table-cell office:value-type="float" office:value="5092047" table:style-name="ce6">
            <text:p><text:s/>5 092 047<text:s/></text:p>
          </table:table-cell>
          <table:table-cell office:value-type="float" office:value="1618651" table:style-name="ce6">
            <text:p><text:s/>1 618 651<text:s/></text:p>
          </table:table-cell>
          <table:table-cell office:value-type="float" office:value="904516" table:style-name="ce6">
            <text:p><text:s/>904 516<text:s/></text:p>
          </table:table-cell>
          <table:table-cell office:value-type="float" office:value="1885445" table:style-name="ce6">
            <text:p><text:s/>1 885 445<text:s/></text:p>
          </table:table-cell>
          <table:table-cell office:value-type="float" office:value="3222816" table:style-name="ce6">
            <text:p><text:s/>3 222 816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P</text:p>
          </table:table-cell>
          <table:table-cell office:value-type="string" table:style-name="ce2">
            <text:p>Erziehung und Unterricht</text:p>
          </table:table-cell>
          <table:table-cell office:value-type="string" table:style-name="ce2">
            <text:p>AT31</text:p>
          </table:table-cell>
          <table:table-cell office:value-type="string" table:style-name="ce2">
            <text:p>Oberösterreich</text:p>
          </table:table-cell>
          <table:table-cell office:value-type="float" office:value="3461" table:style-name="ce6">
            <text:p><text:s/>3 461<text:s/></text:p>
          </table:table-cell>
          <table:table-cell office:value-type="float" office:value="5858" table:style-name="ce6">
            <text:p><text:s/>5 858<text:s/></text:p>
          </table:table-cell>
          <table:table-cell office:value-type="float" office:value="2540" table:style-name="ce6">
            <text:p><text:s/>2 540<text:s/></text:p>
          </table:table-cell>
          <table:table-cell office:value-type="float" office:value="255199" table:style-name="ce6">
            <text:p><text:s/>255 199<text:s/></text:p>
          </table:table-cell>
          <table:table-cell office:value-type="float" office:value="62416" table:style-name="ce6">
            <text:p><text:s/>62 416<text:s/></text:p>
          </table:table-cell>
          <table:table-cell office:value-type="float" office:value="8195" table:style-name="ce6">
            <text:p><text:s/>8 195<text:s/></text:p>
          </table:table-cell>
          <table:table-cell office:value-type="float" office:value="118277" table:style-name="ce6">
            <text:p><text:s/>118 277<text:s/></text:p>
          </table:table-cell>
          <table:table-cell office:value-type="float" office:value="140128" table:style-name="ce6">
            <text:p><text:s/>140 128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Q</text:p>
          </table:table-cell>
          <table:table-cell office:value-type="string" table:style-name="ce2">
            <text:p>Gesundheits- und Sozialwesen</text:p>
          </table:table-cell>
          <table:table-cell office:value-type="string" table:style-name="ce2">
            <text:p>AT31</text:p>
          </table:table-cell>
          <table:table-cell office:value-type="string" table:style-name="ce2">
            <text:p>Oberösterreich</text:p>
          </table:table-cell>
          <table:table-cell office:value-type="float" office:value="13029" table:style-name="ce6">
            <text:p><text:s/>13 029<text:s/></text:p>
          </table:table-cell>
          <table:table-cell office:value-type="float" office:value="36864" table:style-name="ce6">
            <text:p><text:s/>36 864<text:s/></text:p>
          </table:table-cell>
          <table:table-cell office:value-type="float" office:value="24589" table:style-name="ce6">
            <text:p><text:s/>24 589<text:s/></text:p>
          </table:table-cell>
          <table:table-cell office:value-type="float" office:value="2627137" table:style-name="ce6">
            <text:p><text:s/>2 627 137<text:s/></text:p>
          </table:table-cell>
          <table:table-cell office:value-type="float" office:value="701664" table:style-name="ce6">
            <text:p><text:s/>701 664<text:s/></text:p>
          </table:table-cell>
          <table:table-cell office:value-type="float" office:value="53990" table:style-name="ce6">
            <text:p><text:s/>53 990<text:s/></text:p>
          </table:table-cell>
          <table:table-cell office:value-type="float" office:value="851866" table:style-name="ce6">
            <text:p><text:s/>851 866<text:s/></text:p>
          </table:table-cell>
          <table:table-cell office:value-type="float" office:value="1793578" table:style-name="ce6">
            <text:p><text:s/>1 793 578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R</text:p>
          </table:table-cell>
          <table:table-cell office:value-type="string" table:style-name="ce2">
            <text:p>Kunst, Unterhaltung und Erholung</text:p>
          </table:table-cell>
          <table:table-cell office:value-type="string" table:style-name="ce2">
            <text:p>AT31</text:p>
          </table:table-cell>
          <table:table-cell office:value-type="string" table:style-name="ce2">
            <text:p>Oberösterreich</text:p>
          </table:table-cell>
          <table:table-cell office:value-type="float" office:value="3501" table:style-name="ce6">
            <text:p><text:s/>3 501<text:s/></text:p>
          </table:table-cell>
          <table:table-cell office:value-type="float" office:value="6224" table:style-name="ce6">
            <text:p><text:s/>6 224<text:s/></text:p>
          </table:table-cell>
          <table:table-cell office:value-type="float" office:value="3087" table:style-name="ce6">
            <text:p><text:s/>3 087<text:s/></text:p>
          </table:table-cell>
          <table:table-cell office:value-type="float" office:value="553886" table:style-name="ce6">
            <text:p><text:s/>553 886<text:s/></text:p>
          </table:table-cell>
          <table:table-cell office:value-type="float" office:value="97122" table:style-name="ce6">
            <text:p><text:s/>97 122<text:s/></text:p>
          </table:table-cell>
          <table:table-cell office:value-type="float" office:value="17652" table:style-name="ce6">
            <text:p><text:s/>17 652<text:s/></text:p>
          </table:table-cell>
          <table:table-cell office:value-type="float" office:value="366307" table:style-name="ce6">
            <text:p><text:s/>366 307<text:s/></text:p>
          </table:table-cell>
          <table:table-cell office:value-type="float" office:value="205229" table:style-name="ce6">
            <text:p><text:s/>205 229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S</text:p>
          </table:table-cell>
          <table:table-cell office:value-type="string" table:style-name="ce2">
            <text:p>Sonst. Dienstleistungen</text:p>
          </table:table-cell>
          <table:table-cell office:value-type="string" table:style-name="ce2">
            <text:p>AT31</text:p>
          </table:table-cell>
          <table:table-cell office:value-type="string" table:style-name="ce2">
            <text:p>Oberösterreich</text:p>
          </table:table-cell>
          <table:table-cell office:value-type="float" office:value="7508" table:style-name="ce6">
            <text:p><text:s/>7 508<text:s/></text:p>
          </table:table-cell>
          <table:table-cell office:value-type="float" office:value="12920" table:style-name="ce6">
            <text:p><text:s/>12 920<text:s/></text:p>
          </table:table-cell>
          <table:table-cell office:value-type="float" office:value="5936" table:style-name="ce6">
            <text:p><text:s/>5 936<text:s/></text:p>
          </table:table-cell>
          <table:table-cell office:value-type="float" office:value="519952" table:style-name="ce6">
            <text:p><text:s/>519 952<text:s/></text:p>
          </table:table-cell>
          <table:table-cell office:value-type="float" office:value="128930" table:style-name="ce6">
            <text:p><text:s/>128 930<text:s/></text:p>
          </table:table-cell>
          <table:table-cell office:value-type="float" office:value="57022" table:style-name="ce6">
            <text:p><text:s/>57 022<text:s/></text:p>
          </table:table-cell>
          <table:table-cell office:value-type="float" office:value="227080" table:style-name="ce6">
            <text:p><text:s/>227 080<text:s/></text:p>
          </table:table-cell>
          <table:table-cell office:value-type="float" office:value="297821" table:style-name="ce6">
            <text:p><text:s/>297 821<text:s/></text:p>
          </table:table-cell>
          <table:table-cell table:number-columns-repeated="16372"/>
        </table:table-row>
        <table:table-row table:style-name="ro3">
          <table:table-cell table:style-name="ce4"/>
          <table:table-cell office:value-type="string" table:style-name="ce4">
            <text:p>INSGESAMT</text:p>
          </table:table-cell>
          <table:table-cell office:value-type="string" table:style-name="ce4">
            <text:p>AT311</text:p>
          </table:table-cell>
          <table:table-cell office:value-type="string" table:style-name="ce4">
            <text:p>Innviertel</text:p>
          </table:table-cell>
          <table:table-cell office:value-type="float" office:value="19060" table:style-name="ce5">
            <text:p><text:s/>19 060<text:s/></text:p>
          </table:table-cell>
          <table:table-cell office:value-type="float" office:value="118255" table:style-name="ce5">
            <text:p><text:s/>118 255<text:s/></text:p>
          </table:table-cell>
          <table:table-cell office:value-type="float" office:value="101721" table:style-name="ce5">
            <text:p><text:s/>101 721<text:s/></text:p>
          </table:table-cell>
          <table:table-cell office:value-type="float" office:value="37273193" table:style-name="ce5">
            <text:p><text:s/>37 273 193<text:s/></text:p>
          </table:table-cell>
          <table:table-cell office:value-type="float" office:value="4109516" table:style-name="ce5">
            <text:p><text:s/>4 109 516<text:s/></text:p>
          </table:table-cell>
          <table:table-cell office:value-type="float" office:value="1281852" table:style-name="ce5">
            <text:p><text:s/>1 281 852<text:s/></text:p>
          </table:table-cell>
          <table:table-cell office:value-type="float" office:value="29141204" table:style-name="ce5">
            <text:p><text:s/>29 141 204<text:s/></text:p>
          </table:table-cell>
          <table:table-cell office:value-type="float" office:value="8500472" table:style-name="ce5">
            <text:p><text:s/>8 500 472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A</text:p>
          </table:table-cell>
          <table:table-cell office:value-type="string" table:style-name="ce2">
            <text:p>Land- und Forstwirtschaft</text:p>
          </table:table-cell>
          <table:table-cell office:value-type="string" table:style-name="ce2">
            <text:p>AT311</text:p>
          </table:table-cell>
          <table:table-cell office:value-type="string" table:style-name="ce2">
            <text:p>Innviertel</text:p>
          </table:table-cell>
          <table:table-cell office:value-type="float" office:value="1" table:style-name="ce6">
            <text:p><text:s/>1<text:s/>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B</text:p>
          </table:table-cell>
          <table:table-cell office:value-type="string" table:style-name="ce2">
            <text:p>Bergbau</text:p>
          </table:table-cell>
          <table:table-cell office:value-type="string" table:style-name="ce2">
            <text:p>AT311</text:p>
          </table:table-cell>
          <table:table-cell office:value-type="string" table:style-name="ce2">
            <text:p>Innviertel</text:p>
          </table:table-cell>
          <table:table-cell office:value-type="float" office:value="28" table:style-name="ce6">
            <text:p><text:s/>28<text:s/>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C</text:p>
          </table:table-cell>
          <table:table-cell office:value-type="string" table:style-name="ce2">
            <text:p>Herstellung von Waren</text:p>
          </table:table-cell>
          <table:table-cell office:value-type="string" table:style-name="ce2">
            <text:p>AT311</text:p>
          </table:table-cell>
          <table:table-cell office:value-type="string" table:style-name="ce2">
            <text:p>Innviertel</text:p>
          </table:table-cell>
          <table:table-cell office:value-type="float" office:value="1848" table:style-name="ce6">
            <text:p><text:s/>1 848<text:s/></text:p>
          </table:table-cell>
          <table:table-cell office:value-type="float" office:value="45407" table:style-name="ce6">
            <text:p><text:s/>45 407<text:s/></text:p>
          </table:table-cell>
          <table:table-cell office:value-type="float" office:value="43877" table:style-name="ce6">
            <text:p><text:s/>43 877<text:s/></text:p>
          </table:table-cell>
          <table:table-cell office:value-type="float" office:value="17230527" table:style-name="ce6">
            <text:p><text:s/>17 230 527<text:s/></text:p>
          </table:table-cell>
          <table:table-cell office:value-type="float" office:value="2062804" table:style-name="ce6">
            <text:p><text:s/>2 062 804<text:s/></text:p>
          </table:table-cell>
          <table:table-cell office:value-type="float" office:value="518409" table:style-name="ce6">
            <text:p><text:s/>518 409<text:s/></text:p>
          </table:table-cell>
          <table:table-cell office:value-type="float" office:value="13514913" table:style-name="ce6">
            <text:p><text:s/>13 514 913<text:s/></text:p>
          </table:table-cell>
          <table:table-cell office:value-type="float" office:value="4043268" table:style-name="ce6">
            <text:p><text:s/>4 043 268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D</text:p>
          </table:table-cell>
          <table:table-cell office:value-type="string" table:style-name="ce2">
            <text:p>Energieversorgung</text:p>
          </table:table-cell>
          <table:table-cell office:value-type="string" table:style-name="ce2">
            <text:p>AT311</text:p>
          </table:table-cell>
          <table:table-cell office:value-type="string" table:style-name="ce2">
            <text:p>Innviertel</text:p>
          </table:table-cell>
          <table:table-cell office:value-type="float" office:value="413" table:style-name="ce6">
            <text:p><text:s/>413<text:s/></text:p>
          </table:table-cell>
          <table:table-cell office:value-type="float" office:value="796" table:style-name="ce6">
            <text:p><text:s/>796<text:s/></text:p>
          </table:table-cell>
          <table:table-cell office:value-type="float" office:value="345" table:style-name="ce6">
            <text:p><text:s/>345<text:s/></text:p>
          </table:table-cell>
          <table:table-cell office:value-type="float" office:value="288245" table:style-name="ce6">
            <text:p><text:s/>288 245<text:s/></text:p>
          </table:table-cell>
          <table:table-cell office:value-type="float" office:value="19522" table:style-name="ce6">
            <text:p><text:s/>19 522<text:s/></text:p>
          </table:table-cell>
          <table:table-cell office:value-type="float" office:value="25015" table:style-name="ce6">
            <text:p><text:s/>25 015<text:s/></text:p>
          </table:table-cell>
          <table:table-cell office:value-type="float" office:value="224505" table:style-name="ce6">
            <text:p><text:s/>224 505<text:s/></text:p>
          </table:table-cell>
          <table:table-cell office:value-type="float" office:value="65416" table:style-name="ce6">
            <text:p><text:s/>65 416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E</text:p>
          </table:table-cell>
          <table:table-cell office:value-type="string" table:style-name="ce2">
            <text:p>Wasserversorgung und Abfallentsorgung</text:p>
          </table:table-cell>
          <table:table-cell office:value-type="string" table:style-name="ce2">
            <text:p>AT311</text:p>
          </table:table-cell>
          <table:table-cell office:value-type="string" table:style-name="ce2">
            <text:p>Innviertel</text:p>
          </table:table-cell>
          <table:table-cell office:value-type="float" office:value="223" table:style-name="ce6">
            <text:p><text:s/>223<text:s/></text:p>
          </table:table-cell>
          <table:table-cell office:value-type="float" office:value="439" table:style-name="ce6">
            <text:p><text:s/>439<text:s/></text:p>
          </table:table-cell>
          <table:table-cell office:value-type="float" office:value="402" table:style-name="ce6">
            <text:p><text:s/>402<text:s/></text:p>
          </table:table-cell>
          <table:table-cell office:value-type="float" office:value="133611" table:style-name="ce6">
            <text:p><text:s/>133 611<text:s/></text:p>
          </table:table-cell>
          <table:table-cell office:value-type="float" office:value="15418" table:style-name="ce6">
            <text:p><text:s/>15 418<text:s/></text:p>
          </table:table-cell>
          <table:table-cell office:value-type="float" office:value="12717" table:style-name="ce6">
            <text:p><text:s/>12 717<text:s/></text:p>
          </table:table-cell>
          <table:table-cell office:value-type="float" office:value="95220" table:style-name="ce6">
            <text:p><text:s/>95 220<text:s/></text:p>
          </table:table-cell>
          <table:table-cell office:value-type="float" office:value="41012" table:style-name="ce6">
            <text:p><text:s/>41 012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F</text:p>
          </table:table-cell>
          <table:table-cell office:value-type="string" table:style-name="ce2">
            <text:p>Bau</text:p>
          </table:table-cell>
          <table:table-cell office:value-type="string" table:style-name="ce2">
            <text:p>AT311</text:p>
          </table:table-cell>
          <table:table-cell office:value-type="string" table:style-name="ce2">
            <text:p>Innviertel</text:p>
          </table:table-cell>
          <table:table-cell office:value-type="float" office:value="1653" table:style-name="ce6">
            <text:p><text:s/>1 653<text:s/></text:p>
          </table:table-cell>
          <table:table-cell office:value-type="float" office:value="10711" table:style-name="ce6">
            <text:p><text:s/>10 711<text:s/></text:p>
          </table:table-cell>
          <table:table-cell office:value-type="float" office:value="9165" table:style-name="ce6">
            <text:p><text:s/>9 165<text:s/></text:p>
          </table:table-cell>
          <table:table-cell office:value-type="float" office:value="2142578" table:style-name="ce6">
            <text:p><text:s/>2 142 578<text:s/></text:p>
          </table:table-cell>
          <table:table-cell office:value-type="float" office:value="382148" table:style-name="ce6">
            <text:p><text:s/>382 148<text:s/></text:p>
          </table:table-cell>
          <table:table-cell office:value-type="float" office:value="59430" table:style-name="ce6">
            <text:p><text:s/>59 430<text:s/></text:p>
          </table:table-cell>
          <table:table-cell office:value-type="float" office:value="1559417" table:style-name="ce6">
            <text:p><text:s/>1 559 417<text:s/></text:p>
          </table:table-cell>
          <table:table-cell office:value-type="float" office:value="707092" table:style-name="ce6">
            <text:p><text:s/>707 092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G</text:p>
          </table:table-cell>
          <table:table-cell office:value-type="string" table:style-name="ce2">
            <text:p>Handel</text:p>
          </table:table-cell>
          <table:table-cell office:value-type="string" table:style-name="ce2">
            <text:p>AT311</text:p>
          </table:table-cell>
          <table:table-cell office:value-type="string" table:style-name="ce2">
            <text:p>Innviertel</text:p>
          </table:table-cell>
          <table:table-cell office:value-type="float" office:value="4147" table:style-name="ce6">
            <text:p><text:s/>4 147<text:s/></text:p>
          </table:table-cell>
          <table:table-cell office:value-type="float" office:value="20756" table:style-name="ce6">
            <text:p><text:s/>20 756<text:s/></text:p>
          </table:table-cell>
          <table:table-cell office:value-type="float" office:value="17291" table:style-name="ce6">
            <text:p><text:s/>17 291<text:s/></text:p>
          </table:table-cell>
          <table:table-cell office:value-type="float" office:value="12574180" table:style-name="ce6">
            <text:p><text:s/>12 574 180<text:s/></text:p>
          </table:table-cell>
          <table:table-cell office:value-type="float" office:value="580123" table:style-name="ce6">
            <text:p><text:s/>580 123<text:s/></text:p>
          </table:table-cell>
          <table:table-cell office:value-type="float" office:value="137581" table:style-name="ce6">
            <text:p><text:s/>137 581<text:s/></text:p>
          </table:table-cell>
          <table:table-cell office:value-type="float" office:value="11293107" table:style-name="ce6">
            <text:p><text:s/>11 293 107<text:s/></text:p>
          </table:table-cell>
          <table:table-cell office:value-type="float" office:value="1287917" table:style-name="ce6">
            <text:p><text:s/>1 287 917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H</text:p>
          </table:table-cell>
          <table:table-cell office:value-type="string" table:style-name="ce2">
            <text:p>Verkehr</text:p>
          </table:table-cell>
          <table:table-cell office:value-type="string" table:style-name="ce2">
            <text:p>AT311</text:p>
          </table:table-cell>
          <table:table-cell office:value-type="string" table:style-name="ce2">
            <text:p>Innviertel</text:p>
          </table:table-cell>
          <table:table-cell office:value-type="float" office:value="518" table:style-name="ce6">
            <text:p><text:s/>518<text:s/></text:p>
          </table:table-cell>
          <table:table-cell office:value-type="float" office:value="4819" table:style-name="ce6">
            <text:p><text:s/>4 819<text:s/></text:p>
          </table:table-cell>
          <table:table-cell office:value-type="float" office:value="4430" table:style-name="ce6">
            <text:p><text:s/>4 430<text:s/></text:p>
          </table:table-cell>
          <table:table-cell office:value-type="float" office:value="1030549" table:style-name="ce6">
            <text:p><text:s/>1 030 549<text:s/></text:p>
          </table:table-cell>
          <table:table-cell office:value-type="float" office:value="169680" table:style-name="ce6">
            <text:p><text:s/>169 680<text:s/></text:p>
          </table:table-cell>
          <table:table-cell office:value-type="float" office:value="45232" table:style-name="ce6">
            <text:p><text:s/>45 232<text:s/></text:p>
          </table:table-cell>
          <table:table-cell office:value-type="float" office:value="718332" table:style-name="ce6">
            <text:p><text:s/>718 332<text:s/></text:p>
          </table:table-cell>
          <table:table-cell office:value-type="float" office:value="320640" table:style-name="ce6">
            <text:p><text:s/>320 640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I</text:p>
          </table:table-cell>
          <table:table-cell office:value-type="string" table:style-name="ce2">
            <text:p>Beherbergung und Gastronomie</text:p>
          </table:table-cell>
          <table:table-cell office:value-type="string" table:style-name="ce2">
            <text:p>AT311</text:p>
          </table:table-cell>
          <table:table-cell office:value-type="string" table:style-name="ce2">
            <text:p>Innviertel</text:p>
          </table:table-cell>
          <table:table-cell office:value-type="float" office:value="1219" table:style-name="ce6">
            <text:p><text:s/>1 219<text:s/></text:p>
          </table:table-cell>
          <table:table-cell office:value-type="float" office:value="5507" table:style-name="ce6">
            <text:p><text:s/>5 507<text:s/></text:p>
          </table:table-cell>
          <table:table-cell office:value-type="float" office:value="4357" table:style-name="ce6">
            <text:p><text:s/>4 357<text:s/></text:p>
          </table:table-cell>
          <table:table-cell office:value-type="float" office:value="329072" table:style-name="ce6">
            <text:p><text:s/>329 072<text:s/></text:p>
          </table:table-cell>
          <table:table-cell office:value-type="float" office:value="84782" table:style-name="ce6">
            <text:p><text:s/>84 782<text:s/></text:p>
          </table:table-cell>
          <table:table-cell office:value-type="float" office:value="19687" table:style-name="ce6">
            <text:p><text:s/>19 687<text:s/></text:p>
          </table:table-cell>
          <table:table-cell office:value-type="float" office:value="180503" table:style-name="ce6">
            <text:p><text:s/>180 503<text:s/></text:p>
          </table:table-cell>
          <table:table-cell office:value-type="float" office:value="152857" table:style-name="ce6">
            <text:p><text:s/>152 857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J</text:p>
          </table:table-cell>
          <table:table-cell office:value-type="string" table:style-name="ce2">
            <text:p>Information und Kommunikation</text:p>
          </table:table-cell>
          <table:table-cell office:value-type="string" table:style-name="ce2">
            <text:p>AT311</text:p>
          </table:table-cell>
          <table:table-cell office:value-type="string" table:style-name="ce2">
            <text:p>Innviertel</text:p>
          </table:table-cell>
          <table:table-cell office:value-type="float" office:value="580" table:style-name="ce6">
            <text:p><text:s/>580<text:s/></text:p>
          </table:table-cell>
          <table:table-cell office:value-type="float" office:value="1402" table:style-name="ce6">
            <text:p><text:s/>1 402<text:s/></text:p>
          </table:table-cell>
          <table:table-cell office:value-type="float" office:value="884" table:style-name="ce6">
            <text:p><text:s/>884<text:s/></text:p>
          </table:table-cell>
          <table:table-cell office:value-type="float" office:value="164128" table:style-name="ce6">
            <text:p><text:s/>164 128<text:s/></text:p>
          </table:table-cell>
          <table:table-cell office:value-type="float" office:value="37570" table:style-name="ce6">
            <text:p><text:s/>37 570<text:s/></text:p>
          </table:table-cell>
          <table:table-cell office:value-type="float" office:value="12523" table:style-name="ce6">
            <text:p><text:s/>12 523<text:s/></text:p>
          </table:table-cell>
          <table:table-cell office:value-type="float" office:value="96969" table:style-name="ce6">
            <text:p><text:s/>96 969<text:s/></text:p>
          </table:table-cell>
          <table:table-cell office:value-type="float" office:value="73243" table:style-name="ce6">
            <text:p><text:s/>73 243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K</text:p>
          </table:table-cell>
          <table:table-cell office:value-type="string" table:style-name="ce2">
            <text:p>Finanz- und Versicherungsleistungen</text:p>
          </table:table-cell>
          <table:table-cell office:value-type="string" table:style-name="ce2">
            <text:p>AT311</text:p>
          </table:table-cell>
          <table:table-cell office:value-type="string" table:style-name="ce2">
            <text:p>Innviertel</text:p>
          </table:table-cell>
          <table:table-cell office:value-type="float" office:value="681" table:style-name="ce6">
            <text:p><text:s/>681<text:s/></text:p>
          </table:table-cell>
          <table:table-cell office:value-type="float" office:value="2562" table:style-name="ce6">
            <text:p><text:s/>2 562<text:s/></text:p>
          </table:table-cell>
          <table:table-cell office:value-type="float" office:value="2197" table:style-name="ce6">
            <text:p><text:s/>2 197<text:s/></text:p>
          </table:table-cell>
          <table:table-cell office:value-type="float" office:value="730263" table:style-name="ce6">
            <text:p><text:s/>730 263<text:s/></text:p>
          </table:table-cell>
          <table:table-cell office:value-type="float" office:value="114898" table:style-name="ce6">
            <text:p><text:s/>114 898<text:s/></text:p>
          </table:table-cell>
          <table:table-cell office:value-type="float" office:value="25926" table:style-name="ce6">
            <text:p><text:s/>25 926<text:s/></text:p>
          </table:table-cell>
          <table:table-cell office:value-type="float" office:value="213488" table:style-name="ce6">
            <text:p><text:s/>213 488<text:s/></text:p>
          </table:table-cell>
          <table:table-cell office:value-type="float" office:value="362950" table:style-name="ce6">
            <text:p><text:s/>362 950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L</text:p>
          </table:table-cell>
          <table:table-cell office:value-type="string" table:style-name="ce2">
            <text:p>Grundstücks- und Wohnungswesen</text:p>
          </table:table-cell>
          <table:table-cell office:value-type="string" table:style-name="ce2">
            <text:p>AT311</text:p>
          </table:table-cell>
          <table:table-cell office:value-type="string" table:style-name="ce2">
            <text:p>Innviertel</text:p>
          </table:table-cell>
          <table:table-cell office:value-type="float" office:value="729" table:style-name="ce6">
            <text:p><text:s/>729<text:s/></text:p>
          </table:table-cell>
          <table:table-cell office:value-type="float" office:value="1361" table:style-name="ce6">
            <text:p><text:s/>1 361<text:s/></text:p>
          </table:table-cell>
          <table:table-cell office:value-type="float" office:value="932" table:style-name="ce6">
            <text:p><text:s/>932<text:s/></text:p>
          </table:table-cell>
          <table:table-cell office:value-type="float" office:value="375702" table:style-name="ce6">
            <text:p><text:s/>375 702<text:s/></text:p>
          </table:table-cell>
          <table:table-cell office:value-type="float" office:value="25848" table:style-name="ce6">
            <text:p><text:s/>25 848<text:s/></text:p>
          </table:table-cell>
          <table:table-cell office:value-type="float" office:value="315594" table:style-name="ce6">
            <text:p><text:s/>315 594<text:s/></text:p>
          </table:table-cell>
          <table:table-cell office:value-type="float" office:value="190267" table:style-name="ce6">
            <text:p><text:s/>190 267<text:s/></text:p>
          </table:table-cell>
          <table:table-cell office:value-type="float" office:value="188085" table:style-name="ce6">
            <text:p><text:s/>188 085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M</text:p>
          </table:table-cell>
          <table:table-cell office:value-type="string" table:style-name="ce2">
            <text:p>Freiberufliche/techn. Dienstleistungen</text:p>
          </table:table-cell>
          <table:table-cell office:value-type="string" table:style-name="ce2">
            <text:p>AT311</text:p>
          </table:table-cell>
          <table:table-cell office:value-type="string" table:style-name="ce2">
            <text:p>Innviertel</text:p>
          </table:table-cell>
          <table:table-cell office:value-type="float" office:value="1833" table:style-name="ce6">
            <text:p><text:s/>1 833<text:s/></text:p>
          </table:table-cell>
          <table:table-cell office:value-type="float" office:value="6313" table:style-name="ce6">
            <text:p><text:s/>6 313<text:s/></text:p>
          </table:table-cell>
          <table:table-cell office:value-type="float" office:value="4530" table:style-name="ce6">
            <text:p><text:s/>4 530<text:s/></text:p>
          </table:table-cell>
          <table:table-cell office:value-type="float" office:value="839537" table:style-name="ce6">
            <text:p><text:s/>839 537<text:s/></text:p>
          </table:table-cell>
          <table:table-cell office:value-type="float" office:value="217796" table:style-name="ce6">
            <text:p><text:s/>217 796<text:s/></text:p>
          </table:table-cell>
          <table:table-cell office:value-type="float" office:value="55528" table:style-name="ce6">
            <text:p><text:s/>55 528<text:s/></text:p>
          </table:table-cell>
          <table:table-cell office:value-type="float" office:value="417723" table:style-name="ce6">
            <text:p><text:s/>417 723<text:s/></text:p>
          </table:table-cell>
          <table:table-cell office:value-type="float" office:value="446389" table:style-name="ce6">
            <text:p><text:s/>446 389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N</text:p>
          </table:table-cell>
          <table:table-cell office:value-type="string" table:style-name="ce2">
            <text:p>Sonst. wirtschaftl. Dienstleistungen</text:p>
          </table:table-cell>
          <table:table-cell office:value-type="string" table:style-name="ce2">
            <text:p>AT311</text:p>
          </table:table-cell>
          <table:table-cell office:value-type="string" table:style-name="ce2">
            <text:p>Innviertel</text:p>
          </table:table-cell>
          <table:table-cell office:value-type="float" office:value="698" table:style-name="ce6">
            <text:p><text:s/>698<text:s/></text:p>
          </table:table-cell>
          <table:table-cell office:value-type="float" office:value="7891" table:style-name="ce6">
            <text:p><text:s/>7 891<text:s/></text:p>
          </table:table-cell>
          <table:table-cell office:value-type="float" office:value="7270" table:style-name="ce6">
            <text:p><text:s/>7 270<text:s/></text:p>
          </table:table-cell>
          <table:table-cell office:value-type="float" office:value="632458" table:style-name="ce6">
            <text:p><text:s/>632 458<text:s/></text:p>
          </table:table-cell>
          <table:table-cell office:value-type="float" office:value="229285" table:style-name="ce6">
            <text:p><text:s/>229 285<text:s/></text:p>
          </table:table-cell>
          <table:table-cell office:value-type="float" office:value="31512" table:style-name="ce6">
            <text:p><text:s/>31 512<text:s/></text:p>
          </table:table-cell>
          <table:table-cell office:value-type="float" office:value="264665" table:style-name="ce6">
            <text:p><text:s/>264 665<text:s/></text:p>
          </table:table-cell>
          <table:table-cell office:value-type="float" office:value="371499" table:style-name="ce6">
            <text:p><text:s/>371 499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P</text:p>
          </table:table-cell>
          <table:table-cell office:value-type="string" table:style-name="ce2">
            <text:p>Erziehung und Unterricht</text:p>
          </table:table-cell>
          <table:table-cell office:value-type="string" table:style-name="ce2">
            <text:p>AT311</text:p>
          </table:table-cell>
          <table:table-cell office:value-type="string" table:style-name="ce2">
            <text:p>Innviertel</text:p>
          </table:table-cell>
          <table:table-cell office:value-type="float" office:value="519" table:style-name="ce6">
            <text:p><text:s/>519<text:s/></text:p>
          </table:table-cell>
          <table:table-cell office:value-type="float" office:value="965" table:style-name="ce6">
            <text:p><text:s/>965<text:s/></text:p>
          </table:table-cell>
          <table:table-cell office:value-type="float" office:value="480" table:style-name="ce6">
            <text:p><text:s/>480<text:s/></text:p>
          </table:table-cell>
          <table:table-cell office:value-type="float" office:value="38106" table:style-name="ce6">
            <text:p><text:s/>38 106<text:s/></text:p>
          </table:table-cell>
          <table:table-cell office:value-type="float" office:value="11396" table:style-name="ce6">
            <text:p><text:s/>11 396<text:s/></text:p>
          </table:table-cell>
          <table:table-cell office:value-type="float" office:value="1212" table:style-name="ce6">
            <text:p><text:s/>1 212<text:s/></text:p>
          </table:table-cell>
          <table:table-cell office:value-type="float" office:value="13563" table:style-name="ce6">
            <text:p><text:s/>13 563<text:s/></text:p>
          </table:table-cell>
          <table:table-cell office:value-type="float" office:value="24829" table:style-name="ce6">
            <text:p><text:s/>24 829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Q</text:p>
          </table:table-cell>
          <table:table-cell office:value-type="string" table:style-name="ce2">
            <text:p>Gesundheits- und Sozialwesen</text:p>
          </table:table-cell>
          <table:table-cell office:value-type="string" table:style-name="ce2">
            <text:p>AT311</text:p>
          </table:table-cell>
          <table:table-cell office:value-type="string" table:style-name="ce2">
            <text:p>Innviertel</text:p>
          </table:table-cell>
          <table:table-cell office:value-type="float" office:value="2085" table:style-name="ce6">
            <text:p><text:s/>2 085<text:s/></text:p>
          </table:table-cell>
          <table:table-cell office:value-type="float" office:value="5666" table:style-name="ce6">
            <text:p><text:s/>5 666<text:s/></text:p>
          </table:table-cell>
          <table:table-cell office:value-type="float" office:value="3700" table:style-name="ce6">
            <text:p><text:s/>3 700<text:s/></text:p>
          </table:table-cell>
          <table:table-cell office:value-type="float" office:value="427483" table:style-name="ce6">
            <text:p><text:s/>427 483<text:s/></text:p>
          </table:table-cell>
          <table:table-cell office:value-type="float" office:value="98433" table:style-name="ce6">
            <text:p><text:s/>98 433<text:s/></text:p>
          </table:table-cell>
          <table:table-cell office:value-type="float" office:value="6949" table:style-name="ce6">
            <text:p><text:s/>6 949<text:s/></text:p>
          </table:table-cell>
          <table:table-cell office:value-type="float" office:value="143533" table:style-name="ce6">
            <text:p><text:s/>143 533<text:s/></text:p>
          </table:table-cell>
          <table:table-cell office:value-type="float" office:value="286545" table:style-name="ce6">
            <text:p><text:s/>286 545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R</text:p>
          </table:table-cell>
          <table:table-cell office:value-type="string" table:style-name="ce2">
            <text:p>Kunst, Unterhaltung und Erholung</text:p>
          </table:table-cell>
          <table:table-cell office:value-type="string" table:style-name="ce2">
            <text:p>AT311</text:p>
          </table:table-cell>
          <table:table-cell office:value-type="string" table:style-name="ce2">
            <text:p>Innviertel</text:p>
          </table:table-cell>
          <table:table-cell office:value-type="float" office:value="514" table:style-name="ce6">
            <text:p><text:s/>514<text:s/></text:p>
          </table:table-cell>
          <table:table-cell office:value-type="float" office:value="986" table:style-name="ce6">
            <text:p><text:s/>986<text:s/></text:p>
          </table:table-cell>
          <table:table-cell office:value-type="float" office:value="511" table:style-name="ce6">
            <text:p><text:s/>511<text:s/></text:p>
          </table:table-cell>
          <table:table-cell office:value-type="float" office:value="185460" table:style-name="ce6">
            <text:p><text:s/>185 460<text:s/></text:p>
          </table:table-cell>
          <table:table-cell office:value-type="float" office:value="26823" table:style-name="ce6">
            <text:p><text:s/>26 823<text:s/></text:p>
          </table:table-cell>
          <table:table-cell office:value-type="float" office:value="2930" table:style-name="ce6">
            <text:p><text:s/>2 930<text:s/></text:p>
          </table:table-cell>
          <table:table-cell office:value-type="float" office:value="138536" table:style-name="ce6">
            <text:p><text:s/>138 536<text:s/></text:p>
          </table:table-cell>
          <table:table-cell office:value-type="float" office:value="52183" table:style-name="ce6">
            <text:p><text:s/>52 183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S</text:p>
          </table:table-cell>
          <table:table-cell office:value-type="string" table:style-name="ce2">
            <text:p>Sonst. Dienstleistungen</text:p>
          </table:table-cell>
          <table:table-cell office:value-type="string" table:style-name="ce2">
            <text:p>AT311</text:p>
          </table:table-cell>
          <table:table-cell office:value-type="string" table:style-name="ce2">
            <text:p>Innviertel</text:p>
          </table:table-cell>
          <table:table-cell office:value-type="float" office:value="1371" table:style-name="ce6">
            <text:p><text:s/>1 371<text:s/></text:p>
          </table:table-cell>
          <table:table-cell office:value-type="float" office:value="2482" table:style-name="ce6">
            <text:p><text:s/>2 482<text:s/></text:p>
          </table:table-cell>
          <table:table-cell office:value-type="float" office:value="1174" table:style-name="ce6">
            <text:p><text:s/>1 174<text:s/></text:p>
          </table:table-cell>
          <table:table-cell office:value-type="float" office:value="110590" table:style-name="ce6">
            <text:p><text:s/>110 590<text:s/></text:p>
          </table:table-cell>
          <table:table-cell office:value-type="float" office:value="25536" table:style-name="ce6">
            <text:p><text:s/>25 536<text:s/></text:p>
          </table:table-cell>
          <table:table-cell office:value-type="float" office:value="2367" table:style-name="ce6">
            <text:p><text:s/>2 367<text:s/></text:p>
          </table:table-cell>
          <table:table-cell office:value-type="float" office:value="53319" table:style-name="ce6">
            <text:p><text:s/>53 319<text:s/></text:p>
          </table:table-cell>
          <table:table-cell office:value-type="float" office:value="58281" table:style-name="ce6">
            <text:p><text:s/>58 281<text:s/></text:p>
          </table:table-cell>
          <table:table-cell table:number-columns-repeated="16372"/>
        </table:table-row>
        <table:table-row table:style-name="ro3">
          <table:table-cell table:style-name="ce4"/>
          <table:table-cell office:value-type="string" table:style-name="ce4">
            <text:p>INSGESAMT</text:p>
          </table:table-cell>
          <table:table-cell office:value-type="string" table:style-name="ce4">
            <text:p>AT312</text:p>
          </table:table-cell>
          <table:table-cell office:value-type="string" table:style-name="ce4">
            <text:p>Linz-Wels</text:p>
          </table:table-cell>
          <table:table-cell office:value-type="float" office:value="45732" table:style-name="ce5">
            <text:p><text:s/>45 732<text:s/></text:p>
          </table:table-cell>
          <table:table-cell office:value-type="float" office:value="312381" table:style-name="ce5">
            <text:p><text:s/>312 381<text:s/></text:p>
          </table:table-cell>
          <table:table-cell office:value-type="float" office:value="274400" table:style-name="ce5">
            <text:p><text:s/>274 400<text:s/></text:p>
          </table:table-cell>
          <table:table-cell office:value-type="float" office:value="105976821" table:style-name="ce5">
            <text:p><text:s/>105 976 821<text:s/></text:p>
          </table:table-cell>
          <table:table-cell office:value-type="float" office:value="12643905" table:style-name="ce5">
            <text:p><text:s/>12 643 905<text:s/></text:p>
          </table:table-cell>
          <table:table-cell office:value-type="float" office:value="4711873" table:style-name="ce5">
            <text:p><text:s/>4 711 873<text:s/></text:p>
          </table:table-cell>
          <table:table-cell office:value-type="float" office:value="80335703" table:style-name="ce5">
            <text:p><text:s/>80 335 703<text:s/></text:p>
          </table:table-cell>
          <table:table-cell office:value-type="float" office:value="26274488" table:style-name="ce5">
            <text:p><text:s/>26 274 488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A</text:p>
          </table:table-cell>
          <table:table-cell office:value-type="string" table:style-name="ce2">
            <text:p>Land- und Forstwirtschaft</text:p>
          </table:table-cell>
          <table:table-cell office:value-type="string" table:style-name="ce2">
            <text:p>AT312</text:p>
          </table:table-cell>
          <table:table-cell office:value-type="string" table:style-name="ce2">
            <text:p>Linz-Wels</text:p>
          </table:table-cell>
          <table:table-cell office:value-type="float" office:value="2" table:style-name="ce6">
            <text:p><text:s/>2<text:s/>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B</text:p>
          </table:table-cell>
          <table:table-cell office:value-type="string" table:style-name="ce2">
            <text:p>Bergbau</text:p>
          </table:table-cell>
          <table:table-cell office:value-type="string" table:style-name="ce2">
            <text:p>AT312</text:p>
          </table:table-cell>
          <table:table-cell office:value-type="string" table:style-name="ce2">
            <text:p>Linz-Wels</text:p>
          </table:table-cell>
          <table:table-cell office:value-type="float" office:value="23" table:style-name="ce6">
            <text:p><text:s/>23<text:s/>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C</text:p>
          </table:table-cell>
          <table:table-cell office:value-type="string" table:style-name="ce2">
            <text:p>Herstellung von Waren</text:p>
          </table:table-cell>
          <table:table-cell office:value-type="string" table:style-name="ce2">
            <text:p>AT312</text:p>
          </table:table-cell>
          <table:table-cell office:value-type="string" table:style-name="ce2">
            <text:p>Linz-Wels</text:p>
          </table:table-cell>
          <table:table-cell office:value-type="float" office:value="2453" table:style-name="ce6">
            <text:p><text:s/>2 453<text:s/></text:p>
          </table:table-cell>
          <table:table-cell office:value-type="float" office:value="71475" table:style-name="ce6">
            <text:p><text:s/>71 475<text:s/></text:p>
          </table:table-cell>
          <table:table-cell office:value-type="float" office:value="69687" table:style-name="ce6">
            <text:p><text:s/>69 687<text:s/></text:p>
          </table:table-cell>
          <table:table-cell office:value-type="float" office:value="31050602" table:style-name="ce6">
            <text:p><text:s/>31 050 602<text:s/></text:p>
          </table:table-cell>
          <table:table-cell office:value-type="float" office:value="3990523" table:style-name="ce6">
            <text:p><text:s/>3 990 523<text:s/></text:p>
          </table:table-cell>
          <table:table-cell office:value-type="float" office:value="1154988" table:style-name="ce6">
            <text:p><text:s/>1 154 988<text:s/></text:p>
          </table:table-cell>
          <table:table-cell office:value-type="float" office:value="24099388" table:style-name="ce6">
            <text:p><text:s/>24 099 388<text:s/></text:p>
          </table:table-cell>
          <table:table-cell office:value-type="float" office:value="7799152" table:style-name="ce6">
            <text:p><text:s/>7 799 152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D</text:p>
          </table:table-cell>
          <table:table-cell office:value-type="string" table:style-name="ce2">
            <text:p>Energieversorgung</text:p>
          </table:table-cell>
          <table:table-cell office:value-type="string" table:style-name="ce2">
            <text:p>AT312</text:p>
          </table:table-cell>
          <table:table-cell office:value-type="string" table:style-name="ce2">
            <text:p>Linz-Wels</text:p>
          </table:table-cell>
          <table:table-cell office:value-type="float" office:value="289" table:style-name="ce6">
            <text:p><text:s/>289<text:s/></text:p>
          </table:table-cell>
          <table:table-cell office:value-type="float" office:value="1909" table:style-name="ce6">
            <text:p><text:s/>1 909<text:s/></text:p>
          </table:table-cell>
          <table:table-cell office:value-type="float" office:value="1710" table:style-name="ce6">
            <text:p><text:s/>1 710<text:s/></text:p>
          </table:table-cell>
          <table:table-cell office:value-type="float" office:value="11458248" table:style-name="ce6">
            <text:p><text:s/>11 458 248<text:s/></text:p>
          </table:table-cell>
          <table:table-cell office:value-type="float" office:value="134034" table:style-name="ce6">
            <text:p><text:s/>134 034<text:s/></text:p>
          </table:table-cell>
          <table:table-cell office:value-type="float" office:value="250830" table:style-name="ce6">
            <text:p><text:s/>250 830<text:s/></text:p>
          </table:table-cell>
          <table:table-cell office:value-type="float" office:value="10961931" table:style-name="ce6">
            <text:p><text:s/>10 961 931<text:s/></text:p>
          </table:table-cell>
          <table:table-cell office:value-type="float" office:value="505049" table:style-name="ce6">
            <text:p><text:s/>505 049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E</text:p>
          </table:table-cell>
          <table:table-cell office:value-type="string" table:style-name="ce2">
            <text:p>Wasserversorgung und Abfallentsorgung</text:p>
          </table:table-cell>
          <table:table-cell office:value-type="string" table:style-name="ce2">
            <text:p>AT312</text:p>
          </table:table-cell>
          <table:table-cell office:value-type="string" table:style-name="ce2">
            <text:p>Linz-Wels</text:p>
          </table:table-cell>
          <table:table-cell office:value-type="float" office:value="189" table:style-name="ce6">
            <text:p><text:s/>189<text:s/></text:p>
          </table:table-cell>
          <table:table-cell office:value-type="float" office:value="2516" table:style-name="ce6">
            <text:p><text:s/>2 516<text:s/></text:p>
          </table:table-cell>
          <table:table-cell office:value-type="float" office:value="2439" table:style-name="ce6">
            <text:p><text:s/>2 439<text:s/></text:p>
          </table:table-cell>
          <table:table-cell office:value-type="float" office:value="643134" table:style-name="ce6">
            <text:p><text:s/>643 134<text:s/></text:p>
          </table:table-cell>
          <table:table-cell office:value-type="float" office:value="107347" table:style-name="ce6">
            <text:p><text:s/>107 347<text:s/></text:p>
          </table:table-cell>
          <table:table-cell office:value-type="float" office:value="76768" table:style-name="ce6">
            <text:p><text:s/>76 768<text:s/></text:p>
          </table:table-cell>
          <table:table-cell office:value-type="float" office:value="405126" table:style-name="ce6">
            <text:p><text:s/>405 126<text:s/></text:p>
          </table:table-cell>
          <table:table-cell office:value-type="float" office:value="244839" table:style-name="ce6">
            <text:p><text:s/>244 839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F</text:p>
          </table:table-cell>
          <table:table-cell office:value-type="string" table:style-name="ce2">
            <text:p>Bau</text:p>
          </table:table-cell>
          <table:table-cell office:value-type="string" table:style-name="ce2">
            <text:p>AT312</text:p>
          </table:table-cell>
          <table:table-cell office:value-type="string" table:style-name="ce2">
            <text:p>Linz-Wels</text:p>
          </table:table-cell>
          <table:table-cell office:value-type="float" office:value="2613" table:style-name="ce6">
            <text:p><text:s/>2 613<text:s/></text:p>
          </table:table-cell>
          <table:table-cell office:value-type="float" office:value="25770" table:style-name="ce6">
            <text:p><text:s/>25 770<text:s/></text:p>
          </table:table-cell>
          <table:table-cell office:value-type="float" office:value="23524" table:style-name="ce6">
            <text:p><text:s/>23 524<text:s/></text:p>
          </table:table-cell>
          <table:table-cell office:value-type="float" office:value="5630842" table:style-name="ce6">
            <text:p><text:s/>5 630 842<text:s/></text:p>
          </table:table-cell>
          <table:table-cell office:value-type="float" office:value="1182867" table:style-name="ce6">
            <text:p><text:s/>1 182 867<text:s/></text:p>
          </table:table-cell>
          <table:table-cell office:value-type="float" office:value="147587" table:style-name="ce6">
            <text:p><text:s/>147 587<text:s/></text:p>
          </table:table-cell>
          <table:table-cell office:value-type="float" office:value="4018157" table:style-name="ce6">
            <text:p><text:s/>4 018 157<text:s/></text:p>
          </table:table-cell>
          <table:table-cell office:value-type="float" office:value="1840888" table:style-name="ce6">
            <text:p><text:s/>1 840 888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G</text:p>
          </table:table-cell>
          <table:table-cell office:value-type="string" table:style-name="ce2">
            <text:p>Handel</text:p>
          </table:table-cell>
          <table:table-cell office:value-type="string" table:style-name="ce2">
            <text:p>AT312</text:p>
          </table:table-cell>
          <table:table-cell office:value-type="string" table:style-name="ce2">
            <text:p>Linz-Wels</text:p>
          </table:table-cell>
          <table:table-cell office:value-type="float" office:value="9084" table:style-name="ce6">
            <text:p><text:s/>9 084<text:s/></text:p>
          </table:table-cell>
          <table:table-cell office:value-type="float" office:value="63040" table:style-name="ce6">
            <text:p><text:s/>63 040<text:s/></text:p>
          </table:table-cell>
          <table:table-cell office:value-type="float" office:value="56350" table:style-name="ce6">
            <text:p><text:s/>56 350<text:s/></text:p>
          </table:table-cell>
          <table:table-cell office:value-type="float" office:value="32762382" table:style-name="ce6">
            <text:p><text:s/>32 762 382<text:s/></text:p>
          </table:table-cell>
          <table:table-cell office:value-type="float" office:value="2184485" table:style-name="ce6">
            <text:p><text:s/>2 184 485<text:s/></text:p>
          </table:table-cell>
          <table:table-cell office:value-type="float" office:value="520759" table:style-name="ce6">
            <text:p><text:s/>520 759<text:s/></text:p>
          </table:table-cell>
          <table:table-cell office:value-type="float" office:value="28344029" table:style-name="ce6">
            <text:p><text:s/>28 344 029<text:s/></text:p>
          </table:table-cell>
          <table:table-cell office:value-type="float" office:value="4445791" table:style-name="ce6">
            <text:p><text:s/>4 445 791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H</text:p>
          </table:table-cell>
          <table:table-cell office:value-type="string" table:style-name="ce2">
            <text:p>Verkehr</text:p>
          </table:table-cell>
          <table:table-cell office:value-type="string" table:style-name="ce2">
            <text:p>AT312</text:p>
          </table:table-cell>
          <table:table-cell office:value-type="string" table:style-name="ce2">
            <text:p>Linz-Wels</text:p>
          </table:table-cell>
          <table:table-cell office:value-type="float" office:value="1496" table:style-name="ce6">
            <text:p><text:s/>1 496<text:s/></text:p>
          </table:table-cell>
          <table:table-cell office:value-type="float" office:value="18083" table:style-name="ce6">
            <text:p><text:s/>18 083<text:s/></text:p>
          </table:table-cell>
          <table:table-cell office:value-type="float" office:value="16947" table:style-name="ce6">
            <text:p><text:s/>16 947<text:s/></text:p>
          </table:table-cell>
          <table:table-cell office:value-type="float" office:value="4970175" table:style-name="ce6">
            <text:p><text:s/>4 970 175<text:s/></text:p>
          </table:table-cell>
          <table:table-cell office:value-type="float" office:value="744405" table:style-name="ce6">
            <text:p><text:s/>744 405<text:s/></text:p>
          </table:table-cell>
          <table:table-cell office:value-type="float" office:value="171043" table:style-name="ce6">
            <text:p><text:s/>171 043<text:s/></text:p>
          </table:table-cell>
          <table:table-cell office:value-type="float" office:value="3862151" table:style-name="ce6">
            <text:p><text:s/>3 862 151<text:s/></text:p>
          </table:table-cell>
          <table:table-cell office:value-type="float" office:value="1117339" table:style-name="ce6">
            <text:p><text:s/>1 117 339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I</text:p>
          </table:table-cell>
          <table:table-cell office:value-type="string" table:style-name="ce2">
            <text:p>Beherbergung und Gastronomie</text:p>
          </table:table-cell>
          <table:table-cell office:value-type="string" table:style-name="ce2">
            <text:p>AT312</text:p>
          </table:table-cell>
          <table:table-cell office:value-type="string" table:style-name="ce2">
            <text:p>Linz-Wels</text:p>
          </table:table-cell>
          <table:table-cell office:value-type="float" office:value="2449" table:style-name="ce6">
            <text:p><text:s/>2 449<text:s/></text:p>
          </table:table-cell>
          <table:table-cell office:value-type="float" office:value="13070" table:style-name="ce6">
            <text:p><text:s/>13 070<text:s/></text:p>
          </table:table-cell>
          <table:table-cell office:value-type="float" office:value="11025" table:style-name="ce6">
            <text:p><text:s/>11 025<text:s/></text:p>
          </table:table-cell>
          <table:table-cell office:value-type="float" office:value="924422" table:style-name="ce6">
            <text:p><text:s/>924 422<text:s/></text:p>
          </table:table-cell>
          <table:table-cell office:value-type="float" office:value="239057" table:style-name="ce6">
            <text:p><text:s/>239 057<text:s/></text:p>
          </table:table-cell>
          <table:table-cell office:value-type="float" office:value="43140" table:style-name="ce6">
            <text:p><text:s/>43 140<text:s/></text:p>
          </table:table-cell>
          <table:table-cell office:value-type="float" office:value="521291" table:style-name="ce6">
            <text:p><text:s/>521 291<text:s/></text:p>
          </table:table-cell>
          <table:table-cell office:value-type="float" office:value="417329" table:style-name="ce6">
            <text:p><text:s/>417 329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J</text:p>
          </table:table-cell>
          <table:table-cell office:value-type="string" table:style-name="ce2">
            <text:p>Information und Kommunikation</text:p>
          </table:table-cell>
          <table:table-cell office:value-type="string" table:style-name="ce2">
            <text:p>AT312</text:p>
          </table:table-cell>
          <table:table-cell office:value-type="string" table:style-name="ce2">
            <text:p>Linz-Wels</text:p>
          </table:table-cell>
          <table:table-cell office:value-type="float" office:value="2300" table:style-name="ce6">
            <text:p><text:s/>2 300<text:s/></text:p>
          </table:table-cell>
          <table:table-cell office:value-type="float" office:value="14210" table:style-name="ce6">
            <text:p><text:s/>14 210<text:s/></text:p>
          </table:table-cell>
          <table:table-cell office:value-type="float" office:value="12182" table:style-name="ce6">
            <text:p><text:s/>12 182<text:s/></text:p>
          </table:table-cell>
          <table:table-cell office:value-type="float" office:value="2872924" table:style-name="ce6">
            <text:p><text:s/>2 872 924<text:s/></text:p>
          </table:table-cell>
          <table:table-cell office:value-type="float" office:value="768097" table:style-name="ce6">
            <text:p><text:s/>768 097<text:s/></text:p>
          </table:table-cell>
          <table:table-cell office:value-type="float" office:value="78971" table:style-name="ce6">
            <text:p><text:s/>78 971<text:s/></text:p>
          </table:table-cell>
          <table:table-cell office:value-type="float" office:value="1535521" table:style-name="ce6">
            <text:p><text:s/>1 535 521<text:s/></text:p>
          </table:table-cell>
          <table:table-cell office:value-type="float" office:value="1379037" table:style-name="ce6">
            <text:p><text:s/>1 379 037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K</text:p>
          </table:table-cell>
          <table:table-cell office:value-type="string" table:style-name="ce2">
            <text:p>Finanz- und Versicherungsleistungen</text:p>
          </table:table-cell>
          <table:table-cell office:value-type="string" table:style-name="ce2">
            <text:p>AT312</text:p>
          </table:table-cell>
          <table:table-cell office:value-type="string" table:style-name="ce2">
            <text:p>Linz-Wels</text:p>
          </table:table-cell>
          <table:table-cell office:value-type="float" office:value="1489" table:style-name="ce6">
            <text:p><text:s/>1 489<text:s/></text:p>
          </table:table-cell>
          <table:table-cell office:value-type="float" office:value="10696" table:style-name="ce6">
            <text:p><text:s/>10 696<text:s/></text:p>
          </table:table-cell>
          <table:table-cell office:value-type="float" office:value="9855" table:style-name="ce6">
            <text:p><text:s/>9 855<text:s/></text:p>
          </table:table-cell>
          <table:table-cell office:value-type="float" office:value="4068758" table:style-name="ce6">
            <text:p><text:s/>4 068 758<text:s/></text:p>
          </table:table-cell>
          <table:table-cell office:value-type="float" office:value="618585" table:style-name="ce6">
            <text:p><text:s/>618 585<text:s/></text:p>
          </table:table-cell>
          <table:table-cell office:value-type="float" office:value="115195" table:style-name="ce6">
            <text:p><text:s/>115 195<text:s/></text:p>
          </table:table-cell>
          <table:table-cell office:value-type="float" office:value="1249804" table:style-name="ce6">
            <text:p><text:s/>1 249 804<text:s/></text:p>
          </table:table-cell>
          <table:table-cell office:value-type="float" office:value="2105102" table:style-name="ce6">
            <text:p><text:s/>2 105 102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L</text:p>
          </table:table-cell>
          <table:table-cell office:value-type="string" table:style-name="ce2">
            <text:p>Grundstücks- und Wohnungswesen</text:p>
          </table:table-cell>
          <table:table-cell office:value-type="string" table:style-name="ce2">
            <text:p>AT312</text:p>
          </table:table-cell>
          <table:table-cell office:value-type="string" table:style-name="ce2">
            <text:p>Linz-Wels</text:p>
          </table:table-cell>
          <table:table-cell office:value-type="float" office:value="2136" table:style-name="ce6">
            <text:p><text:s/>2 136<text:s/></text:p>
          </table:table-cell>
          <table:table-cell office:value-type="float" office:value="5563" table:style-name="ce6">
            <text:p><text:s/>5 563<text:s/></text:p>
          </table:table-cell>
          <table:table-cell office:value-type="float" office:value="4246" table:style-name="ce6">
            <text:p><text:s/>4 246<text:s/></text:p>
          </table:table-cell>
          <table:table-cell office:value-type="float" office:value="2663685" table:style-name="ce6">
            <text:p><text:s/>2 663 685<text:s/></text:p>
          </table:table-cell>
          <table:table-cell office:value-type="float" office:value="167096" table:style-name="ce6">
            <text:p><text:s/>167 096<text:s/></text:p>
          </table:table-cell>
          <table:table-cell office:value-type="float" office:value="1097186" table:style-name="ce6">
            <text:p><text:s/>1 097 186<text:s/></text:p>
          </table:table-cell>
          <table:table-cell office:value-type="float" office:value="1506678" table:style-name="ce6">
            <text:p><text:s/>1 506 678<text:s/></text:p>
          </table:table-cell>
          <table:table-cell office:value-type="float" office:value="1256652" table:style-name="ce6">
            <text:p><text:s/>1 256 652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M</text:p>
          </table:table-cell>
          <table:table-cell office:value-type="string" table:style-name="ce2">
            <text:p>Freiberufliche/techn. Dienstleistungen</text:p>
          </table:table-cell>
          <table:table-cell office:value-type="string" table:style-name="ce2">
            <text:p>AT312</text:p>
          </table:table-cell>
          <table:table-cell office:value-type="string" table:style-name="ce2">
            <text:p>Linz-Wels</text:p>
          </table:table-cell>
          <table:table-cell office:value-type="float" office:value="6717" table:style-name="ce6">
            <text:p><text:s/>6 717<text:s/></text:p>
          </table:table-cell>
          <table:table-cell office:value-type="float" office:value="24005" table:style-name="ce6">
            <text:p><text:s/>24 005<text:s/></text:p>
          </table:table-cell>
          <table:table-cell office:value-type="float" office:value="17619" table:style-name="ce6">
            <text:p><text:s/>17 619<text:s/></text:p>
          </table:table-cell>
          <table:table-cell office:value-type="float" office:value="3683579" table:style-name="ce6">
            <text:p><text:s/>3 683 579<text:s/></text:p>
          </table:table-cell>
          <table:table-cell office:value-type="float" office:value="956611" table:style-name="ce6">
            <text:p><text:s/>956 611<text:s/></text:p>
          </table:table-cell>
          <table:table-cell office:value-type="float" office:value="174691" table:style-name="ce6">
            <text:p><text:s/>174 691<text:s/></text:p>
          </table:table-cell>
          <table:table-cell office:value-type="float" office:value="2023607" table:style-name="ce6">
            <text:p><text:s/>2 023 607<text:s/></text:p>
          </table:table-cell>
          <table:table-cell office:value-type="float" office:value="1693393" table:style-name="ce6">
            <text:p><text:s/>1 693 393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N</text:p>
          </table:table-cell>
          <table:table-cell office:value-type="string" table:style-name="ce2">
            <text:p>Sonst. wirtschaftl. Dienstleistungen</text:p>
          </table:table-cell>
          <table:table-cell office:value-type="string" table:style-name="ce2">
            <text:p>AT312</text:p>
          </table:table-cell>
          <table:table-cell office:value-type="string" table:style-name="ce2">
            <text:p>Linz-Wels</text:p>
          </table:table-cell>
          <table:table-cell office:value-type="float" office:value="1968" table:style-name="ce6">
            <text:p><text:s/>1 968<text:s/></text:p>
          </table:table-cell>
          <table:table-cell office:value-type="float" office:value="32597" table:style-name="ce6">
            <text:p><text:s/>32 597<text:s/></text:p>
          </table:table-cell>
          <table:table-cell office:value-type="float" office:value="31038" table:style-name="ce6">
            <text:p><text:s/>31 038<text:s/></text:p>
          </table:table-cell>
          <table:table-cell office:value-type="float" office:value="3270670" table:style-name="ce6">
            <text:p><text:s/>3 270 670<text:s/></text:p>
          </table:table-cell>
          <table:table-cell office:value-type="float" office:value="1035804" table:style-name="ce6">
            <text:p><text:s/>1 035 804<text:s/></text:p>
          </table:table-cell>
          <table:table-cell office:value-type="float" office:value="781018" table:style-name="ce6">
            <text:p><text:s/>781 018<text:s/></text:p>
          </table:table-cell>
          <table:table-cell office:value-type="float" office:value="1043503" table:style-name="ce6">
            <text:p><text:s/>1 043 503<text:s/></text:p>
          </table:table-cell>
          <table:table-cell office:value-type="float" office:value="2236185" table:style-name="ce6">
            <text:p><text:s/>2 236 185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P</text:p>
          </table:table-cell>
          <table:table-cell office:value-type="string" table:style-name="ce2">
            <text:p>Erziehung und Unterricht</text:p>
          </table:table-cell>
          <table:table-cell office:value-type="string" table:style-name="ce2">
            <text:p>AT312</text:p>
          </table:table-cell>
          <table:table-cell office:value-type="string" table:style-name="ce2">
            <text:p>Linz-Wels</text:p>
          </table:table-cell>
          <table:table-cell office:value-type="float" office:value="1665" table:style-name="ce6">
            <text:p><text:s/>1 665<text:s/></text:p>
          </table:table-cell>
          <table:table-cell office:value-type="float" office:value="2942" table:style-name="ce6">
            <text:p><text:s/>2 942<text:s/></text:p>
          </table:table-cell>
          <table:table-cell office:value-type="float" office:value="1337" table:style-name="ce6">
            <text:p><text:s/>1 337<text:s/></text:p>
          </table:table-cell>
          <table:table-cell office:value-type="float" office:value="146636" table:style-name="ce6">
            <text:p><text:s/>146 636<text:s/></text:p>
          </table:table-cell>
          <table:table-cell office:value-type="float" office:value="33080" table:style-name="ce6">
            <text:p><text:s/>33 080<text:s/></text:p>
          </table:table-cell>
          <table:table-cell office:value-type="float" office:value="4656" table:style-name="ce6">
            <text:p><text:s/>4 656<text:s/></text:p>
          </table:table-cell>
          <table:table-cell office:value-type="float" office:value="73181" table:style-name="ce6">
            <text:p><text:s/>73 181<text:s/></text:p>
          </table:table-cell>
          <table:table-cell office:value-type="float" office:value="76066" table:style-name="ce6">
            <text:p><text:s/>76 066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Q</text:p>
          </table:table-cell>
          <table:table-cell office:value-type="string" table:style-name="ce2">
            <text:p>Gesundheits- und Sozialwesen</text:p>
          </table:table-cell>
          <table:table-cell office:value-type="string" table:style-name="ce2">
            <text:p>AT312</text:p>
          </table:table-cell>
          <table:table-cell office:value-type="string" table:style-name="ce2">
            <text:p>Linz-Wels</text:p>
          </table:table-cell>
          <table:table-cell office:value-type="float" office:value="6116" table:style-name="ce6">
            <text:p><text:s/>6 116<text:s/></text:p>
          </table:table-cell>
          <table:table-cell office:value-type="float" office:value="17748" table:style-name="ce6">
            <text:p><text:s/>17 748<text:s/></text:p>
          </table:table-cell>
          <table:table-cell office:value-type="float" office:value="12004" table:style-name="ce6">
            <text:p><text:s/>12 004<text:s/></text:p>
          </table:table-cell>
          <table:table-cell office:value-type="float" office:value="1302740" table:style-name="ce6">
            <text:p><text:s/>1 302 740<text:s/></text:p>
          </table:table-cell>
          <table:table-cell office:value-type="float" office:value="361423" table:style-name="ce6">
            <text:p><text:s/>361 423<text:s/></text:p>
          </table:table-cell>
          <table:table-cell office:value-type="float" office:value="30896" table:style-name="ce6">
            <text:p><text:s/>30 896<text:s/></text:p>
          </table:table-cell>
          <table:table-cell office:value-type="float" office:value="413088" table:style-name="ce6">
            <text:p><text:s/>413 088<text:s/></text:p>
          </table:table-cell>
          <table:table-cell office:value-type="float" office:value="899306" table:style-name="ce6">
            <text:p><text:s/>899 306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R</text:p>
          </table:table-cell>
          <table:table-cell office:value-type="string" table:style-name="ce2">
            <text:p>Kunst, Unterhaltung und Erholung</text:p>
          </table:table-cell>
          <table:table-cell office:value-type="string" table:style-name="ce2">
            <text:p>AT312</text:p>
          </table:table-cell>
          <table:table-cell office:value-type="string" table:style-name="ce2">
            <text:p>Linz-Wels</text:p>
          </table:table-cell>
          <table:table-cell office:value-type="float" office:value="1662" table:style-name="ce6">
            <text:p><text:s/>1 662<text:s/></text:p>
          </table:table-cell>
          <table:table-cell office:value-type="float" office:value="2996" table:style-name="ce6">
            <text:p><text:s/>2 996<text:s/></text:p>
          </table:table-cell>
          <table:table-cell office:value-type="float" office:value="1510" table:style-name="ce6">
            <text:p><text:s/>1 510<text:s/></text:p>
          </table:table-cell>
          <table:table-cell office:value-type="float" office:value="238242" table:style-name="ce6">
            <text:p><text:s/>238 242<text:s/></text:p>
          </table:table-cell>
          <table:table-cell office:value-type="float" office:value="46608" table:style-name="ce6">
            <text:p><text:s/>46 608<text:s/></text:p>
          </table:table-cell>
          <table:table-cell office:value-type="float" office:value="10705" table:style-name="ce6">
            <text:p><text:s/>10 705<text:s/></text:p>
          </table:table-cell>
          <table:table-cell office:value-type="float" office:value="149630" table:style-name="ce6">
            <text:p><text:s/>149 630<text:s/></text:p>
          </table:table-cell>
          <table:table-cell office:value-type="float" office:value="95764" table:style-name="ce6">
            <text:p><text:s/>95 764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S</text:p>
          </table:table-cell>
          <table:table-cell office:value-type="string" table:style-name="ce2">
            <text:p>Sonst. Dienstleistungen</text:p>
          </table:table-cell>
          <table:table-cell office:value-type="string" table:style-name="ce2">
            <text:p>AT312</text:p>
          </table:table-cell>
          <table:table-cell office:value-type="string" table:style-name="ce2">
            <text:p>Linz-Wels</text:p>
          </table:table-cell>
          <table:table-cell office:value-type="float" office:value="3081" table:style-name="ce6">
            <text:p><text:s/>3 081<text:s/></text:p>
          </table:table-cell>
          <table:table-cell office:value-type="float" office:value="5531" table:style-name="ce6">
            <text:p><text:s/>5 531<text:s/></text:p>
          </table:table-cell>
          <table:table-cell office:value-type="float" office:value="2713" table:style-name="ce6">
            <text:p><text:s/>2 713<text:s/></text:p>
          </table:table-cell>
          <table:table-cell office:value-type="float" office:value="229233" table:style-name="ce6">
            <text:p><text:s/>229 233<text:s/></text:p>
          </table:table-cell>
          <table:table-cell office:value-type="float" office:value="62595" table:style-name="ce6">
            <text:p><text:s/>62 595<text:s/></text:p>
          </table:table-cell>
          <table:table-cell office:value-type="float" office:value="46951" table:style-name="ce6">
            <text:p><text:s/>46 951<text:s/></text:p>
          </table:table-cell>
          <table:table-cell office:value-type="float" office:value="94979" table:style-name="ce6">
            <text:p><text:s/>94 979<text:s/></text:p>
          </table:table-cell>
          <table:table-cell office:value-type="float" office:value="136434" table:style-name="ce6">
            <text:p><text:s/>136 434<text:s/></text:p>
          </table:table-cell>
          <table:table-cell table:number-columns-repeated="16372"/>
        </table:table-row>
        <table:table-row table:style-name="ro3">
          <table:table-cell table:style-name="ce4"/>
          <table:table-cell office:value-type="string" table:style-name="ce4">
            <text:p>INSGESAMT</text:p>
          </table:table-cell>
          <table:table-cell office:value-type="string" table:style-name="ce4">
            <text:p>AT313</text:p>
          </table:table-cell>
          <table:table-cell office:value-type="string" table:style-name="ce4">
            <text:p>Mühlviertel</text:p>
          </table:table-cell>
          <table:table-cell office:value-type="float" office:value="13232" table:style-name="ce5">
            <text:p><text:s/>13 232<text:s/></text:p>
          </table:table-cell>
          <table:table-cell office:value-type="float" office:value="64662" table:style-name="ce5">
            <text:p><text:s/>64 662<text:s/></text:p>
          </table:table-cell>
          <table:table-cell office:value-type="float" office:value="53012" table:style-name="ce5">
            <text:p><text:s/>53 012<text:s/></text:p>
          </table:table-cell>
          <table:table-cell office:value-type="float" office:value="12339039" table:style-name="ce5">
            <text:p><text:s/>12 339 039<text:s/></text:p>
          </table:table-cell>
          <table:table-cell office:value-type="float" office:value="1956872" table:style-name="ce5">
            <text:p><text:s/>1 956 872<text:s/></text:p>
          </table:table-cell>
          <table:table-cell office:value-type="float" office:value="681468" table:style-name="ce5">
            <text:p><text:s/>681 468<text:s/></text:p>
          </table:table-cell>
          <table:table-cell office:value-type="float" office:value="8340929" table:style-name="ce5">
            <text:p><text:s/>8 340 929<text:s/></text:p>
          </table:table-cell>
          <table:table-cell office:value-type="float" office:value="4030863" table:style-name="ce5">
            <text:p><text:s/>4 030 863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A</text:p>
          </table:table-cell>
          <table:table-cell office:value-type="string" table:style-name="ce2">
            <text:p>Land- und Forstwirtschaft</text:p>
          </table:table-cell>
          <table:table-cell office:value-type="string" table:style-name="ce2">
            <text:p>AT313</text:p>
          </table:table-cell>
          <table:table-cell office:value-type="string" table:style-name="ce2">
            <text:p>Mühlviertel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B</text:p>
          </table:table-cell>
          <table:table-cell office:value-type="string" table:style-name="ce2">
            <text:p>Bergbau</text:p>
          </table:table-cell>
          <table:table-cell office:value-type="string" table:style-name="ce2">
            <text:p>AT313</text:p>
          </table:table-cell>
          <table:table-cell office:value-type="string" table:style-name="ce2">
            <text:p>Mühlviertel</text:p>
          </table:table-cell>
          <table:table-cell office:value-type="float" office:value="27" table:style-name="ce6">
            <text:p><text:s/>27<text:s/></text:p>
          </table:table-cell>
          <table:table-cell office:value-type="float" office:value="157" table:style-name="ce6">
            <text:p><text:s/>157<text:s/></text:p>
          </table:table-cell>
          <table:table-cell office:value-type="float" office:value="142" table:style-name="ce6">
            <text:p><text:s/>142<text:s/></text:p>
          </table:table-cell>
          <table:table-cell office:value-type="float" office:value="32218" table:style-name="ce6">
            <text:p><text:s/>32 218<text:s/></text:p>
          </table:table-cell>
          <table:table-cell office:value-type="float" office:value="6554" table:style-name="ce6">
            <text:p><text:s/>6 554<text:s/></text:p>
          </table:table-cell>
          <table:table-cell office:value-type="float" office:value="969" table:style-name="ce6">
            <text:p><text:s/>969<text:s/></text:p>
          </table:table-cell>
          <table:table-cell office:value-type="float" office:value="21708" table:style-name="ce6">
            <text:p><text:s/>21 708<text:s/></text:p>
          </table:table-cell>
          <table:table-cell office:value-type="float" office:value="10879" table:style-name="ce6">
            <text:p><text:s/>10 879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C</text:p>
          </table:table-cell>
          <table:table-cell office:value-type="string" table:style-name="ce2">
            <text:p>Herstellung von Waren</text:p>
          </table:table-cell>
          <table:table-cell office:value-type="string" table:style-name="ce2">
            <text:p>AT313</text:p>
          </table:table-cell>
          <table:table-cell office:value-type="string" table:style-name="ce2">
            <text:p>Mühlviertel</text:p>
          </table:table-cell>
          <table:table-cell office:value-type="float" office:value="1164" table:style-name="ce6">
            <text:p><text:s/>1 164<text:s/></text:p>
          </table:table-cell>
          <table:table-cell office:value-type="float" office:value="16301" table:style-name="ce6">
            <text:p><text:s/>16 301<text:s/></text:p>
          </table:table-cell>
          <table:table-cell office:value-type="float" office:value="15263" table:style-name="ce6">
            <text:p><text:s/>15 263<text:s/></text:p>
          </table:table-cell>
          <table:table-cell office:value-type="float" office:value="3941362" table:style-name="ce6">
            <text:p><text:s/>3 941 362<text:s/></text:p>
          </table:table-cell>
          <table:table-cell office:value-type="float" office:value="659125" table:style-name="ce6">
            <text:p><text:s/>659 125<text:s/></text:p>
          </table:table-cell>
          <table:table-cell office:value-type="float" office:value="249576" table:style-name="ce6">
            <text:p><text:s/>249 576<text:s/></text:p>
          </table:table-cell>
          <table:table-cell office:value-type="float" office:value="2881930" table:style-name="ce6">
            <text:p><text:s/>2 881 930<text:s/></text:p>
          </table:table-cell>
          <table:table-cell office:value-type="float" office:value="1139317" table:style-name="ce6">
            <text:p><text:s/>1 139 317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D</text:p>
          </table:table-cell>
          <table:table-cell office:value-type="string" table:style-name="ce2">
            <text:p>Energieversorgung</text:p>
          </table:table-cell>
          <table:table-cell office:value-type="string" table:style-name="ce2">
            <text:p>AT313</text:p>
          </table:table-cell>
          <table:table-cell office:value-type="string" table:style-name="ce2">
            <text:p>Mühlviertel</text:p>
          </table:table-cell>
          <table:table-cell office:value-type="float" office:value="346" table:style-name="ce6">
            <text:p><text:s/>346<text:s/></text:p>
          </table:table-cell>
          <table:table-cell office:value-type="float" office:value="684" table:style-name="ce6">
            <text:p><text:s/>684<text:s/></text:p>
          </table:table-cell>
          <table:table-cell office:value-type="float" office:value="335" table:style-name="ce6">
            <text:p><text:s/>335<text:s/></text:p>
          </table:table-cell>
          <table:table-cell office:value-type="float" office:value="300359" table:style-name="ce6">
            <text:p><text:s/>300 359<text:s/></text:p>
          </table:table-cell>
          <table:table-cell office:value-type="float" office:value="18441" table:style-name="ce6">
            <text:p><text:s/>18 441<text:s/></text:p>
          </table:table-cell>
          <table:table-cell office:value-type="float" office:value="38192" table:style-name="ce6">
            <text:p><text:s/>38 192<text:s/></text:p>
          </table:table-cell>
          <table:table-cell office:value-type="float" office:value="92197" table:style-name="ce6">
            <text:p><text:s/>92 197<text:s/></text:p>
          </table:table-cell>
          <table:table-cell office:value-type="float" office:value="211942" table:style-name="ce6">
            <text:p><text:s/>211 942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E</text:p>
          </table:table-cell>
          <table:table-cell office:value-type="string" table:style-name="ce2">
            <text:p>Wasserversorgung und Abfallentsorgung</text:p>
          </table:table-cell>
          <table:table-cell office:value-type="string" table:style-name="ce2">
            <text:p>AT313</text:p>
          </table:table-cell>
          <table:table-cell office:value-type="string" table:style-name="ce2">
            <text:p>Mühlviertel</text:p>
          </table:table-cell>
          <table:table-cell office:value-type="float" office:value="190" table:style-name="ce6">
            <text:p><text:s/>190<text:s/></text:p>
          </table:table-cell>
          <table:table-cell office:value-type="float" office:value="250" table:style-name="ce6">
            <text:p><text:s/>250<text:s/></text:p>
          </table:table-cell>
          <table:table-cell office:value-type="float" office:value="219" table:style-name="ce6">
            <text:p><text:s/>219<text:s/></text:p>
          </table:table-cell>
          <table:table-cell office:value-type="float" office:value="57477" table:style-name="ce6">
            <text:p><text:s/>57 477<text:s/></text:p>
          </table:table-cell>
          <table:table-cell office:value-type="float" office:value="7503" table:style-name="ce6">
            <text:p><text:s/>7 503<text:s/></text:p>
          </table:table-cell>
          <table:table-cell office:value-type="float" office:value="4961" table:style-name="ce6">
            <text:p><text:s/>4 961<text:s/></text:p>
          </table:table-cell>
          <table:table-cell office:value-type="float" office:value="37996" table:style-name="ce6">
            <text:p><text:s/>37 996<text:s/></text:p>
          </table:table-cell>
          <table:table-cell office:value-type="float" office:value="19852" table:style-name="ce6">
            <text:p><text:s/>19 852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F</text:p>
          </table:table-cell>
          <table:table-cell office:value-type="string" table:style-name="ce2">
            <text:p>Bau</text:p>
          </table:table-cell>
          <table:table-cell office:value-type="string" table:style-name="ce2">
            <text:p>AT313</text:p>
          </table:table-cell>
          <table:table-cell office:value-type="string" table:style-name="ce2">
            <text:p>Mühlviertel</text:p>
          </table:table-cell>
          <table:table-cell office:value-type="float" office:value="1075" table:style-name="ce6">
            <text:p><text:s/>1 075<text:s/></text:p>
          </table:table-cell>
          <table:table-cell office:value-type="float" office:value="9332" table:style-name="ce6">
            <text:p><text:s/>9 332<text:s/></text:p>
          </table:table-cell>
          <table:table-cell office:value-type="float" office:value="8306" table:style-name="ce6">
            <text:p><text:s/>8 306<text:s/></text:p>
          </table:table-cell>
          <table:table-cell office:value-type="float" office:value="1891794" table:style-name="ce6">
            <text:p><text:s/>1 891 794<text:s/></text:p>
          </table:table-cell>
          <table:table-cell office:value-type="float" office:value="373050" table:style-name="ce6">
            <text:p><text:s/>373 050<text:s/></text:p>
          </table:table-cell>
          <table:table-cell office:value-type="float" office:value="68468" table:style-name="ce6">
            <text:p><text:s/>68 468<text:s/></text:p>
          </table:table-cell>
          <table:table-cell office:value-type="float" office:value="1271954" table:style-name="ce6">
            <text:p><text:s/>1 271 954<text:s/></text:p>
          </table:table-cell>
          <table:table-cell office:value-type="float" office:value="638169" table:style-name="ce6">
            <text:p><text:s/>638 169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G</text:p>
          </table:table-cell>
          <table:table-cell office:value-type="string" table:style-name="ce2">
            <text:p>Handel</text:p>
          </table:table-cell>
          <table:table-cell office:value-type="string" table:style-name="ce2">
            <text:p>AT313</text:p>
          </table:table-cell>
          <table:table-cell office:value-type="string" table:style-name="ce2">
            <text:p>Mühlviertel</text:p>
          </table:table-cell>
          <table:table-cell office:value-type="float" office:value="2680" table:style-name="ce6">
            <text:p><text:s/>2 680<text:s/></text:p>
          </table:table-cell>
          <table:table-cell office:value-type="float" office:value="12396" table:style-name="ce6">
            <text:p><text:s/>12 396<text:s/></text:p>
          </table:table-cell>
          <table:table-cell office:value-type="float" office:value="10128" table:style-name="ce6">
            <text:p><text:s/>10 128<text:s/></text:p>
          </table:table-cell>
          <table:table-cell office:value-type="float" office:value="3249946" table:style-name="ce6">
            <text:p><text:s/>3 249 946<text:s/></text:p>
          </table:table-cell>
          <table:table-cell office:value-type="float" office:value="296453" table:style-name="ce6">
            <text:p><text:s/>296 453<text:s/></text:p>
          </table:table-cell>
          <table:table-cell office:value-type="float" office:value="62875" table:style-name="ce6">
            <text:p><text:s/>62 875<text:s/></text:p>
          </table:table-cell>
          <table:table-cell office:value-type="float" office:value="2647118" table:style-name="ce6">
            <text:p><text:s/>2 647 118<text:s/></text:p>
          </table:table-cell>
          <table:table-cell office:value-type="float" office:value="604546" table:style-name="ce6">
            <text:p><text:s/>604 546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H</text:p>
          </table:table-cell>
          <table:table-cell office:value-type="string" table:style-name="ce2">
            <text:p>Verkehr</text:p>
          </table:table-cell>
          <table:table-cell office:value-type="string" table:style-name="ce2">
            <text:p>AT313</text:p>
          </table:table-cell>
          <table:table-cell office:value-type="string" table:style-name="ce2">
            <text:p>Mühlviertel</text:p>
          </table:table-cell>
          <table:table-cell office:value-type="float" office:value="380" table:style-name="ce6">
            <text:p><text:s/>380<text:s/></text:p>
          </table:table-cell>
          <table:table-cell office:value-type="float" office:value="3280" table:style-name="ce6">
            <text:p><text:s/>3 280<text:s/></text:p>
          </table:table-cell>
          <table:table-cell office:value-type="float" office:value="2984" table:style-name="ce6">
            <text:p><text:s/>2 984<text:s/></text:p>
          </table:table-cell>
          <table:table-cell office:value-type="float" office:value="583778" table:style-name="ce6">
            <text:p><text:s/>583 778<text:s/></text:p>
          </table:table-cell>
          <table:table-cell office:value-type="float" office:value="103274" table:style-name="ce6">
            <text:p><text:s/>103 274<text:s/></text:p>
          </table:table-cell>
          <table:table-cell office:value-type="float" office:value="27881" table:style-name="ce6">
            <text:p><text:s/>27 881<text:s/></text:p>
          </table:table-cell>
          <table:table-cell office:value-type="float" office:value="412237" table:style-name="ce6">
            <text:p><text:s/>412 237<text:s/></text:p>
          </table:table-cell>
          <table:table-cell office:value-type="float" office:value="177045" table:style-name="ce6">
            <text:p><text:s/>177 045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I</text:p>
          </table:table-cell>
          <table:table-cell office:value-type="string" table:style-name="ce2">
            <text:p>Beherbergung und Gastronomie</text:p>
          </table:table-cell>
          <table:table-cell office:value-type="string" table:style-name="ce2">
            <text:p>AT313</text:p>
          </table:table-cell>
          <table:table-cell office:value-type="string" table:style-name="ce2">
            <text:p>Mühlviertel</text:p>
          </table:table-cell>
          <table:table-cell office:value-type="float" office:value="863" table:style-name="ce6">
            <text:p><text:s/>863<text:s/></text:p>
          </table:table-cell>
          <table:table-cell office:value-type="float" office:value="4644" table:style-name="ce6">
            <text:p><text:s/>4 644<text:s/></text:p>
          </table:table-cell>
          <table:table-cell office:value-type="float" office:value="3808" table:style-name="ce6">
            <text:p><text:s/>3 808<text:s/></text:p>
          </table:table-cell>
          <table:table-cell office:value-type="float" office:value="292976" table:style-name="ce6">
            <text:p><text:s/>292 976<text:s/></text:p>
          </table:table-cell>
          <table:table-cell office:value-type="float" office:value="76531" table:style-name="ce6">
            <text:p><text:s/>76 531<text:s/></text:p>
          </table:table-cell>
          <table:table-cell office:value-type="float" office:value="16414" table:style-name="ce6">
            <text:p><text:s/>16 414<text:s/></text:p>
          </table:table-cell>
          <table:table-cell office:value-type="float" office:value="150784" table:style-name="ce6">
            <text:p><text:s/>150 784<text:s/></text:p>
          </table:table-cell>
          <table:table-cell office:value-type="float" office:value="146781" table:style-name="ce6">
            <text:p><text:s/>146 781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J</text:p>
          </table:table-cell>
          <table:table-cell office:value-type="string" table:style-name="ce2">
            <text:p>Information und Kommunikation</text:p>
          </table:table-cell>
          <table:table-cell office:value-type="string" table:style-name="ce2">
            <text:p>AT313</text:p>
          </table:table-cell>
          <table:table-cell office:value-type="string" table:style-name="ce2">
            <text:p>Mühlviertel</text:p>
          </table:table-cell>
          <table:table-cell office:value-type="float" office:value="508" table:style-name="ce6">
            <text:p><text:s/>508<text:s/></text:p>
          </table:table-cell>
          <table:table-cell office:value-type="float" office:value="1659" table:style-name="ce6">
            <text:p><text:s/>1 659<text:s/></text:p>
          </table:table-cell>
          <table:table-cell office:value-type="float" office:value="1204" table:style-name="ce6">
            <text:p><text:s/>1 204<text:s/></text:p>
          </table:table-cell>
          <table:table-cell office:value-type="float" office:value="186682" table:style-name="ce6">
            <text:p><text:s/>186 682<text:s/></text:p>
          </table:table-cell>
          <table:table-cell office:value-type="float" office:value="61257" table:style-name="ce6">
            <text:p><text:s/>61 257<text:s/></text:p>
          </table:table-cell>
          <table:table-cell office:value-type="float" office:value="7005" table:style-name="ce6">
            <text:p><text:s/>7 005<text:s/></text:p>
          </table:table-cell>
          <table:table-cell office:value-type="float" office:value="76844" table:style-name="ce6">
            <text:p><text:s/>76 844<text:s/></text:p>
          </table:table-cell>
          <table:table-cell office:value-type="float" office:value="113217" table:style-name="ce6">
            <text:p><text:s/>113 217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K</text:p>
          </table:table-cell>
          <table:table-cell office:value-type="string" table:style-name="ce2">
            <text:p>Finanz- und Versicherungsleistungen</text:p>
          </table:table-cell>
          <table:table-cell office:value-type="string" table:style-name="ce2">
            <text:p>AT313</text:p>
          </table:table-cell>
          <table:table-cell office:value-type="string" table:style-name="ce2">
            <text:p>Mühlviertel</text:p>
          </table:table-cell>
          <table:table-cell office:value-type="float" office:value="488" table:style-name="ce6">
            <text:p><text:s/>488<text:s/></text:p>
          </table:table-cell>
          <table:table-cell office:value-type="float" office:value="1827" table:style-name="ce6">
            <text:p><text:s/>1 827<text:s/></text:p>
          </table:table-cell>
          <table:table-cell office:value-type="float" office:value="1554" table:style-name="ce6">
            <text:p><text:s/>1 554<text:s/></text:p>
          </table:table-cell>
          <table:table-cell office:value-type="float" office:value="481597" table:style-name="ce6">
            <text:p><text:s/>481 597<text:s/></text:p>
          </table:table-cell>
          <table:table-cell office:value-type="float" office:value="76192" table:style-name="ce6">
            <text:p><text:s/>76 192<text:s/></text:p>
          </table:table-cell>
          <table:table-cell office:value-type="float" office:value="22694" table:style-name="ce6">
            <text:p><text:s/>22 694<text:s/></text:p>
          </table:table-cell>
          <table:table-cell office:value-type="float" office:value="129897" table:style-name="ce6">
            <text:p><text:s/>129 897<text:s/></text:p>
          </table:table-cell>
          <table:table-cell office:value-type="float" office:value="253269" table:style-name="ce6">
            <text:p><text:s/>253 269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L</text:p>
          </table:table-cell>
          <table:table-cell office:value-type="string" table:style-name="ce2">
            <text:p>Grundstücks- und Wohnungswesen</text:p>
          </table:table-cell>
          <table:table-cell office:value-type="string" table:style-name="ce2">
            <text:p>AT313</text:p>
          </table:table-cell>
          <table:table-cell office:value-type="string" table:style-name="ce2">
            <text:p>Mühlviertel</text:p>
          </table:table-cell>
          <table:table-cell office:value-type="float" office:value="424" table:style-name="ce6">
            <text:p><text:s/>424<text:s/></text:p>
          </table:table-cell>
          <table:table-cell office:value-type="float" office:value="567" table:style-name="ce6">
            <text:p><text:s/>567<text:s/></text:p>
          </table:table-cell>
          <table:table-cell office:value-type="float" office:value="325" table:style-name="ce6">
            <text:p><text:s/>325<text:s/></text:p>
          </table:table-cell>
          <table:table-cell office:value-type="float" office:value="142299" table:style-name="ce6">
            <text:p><text:s/>142 299<text:s/></text:p>
          </table:table-cell>
          <table:table-cell office:value-type="float" office:value="11562" table:style-name="ce6">
            <text:p><text:s/>11 562<text:s/></text:p>
          </table:table-cell>
          <table:table-cell office:value-type="float" office:value="104335" table:style-name="ce6">
            <text:p><text:s/>104 335<text:s/></text:p>
          </table:table-cell>
          <table:table-cell office:value-type="float" office:value="58077" table:style-name="ce6">
            <text:p><text:s/>58 077<text:s/></text:p>
          </table:table-cell>
          <table:table-cell office:value-type="float" office:value="83877" table:style-name="ce6">
            <text:p><text:s/>83 877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M</text:p>
          </table:table-cell>
          <table:table-cell office:value-type="string" table:style-name="ce2">
            <text:p>Freiberufliche/techn. Dienstleistungen</text:p>
          </table:table-cell>
          <table:table-cell office:value-type="string" table:style-name="ce2">
            <text:p>AT313</text:p>
          </table:table-cell>
          <table:table-cell office:value-type="string" table:style-name="ce2">
            <text:p>Mühlviertel</text:p>
          </table:table-cell>
          <table:table-cell office:value-type="float" office:value="1348" table:style-name="ce6">
            <text:p><text:s/>1 348<text:s/></text:p>
          </table:table-cell>
          <table:table-cell office:value-type="float" office:value="3308" table:style-name="ce6">
            <text:p><text:s/>3 308<text:s/></text:p>
          </table:table-cell>
          <table:table-cell office:value-type="float" office:value="1984" table:style-name="ce6">
            <text:p><text:s/>1 984<text:s/></text:p>
          </table:table-cell>
          <table:table-cell office:value-type="float" office:value="312600" table:style-name="ce6">
            <text:p><text:s/>312 600<text:s/></text:p>
          </table:table-cell>
          <table:table-cell office:value-type="float" office:value="80966" table:style-name="ce6">
            <text:p><text:s/>80 966<text:s/></text:p>
          </table:table-cell>
          <table:table-cell office:value-type="float" office:value="17814" table:style-name="ce6">
            <text:p><text:s/>17 814<text:s/></text:p>
          </table:table-cell>
          <table:table-cell office:value-type="float" office:value="130675" table:style-name="ce6">
            <text:p><text:s/>130 675<text:s/></text:p>
          </table:table-cell>
          <table:table-cell office:value-type="float" office:value="190304" table:style-name="ce6">
            <text:p><text:s/>190 304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N</text:p>
          </table:table-cell>
          <table:table-cell office:value-type="string" table:style-name="ce2">
            <text:p>Sonst. wirtschaftl. Dienstleistungen</text:p>
          </table:table-cell>
          <table:table-cell office:value-type="string" table:style-name="ce2">
            <text:p>AT313</text:p>
          </table:table-cell>
          <table:table-cell office:value-type="string" table:style-name="ce2">
            <text:p>Mühlviertel</text:p>
          </table:table-cell>
          <table:table-cell office:value-type="float" office:value="428" table:style-name="ce6">
            <text:p><text:s/>428<text:s/></text:p>
          </table:table-cell>
          <table:table-cell office:value-type="float" office:value="3004" table:style-name="ce6">
            <text:p><text:s/>3 004<text:s/></text:p>
          </table:table-cell>
          <table:table-cell office:value-type="float" office:value="2621" table:style-name="ce6">
            <text:p><text:s/>2 621<text:s/></text:p>
          </table:table-cell>
          <table:table-cell office:value-type="float" office:value="484761" table:style-name="ce6">
            <text:p><text:s/>484 761<text:s/></text:p>
          </table:table-cell>
          <table:table-cell office:value-type="float" office:value="84644" table:style-name="ce6">
            <text:p><text:s/>84 644<text:s/></text:p>
          </table:table-cell>
          <table:table-cell office:value-type="float" office:value="52279" table:style-name="ce6">
            <text:p><text:s/>52 279<text:s/></text:p>
          </table:table-cell>
          <table:table-cell office:value-type="float" office:value="290037" table:style-name="ce6">
            <text:p><text:s/>290 037<text:s/></text:p>
          </table:table-cell>
          <table:table-cell office:value-type="float" office:value="194507" table:style-name="ce6">
            <text:p><text:s/>194 507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P</text:p>
          </table:table-cell>
          <table:table-cell office:value-type="string" table:style-name="ce2">
            <text:p>Erziehung und Unterricht</text:p>
          </table:table-cell>
          <table:table-cell office:value-type="string" table:style-name="ce2">
            <text:p>AT313</text:p>
          </table:table-cell>
          <table:table-cell office:value-type="string" table:style-name="ce2">
            <text:p>Mühlviertel</text:p>
          </table:table-cell>
          <table:table-cell office:value-type="float" office:value="395" table:style-name="ce6">
            <text:p><text:s/>395<text:s/></text:p>
          </table:table-cell>
          <table:table-cell office:value-type="float" office:value="577" table:style-name="ce6">
            <text:p><text:s/>577<text:s/></text:p>
          </table:table-cell>
          <table:table-cell office:value-type="float" office:value="196" table:style-name="ce6">
            <text:p><text:s/>196<text:s/></text:p>
          </table:table-cell>
          <table:table-cell office:value-type="float" office:value="15544" table:style-name="ce6">
            <text:p><text:s/>15 544<text:s/></text:p>
          </table:table-cell>
          <table:table-cell office:value-type="float" office:value="4432" table:style-name="ce6">
            <text:p><text:s/>4 432<text:s/></text:p>
          </table:table-cell>
          <table:table-cell office:value-type="float" office:value="517" table:style-name="ce6">
            <text:p><text:s/>517<text:s/></text:p>
          </table:table-cell>
          <table:table-cell office:value-type="float" office:value="6745" table:style-name="ce6">
            <text:p><text:s/>6 745<text:s/></text:p>
          </table:table-cell>
          <table:table-cell office:value-type="float" office:value="9010" table:style-name="ce6">
            <text:p><text:s/>9 010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Q</text:p>
          </table:table-cell>
          <table:table-cell office:value-type="string" table:style-name="ce2">
            <text:p>Gesundheits- und Sozialwesen</text:p>
          </table:table-cell>
          <table:table-cell office:value-type="string" table:style-name="ce2">
            <text:p>AT313</text:p>
          </table:table-cell>
          <table:table-cell office:value-type="string" table:style-name="ce2">
            <text:p>Mühlviertel</text:p>
          </table:table-cell>
          <table:table-cell office:value-type="float" office:value="1488" table:style-name="ce6">
            <text:p><text:s/>1 488<text:s/></text:p>
          </table:table-cell>
          <table:table-cell office:value-type="float" office:value="4572" table:style-name="ce6">
            <text:p><text:s/>4 572<text:s/></text:p>
          </table:table-cell>
          <table:table-cell office:value-type="float" office:value="3166" table:style-name="ce6">
            <text:p><text:s/>3 166<text:s/></text:p>
          </table:table-cell>
          <table:table-cell office:value-type="float" office:value="299994" table:style-name="ce6">
            <text:p><text:s/>299 994<text:s/></text:p>
          </table:table-cell>
          <table:table-cell office:value-type="float" office:value="85435" table:style-name="ce6">
            <text:p><text:s/>85 435<text:s/></text:p>
          </table:table-cell>
          <table:table-cell office:value-type="float" office:value="6140" table:style-name="ce6">
            <text:p><text:s/>6 140<text:s/></text:p>
          </table:table-cell>
          <table:table-cell office:value-type="float" office:value="102422" table:style-name="ce6">
            <text:p><text:s/>102 422<text:s/></text:p>
          </table:table-cell>
          <table:table-cell office:value-type="float" office:value="201484" table:style-name="ce6">
            <text:p><text:s/>201 484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R</text:p>
          </table:table-cell>
          <table:table-cell office:value-type="string" table:style-name="ce2">
            <text:p>Kunst, Unterhaltung und Erholung</text:p>
          </table:table-cell>
          <table:table-cell office:value-type="string" table:style-name="ce2">
            <text:p>AT313</text:p>
          </table:table-cell>
          <table:table-cell office:value-type="string" table:style-name="ce2">
            <text:p>Mühlviertel</text:p>
          </table:table-cell>
          <table:table-cell office:value-type="float" office:value="416" table:style-name="ce6">
            <text:p><text:s/>416<text:s/></text:p>
          </table:table-cell>
          <table:table-cell office:value-type="float" office:value="581" table:style-name="ce6">
            <text:p><text:s/>581<text:s/></text:p>
          </table:table-cell>
          <table:table-cell office:value-type="float" office:value="209" table:style-name="ce6">
            <text:p><text:s/>209<text:s/></text:p>
          </table:table-cell>
          <table:table-cell office:value-type="float" office:value="21642" table:style-name="ce6">
            <text:p><text:s/>21 642<text:s/></text:p>
          </table:table-cell>
          <table:table-cell office:value-type="float" office:value="3230" table:style-name="ce6">
            <text:p><text:s/>3 230<text:s/></text:p>
          </table:table-cell>
          <table:table-cell office:value-type="float" office:value="677" table:style-name="ce6">
            <text:p><text:s/>677<text:s/></text:p>
          </table:table-cell>
          <table:table-cell office:value-type="float" office:value="13569" table:style-name="ce6">
            <text:p><text:s/>13 569<text:s/></text:p>
          </table:table-cell>
          <table:table-cell office:value-type="float" office:value="8837" table:style-name="ce6">
            <text:p><text:s/>8 837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S</text:p>
          </table:table-cell>
          <table:table-cell office:value-type="string" table:style-name="ce2">
            <text:p>Sonst. Dienstleistungen</text:p>
          </table:table-cell>
          <table:table-cell office:value-type="string" table:style-name="ce2">
            <text:p>AT313</text:p>
          </table:table-cell>
          <table:table-cell office:value-type="string" table:style-name="ce2">
            <text:p>Mühlviertel</text:p>
          </table:table-cell>
          <table:table-cell office:value-type="float" office:value="1012" table:style-name="ce6">
            <text:p><text:s/>1 012<text:s/></text:p>
          </table:table-cell>
          <table:table-cell office:value-type="float" office:value="1523" table:style-name="ce6">
            <text:p><text:s/>1 523<text:s/></text:p>
          </table:table-cell>
          <table:table-cell office:value-type="float" office:value="568" table:style-name="ce6">
            <text:p><text:s/>568<text:s/></text:p>
          </table:table-cell>
          <table:table-cell office:value-type="float" office:value="44010" table:style-name="ce6">
            <text:p><text:s/>44 010<text:s/></text:p>
          </table:table-cell>
          <table:table-cell office:value-type="float" office:value="8223" table:style-name="ce6">
            <text:p><text:s/>8 223<text:s/></text:p>
          </table:table-cell>
          <table:table-cell office:value-type="float" office:value="671" table:style-name="ce6">
            <text:p><text:s/>671<text:s/></text:p>
          </table:table-cell>
          <table:table-cell office:value-type="float" office:value="16739" table:style-name="ce6">
            <text:p><text:s/>16 739<text:s/></text:p>
          </table:table-cell>
          <table:table-cell office:value-type="float" office:value="27827" table:style-name="ce6">
            <text:p><text:s/>27 827<text:s/></text:p>
          </table:table-cell>
          <table:table-cell table:number-columns-repeated="16372"/>
        </table:table-row>
        <table:table-row table:style-name="ro3">
          <table:table-cell table:style-name="ce4"/>
          <table:table-cell office:value-type="string" table:style-name="ce4">
            <text:p>INSGESAMT</text:p>
          </table:table-cell>
          <table:table-cell office:value-type="string" table:style-name="ce4">
            <text:p>AT314</text:p>
          </table:table-cell>
          <table:table-cell office:value-type="string" table:style-name="ce4">
            <text:p>Steyr-Kirchdorf</text:p>
          </table:table-cell>
          <table:table-cell office:value-type="float" office:value="10430" table:style-name="ce5">
            <text:p><text:s/>10 430<text:s/></text:p>
          </table:table-cell>
          <table:table-cell office:value-type="float" office:value="62146" table:style-name="ce5">
            <text:p><text:s/>62 146<text:s/></text:p>
          </table:table-cell>
          <table:table-cell office:value-type="float" office:value="53198" table:style-name="ce5">
            <text:p><text:s/>53 198<text:s/></text:p>
          </table:table-cell>
          <table:table-cell office:value-type="float" office:value="14862256" table:style-name="ce5">
            <text:p><text:s/>14 862 256<text:s/></text:p>
          </table:table-cell>
          <table:table-cell office:value-type="float" office:value="2296038" table:style-name="ce5">
            <text:p><text:s/>2 296 038<text:s/></text:p>
          </table:table-cell>
          <table:table-cell office:value-type="float" office:value="776462" table:style-name="ce5">
            <text:p><text:s/>776 462<text:s/></text:p>
          </table:table-cell>
          <table:table-cell office:value-type="float" office:value="10397551" table:style-name="ce5">
            <text:p><text:s/>10 397 551<text:s/></text:p>
          </table:table-cell>
          <table:table-cell office:value-type="float" office:value="4578547" table:style-name="ce5">
            <text:p><text:s/>4 578 547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A</text:p>
          </table:table-cell>
          <table:table-cell office:value-type="string" table:style-name="ce2">
            <text:p>Land- und Forstwirtschaft</text:p>
          </table:table-cell>
          <table:table-cell office:value-type="string" table:style-name="ce2">
            <text:p>AT314</text:p>
          </table:table-cell>
          <table:table-cell office:value-type="string" table:style-name="ce2">
            <text:p>Steyr-Kirchdorf</text:p>
          </table:table-cell>
          <table:table-cell office:value-type="float" office:value="5" table:style-name="ce6">
            <text:p><text:s/>5<text:s/></text:p>
          </table:table-cell>
          <table:table-cell office:value-type="float" office:value="6" table:style-name="ce6">
            <text:p><text:s/>6<text:s/></text:p>
          </table:table-cell>
          <table:table-cell office:value-type="float" office:value="3" table:style-name="ce6">
            <text:p><text:s/>3<text:s/></text:p>
          </table:table-cell>
          <table:table-cell office:value-type="float" office:value="381" table:style-name="ce6">
            <text:p><text:s/>381<text:s/></text:p>
          </table:table-cell>
          <table:table-cell office:value-type="float" office:value="90" table:style-name="ce6">
            <text:p><text:s/>90<text:s/></text:p>
          </table:table-cell>
          <table:table-cell office:value-type="float" office:value="88" table:style-name="ce6">
            <text:p><text:s/>88<text:s/></text:p>
          </table:table-cell>
          <table:table-cell office:value-type="float" office:value="203" table:style-name="ce6">
            <text:p><text:s/>203<text:s/></text:p>
          </table:table-cell>
          <table:table-cell office:value-type="float" office:value="177" table:style-name="ce6">
            <text:p><text:s/>177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B</text:p>
          </table:table-cell>
          <table:table-cell office:value-type="string" table:style-name="ce2">
            <text:p>Bergbau</text:p>
          </table:table-cell>
          <table:table-cell office:value-type="string" table:style-name="ce2">
            <text:p>AT314</text:p>
          </table:table-cell>
          <table:table-cell office:value-type="string" table:style-name="ce2">
            <text:p>Steyr-Kirchdorf</text:p>
          </table:table-cell>
          <table:table-cell office:value-type="float" office:value="19" table:style-name="ce6">
            <text:p><text:s/>19<text:s/></text:p>
          </table:table-cell>
          <table:table-cell office:value-type="float" office:value="84" table:style-name="ce6">
            <text:p><text:s/>84<text:s/></text:p>
          </table:table-cell>
          <table:table-cell office:value-type="float" office:value="72" table:style-name="ce6">
            <text:p><text:s/>72<text:s/></text:p>
          </table:table-cell>
          <table:table-cell office:value-type="float" office:value="37804" table:style-name="ce6">
            <text:p><text:s/>37 804<text:s/></text:p>
          </table:table-cell>
          <table:table-cell office:value-type="float" office:value="4019" table:style-name="ce6">
            <text:p><text:s/>4 019<text:s/></text:p>
          </table:table-cell>
          <table:table-cell office:value-type="float" office:value="3395" table:style-name="ce6">
            <text:p><text:s/>3 395<text:s/></text:p>
          </table:table-cell>
          <table:table-cell office:value-type="float" office:value="27513" table:style-name="ce6">
            <text:p><text:s/>27 513<text:s/></text:p>
          </table:table-cell>
          <table:table-cell office:value-type="float" office:value="10416" table:style-name="ce6">
            <text:p><text:s/>10 416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C</text:p>
          </table:table-cell>
          <table:table-cell office:value-type="string" table:style-name="ce2">
            <text:p>Herstellung von Waren</text:p>
          </table:table-cell>
          <table:table-cell office:value-type="string" table:style-name="ce2">
            <text:p>AT314</text:p>
          </table:table-cell>
          <table:table-cell office:value-type="string" table:style-name="ce2">
            <text:p>Steyr-Kirchdorf</text:p>
          </table:table-cell>
          <table:table-cell office:value-type="float" office:value="935" table:style-name="ce6">
            <text:p><text:s/>935<text:s/></text:p>
          </table:table-cell>
          <table:table-cell office:value-type="float" office:value="22953" table:style-name="ce6">
            <text:p><text:s/>22 953<text:s/></text:p>
          </table:table-cell>
          <table:table-cell office:value-type="float" office:value="22208" table:style-name="ce6">
            <text:p><text:s/>22 208<text:s/></text:p>
          </table:table-cell>
          <table:table-cell office:value-type="float" office:value="8402233" table:style-name="ce6">
            <text:p><text:s/>8 402 233<text:s/></text:p>
          </table:table-cell>
          <table:table-cell office:value-type="float" office:value="1164689" table:style-name="ce6">
            <text:p><text:s/>1 164 689<text:s/></text:p>
          </table:table-cell>
          <table:table-cell office:value-type="float" office:value="391203" table:style-name="ce6">
            <text:p><text:s/>391 203<text:s/></text:p>
          </table:table-cell>
          <table:table-cell office:value-type="float" office:value="6249224" table:style-name="ce6">
            <text:p><text:s/>6 249 224<text:s/></text:p>
          </table:table-cell>
          <table:table-cell office:value-type="float" office:value="2295831" table:style-name="ce6">
            <text:p><text:s/>2 295 831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D</text:p>
          </table:table-cell>
          <table:table-cell office:value-type="string" table:style-name="ce2">
            <text:p>Energieversorgung</text:p>
          </table:table-cell>
          <table:table-cell office:value-type="string" table:style-name="ce2">
            <text:p>AT314</text:p>
          </table:table-cell>
          <table:table-cell office:value-type="string" table:style-name="ce2">
            <text:p>Steyr-Kirchdorf</text:p>
          </table:table-cell>
          <table:table-cell office:value-type="float" office:value="159" table:style-name="ce6">
            <text:p><text:s/>159<text:s/></text:p>
          </table:table-cell>
          <table:table-cell office:value-type="float" office:value="460" table:style-name="ce6">
            <text:p><text:s/>460<text:s/></text:p>
          </table:table-cell>
          <table:table-cell office:value-type="float" office:value="333" table:style-name="ce6">
            <text:p><text:s/>333<text:s/></text:p>
          </table:table-cell>
          <table:table-cell office:value-type="float" office:value="184064" table:style-name="ce6">
            <text:p><text:s/>184 064<text:s/></text:p>
          </table:table-cell>
          <table:table-cell office:value-type="float" office:value="21999" table:style-name="ce6">
            <text:p><text:s/>21 999<text:s/></text:p>
          </table:table-cell>
          <table:table-cell office:value-type="float" office:value="11559" table:style-name="ce6">
            <text:p><text:s/>11 559<text:s/></text:p>
          </table:table-cell>
          <table:table-cell office:value-type="float" office:value="132843" table:style-name="ce6">
            <text:p><text:s/>132 843<text:s/></text:p>
          </table:table-cell>
          <table:table-cell office:value-type="float" office:value="54891" table:style-name="ce6">
            <text:p><text:s/>54 891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E</text:p>
          </table:table-cell>
          <table:table-cell office:value-type="string" table:style-name="ce2">
            <text:p>Wasserversorgung und Abfallentsorgung</text:p>
          </table:table-cell>
          <table:table-cell office:value-type="string" table:style-name="ce2">
            <text:p>AT314</text:p>
          </table:table-cell>
          <table:table-cell office:value-type="string" table:style-name="ce2">
            <text:p>Steyr-Kirchdorf</text:p>
          </table:table-cell>
          <table:table-cell office:value-type="float" office:value="94" table:style-name="ce6">
            <text:p><text:s/>94<text:s/></text:p>
          </table:table-cell>
          <table:table-cell office:value-type="float" office:value="392" table:style-name="ce6">
            <text:p><text:s/>392<text:s/></text:p>
          </table:table-cell>
          <table:table-cell office:value-type="float" office:value="361" table:style-name="ce6">
            <text:p><text:s/>361<text:s/></text:p>
          </table:table-cell>
          <table:table-cell office:value-type="float" office:value="83317" table:style-name="ce6">
            <text:p><text:s/>83 317<text:s/></text:p>
          </table:table-cell>
          <table:table-cell office:value-type="float" office:value="16906" table:style-name="ce6">
            <text:p><text:s/>16 906<text:s/></text:p>
          </table:table-cell>
          <table:table-cell office:value-type="float" office:value="5817" table:style-name="ce6">
            <text:p><text:s/>5 817<text:s/></text:p>
          </table:table-cell>
          <table:table-cell office:value-type="float" office:value="46825" table:style-name="ce6">
            <text:p><text:s/>46 825<text:s/></text:p>
          </table:table-cell>
          <table:table-cell office:value-type="float" office:value="37307" table:style-name="ce6">
            <text:p><text:s/>37 307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F</text:p>
          </table:table-cell>
          <table:table-cell office:value-type="string" table:style-name="ce2">
            <text:p>Bau</text:p>
          </table:table-cell>
          <table:table-cell office:value-type="string" table:style-name="ce2">
            <text:p>AT314</text:p>
          </table:table-cell>
          <table:table-cell office:value-type="string" table:style-name="ce2">
            <text:p>Steyr-Kirchdorf</text:p>
          </table:table-cell>
          <table:table-cell office:value-type="float" office:value="721" table:style-name="ce6">
            <text:p><text:s/>721<text:s/></text:p>
          </table:table-cell>
          <table:table-cell office:value-type="float" office:value="6144" table:style-name="ce6">
            <text:p><text:s/>6 144<text:s/></text:p>
          </table:table-cell>
          <table:table-cell office:value-type="float" office:value="5500" table:style-name="ce6">
            <text:p><text:s/>5 500<text:s/></text:p>
          </table:table-cell>
          <table:table-cell office:value-type="float" office:value="1063176" table:style-name="ce6">
            <text:p><text:s/>1 063 176<text:s/></text:p>
          </table:table-cell>
          <table:table-cell office:value-type="float" office:value="238528" table:style-name="ce6">
            <text:p><text:s/>238 528<text:s/></text:p>
          </table:table-cell>
          <table:table-cell office:value-type="float" office:value="59391" table:style-name="ce6">
            <text:p><text:s/>59 391<text:s/></text:p>
          </table:table-cell>
          <table:table-cell office:value-type="float" office:value="687629" table:style-name="ce6">
            <text:p><text:s/>687 629<text:s/></text:p>
          </table:table-cell>
          <table:table-cell office:value-type="float" office:value="395952" table:style-name="ce6">
            <text:p><text:s/>395 952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G</text:p>
          </table:table-cell>
          <table:table-cell office:value-type="string" table:style-name="ce2">
            <text:p>Handel</text:p>
          </table:table-cell>
          <table:table-cell office:value-type="string" table:style-name="ce2">
            <text:p>AT314</text:p>
          </table:table-cell>
          <table:table-cell office:value-type="string" table:style-name="ce2">
            <text:p>Steyr-Kirchdorf</text:p>
          </table:table-cell>
          <table:table-cell office:value-type="float" office:value="2178" table:style-name="ce6">
            <text:p><text:s/>2 178<text:s/></text:p>
          </table:table-cell>
          <table:table-cell office:value-type="float" office:value="10353" table:style-name="ce6">
            <text:p><text:s/>10 353<text:s/></text:p>
          </table:table-cell>
          <table:table-cell office:value-type="float" office:value="8599" table:style-name="ce6">
            <text:p><text:s/>8 599<text:s/></text:p>
          </table:table-cell>
          <table:table-cell office:value-type="float" office:value="2773219" table:style-name="ce6">
            <text:p><text:s/>2 773 219<text:s/></text:p>
          </table:table-cell>
          <table:table-cell office:value-type="float" office:value="272732" table:style-name="ce6">
            <text:p><text:s/>272 732<text:s/></text:p>
          </table:table-cell>
          <table:table-cell office:value-type="float" office:value="64898" table:style-name="ce6">
            <text:p><text:s/>64 898<text:s/></text:p>
          </table:table-cell>
          <table:table-cell office:value-type="float" office:value="2261407" table:style-name="ce6">
            <text:p><text:s/>2 261 407<text:s/></text:p>
          </table:table-cell>
          <table:table-cell office:value-type="float" office:value="520397" table:style-name="ce6">
            <text:p><text:s/>520 397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H</text:p>
          </table:table-cell>
          <table:table-cell office:value-type="string" table:style-name="ce2">
            <text:p>Verkehr</text:p>
          </table:table-cell>
          <table:table-cell office:value-type="string" table:style-name="ce2">
            <text:p>AT314</text:p>
          </table:table-cell>
          <table:table-cell office:value-type="string" table:style-name="ce2">
            <text:p>Steyr-Kirchdorf</text:p>
          </table:table-cell>
          <table:table-cell office:value-type="float" office:value="246" table:style-name="ce6">
            <text:p><text:s/>246<text:s/></text:p>
          </table:table-cell>
          <table:table-cell office:value-type="float" office:value="1769" table:style-name="ce6">
            <text:p><text:s/>1 769<text:s/></text:p>
          </table:table-cell>
          <table:table-cell office:value-type="float" office:value="1586" table:style-name="ce6">
            <text:p><text:s/>1 586<text:s/></text:p>
          </table:table-cell>
          <table:table-cell office:value-type="float" office:value="231736" table:style-name="ce6">
            <text:p><text:s/>231 736<text:s/></text:p>
          </table:table-cell>
          <table:table-cell office:value-type="float" office:value="54490" table:style-name="ce6">
            <text:p><text:s/>54 490<text:s/></text:p>
          </table:table-cell>
          <table:table-cell office:value-type="float" office:value="38167" table:style-name="ce6">
            <text:p><text:s/>38 167<text:s/></text:p>
          </table:table-cell>
          <table:table-cell office:value-type="float" office:value="134211" table:style-name="ce6">
            <text:p><text:s/>134 211<text:s/></text:p>
          </table:table-cell>
          <table:table-cell office:value-type="float" office:value="98914" table:style-name="ce6">
            <text:p><text:s/>98 914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I</text:p>
          </table:table-cell>
          <table:table-cell office:value-type="string" table:style-name="ce2">
            <text:p>Beherbergung und Gastronomie</text:p>
          </table:table-cell>
          <table:table-cell office:value-type="string" table:style-name="ce2">
            <text:p>AT314</text:p>
          </table:table-cell>
          <table:table-cell office:value-type="string" table:style-name="ce2">
            <text:p>Steyr-Kirchdorf</text:p>
          </table:table-cell>
          <table:table-cell office:value-type="float" office:value="781" table:style-name="ce6">
            <text:p><text:s/>781<text:s/></text:p>
          </table:table-cell>
          <table:table-cell office:value-type="float" office:value="3460" table:style-name="ce6">
            <text:p><text:s/>3 460<text:s/></text:p>
          </table:table-cell>
          <table:table-cell office:value-type="float" office:value="2729" table:style-name="ce6">
            <text:p><text:s/>2 729<text:s/></text:p>
          </table:table-cell>
          <table:table-cell office:value-type="float" office:value="223680" table:style-name="ce6">
            <text:p><text:s/>223 680<text:s/></text:p>
          </table:table-cell>
          <table:table-cell office:value-type="float" office:value="55171" table:style-name="ce6">
            <text:p><text:s/>55 171<text:s/></text:p>
          </table:table-cell>
          <table:table-cell office:value-type="float" office:value="12224" table:style-name="ce6">
            <text:p><text:s/>12 224<text:s/></text:p>
          </table:table-cell>
          <table:table-cell office:value-type="float" office:value="119536" table:style-name="ce6">
            <text:p><text:s/>119 536<text:s/></text:p>
          </table:table-cell>
          <table:table-cell office:value-type="float" office:value="108691" table:style-name="ce6">
            <text:p><text:s/>108 691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J</text:p>
          </table:table-cell>
          <table:table-cell office:value-type="string" table:style-name="ce2">
            <text:p>Information und Kommunikation</text:p>
          </table:table-cell>
          <table:table-cell office:value-type="string" table:style-name="ce2">
            <text:p>AT314</text:p>
          </table:table-cell>
          <table:table-cell office:value-type="string" table:style-name="ce2">
            <text:p>Steyr-Kirchdorf</text:p>
          </table:table-cell>
          <table:table-cell office:value-type="float" office:value="381" table:style-name="ce6">
            <text:p><text:s/>381<text:s/></text:p>
          </table:table-cell>
          <table:table-cell office:value-type="float" office:value="1658" table:style-name="ce6">
            <text:p><text:s/>1 658<text:s/></text:p>
          </table:table-cell>
          <table:table-cell office:value-type="float" office:value="1314" table:style-name="ce6">
            <text:p><text:s/>1 314<text:s/></text:p>
          </table:table-cell>
          <table:table-cell office:value-type="float" office:value="211157" table:style-name="ce6">
            <text:p><text:s/>211 157<text:s/></text:p>
          </table:table-cell>
          <table:table-cell office:value-type="float" office:value="74719" table:style-name="ce6">
            <text:p><text:s/>74 719<text:s/></text:p>
          </table:table-cell>
          <table:table-cell office:value-type="float" office:value="8504" table:style-name="ce6">
            <text:p><text:s/>8 504<text:s/></text:p>
          </table:table-cell>
          <table:table-cell office:value-type="float" office:value="70613" table:style-name="ce6">
            <text:p><text:s/>70 613<text:s/></text:p>
          </table:table-cell>
          <table:table-cell office:value-type="float" office:value="142831" table:style-name="ce6">
            <text:p><text:s/>142 831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K</text:p>
          </table:table-cell>
          <table:table-cell office:value-type="string" table:style-name="ce2">
            <text:p>Finanz- und Versicherungsleistungen</text:p>
          </table:table-cell>
          <table:table-cell office:value-type="string" table:style-name="ce2">
            <text:p>AT314</text:p>
          </table:table-cell>
          <table:table-cell office:value-type="string" table:style-name="ce2">
            <text:p>Steyr-Kirchdorf</text:p>
          </table:table-cell>
          <table:table-cell office:value-type="float" office:value="358" table:style-name="ce6">
            <text:p><text:s/>358<text:s/></text:p>
          </table:table-cell>
          <table:table-cell office:value-type="float" office:value="1268" table:style-name="ce6">
            <text:p><text:s/>1 268<text:s/></text:p>
          </table:table-cell>
          <table:table-cell office:value-type="float" office:value="1063" table:style-name="ce6">
            <text:p><text:s/>1 063<text:s/></text:p>
          </table:table-cell>
          <table:table-cell office:value-type="float" office:value="344082" table:style-name="ce6">
            <text:p><text:s/>344 082<text:s/></text:p>
          </table:table-cell>
          <table:table-cell office:value-type="float" office:value="54105" table:style-name="ce6">
            <text:p><text:s/>54 105<text:s/></text:p>
          </table:table-cell>
          <table:table-cell office:value-type="float" office:value="13972" table:style-name="ce6">
            <text:p><text:s/>13 972<text:s/></text:p>
          </table:table-cell>
          <table:table-cell office:value-type="float" office:value="91723" table:style-name="ce6">
            <text:p><text:s/>91 723<text:s/></text:p>
          </table:table-cell>
          <table:table-cell office:value-type="float" office:value="176061" table:style-name="ce6">
            <text:p><text:s/>176 061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L</text:p>
          </table:table-cell>
          <table:table-cell office:value-type="string" table:style-name="ce2">
            <text:p>Grundstücks- und Wohnungswesen</text:p>
          </table:table-cell>
          <table:table-cell office:value-type="string" table:style-name="ce2">
            <text:p>AT314</text:p>
          </table:table-cell>
          <table:table-cell office:value-type="string" table:style-name="ce2">
            <text:p>Steyr-Kirchdorf</text:p>
          </table:table-cell>
          <table:table-cell office:value-type="float" office:value="359" table:style-name="ce6">
            <text:p><text:s/>359<text:s/></text:p>
          </table:table-cell>
          <table:table-cell office:value-type="float" office:value="609" table:style-name="ce6">
            <text:p><text:s/>609<text:s/></text:p>
          </table:table-cell>
          <table:table-cell office:value-type="float" office:value="398" table:style-name="ce6">
            <text:p><text:s/>398<text:s/></text:p>
          </table:table-cell>
          <table:table-cell office:value-type="float" office:value="257252" table:style-name="ce6">
            <text:p><text:s/>257 252<text:s/></text:p>
          </table:table-cell>
          <table:table-cell office:value-type="float" office:value="15899" table:style-name="ce6">
            <text:p><text:s/>15 899<text:s/></text:p>
          </table:table-cell>
          <table:table-cell office:value-type="float" office:value="89942" table:style-name="ce6">
            <text:p><text:s/>89 942<text:s/></text:p>
          </table:table-cell>
          <table:table-cell office:value-type="float" office:value="139470" table:style-name="ce6">
            <text:p><text:s/>139 470<text:s/></text:p>
          </table:table-cell>
          <table:table-cell office:value-type="float" office:value="115737" table:style-name="ce6">
            <text:p><text:s/>115 737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M</text:p>
          </table:table-cell>
          <table:table-cell office:value-type="string" table:style-name="ce2">
            <text:p>Freiberufliche/techn. Dienstleistungen</text:p>
          </table:table-cell>
          <table:table-cell office:value-type="string" table:style-name="ce2">
            <text:p>AT314</text:p>
          </table:table-cell>
          <table:table-cell office:value-type="string" table:style-name="ce2">
            <text:p>Steyr-Kirchdorf</text:p>
          </table:table-cell>
          <table:table-cell office:value-type="float" office:value="1143" table:style-name="ce6">
            <text:p><text:s/>1 143<text:s/></text:p>
          </table:table-cell>
          <table:table-cell office:value-type="float" office:value="3373" table:style-name="ce6">
            <text:p><text:s/>3 373<text:s/></text:p>
          </table:table-cell>
          <table:table-cell office:value-type="float" office:value="2269" table:style-name="ce6">
            <text:p><text:s/>2 269<text:s/></text:p>
          </table:table-cell>
          <table:table-cell office:value-type="float" office:value="443983" table:style-name="ce6">
            <text:p><text:s/>443 983<text:s/></text:p>
          </table:table-cell>
          <table:table-cell office:value-type="float" office:value="108508" table:style-name="ce6">
            <text:p><text:s/>108 508<text:s/></text:p>
          </table:table-cell>
          <table:table-cell office:value-type="float" office:value="42361" table:style-name="ce6">
            <text:p><text:s/>42 361<text:s/></text:p>
          </table:table-cell>
          <table:table-cell office:value-type="float" office:value="237861" table:style-name="ce6">
            <text:p><text:s/>237 861<text:s/></text:p>
          </table:table-cell>
          <table:table-cell office:value-type="float" office:value="209558" table:style-name="ce6">
            <text:p><text:s/>209 558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N</text:p>
          </table:table-cell>
          <table:table-cell office:value-type="string" table:style-name="ce2">
            <text:p>Sonst. wirtschaftl. Dienstleistungen</text:p>
          </table:table-cell>
          <table:table-cell office:value-type="string" table:style-name="ce2">
            <text:p>AT314</text:p>
          </table:table-cell>
          <table:table-cell office:value-type="string" table:style-name="ce2">
            <text:p>Steyr-Kirchdorf</text:p>
          </table:table-cell>
          <table:table-cell office:value-type="float" office:value="373" table:style-name="ce6">
            <text:p><text:s/>373<text:s/></text:p>
          </table:table-cell>
          <table:table-cell office:value-type="float" office:value="4193" table:style-name="ce6">
            <text:p><text:s/>4 193<text:s/></text:p>
          </table:table-cell>
          <table:table-cell office:value-type="float" office:value="3878" table:style-name="ce6">
            <text:p><text:s/>3 878<text:s/></text:p>
          </table:table-cell>
          <table:table-cell office:value-type="float" office:value="291948" table:style-name="ce6">
            <text:p><text:s/>291 948<text:s/></text:p>
          </table:table-cell>
          <table:table-cell office:value-type="float" office:value="142430" table:style-name="ce6">
            <text:p><text:s/>142 430<text:s/></text:p>
          </table:table-cell>
          <table:table-cell office:value-type="float" office:value="27951" table:style-name="ce6">
            <text:p><text:s/>27 951<text:s/></text:p>
          </table:table-cell>
          <table:table-cell office:value-type="float" office:value="82177" table:style-name="ce6">
            <text:p><text:s/>82 177<text:s/></text:p>
          </table:table-cell>
          <table:table-cell office:value-type="float" office:value="211842" table:style-name="ce6">
            <text:p><text:s/>211 842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P</text:p>
          </table:table-cell>
          <table:table-cell office:value-type="string" table:style-name="ce2">
            <text:p>Erziehung und Unterricht</text:p>
          </table:table-cell>
          <table:table-cell office:value-type="string" table:style-name="ce2">
            <text:p>AT314</text:p>
          </table:table-cell>
          <table:table-cell office:value-type="string" table:style-name="ce2">
            <text:p>Steyr-Kirchdorf</text:p>
          </table:table-cell>
          <table:table-cell office:value-type="float" office:value="304" table:style-name="ce6">
            <text:p><text:s/>304<text:s/></text:p>
          </table:table-cell>
          <table:table-cell office:value-type="float" office:value="455" table:style-name="ce6">
            <text:p><text:s/>455<text:s/></text:p>
          </table:table-cell>
          <table:table-cell office:value-type="float" office:value="157" table:style-name="ce6">
            <text:p><text:s/>157<text:s/></text:p>
          </table:table-cell>
          <table:table-cell office:value-type="float" office:value="18625" table:style-name="ce6">
            <text:p><text:s/>18 625<text:s/></text:p>
          </table:table-cell>
          <table:table-cell office:value-type="float" office:value="3693" table:style-name="ce6">
            <text:p><text:s/>3 693<text:s/></text:p>
          </table:table-cell>
          <table:table-cell office:value-type="float" office:value="475" table:style-name="ce6">
            <text:p><text:s/>475<text:s/></text:p>
          </table:table-cell>
          <table:table-cell office:value-type="float" office:value="9539" table:style-name="ce6">
            <text:p><text:s/>9 539<text:s/></text:p>
          </table:table-cell>
          <table:table-cell office:value-type="float" office:value="9114" table:style-name="ce6">
            <text:p><text:s/>9 114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Q</text:p>
          </table:table-cell>
          <table:table-cell office:value-type="string" table:style-name="ce2">
            <text:p>Gesundheits- und Sozialwesen</text:p>
          </table:table-cell>
          <table:table-cell office:value-type="string" table:style-name="ce2">
            <text:p>AT314</text:p>
          </table:table-cell>
          <table:table-cell office:value-type="string" table:style-name="ce2">
            <text:p>Steyr-Kirchdorf</text:p>
          </table:table-cell>
          <table:table-cell office:value-type="float" office:value="1264" table:style-name="ce6">
            <text:p><text:s/>1 264<text:s/></text:p>
          </table:table-cell>
          <table:table-cell office:value-type="float" office:value="3194" table:style-name="ce6">
            <text:p><text:s/>3 194<text:s/></text:p>
          </table:table-cell>
          <table:table-cell office:value-type="float" office:value="1984" table:style-name="ce6">
            <text:p><text:s/>1 984<text:s/></text:p>
          </table:table-cell>
          <table:table-cell office:value-type="float" office:value="226018" table:style-name="ce6">
            <text:p><text:s/>226 018<text:s/></text:p>
          </table:table-cell>
          <table:table-cell office:value-type="float" office:value="53137" table:style-name="ce6">
            <text:p><text:s/>53 137<text:s/></text:p>
          </table:table-cell>
          <table:table-cell office:value-type="float" office:value="4188" table:style-name="ce6">
            <text:p><text:s/>4 188<text:s/></text:p>
          </table:table-cell>
          <table:table-cell office:value-type="float" office:value="71445" table:style-name="ce6">
            <text:p><text:s/>71 445<text:s/></text:p>
          </table:table-cell>
          <table:table-cell office:value-type="float" office:value="155385" table:style-name="ce6">
            <text:p><text:s/>155 385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R</text:p>
          </table:table-cell>
          <table:table-cell office:value-type="string" table:style-name="ce2">
            <text:p>Kunst, Unterhaltung und Erholung</text:p>
          </table:table-cell>
          <table:table-cell office:value-type="string" table:style-name="ce2">
            <text:p>AT314</text:p>
          </table:table-cell>
          <table:table-cell office:value-type="string" table:style-name="ce2">
            <text:p>Steyr-Kirchdorf</text:p>
          </table:table-cell>
          <table:table-cell office:value-type="float" office:value="320" table:style-name="ce6">
            <text:p><text:s/>320<text:s/></text:p>
          </table:table-cell>
          <table:table-cell office:value-type="float" office:value="507" table:style-name="ce6">
            <text:p><text:s/>507<text:s/></text:p>
          </table:table-cell>
          <table:table-cell office:value-type="float" office:value="230" table:style-name="ce6">
            <text:p><text:s/>230<text:s/></text:p>
          </table:table-cell>
          <table:table-cell office:value-type="float" office:value="23798" table:style-name="ce6">
            <text:p><text:s/>23 798<text:s/></text:p>
          </table:table-cell>
          <table:table-cell office:value-type="float" office:value="5205" table:style-name="ce6">
            <text:p><text:s/>5 205<text:s/></text:p>
          </table:table-cell>
          <table:table-cell office:value-type="float" office:value="1019" table:style-name="ce6">
            <text:p><text:s/>1 019<text:s/></text:p>
          </table:table-cell>
          <table:table-cell office:value-type="float" office:value="15418" table:style-name="ce6">
            <text:p><text:s/>15 418<text:s/></text:p>
          </table:table-cell>
          <table:table-cell office:value-type="float" office:value="9083" table:style-name="ce6">
            <text:p><text:s/>9 083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S</text:p>
          </table:table-cell>
          <table:table-cell office:value-type="string" table:style-name="ce2">
            <text:p>Sonst. Dienstleistungen</text:p>
          </table:table-cell>
          <table:table-cell office:value-type="string" table:style-name="ce2">
            <text:p>AT314</text:p>
          </table:table-cell>
          <table:table-cell office:value-type="string" table:style-name="ce2">
            <text:p>Steyr-Kirchdorf</text:p>
          </table:table-cell>
          <table:table-cell office:value-type="float" office:value="790" table:style-name="ce6">
            <text:p><text:s/>790<text:s/></text:p>
          </table:table-cell>
          <table:table-cell office:value-type="float" office:value="1268" table:style-name="ce6">
            <text:p><text:s/>1 268<text:s/></text:p>
          </table:table-cell>
          <table:table-cell office:value-type="float" office:value="514" table:style-name="ce6">
            <text:p><text:s/>514<text:s/></text:p>
          </table:table-cell>
          <table:table-cell office:value-type="float" office:value="45783" table:style-name="ce6">
            <text:p><text:s/>45 783<text:s/></text:p>
          </table:table-cell>
          <table:table-cell office:value-type="float" office:value="9718" table:style-name="ce6">
            <text:p><text:s/>9 718<text:s/></text:p>
          </table:table-cell>
          <table:table-cell office:value-type="float" office:value="1308" table:style-name="ce6">
            <text:p><text:s/>1 308<text:s/></text:p>
          </table:table-cell>
          <table:table-cell office:value-type="float" office:value="19914" table:style-name="ce6">
            <text:p><text:s/>19 914<text:s/></text:p>
          </table:table-cell>
          <table:table-cell office:value-type="float" office:value="26360" table:style-name="ce6">
            <text:p><text:s/>26 360<text:s/></text:p>
          </table:table-cell>
          <table:table-cell table:number-columns-repeated="16372"/>
        </table:table-row>
        <table:table-row table:style-name="ro3">
          <table:table-cell table:style-name="ce4"/>
          <table:table-cell office:value-type="string" table:style-name="ce4">
            <text:p>INSGESAMT</text:p>
          </table:table-cell>
          <table:table-cell office:value-type="string" table:style-name="ce4">
            <text:p>AT315</text:p>
          </table:table-cell>
          <table:table-cell office:value-type="string" table:style-name="ce4">
            <text:p>Traunviertel</text:p>
          </table:table-cell>
          <table:table-cell office:value-type="float" office:value="18883" table:style-name="ce5">
            <text:p><text:s/>18 883<text:s/></text:p>
          </table:table-cell>
          <table:table-cell office:value-type="float" office:value="97340" table:style-name="ce5">
            <text:p><text:s/>97 340<text:s/></text:p>
          </table:table-cell>
          <table:table-cell office:value-type="float" office:value="81227" table:style-name="ce5">
            <text:p><text:s/>81 227<text:s/></text:p>
          </table:table-cell>
          <table:table-cell office:value-type="float" office:value="23120534" table:style-name="ce5">
            <text:p><text:s/>23 120 534<text:s/></text:p>
          </table:table-cell>
          <table:table-cell office:value-type="float" office:value="3347418" table:style-name="ce5">
            <text:p><text:s/>3 347 418<text:s/></text:p>
          </table:table-cell>
          <table:table-cell office:value-type="float" office:value="949331" table:style-name="ce5">
            <text:p><text:s/>949 331<text:s/></text:p>
          </table:table-cell>
          <table:table-cell office:value-type="float" office:value="16561049" table:style-name="ce5">
            <text:p><text:s/>16 561 049<text:s/></text:p>
          </table:table-cell>
          <table:table-cell office:value-type="float" office:value="6726677" table:style-name="ce5">
            <text:p><text:s/>6 726 677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A</text:p>
          </table:table-cell>
          <table:table-cell office:value-type="string" table:style-name="ce2">
            <text:p>Land- und Forstwirtschaft</text:p>
          </table:table-cell>
          <table:table-cell office:value-type="string" table:style-name="ce2">
            <text:p>AT315</text:p>
          </table:table-cell>
          <table:table-cell office:value-type="string" table:style-name="ce2">
            <text:p>Traunviertel</text:p>
          </table:table-cell>
          <table:table-cell office:value-type="float" office:value="5" table:style-name="ce6">
            <text:p><text:s/>5<text:s/>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B</text:p>
          </table:table-cell>
          <table:table-cell office:value-type="string" table:style-name="ce2">
            <text:p>Bergbau</text:p>
          </table:table-cell>
          <table:table-cell office:value-type="string" table:style-name="ce2">
            <text:p>AT315</text:p>
          </table:table-cell>
          <table:table-cell office:value-type="string" table:style-name="ce2">
            <text:p>Traunviertel</text:p>
          </table:table-cell>
          <table:table-cell office:value-type="float" office:value="28" table:style-name="ce6">
            <text:p><text:s/>28<text:s/>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C</text:p>
          </table:table-cell>
          <table:table-cell office:value-type="string" table:style-name="ce2">
            <text:p>Herstellung von Waren</text:p>
          </table:table-cell>
          <table:table-cell office:value-type="string" table:style-name="ce2">
            <text:p>AT315</text:p>
          </table:table-cell>
          <table:table-cell office:value-type="string" table:style-name="ce2">
            <text:p>Traunviertel</text:p>
          </table:table-cell>
          <table:table-cell office:value-type="float" office:value="1606" table:style-name="ce6">
            <text:p><text:s/>1 606<text:s/></text:p>
          </table:table-cell>
          <table:table-cell office:value-type="float" office:value="31301" table:style-name="ce6">
            <text:p><text:s/>31 301<text:s/></text:p>
          </table:table-cell>
          <table:table-cell office:value-type="float" office:value="29974" table:style-name="ce6">
            <text:p><text:s/>29 974<text:s/></text:p>
          </table:table-cell>
          <table:table-cell office:value-type="float" office:value="9232716" table:style-name="ce6">
            <text:p><text:s/>9 232 716<text:s/></text:p>
          </table:table-cell>
          <table:table-cell office:value-type="float" office:value="1507552" table:style-name="ce6">
            <text:p><text:s/>1 507 552<text:s/></text:p>
          </table:table-cell>
          <table:table-cell office:value-type="float" office:value="383698" table:style-name="ce6">
            <text:p><text:s/>383 698<text:s/></text:p>
          </table:table-cell>
          <table:table-cell office:value-type="float" office:value="6611327" table:style-name="ce6">
            <text:p><text:s/>6 611 327<text:s/></text:p>
          </table:table-cell>
          <table:table-cell office:value-type="float" office:value="2860104" table:style-name="ce6">
            <text:p><text:s/>2 860 104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D</text:p>
          </table:table-cell>
          <table:table-cell office:value-type="string" table:style-name="ce2">
            <text:p>Energieversorgung</text:p>
          </table:table-cell>
          <table:table-cell office:value-type="string" table:style-name="ce2">
            <text:p>AT315</text:p>
          </table:table-cell>
          <table:table-cell office:value-type="string" table:style-name="ce2">
            <text:p>Traunviertel</text:p>
          </table:table-cell>
          <table:table-cell office:value-type="float" office:value="186" table:style-name="ce6">
            <text:p><text:s/>186<text:s/></text:p>
          </table:table-cell>
          <table:table-cell office:value-type="float" office:value="480" table:style-name="ce6">
            <text:p><text:s/>480<text:s/></text:p>
          </table:table-cell>
          <table:table-cell office:value-type="float" office:value="346" table:style-name="ce6">
            <text:p><text:s/>346<text:s/></text:p>
          </table:table-cell>
          <table:table-cell office:value-type="float" office:value="634140" table:style-name="ce6">
            <text:p><text:s/>634 140<text:s/></text:p>
          </table:table-cell>
          <table:table-cell office:value-type="float" office:value="26232" table:style-name="ce6">
            <text:p><text:s/>26 232<text:s/></text:p>
          </table:table-cell>
          <table:table-cell office:value-type="float" office:value="21167" table:style-name="ce6">
            <text:p><text:s/>21 167<text:s/></text:p>
          </table:table-cell>
          <table:table-cell office:value-type="float" office:value="558148" table:style-name="ce6">
            <text:p><text:s/>558 148<text:s/></text:p>
          </table:table-cell>
          <table:table-cell office:value-type="float" office:value="77535" table:style-name="ce6">
            <text:p><text:s/>77 535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E</text:p>
          </table:table-cell>
          <table:table-cell office:value-type="string" table:style-name="ce2">
            <text:p>Wasserversorgung und Abfallentsorgung</text:p>
          </table:table-cell>
          <table:table-cell office:value-type="string" table:style-name="ce2">
            <text:p>AT315</text:p>
          </table:table-cell>
          <table:table-cell office:value-type="string" table:style-name="ce2">
            <text:p>Traunviertel</text:p>
          </table:table-cell>
          <table:table-cell office:value-type="float" office:value="126" table:style-name="ce6">
            <text:p><text:s/>126<text:s/></text:p>
          </table:table-cell>
          <table:table-cell office:value-type="float" office:value="654" table:style-name="ce6">
            <text:p><text:s/>654<text:s/></text:p>
          </table:table-cell>
          <table:table-cell office:value-type="float" office:value="627" table:style-name="ce6">
            <text:p><text:s/>627<text:s/></text:p>
          </table:table-cell>
          <table:table-cell office:value-type="float" office:value="217423" table:style-name="ce6">
            <text:p><text:s/>217 423<text:s/></text:p>
          </table:table-cell>
          <table:table-cell office:value-type="float" office:value="26528" table:style-name="ce6">
            <text:p><text:s/>26 528<text:s/></text:p>
          </table:table-cell>
          <table:table-cell office:value-type="float" office:value="13909" table:style-name="ce6">
            <text:p><text:s/>13 909<text:s/></text:p>
          </table:table-cell>
          <table:table-cell office:value-type="float" office:value="146940" table:style-name="ce6">
            <text:p><text:s/>146 940<text:s/></text:p>
          </table:table-cell>
          <table:table-cell office:value-type="float" office:value="71535" table:style-name="ce6">
            <text:p><text:s/>71 535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F</text:p>
          </table:table-cell>
          <table:table-cell office:value-type="string" table:style-name="ce2">
            <text:p>Bau</text:p>
          </table:table-cell>
          <table:table-cell office:value-type="string" table:style-name="ce2">
            <text:p>AT315</text:p>
          </table:table-cell>
          <table:table-cell office:value-type="string" table:style-name="ce2">
            <text:p>Traunviertel</text:p>
          </table:table-cell>
          <table:table-cell office:value-type="float" office:value="1350" table:style-name="ce6">
            <text:p><text:s/>1 350<text:s/></text:p>
          </table:table-cell>
          <table:table-cell office:value-type="float" office:value="8823" table:style-name="ce6">
            <text:p><text:s/>8 823<text:s/></text:p>
          </table:table-cell>
          <table:table-cell office:value-type="float" office:value="7630" table:style-name="ce6">
            <text:p><text:s/>7 630<text:s/></text:p>
          </table:table-cell>
          <table:table-cell office:value-type="float" office:value="1798256" table:style-name="ce6">
            <text:p><text:s/>1 798 256<text:s/></text:p>
          </table:table-cell>
          <table:table-cell office:value-type="float" office:value="322009" table:style-name="ce6">
            <text:p><text:s/>322 009<text:s/></text:p>
          </table:table-cell>
          <table:table-cell office:value-type="float" office:value="50641" table:style-name="ce6">
            <text:p><text:s/>50 641<text:s/></text:p>
          </table:table-cell>
          <table:table-cell office:value-type="float" office:value="1269427" table:style-name="ce6">
            <text:p><text:s/>1 269 427<text:s/></text:p>
          </table:table-cell>
          <table:table-cell office:value-type="float" office:value="590068" table:style-name="ce6">
            <text:p><text:s/>590 068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G</text:p>
          </table:table-cell>
          <table:table-cell office:value-type="string" table:style-name="ce2">
            <text:p>Handel</text:p>
          </table:table-cell>
          <table:table-cell office:value-type="string" table:style-name="ce2">
            <text:p>AT315</text:p>
          </table:table-cell>
          <table:table-cell office:value-type="string" table:style-name="ce2">
            <text:p>Traunviertel</text:p>
          </table:table-cell>
          <table:table-cell office:value-type="float" office:value="3917" table:style-name="ce6">
            <text:p><text:s/>3 917<text:s/></text:p>
          </table:table-cell>
          <table:table-cell office:value-type="float" office:value="18317" table:style-name="ce6">
            <text:p><text:s/>18 317<text:s/></text:p>
          </table:table-cell>
          <table:table-cell office:value-type="float" office:value="15235" table:style-name="ce6">
            <text:p><text:s/>15 235<text:s/></text:p>
          </table:table-cell>
          <table:table-cell office:value-type="float" office:value="6713401" table:style-name="ce6">
            <text:p><text:s/>6 713 401<text:s/></text:p>
          </table:table-cell>
          <table:table-cell office:value-type="float" office:value="517921" table:style-name="ce6">
            <text:p><text:s/>517 921<text:s/></text:p>
          </table:table-cell>
          <table:table-cell office:value-type="float" office:value="113220" table:style-name="ce6">
            <text:p><text:s/>113 220<text:s/></text:p>
          </table:table-cell>
          <table:table-cell office:value-type="float" office:value="5701522" table:style-name="ce6">
            <text:p><text:s/>5 701 522<text:s/></text:p>
          </table:table-cell>
          <table:table-cell office:value-type="float" office:value="1026106" table:style-name="ce6">
            <text:p><text:s/>1 026 106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H</text:p>
          </table:table-cell>
          <table:table-cell office:value-type="string" table:style-name="ce2">
            <text:p>Verkehr</text:p>
          </table:table-cell>
          <table:table-cell office:value-type="string" table:style-name="ce2">
            <text:p>AT315</text:p>
          </table:table-cell>
          <table:table-cell office:value-type="string" table:style-name="ce2">
            <text:p>Traunviertel</text:p>
          </table:table-cell>
          <table:table-cell office:value-type="float" office:value="519" table:style-name="ce6">
            <text:p><text:s/>519<text:s/></text:p>
          </table:table-cell>
          <table:table-cell office:value-type="float" office:value="4085" table:style-name="ce6">
            <text:p><text:s/>4 085<text:s/></text:p>
          </table:table-cell>
          <table:table-cell office:value-type="float" office:value="3742" table:style-name="ce6">
            <text:p><text:s/>3 742<text:s/></text:p>
          </table:table-cell>
          <table:table-cell office:value-type="float" office:value="740956" table:style-name="ce6">
            <text:p><text:s/>740 956<text:s/></text:p>
          </table:table-cell>
          <table:table-cell office:value-type="float" office:value="143566" table:style-name="ce6">
            <text:p><text:s/>143 566<text:s/></text:p>
          </table:table-cell>
          <table:table-cell office:value-type="float" office:value="59154" table:style-name="ce6">
            <text:p><text:s/>59 154<text:s/></text:p>
          </table:table-cell>
          <table:table-cell office:value-type="float" office:value="516383" table:style-name="ce6">
            <text:p><text:s/>516 383<text:s/></text:p>
          </table:table-cell>
          <table:table-cell office:value-type="float" office:value="237301" table:style-name="ce6">
            <text:p><text:s/>237 301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I</text:p>
          </table:table-cell>
          <table:table-cell office:value-type="string" table:style-name="ce2">
            <text:p>Beherbergung und Gastronomie</text:p>
          </table:table-cell>
          <table:table-cell office:value-type="string" table:style-name="ce2">
            <text:p>AT315</text:p>
          </table:table-cell>
          <table:table-cell office:value-type="string" table:style-name="ce2">
            <text:p>Traunviertel</text:p>
          </table:table-cell>
          <table:table-cell office:value-type="float" office:value="1544" table:style-name="ce6">
            <text:p><text:s/>1 544<text:s/></text:p>
          </table:table-cell>
          <table:table-cell office:value-type="float" office:value="7345" table:style-name="ce6">
            <text:p><text:s/>7 345<text:s/></text:p>
          </table:table-cell>
          <table:table-cell office:value-type="float" office:value="5887" table:style-name="ce6">
            <text:p><text:s/>5 887<text:s/></text:p>
          </table:table-cell>
          <table:table-cell office:value-type="float" office:value="574331" table:style-name="ce6">
            <text:p><text:s/>574 331<text:s/></text:p>
          </table:table-cell>
          <table:table-cell office:value-type="float" office:value="138926" table:style-name="ce6">
            <text:p><text:s/>138 926<text:s/></text:p>
          </table:table-cell>
          <table:table-cell office:value-type="float" office:value="63622" table:style-name="ce6">
            <text:p><text:s/>63 622<text:s/></text:p>
          </table:table-cell>
          <table:table-cell office:value-type="float" office:value="311595" table:style-name="ce6">
            <text:p><text:s/>311 595<text:s/></text:p>
          </table:table-cell>
          <table:table-cell office:value-type="float" office:value="278106" table:style-name="ce6">
            <text:p><text:s/>278 106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J</text:p>
          </table:table-cell>
          <table:table-cell office:value-type="string" table:style-name="ce2">
            <text:p>Information und Kommunikation</text:p>
          </table:table-cell>
          <table:table-cell office:value-type="string" table:style-name="ce2">
            <text:p>AT315</text:p>
          </table:table-cell>
          <table:table-cell office:value-type="string" table:style-name="ce2">
            <text:p>Traunviertel</text:p>
          </table:table-cell>
          <table:table-cell office:value-type="float" office:value="623" table:style-name="ce6">
            <text:p><text:s/>623<text:s/></text:p>
          </table:table-cell>
          <table:table-cell office:value-type="float" office:value="1331" table:style-name="ce6">
            <text:p><text:s/>1 331<text:s/></text:p>
          </table:table-cell>
          <table:table-cell office:value-type="float" office:value="775" table:style-name="ce6">
            <text:p><text:s/>775<text:s/></text:p>
          </table:table-cell>
          <table:table-cell office:value-type="float" office:value="147507" table:style-name="ce6">
            <text:p><text:s/>147 507<text:s/></text:p>
          </table:table-cell>
          <table:table-cell office:value-type="float" office:value="39305" table:style-name="ce6">
            <text:p><text:s/>39 305<text:s/></text:p>
          </table:table-cell>
          <table:table-cell office:value-type="float" office:value="15130" table:style-name="ce6">
            <text:p><text:s/>15 130<text:s/></text:p>
          </table:table-cell>
          <table:table-cell office:value-type="float" office:value="80793" table:style-name="ce6">
            <text:p><text:s/>80 793<text:s/></text:p>
          </table:table-cell>
          <table:table-cell office:value-type="float" office:value="75138" table:style-name="ce6">
            <text:p><text:s/>75 138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K</text:p>
          </table:table-cell>
          <table:table-cell office:value-type="string" table:style-name="ce2">
            <text:p>Finanz- und Versicherungsleistungen</text:p>
          </table:table-cell>
          <table:table-cell office:value-type="string" table:style-name="ce2">
            <text:p>AT315</text:p>
          </table:table-cell>
          <table:table-cell office:value-type="string" table:style-name="ce2">
            <text:p>Traunviertel</text:p>
          </table:table-cell>
          <table:table-cell office:value-type="float" office:value="630" table:style-name="ce6">
            <text:p><text:s/>630<text:s/></text:p>
          </table:table-cell>
          <table:table-cell office:value-type="float" office:value="2291" table:style-name="ce6">
            <text:p><text:s/>2 291<text:s/></text:p>
          </table:table-cell>
          <table:table-cell office:value-type="float" office:value="1918" table:style-name="ce6">
            <text:p><text:s/>1 918<text:s/></text:p>
          </table:table-cell>
          <table:table-cell office:value-type="float" office:value="706920" table:style-name="ce6">
            <text:p><text:s/>706 920<text:s/></text:p>
          </table:table-cell>
          <table:table-cell office:value-type="float" office:value="98746" table:style-name="ce6">
            <text:p><text:s/>98 746<text:s/></text:p>
          </table:table-cell>
          <table:table-cell office:value-type="float" office:value="27509" table:style-name="ce6">
            <text:p><text:s/>27 509<text:s/></text:p>
          </table:table-cell>
          <table:table-cell office:value-type="float" office:value="193912" table:style-name="ce6">
            <text:p><text:s/>193 912<text:s/></text:p>
          </table:table-cell>
          <table:table-cell office:value-type="float" office:value="320123" table:style-name="ce6">
            <text:p><text:s/>320 123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L</text:p>
          </table:table-cell>
          <table:table-cell office:value-type="string" table:style-name="ce2">
            <text:p>Grundstücks- und Wohnungswesen</text:p>
          </table:table-cell>
          <table:table-cell office:value-type="string" table:style-name="ce2">
            <text:p>AT315</text:p>
          </table:table-cell>
          <table:table-cell office:value-type="string" table:style-name="ce2">
            <text:p>Traunviertel</text:p>
          </table:table-cell>
          <table:table-cell office:value-type="float" office:value="773" table:style-name="ce6">
            <text:p><text:s/>773<text:s/></text:p>
          </table:table-cell>
          <table:table-cell office:value-type="float" office:value="1437" table:style-name="ce6">
            <text:p><text:s/>1 437<text:s/></text:p>
          </table:table-cell>
          <table:table-cell office:value-type="float" office:value="921" table:style-name="ce6">
            <text:p><text:s/>921<text:s/></text:p>
          </table:table-cell>
          <table:table-cell office:value-type="float" office:value="374491" table:style-name="ce6">
            <text:p><text:s/>374 491<text:s/></text:p>
          </table:table-cell>
          <table:table-cell office:value-type="float" office:value="33345" table:style-name="ce6">
            <text:p><text:s/>33 345<text:s/></text:p>
          </table:table-cell>
          <table:table-cell office:value-type="float" office:value="91983" table:style-name="ce6">
            <text:p><text:s/>91 983<text:s/></text:p>
          </table:table-cell>
          <table:table-cell office:value-type="float" office:value="218907" table:style-name="ce6">
            <text:p><text:s/>218 907<text:s/></text:p>
          </table:table-cell>
          <table:table-cell office:value-type="float" office:value="151270" table:style-name="ce6">
            <text:p><text:s/>151 270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M</text:p>
          </table:table-cell>
          <table:table-cell office:value-type="string" table:style-name="ce2">
            <text:p>Freiberufliche/techn. Dienstleistungen</text:p>
          </table:table-cell>
          <table:table-cell office:value-type="string" table:style-name="ce2">
            <text:p>AT315</text:p>
          </table:table-cell>
          <table:table-cell office:value-type="string" table:style-name="ce2">
            <text:p>Traunviertel</text:p>
          </table:table-cell>
          <table:table-cell office:value-type="float" office:value="2331" table:style-name="ce6">
            <text:p><text:s/>2 331<text:s/></text:p>
          </table:table-cell>
          <table:table-cell office:value-type="float" office:value="6278" table:style-name="ce6">
            <text:p><text:s/>6 278<text:s/></text:p>
          </table:table-cell>
          <table:table-cell office:value-type="float" office:value="4040" table:style-name="ce6">
            <text:p><text:s/>4 040<text:s/></text:p>
          </table:table-cell>
          <table:table-cell office:value-type="float" office:value="770117" table:style-name="ce6">
            <text:p><text:s/>770 117<text:s/></text:p>
          </table:table-cell>
          <table:table-cell office:value-type="float" office:value="180738" table:style-name="ce6">
            <text:p><text:s/>180 738<text:s/></text:p>
          </table:table-cell>
          <table:table-cell office:value-type="float" office:value="48241" table:style-name="ce6">
            <text:p><text:s/>48 241<text:s/></text:p>
          </table:table-cell>
          <table:table-cell office:value-type="float" office:value="381856" table:style-name="ce6">
            <text:p><text:s/>381 856<text:s/></text:p>
          </table:table-cell>
          <table:table-cell office:value-type="float" office:value="395195" table:style-name="ce6">
            <text:p><text:s/>395 195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N</text:p>
          </table:table-cell>
          <table:table-cell office:value-type="string" table:style-name="ce2">
            <text:p>Sonst. wirtschaftl. Dienstleistungen</text:p>
          </table:table-cell>
          <table:table-cell office:value-type="string" table:style-name="ce2">
            <text:p>AT315</text:p>
          </table:table-cell>
          <table:table-cell office:value-type="string" table:style-name="ce2">
            <text:p>Traunviertel</text:p>
          </table:table-cell>
          <table:table-cell office:value-type="float" office:value="748" table:style-name="ce6">
            <text:p><text:s/>748<text:s/></text:p>
          </table:table-cell>
          <table:table-cell office:value-type="float" office:value="4546" table:style-name="ce6">
            <text:p><text:s/>4 546<text:s/></text:p>
          </table:table-cell>
          <table:table-cell office:value-type="float" office:value="3868" table:style-name="ce6">
            <text:p><text:s/>3 868<text:s/></text:p>
          </table:table-cell>
          <table:table-cell office:value-type="float" office:value="412210" table:style-name="ce6">
            <text:p><text:s/>412 210<text:s/></text:p>
          </table:table-cell>
          <table:table-cell office:value-type="float" office:value="126488" table:style-name="ce6">
            <text:p><text:s/>126 488<text:s/></text:p>
          </table:table-cell>
          <table:table-cell office:value-type="float" office:value="11756" table:style-name="ce6">
            <text:p><text:s/>11 756<text:s/></text:p>
          </table:table-cell>
          <table:table-cell office:value-type="float" office:value="205063" table:style-name="ce6">
            <text:p><text:s/>205 063<text:s/></text:p>
          </table:table-cell>
          <table:table-cell office:value-type="float" office:value="208783" table:style-name="ce6">
            <text:p><text:s/>208 783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P</text:p>
          </table:table-cell>
          <table:table-cell office:value-type="string" table:style-name="ce2">
            <text:p>Erziehung und Unterricht</text:p>
          </table:table-cell>
          <table:table-cell office:value-type="string" table:style-name="ce2">
            <text:p>AT315</text:p>
          </table:table-cell>
          <table:table-cell office:value-type="string" table:style-name="ce2">
            <text:p>Traunviertel</text:p>
          </table:table-cell>
          <table:table-cell office:value-type="float" office:value="578" table:style-name="ce6">
            <text:p><text:s/>578<text:s/></text:p>
          </table:table-cell>
          <table:table-cell office:value-type="float" office:value="919" table:style-name="ce6">
            <text:p><text:s/>919<text:s/></text:p>
          </table:table-cell>
          <table:table-cell office:value-type="float" office:value="370" table:style-name="ce6">
            <text:p><text:s/>370<text:s/></text:p>
          </table:table-cell>
          <table:table-cell office:value-type="float" office:value="36288" table:style-name="ce6">
            <text:p><text:s/>36 288<text:s/></text:p>
          </table:table-cell>
          <table:table-cell office:value-type="float" office:value="9815" table:style-name="ce6">
            <text:p><text:s/>9 815<text:s/></text:p>
          </table:table-cell>
          <table:table-cell office:value-type="float" office:value="1335" table:style-name="ce6">
            <text:p><text:s/>1 335<text:s/></text:p>
          </table:table-cell>
          <table:table-cell office:value-type="float" office:value="15249" table:style-name="ce6">
            <text:p><text:s/>15 249<text:s/></text:p>
          </table:table-cell>
          <table:table-cell office:value-type="float" office:value="21109" table:style-name="ce6">
            <text:p><text:s/>21 109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Q</text:p>
          </table:table-cell>
          <table:table-cell office:value-type="string" table:style-name="ce2">
            <text:p>Gesundheits- und Sozialwesen</text:p>
          </table:table-cell>
          <table:table-cell office:value-type="string" table:style-name="ce2">
            <text:p>AT315</text:p>
          </table:table-cell>
          <table:table-cell office:value-type="string" table:style-name="ce2">
            <text:p>Traunviertel</text:p>
          </table:table-cell>
          <table:table-cell office:value-type="float" office:value="2076" table:style-name="ce6">
            <text:p><text:s/>2 076<text:s/></text:p>
          </table:table-cell>
          <table:table-cell office:value-type="float" office:value="5684" table:style-name="ce6">
            <text:p><text:s/>5 684<text:s/></text:p>
          </table:table-cell>
          <table:table-cell office:value-type="float" office:value="3735" table:style-name="ce6">
            <text:p><text:s/>3 735<text:s/></text:p>
          </table:table-cell>
          <table:table-cell office:value-type="float" office:value="370902" table:style-name="ce6">
            <text:p><text:s/>370 902<text:s/></text:p>
          </table:table-cell>
          <table:table-cell office:value-type="float" office:value="103236" table:style-name="ce6">
            <text:p><text:s/>103 236<text:s/></text:p>
          </table:table-cell>
          <table:table-cell office:value-type="float" office:value="5817" table:style-name="ce6">
            <text:p><text:s/>5 817<text:s/></text:p>
          </table:table-cell>
          <table:table-cell office:value-type="float" office:value="121378" table:style-name="ce6">
            <text:p><text:s/>121 378<text:s/></text:p>
          </table:table-cell>
          <table:table-cell office:value-type="float" office:value="250858" table:style-name="ce6">
            <text:p><text:s/>250 858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R</text:p>
          </table:table-cell>
          <table:table-cell office:value-type="string" table:style-name="ce2">
            <text:p>Kunst, Unterhaltung und Erholung</text:p>
          </table:table-cell>
          <table:table-cell office:value-type="string" table:style-name="ce2">
            <text:p>AT315</text:p>
          </table:table-cell>
          <table:table-cell office:value-type="string" table:style-name="ce2">
            <text:p>Traunviertel</text:p>
          </table:table-cell>
          <table:table-cell office:value-type="float" office:value="589" table:style-name="ce6">
            <text:p><text:s/>589<text:s/></text:p>
          </table:table-cell>
          <table:table-cell office:value-type="float" office:value="1154" table:style-name="ce6">
            <text:p><text:s/>1 154<text:s/></text:p>
          </table:table-cell>
          <table:table-cell office:value-type="float" office:value="627" table:style-name="ce6">
            <text:p><text:s/>627<text:s/></text:p>
          </table:table-cell>
          <table:table-cell office:value-type="float" office:value="84744" table:style-name="ce6">
            <text:p><text:s/>84 744<text:s/></text:p>
          </table:table-cell>
          <table:table-cell office:value-type="float" office:value="15256" table:style-name="ce6">
            <text:p><text:s/>15 256<text:s/></text:p>
          </table:table-cell>
          <table:table-cell office:value-type="float" office:value="2321" table:style-name="ce6">
            <text:p><text:s/>2 321<text:s/></text:p>
          </table:table-cell>
          <table:table-cell office:value-type="float" office:value="49154" table:style-name="ce6">
            <text:p><text:s/>49 154<text:s/></text:p>
          </table:table-cell>
          <table:table-cell office:value-type="float" office:value="39362" table:style-name="ce6">
            <text:p><text:s/>39 362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S</text:p>
          </table:table-cell>
          <table:table-cell office:value-type="string" table:style-name="ce2">
            <text:p>Sonst. Dienstleistungen</text:p>
          </table:table-cell>
          <table:table-cell office:value-type="string" table:style-name="ce2">
            <text:p>AT315</text:p>
          </table:table-cell>
          <table:table-cell office:value-type="string" table:style-name="ce2">
            <text:p>Traunviertel</text:p>
          </table:table-cell>
          <table:table-cell office:value-type="float" office:value="1254" table:style-name="ce6">
            <text:p><text:s/>1 254<text:s/></text:p>
          </table:table-cell>
          <table:table-cell office:value-type="float" office:value="2116" table:style-name="ce6">
            <text:p><text:s/>2 116<text:s/></text:p>
          </table:table-cell>
          <table:table-cell office:value-type="float" office:value="967" table:style-name="ce6">
            <text:p><text:s/>967<text:s/></text:p>
          </table:table-cell>
          <table:table-cell office:value-type="float" office:value="90336" table:style-name="ce6">
            <text:p><text:s/>90 336<text:s/></text:p>
          </table:table-cell>
          <table:table-cell office:value-type="float" office:value="22858" table:style-name="ce6">
            <text:p><text:s/>22 858<text:s/></text:p>
          </table:table-cell>
          <table:table-cell office:value-type="float" office:value="5725" table:style-name="ce6">
            <text:p><text:s/>5 725<text:s/></text:p>
          </table:table-cell>
          <table:table-cell office:value-type="float" office:value="42129" table:style-name="ce6">
            <text:p><text:s/>42 129<text:s/></text:p>
          </table:table-cell>
          <table:table-cell office:value-type="float" office:value="48919" table:style-name="ce6">
            <text:p><text:s/>48 919<text:s/></text:p>
          </table:table-cell>
          <table:table-cell table:number-columns-repeated="16372"/>
        </table:table-row>
        <table:table-row table:style-name="ro3">
          <table:table-cell table:style-name="ce4"/>
          <table:table-cell office:value-type="string" table:style-name="ce4">
            <text:p>INSGESAMT</text:p>
          </table:table-cell>
          <table:table-cell office:value-type="string" table:style-name="ce4">
            <text:p>AT32</text:p>
          </table:table-cell>
          <table:table-cell office:value-type="string" table:style-name="ce4">
            <text:p>Salzburg</text:p>
          </table:table-cell>
          <table:table-cell office:value-type="float" office:value="54136" table:style-name="ce5">
            <text:p><text:s/>54 136<text:s/></text:p>
          </table:table-cell>
          <table:table-cell office:value-type="float" office:value="268221" table:style-name="ce5">
            <text:p><text:s/>268 221<text:s/></text:p>
          </table:table-cell>
          <table:table-cell office:value-type="float" office:value="221974" table:style-name="ce5">
            <text:p><text:s/>221 974<text:s/></text:p>
          </table:table-cell>
          <table:table-cell office:value-type="float" office:value="78736924" table:style-name="ce5">
            <text:p><text:s/>78 736 924<text:s/></text:p>
          </table:table-cell>
          <table:table-cell office:value-type="float" office:value="9162156" table:style-name="ce5">
            <text:p><text:s/>9 162 156<text:s/></text:p>
          </table:table-cell>
          <table:table-cell office:value-type="float" office:value="5337894" table:style-name="ce5">
            <text:p><text:s/>5 337 894<text:s/></text:p>
          </table:table-cell>
          <table:table-cell office:value-type="float" office:value="56825995" table:style-name="ce5">
            <text:p><text:s/>56 825 995<text:s/></text:p>
          </table:table-cell>
          <table:table-cell office:value-type="float" office:value="22274663" table:style-name="ce5">
            <text:p><text:s/>22 274 663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A</text:p>
          </table:table-cell>
          <table:table-cell office:value-type="string" table:style-name="ce2">
            <text:p>Land- und Forstwirtschaft</text:p>
          </table:table-cell>
          <table:table-cell office:value-type="string" table:style-name="ce2">
            <text:p>AT32</text:p>
          </table:table-cell>
          <table:table-cell office:value-type="string" table:style-name="ce2">
            <text:p>Salzburg</text:p>
          </table:table-cell>
          <table:table-cell office:value-type="float" office:value="6" table:style-name="ce6">
            <text:p><text:s/>6<text:s/>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B</text:p>
          </table:table-cell>
          <table:table-cell office:value-type="string" table:style-name="ce2">
            <text:p>Bergbau</text:p>
          </table:table-cell>
          <table:table-cell office:value-type="string" table:style-name="ce2">
            <text:p>AT32</text:p>
          </table:table-cell>
          <table:table-cell office:value-type="string" table:style-name="ce2">
            <text:p>Salzburg</text:p>
          </table:table-cell>
          <table:table-cell office:value-type="float" office:value="52" table:style-name="ce6">
            <text:p><text:s/>52<text:s/>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C</text:p>
          </table:table-cell>
          <table:table-cell office:value-type="string" table:style-name="ce2">
            <text:p>Herstellung von Waren</text:p>
          </table:table-cell>
          <table:table-cell office:value-type="string" table:style-name="ce2">
            <text:p>AT32</text:p>
          </table:table-cell>
          <table:table-cell office:value-type="string" table:style-name="ce2">
            <text:p>Salzburg</text:p>
          </table:table-cell>
          <table:table-cell office:value-type="float" office:value="3117" table:style-name="ce6">
            <text:p><text:s/>3 117<text:s/></text:p>
          </table:table-cell>
          <table:table-cell office:value-type="float" office:value="38560" table:style-name="ce6">
            <text:p><text:s/>38 560<text:s/></text:p>
          </table:table-cell>
          <table:table-cell office:value-type="float" office:value="35973" table:style-name="ce6">
            <text:p><text:s/>35 973<text:s/></text:p>
          </table:table-cell>
          <table:table-cell office:value-type="float" office:value="18499009" table:style-name="ce6">
            <text:p><text:s/>18 499 009<text:s/></text:p>
          </table:table-cell>
          <table:table-cell office:value-type="float" office:value="1746068" table:style-name="ce6">
            <text:p><text:s/>1 746 068<text:s/></text:p>
          </table:table-cell>
          <table:table-cell office:value-type="float" office:value="456825" table:style-name="ce6">
            <text:p><text:s/>456 825<text:s/></text:p>
          </table:table-cell>
          <table:table-cell office:value-type="float" office:value="13278368" table:style-name="ce6">
            <text:p><text:s/>13 278 368<text:s/></text:p>
          </table:table-cell>
          <table:table-cell office:value-type="float" office:value="5491318" table:style-name="ce6">
            <text:p><text:s/>5 491 318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D</text:p>
          </table:table-cell>
          <table:table-cell office:value-type="string" table:style-name="ce2">
            <text:p>Energieversorgung</text:p>
          </table:table-cell>
          <table:table-cell office:value-type="string" table:style-name="ce2">
            <text:p>AT32</text:p>
          </table:table-cell>
          <table:table-cell office:value-type="string" table:style-name="ce2">
            <text:p>Salzburg</text:p>
          </table:table-cell>
          <table:table-cell office:value-type="float" office:value="379" table:style-name="ce6">
            <text:p><text:s/>379<text:s/></text:p>
          </table:table-cell>
          <table:table-cell office:value-type="float" office:value="2336" table:style-name="ce6">
            <text:p><text:s/>2 336<text:s/></text:p>
          </table:table-cell>
          <table:table-cell office:value-type="float" office:value="2044" table:style-name="ce6">
            <text:p><text:s/>2 044<text:s/></text:p>
          </table:table-cell>
          <table:table-cell office:value-type="float" office:value="2654945" table:style-name="ce6">
            <text:p><text:s/>2 654 945<text:s/></text:p>
          </table:table-cell>
          <table:table-cell office:value-type="float" office:value="143603" table:style-name="ce6">
            <text:p><text:s/>143 603<text:s/></text:p>
          </table:table-cell>
          <table:table-cell office:value-type="float" office:value="213158" table:style-name="ce6">
            <text:p><text:s/>213 158<text:s/></text:p>
          </table:table-cell>
          <table:table-cell office:value-type="float" office:value="2079257" table:style-name="ce6">
            <text:p><text:s/>2 079 257<text:s/></text:p>
          </table:table-cell>
          <table:table-cell office:value-type="float" office:value="625967" table:style-name="ce6">
            <text:p><text:s/>625 967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E</text:p>
          </table:table-cell>
          <table:table-cell office:value-type="string" table:style-name="ce2">
            <text:p>Wasserversorgung und Abfallentsorgung</text:p>
          </table:table-cell>
          <table:table-cell office:value-type="string" table:style-name="ce2">
            <text:p>AT32</text:p>
          </table:table-cell>
          <table:table-cell office:value-type="string" table:style-name="ce2">
            <text:p>Salzburg</text:p>
          </table:table-cell>
          <table:table-cell office:value-type="float" office:value="281" table:style-name="ce6">
            <text:p><text:s/>281<text:s/></text:p>
          </table:table-cell>
          <table:table-cell office:value-type="float" office:value="1280" table:style-name="ce6">
            <text:p><text:s/>1 280<text:s/></text:p>
          </table:table-cell>
          <table:table-cell office:value-type="float" office:value="1208" table:style-name="ce6">
            <text:p><text:s/>1 208<text:s/></text:p>
          </table:table-cell>
          <table:table-cell office:value-type="float" office:value="360176" table:style-name="ce6">
            <text:p><text:s/>360 176<text:s/></text:p>
          </table:table-cell>
          <table:table-cell office:value-type="float" office:value="52078" table:style-name="ce6">
            <text:p><text:s/>52 078<text:s/></text:p>
          </table:table-cell>
          <table:table-cell office:value-type="float" office:value="25347" table:style-name="ce6">
            <text:p><text:s/>25 347<text:s/></text:p>
          </table:table-cell>
          <table:table-cell office:value-type="float" office:value="242909" table:style-name="ce6">
            <text:p><text:s/>242 909<text:s/></text:p>
          </table:table-cell>
          <table:table-cell office:value-type="float" office:value="123502" table:style-name="ce6">
            <text:p><text:s/>123 502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F</text:p>
          </table:table-cell>
          <table:table-cell office:value-type="string" table:style-name="ce2">
            <text:p>Bau</text:p>
          </table:table-cell>
          <table:table-cell office:value-type="string" table:style-name="ce2">
            <text:p>AT32</text:p>
          </table:table-cell>
          <table:table-cell office:value-type="string" table:style-name="ce2">
            <text:p>Salzburg</text:p>
          </table:table-cell>
          <table:table-cell office:value-type="float" office:value="3923" table:style-name="ce6">
            <text:p><text:s/>3 923<text:s/></text:p>
          </table:table-cell>
          <table:table-cell office:value-type="float" office:value="24275" table:style-name="ce6">
            <text:p><text:s/>24 275<text:s/></text:p>
          </table:table-cell>
          <table:table-cell office:value-type="float" office:value="20791" table:style-name="ce6">
            <text:p><text:s/>20 791<text:s/></text:p>
          </table:table-cell>
          <table:table-cell office:value-type="float" office:value="4583733" table:style-name="ce6">
            <text:p><text:s/>4 583 733<text:s/></text:p>
          </table:table-cell>
          <table:table-cell office:value-type="float" office:value="941343" table:style-name="ce6">
            <text:p><text:s/>941 343<text:s/></text:p>
          </table:table-cell>
          <table:table-cell office:value-type="float" office:value="136924" table:style-name="ce6">
            <text:p><text:s/>136 924<text:s/></text:p>
          </table:table-cell>
          <table:table-cell office:value-type="float" office:value="3296477" table:style-name="ce6">
            <text:p><text:s/>3 296 477<text:s/></text:p>
          </table:table-cell>
          <table:table-cell office:value-type="float" office:value="1637719" table:style-name="ce6">
            <text:p><text:s/>1 637 719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G</text:p>
          </table:table-cell>
          <table:table-cell office:value-type="string" table:style-name="ce2">
            <text:p>Handel</text:p>
          </table:table-cell>
          <table:table-cell office:value-type="string" table:style-name="ce2">
            <text:p>AT32</text:p>
          </table:table-cell>
          <table:table-cell office:value-type="string" table:style-name="ce2">
            <text:p>Salzburg</text:p>
          </table:table-cell>
          <table:table-cell office:value-type="float" office:value="9626" table:style-name="ce6">
            <text:p><text:s/>9 626<text:s/></text:p>
          </table:table-cell>
          <table:table-cell office:value-type="float" office:value="58393" table:style-name="ce6">
            <text:p><text:s/>58 393<text:s/></text:p>
          </table:table-cell>
          <table:table-cell office:value-type="float" office:value="51179" table:style-name="ce6">
            <text:p><text:s/>51 179<text:s/></text:p>
          </table:table-cell>
          <table:table-cell office:value-type="float" office:value="29964055" table:style-name="ce6">
            <text:p><text:s/>29 964 055<text:s/></text:p>
          </table:table-cell>
          <table:table-cell office:value-type="float" office:value="2063637" table:style-name="ce6">
            <text:p><text:s/>2 063 637<text:s/></text:p>
          </table:table-cell>
          <table:table-cell office:value-type="float" office:value="401004" table:style-name="ce6">
            <text:p><text:s/>401 004<text:s/></text:p>
          </table:table-cell>
          <table:table-cell office:value-type="float" office:value="25890249" table:style-name="ce6">
            <text:p><text:s/>25 890 249<text:s/></text:p>
          </table:table-cell>
          <table:table-cell office:value-type="float" office:value="4093180" table:style-name="ce6">
            <text:p><text:s/>4 093 180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H</text:p>
          </table:table-cell>
          <table:table-cell office:value-type="string" table:style-name="ce2">
            <text:p>Verkehr</text:p>
          </table:table-cell>
          <table:table-cell office:value-type="string" table:style-name="ce2">
            <text:p>AT32</text:p>
          </table:table-cell>
          <table:table-cell office:value-type="string" table:style-name="ce2">
            <text:p>Salzburg</text:p>
          </table:table-cell>
          <table:table-cell office:value-type="float" office:value="2270" table:style-name="ce6">
            <text:p><text:s/>2 270<text:s/></text:p>
          </table:table-cell>
          <table:table-cell office:value-type="float" office:value="16483" table:style-name="ce6">
            <text:p><text:s/>16 483<text:s/></text:p>
          </table:table-cell>
          <table:table-cell office:value-type="float" office:value="14809" table:style-name="ce6">
            <text:p><text:s/>14 809<text:s/></text:p>
          </table:table-cell>
          <table:table-cell office:value-type="float" office:value="4320354" table:style-name="ce6">
            <text:p><text:s/>4 320 354<text:s/></text:p>
          </table:table-cell>
          <table:table-cell office:value-type="float" office:value="614661" table:style-name="ce6">
            <text:p><text:s/>614 661<text:s/></text:p>
          </table:table-cell>
          <table:table-cell office:value-type="float" office:value="320424" table:style-name="ce6">
            <text:p><text:s/>320 424<text:s/></text:p>
          </table:table-cell>
          <table:table-cell office:value-type="float" office:value="3331476" table:style-name="ce6">
            <text:p><text:s/>3 331 476<text:s/></text:p>
          </table:table-cell>
          <table:table-cell office:value-type="float" office:value="1135780" table:style-name="ce6">
            <text:p><text:s/>1 135 780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I</text:p>
          </table:table-cell>
          <table:table-cell office:value-type="string" table:style-name="ce2">
            <text:p>Beherbergung und Gastronomie</text:p>
          </table:table-cell>
          <table:table-cell office:value-type="string" table:style-name="ce2">
            <text:p>AT32</text:p>
          </table:table-cell>
          <table:table-cell office:value-type="string" table:style-name="ce2">
            <text:p>Salzburg</text:p>
          </table:table-cell>
          <table:table-cell office:value-type="float" office:value="6815" table:style-name="ce6">
            <text:p><text:s/>6 815<text:s/></text:p>
          </table:table-cell>
          <table:table-cell office:value-type="float" office:value="37714" table:style-name="ce6">
            <text:p><text:s/>37 714<text:s/></text:p>
          </table:table-cell>
          <table:table-cell office:value-type="float" office:value="31390" table:style-name="ce6">
            <text:p><text:s/>31 390<text:s/></text:p>
          </table:table-cell>
          <table:table-cell office:value-type="float" office:value="3356829" table:style-name="ce6">
            <text:p><text:s/>3 356 829<text:s/></text:p>
          </table:table-cell>
          <table:table-cell office:value-type="float" office:value="850722" table:style-name="ce6">
            <text:p><text:s/>850 722<text:s/></text:p>
          </table:table-cell>
          <table:table-cell office:value-type="float" office:value="332969" table:style-name="ce6">
            <text:p><text:s/>332 969<text:s/></text:p>
          </table:table-cell>
          <table:table-cell office:value-type="float" office:value="1721087" table:style-name="ce6">
            <text:p><text:s/>1 721 087<text:s/></text:p>
          </table:table-cell>
          <table:table-cell office:value-type="float" office:value="1721161" table:style-name="ce6">
            <text:p><text:s/>1 721 161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J</text:p>
          </table:table-cell>
          <table:table-cell office:value-type="string" table:style-name="ce2">
            <text:p>Information und Kommunikation</text:p>
          </table:table-cell>
          <table:table-cell office:value-type="string" table:style-name="ce2">
            <text:p>AT32</text:p>
          </table:table-cell>
          <table:table-cell office:value-type="string" table:style-name="ce2">
            <text:p>Salzburg</text:p>
          </table:table-cell>
          <table:table-cell office:value-type="float" office:value="1892" table:style-name="ce6">
            <text:p><text:s/>1 892<text:s/></text:p>
          </table:table-cell>
          <table:table-cell office:value-type="float" office:value="8387" table:style-name="ce6">
            <text:p><text:s/>8 387<text:s/></text:p>
          </table:table-cell>
          <table:table-cell office:value-type="float" office:value="6702" table:style-name="ce6">
            <text:p><text:s/>6 702<text:s/></text:p>
          </table:table-cell>
          <table:table-cell office:value-type="float" office:value="1964754" table:style-name="ce6">
            <text:p><text:s/>1 964 754<text:s/></text:p>
          </table:table-cell>
          <table:table-cell office:value-type="float" office:value="391344" table:style-name="ce6">
            <text:p><text:s/>391 344<text:s/></text:p>
          </table:table-cell>
          <table:table-cell office:value-type="float" office:value="63155" table:style-name="ce6">
            <text:p><text:s/>63 155<text:s/></text:p>
          </table:table-cell>
          <table:table-cell office:value-type="float" office:value="1324782" table:style-name="ce6">
            <text:p><text:s/>1 324 782<text:s/></text:p>
          </table:table-cell>
          <table:table-cell office:value-type="float" office:value="656052" table:style-name="ce6">
            <text:p><text:s/>656 052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K</text:p>
          </table:table-cell>
          <table:table-cell office:value-type="string" table:style-name="ce2">
            <text:p>Finanz- und Versicherungsleistungen</text:p>
          </table:table-cell>
          <table:table-cell office:value-type="string" table:style-name="ce2">
            <text:p>AT32</text:p>
          </table:table-cell>
          <table:table-cell office:value-type="string" table:style-name="ce2">
            <text:p>Salzburg</text:p>
          </table:table-cell>
          <table:table-cell office:value-type="float" office:value="1507" table:style-name="ce6">
            <text:p><text:s/>1 507<text:s/></text:p>
          </table:table-cell>
          <table:table-cell office:value-type="float" office:value="9426" table:style-name="ce6">
            <text:p><text:s/>9 426<text:s/></text:p>
          </table:table-cell>
          <table:table-cell office:value-type="float" office:value="8583" table:style-name="ce6">
            <text:p><text:s/>8 583<text:s/></text:p>
          </table:table-cell>
          <table:table-cell office:value-type="float" office:value="3580287" table:style-name="ce6">
            <text:p><text:s/>3 580 287<text:s/></text:p>
          </table:table-cell>
          <table:table-cell office:value-type="float" office:value="494664" table:style-name="ce6">
            <text:p><text:s/>494 664<text:s/></text:p>
          </table:table-cell>
          <table:table-cell office:value-type="float" office:value="1246552" table:style-name="ce6">
            <text:p><text:s/>1 246 552<text:s/></text:p>
          </table:table-cell>
          <table:table-cell office:value-type="float" office:value="1103948" table:style-name="ce6">
            <text:p><text:s/>1 103 948<text:s/></text:p>
          </table:table-cell>
          <table:table-cell office:value-type="float" office:value="1774752" table:style-name="ce6">
            <text:p><text:s/>1 774 752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L</text:p>
          </table:table-cell>
          <table:table-cell office:value-type="string" table:style-name="ce2">
            <text:p>Grundstücks- und Wohnungswesen</text:p>
          </table:table-cell>
          <table:table-cell office:value-type="string" table:style-name="ce2">
            <text:p>AT32</text:p>
          </table:table-cell>
          <table:table-cell office:value-type="string" table:style-name="ce2">
            <text:p>Salzburg</text:p>
          </table:table-cell>
          <table:table-cell office:value-type="float" office:value="2745" table:style-name="ce6">
            <text:p><text:s/>2 745<text:s/></text:p>
          </table:table-cell>
          <table:table-cell office:value-type="float" office:value="5188" table:style-name="ce6">
            <text:p><text:s/>5 188<text:s/></text:p>
          </table:table-cell>
          <table:table-cell office:value-type="float" office:value="3289" table:style-name="ce6">
            <text:p><text:s/>3 289<text:s/></text:p>
          </table:table-cell>
          <table:table-cell office:value-type="float" office:value="1904590" table:style-name="ce6">
            <text:p><text:s/>1 904 590<text:s/></text:p>
          </table:table-cell>
          <table:table-cell office:value-type="float" office:value="156527" table:style-name="ce6">
            <text:p><text:s/>156 527<text:s/></text:p>
          </table:table-cell>
          <table:table-cell office:value-type="float" office:value="523527" table:style-name="ce6">
            <text:p><text:s/>523 527<text:s/></text:p>
          </table:table-cell>
          <table:table-cell office:value-type="float" office:value="1031931" table:style-name="ce6">
            <text:p><text:s/>1 031 931<text:s/></text:p>
          </table:table-cell>
          <table:table-cell office:value-type="float" office:value="895595" table:style-name="ce6">
            <text:p><text:s/>895 595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M</text:p>
          </table:table-cell>
          <table:table-cell office:value-type="string" table:style-name="ce2">
            <text:p>Freiberufliche/techn. Dienstleistungen</text:p>
          </table:table-cell>
          <table:table-cell office:value-type="string" table:style-name="ce2">
            <text:p>AT32</text:p>
          </table:table-cell>
          <table:table-cell office:value-type="string" table:style-name="ce2">
            <text:p>Salzburg</text:p>
          </table:table-cell>
          <table:table-cell office:value-type="float" office:value="7294" table:style-name="ce6">
            <text:p><text:s/>7 294<text:s/></text:p>
          </table:table-cell>
          <table:table-cell office:value-type="float" office:value="20771" table:style-name="ce6">
            <text:p><text:s/>20 771<text:s/></text:p>
          </table:table-cell>
          <table:table-cell office:value-type="float" office:value="13746" table:style-name="ce6">
            <text:p><text:s/>13 746<text:s/></text:p>
          </table:table-cell>
          <table:table-cell office:value-type="float" office:value="2716198" table:style-name="ce6">
            <text:p><text:s/>2 716 198<text:s/></text:p>
          </table:table-cell>
          <table:table-cell office:value-type="float" office:value="681954" table:style-name="ce6">
            <text:p><text:s/>681 954<text:s/></text:p>
          </table:table-cell>
          <table:table-cell office:value-type="float" office:value="118405" table:style-name="ce6">
            <text:p><text:s/>118 405<text:s/></text:p>
          </table:table-cell>
          <table:table-cell office:value-type="float" office:value="1351261" table:style-name="ce6">
            <text:p><text:s/>1 351 261<text:s/></text:p>
          </table:table-cell>
          <table:table-cell office:value-type="float" office:value="1392539" table:style-name="ce6">
            <text:p><text:s/>1 392 539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N</text:p>
          </table:table-cell>
          <table:table-cell office:value-type="string" table:style-name="ce2">
            <text:p>Sonst. wirtschaftl. Dienstleistungen</text:p>
          </table:table-cell>
          <table:table-cell office:value-type="string" table:style-name="ce2">
            <text:p>AT32</text:p>
          </table:table-cell>
          <table:table-cell office:value-type="string" table:style-name="ce2">
            <text:p>Salzburg</text:p>
          </table:table-cell>
          <table:table-cell office:value-type="float" office:value="2270" table:style-name="ce6">
            <text:p><text:s/>2 270<text:s/></text:p>
          </table:table-cell>
          <table:table-cell office:value-type="float" office:value="15940" table:style-name="ce6">
            <text:p><text:s/>15 940<text:s/></text:p>
          </table:table-cell>
          <table:table-cell office:value-type="float" office:value="14089" table:style-name="ce6">
            <text:p><text:s/>14 089<text:s/></text:p>
          </table:table-cell>
          <table:table-cell office:value-type="float" office:value="2364392" table:style-name="ce6">
            <text:p><text:s/>2 364 392<text:s/></text:p>
          </table:table-cell>
          <table:table-cell office:value-type="float" office:value="443176" table:style-name="ce6">
            <text:p><text:s/>443 176<text:s/></text:p>
          </table:table-cell>
          <table:table-cell office:value-type="float" office:value="1413437" table:style-name="ce6">
            <text:p><text:s/>1 413 437<text:s/></text:p>
          </table:table-cell>
          <table:table-cell office:value-type="float" office:value="995747" table:style-name="ce6">
            <text:p><text:s/>995 747<text:s/></text:p>
          </table:table-cell>
          <table:table-cell office:value-type="float" office:value="1380362" table:style-name="ce6">
            <text:p><text:s/>1 380 362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P</text:p>
          </table:table-cell>
          <table:table-cell office:value-type="string" table:style-name="ce2">
            <text:p>Erziehung und Unterricht</text:p>
          </table:table-cell>
          <table:table-cell office:value-type="string" table:style-name="ce2">
            <text:p>AT32</text:p>
          </table:table-cell>
          <table:table-cell office:value-type="string" table:style-name="ce2">
            <text:p>Salzburg</text:p>
          </table:table-cell>
          <table:table-cell office:value-type="float" office:value="1708" table:style-name="ce6">
            <text:p><text:s/>1 708<text:s/></text:p>
          </table:table-cell>
          <table:table-cell office:value-type="float" office:value="3617" table:style-name="ce6">
            <text:p><text:s/>3 617<text:s/></text:p>
          </table:table-cell>
          <table:table-cell office:value-type="float" office:value="1945" table:style-name="ce6">
            <text:p><text:s/>1 945<text:s/></text:p>
          </table:table-cell>
          <table:table-cell office:value-type="float" office:value="165906" table:style-name="ce6">
            <text:p><text:s/>165 906<text:s/></text:p>
          </table:table-cell>
          <table:table-cell office:value-type="float" office:value="44449" table:style-name="ce6">
            <text:p><text:s/>44 449<text:s/></text:p>
          </table:table-cell>
          <table:table-cell office:value-type="float" office:value="5419" table:style-name="ce6">
            <text:p><text:s/>5 419<text:s/></text:p>
          </table:table-cell>
          <table:table-cell office:value-type="float" office:value="76754" table:style-name="ce6">
            <text:p><text:s/>76 754<text:s/></text:p>
          </table:table-cell>
          <table:table-cell office:value-type="float" office:value="91030" table:style-name="ce6">
            <text:p><text:s/>91 030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Q</text:p>
          </table:table-cell>
          <table:table-cell office:value-type="string" table:style-name="ce2">
            <text:p>Gesundheits- und Sozialwesen</text:p>
          </table:table-cell>
          <table:table-cell office:value-type="string" table:style-name="ce2">
            <text:p>AT32</text:p>
          </table:table-cell>
          <table:table-cell office:value-type="string" table:style-name="ce2">
            <text:p>Salzburg</text:p>
          </table:table-cell>
          <table:table-cell office:value-type="float" office:value="5172" table:style-name="ce6">
            <text:p><text:s/>5 172<text:s/></text:p>
          </table:table-cell>
          <table:table-cell office:value-type="float" office:value="14569" table:style-name="ce6">
            <text:p><text:s/>14 569<text:s/></text:p>
          </table:table-cell>
          <table:table-cell office:value-type="float" office:value="9657" table:style-name="ce6">
            <text:p><text:s/>9 657<text:s/></text:p>
          </table:table-cell>
          <table:table-cell office:value-type="float" office:value="1394540" table:style-name="ce6">
            <text:p><text:s/>1 394 540<text:s/></text:p>
          </table:table-cell>
          <table:table-cell office:value-type="float" office:value="290611" table:style-name="ce6">
            <text:p><text:s/>290 611<text:s/></text:p>
          </table:table-cell>
          <table:table-cell office:value-type="float" office:value="27750" table:style-name="ce6">
            <text:p><text:s/>27 750<text:s/></text:p>
          </table:table-cell>
          <table:table-cell office:value-type="float" office:value="604080" table:style-name="ce6">
            <text:p><text:s/>604 080<text:s/></text:p>
          </table:table-cell>
          <table:table-cell office:value-type="float" office:value="801808" table:style-name="ce6">
            <text:p><text:s/>801 808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R</text:p>
          </table:table-cell>
          <table:table-cell office:value-type="string" table:style-name="ce2">
            <text:p>Kunst, Unterhaltung und Erholung</text:p>
          </table:table-cell>
          <table:table-cell office:value-type="string" table:style-name="ce2">
            <text:p>AT32</text:p>
          </table:table-cell>
          <table:table-cell office:value-type="string" table:style-name="ce2">
            <text:p>Salzburg</text:p>
          </table:table-cell>
          <table:table-cell office:value-type="float" office:value="2093" table:style-name="ce6">
            <text:p><text:s/>2 093<text:s/></text:p>
          </table:table-cell>
          <table:table-cell office:value-type="float" office:value="5421" table:style-name="ce6">
            <text:p><text:s/>5 421<text:s/></text:p>
          </table:table-cell>
          <table:table-cell office:value-type="float" office:value="3453" table:style-name="ce6">
            <text:p><text:s/>3 453<text:s/></text:p>
          </table:table-cell>
          <table:table-cell office:value-type="float" office:value="561559" table:style-name="ce6">
            <text:p><text:s/>561 559<text:s/></text:p>
          </table:table-cell>
          <table:table-cell office:value-type="float" office:value="164676" table:style-name="ce6">
            <text:p><text:s/>164 676<text:s/></text:p>
          </table:table-cell>
          <table:table-cell office:value-type="float" office:value="34372" table:style-name="ce6">
            <text:p><text:s/>34 372<text:s/></text:p>
          </table:table-cell>
          <table:table-cell office:value-type="float" office:value="315322" table:style-name="ce6">
            <text:p><text:s/>315 322<text:s/></text:p>
          </table:table-cell>
          <table:table-cell office:value-type="float" office:value="279731" table:style-name="ce6">
            <text:p><text:s/>279 731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S</text:p>
          </table:table-cell>
          <table:table-cell office:value-type="string" table:style-name="ce2">
            <text:p>Sonst. Dienstleistungen</text:p>
          </table:table-cell>
          <table:table-cell office:value-type="string" table:style-name="ce2">
            <text:p>AT32</text:p>
          </table:table-cell>
          <table:table-cell office:value-type="string" table:style-name="ce2">
            <text:p>Salzburg</text:p>
          </table:table-cell>
          <table:table-cell office:value-type="float" office:value="2986" table:style-name="ce6">
            <text:p><text:s/>2 986<text:s/></text:p>
          </table:table-cell>
          <table:table-cell office:value-type="float" office:value="5333" table:style-name="ce6">
            <text:p><text:s/>5 333<text:s/></text:p>
          </table:table-cell>
          <table:table-cell office:value-type="float" office:value="2619" table:style-name="ce6">
            <text:p><text:s/>2 619<text:s/></text:p>
          </table:table-cell>
          <table:table-cell office:value-type="float" office:value="228136" table:style-name="ce6">
            <text:p><text:s/>228 136<text:s/></text:p>
          </table:table-cell>
          <table:table-cell office:value-type="float" office:value="58685" table:style-name="ce6">
            <text:p><text:s/>58 685<text:s/></text:p>
          </table:table-cell>
          <table:table-cell office:value-type="float" office:value="6106" table:style-name="ce6">
            <text:p><text:s/>6 106<text:s/></text:p>
          </table:table-cell>
          <table:table-cell office:value-type="float" office:value="105056" table:style-name="ce6">
            <text:p><text:s/>105 056<text:s/></text:p>
          </table:table-cell>
          <table:table-cell office:value-type="float" office:value="128859" table:style-name="ce6">
            <text:p><text:s/>128 859<text:s/></text:p>
          </table:table-cell>
          <table:table-cell table:number-columns-repeated="16372"/>
        </table:table-row>
        <table:table-row table:style-name="ro3">
          <table:table-cell table:style-name="ce4"/>
          <table:table-cell office:value-type="string" table:style-name="ce4">
            <text:p>INSGESAMT</text:p>
          </table:table-cell>
          <table:table-cell office:value-type="string" table:style-name="ce4">
            <text:p>AT321</text:p>
          </table:table-cell>
          <table:table-cell office:value-type="string" table:style-name="ce4">
            <text:p>Lungau</text:p>
          </table:table-cell>
          <table:table-cell office:value-type="float" office:value="1763" table:style-name="ce5">
            <text:p><text:s/>1 763<text:s/></text:p>
          </table:table-cell>
          <table:table-cell office:value-type="float" office:value="7767" table:style-name="ce5">
            <text:p><text:s/>7 767<text:s/></text:p>
          </table:table-cell>
          <table:table-cell office:value-type="float" office:value="6318" table:style-name="ce5">
            <text:p><text:s/>6 318<text:s/></text:p>
          </table:table-cell>
          <table:table-cell office:value-type="float" office:value="1240777" table:style-name="ce5">
            <text:p><text:s/>1 240 777<text:s/></text:p>
          </table:table-cell>
          <table:table-cell office:value-type="float" office:value="211222" table:style-name="ce5">
            <text:p><text:s/>211 222<text:s/></text:p>
          </table:table-cell>
          <table:table-cell office:value-type="float" office:value="81091" table:style-name="ce5">
            <text:p><text:s/>81 091<text:s/></text:p>
          </table:table-cell>
          <table:table-cell office:value-type="float" office:value="804566" table:style-name="ce5">
            <text:p><text:s/>804 566<text:s/></text:p>
          </table:table-cell>
          <table:table-cell office:value-type="float" office:value="436561" table:style-name="ce5">
            <text:p><text:s/>436 561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A</text:p>
          </table:table-cell>
          <table:table-cell office:value-type="string" table:style-name="ce2">
            <text:p>Land- und Forstwirtschaft</text:p>
          </table:table-cell>
          <table:table-cell office:value-type="string" table:style-name="ce2">
            <text:p>AT321</text:p>
          </table:table-cell>
          <table:table-cell office:value-type="string" table:style-name="ce2">
            <text:p>Lungau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B</text:p>
          </table:table-cell>
          <table:table-cell office:value-type="string" table:style-name="ce2">
            <text:p>Bergbau</text:p>
          </table:table-cell>
          <table:table-cell office:value-type="string" table:style-name="ce2">
            <text:p>AT321</text:p>
          </table:table-cell>
          <table:table-cell office:value-type="string" table:style-name="ce2">
            <text:p>Lungau</text:p>
          </table:table-cell>
          <table:table-cell office:value-type="float" office:value="7" table:style-name="ce6">
            <text:p><text:s/>7<text:s/>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C</text:p>
          </table:table-cell>
          <table:table-cell office:value-type="string" table:style-name="ce2">
            <text:p>Herstellung von Waren</text:p>
          </table:table-cell>
          <table:table-cell office:value-type="string" table:style-name="ce2">
            <text:p>AT321</text:p>
          </table:table-cell>
          <table:table-cell office:value-type="string" table:style-name="ce2">
            <text:p>Lungau</text:p>
          </table:table-cell>
          <table:table-cell office:value-type="float" office:value="134" table:style-name="ce6">
            <text:p><text:s/>134<text:s/></text:p>
          </table:table-cell>
          <table:table-cell office:value-type="float" office:value="1624" table:style-name="ce6">
            <text:p><text:s/>1 624<text:s/></text:p>
          </table:table-cell>
          <table:table-cell office:value-type="float" office:value="1512" table:style-name="ce6">
            <text:p><text:s/>1 512<text:s/></text:p>
          </table:table-cell>
          <table:table-cell office:value-type="float" office:value="397312" table:style-name="ce6">
            <text:p><text:s/>397 312<text:s/></text:p>
          </table:table-cell>
          <table:table-cell office:value-type="float" office:value="58521" table:style-name="ce6">
            <text:p><text:s/>58 521<text:s/></text:p>
          </table:table-cell>
          <table:table-cell office:value-type="float" office:value="18979" table:style-name="ce6">
            <text:p><text:s/>18 979<text:s/></text:p>
          </table:table-cell>
          <table:table-cell office:value-type="float" office:value="289301" table:style-name="ce6">
            <text:p><text:s/>289 301<text:s/></text:p>
          </table:table-cell>
          <table:table-cell office:value-type="float" office:value="113628" table:style-name="ce6">
            <text:p><text:s/>113 628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D</text:p>
          </table:table-cell>
          <table:table-cell office:value-type="string" table:style-name="ce2">
            <text:p>Energieversorgung</text:p>
          </table:table-cell>
          <table:table-cell office:value-type="string" table:style-name="ce2">
            <text:p>AT321</text:p>
          </table:table-cell>
          <table:table-cell office:value-type="string" table:style-name="ce2">
            <text:p>Lungau</text:p>
          </table:table-cell>
          <table:table-cell office:value-type="float" office:value="36" table:style-name="ce6">
            <text:p><text:s/>36<text:s/></text:p>
          </table:table-cell>
          <table:table-cell office:value-type="float" office:value="75" table:style-name="ce6">
            <text:p><text:s/>75<text:s/></text:p>
          </table:table-cell>
          <table:table-cell office:value-type="float" office:value="44" table:style-name="ce6">
            <text:p><text:s/>44<text:s/></text:p>
          </table:table-cell>
          <table:table-cell office:value-type="float" office:value="32851" table:style-name="ce6">
            <text:p><text:s/>32 851<text:s/></text:p>
          </table:table-cell>
          <table:table-cell office:value-type="float" office:value="2254" table:style-name="ce6">
            <text:p><text:s/>2 254<text:s/></text:p>
          </table:table-cell>
          <table:table-cell office:value-type="float" office:value="3475" table:style-name="ce6">
            <text:p><text:s/>3 475<text:s/></text:p>
          </table:table-cell>
          <table:table-cell office:value-type="float" office:value="25737" table:style-name="ce6">
            <text:p><text:s/>25 737<text:s/></text:p>
          </table:table-cell>
          <table:table-cell office:value-type="float" office:value="7968" table:style-name="ce6">
            <text:p><text:s/>7 968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E</text:p>
          </table:table-cell>
          <table:table-cell office:value-type="string" table:style-name="ce2">
            <text:p>Wasserversorgung und Abfallentsorgung</text:p>
          </table:table-cell>
          <table:table-cell office:value-type="string" table:style-name="ce2">
            <text:p>AT321</text:p>
          </table:table-cell>
          <table:table-cell office:value-type="string" table:style-name="ce2">
            <text:p>Lungau</text:p>
          </table:table-cell>
          <table:table-cell office:value-type="float" office:value="20" table:style-name="ce6">
            <text:p><text:s/>20<text:s/>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F</text:p>
          </table:table-cell>
          <table:table-cell office:value-type="string" table:style-name="ce2">
            <text:p>Bau</text:p>
          </table:table-cell>
          <table:table-cell office:value-type="string" table:style-name="ce2">
            <text:p>AT321</text:p>
          </table:table-cell>
          <table:table-cell office:value-type="string" table:style-name="ce2">
            <text:p>Lungau</text:p>
          </table:table-cell>
          <table:table-cell office:value-type="float" office:value="159" table:style-name="ce6">
            <text:p><text:s/>159<text:s/></text:p>
          </table:table-cell>
          <table:table-cell office:value-type="float" office:value="1003" table:style-name="ce6">
            <text:p><text:s/>1 003<text:s/></text:p>
          </table:table-cell>
          <table:table-cell office:value-type="float" office:value="856" table:style-name="ce6">
            <text:p><text:s/>856<text:s/></text:p>
          </table:table-cell>
          <table:table-cell office:value-type="float" office:value="159213" table:style-name="ce6">
            <text:p><text:s/>159 213<text:s/></text:p>
          </table:table-cell>
          <table:table-cell office:value-type="float" office:value="32215" table:style-name="ce6">
            <text:p><text:s/>32 215<text:s/></text:p>
          </table:table-cell>
          <table:table-cell office:value-type="float" office:value="4182" table:style-name="ce6">
            <text:p><text:s/>4 182<text:s/></text:p>
          </table:table-cell>
          <table:table-cell office:value-type="float" office:value="102542" table:style-name="ce6">
            <text:p><text:s/>102 542<text:s/></text:p>
          </table:table-cell>
          <table:table-cell office:value-type="float" office:value="61279" table:style-name="ce6">
            <text:p><text:s/>61 279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G</text:p>
          </table:table-cell>
          <table:table-cell office:value-type="string" table:style-name="ce2">
            <text:p>Handel</text:p>
          </table:table-cell>
          <table:table-cell office:value-type="string" table:style-name="ce2">
            <text:p>AT321</text:p>
          </table:table-cell>
          <table:table-cell office:value-type="string" table:style-name="ce2">
            <text:p>Lungau</text:p>
          </table:table-cell>
          <table:table-cell office:value-type="float" office:value="292" table:style-name="ce6">
            <text:p><text:s/>292<text:s/></text:p>
          </table:table-cell>
          <table:table-cell office:value-type="float" office:value="1284" table:style-name="ce6">
            <text:p><text:s/>1 284<text:s/></text:p>
          </table:table-cell>
          <table:table-cell office:value-type="float" office:value="1073" table:style-name="ce6">
            <text:p><text:s/>1 073<text:s/></text:p>
          </table:table-cell>
          <table:table-cell office:value-type="float" office:value="277952" table:style-name="ce6">
            <text:p><text:s/>277 952<text:s/></text:p>
          </table:table-cell>
          <table:table-cell office:value-type="float" office:value="31781" table:style-name="ce6">
            <text:p><text:s/>31 781<text:s/></text:p>
          </table:table-cell>
          <table:table-cell office:value-type="float" office:value="6779" table:style-name="ce6">
            <text:p><text:s/>6 779<text:s/></text:p>
          </table:table-cell>
          <table:table-cell office:value-type="float" office:value="218265" table:style-name="ce6">
            <text:p><text:s/>218 265<text:s/></text:p>
          </table:table-cell>
          <table:table-cell office:value-type="float" office:value="59810" table:style-name="ce6">
            <text:p><text:s/>59 810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H</text:p>
          </table:table-cell>
          <table:table-cell office:value-type="string" table:style-name="ce2">
            <text:p>Verkehr</text:p>
          </table:table-cell>
          <table:table-cell office:value-type="string" table:style-name="ce2">
            <text:p>AT321</text:p>
          </table:table-cell>
          <table:table-cell office:value-type="string" table:style-name="ce2">
            <text:p>Lungau</text:p>
          </table:table-cell>
          <table:table-cell office:value-type="float" office:value="62" table:style-name="ce6">
            <text:p><text:s/>62<text:s/></text:p>
          </table:table-cell>
          <table:table-cell office:value-type="float" office:value="437" table:style-name="ce6">
            <text:p><text:s/>437<text:s/></text:p>
          </table:table-cell>
          <table:table-cell office:value-type="float" office:value="403" table:style-name="ce6">
            <text:p><text:s/>403<text:s/></text:p>
          </table:table-cell>
          <table:table-cell office:value-type="float" office:value="47442" table:style-name="ce6">
            <text:p><text:s/>47 442<text:s/></text:p>
          </table:table-cell>
          <table:table-cell office:value-type="float" office:value="17028" table:style-name="ce6">
            <text:p><text:s/>17 028<text:s/></text:p>
          </table:table-cell>
          <table:table-cell office:value-type="float" office:value="3825" table:style-name="ce6">
            <text:p><text:s/>3 825<text:s/></text:p>
          </table:table-cell>
          <table:table-cell office:value-type="float" office:value="23098" table:style-name="ce6">
            <text:p><text:s/>23 098<text:s/></text:p>
          </table:table-cell>
          <table:table-cell office:value-type="float" office:value="25201" table:style-name="ce6">
            <text:p><text:s/>25 201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I</text:p>
          </table:table-cell>
          <table:table-cell office:value-type="string" table:style-name="ce2">
            <text:p>Beherbergung und Gastronomie</text:p>
          </table:table-cell>
          <table:table-cell office:value-type="string" table:style-name="ce2">
            <text:p>AT321</text:p>
          </table:table-cell>
          <table:table-cell office:value-type="string" table:style-name="ce2">
            <text:p>Lungau</text:p>
          </table:table-cell>
          <table:table-cell office:value-type="float" office:value="384" table:style-name="ce6">
            <text:p><text:s/>384<text:s/></text:p>
          </table:table-cell>
          <table:table-cell office:value-type="float" office:value="1576" table:style-name="ce6">
            <text:p><text:s/>1 576<text:s/></text:p>
          </table:table-cell>
          <table:table-cell office:value-type="float" office:value="1219" table:style-name="ce6">
            <text:p><text:s/>1 219<text:s/></text:p>
          </table:table-cell>
          <table:table-cell office:value-type="float" office:value="138704" table:style-name="ce6">
            <text:p><text:s/>138 704<text:s/></text:p>
          </table:table-cell>
          <table:table-cell office:value-type="float" office:value="33378" table:style-name="ce6">
            <text:p><text:s/>33 378<text:s/></text:p>
          </table:table-cell>
          <table:table-cell office:value-type="float" office:value="17756" table:style-name="ce6">
            <text:p><text:s/>17 756<text:s/></text:p>
          </table:table-cell>
          <table:table-cell office:value-type="float" office:value="69464" table:style-name="ce6">
            <text:p><text:s/>69 464<text:s/></text:p>
          </table:table-cell>
          <table:table-cell office:value-type="float" office:value="73012" table:style-name="ce6">
            <text:p><text:s/>73 012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J</text:p>
          </table:table-cell>
          <table:table-cell office:value-type="string" table:style-name="ce2">
            <text:p>Information und Kommunikation</text:p>
          </table:table-cell>
          <table:table-cell office:value-type="string" table:style-name="ce2">
            <text:p>AT321</text:p>
          </table:table-cell>
          <table:table-cell office:value-type="string" table:style-name="ce2">
            <text:p>Lungau</text:p>
          </table:table-cell>
          <table:table-cell office:value-type="float" office:value="42" table:style-name="ce6">
            <text:p><text:s/>42<text:s/></text:p>
          </table:table-cell>
          <table:table-cell office:value-type="float" office:value="91" table:style-name="ce6">
            <text:p><text:s/>91<text:s/></text:p>
          </table:table-cell>
          <table:table-cell office:value-type="float" office:value="56" table:style-name="ce6">
            <text:p><text:s/>56<text:s/></text:p>
          </table:table-cell>
          <table:table-cell office:value-type="float" office:value="8934" table:style-name="ce6">
            <text:p><text:s/>8 934<text:s/></text:p>
          </table:table-cell>
          <table:table-cell office:value-type="float" office:value="1793" table:style-name="ce6">
            <text:p><text:s/>1 793<text:s/></text:p>
          </table:table-cell>
          <table:table-cell office:value-type="float" office:value="190" table:style-name="ce6">
            <text:p><text:s/>190<text:s/></text:p>
          </table:table-cell>
          <table:table-cell office:value-type="float" office:value="5410" table:style-name="ce6">
            <text:p><text:s/>5 410<text:s/></text:p>
          </table:table-cell>
          <table:table-cell office:value-type="float" office:value="3608" table:style-name="ce6">
            <text:p><text:s/>3 608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K</text:p>
          </table:table-cell>
          <table:table-cell office:value-type="string" table:style-name="ce2">
            <text:p>Finanz- und Versicherungsleistungen</text:p>
          </table:table-cell>
          <table:table-cell office:value-type="string" table:style-name="ce2">
            <text:p>AT321</text:p>
          </table:table-cell>
          <table:table-cell office:value-type="string" table:style-name="ce2">
            <text:p>Lungau</text:p>
          </table:table-cell>
          <table:table-cell office:value-type="float" office:value="48" table:style-name="ce6">
            <text:p><text:s/>48<text:s/></text:p>
          </table:table-cell>
          <table:table-cell office:value-type="float" office:value="193" table:style-name="ce6">
            <text:p><text:s/>193<text:s/></text:p>
          </table:table-cell>
          <table:table-cell office:value-type="float" office:value="173" table:style-name="ce6">
            <text:p><text:s/>173<text:s/></text:p>
          </table:table-cell>
          <table:table-cell office:value-type="float" office:value="54482" table:style-name="ce6">
            <text:p><text:s/>54 482<text:s/></text:p>
          </table:table-cell>
          <table:table-cell office:value-type="float" office:value="8100" table:style-name="ce6">
            <text:p><text:s/>8 100<text:s/></text:p>
          </table:table-cell>
          <table:table-cell office:value-type="float" office:value="1046" table:style-name="ce6">
            <text:p><text:s/>1 046<text:s/></text:p>
          </table:table-cell>
          <table:table-cell office:value-type="float" office:value="13545" table:style-name="ce6">
            <text:p><text:s/>13 545<text:s/></text:p>
          </table:table-cell>
          <table:table-cell office:value-type="float" office:value="25383" table:style-name="ce6">
            <text:p><text:s/>25 383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L</text:p>
          </table:table-cell>
          <table:table-cell office:value-type="string" table:style-name="ce2">
            <text:p>Grundstücks- und Wohnungswesen</text:p>
          </table:table-cell>
          <table:table-cell office:value-type="string" table:style-name="ce2">
            <text:p>AT321</text:p>
          </table:table-cell>
          <table:table-cell office:value-type="string" table:style-name="ce2">
            <text:p>Lungau</text:p>
          </table:table-cell>
          <table:table-cell office:value-type="float" office:value="88" table:style-name="ce6">
            <text:p><text:s/>88<text:s/></text:p>
          </table:table-cell>
          <table:table-cell office:value-type="float" office:value="105" table:style-name="ce6">
            <text:p><text:s/>105<text:s/></text:p>
          </table:table-cell>
          <table:table-cell office:value-type="float" office:value="53" table:style-name="ce6">
            <text:p><text:s/>53<text:s/></text:p>
          </table:table-cell>
          <table:table-cell office:value-type="float" office:value="15483" table:style-name="ce6">
            <text:p><text:s/>15 483<text:s/></text:p>
          </table:table-cell>
          <table:table-cell office:value-type="float" office:value="948" table:style-name="ce6">
            <text:p><text:s/>948<text:s/></text:p>
          </table:table-cell>
          <table:table-cell office:value-type="float" office:value="7846" table:style-name="ce6">
            <text:p><text:s/>7 846<text:s/></text:p>
          </table:table-cell>
          <table:table-cell office:value-type="float" office:value="4925" table:style-name="ce6">
            <text:p><text:s/>4 925<text:s/></text:p>
          </table:table-cell>
          <table:table-cell office:value-type="float" office:value="9951" table:style-name="ce6">
            <text:p><text:s/>9 951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M</text:p>
          </table:table-cell>
          <table:table-cell office:value-type="string" table:style-name="ce2">
            <text:p>Freiberufliche/techn. Dienstleistungen</text:p>
          </table:table-cell>
          <table:table-cell office:value-type="string" table:style-name="ce2">
            <text:p>AT321</text:p>
          </table:table-cell>
          <table:table-cell office:value-type="string" table:style-name="ce2">
            <text:p>Lungau</text:p>
          </table:table-cell>
          <table:table-cell office:value-type="float" office:value="137" table:style-name="ce6">
            <text:p><text:s/>137<text:s/></text:p>
          </table:table-cell>
          <table:table-cell office:value-type="float" office:value="339" table:style-name="ce6">
            <text:p><text:s/>339<text:s/></text:p>
          </table:table-cell>
          <table:table-cell office:value-type="float" office:value="220" table:style-name="ce6">
            <text:p><text:s/>220<text:s/></text:p>
          </table:table-cell>
          <table:table-cell office:value-type="float" office:value="38192" table:style-name="ce6">
            <text:p><text:s/>38 192<text:s/></text:p>
          </table:table-cell>
          <table:table-cell office:value-type="float" office:value="7340" table:style-name="ce6">
            <text:p><text:s/>7 340<text:s/></text:p>
          </table:table-cell>
          <table:table-cell office:value-type="float" office:value="13061" table:style-name="ce6">
            <text:p><text:s/>13 061<text:s/></text:p>
          </table:table-cell>
          <table:table-cell office:value-type="float" office:value="19156" table:style-name="ce6">
            <text:p><text:s/>19 156<text:s/></text:p>
          </table:table-cell>
          <table:table-cell office:value-type="float" office:value="18889" table:style-name="ce6">
            <text:p><text:s/>18 889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N</text:p>
          </table:table-cell>
          <table:table-cell office:value-type="string" table:style-name="ce2">
            <text:p>Sonst. wirtschaftl. Dienstleistungen</text:p>
          </table:table-cell>
          <table:table-cell office:value-type="string" table:style-name="ce2">
            <text:p>AT321</text:p>
          </table:table-cell>
          <table:table-cell office:value-type="string" table:style-name="ce2">
            <text:p>Lungau</text:p>
          </table:table-cell>
          <table:table-cell office:value-type="float" office:value="49" table:style-name="ce6">
            <text:p><text:s/>49<text:s/></text:p>
          </table:table-cell>
          <table:table-cell office:value-type="float" office:value="176" table:style-name="ce6">
            <text:p><text:s/>176<text:s/></text:p>
          </table:table-cell>
          <table:table-cell office:value-type="float" office:value="135" table:style-name="ce6">
            <text:p><text:s/>135<text:s/></text:p>
          </table:table-cell>
          <table:table-cell office:value-type="float" office:value="13335" table:style-name="ce6">
            <text:p><text:s/>13 335<text:s/></text:p>
          </table:table-cell>
          <table:table-cell office:value-type="float" office:value="3252" table:style-name="ce6">
            <text:p><text:s/>3 252<text:s/></text:p>
          </table:table-cell>
          <table:table-cell office:value-type="float" office:value="1240" table:style-name="ce6">
            <text:p><text:s/>1 240<text:s/></text:p>
          </table:table-cell>
          <table:table-cell office:value-type="float" office:value="7898" table:style-name="ce6">
            <text:p><text:s/>7 898<text:s/></text:p>
          </table:table-cell>
          <table:table-cell office:value-type="float" office:value="5535" table:style-name="ce6">
            <text:p><text:s/>5 535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P</text:p>
          </table:table-cell>
          <table:table-cell office:value-type="string" table:style-name="ce2">
            <text:p>Erziehung und Unterricht</text:p>
          </table:table-cell>
          <table:table-cell office:value-type="string" table:style-name="ce2">
            <text:p>AT321</text:p>
          </table:table-cell>
          <table:table-cell office:value-type="string" table:style-name="ce2">
            <text:p>Lungau</text:p>
          </table:table-cell>
          <table:table-cell office:value-type="float" office:value="39" table:style-name="ce6">
            <text:p><text:s/>39<text:s/></text:p>
          </table:table-cell>
          <table:table-cell office:value-type="float" office:value="102" table:style-name="ce6">
            <text:p><text:s/>102<text:s/></text:p>
          </table:table-cell>
          <table:table-cell office:value-type="float" office:value="62" table:style-name="ce6">
            <text:p><text:s/>62<text:s/></text:p>
          </table:table-cell>
          <table:table-cell office:value-type="float" office:value="5050" table:style-name="ce6">
            <text:p><text:s/>5 050<text:s/></text:p>
          </table:table-cell>
          <table:table-cell office:value-type="float" office:value="1288" table:style-name="ce6">
            <text:p><text:s/>1 288<text:s/></text:p>
          </table:table-cell>
          <table:table-cell office:value-type="float" office:value="78" table:style-name="ce6">
            <text:p><text:s/>78<text:s/></text:p>
          </table:table-cell>
          <table:table-cell office:value-type="float" office:value="1917" table:style-name="ce6">
            <text:p><text:s/>1 917<text:s/></text:p>
          </table:table-cell>
          <table:table-cell office:value-type="float" office:value="3198" table:style-name="ce6">
            <text:p><text:s/>3 198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Q</text:p>
          </table:table-cell>
          <table:table-cell office:value-type="string" table:style-name="ce2">
            <text:p>Gesundheits- und Sozialwesen</text:p>
          </table:table-cell>
          <table:table-cell office:value-type="string" table:style-name="ce2">
            <text:p>AT321</text:p>
          </table:table-cell>
          <table:table-cell office:value-type="string" table:style-name="ce2">
            <text:p>Lungau</text:p>
          </table:table-cell>
          <table:table-cell office:value-type="float" office:value="118" table:style-name="ce6">
            <text:p><text:s/>118<text:s/></text:p>
          </table:table-cell>
          <table:table-cell office:value-type="float" office:value="466" table:style-name="ce6">
            <text:p><text:s/>466<text:s/></text:p>
          </table:table-cell>
          <table:table-cell office:value-type="float" office:value="358" table:style-name="ce6">
            <text:p><text:s/>358<text:s/></text:p>
          </table:table-cell>
          <table:table-cell office:value-type="float" office:value="30016" table:style-name="ce6">
            <text:p><text:s/>30 016<text:s/></text:p>
          </table:table-cell>
          <table:table-cell office:value-type="float" office:value="9256" table:style-name="ce6">
            <text:p><text:s/>9 256<text:s/></text:p>
          </table:table-cell>
          <table:table-cell office:value-type="float" office:value="539" table:style-name="ce6">
            <text:p><text:s/>539<text:s/></text:p>
          </table:table-cell>
          <table:table-cell office:value-type="float" office:value="11143" table:style-name="ce6">
            <text:p><text:s/>11 143<text:s/></text:p>
          </table:table-cell>
          <table:table-cell office:value-type="float" office:value="19160" table:style-name="ce6">
            <text:p><text:s/>19 160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R</text:p>
          </table:table-cell>
          <table:table-cell office:value-type="string" table:style-name="ce2">
            <text:p>Kunst, Unterhaltung und Erholung</text:p>
          </table:table-cell>
          <table:table-cell office:value-type="string" table:style-name="ce2">
            <text:p>AT321</text:p>
          </table:table-cell>
          <table:table-cell office:value-type="string" table:style-name="ce2">
            <text:p>Lungau</text:p>
          </table:table-cell>
          <table:table-cell office:value-type="float" office:value="44" table:style-name="ce6">
            <text:p><text:s/>44<text:s/></text:p>
          </table:table-cell>
          <table:table-cell office:value-type="float" office:value="84" table:style-name="ce6">
            <text:p><text:s/>84<text:s/></text:p>
          </table:table-cell>
          <table:table-cell office:value-type="float" office:value="38" table:style-name="ce6">
            <text:p><text:s/>38<text:s/></text:p>
          </table:table-cell>
          <table:table-cell office:value-type="float" office:value="4438" table:style-name="ce6">
            <text:p><text:s/>4 438<text:s/></text:p>
          </table:table-cell>
          <table:table-cell office:value-type="float" office:value="743" table:style-name="ce6">
            <text:p><text:s/>743<text:s/></text:p>
          </table:table-cell>
          <table:table-cell office:value-type="float" office:value="106" table:style-name="ce6">
            <text:p><text:s/>106<text:s/></text:p>
          </table:table-cell>
          <table:table-cell office:value-type="float" office:value="3391" table:style-name="ce6">
            <text:p><text:s/>3 391<text:s/></text:p>
          </table:table-cell>
          <table:table-cell office:value-type="float" office:value="1213" table:style-name="ce6">
            <text:p><text:s/>1 213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S</text:p>
          </table:table-cell>
          <table:table-cell office:value-type="string" table:style-name="ce2">
            <text:p>Sonst. Dienstleistungen</text:p>
          </table:table-cell>
          <table:table-cell office:value-type="string" table:style-name="ce2">
            <text:p>AT321</text:p>
          </table:table-cell>
          <table:table-cell office:value-type="string" table:style-name="ce2">
            <text:p>Lungau</text:p>
          </table:table-cell>
          <table:table-cell office:value-type="float" office:value="104" table:style-name="ce6">
            <text:p><text:s/>104<text:s/></text:p>
          </table:table-cell>
          <table:table-cell office:value-type="float" office:value="155" table:style-name="ce6">
            <text:p><text:s/>155<text:s/></text:p>
          </table:table-cell>
          <table:table-cell office:value-type="float" office:value="64" table:style-name="ce6">
            <text:p><text:s/>64<text:s/></text:p>
          </table:table-cell>
          <table:table-cell office:value-type="float" office:value="4715" table:style-name="ce6">
            <text:p><text:s/>4 715<text:s/></text:p>
          </table:table-cell>
          <table:table-cell office:value-type="float" office:value="1041" table:style-name="ce6">
            <text:p><text:s/>1 041<text:s/></text:p>
          </table:table-cell>
          <table:table-cell office:value-type="float" office:value="45" table:style-name="ce6">
            <text:p><text:s/>45<text:s/></text:p>
          </table:table-cell>
          <table:table-cell office:value-type="float" office:value="1901" table:style-name="ce6">
            <text:p><text:s/>1 901<text:s/></text:p>
          </table:table-cell>
          <table:table-cell office:value-type="float" office:value="2862" table:style-name="ce6">
            <text:p><text:s/>2 862<text:s/></text:p>
          </table:table-cell>
          <table:table-cell table:number-columns-repeated="16372"/>
        </table:table-row>
        <table:table-row table:style-name="ro3">
          <table:table-cell table:style-name="ce4"/>
          <table:table-cell office:value-type="string" table:style-name="ce4">
            <text:p>INSGESAMT</text:p>
          </table:table-cell>
          <table:table-cell office:value-type="string" table:style-name="ce4">
            <text:p>AT322</text:p>
          </table:table-cell>
          <table:table-cell office:value-type="string" table:style-name="ce4">
            <text:p>Pinzgau-Pongau</text:p>
          </table:table-cell>
          <table:table-cell office:value-type="float" office:value="16817" table:style-name="ce5">
            <text:p><text:s/>16 817<text:s/></text:p>
          </table:table-cell>
          <table:table-cell office:value-type="float" office:value="78407" table:style-name="ce5">
            <text:p><text:s/>78 407<text:s/></text:p>
          </table:table-cell>
          <table:table-cell office:value-type="float" office:value="63905" table:style-name="ce5">
            <text:p><text:s/>63 905<text:s/></text:p>
          </table:table-cell>
          <table:table-cell office:value-type="float" office:value="13836759" table:style-name="ce5">
            <text:p><text:s/>13 836 759<text:s/></text:p>
          </table:table-cell>
          <table:table-cell office:value-type="float" office:value="2343544" table:style-name="ce5">
            <text:p><text:s/>2 343 544<text:s/></text:p>
          </table:table-cell>
          <table:table-cell office:value-type="float" office:value="932790" table:style-name="ce5">
            <text:p><text:s/>932 790<text:s/></text:p>
          </table:table-cell>
          <table:table-cell office:value-type="float" office:value="8876382" table:style-name="ce5">
            <text:p><text:s/>8 876 382<text:s/></text:p>
          </table:table-cell>
          <table:table-cell office:value-type="float" office:value="5174132" table:style-name="ce5">
            <text:p><text:s/>5 174 132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A</text:p>
          </table:table-cell>
          <table:table-cell office:value-type="string" table:style-name="ce2">
            <text:p>Land- und Forstwirtschaft</text:p>
          </table:table-cell>
          <table:table-cell office:value-type="string" table:style-name="ce2">
            <text:p>AT322</text:p>
          </table:table-cell>
          <table:table-cell office:value-type="string" table:style-name="ce2">
            <text:p>Pinzgau-Pongau</text:p>
          </table:table-cell>
          <table:table-cell office:value-type="float" office:value="6" table:style-name="ce6">
            <text:p><text:s/>6<text:s/>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B</text:p>
          </table:table-cell>
          <table:table-cell office:value-type="string" table:style-name="ce2">
            <text:p>Bergbau</text:p>
          </table:table-cell>
          <table:table-cell office:value-type="string" table:style-name="ce2">
            <text:p>AT322</text:p>
          </table:table-cell>
          <table:table-cell office:value-type="string" table:style-name="ce2">
            <text:p>Pinzgau-Pongau</text:p>
          </table:table-cell>
          <table:table-cell office:value-type="float" office:value="15" table:style-name="ce6">
            <text:p><text:s/>15<text:s/>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C</text:p>
          </table:table-cell>
          <table:table-cell office:value-type="string" table:style-name="ce2">
            <text:p>Herstellung von Waren</text:p>
          </table:table-cell>
          <table:table-cell office:value-type="string" table:style-name="ce2">
            <text:p>AT322</text:p>
          </table:table-cell>
          <table:table-cell office:value-type="string" table:style-name="ce2">
            <text:p>Pinzgau-Pongau</text:p>
          </table:table-cell>
          <table:table-cell office:value-type="float" office:value="946" table:style-name="ce6">
            <text:p><text:s/>946<text:s/></text:p>
          </table:table-cell>
          <table:table-cell office:value-type="float" office:value="10759" table:style-name="ce6">
            <text:p><text:s/>10 759<text:s/></text:p>
          </table:table-cell>
          <table:table-cell office:value-type="float" office:value="9941" table:style-name="ce6">
            <text:p><text:s/>9 941<text:s/></text:p>
          </table:table-cell>
          <table:table-cell office:value-type="float" office:value="3086225" table:style-name="ce6">
            <text:p><text:s/>3 086 225<text:s/></text:p>
          </table:table-cell>
          <table:table-cell office:value-type="float" office:value="453512" table:style-name="ce6">
            <text:p><text:s/>453 512<text:s/></text:p>
          </table:table-cell>
          <table:table-cell office:value-type="float" office:value="153578" table:style-name="ce6">
            <text:p><text:s/>153 578<text:s/></text:p>
          </table:table-cell>
          <table:table-cell office:value-type="float" office:value="2266274" table:style-name="ce6">
            <text:p><text:s/>2 266 274<text:s/></text:p>
          </table:table-cell>
          <table:table-cell office:value-type="float" office:value="834687" table:style-name="ce6">
            <text:p><text:s/>834 687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D</text:p>
          </table:table-cell>
          <table:table-cell office:value-type="string" table:style-name="ce2">
            <text:p>Energieversorgung</text:p>
          </table:table-cell>
          <table:table-cell office:value-type="string" table:style-name="ce2">
            <text:p>AT322</text:p>
          </table:table-cell>
          <table:table-cell office:value-type="string" table:style-name="ce2">
            <text:p>Pinzgau-Pongau</text:p>
          </table:table-cell>
          <table:table-cell office:value-type="float" office:value="180" table:style-name="ce6">
            <text:p><text:s/>180<text:s/></text:p>
          </table:table-cell>
          <table:table-cell office:value-type="float" office:value="705" table:style-name="ce6">
            <text:p><text:s/>705<text:s/></text:p>
          </table:table-cell>
          <table:table-cell office:value-type="float" office:value="571" table:style-name="ce6">
            <text:p><text:s/>571<text:s/></text:p>
          </table:table-cell>
          <table:table-cell office:value-type="float" office:value="683464" table:style-name="ce6">
            <text:p><text:s/>683 464<text:s/></text:p>
          </table:table-cell>
          <table:table-cell office:value-type="float" office:value="43473" table:style-name="ce6">
            <text:p><text:s/>43 473<text:s/></text:p>
          </table:table-cell>
          <table:table-cell office:value-type="float" office:value="79124" table:style-name="ce6">
            <text:p><text:s/>79 124<text:s/></text:p>
          </table:table-cell>
          <table:table-cell office:value-type="float" office:value="284450" table:style-name="ce6">
            <text:p><text:s/>284 450<text:s/></text:p>
          </table:table-cell>
          <table:table-cell office:value-type="float" office:value="411426" table:style-name="ce6">
            <text:p><text:s/>411 426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E</text:p>
          </table:table-cell>
          <table:table-cell office:value-type="string" table:style-name="ce2">
            <text:p>Wasserversorgung und Abfallentsorgung</text:p>
          </table:table-cell>
          <table:table-cell office:value-type="string" table:style-name="ce2">
            <text:p>AT322</text:p>
          </table:table-cell>
          <table:table-cell office:value-type="string" table:style-name="ce2">
            <text:p>Pinzgau-Pongau</text:p>
          </table:table-cell>
          <table:table-cell office:value-type="float" office:value="113" table:style-name="ce6">
            <text:p><text:s/>113<text:s/>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F</text:p>
          </table:table-cell>
          <table:table-cell office:value-type="string" table:style-name="ce2">
            <text:p>Bau</text:p>
          </table:table-cell>
          <table:table-cell office:value-type="string" table:style-name="ce2">
            <text:p>AT322</text:p>
          </table:table-cell>
          <table:table-cell office:value-type="string" table:style-name="ce2">
            <text:p>Pinzgau-Pongau</text:p>
          </table:table-cell>
          <table:table-cell office:value-type="float" office:value="1521" table:style-name="ce6">
            <text:p><text:s/>1 521<text:s/></text:p>
          </table:table-cell>
          <table:table-cell office:value-type="float" office:value="9740" table:style-name="ce6">
            <text:p><text:s/>9 740<text:s/></text:p>
          </table:table-cell>
          <table:table-cell office:value-type="float" office:value="8384" table:style-name="ce6">
            <text:p><text:s/>8 384<text:s/></text:p>
          </table:table-cell>
          <table:table-cell office:value-type="float" office:value="1833134" table:style-name="ce6">
            <text:p><text:s/>1 833 134<text:s/></text:p>
          </table:table-cell>
          <table:table-cell office:value-type="float" office:value="373200" table:style-name="ce6">
            <text:p><text:s/>373 200<text:s/></text:p>
          </table:table-cell>
          <table:table-cell office:value-type="float" office:value="55572" table:style-name="ce6">
            <text:p><text:s/>55 572<text:s/></text:p>
          </table:table-cell>
          <table:table-cell office:value-type="float" office:value="1320647" table:style-name="ce6">
            <text:p><text:s/>1 320 647<text:s/></text:p>
          </table:table-cell>
          <table:table-cell office:value-type="float" office:value="645076" table:style-name="ce6">
            <text:p><text:s/>645 076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G</text:p>
          </table:table-cell>
          <table:table-cell office:value-type="string" table:style-name="ce2">
            <text:p>Handel</text:p>
          </table:table-cell>
          <table:table-cell office:value-type="string" table:style-name="ce2">
            <text:p>AT322</text:p>
          </table:table-cell>
          <table:table-cell office:value-type="string" table:style-name="ce2">
            <text:p>Pinzgau-Pongau</text:p>
          </table:table-cell>
          <table:table-cell office:value-type="float" office:value="2576" table:style-name="ce6">
            <text:p><text:s/>2 576<text:s/></text:p>
          </table:table-cell>
          <table:table-cell office:value-type="float" office:value="12570" table:style-name="ce6">
            <text:p><text:s/>12 570<text:s/></text:p>
          </table:table-cell>
          <table:table-cell office:value-type="float" office:value="10651" table:style-name="ce6">
            <text:p><text:s/>10 651<text:s/></text:p>
          </table:table-cell>
          <table:table-cell office:value-type="float" office:value="3122100" table:style-name="ce6">
            <text:p><text:s/>3 122 100<text:s/></text:p>
          </table:table-cell>
          <table:table-cell office:value-type="float" office:value="341345" table:style-name="ce6">
            <text:p><text:s/>341 345<text:s/></text:p>
          </table:table-cell>
          <table:table-cell office:value-type="float" office:value="90838" table:style-name="ce6">
            <text:p><text:s/>90 838<text:s/></text:p>
          </table:table-cell>
          <table:table-cell office:value-type="float" office:value="2483082" table:style-name="ce6">
            <text:p><text:s/>2 483 082<text:s/></text:p>
          </table:table-cell>
          <table:table-cell office:value-type="float" office:value="642359" table:style-name="ce6">
            <text:p><text:s/>642 359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H</text:p>
          </table:table-cell>
          <table:table-cell office:value-type="string" table:style-name="ce2">
            <text:p>Verkehr</text:p>
          </table:table-cell>
          <table:table-cell office:value-type="string" table:style-name="ce2">
            <text:p>AT322</text:p>
          </table:table-cell>
          <table:table-cell office:value-type="string" table:style-name="ce2">
            <text:p>Pinzgau-Pongau</text:p>
          </table:table-cell>
          <table:table-cell office:value-type="float" office:value="705" table:style-name="ce6">
            <text:p><text:s/>705<text:s/></text:p>
          </table:table-cell>
          <table:table-cell office:value-type="float" office:value="4598" table:style-name="ce6">
            <text:p><text:s/>4 598<text:s/></text:p>
          </table:table-cell>
          <table:table-cell office:value-type="float" office:value="4190" table:style-name="ce6">
            <text:p><text:s/>4 190<text:s/></text:p>
          </table:table-cell>
          <table:table-cell office:value-type="float" office:value="772434" table:style-name="ce6">
            <text:p><text:s/>772 434<text:s/></text:p>
          </table:table-cell>
          <table:table-cell office:value-type="float" office:value="173018" table:style-name="ce6">
            <text:p><text:s/>173 018<text:s/></text:p>
          </table:table-cell>
          <table:table-cell office:value-type="float" office:value="141595" table:style-name="ce6">
            <text:p><text:s/>141 595<text:s/></text:p>
          </table:table-cell>
          <table:table-cell office:value-type="float" office:value="429338" table:style-name="ce6">
            <text:p><text:s/>429 338<text:s/></text:p>
          </table:table-cell>
          <table:table-cell office:value-type="float" office:value="377861" table:style-name="ce6">
            <text:p><text:s/>377 861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I</text:p>
          </table:table-cell>
          <table:table-cell office:value-type="string" table:style-name="ce2">
            <text:p>Beherbergung und Gastronomie</text:p>
          </table:table-cell>
          <table:table-cell office:value-type="string" table:style-name="ce2">
            <text:p>AT322</text:p>
          </table:table-cell>
          <table:table-cell office:value-type="string" table:style-name="ce2">
            <text:p>Pinzgau-Pongau</text:p>
          </table:table-cell>
          <table:table-cell office:value-type="float" office:value="3946" table:style-name="ce6">
            <text:p><text:s/>3 946<text:s/></text:p>
          </table:table-cell>
          <table:table-cell office:value-type="float" office:value="20633" table:style-name="ce6">
            <text:p><text:s/>20 633<text:s/></text:p>
          </table:table-cell>
          <table:table-cell office:value-type="float" office:value="16811" table:style-name="ce6">
            <text:p><text:s/>16 811<text:s/></text:p>
          </table:table-cell>
          <table:table-cell office:value-type="float" office:value="2052482" table:style-name="ce6">
            <text:p><text:s/>2 052 482<text:s/></text:p>
          </table:table-cell>
          <table:table-cell office:value-type="float" office:value="491632" table:style-name="ce6">
            <text:p><text:s/>491 632<text:s/></text:p>
          </table:table-cell>
          <table:table-cell office:value-type="float" office:value="236553" table:style-name="ce6">
            <text:p><text:s/>236 553<text:s/></text:p>
          </table:table-cell>
          <table:table-cell office:value-type="float" office:value="1014623" table:style-name="ce6">
            <text:p><text:s/>1 014 623<text:s/></text:p>
          </table:table-cell>
          <table:table-cell office:value-type="float" office:value="1082855" table:style-name="ce6">
            <text:p><text:s/>1 082 855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J</text:p>
          </table:table-cell>
          <table:table-cell office:value-type="string" table:style-name="ce2">
            <text:p>Information und Kommunikation</text:p>
          </table:table-cell>
          <table:table-cell office:value-type="string" table:style-name="ce2">
            <text:p>AT322</text:p>
          </table:table-cell>
          <table:table-cell office:value-type="string" table:style-name="ce2">
            <text:p>Pinzgau-Pongau</text:p>
          </table:table-cell>
          <table:table-cell office:value-type="float" office:value="307" table:style-name="ce6">
            <text:p><text:s/>307<text:s/></text:p>
          </table:table-cell>
          <table:table-cell office:value-type="float" office:value="835" table:style-name="ce6">
            <text:p><text:s/>835<text:s/></text:p>
          </table:table-cell>
          <table:table-cell office:value-type="float" office:value="549" table:style-name="ce6">
            <text:p><text:s/>549<text:s/></text:p>
          </table:table-cell>
          <table:table-cell office:value-type="float" office:value="160756" table:style-name="ce6">
            <text:p><text:s/>160 756<text:s/></text:p>
          </table:table-cell>
          <table:table-cell office:value-type="float" office:value="27836" table:style-name="ce6">
            <text:p><text:s/>27 836<text:s/></text:p>
          </table:table-cell>
          <table:table-cell office:value-type="float" office:value="4598" table:style-name="ce6">
            <text:p><text:s/>4 598<text:s/></text:p>
          </table:table-cell>
          <table:table-cell office:value-type="float" office:value="111607" table:style-name="ce6">
            <text:p><text:s/>111 607<text:s/></text:p>
          </table:table-cell>
          <table:table-cell office:value-type="float" office:value="50166" table:style-name="ce6">
            <text:p><text:s/>50 166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K</text:p>
          </table:table-cell>
          <table:table-cell office:value-type="string" table:style-name="ce2">
            <text:p>Finanz- und Versicherungsleistungen</text:p>
          </table:table-cell>
          <table:table-cell office:value-type="string" table:style-name="ce2">
            <text:p>AT322</text:p>
          </table:table-cell>
          <table:table-cell office:value-type="string" table:style-name="ce2">
            <text:p>Pinzgau-Pongau</text:p>
          </table:table-cell>
          <table:table-cell office:value-type="float" office:value="462" table:style-name="ce6">
            <text:p><text:s/>462<text:s/></text:p>
          </table:table-cell>
          <table:table-cell office:value-type="float" office:value="1702" table:style-name="ce6">
            <text:p><text:s/>1 702<text:s/></text:p>
          </table:table-cell>
          <table:table-cell office:value-type="float" office:value="1427" table:style-name="ce6">
            <text:p><text:s/>1 427<text:s/></text:p>
          </table:table-cell>
          <table:table-cell office:value-type="float" office:value="432170" table:style-name="ce6">
            <text:p><text:s/>432 170<text:s/></text:p>
          </table:table-cell>
          <table:table-cell office:value-type="float" office:value="71481" table:style-name="ce6">
            <text:p><text:s/>71 481<text:s/></text:p>
          </table:table-cell>
          <table:table-cell office:value-type="float" office:value="13320" table:style-name="ce6">
            <text:p><text:s/>13 320<text:s/></text:p>
          </table:table-cell>
          <table:table-cell office:value-type="float" office:value="129722" table:style-name="ce6">
            <text:p><text:s/>129 722<text:s/></text:p>
          </table:table-cell>
          <table:table-cell office:value-type="float" office:value="220872" table:style-name="ce6">
            <text:p><text:s/>220 872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L</text:p>
          </table:table-cell>
          <table:table-cell office:value-type="string" table:style-name="ce2">
            <text:p>Grundstücks- und Wohnungswesen</text:p>
          </table:table-cell>
          <table:table-cell office:value-type="string" table:style-name="ce2">
            <text:p>AT322</text:p>
          </table:table-cell>
          <table:table-cell office:value-type="string" table:style-name="ce2">
            <text:p>Pinzgau-Pongau</text:p>
          </table:table-cell>
          <table:table-cell office:value-type="float" office:value="833" table:style-name="ce6">
            <text:p><text:s/>833<text:s/></text:p>
          </table:table-cell>
          <table:table-cell office:value-type="float" office:value="1248" table:style-name="ce6">
            <text:p><text:s/>1 248<text:s/></text:p>
          </table:table-cell>
          <table:table-cell office:value-type="float" office:value="631" table:style-name="ce6">
            <text:p><text:s/>631<text:s/></text:p>
          </table:table-cell>
          <table:table-cell office:value-type="float" office:value="310341" table:style-name="ce6">
            <text:p><text:s/>310 341<text:s/></text:p>
          </table:table-cell>
          <table:table-cell office:value-type="float" office:value="41024" table:style-name="ce6">
            <text:p><text:s/>41 024<text:s/></text:p>
          </table:table-cell>
          <table:table-cell office:value-type="float" office:value="87370" table:style-name="ce6">
            <text:p><text:s/>87 370<text:s/></text:p>
          </table:table-cell>
          <table:table-cell office:value-type="float" office:value="176732" table:style-name="ce6">
            <text:p><text:s/>176 732<text:s/></text:p>
          </table:table-cell>
          <table:table-cell office:value-type="float" office:value="152546" table:style-name="ce6">
            <text:p><text:s/>152 546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M</text:p>
          </table:table-cell>
          <table:table-cell office:value-type="string" table:style-name="ce2">
            <text:p>Freiberufliche/techn. Dienstleistungen</text:p>
          </table:table-cell>
          <table:table-cell office:value-type="string" table:style-name="ce2">
            <text:p>AT322</text:p>
          </table:table-cell>
          <table:table-cell office:value-type="string" table:style-name="ce2">
            <text:p>Pinzgau-Pongau</text:p>
          </table:table-cell>
          <table:table-cell office:value-type="float" office:value="1466" table:style-name="ce6">
            <text:p><text:s/>1 466<text:s/></text:p>
          </table:table-cell>
          <table:table-cell office:value-type="float" office:value="3986" table:style-name="ce6">
            <text:p><text:s/>3 986<text:s/></text:p>
          </table:table-cell>
          <table:table-cell office:value-type="float" office:value="2568" table:style-name="ce6">
            <text:p><text:s/>2 568<text:s/></text:p>
          </table:table-cell>
          <table:table-cell office:value-type="float" office:value="416057" table:style-name="ce6">
            <text:p><text:s/>416 057<text:s/></text:p>
          </table:table-cell>
          <table:table-cell office:value-type="float" office:value="98162" table:style-name="ce6">
            <text:p><text:s/>98 162<text:s/></text:p>
          </table:table-cell>
          <table:table-cell office:value-type="float" office:value="24849" table:style-name="ce6">
            <text:p><text:s/>24 849<text:s/></text:p>
          </table:table-cell>
          <table:table-cell office:value-type="float" office:value="185834" table:style-name="ce6">
            <text:p><text:s/>185 834<text:s/></text:p>
          </table:table-cell>
          <table:table-cell office:value-type="float" office:value="247421" table:style-name="ce6">
            <text:p><text:s/>247 421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N</text:p>
          </table:table-cell>
          <table:table-cell office:value-type="string" table:style-name="ce2">
            <text:p>Sonst. wirtschaftl. Dienstleistungen</text:p>
          </table:table-cell>
          <table:table-cell office:value-type="string" table:style-name="ce2">
            <text:p>AT322</text:p>
          </table:table-cell>
          <table:table-cell office:value-type="string" table:style-name="ce2">
            <text:p>Pinzgau-Pongau</text:p>
          </table:table-cell>
          <table:table-cell office:value-type="float" office:value="653" table:style-name="ce6">
            <text:p><text:s/>653<text:s/></text:p>
          </table:table-cell>
          <table:table-cell office:value-type="float" office:value="2978" table:style-name="ce6">
            <text:p><text:s/>2 978<text:s/></text:p>
          </table:table-cell>
          <table:table-cell office:value-type="float" office:value="2433" table:style-name="ce6">
            <text:p><text:s/>2 433<text:s/></text:p>
          </table:table-cell>
          <table:table-cell office:value-type="float" office:value="290327" table:style-name="ce6">
            <text:p><text:s/>290 327<text:s/></text:p>
          </table:table-cell>
          <table:table-cell office:value-type="float" office:value="69441" table:style-name="ce6">
            <text:p><text:s/>69 441<text:s/></text:p>
          </table:table-cell>
          <table:table-cell office:value-type="float" office:value="14444" table:style-name="ce6">
            <text:p><text:s/>14 444<text:s/></text:p>
          </table:table-cell>
          <table:table-cell office:value-type="float" office:value="151341" table:style-name="ce6">
            <text:p><text:s/>151 341<text:s/></text:p>
          </table:table-cell>
          <table:table-cell office:value-type="float" office:value="141603" table:style-name="ce6">
            <text:p><text:s/>141 603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P</text:p>
          </table:table-cell>
          <table:table-cell office:value-type="string" table:style-name="ce2">
            <text:p>Erziehung und Unterricht</text:p>
          </table:table-cell>
          <table:table-cell office:value-type="string" table:style-name="ce2">
            <text:p>AT322</text:p>
          </table:table-cell>
          <table:table-cell office:value-type="string" table:style-name="ce2">
            <text:p>Pinzgau-Pongau</text:p>
          </table:table-cell>
          <table:table-cell office:value-type="float" office:value="471" table:style-name="ce6">
            <text:p><text:s/>471<text:s/></text:p>
          </table:table-cell>
          <table:table-cell office:value-type="float" office:value="1317" table:style-name="ce6">
            <text:p><text:s/>1 317<text:s/></text:p>
          </table:table-cell>
          <table:table-cell office:value-type="float" office:value="863" table:style-name="ce6">
            <text:p><text:s/>863<text:s/></text:p>
          </table:table-cell>
          <table:table-cell office:value-type="float" office:value="62706" table:style-name="ce6">
            <text:p><text:s/>62 706<text:s/></text:p>
          </table:table-cell>
          <table:table-cell office:value-type="float" office:value="17107" table:style-name="ce6">
            <text:p><text:s/>17 107<text:s/></text:p>
          </table:table-cell>
          <table:table-cell office:value-type="float" office:value="2973" table:style-name="ce6">
            <text:p><text:s/>2 973<text:s/></text:p>
          </table:table-cell>
          <table:table-cell office:value-type="float" office:value="25701" table:style-name="ce6">
            <text:p><text:s/>25 701<text:s/></text:p>
          </table:table-cell>
          <table:table-cell office:value-type="float" office:value="37999" table:style-name="ce6">
            <text:p><text:s/>37 999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Q</text:p>
          </table:table-cell>
          <table:table-cell office:value-type="string" table:style-name="ce2">
            <text:p>Gesundheits- und Sozialwesen</text:p>
          </table:table-cell>
          <table:table-cell office:value-type="string" table:style-name="ce2">
            <text:p>AT322</text:p>
          </table:table-cell>
          <table:table-cell office:value-type="string" table:style-name="ce2">
            <text:p>Pinzgau-Pongau</text:p>
          </table:table-cell>
          <table:table-cell office:value-type="float" office:value="1209" table:style-name="ce6">
            <text:p><text:s/>1 209<text:s/></text:p>
          </table:table-cell>
          <table:table-cell office:value-type="float" office:value="3788" table:style-name="ce6">
            <text:p><text:s/>3 788<text:s/></text:p>
          </table:table-cell>
          <table:table-cell office:value-type="float" office:value="2651" table:style-name="ce6">
            <text:p><text:s/>2 651<text:s/></text:p>
          </table:table-cell>
          <table:table-cell office:value-type="float" office:value="294842" table:style-name="ce6">
            <text:p><text:s/>294 842<text:s/></text:p>
          </table:table-cell>
          <table:table-cell office:value-type="float" office:value="72715" table:style-name="ce6">
            <text:p><text:s/>72 715<text:s/></text:p>
          </table:table-cell>
          <table:table-cell office:value-type="float" office:value="6293" table:style-name="ce6">
            <text:p><text:s/>6 293<text:s/></text:p>
          </table:table-cell>
          <table:table-cell office:value-type="float" office:value="113511" table:style-name="ce6">
            <text:p><text:s/>113 511<text:s/></text:p>
          </table:table-cell>
          <table:table-cell office:value-type="float" office:value="185207" table:style-name="ce6">
            <text:p><text:s/>185 207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R</text:p>
          </table:table-cell>
          <table:table-cell office:value-type="string" table:style-name="ce2">
            <text:p>Kunst, Unterhaltung und Erholung</text:p>
          </table:table-cell>
          <table:table-cell office:value-type="string" table:style-name="ce2">
            <text:p>AT322</text:p>
          </table:table-cell>
          <table:table-cell office:value-type="string" table:style-name="ce2">
            <text:p>Pinzgau-Pongau</text:p>
          </table:table-cell>
          <table:table-cell office:value-type="float" office:value="524" table:style-name="ce6">
            <text:p><text:s/>524<text:s/></text:p>
          </table:table-cell>
          <table:table-cell office:value-type="float" office:value="988" table:style-name="ce6">
            <text:p><text:s/>988<text:s/></text:p>
          </table:table-cell>
          <table:table-cell office:value-type="float" office:value="492" table:style-name="ce6">
            <text:p><text:s/>492<text:s/></text:p>
          </table:table-cell>
          <table:table-cell office:value-type="float" office:value="68932" table:style-name="ce6">
            <text:p><text:s/>68 932<text:s/></text:p>
          </table:table-cell>
          <table:table-cell office:value-type="float" office:value="12353" table:style-name="ce6">
            <text:p><text:s/>12 353<text:s/></text:p>
          </table:table-cell>
          <table:table-cell office:value-type="float" office:value="4063" table:style-name="ce6">
            <text:p><text:s/>4 063<text:s/></text:p>
          </table:table-cell>
          <table:table-cell office:value-type="float" office:value="42021" table:style-name="ce6">
            <text:p><text:s/>42 021<text:s/></text:p>
          </table:table-cell>
          <table:table-cell office:value-type="float" office:value="28475" table:style-name="ce6">
            <text:p><text:s/>28 475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S</text:p>
          </table:table-cell>
          <table:table-cell office:value-type="string" table:style-name="ce2">
            <text:p>Sonst. Dienstleistungen</text:p>
          </table:table-cell>
          <table:table-cell office:value-type="string" table:style-name="ce2">
            <text:p>AT322</text:p>
          </table:table-cell>
          <table:table-cell office:value-type="string" table:style-name="ce2">
            <text:p>Pinzgau-Pongau</text:p>
          </table:table-cell>
          <table:table-cell office:value-type="float" office:value="884" table:style-name="ce6">
            <text:p><text:s/>884<text:s/></text:p>
          </table:table-cell>
          <table:table-cell office:value-type="float" office:value="1752" table:style-name="ce6">
            <text:p><text:s/>1 752<text:s/></text:p>
          </table:table-cell>
          <table:table-cell office:value-type="float" office:value="976" table:style-name="ce6">
            <text:p><text:s/>976<text:s/></text:p>
          </table:table-cell>
          <table:table-cell office:value-type="float" office:value="80742" table:style-name="ce6">
            <text:p><text:s/>80 742<text:s/></text:p>
          </table:table-cell>
          <table:table-cell office:value-type="float" office:value="24321" table:style-name="ce6">
            <text:p><text:s/>24 321<text:s/></text:p>
          </table:table-cell>
          <table:table-cell office:value-type="float" office:value="2361" table:style-name="ce6">
            <text:p><text:s/>2 361<text:s/></text:p>
          </table:table-cell>
          <table:table-cell office:value-type="float" office:value="36926" table:style-name="ce6">
            <text:p><text:s/>36 926<text:s/></text:p>
          </table:table-cell>
          <table:table-cell office:value-type="float" office:value="45695" table:style-name="ce6">
            <text:p><text:s/>45 695<text:s/></text:p>
          </table:table-cell>
          <table:table-cell table:number-columns-repeated="16372"/>
        </table:table-row>
        <table:table-row table:style-name="ro3">
          <table:table-cell table:style-name="ce4"/>
          <table:table-cell office:value-type="string" table:style-name="ce4">
            <text:p>INSGESAMT</text:p>
          </table:table-cell>
          <table:table-cell office:value-type="string" table:style-name="ce4">
            <text:p>AT323</text:p>
          </table:table-cell>
          <table:table-cell office:value-type="string" table:style-name="ce4">
            <text:p>Salzburg und Umgebung</text:p>
          </table:table-cell>
          <table:table-cell office:value-type="float" office:value="35556" table:style-name="ce5">
            <text:p><text:s/>35 556<text:s/></text:p>
          </table:table-cell>
          <table:table-cell office:value-type="float" office:value="182047" table:style-name="ce5">
            <text:p><text:s/>182 047<text:s/></text:p>
          </table:table-cell>
          <table:table-cell office:value-type="float" office:value="151751" table:style-name="ce5">
            <text:p><text:s/>151 751<text:s/></text:p>
          </table:table-cell>
          <table:table-cell office:value-type="float" office:value="63659388" table:style-name="ce5">
            <text:p><text:s/>63 659 388<text:s/></text:p>
          </table:table-cell>
          <table:table-cell office:value-type="float" office:value="6607390" table:style-name="ce5">
            <text:p><text:s/>6 607 390<text:s/></text:p>
          </table:table-cell>
          <table:table-cell office:value-type="float" office:value="4324013" table:style-name="ce5">
            <text:p><text:s/>4 324 013<text:s/></text:p>
          </table:table-cell>
          <table:table-cell office:value-type="float" office:value="47145047" table:style-name="ce5">
            <text:p><text:s/>47 145 047<text:s/></text:p>
          </table:table-cell>
          <table:table-cell office:value-type="float" office:value="16663970" table:style-name="ce5">
            <text:p><text:s/>16 663 970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A</text:p>
          </table:table-cell>
          <table:table-cell office:value-type="string" table:style-name="ce2">
            <text:p>Land- und Forstwirtschaft</text:p>
          </table:table-cell>
          <table:table-cell office:value-type="string" table:style-name="ce2">
            <text:p>AT323</text:p>
          </table:table-cell>
          <table:table-cell office:value-type="string" table:style-name="ce2">
            <text:p>Salzburg und Umgebung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B</text:p>
          </table:table-cell>
          <table:table-cell office:value-type="string" table:style-name="ce2">
            <text:p>Bergbau</text:p>
          </table:table-cell>
          <table:table-cell office:value-type="string" table:style-name="ce2">
            <text:p>AT323</text:p>
          </table:table-cell>
          <table:table-cell office:value-type="string" table:style-name="ce2">
            <text:p>Salzburg und Umgebung</text:p>
          </table:table-cell>
          <table:table-cell office:value-type="float" office:value="30" table:style-name="ce6">
            <text:p><text:s/>30<text:s/></text:p>
          </table:table-cell>
          <table:table-cell office:value-type="float" office:value="162" table:style-name="ce6">
            <text:p><text:s/>162<text:s/></text:p>
          </table:table-cell>
          <table:table-cell office:value-type="float" office:value="148" table:style-name="ce6">
            <text:p><text:s/>148<text:s/></text:p>
          </table:table-cell>
          <table:table-cell office:value-type="float" office:value="44991" table:style-name="ce6">
            <text:p><text:s/>44 991<text:s/></text:p>
          </table:table-cell>
          <table:table-cell office:value-type="float" office:value="7372" table:style-name="ce6">
            <text:p><text:s/>7 372<text:s/></text:p>
          </table:table-cell>
          <table:table-cell office:value-type="float" office:value="4167" table:style-name="ce6">
            <text:p><text:s/>4 167<text:s/></text:p>
          </table:table-cell>
          <table:table-cell office:value-type="float" office:value="32986" table:style-name="ce6">
            <text:p><text:s/>32 986<text:s/></text:p>
          </table:table-cell>
          <table:table-cell office:value-type="float" office:value="13482" table:style-name="ce6">
            <text:p><text:s/>13 482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C</text:p>
          </table:table-cell>
          <table:table-cell office:value-type="string" table:style-name="ce2">
            <text:p>Herstellung von Waren</text:p>
          </table:table-cell>
          <table:table-cell office:value-type="string" table:style-name="ce2">
            <text:p>AT323</text:p>
          </table:table-cell>
          <table:table-cell office:value-type="string" table:style-name="ce2">
            <text:p>Salzburg und Umgebung</text:p>
          </table:table-cell>
          <table:table-cell office:value-type="float" office:value="2037" table:style-name="ce6">
            <text:p><text:s/>2 037<text:s/></text:p>
          </table:table-cell>
          <table:table-cell office:value-type="float" office:value="26177" table:style-name="ce6">
            <text:p><text:s/>26 177<text:s/></text:p>
          </table:table-cell>
          <table:table-cell office:value-type="float" office:value="24520" table:style-name="ce6">
            <text:p><text:s/>24 520<text:s/></text:p>
          </table:table-cell>
          <table:table-cell office:value-type="float" office:value="15015472" table:style-name="ce6">
            <text:p><text:s/>15 015 472<text:s/></text:p>
          </table:table-cell>
          <table:table-cell office:value-type="float" office:value="1234035" table:style-name="ce6">
            <text:p><text:s/>1 234 035<text:s/></text:p>
          </table:table-cell>
          <table:table-cell office:value-type="float" office:value="284268" table:style-name="ce6">
            <text:p><text:s/>284 268<text:s/></text:p>
          </table:table-cell>
          <table:table-cell office:value-type="float" office:value="10722793" table:style-name="ce6">
            <text:p><text:s/>10 722 793<text:s/></text:p>
          </table:table-cell>
          <table:table-cell office:value-type="float" office:value="4543003" table:style-name="ce6">
            <text:p><text:s/>4 543 003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D</text:p>
          </table:table-cell>
          <table:table-cell office:value-type="string" table:style-name="ce2">
            <text:p>Energieversorgung</text:p>
          </table:table-cell>
          <table:table-cell office:value-type="string" table:style-name="ce2">
            <text:p>AT323</text:p>
          </table:table-cell>
          <table:table-cell office:value-type="string" table:style-name="ce2">
            <text:p>Salzburg und Umgebung</text:p>
          </table:table-cell>
          <table:table-cell office:value-type="float" office:value="163" table:style-name="ce6">
            <text:p><text:s/>163<text:s/></text:p>
          </table:table-cell>
          <table:table-cell office:value-type="float" office:value="1556" table:style-name="ce6">
            <text:p><text:s/>1 556<text:s/></text:p>
          </table:table-cell>
          <table:table-cell office:value-type="float" office:value="1429" table:style-name="ce6">
            <text:p><text:s/>1 429<text:s/></text:p>
          </table:table-cell>
          <table:table-cell office:value-type="float" office:value="1938630" table:style-name="ce6">
            <text:p><text:s/>1 938 630<text:s/></text:p>
          </table:table-cell>
          <table:table-cell office:value-type="float" office:value="97876" table:style-name="ce6">
            <text:p><text:s/>97 876<text:s/></text:p>
          </table:table-cell>
          <table:table-cell office:value-type="float" office:value="130559" table:style-name="ce6">
            <text:p><text:s/>130 559<text:s/></text:p>
          </table:table-cell>
          <table:table-cell office:value-type="float" office:value="1769070" table:style-name="ce6">
            <text:p><text:s/>1 769 070<text:s/></text:p>
          </table:table-cell>
          <table:table-cell office:value-type="float" office:value="206573" table:style-name="ce6">
            <text:p><text:s/>206 573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E</text:p>
          </table:table-cell>
          <table:table-cell office:value-type="string" table:style-name="ce2">
            <text:p>Wasserversorgung und Abfallentsorgung</text:p>
          </table:table-cell>
          <table:table-cell office:value-type="string" table:style-name="ce2">
            <text:p>AT323</text:p>
          </table:table-cell>
          <table:table-cell office:value-type="string" table:style-name="ce2">
            <text:p>Salzburg und Umgebung</text:p>
          </table:table-cell>
          <table:table-cell office:value-type="float" office:value="148" table:style-name="ce6">
            <text:p><text:s/>148<text:s/></text:p>
          </table:table-cell>
          <table:table-cell office:value-type="float" office:value="781" table:style-name="ce6">
            <text:p><text:s/>781<text:s/></text:p>
          </table:table-cell>
          <table:table-cell office:value-type="float" office:value="738" table:style-name="ce6">
            <text:p><text:s/>738<text:s/></text:p>
          </table:table-cell>
          <table:table-cell office:value-type="float" office:value="249941" table:style-name="ce6">
            <text:p><text:s/>249 941<text:s/></text:p>
          </table:table-cell>
          <table:table-cell office:value-type="float" office:value="33456" table:style-name="ce6">
            <text:p><text:s/>33 456<text:s/></text:p>
          </table:table-cell>
          <table:table-cell office:value-type="float" office:value="16497" table:style-name="ce6">
            <text:p><text:s/>16 497<text:s/></text:p>
          </table:table-cell>
          <table:table-cell office:value-type="float" office:value="175768" table:style-name="ce6">
            <text:p><text:s/>175 768<text:s/></text:p>
          </table:table-cell>
          <table:table-cell office:value-type="float" office:value="79580" table:style-name="ce6">
            <text:p><text:s/>79 580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F</text:p>
          </table:table-cell>
          <table:table-cell office:value-type="string" table:style-name="ce2">
            <text:p>Bau</text:p>
          </table:table-cell>
          <table:table-cell office:value-type="string" table:style-name="ce2">
            <text:p>AT323</text:p>
          </table:table-cell>
          <table:table-cell office:value-type="string" table:style-name="ce2">
            <text:p>Salzburg und Umgebung</text:p>
          </table:table-cell>
          <table:table-cell office:value-type="float" office:value="2243" table:style-name="ce6">
            <text:p><text:s/>2 243<text:s/></text:p>
          </table:table-cell>
          <table:table-cell office:value-type="float" office:value="13532" table:style-name="ce6">
            <text:p><text:s/>13 532<text:s/></text:p>
          </table:table-cell>
          <table:table-cell office:value-type="float" office:value="11551" table:style-name="ce6">
            <text:p><text:s/>11 551<text:s/></text:p>
          </table:table-cell>
          <table:table-cell office:value-type="float" office:value="2591386" table:style-name="ce6">
            <text:p><text:s/>2 591 386<text:s/></text:p>
          </table:table-cell>
          <table:table-cell office:value-type="float" office:value="535928" table:style-name="ce6">
            <text:p><text:s/>535 928<text:s/></text:p>
          </table:table-cell>
          <table:table-cell office:value-type="float" office:value="77170" table:style-name="ce6">
            <text:p><text:s/>77 170<text:s/></text:p>
          </table:table-cell>
          <table:table-cell office:value-type="float" office:value="1873288" table:style-name="ce6">
            <text:p><text:s/>1 873 288<text:s/></text:p>
          </table:table-cell>
          <table:table-cell office:value-type="float" office:value="931364" table:style-name="ce6">
            <text:p><text:s/>931 364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G</text:p>
          </table:table-cell>
          <table:table-cell office:value-type="string" table:style-name="ce2">
            <text:p>Handel</text:p>
          </table:table-cell>
          <table:table-cell office:value-type="string" table:style-name="ce2">
            <text:p>AT323</text:p>
          </table:table-cell>
          <table:table-cell office:value-type="string" table:style-name="ce2">
            <text:p>Salzburg und Umgebung</text:p>
          </table:table-cell>
          <table:table-cell office:value-type="float" office:value="6758" table:style-name="ce6">
            <text:p><text:s/>6 758<text:s/></text:p>
          </table:table-cell>
          <table:table-cell office:value-type="float" office:value="44539" table:style-name="ce6">
            <text:p><text:s/>44 539<text:s/></text:p>
          </table:table-cell>
          <table:table-cell office:value-type="float" office:value="39455" table:style-name="ce6">
            <text:p><text:s/>39 455<text:s/></text:p>
          </table:table-cell>
          <table:table-cell office:value-type="float" office:value="26564003" table:style-name="ce6">
            <text:p><text:s/>26 564 003<text:s/></text:p>
          </table:table-cell>
          <table:table-cell office:value-type="float" office:value="1690511" table:style-name="ce6">
            <text:p><text:s/>1 690 511<text:s/></text:p>
          </table:table-cell>
          <table:table-cell office:value-type="float" office:value="303387" table:style-name="ce6">
            <text:p><text:s/>303 387<text:s/></text:p>
          </table:table-cell>
          <table:table-cell office:value-type="float" office:value="23188902" table:style-name="ce6">
            <text:p><text:s/>23 188 902<text:s/></text:p>
          </table:table-cell>
          <table:table-cell office:value-type="float" office:value="3391011" table:style-name="ce6">
            <text:p><text:s/>3 391 011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H</text:p>
          </table:table-cell>
          <table:table-cell office:value-type="string" table:style-name="ce2">
            <text:p>Verkehr</text:p>
          </table:table-cell>
          <table:table-cell office:value-type="string" table:style-name="ce2">
            <text:p>AT323</text:p>
          </table:table-cell>
          <table:table-cell office:value-type="string" table:style-name="ce2">
            <text:p>Salzburg und Umgebung</text:p>
          </table:table-cell>
          <table:table-cell office:value-type="float" office:value="1503" table:style-name="ce6">
            <text:p><text:s/>1 503<text:s/></text:p>
          </table:table-cell>
          <table:table-cell office:value-type="float" office:value="11448" table:style-name="ce6">
            <text:p><text:s/>11 448<text:s/></text:p>
          </table:table-cell>
          <table:table-cell office:value-type="float" office:value="10216" table:style-name="ce6">
            <text:p><text:s/>10 216<text:s/></text:p>
          </table:table-cell>
          <table:table-cell office:value-type="float" office:value="3500478" table:style-name="ce6">
            <text:p><text:s/>3 500 478<text:s/></text:p>
          </table:table-cell>
          <table:table-cell office:value-type="float" office:value="424615" table:style-name="ce6">
            <text:p><text:s/>424 615<text:s/></text:p>
          </table:table-cell>
          <table:table-cell office:value-type="float" office:value="175004" table:style-name="ce6">
            <text:p><text:s/>175 004<text:s/></text:p>
          </table:table-cell>
          <table:table-cell office:value-type="float" office:value="2879040" table:style-name="ce6">
            <text:p><text:s/>2 879 040<text:s/></text:p>
          </table:table-cell>
          <table:table-cell office:value-type="float" office:value="732718" table:style-name="ce6">
            <text:p><text:s/>732 718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I</text:p>
          </table:table-cell>
          <table:table-cell office:value-type="string" table:style-name="ce2">
            <text:p>Beherbergung und Gastronomie</text:p>
          </table:table-cell>
          <table:table-cell office:value-type="string" table:style-name="ce2">
            <text:p>AT323</text:p>
          </table:table-cell>
          <table:table-cell office:value-type="string" table:style-name="ce2">
            <text:p>Salzburg und Umgebung</text:p>
          </table:table-cell>
          <table:table-cell office:value-type="float" office:value="2485" table:style-name="ce6">
            <text:p><text:s/>2 485<text:s/></text:p>
          </table:table-cell>
          <table:table-cell office:value-type="float" office:value="15505" table:style-name="ce6">
            <text:p><text:s/>15 505<text:s/></text:p>
          </table:table-cell>
          <table:table-cell office:value-type="float" office:value="13360" table:style-name="ce6">
            <text:p><text:s/>13 360<text:s/></text:p>
          </table:table-cell>
          <table:table-cell office:value-type="float" office:value="1165643" table:style-name="ce6">
            <text:p><text:s/>1 165 643<text:s/></text:p>
          </table:table-cell>
          <table:table-cell office:value-type="float" office:value="325712" table:style-name="ce6">
            <text:p><text:s/>325 712<text:s/></text:p>
          </table:table-cell>
          <table:table-cell office:value-type="float" office:value="78660" table:style-name="ce6">
            <text:p><text:s/>78 660<text:s/></text:p>
          </table:table-cell>
          <table:table-cell office:value-type="float" office:value="637000" table:style-name="ce6">
            <text:p><text:s/>637 000<text:s/></text:p>
          </table:table-cell>
          <table:table-cell office:value-type="float" office:value="565294" table:style-name="ce6">
            <text:p><text:s/>565 294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J</text:p>
          </table:table-cell>
          <table:table-cell office:value-type="string" table:style-name="ce2">
            <text:p>Information und Kommunikation</text:p>
          </table:table-cell>
          <table:table-cell office:value-type="string" table:style-name="ce2">
            <text:p>AT323</text:p>
          </table:table-cell>
          <table:table-cell office:value-type="string" table:style-name="ce2">
            <text:p>Salzburg und Umgebung</text:p>
          </table:table-cell>
          <table:table-cell office:value-type="float" office:value="1543" table:style-name="ce6">
            <text:p><text:s/>1 543<text:s/></text:p>
          </table:table-cell>
          <table:table-cell office:value-type="float" office:value="7461" table:style-name="ce6">
            <text:p><text:s/>7 461<text:s/></text:p>
          </table:table-cell>
          <table:table-cell office:value-type="float" office:value="6097" table:style-name="ce6">
            <text:p><text:s/>6 097<text:s/></text:p>
          </table:table-cell>
          <table:table-cell office:value-type="float" office:value="1795064" table:style-name="ce6">
            <text:p><text:s/>1 795 064<text:s/></text:p>
          </table:table-cell>
          <table:table-cell office:value-type="float" office:value="361715" table:style-name="ce6">
            <text:p><text:s/>361 715<text:s/></text:p>
          </table:table-cell>
          <table:table-cell office:value-type="float" office:value="58367" table:style-name="ce6">
            <text:p><text:s/>58 367<text:s/></text:p>
          </table:table-cell>
          <table:table-cell office:value-type="float" office:value="1207765" table:style-name="ce6">
            <text:p><text:s/>1 207 765<text:s/></text:p>
          </table:table-cell>
          <table:table-cell office:value-type="float" office:value="602278" table:style-name="ce6">
            <text:p><text:s/>602 278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K</text:p>
          </table:table-cell>
          <table:table-cell office:value-type="string" table:style-name="ce2">
            <text:p>Finanz- und Versicherungsleistungen</text:p>
          </table:table-cell>
          <table:table-cell office:value-type="string" table:style-name="ce2">
            <text:p>AT323</text:p>
          </table:table-cell>
          <table:table-cell office:value-type="string" table:style-name="ce2">
            <text:p>Salzburg und Umgebung</text:p>
          </table:table-cell>
          <table:table-cell office:value-type="float" office:value="997" table:style-name="ce6">
            <text:p><text:s/>997<text:s/></text:p>
          </table:table-cell>
          <table:table-cell office:value-type="float" office:value="7531" table:style-name="ce6">
            <text:p><text:s/>7 531<text:s/></text:p>
          </table:table-cell>
          <table:table-cell office:value-type="float" office:value="6983" table:style-name="ce6">
            <text:p><text:s/>6 983<text:s/></text:p>
          </table:table-cell>
          <table:table-cell office:value-type="float" office:value="3093635" table:style-name="ce6">
            <text:p><text:s/>3 093 635<text:s/></text:p>
          </table:table-cell>
          <table:table-cell office:value-type="float" office:value="415083" table:style-name="ce6">
            <text:p><text:s/>415 083<text:s/></text:p>
          </table:table-cell>
          <table:table-cell office:value-type="float" office:value="1232186" table:style-name="ce6">
            <text:p><text:s/>1 232 186<text:s/></text:p>
          </table:table-cell>
          <table:table-cell office:value-type="float" office:value="960681" table:style-name="ce6">
            <text:p><text:s/>960 681<text:s/></text:p>
          </table:table-cell>
          <table:table-cell office:value-type="float" office:value="1528497" table:style-name="ce6">
            <text:p><text:s/>1 528 497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L</text:p>
          </table:table-cell>
          <table:table-cell office:value-type="string" table:style-name="ce2">
            <text:p>Grundstücks- und Wohnungswesen</text:p>
          </table:table-cell>
          <table:table-cell office:value-type="string" table:style-name="ce2">
            <text:p>AT323</text:p>
          </table:table-cell>
          <table:table-cell office:value-type="string" table:style-name="ce2">
            <text:p>Salzburg und Umgebung</text:p>
          </table:table-cell>
          <table:table-cell office:value-type="float" office:value="1824" table:style-name="ce6">
            <text:p><text:s/>1 824<text:s/></text:p>
          </table:table-cell>
          <table:table-cell office:value-type="float" office:value="3835" table:style-name="ce6">
            <text:p><text:s/>3 835<text:s/></text:p>
          </table:table-cell>
          <table:table-cell office:value-type="float" office:value="2605" table:style-name="ce6">
            <text:p><text:s/>2 605<text:s/></text:p>
          </table:table-cell>
          <table:table-cell office:value-type="float" office:value="1578766" table:style-name="ce6">
            <text:p><text:s/>1 578 766<text:s/></text:p>
          </table:table-cell>
          <table:table-cell office:value-type="float" office:value="114555" table:style-name="ce6">
            <text:p><text:s/>114 555<text:s/></text:p>
          </table:table-cell>
          <table:table-cell office:value-type="float" office:value="428311" table:style-name="ce6">
            <text:p><text:s/>428 311<text:s/></text:p>
          </table:table-cell>
          <table:table-cell office:value-type="float" office:value="850274" table:style-name="ce6">
            <text:p><text:s/>850 274<text:s/></text:p>
          </table:table-cell>
          <table:table-cell office:value-type="float" office:value="733098" table:style-name="ce6">
            <text:p><text:s/>733 098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M</text:p>
          </table:table-cell>
          <table:table-cell office:value-type="string" table:style-name="ce2">
            <text:p>Freiberufliche/techn. Dienstleistungen</text:p>
          </table:table-cell>
          <table:table-cell office:value-type="string" table:style-name="ce2">
            <text:p>AT323</text:p>
          </table:table-cell>
          <table:table-cell office:value-type="string" table:style-name="ce2">
            <text:p>Salzburg und Umgebung</text:p>
          </table:table-cell>
          <table:table-cell office:value-type="float" office:value="5691" table:style-name="ce6">
            <text:p><text:s/>5 691<text:s/></text:p>
          </table:table-cell>
          <table:table-cell office:value-type="float" office:value="16446" table:style-name="ce6">
            <text:p><text:s/>16 446<text:s/></text:p>
          </table:table-cell>
          <table:table-cell office:value-type="float" office:value="10958" table:style-name="ce6">
            <text:p><text:s/>10 958<text:s/></text:p>
          </table:table-cell>
          <table:table-cell office:value-type="float" office:value="2261949" table:style-name="ce6">
            <text:p><text:s/>2 261 949<text:s/></text:p>
          </table:table-cell>
          <table:table-cell office:value-type="float" office:value="576452" table:style-name="ce6">
            <text:p><text:s/>576 452<text:s/></text:p>
          </table:table-cell>
          <table:table-cell office:value-type="float" office:value="80495" table:style-name="ce6">
            <text:p><text:s/>80 495<text:s/></text:p>
          </table:table-cell>
          <table:table-cell office:value-type="float" office:value="1146271" table:style-name="ce6">
            <text:p><text:s/>1 146 271<text:s/></text:p>
          </table:table-cell>
          <table:table-cell office:value-type="float" office:value="1126229" table:style-name="ce6">
            <text:p><text:s/>1 126 229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N</text:p>
          </table:table-cell>
          <table:table-cell office:value-type="string" table:style-name="ce2">
            <text:p>Sonst. wirtschaftl. Dienstleistungen</text:p>
          </table:table-cell>
          <table:table-cell office:value-type="string" table:style-name="ce2">
            <text:p>AT323</text:p>
          </table:table-cell>
          <table:table-cell office:value-type="string" table:style-name="ce2">
            <text:p>Salzburg und Umgebung</text:p>
          </table:table-cell>
          <table:table-cell office:value-type="float" office:value="1568" table:style-name="ce6">
            <text:p><text:s/>1 568<text:s/></text:p>
          </table:table-cell>
          <table:table-cell office:value-type="float" office:value="12786" table:style-name="ce6">
            <text:p><text:s/>12 786<text:s/></text:p>
          </table:table-cell>
          <table:table-cell office:value-type="float" office:value="11521" table:style-name="ce6">
            <text:p><text:s/>11 521<text:s/></text:p>
          </table:table-cell>
          <table:table-cell office:value-type="float" office:value="2060730" table:style-name="ce6">
            <text:p><text:s/>2 060 730<text:s/></text:p>
          </table:table-cell>
          <table:table-cell office:value-type="float" office:value="370483" table:style-name="ce6">
            <text:p><text:s/>370 483<text:s/></text:p>
          </table:table-cell>
          <table:table-cell office:value-type="float" office:value="1397753" table:style-name="ce6">
            <text:p><text:s/>1 397 753<text:s/></text:p>
          </table:table-cell>
          <table:table-cell office:value-type="float" office:value="836508" table:style-name="ce6">
            <text:p><text:s/>836 508<text:s/></text:p>
          </table:table-cell>
          <table:table-cell office:value-type="float" office:value="1233224" table:style-name="ce6">
            <text:p><text:s/>1 233 224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P</text:p>
          </table:table-cell>
          <table:table-cell office:value-type="string" table:style-name="ce2">
            <text:p>Erziehung und Unterricht</text:p>
          </table:table-cell>
          <table:table-cell office:value-type="string" table:style-name="ce2">
            <text:p>AT323</text:p>
          </table:table-cell>
          <table:table-cell office:value-type="string" table:style-name="ce2">
            <text:p>Salzburg und Umgebung</text:p>
          </table:table-cell>
          <table:table-cell office:value-type="float" office:value="1198" table:style-name="ce6">
            <text:p><text:s/>1 198<text:s/></text:p>
          </table:table-cell>
          <table:table-cell office:value-type="float" office:value="2198" table:style-name="ce6">
            <text:p><text:s/>2 198<text:s/></text:p>
          </table:table-cell>
          <table:table-cell office:value-type="float" office:value="1020" table:style-name="ce6">
            <text:p><text:s/>1 020<text:s/></text:p>
          </table:table-cell>
          <table:table-cell office:value-type="float" office:value="98150" table:style-name="ce6">
            <text:p><text:s/>98 150<text:s/></text:p>
          </table:table-cell>
          <table:table-cell office:value-type="float" office:value="26054" table:style-name="ce6">
            <text:p><text:s/>26 054<text:s/></text:p>
          </table:table-cell>
          <table:table-cell office:value-type="float" office:value="2368" table:style-name="ce6">
            <text:p><text:s/>2 368<text:s/></text:p>
          </table:table-cell>
          <table:table-cell office:value-type="float" office:value="49136" table:style-name="ce6">
            <text:p><text:s/>49 136<text:s/></text:p>
          </table:table-cell>
          <table:table-cell office:value-type="float" office:value="49833" table:style-name="ce6">
            <text:p><text:s/>49 833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Q</text:p>
          </table:table-cell>
          <table:table-cell office:value-type="string" table:style-name="ce2">
            <text:p>Gesundheits- und Sozialwesen</text:p>
          </table:table-cell>
          <table:table-cell office:value-type="string" table:style-name="ce2">
            <text:p>AT323</text:p>
          </table:table-cell>
          <table:table-cell office:value-type="string" table:style-name="ce2">
            <text:p>Salzburg und Umgebung</text:p>
          </table:table-cell>
          <table:table-cell office:value-type="float" office:value="3845" table:style-name="ce6">
            <text:p><text:s/>3 845<text:s/></text:p>
          </table:table-cell>
          <table:table-cell office:value-type="float" office:value="10315" table:style-name="ce6">
            <text:p><text:s/>10 315<text:s/></text:p>
          </table:table-cell>
          <table:table-cell office:value-type="float" office:value="6648" table:style-name="ce6">
            <text:p><text:s/>6 648<text:s/></text:p>
          </table:table-cell>
          <table:table-cell office:value-type="float" office:value="1069682" table:style-name="ce6">
            <text:p><text:s/>1 069 682<text:s/></text:p>
          </table:table-cell>
          <table:table-cell office:value-type="float" office:value="208640" table:style-name="ce6">
            <text:p><text:s/>208 640<text:s/></text:p>
          </table:table-cell>
          <table:table-cell office:value-type="float" office:value="20918" table:style-name="ce6">
            <text:p><text:s/>20 918<text:s/></text:p>
          </table:table-cell>
          <table:table-cell office:value-type="float" office:value="479426" table:style-name="ce6">
            <text:p><text:s/>479 426<text:s/></text:p>
          </table:table-cell>
          <table:table-cell office:value-type="float" office:value="597441" table:style-name="ce6">
            <text:p><text:s/>597 441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R</text:p>
          </table:table-cell>
          <table:table-cell office:value-type="string" table:style-name="ce2">
            <text:p>Kunst, Unterhaltung und Erholung</text:p>
          </table:table-cell>
          <table:table-cell office:value-type="string" table:style-name="ce2">
            <text:p>AT323</text:p>
          </table:table-cell>
          <table:table-cell office:value-type="string" table:style-name="ce2">
            <text:p>Salzburg und Umgebung</text:p>
          </table:table-cell>
          <table:table-cell office:value-type="float" office:value="1525" table:style-name="ce6">
            <text:p><text:s/>1 525<text:s/></text:p>
          </table:table-cell>
          <table:table-cell office:value-type="float" office:value="4349" table:style-name="ce6">
            <text:p><text:s/>4 349<text:s/></text:p>
          </table:table-cell>
          <table:table-cell office:value-type="float" office:value="2923" table:style-name="ce6">
            <text:p><text:s/>2 923<text:s/></text:p>
          </table:table-cell>
          <table:table-cell office:value-type="float" office:value="488189" table:style-name="ce6">
            <text:p><text:s/>488 189<text:s/></text:p>
          </table:table-cell>
          <table:table-cell office:value-type="float" office:value="151580" table:style-name="ce6">
            <text:p><text:s/>151 580<text:s/></text:p>
          </table:table-cell>
          <table:table-cell office:value-type="float" office:value="30203" table:style-name="ce6">
            <text:p><text:s/>30 203<text:s/></text:p>
          </table:table-cell>
          <table:table-cell office:value-type="float" office:value="269910" table:style-name="ce6">
            <text:p><text:s/>269 910<text:s/></text:p>
          </table:table-cell>
          <table:table-cell office:value-type="float" office:value="250043" table:style-name="ce6">
            <text:p><text:s/>250 043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S</text:p>
          </table:table-cell>
          <table:table-cell office:value-type="string" table:style-name="ce2">
            <text:p>Sonst. Dienstleistungen</text:p>
          </table:table-cell>
          <table:table-cell office:value-type="string" table:style-name="ce2">
            <text:p>AT323</text:p>
          </table:table-cell>
          <table:table-cell office:value-type="string" table:style-name="ce2">
            <text:p>Salzburg und Umgebung</text:p>
          </table:table-cell>
          <table:table-cell office:value-type="float" office:value="1998" table:style-name="ce6">
            <text:p><text:s/>1 998<text:s/></text:p>
          </table:table-cell>
          <table:table-cell office:value-type="float" office:value="3426" table:style-name="ce6">
            <text:p><text:s/>3 426<text:s/></text:p>
          </table:table-cell>
          <table:table-cell office:value-type="float" office:value="1579" table:style-name="ce6">
            <text:p><text:s/>1 579<text:s/></text:p>
          </table:table-cell>
          <table:table-cell office:value-type="float" office:value="142679" table:style-name="ce6">
            <text:p><text:s/>142 679<text:s/></text:p>
          </table:table-cell>
          <table:table-cell office:value-type="float" office:value="33323" table:style-name="ce6">
            <text:p><text:s/>33 323<text:s/></text:p>
          </table:table-cell>
          <table:table-cell office:value-type="float" office:value="3700" table:style-name="ce6">
            <text:p><text:s/>3 700<text:s/></text:p>
          </table:table-cell>
          <table:table-cell office:value-type="float" office:value="66229" table:style-name="ce6">
            <text:p><text:s/>66 229<text:s/></text:p>
          </table:table-cell>
          <table:table-cell office:value-type="float" office:value="80302" table:style-name="ce6">
            <text:p><text:s/>80 302<text:s/></text:p>
          </table:table-cell>
          <table:table-cell table:number-columns-repeated="16372"/>
        </table:table-row>
        <table:table-row table:style-name="ro3">
          <table:table-cell table:style-name="ce4"/>
          <table:table-cell office:value-type="string" table:style-name="ce4">
            <text:p>INSGESAMT</text:p>
          </table:table-cell>
          <table:table-cell office:value-type="string" table:style-name="ce4">
            <text:p>AT33</text:p>
          </table:table-cell>
          <table:table-cell office:value-type="string" table:style-name="ce4">
            <text:p>Tirol</text:p>
          </table:table-cell>
          <table:table-cell office:value-type="float" office:value="70048" table:style-name="ce5">
            <text:p><text:s/>70 048<text:s/></text:p>
          </table:table-cell>
          <table:table-cell office:value-type="float" office:value="346332" table:style-name="ce5">
            <text:p><text:s/>346 332<text:s/></text:p>
          </table:table-cell>
          <table:table-cell office:value-type="float" office:value="285472" table:style-name="ce5">
            <text:p><text:s/>285 472<text:s/></text:p>
          </table:table-cell>
          <table:table-cell office:value-type="float" office:value="77677162" table:style-name="ce5">
            <text:p><text:s/>77 677 162<text:s/></text:p>
          </table:table-cell>
          <table:table-cell office:value-type="float" office:value="11222180" table:style-name="ce5">
            <text:p><text:s/>11 222 180<text:s/></text:p>
          </table:table-cell>
          <table:table-cell office:value-type="float" office:value="4550372" table:style-name="ce5">
            <text:p><text:s/>4 550 372<text:s/></text:p>
          </table:table-cell>
          <table:table-cell office:value-type="float" office:value="53712766" table:style-name="ce5">
            <text:p><text:s/>53 712 766<text:s/></text:p>
          </table:table-cell>
          <table:table-cell office:value-type="float" office:value="24180821" table:style-name="ce5">
            <text:p><text:s/>24 180 821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A</text:p>
          </table:table-cell>
          <table:table-cell office:value-type="string" table:style-name="ce2">
            <text:p>Land- und Forstwirtschaft</text:p>
          </table:table-cell>
          <table:table-cell office:value-type="string" table:style-name="ce2">
            <text:p>AT33</text:p>
          </table:table-cell>
          <table:table-cell office:value-type="string" table:style-name="ce2">
            <text:p>Tirol</text:p>
          </table:table-cell>
          <table:table-cell office:value-type="float" office:value="8" table:style-name="ce6">
            <text:p><text:s/>8<text:s/></text:p>
          </table:table-cell>
          <table:table-cell office:value-type="float" office:value="8" table:style-name="ce6">
            <text:p><text:s/>8<text:s/></text:p>
          </table:table-cell>
          <table:table-cell office:value-type="float" office:value="4" table:style-name="ce6">
            <text:p><text:s/>4<text:s/></text:p>
          </table:table-cell>
          <table:table-cell office:value-type="float" office:value="542" table:style-name="ce6">
            <text:p><text:s/>542<text:s/></text:p>
          </table:table-cell>
          <table:table-cell office:value-type="float" office:value="58" table:style-name="ce6">
            <text:p><text:s/>58<text:s/></text:p>
          </table:table-cell>
          <table:table-cell office:value-type="float" office:value="30" table:style-name="ce6">
            <text:p><text:s/>30<text:s/></text:p>
          </table:table-cell>
          <table:table-cell office:value-type="float" office:value="290" table:style-name="ce6">
            <text:p><text:s/>290<text:s/></text:p>
          </table:table-cell>
          <table:table-cell office:value-type="float" office:value="262" table:style-name="ce6">
            <text:p><text:s/>262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B</text:p>
          </table:table-cell>
          <table:table-cell office:value-type="string" table:style-name="ce2">
            <text:p>Bergbau</text:p>
          </table:table-cell>
          <table:table-cell office:value-type="string" table:style-name="ce2">
            <text:p>AT33</text:p>
          </table:table-cell>
          <table:table-cell office:value-type="string" table:style-name="ce2">
            <text:p>Tirol</text:p>
          </table:table-cell>
          <table:table-cell office:value-type="float" office:value="65" table:style-name="ce6">
            <text:p><text:s/>65<text:s/></text:p>
          </table:table-cell>
          <table:table-cell office:value-type="float" office:value="702" table:style-name="ce6">
            <text:p><text:s/>702<text:s/></text:p>
          </table:table-cell>
          <table:table-cell office:value-type="float" office:value="673" table:style-name="ce6">
            <text:p><text:s/>673<text:s/></text:p>
          </table:table-cell>
          <table:table-cell office:value-type="float" office:value="158881" table:style-name="ce6">
            <text:p><text:s/>158 881<text:s/></text:p>
          </table:table-cell>
          <table:table-cell office:value-type="float" office:value="34742" table:style-name="ce6">
            <text:p><text:s/>34 742<text:s/></text:p>
          </table:table-cell>
          <table:table-cell office:value-type="float" office:value="18330" table:style-name="ce6">
            <text:p><text:s/>18 330<text:s/></text:p>
          </table:table-cell>
          <table:table-cell office:value-type="float" office:value="92995" table:style-name="ce6">
            <text:p><text:s/>92 995<text:s/></text:p>
          </table:table-cell>
          <table:table-cell office:value-type="float" office:value="65536" table:style-name="ce6">
            <text:p><text:s/>65 536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C</text:p>
          </table:table-cell>
          <table:table-cell office:value-type="string" table:style-name="ce2">
            <text:p>Herstellung von Waren</text:p>
          </table:table-cell>
          <table:table-cell office:value-type="string" table:style-name="ce2">
            <text:p>AT33</text:p>
          </table:table-cell>
          <table:table-cell office:value-type="string" table:style-name="ce2">
            <text:p>Tirol</text:p>
          </table:table-cell>
          <table:table-cell office:value-type="float" office:value="3748" table:style-name="ce6">
            <text:p><text:s/>3 748<text:s/></text:p>
          </table:table-cell>
          <table:table-cell office:value-type="float" office:value="57056" table:style-name="ce6">
            <text:p><text:s/>57 056<text:s/></text:p>
          </table:table-cell>
          <table:table-cell office:value-type="float" office:value="53928" table:style-name="ce6">
            <text:p><text:s/>53 928<text:s/></text:p>
          </table:table-cell>
          <table:table-cell office:value-type="float" office:value="18216940" table:style-name="ce6">
            <text:p><text:s/>18 216 940<text:s/></text:p>
          </table:table-cell>
          <table:table-cell office:value-type="float" office:value="2705492" table:style-name="ce6">
            <text:p><text:s/>2 705 492<text:s/></text:p>
          </table:table-cell>
          <table:table-cell office:value-type="float" office:value="1012055" table:style-name="ce6">
            <text:p><text:s/>1 012 055<text:s/></text:p>
          </table:table-cell>
          <table:table-cell office:value-type="float" office:value="13166257" table:style-name="ce6">
            <text:p><text:s/>13 166 257<text:s/></text:p>
          </table:table-cell>
          <table:table-cell office:value-type="float" office:value="5266044" table:style-name="ce6">
            <text:p><text:s/>5 266 044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D</text:p>
          </table:table-cell>
          <table:table-cell office:value-type="string" table:style-name="ce2">
            <text:p>Energieversorgung</text:p>
          </table:table-cell>
          <table:table-cell office:value-type="string" table:style-name="ce2">
            <text:p>AT33</text:p>
          </table:table-cell>
          <table:table-cell office:value-type="string" table:style-name="ce2">
            <text:p>Tirol</text:p>
          </table:table-cell>
          <table:table-cell office:value-type="float" office:value="497" table:style-name="ce6">
            <text:p><text:s/>497<text:s/></text:p>
          </table:table-cell>
          <table:table-cell office:value-type="float" office:value="3190" table:style-name="ce6">
            <text:p><text:s/>3 190<text:s/></text:p>
          </table:table-cell>
          <table:table-cell office:value-type="float" office:value="2899" table:style-name="ce6">
            <text:p><text:s/>2 899<text:s/></text:p>
          </table:table-cell>
          <table:table-cell office:value-type="float" office:value="4047553" table:style-name="ce6">
            <text:p><text:s/>4 047 553<text:s/></text:p>
          </table:table-cell>
          <table:table-cell office:value-type="float" office:value="200056" table:style-name="ce6">
            <text:p><text:s/>200 056<text:s/></text:p>
          </table:table-cell>
          <table:table-cell office:value-type="float" office:value="441359" table:style-name="ce6">
            <text:p><text:s/>441 359<text:s/></text:p>
          </table:table-cell>
          <table:table-cell office:value-type="float" office:value="3206270" table:style-name="ce6">
            <text:p><text:s/>3 206 270<text:s/></text:p>
          </table:table-cell>
          <table:table-cell office:value-type="float" office:value="874773" table:style-name="ce6">
            <text:p><text:s/>874 773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E</text:p>
          </table:table-cell>
          <table:table-cell office:value-type="string" table:style-name="ce2">
            <text:p>Wasserversorgung und Abfallentsorgung</text:p>
          </table:table-cell>
          <table:table-cell office:value-type="string" table:style-name="ce2">
            <text:p>AT33</text:p>
          </table:table-cell>
          <table:table-cell office:value-type="string" table:style-name="ce2">
            <text:p>Tirol</text:p>
          </table:table-cell>
          <table:table-cell office:value-type="float" office:value="276" table:style-name="ce6">
            <text:p><text:s/>276<text:s/></text:p>
          </table:table-cell>
          <table:table-cell office:value-type="float" office:value="1728" table:style-name="ce6">
            <text:p><text:s/>1 728<text:s/></text:p>
          </table:table-cell>
          <table:table-cell office:value-type="float" office:value="1617" table:style-name="ce6">
            <text:p><text:s/>1 617<text:s/></text:p>
          </table:table-cell>
          <table:table-cell office:value-type="float" office:value="500209" table:style-name="ce6">
            <text:p><text:s/>500 209<text:s/></text:p>
          </table:table-cell>
          <table:table-cell office:value-type="float" office:value="72439" table:style-name="ce6">
            <text:p><text:s/>72 439<text:s/></text:p>
          </table:table-cell>
          <table:table-cell office:value-type="float" office:value="54149" table:style-name="ce6">
            <text:p><text:s/>54 149<text:s/></text:p>
          </table:table-cell>
          <table:table-cell office:value-type="float" office:value="322663" table:style-name="ce6">
            <text:p><text:s/>322 663<text:s/></text:p>
          </table:table-cell>
          <table:table-cell office:value-type="float" office:value="184233" table:style-name="ce6">
            <text:p><text:s/>184 233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F</text:p>
          </table:table-cell>
          <table:table-cell office:value-type="string" table:style-name="ce2">
            <text:p>Bau</text:p>
          </table:table-cell>
          <table:table-cell office:value-type="string" table:style-name="ce2">
            <text:p>AT33</text:p>
          </table:table-cell>
          <table:table-cell office:value-type="string" table:style-name="ce2">
            <text:p>Tirol</text:p>
          </table:table-cell>
          <table:table-cell office:value-type="float" office:value="5221" table:style-name="ce6">
            <text:p><text:s/>5 221<text:s/></text:p>
          </table:table-cell>
          <table:table-cell office:value-type="float" office:value="34455" table:style-name="ce6">
            <text:p><text:s/>34 455<text:s/></text:p>
          </table:table-cell>
          <table:table-cell office:value-type="float" office:value="29666" table:style-name="ce6">
            <text:p><text:s/>29 666<text:s/></text:p>
          </table:table-cell>
          <table:table-cell office:value-type="float" office:value="7194703" table:style-name="ce6">
            <text:p><text:s/>7 194 703<text:s/></text:p>
          </table:table-cell>
          <table:table-cell office:value-type="float" office:value="1356533" table:style-name="ce6">
            <text:p><text:s/>1 356 533<text:s/></text:p>
          </table:table-cell>
          <table:table-cell office:value-type="float" office:value="223480" table:style-name="ce6">
            <text:p><text:s/>223 480<text:s/></text:p>
          </table:table-cell>
          <table:table-cell office:value-type="float" office:value="4837197" table:style-name="ce6">
            <text:p><text:s/>4 837 197<text:s/></text:p>
          </table:table-cell>
          <table:table-cell office:value-type="float" office:value="2377733" table:style-name="ce6">
            <text:p><text:s/>2 377 733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G</text:p>
          </table:table-cell>
          <table:table-cell office:value-type="string" table:style-name="ce2">
            <text:p>Handel</text:p>
          </table:table-cell>
          <table:table-cell office:value-type="string" table:style-name="ce2">
            <text:p>AT33</text:p>
          </table:table-cell>
          <table:table-cell office:value-type="string" table:style-name="ce2">
            <text:p>Tirol</text:p>
          </table:table-cell>
          <table:table-cell office:value-type="float" office:value="11448" table:style-name="ce6">
            <text:p><text:s/>11 448<text:s/></text:p>
          </table:table-cell>
          <table:table-cell office:value-type="float" office:value="62889" table:style-name="ce6">
            <text:p><text:s/>62 889<text:s/></text:p>
          </table:table-cell>
          <table:table-cell office:value-type="float" office:value="54541" table:style-name="ce6">
            <text:p><text:s/>54 541<text:s/></text:p>
          </table:table-cell>
          <table:table-cell office:value-type="float" office:value="21687331" table:style-name="ce6">
            <text:p><text:s/>21 687 331<text:s/></text:p>
          </table:table-cell>
          <table:table-cell office:value-type="float" office:value="1855159" table:style-name="ce6">
            <text:p><text:s/>1 855 159<text:s/></text:p>
          </table:table-cell>
          <table:table-cell office:value-type="float" office:value="436533" table:style-name="ce6">
            <text:p><text:s/>436 533<text:s/></text:p>
          </table:table-cell>
          <table:table-cell office:value-type="float" office:value="18007083" table:style-name="ce6">
            <text:p><text:s/>18 007 083<text:s/></text:p>
          </table:table-cell>
          <table:table-cell office:value-type="float" office:value="3806232" table:style-name="ce6">
            <text:p><text:s/>3 806 232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H</text:p>
          </table:table-cell>
          <table:table-cell office:value-type="string" table:style-name="ce2">
            <text:p>Verkehr</text:p>
          </table:table-cell>
          <table:table-cell office:value-type="string" table:style-name="ce2">
            <text:p>AT33</text:p>
          </table:table-cell>
          <table:table-cell office:value-type="string" table:style-name="ce2">
            <text:p>Tirol</text:p>
          </table:table-cell>
          <table:table-cell office:value-type="float" office:value="2478" table:style-name="ce6">
            <text:p><text:s/>2 478<text:s/></text:p>
          </table:table-cell>
          <table:table-cell office:value-type="float" office:value="21924" table:style-name="ce6">
            <text:p><text:s/>21 924<text:s/></text:p>
          </table:table-cell>
          <table:table-cell office:value-type="float" office:value="20247" table:style-name="ce6">
            <text:p><text:s/>20 247<text:s/></text:p>
          </table:table-cell>
          <table:table-cell office:value-type="float" office:value="6524285" table:style-name="ce6">
            <text:p><text:s/>6 524 285<text:s/></text:p>
          </table:table-cell>
          <table:table-cell office:value-type="float" office:value="847387" table:style-name="ce6">
            <text:p><text:s/>847 387<text:s/></text:p>
          </table:table-cell>
          <table:table-cell office:value-type="float" office:value="423706" table:style-name="ce6">
            <text:p><text:s/>423 706<text:s/></text:p>
          </table:table-cell>
          <table:table-cell office:value-type="float" office:value="4950179" table:style-name="ce6">
            <text:p><text:s/>4 950 179<text:s/></text:p>
          </table:table-cell>
          <table:table-cell office:value-type="float" office:value="1632428" table:style-name="ce6">
            <text:p><text:s/>1 632 428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I</text:p>
          </table:table-cell>
          <table:table-cell office:value-type="string" table:style-name="ce2">
            <text:p>Beherbergung und Gastronomie</text:p>
          </table:table-cell>
          <table:table-cell office:value-type="string" table:style-name="ce2">
            <text:p>AT33</text:p>
          </table:table-cell>
          <table:table-cell office:value-type="string" table:style-name="ce2">
            <text:p>Tirol</text:p>
          </table:table-cell>
          <table:table-cell office:value-type="float" office:value="11612" table:style-name="ce6">
            <text:p><text:s/>11 612<text:s/></text:p>
          </table:table-cell>
          <table:table-cell office:value-type="float" office:value="56318" table:style-name="ce6">
            <text:p><text:s/>56 318<text:s/></text:p>
          </table:table-cell>
          <table:table-cell office:value-type="float" office:value="45173" table:style-name="ce6">
            <text:p><text:s/>45 173<text:s/></text:p>
          </table:table-cell>
          <table:table-cell office:value-type="float" office:value="5160017" table:style-name="ce6">
            <text:p><text:s/>5 160 017<text:s/></text:p>
          </table:table-cell>
          <table:table-cell office:value-type="float" office:value="1280831" table:style-name="ce6">
            <text:p><text:s/>1 280 831<text:s/></text:p>
          </table:table-cell>
          <table:table-cell office:value-type="float" office:value="593255" table:style-name="ce6">
            <text:p><text:s/>593 255<text:s/></text:p>
          </table:table-cell>
          <table:table-cell office:value-type="float" office:value="2520125" table:style-name="ce6">
            <text:p><text:s/>2 520 125<text:s/></text:p>
          </table:table-cell>
          <table:table-cell office:value-type="float" office:value="2761716" table:style-name="ce6">
            <text:p><text:s/>2 761 716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J</text:p>
          </table:table-cell>
          <table:table-cell office:value-type="string" table:style-name="ce2">
            <text:p>Information und Kommunikation</text:p>
          </table:table-cell>
          <table:table-cell office:value-type="string" table:style-name="ce2">
            <text:p>AT33</text:p>
          </table:table-cell>
          <table:table-cell office:value-type="string" table:style-name="ce2">
            <text:p>Tirol</text:p>
          </table:table-cell>
          <table:table-cell office:value-type="float" office:value="2279" table:style-name="ce6">
            <text:p><text:s/>2 279<text:s/></text:p>
          </table:table-cell>
          <table:table-cell office:value-type="float" office:value="7694" table:style-name="ce6">
            <text:p><text:s/>7 694<text:s/></text:p>
          </table:table-cell>
          <table:table-cell office:value-type="float" office:value="5614" table:style-name="ce6">
            <text:p><text:s/>5 614<text:s/></text:p>
          </table:table-cell>
          <table:table-cell office:value-type="float" office:value="1213429" table:style-name="ce6">
            <text:p><text:s/>1 213 429<text:s/></text:p>
          </table:table-cell>
          <table:table-cell office:value-type="float" office:value="298686" table:style-name="ce6">
            <text:p><text:s/>298 686<text:s/></text:p>
          </table:table-cell>
          <table:table-cell office:value-type="float" office:value="34838" table:style-name="ce6">
            <text:p><text:s/>34 838<text:s/></text:p>
          </table:table-cell>
          <table:table-cell office:value-type="float" office:value="660325" table:style-name="ce6">
            <text:p><text:s/>660 325<text:s/></text:p>
          </table:table-cell>
          <table:table-cell office:value-type="float" office:value="558332" table:style-name="ce6">
            <text:p><text:s/>558 332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K</text:p>
          </table:table-cell>
          <table:table-cell office:value-type="string" table:style-name="ce2">
            <text:p>Finanz- und Versicherungsleistungen</text:p>
          </table:table-cell>
          <table:table-cell office:value-type="string" table:style-name="ce2">
            <text:p>AT33</text:p>
          </table:table-cell>
          <table:table-cell office:value-type="string" table:style-name="ce2">
            <text:p>Tirol</text:p>
          </table:table-cell>
          <table:table-cell office:value-type="float" office:value="1897" table:style-name="ce6">
            <text:p><text:s/>1 897<text:s/></text:p>
          </table:table-cell>
          <table:table-cell office:value-type="float" office:value="9514" table:style-name="ce6">
            <text:p><text:s/>9 514<text:s/></text:p>
          </table:table-cell>
          <table:table-cell office:value-type="float" office:value="8458" table:style-name="ce6">
            <text:p><text:s/>8 458<text:s/></text:p>
          </table:table-cell>
          <table:table-cell office:value-type="float" office:value="2767829" table:style-name="ce6">
            <text:p><text:s/>2 767 829<text:s/></text:p>
          </table:table-cell>
          <table:table-cell office:value-type="float" office:value="474450" table:style-name="ce6">
            <text:p><text:s/>474 450<text:s/></text:p>
          </table:table-cell>
          <table:table-cell office:value-type="float" office:value="123484" table:style-name="ce6">
            <text:p><text:s/>123 484<text:s/></text:p>
          </table:table-cell>
          <table:table-cell office:value-type="float" office:value="798691" table:style-name="ce6">
            <text:p><text:s/>798 691<text:s/></text:p>
          </table:table-cell>
          <table:table-cell office:value-type="float" office:value="1399669" table:style-name="ce6">
            <text:p><text:s/>1 399 669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L</text:p>
          </table:table-cell>
          <table:table-cell office:value-type="string" table:style-name="ce2">
            <text:p>Grundstücks- und Wohnungswesen</text:p>
          </table:table-cell>
          <table:table-cell office:value-type="string" table:style-name="ce2">
            <text:p>AT33</text:p>
          </table:table-cell>
          <table:table-cell office:value-type="string" table:style-name="ce2">
            <text:p>Tirol</text:p>
          </table:table-cell>
          <table:table-cell office:value-type="float" office:value="3128" table:style-name="ce6">
            <text:p><text:s/>3 128<text:s/></text:p>
          </table:table-cell>
          <table:table-cell office:value-type="float" office:value="5408" table:style-name="ce6">
            <text:p><text:s/>5 408<text:s/></text:p>
          </table:table-cell>
          <table:table-cell office:value-type="float" office:value="3167" table:style-name="ce6">
            <text:p><text:s/>3 167<text:s/></text:p>
          </table:table-cell>
          <table:table-cell office:value-type="float" office:value="1904820" table:style-name="ce6">
            <text:p><text:s/>1 904 820<text:s/></text:p>
          </table:table-cell>
          <table:table-cell office:value-type="float" office:value="124593" table:style-name="ce6">
            <text:p><text:s/>124 593<text:s/></text:p>
          </table:table-cell>
          <table:table-cell office:value-type="float" office:value="692919" table:style-name="ce6">
            <text:p><text:s/>692 919<text:s/></text:p>
          </table:table-cell>
          <table:table-cell office:value-type="float" office:value="1050441" table:style-name="ce6">
            <text:p><text:s/>1 050 441<text:s/></text:p>
          </table:table-cell>
          <table:table-cell office:value-type="float" office:value="904775" table:style-name="ce6">
            <text:p><text:s/>904 775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M</text:p>
          </table:table-cell>
          <table:table-cell office:value-type="string" table:style-name="ce2">
            <text:p>Freiberufliche/techn. Dienstleistungen</text:p>
          </table:table-cell>
          <table:table-cell office:value-type="string" table:style-name="ce2">
            <text:p>AT33</text:p>
          </table:table-cell>
          <table:table-cell office:value-type="string" table:style-name="ce2">
            <text:p>Tirol</text:p>
          </table:table-cell>
          <table:table-cell office:value-type="float" office:value="9068" table:style-name="ce6">
            <text:p><text:s/>9 068<text:s/></text:p>
          </table:table-cell>
          <table:table-cell office:value-type="float" office:value="26655" table:style-name="ce6">
            <text:p><text:s/>26 655<text:s/></text:p>
          </table:table-cell>
          <table:table-cell office:value-type="float" office:value="17785" table:style-name="ce6">
            <text:p><text:s/>17 785<text:s/></text:p>
          </table:table-cell>
          <table:table-cell office:value-type="float" office:value="3206308" table:style-name="ce6">
            <text:p><text:s/>3 206 308<text:s/></text:p>
          </table:table-cell>
          <table:table-cell office:value-type="float" office:value="788115" table:style-name="ce6">
            <text:p><text:s/>788 115<text:s/></text:p>
          </table:table-cell>
          <table:table-cell office:value-type="float" office:value="117649" table:style-name="ce6">
            <text:p><text:s/>117 649<text:s/></text:p>
          </table:table-cell>
          <table:table-cell office:value-type="float" office:value="1549776" table:style-name="ce6">
            <text:p><text:s/>1 549 776<text:s/></text:p>
          </table:table-cell>
          <table:table-cell office:value-type="float" office:value="1725619" table:style-name="ce6">
            <text:p><text:s/>1 725 619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N</text:p>
          </table:table-cell>
          <table:table-cell office:value-type="string" table:style-name="ce2">
            <text:p>Sonst. wirtschaftl. Dienstleistungen</text:p>
          </table:table-cell>
          <table:table-cell office:value-type="string" table:style-name="ce2">
            <text:p>AT33</text:p>
          </table:table-cell>
          <table:table-cell office:value-type="string" table:style-name="ce2">
            <text:p>Tirol</text:p>
          </table:table-cell>
          <table:table-cell office:value-type="float" office:value="3045" table:style-name="ce6">
            <text:p><text:s/>3 045<text:s/></text:p>
          </table:table-cell>
          <table:table-cell office:value-type="float" office:value="16372" table:style-name="ce6">
            <text:p><text:s/>16 372<text:s/></text:p>
          </table:table-cell>
          <table:table-cell office:value-type="float" office:value="13701" table:style-name="ce6">
            <text:p><text:s/>13 701<text:s/></text:p>
          </table:table-cell>
          <table:table-cell office:value-type="float" office:value="2215871" table:style-name="ce6">
            <text:p><text:s/>2 215 871<text:s/></text:p>
          </table:table-cell>
          <table:table-cell office:value-type="float" office:value="408538" table:style-name="ce6">
            <text:p><text:s/>408 538<text:s/></text:p>
          </table:table-cell>
          <table:table-cell office:value-type="float" office:value="248493" table:style-name="ce6">
            <text:p><text:s/>248 493<text:s/></text:p>
          </table:table-cell>
          <table:table-cell office:value-type="float" office:value="1334833" table:style-name="ce6">
            <text:p><text:s/>1 334 833<text:s/></text:p>
          </table:table-cell>
          <table:table-cell office:value-type="float" office:value="902164" table:style-name="ce6">
            <text:p><text:s/>902 164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P</text:p>
          </table:table-cell>
          <table:table-cell office:value-type="string" table:style-name="ce2">
            <text:p>Erziehung und Unterricht</text:p>
          </table:table-cell>
          <table:table-cell office:value-type="string" table:style-name="ce2">
            <text:p>AT33</text:p>
          </table:table-cell>
          <table:table-cell office:value-type="string" table:style-name="ce2">
            <text:p>Tirol</text:p>
          </table:table-cell>
          <table:table-cell office:value-type="float" office:value="1983" table:style-name="ce6">
            <text:p><text:s/>1 983<text:s/></text:p>
          </table:table-cell>
          <table:table-cell office:value-type="float" office:value="4348" table:style-name="ce6">
            <text:p><text:s/>4 348<text:s/></text:p>
          </table:table-cell>
          <table:table-cell office:value-type="float" office:value="2403" table:style-name="ce6">
            <text:p><text:s/>2 403<text:s/></text:p>
          </table:table-cell>
          <table:table-cell office:value-type="float" office:value="190590" table:style-name="ce6">
            <text:p><text:s/>190 590<text:s/></text:p>
          </table:table-cell>
          <table:table-cell office:value-type="float" office:value="56489" table:style-name="ce6">
            <text:p><text:s/>56 489<text:s/></text:p>
          </table:table-cell>
          <table:table-cell office:value-type="float" office:value="7487" table:style-name="ce6">
            <text:p><text:s/>7 487<text:s/></text:p>
          </table:table-cell>
          <table:table-cell office:value-type="float" office:value="83162" table:style-name="ce6">
            <text:p><text:s/>83 162<text:s/></text:p>
          </table:table-cell>
          <table:table-cell office:value-type="float" office:value="113121" table:style-name="ce6">
            <text:p><text:s/>113 121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Q</text:p>
          </table:table-cell>
          <table:table-cell office:value-type="string" table:style-name="ce2">
            <text:p>Gesundheits- und Sozialwesen</text:p>
          </table:table-cell>
          <table:table-cell office:value-type="string" table:style-name="ce2">
            <text:p>AT33</text:p>
          </table:table-cell>
          <table:table-cell office:value-type="string" table:style-name="ce2">
            <text:p>Tirol</text:p>
          </table:table-cell>
          <table:table-cell office:value-type="float" office:value="6852" table:style-name="ce6">
            <text:p><text:s/>6 852<text:s/></text:p>
          </table:table-cell>
          <table:table-cell office:value-type="float" office:value="25667" table:style-name="ce6">
            <text:p><text:s/>25 667<text:s/></text:p>
          </table:table-cell>
          <table:table-cell office:value-type="float" office:value="19258" table:style-name="ce6">
            <text:p><text:s/>19 258<text:s/></text:p>
          </table:table-cell>
          <table:table-cell office:value-type="float" office:value="1927039" table:style-name="ce6">
            <text:p><text:s/>1 927 039<text:s/></text:p>
          </table:table-cell>
          <table:table-cell office:value-type="float" office:value="564238" table:style-name="ce6">
            <text:p><text:s/>564 238<text:s/></text:p>
          </table:table-cell>
          <table:table-cell office:value-type="float" office:value="87293" table:style-name="ce6">
            <text:p><text:s/>87 293<text:s/></text:p>
          </table:table-cell>
          <table:table-cell office:value-type="float" office:value="684267" table:style-name="ce6">
            <text:p><text:s/>684 267<text:s/></text:p>
          </table:table-cell>
          <table:table-cell office:value-type="float" office:value="1271626" table:style-name="ce6">
            <text:p><text:s/>1 271 626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R</text:p>
          </table:table-cell>
          <table:table-cell office:value-type="string" table:style-name="ce2">
            <text:p>Kunst, Unterhaltung und Erholung</text:p>
          </table:table-cell>
          <table:table-cell office:value-type="string" table:style-name="ce2">
            <text:p>AT33</text:p>
          </table:table-cell>
          <table:table-cell office:value-type="string" table:style-name="ce2">
            <text:p>Tirol</text:p>
          </table:table-cell>
          <table:table-cell office:value-type="float" office:value="2863" table:style-name="ce6">
            <text:p><text:s/>2 863<text:s/></text:p>
          </table:table-cell>
          <table:table-cell office:value-type="float" office:value="5582" table:style-name="ce6">
            <text:p><text:s/>5 582<text:s/></text:p>
          </table:table-cell>
          <table:table-cell office:value-type="float" office:value="2842" table:style-name="ce6">
            <text:p><text:s/>2 842<text:s/></text:p>
          </table:table-cell>
          <table:table-cell office:value-type="float" office:value="440498" table:style-name="ce6">
            <text:p><text:s/>440 498<text:s/></text:p>
          </table:table-cell>
          <table:table-cell office:value-type="float" office:value="77038" table:style-name="ce6">
            <text:p><text:s/>77 038<text:s/></text:p>
          </table:table-cell>
          <table:table-cell office:value-type="float" office:value="22952" table:style-name="ce6">
            <text:p><text:s/>22 952<text:s/></text:p>
          </table:table-cell>
          <table:table-cell office:value-type="float" office:value="306260" table:style-name="ce6">
            <text:p><text:s/>306 260<text:s/></text:p>
          </table:table-cell>
          <table:table-cell office:value-type="float" office:value="154012" table:style-name="ce6">
            <text:p><text:s/>154 012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S</text:p>
          </table:table-cell>
          <table:table-cell office:value-type="string" table:style-name="ce2">
            <text:p>Sonst. Dienstleistungen</text:p>
          </table:table-cell>
          <table:table-cell office:value-type="string" table:style-name="ce2">
            <text:p>AT33</text:p>
          </table:table-cell>
          <table:table-cell office:value-type="string" table:style-name="ce2">
            <text:p>Tirol</text:p>
          </table:table-cell>
          <table:table-cell office:value-type="float" office:value="3580" table:style-name="ce6">
            <text:p><text:s/>3 580<text:s/></text:p>
          </table:table-cell>
          <table:table-cell office:value-type="float" office:value="6822" table:style-name="ce6">
            <text:p><text:s/>6 822<text:s/></text:p>
          </table:table-cell>
          <table:table-cell office:value-type="float" office:value="3496" table:style-name="ce6">
            <text:p><text:s/>3 496<text:s/></text:p>
          </table:table-cell>
          <table:table-cell office:value-type="float" office:value="320317" table:style-name="ce6">
            <text:p><text:s/>320 317<text:s/></text:p>
          </table:table-cell>
          <table:table-cell office:value-type="float" office:value="77336" table:style-name="ce6">
            <text:p><text:s/>77 336<text:s/></text:p>
          </table:table-cell>
          <table:table-cell office:value-type="float" office:value="12360" table:style-name="ce6">
            <text:p><text:s/>12 360<text:s/></text:p>
          </table:table-cell>
          <table:table-cell office:value-type="float" office:value="141952" table:style-name="ce6">
            <text:p><text:s/>141 952<text:s/></text:p>
          </table:table-cell>
          <table:table-cell office:value-type="float" office:value="182546" table:style-name="ce6">
            <text:p><text:s/>182 546<text:s/></text:p>
          </table:table-cell>
          <table:table-cell table:number-columns-repeated="16372"/>
        </table:table-row>
        <table:table-row table:style-name="ro3">
          <table:table-cell table:style-name="ce4"/>
          <table:table-cell office:value-type="string" table:style-name="ce4">
            <text:p>INSGESAMT</text:p>
          </table:table-cell>
          <table:table-cell office:value-type="string" table:style-name="ce4">
            <text:p>AT331</text:p>
          </table:table-cell>
          <table:table-cell office:value-type="string" table:style-name="ce4">
            <text:p>Außerfern</text:p>
          </table:table-cell>
          <table:table-cell office:value-type="float" office:value="2982" table:style-name="ce5">
            <text:p><text:s/>2 982<text:s/></text:p>
          </table:table-cell>
          <table:table-cell office:value-type="float" office:value="15506" table:style-name="ce5">
            <text:p><text:s/>15 506<text:s/></text:p>
          </table:table-cell>
          <table:table-cell office:value-type="float" office:value="12784" table:style-name="ce5">
            <text:p><text:s/>12 784<text:s/></text:p>
          </table:table-cell>
          <table:table-cell office:value-type="float" office:value="3306412" table:style-name="ce5">
            <text:p><text:s/>3 306 412<text:s/></text:p>
          </table:table-cell>
          <table:table-cell office:value-type="float" office:value="514681" table:style-name="ce5">
            <text:p><text:s/>514 681<text:s/></text:p>
          </table:table-cell>
          <table:table-cell office:value-type="float" office:value="201862" table:style-name="ce5">
            <text:p><text:s/>201 862<text:s/></text:p>
          </table:table-cell>
          <table:table-cell office:value-type="float" office:value="2289420" table:style-name="ce5">
            <text:p><text:s/>2 289 420<text:s/></text:p>
          </table:table-cell>
          <table:table-cell office:value-type="float" office:value="1146062" table:style-name="ce5">
            <text:p><text:s/>1 146 062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A</text:p>
          </table:table-cell>
          <table:table-cell office:value-type="string" table:style-name="ce2">
            <text:p>Land- und Forstwirtschaft</text:p>
          </table:table-cell>
          <table:table-cell office:value-type="string" table:style-name="ce2">
            <text:p>AT331</text:p>
          </table:table-cell>
          <table:table-cell office:value-type="string" table:style-name="ce2">
            <text:p>Außerfern</text:p>
          </table:table-cell>
          <table:table-cell office:value-type="float" office:value="1" table:style-name="ce6">
            <text:p><text:s/>1<text:s/>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B</text:p>
          </table:table-cell>
          <table:table-cell office:value-type="string" table:style-name="ce2">
            <text:p>Bergbau</text:p>
          </table:table-cell>
          <table:table-cell office:value-type="string" table:style-name="ce2">
            <text:p>AT331</text:p>
          </table:table-cell>
          <table:table-cell office:value-type="string" table:style-name="ce2">
            <text:p>Außerfern</text:p>
          </table:table-cell>
          <table:table-cell office:value-type="float" office:value="4" table:style-name="ce6">
            <text:p><text:s/>4<text:s/>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office:value-type="string" table:style-name="ce7">
            <text:p>G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C</text:p>
          </table:table-cell>
          <table:table-cell office:value-type="string" table:style-name="ce2">
            <text:p>Herstellung von Waren</text:p>
          </table:table-cell>
          <table:table-cell office:value-type="string" table:style-name="ce2">
            <text:p>AT331</text:p>
          </table:table-cell>
          <table:table-cell office:value-type="string" table:style-name="ce2">
            <text:p>Außerfern</text:p>
          </table:table-cell>
          <table:table-cell office:value-type="float" office:value="174" table:style-name="ce6">
            <text:p><text:s/>174<text:s/></text:p>
          </table:table-cell>
          <table:table-cell office:value-type="float" office:value="3674" table:style-name="ce6">
            <text:p><text:s/>3 674<text:s/></text:p>
          </table:table-cell>
          <table:table-cell office:value-type="float" office:value="3508" table:style-name="ce6">
            <text:p><text:s/>3 508<text:s/></text:p>
          </table:table-cell>
          <table:table-cell office:value-type="float" office:value="1146584" table:style-name="ce6">
            <text:p><text:s/>1 146 584<text:s/></text:p>
          </table:table-cell>
          <table:table-cell office:value-type="float" office:value="196937" table:style-name="ce6">
            <text:p><text:s/>196 937<text:s/></text:p>
          </table:table-cell>
          <table:table-cell office:value-type="float" office:value="84810" table:style-name="ce6">
            <text:p><text:s/>84 810<text:s/></text:p>
          </table:table-cell>
          <table:table-cell office:value-type="float" office:value="748303" table:style-name="ce6">
            <text:p><text:s/>748 303<text:s/></text:p>
          </table:table-cell>
          <table:table-cell office:value-type="float" office:value="427158" table:style-name="ce6">
            <text:p><text:s/>427 158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D</text:p>
          </table:table-cell>
          <table:table-cell office:value-type="string" table:style-name="ce2">
            <text:p>Energieversorgung</text:p>
          </table:table-cell>
          <table:table-cell office:value-type="string" table:style-name="ce2">
            <text:p>AT331</text:p>
          </table:table-cell>
          <table:table-cell office:value-type="string" table:style-name="ce2">
            <text:p>Außerfern</text:p>
          </table:table-cell>
          <table:table-cell office:value-type="float" office:value="16" table:style-name="ce6">
            <text:p><text:s/>16<text:s/></text:p>
          </table:table-cell>
          <table:table-cell office:value-type="float" office:value="197" table:style-name="ce6">
            <text:p><text:s/>197<text:s/></text:p>
          </table:table-cell>
          <table:table-cell office:value-type="float" office:value="185" table:style-name="ce6">
            <text:p><text:s/>185<text:s/></text:p>
          </table:table-cell>
          <table:table-cell office:value-type="float" office:value="104295" table:style-name="ce6">
            <text:p><text:s/>104 295<text:s/></text:p>
          </table:table-cell>
          <table:table-cell office:value-type="float" office:value="10953" table:style-name="ce6">
            <text:p><text:s/>10 953<text:s/></text:p>
          </table:table-cell>
          <table:table-cell office:value-type="float" office:value="21325" table:style-name="ce6">
            <text:p><text:s/>21 325<text:s/></text:p>
          </table:table-cell>
          <table:table-cell office:value-type="float" office:value="69122" table:style-name="ce6">
            <text:p><text:s/>69 122<text:s/></text:p>
          </table:table-cell>
          <table:table-cell office:value-type="float" office:value="36989" table:style-name="ce6">
            <text:p><text:s/>36 989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E</text:p>
          </table:table-cell>
          <table:table-cell office:value-type="string" table:style-name="ce2">
            <text:p>Wasserversorgung und Abfallentsorgung</text:p>
          </table:table-cell>
          <table:table-cell office:value-type="string" table:style-name="ce2">
            <text:p>AT331</text:p>
          </table:table-cell>
          <table:table-cell office:value-type="string" table:style-name="ce2">
            <text:p>Außerfern</text:p>
          </table:table-cell>
          <table:table-cell office:value-type="float" office:value="11" table:style-name="ce6">
            <text:p><text:s/>11<text:s/></text:p>
          </table:table-cell>
          <table:table-cell office:value-type="float" office:value="45" table:style-name="ce6">
            <text:p><text:s/>45<text:s/></text:p>
          </table:table-cell>
          <table:table-cell office:value-type="float" office:value="39" table:style-name="ce6">
            <text:p><text:s/>39<text:s/></text:p>
          </table:table-cell>
          <table:table-cell office:value-type="float" office:value="7464" table:style-name="ce6">
            <text:p><text:s/>7 464<text:s/></text:p>
          </table:table-cell>
          <table:table-cell office:value-type="float" office:value="1444" table:style-name="ce6">
            <text:p><text:s/>1 444<text:s/></text:p>
          </table:table-cell>
          <table:table-cell office:value-type="float" office:value="672" table:style-name="ce6">
            <text:p><text:s/>672<text:s/></text:p>
          </table:table-cell>
          <table:table-cell office:value-type="float" office:value="3695" table:style-name="ce6">
            <text:p><text:s/>3 695<text:s/></text:p>
          </table:table-cell>
          <table:table-cell office:value-type="float" office:value="3897" table:style-name="ce6">
            <text:p><text:s/>3 897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F</text:p>
          </table:table-cell>
          <table:table-cell office:value-type="string" table:style-name="ce2">
            <text:p>Bau</text:p>
          </table:table-cell>
          <table:table-cell office:value-type="string" table:style-name="ce2">
            <text:p>AT331</text:p>
          </table:table-cell>
          <table:table-cell office:value-type="string" table:style-name="ce2">
            <text:p>Außerfern</text:p>
          </table:table-cell>
          <table:table-cell office:value-type="float" office:value="224" table:style-name="ce6">
            <text:p><text:s/>224<text:s/></text:p>
          </table:table-cell>
          <table:table-cell office:value-type="float" office:value="974" table:style-name="ce6">
            <text:p><text:s/>974<text:s/></text:p>
          </table:table-cell>
          <table:table-cell office:value-type="float" office:value="775" table:style-name="ce6">
            <text:p><text:s/>775<text:s/></text:p>
          </table:table-cell>
          <table:table-cell office:value-type="float" office:value="147832" table:style-name="ce6">
            <text:p><text:s/>147 832<text:s/></text:p>
          </table:table-cell>
          <table:table-cell office:value-type="float" office:value="30203" table:style-name="ce6">
            <text:p><text:s/>30 203<text:s/></text:p>
          </table:table-cell>
          <table:table-cell office:value-type="float" office:value="8771" table:style-name="ce6">
            <text:p><text:s/>8 771<text:s/></text:p>
          </table:table-cell>
          <table:table-cell office:value-type="float" office:value="91720" table:style-name="ce6">
            <text:p><text:s/>91 720<text:s/></text:p>
          </table:table-cell>
          <table:table-cell office:value-type="float" office:value="59171" table:style-name="ce6">
            <text:p><text:s/>59 171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G</text:p>
          </table:table-cell>
          <table:table-cell office:value-type="string" table:style-name="ce2">
            <text:p>Handel</text:p>
          </table:table-cell>
          <table:table-cell office:value-type="string" table:style-name="ce2">
            <text:p>AT331</text:p>
          </table:table-cell>
          <table:table-cell office:value-type="string" table:style-name="ce2">
            <text:p>Außerfern</text:p>
          </table:table-cell>
          <table:table-cell office:value-type="float" office:value="440" table:style-name="ce6">
            <text:p><text:s/>440<text:s/></text:p>
          </table:table-cell>
          <table:table-cell office:value-type="float" office:value="2239" table:style-name="ce6">
            <text:p><text:s/>2 239<text:s/></text:p>
          </table:table-cell>
          <table:table-cell office:value-type="float" office:value="1896" table:style-name="ce6">
            <text:p><text:s/>1 896<text:s/></text:p>
          </table:table-cell>
          <table:table-cell office:value-type="float" office:value="1032080" table:style-name="ce6">
            <text:p><text:s/>1 032 080<text:s/></text:p>
          </table:table-cell>
          <table:table-cell office:value-type="float" office:value="57838" table:style-name="ce6">
            <text:p><text:s/>57 838<text:s/></text:p>
          </table:table-cell>
          <table:table-cell office:value-type="float" office:value="24831" table:style-name="ce6">
            <text:p><text:s/>24 831<text:s/></text:p>
          </table:table-cell>
          <table:table-cell office:value-type="float" office:value="978721" table:style-name="ce6">
            <text:p><text:s/>978 721<text:s/></text:p>
          </table:table-cell>
          <table:table-cell office:value-type="float" office:value="145841" table:style-name="ce6">
            <text:p><text:s/>145 841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H</text:p>
          </table:table-cell>
          <table:table-cell office:value-type="string" table:style-name="ce2">
            <text:p>Verkehr</text:p>
          </table:table-cell>
          <table:table-cell office:value-type="string" table:style-name="ce2">
            <text:p>AT331</text:p>
          </table:table-cell>
          <table:table-cell office:value-type="string" table:style-name="ce2">
            <text:p>Außerfern</text:p>
          </table:table-cell>
          <table:table-cell office:value-type="float" office:value="101" table:style-name="ce6">
            <text:p><text:s/>101<text:s/></text:p>
          </table:table-cell>
          <table:table-cell office:value-type="float" office:value="756" table:style-name="ce6">
            <text:p><text:s/>756<text:s/></text:p>
          </table:table-cell>
          <table:table-cell office:value-type="float" office:value="691" table:style-name="ce6">
            <text:p><text:s/>691<text:s/></text:p>
          </table:table-cell>
          <table:table-cell office:value-type="float" office:value="100569" table:style-name="ce6">
            <text:p><text:s/>100 569<text:s/></text:p>
          </table:table-cell>
          <table:table-cell office:value-type="float" office:value="26783" table:style-name="ce6">
            <text:p><text:s/>26 783<text:s/></text:p>
          </table:table-cell>
          <table:table-cell office:value-type="float" office:value="11505" table:style-name="ce6">
            <text:p><text:s/>11 505<text:s/></text:p>
          </table:table-cell>
          <table:table-cell office:value-type="float" office:value="46306" table:style-name="ce6">
            <text:p><text:s/>46 306<text:s/></text:p>
          </table:table-cell>
          <table:table-cell office:value-type="float" office:value="57751" table:style-name="ce6">
            <text:p><text:s/>57 751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I</text:p>
          </table:table-cell>
          <table:table-cell office:value-type="string" table:style-name="ce2">
            <text:p>Beherbergung und Gastronomie</text:p>
          </table:table-cell>
          <table:table-cell office:value-type="string" table:style-name="ce2">
            <text:p>AT331</text:p>
          </table:table-cell>
          <table:table-cell office:value-type="string" table:style-name="ce2">
            <text:p>Außerfern</text:p>
          </table:table-cell>
          <table:table-cell office:value-type="float" office:value="853" table:style-name="ce6">
            <text:p><text:s/>853<text:s/></text:p>
          </table:table-cell>
          <table:table-cell office:value-type="float" office:value="4118" table:style-name="ce6">
            <text:p><text:s/>4 118<text:s/></text:p>
          </table:table-cell>
          <table:table-cell office:value-type="float" office:value="3237" table:style-name="ce6">
            <text:p><text:s/>3 237<text:s/></text:p>
          </table:table-cell>
          <table:table-cell office:value-type="float" office:value="378159" table:style-name="ce6">
            <text:p><text:s/>378 159<text:s/></text:p>
          </table:table-cell>
          <table:table-cell office:value-type="float" office:value="94891" table:style-name="ce6">
            <text:p><text:s/>94 891<text:s/></text:p>
          </table:table-cell>
          <table:table-cell office:value-type="float" office:value="30431" table:style-name="ce6">
            <text:p><text:s/>30 431<text:s/></text:p>
          </table:table-cell>
          <table:table-cell office:value-type="float" office:value="178581" table:style-name="ce6">
            <text:p><text:s/>178 581<text:s/></text:p>
          </table:table-cell>
          <table:table-cell office:value-type="float" office:value="208442" table:style-name="ce6">
            <text:p><text:s/>208 442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J</text:p>
          </table:table-cell>
          <table:table-cell office:value-type="string" table:style-name="ce2">
            <text:p>Information und Kommunikation</text:p>
          </table:table-cell>
          <table:table-cell office:value-type="string" table:style-name="ce2">
            <text:p>AT331</text:p>
          </table:table-cell>
          <table:table-cell office:value-type="string" table:style-name="ce2">
            <text:p>Außerfern</text:p>
          </table:table-cell>
          <table:table-cell office:value-type="float" office:value="66" table:style-name="ce6">
            <text:p><text:s/>66<text:s/></text:p>
          </table:table-cell>
          <table:table-cell office:value-type="float" office:value="152" table:style-name="ce6">
            <text:p><text:s/>152<text:s/></text:p>
          </table:table-cell>
          <table:table-cell office:value-type="float" office:value="88" table:style-name="ce6">
            <text:p><text:s/>88<text:s/></text:p>
          </table:table-cell>
          <table:table-cell office:value-type="float" office:value="18341" table:style-name="ce6">
            <text:p><text:s/>18 341<text:s/></text:p>
          </table:table-cell>
          <table:table-cell office:value-type="float" office:value="3360" table:style-name="ce6">
            <text:p><text:s/>3 360<text:s/></text:p>
          </table:table-cell>
          <table:table-cell office:value-type="float" office:value="574" table:style-name="ce6">
            <text:p><text:s/>574<text:s/></text:p>
          </table:table-cell>
          <table:table-cell office:value-type="float" office:value="9464" table:style-name="ce6">
            <text:p><text:s/>9 464<text:s/></text:p>
          </table:table-cell>
          <table:table-cell office:value-type="float" office:value="9112" table:style-name="ce6">
            <text:p><text:s/>9 112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K</text:p>
          </table:table-cell>
          <table:table-cell office:value-type="string" table:style-name="ce2">
            <text:p>Finanz- und Versicherungsleistungen</text:p>
          </table:table-cell>
          <table:table-cell office:value-type="string" table:style-name="ce2">
            <text:p>AT331</text:p>
          </table:table-cell>
          <table:table-cell office:value-type="string" table:style-name="ce2">
            <text:p>Außerfern</text:p>
          </table:table-cell>
          <table:table-cell office:value-type="float" office:value="95" table:style-name="ce6">
            <text:p><text:s/>95<text:s/></text:p>
          </table:table-cell>
          <table:table-cell office:value-type="float" office:value="413" table:style-name="ce6">
            <text:p><text:s/>413<text:s/></text:p>
          </table:table-cell>
          <table:table-cell office:value-type="float" office:value="367" table:style-name="ce6">
            <text:p><text:s/>367<text:s/></text:p>
          </table:table-cell>
          <table:table-cell office:value-type="float" office:value="94164" table:style-name="ce6">
            <text:p><text:s/>94 164<text:s/></text:p>
          </table:table-cell>
          <table:table-cell office:value-type="float" office:value="19875" table:style-name="ce6">
            <text:p><text:s/>19 875<text:s/></text:p>
          </table:table-cell>
          <table:table-cell office:value-type="float" office:value="6049" table:style-name="ce6">
            <text:p><text:s/>6 049<text:s/></text:p>
          </table:table-cell>
          <table:table-cell office:value-type="float" office:value="26134" table:style-name="ce6">
            <text:p><text:s/>26 134<text:s/></text:p>
          </table:table-cell>
          <table:table-cell office:value-type="float" office:value="53576" table:style-name="ce6">
            <text:p><text:s/>53 576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L</text:p>
          </table:table-cell>
          <table:table-cell office:value-type="string" table:style-name="ce2">
            <text:p>Grundstücks- und Wohnungswesen</text:p>
          </table:table-cell>
          <table:table-cell office:value-type="string" table:style-name="ce2">
            <text:p>AT331</text:p>
          </table:table-cell>
          <table:table-cell office:value-type="string" table:style-name="ce2">
            <text:p>Außerfern</text:p>
          </table:table-cell>
          <table:table-cell office:value-type="float" office:value="58" table:style-name="ce6">
            <text:p><text:s/>58<text:s/></text:p>
          </table:table-cell>
          <table:table-cell office:value-type="float" office:value="95" table:style-name="ce6">
            <text:p><text:s/>95<text:s/></text:p>
          </table:table-cell>
          <table:table-cell office:value-type="float" office:value="57" table:style-name="ce6">
            <text:p><text:s/>57<text:s/></text:p>
          </table:table-cell>
          <table:table-cell office:value-type="float" office:value="16099" table:style-name="ce6">
            <text:p><text:s/>16 099<text:s/></text:p>
          </table:table-cell>
          <table:table-cell office:value-type="float" office:value="1634" table:style-name="ce6">
            <text:p><text:s/>1 634<text:s/></text:p>
          </table:table-cell>
          <table:table-cell office:value-type="float" office:value="2674" table:style-name="ce6">
            <text:p><text:s/>2 674<text:s/></text:p>
          </table:table-cell>
          <table:table-cell office:value-type="float" office:value="8793" table:style-name="ce6">
            <text:p><text:s/>8 793<text:s/></text:p>
          </table:table-cell>
          <table:table-cell office:value-type="float" office:value="8582" table:style-name="ce6">
            <text:p><text:s/>8 582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M</text:p>
          </table:table-cell>
          <table:table-cell office:value-type="string" table:style-name="ce2">
            <text:p>Freiberufliche/techn. Dienstleistungen</text:p>
          </table:table-cell>
          <table:table-cell office:value-type="string" table:style-name="ce2">
            <text:p>AT331</text:p>
          </table:table-cell>
          <table:table-cell office:value-type="string" table:style-name="ce2">
            <text:p>Außerfern</text:p>
          </table:table-cell>
          <table:table-cell office:value-type="float" office:value="209" table:style-name="ce6">
            <text:p><text:s/>209<text:s/></text:p>
          </table:table-cell>
          <table:table-cell office:value-type="float" office:value="765" table:style-name="ce6">
            <text:p><text:s/>765<text:s/></text:p>
          </table:table-cell>
          <table:table-cell office:value-type="float" office:value="553" table:style-name="ce6">
            <text:p><text:s/>553<text:s/></text:p>
          </table:table-cell>
          <table:table-cell office:value-type="float" office:value="122899" table:style-name="ce6">
            <text:p><text:s/>122 899<text:s/></text:p>
          </table:table-cell>
          <table:table-cell office:value-type="float" office:value="31422" table:style-name="ce6">
            <text:p><text:s/>31 422<text:s/></text:p>
          </table:table-cell>
          <table:table-cell office:value-type="float" office:value="4019" table:style-name="ce6">
            <text:p><text:s/>4 019<text:s/></text:p>
          </table:table-cell>
          <table:table-cell office:value-type="float" office:value="76577" table:style-name="ce6">
            <text:p><text:s/>76 577<text:s/></text:p>
          </table:table-cell>
          <table:table-cell office:value-type="float" office:value="46740" table:style-name="ce6">
            <text:p><text:s/>46 740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N</text:p>
          </table:table-cell>
          <table:table-cell office:value-type="string" table:style-name="ce2">
            <text:p>Sonst. wirtschaftl. Dienstleistungen</text:p>
          </table:table-cell>
          <table:table-cell office:value-type="string" table:style-name="ce2">
            <text:p>AT331</text:p>
          </table:table-cell>
          <table:table-cell office:value-type="string" table:style-name="ce2">
            <text:p>Außerfern</text:p>
          </table:table-cell>
          <table:table-cell office:value-type="float" office:value="152" table:style-name="ce6">
            <text:p><text:s/>152<text:s/></text:p>
          </table:table-cell>
          <table:table-cell office:value-type="float" office:value="695" table:style-name="ce6">
            <text:p><text:s/>695<text:s/></text:p>
          </table:table-cell>
          <table:table-cell office:value-type="float" office:value="566" table:style-name="ce6">
            <text:p><text:s/>566<text:s/></text:p>
          </table:table-cell>
          <table:table-cell office:value-type="float" office:value="45099" table:style-name="ce6">
            <text:p><text:s/>45 099<text:s/></text:p>
          </table:table-cell>
          <table:table-cell office:value-type="float" office:value="18936" table:style-name="ce6">
            <text:p><text:s/>18 936<text:s/></text:p>
          </table:table-cell>
          <table:table-cell office:value-type="float" office:value="1028" table:style-name="ce6">
            <text:p><text:s/>1 028<text:s/></text:p>
          </table:table-cell>
          <table:table-cell office:value-type="float" office:value="12239" table:style-name="ce6">
            <text:p><text:s/>12 239<text:s/></text:p>
          </table:table-cell>
          <table:table-cell office:value-type="float" office:value="33138" table:style-name="ce6">
            <text:p><text:s/>33 138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P</text:p>
          </table:table-cell>
          <table:table-cell office:value-type="string" table:style-name="ce2">
            <text:p>Erziehung und Unterricht</text:p>
          </table:table-cell>
          <table:table-cell office:value-type="string" table:style-name="ce2">
            <text:p>AT331</text:p>
          </table:table-cell>
          <table:table-cell office:value-type="string" table:style-name="ce2">
            <text:p>Außerfern</text:p>
          </table:table-cell>
          <table:table-cell office:value-type="float" office:value="77" table:style-name="ce6">
            <text:p><text:s/>77<text:s/></text:p>
          </table:table-cell>
          <table:table-cell office:value-type="float" office:value="229" table:style-name="ce6">
            <text:p><text:s/>229<text:s/></text:p>
          </table:table-cell>
          <table:table-cell office:value-type="float" office:value="154" table:style-name="ce6">
            <text:p><text:s/>154<text:s/></text:p>
          </table:table-cell>
          <table:table-cell office:value-type="float" office:value="12590" table:style-name="ce6">
            <text:p><text:s/>12 590<text:s/></text:p>
          </table:table-cell>
          <table:table-cell office:value-type="float" office:value="3074" table:style-name="ce6">
            <text:p><text:s/>3 074<text:s/></text:p>
          </table:table-cell>
          <table:table-cell office:value-type="float" office:value="301" table:style-name="ce6">
            <text:p><text:s/>301<text:s/></text:p>
          </table:table-cell>
          <table:table-cell office:value-type="float" office:value="6234" table:style-name="ce6">
            <text:p><text:s/>6 234<text:s/></text:p>
          </table:table-cell>
          <table:table-cell office:value-type="float" office:value="6619" table:style-name="ce6">
            <text:p><text:s/>6 619<text:s/>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Q</text:p>
          </table:table-cell>
          <table:table-cell office:value-type="string" table:style-name="ce2">
            <text:p>Gesundheits- und Sozialwesen</text:p>
          </table:table-cell>
          <table:table-cell office:value-type="string" table:style-name="ce2">
            <text:p>AT331</text:p>
          </table:table-cell>
          <table:table-cell office:value-type="string" table:style-name="ce2">
            <text:p>Außerfern</text:p>
          </table:table-cell>
          <table:table-cell office:value-type="float" office:value="241" table:style-name="ce2">
            <text:p>241</text:p>
          </table:table-cell>
          <table:table-cell office:value-type="float" office:value="699" table:style-name="ce2">
            <text:p>699</text:p>
          </table:table-cell>
          <table:table-cell office:value-type="float" office:value="466" table:style-name="ce2">
            <text:p>466</text:p>
          </table:table-cell>
          <table:table-cell office:value-type="float" office:value="55993" table:style-name="ce2">
            <text:p>55993</text:p>
          </table:table-cell>
          <table:table-cell office:value-type="float" office:value="13046" table:style-name="ce2">
            <text:p>13046</text:p>
          </table:table-cell>
          <table:table-cell office:value-type="float" office:value="1577" table:style-name="ce2">
            <text:p>1577</text:p>
          </table:table-cell>
          <table:table-cell office:value-type="float" office:value="19526" table:style-name="ce2">
            <text:p>19526</text:p>
          </table:table-cell>
          <table:table-cell office:value-type="float" office:value="37301" table:style-name="ce2">
            <text:p>37301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R</text:p>
          </table:table-cell>
          <table:table-cell office:value-type="string" table:style-name="ce2">
            <text:p>Kunst, Unterhaltung und Erholung</text:p>
          </table:table-cell>
          <table:table-cell office:value-type="string" table:style-name="ce2">
            <text:p>AT331</text:p>
          </table:table-cell>
          <table:table-cell office:value-type="string" table:style-name="ce2">
            <text:p>Außerfern</text:p>
          </table:table-cell>
          <table:table-cell office:value-type="float" office:value="103" table:style-name="ce2">
            <text:p>103</text:p>
          </table:table-cell>
          <table:table-cell office:value-type="float" office:value="175" table:style-name="ce2">
            <text:p>175</text:p>
          </table:table-cell>
          <table:table-cell office:value-type="float" office:value="76" table:style-name="ce2">
            <text:p>76</text:p>
          </table:table-cell>
          <table:table-cell office:value-type="float" office:value="8863" table:style-name="ce2">
            <text:p>8863</text:p>
          </table:table-cell>
          <table:table-cell office:value-type="float" office:value="1575" table:style-name="ce2">
            <text:p>1575</text:p>
          </table:table-cell>
          <table:table-cell office:value-type="float" office:value="2999" table:style-name="ce2">
            <text:p>2999</text:p>
          </table:table-cell>
          <table:table-cell office:value-type="float" office:value="5215" table:style-name="ce2">
            <text:p>5215</text:p>
          </table:table-cell>
          <table:table-cell office:value-type="float" office:value="4269" table:style-name="ce2">
            <text:p>4269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S</text:p>
          </table:table-cell>
          <table:table-cell office:value-type="string" table:style-name="ce2">
            <text:p>Sonst. Dienstleistungen</text:p>
          </table:table-cell>
          <table:table-cell office:value-type="string" table:style-name="ce2">
            <text:p>AT331</text:p>
          </table:table-cell>
          <table:table-cell office:value-type="string" table:style-name="ce2">
            <text:p>Außerfern</text:p>
          </table:table-cell>
          <table:table-cell office:value-type="float" office:value="157" table:style-name="ce2">
            <text:p>157</text:p>
          </table:table-cell>
          <table:table-cell office:value-type="float" office:value="269" table:style-name="ce2">
            <text:p>269</text:p>
          </table:table-cell>
          <table:table-cell office:value-type="float" office:value="117" table:style-name="ce2">
            <text:p>117</text:p>
          </table:table-cell>
          <table:table-cell office:value-type="float" office:value="10462" table:style-name="ce2">
            <text:p>10462</text:p>
          </table:table-cell>
          <table:table-cell office:value-type="float" office:value="2405" table:style-name="ce2">
            <text:p>2405</text:p>
          </table:table-cell>
          <table:table-cell office:value-type="float" office:value="205" table:style-name="ce2">
            <text:p>205</text:p>
          </table:table-cell>
          <table:table-cell office:value-type="float" office:value="4721" table:style-name="ce2">
            <text:p>4721</text:p>
          </table:table-cell>
          <table:table-cell office:value-type="float" office:value="6183" table:style-name="ce2">
            <text:p>6183</text:p>
          </table:table-cell>
          <table:table-cell table:number-columns-repeated="16372"/>
        </table:table-row>
        <table:table-row table:style-name="ro3">
          <table:table-cell table:style-name="ce4"/>
          <table:table-cell office:value-type="string" table:style-name="ce4">
            <text:p>INSGESAMT</text:p>
          </table:table-cell>
          <table:table-cell office:value-type="string" table:style-name="ce4">
            <text:p>AT332</text:p>
          </table:table-cell>
          <table:table-cell office:value-type="string" table:style-name="ce4">
            <text:p>Innsbruck</text:p>
          </table:table-cell>
          <table:table-cell office:value-type="float" office:value="28746" table:style-name="ce4">
            <text:p>28746</text:p>
          </table:table-cell>
          <table:table-cell office:value-type="float" office:value="140027" table:style-name="ce4">
            <text:p>140027</text:p>
          </table:table-cell>
          <table:table-cell office:value-type="float" office:value="114971" table:style-name="ce4">
            <text:p>114971</text:p>
          </table:table-cell>
          <table:table-cell office:value-type="float" office:value="28482823" table:style-name="ce4">
            <text:p>28482823</text:p>
          </table:table-cell>
          <table:table-cell office:value-type="float" office:value="4622980" table:style-name="ce4">
            <text:p>4622980</text:p>
          </table:table-cell>
          <table:table-cell office:value-type="float" office:value="1712564" table:style-name="ce4">
            <text:p>1712564</text:p>
          </table:table-cell>
          <table:table-cell office:value-type="float" office:value="19002415" table:style-name="ce4">
            <text:p>19002415</text:p>
          </table:table-cell>
          <table:table-cell office:value-type="float" office:value="9295894" table:style-name="ce4">
            <text:p>9295894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A</text:p>
          </table:table-cell>
          <table:table-cell office:value-type="string" table:style-name="ce2">
            <text:p>Land- und Forstwirtschaft</text:p>
          </table:table-cell>
          <table:table-cell office:value-type="string" table:style-name="ce2">
            <text:p>AT332</text:p>
          </table:table-cell>
          <table:table-cell office:value-type="string" table:style-name="ce2">
            <text:p>Innsbruck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393" table:style-name="ce2">
            <text:p>393</text:p>
          </table:table-cell>
          <table:table-cell office:value-type="float" office:value="32" table:style-name="ce2">
            <text:p>32</text:p>
          </table:table-cell>
          <table:table-cell office:value-type="float" office:value="20" table:style-name="ce2">
            <text:p>20</text:p>
          </table:table-cell>
          <table:table-cell office:value-type="float" office:value="211" table:style-name="ce2">
            <text:p>211</text:p>
          </table:table-cell>
          <table:table-cell office:value-type="float" office:value="187" table:style-name="ce2">
            <text:p>187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B</text:p>
          </table:table-cell>
          <table:table-cell office:value-type="string" table:style-name="ce2">
            <text:p>Bergbau</text:p>
          </table:table-cell>
          <table:table-cell office:value-type="string" table:style-name="ce2">
            <text:p>AT332</text:p>
          </table:table-cell>
          <table:table-cell office:value-type="string" table:style-name="ce2">
            <text:p>Innsbruck</text:p>
          </table:table-cell>
          <table:table-cell office:value-type="float" office:value="12" table:style-name="ce2">
            <text:p>12</text:p>
          </table:table-cell>
          <table:table-cell office:value-type="float" office:value="111" table:style-name="ce2">
            <text:p>111</text:p>
          </table:table-cell>
          <table:table-cell office:value-type="float" office:value="104" table:style-name="ce2">
            <text:p>104</text:p>
          </table:table-cell>
          <table:table-cell office:value-type="float" office:value="25450" table:style-name="ce2">
            <text:p>25450</text:p>
          </table:table-cell>
          <table:table-cell office:value-type="float" office:value="5579" table:style-name="ce2">
            <text:p>5579</text:p>
          </table:table-cell>
          <table:table-cell office:value-type="float" office:value="5512" table:style-name="ce2">
            <text:p>5512</text:p>
          </table:table-cell>
          <table:table-cell office:value-type="float" office:value="16863" table:style-name="ce2">
            <text:p>16863</text:p>
          </table:table-cell>
          <table:table-cell office:value-type="float" office:value="9635" table:style-name="ce2">
            <text:p>9635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C</text:p>
          </table:table-cell>
          <table:table-cell office:value-type="string" table:style-name="ce2">
            <text:p>Herstellung von Waren</text:p>
          </table:table-cell>
          <table:table-cell office:value-type="string" table:style-name="ce2">
            <text:p>AT332</text:p>
          </table:table-cell>
          <table:table-cell office:value-type="string" table:style-name="ce2">
            <text:p>Innsbruck</text:p>
          </table:table-cell>
          <table:table-cell office:value-type="float" office:value="1301" table:style-name="ce2">
            <text:p>1301</text:p>
          </table:table-cell>
          <table:table-cell office:value-type="float" office:value="16957" table:style-name="ce2">
            <text:p>16957</text:p>
          </table:table-cell>
          <table:table-cell office:value-type="float" office:value="15892" table:style-name="ce2">
            <text:p>15892</text:p>
          </table:table-cell>
          <table:table-cell office:value-type="float" office:value="4240638" table:style-name="ce2">
            <text:p>4240638</text:p>
          </table:table-cell>
          <table:table-cell office:value-type="float" office:value="779771" table:style-name="ce2">
            <text:p>779771</text:p>
          </table:table-cell>
          <table:table-cell office:value-type="float" office:value="188939" table:style-name="ce2">
            <text:p>188939</text:p>
          </table:table-cell>
          <table:table-cell office:value-type="float" office:value="2893299" table:style-name="ce2">
            <text:p>2893299</text:p>
          </table:table-cell>
          <table:table-cell office:value-type="float" office:value="1419183" table:style-name="ce2">
            <text:p>1419183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D</text:p>
          </table:table-cell>
          <table:table-cell office:value-type="string" table:style-name="ce2">
            <text:p>Energieversorgung</text:p>
          </table:table-cell>
          <table:table-cell office:value-type="string" table:style-name="ce2">
            <text:p>AT332</text:p>
          </table:table-cell>
          <table:table-cell office:value-type="string" table:style-name="ce2">
            <text:p>Innsbruck</text:p>
          </table:table-cell>
          <table:table-cell office:value-type="float" office:value="199" table:style-name="ce2">
            <text:p>199</text:p>
          </table:table-cell>
          <table:table-cell office:value-type="float" office:value="1374" table:style-name="ce2">
            <text:p>1374</text:p>
          </table:table-cell>
          <table:table-cell office:value-type="float" office:value="1286" table:style-name="ce2">
            <text:p>1286</text:p>
          </table:table-cell>
          <table:table-cell office:value-type="float" office:value="1111673" table:style-name="ce2">
            <text:p>1111673</text:p>
          </table:table-cell>
          <table:table-cell office:value-type="float" office:value="92759" table:style-name="ce2">
            <text:p>92759</text:p>
          </table:table-cell>
          <table:table-cell office:value-type="float" office:value="228955" table:style-name="ce2">
            <text:p>228955</text:p>
          </table:table-cell>
          <table:table-cell office:value-type="float" office:value="941416" table:style-name="ce2">
            <text:p>941416</text:p>
          </table:table-cell>
          <table:table-cell office:value-type="float" office:value="178865" table:style-name="ce2">
            <text:p>178865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E</text:p>
          </table:table-cell>
          <table:table-cell office:value-type="string" table:style-name="ce2">
            <text:p>Wasserversorgung und Abfallentsorgung</text:p>
          </table:table-cell>
          <table:table-cell office:value-type="string" table:style-name="ce2">
            <text:p>AT332</text:p>
          </table:table-cell>
          <table:table-cell office:value-type="string" table:style-name="ce2">
            <text:p>Innsbruck</text:p>
          </table:table-cell>
          <table:table-cell office:value-type="float" office:value="76" table:style-name="ce2">
            <text:p>76</text:p>
          </table:table-cell>
          <table:table-cell office:value-type="float" office:value="763" table:style-name="ce2">
            <text:p>763</text:p>
          </table:table-cell>
          <table:table-cell office:value-type="float" office:value="719" table:style-name="ce2">
            <text:p>719</text:p>
          </table:table-cell>
          <table:table-cell office:value-type="float" office:value="239023" table:style-name="ce2">
            <text:p>239023</text:p>
          </table:table-cell>
          <table:table-cell office:value-type="float" office:value="33703" table:style-name="ce2">
            <text:p>33703</text:p>
          </table:table-cell>
          <table:table-cell office:value-type="float" office:value="32720" table:style-name="ce2">
            <text:p>32720</text:p>
          </table:table-cell>
          <table:table-cell office:value-type="float" office:value="152961" table:style-name="ce2">
            <text:p>152961</text:p>
          </table:table-cell>
          <table:table-cell office:value-type="float" office:value="89457" table:style-name="ce2">
            <text:p>89457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F</text:p>
          </table:table-cell>
          <table:table-cell office:value-type="string" table:style-name="ce2">
            <text:p>Bau</text:p>
          </table:table-cell>
          <table:table-cell office:value-type="string" table:style-name="ce2">
            <text:p>AT332</text:p>
          </table:table-cell>
          <table:table-cell office:value-type="string" table:style-name="ce2">
            <text:p>Innsbruck</text:p>
          </table:table-cell>
          <table:table-cell office:value-type="float" office:value="1824" table:style-name="ce2">
            <text:p>1824</text:p>
          </table:table-cell>
          <table:table-cell office:value-type="float" office:value="12750" table:style-name="ce2">
            <text:p>12750</text:p>
          </table:table-cell>
          <table:table-cell office:value-type="float" office:value="11071" table:style-name="ce2">
            <text:p>11071</text:p>
          </table:table-cell>
          <table:table-cell office:value-type="float" office:value="3189126" table:style-name="ce2">
            <text:p>3189126</text:p>
          </table:table-cell>
          <table:table-cell office:value-type="float" office:value="572101" table:style-name="ce2">
            <text:p>572101</text:p>
          </table:table-cell>
          <table:table-cell office:value-type="float" office:value="64178" table:style-name="ce2">
            <text:p>64178</text:p>
          </table:table-cell>
          <table:table-cell office:value-type="float" office:value="2169636" table:style-name="ce2">
            <text:p>2169636</text:p>
          </table:table-cell>
          <table:table-cell office:value-type="float" office:value="937499" table:style-name="ce2">
            <text:p>937499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G</text:p>
          </table:table-cell>
          <table:table-cell office:value-type="string" table:style-name="ce2">
            <text:p>Handel</text:p>
          </table:table-cell>
          <table:table-cell office:value-type="string" table:style-name="ce2">
            <text:p>AT332</text:p>
          </table:table-cell>
          <table:table-cell office:value-type="string" table:style-name="ce2">
            <text:p>Innsbruck</text:p>
          </table:table-cell>
          <table:table-cell office:value-type="float" office:value="4529" table:style-name="ce2">
            <text:p>4529</text:p>
          </table:table-cell>
          <table:table-cell office:value-type="float" office:value="27096" table:style-name="ce2">
            <text:p>27096</text:p>
          </table:table-cell>
          <table:table-cell office:value-type="float" office:value="23877" table:style-name="ce2">
            <text:p>23877</text:p>
          </table:table-cell>
          <table:table-cell office:value-type="float" office:value="8831786" table:style-name="ce2">
            <text:p>8831786</text:p>
          </table:table-cell>
          <table:table-cell office:value-type="float" office:value="846730" table:style-name="ce2">
            <text:p>846730</text:p>
          </table:table-cell>
          <table:table-cell office:value-type="float" office:value="169926" table:style-name="ce2">
            <text:p>169926</text:p>
          </table:table-cell>
          <table:table-cell office:value-type="float" office:value="7270388" table:style-name="ce2">
            <text:p>7270388</text:p>
          </table:table-cell>
          <table:table-cell office:value-type="float" office:value="1571077" table:style-name="ce2">
            <text:p>1571077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H</text:p>
          </table:table-cell>
          <table:table-cell office:value-type="string" table:style-name="ce2">
            <text:p>Verkehr</text:p>
          </table:table-cell>
          <table:table-cell office:value-type="string" table:style-name="ce2">
            <text:p>AT332</text:p>
          </table:table-cell>
          <table:table-cell office:value-type="string" table:style-name="ce2">
            <text:p>Innsbruck</text:p>
          </table:table-cell>
          <table:table-cell office:value-type="float" office:value="947" table:style-name="ce2">
            <text:p>947</text:p>
          </table:table-cell>
          <table:table-cell office:value-type="float" office:value="7969" table:style-name="ce2">
            <text:p>7969</text:p>
          </table:table-cell>
          <table:table-cell office:value-type="float" office:value="7247" table:style-name="ce2">
            <text:p>7247</text:p>
          </table:table-cell>
          <table:table-cell office:value-type="float" office:value="1673367" table:style-name="ce2">
            <text:p>1673367</text:p>
          </table:table-cell>
          <table:table-cell office:value-type="float" office:value="295124" table:style-name="ce2">
            <text:p>295124</text:p>
          </table:table-cell>
          <table:table-cell office:value-type="float" office:value="97149" table:style-name="ce2">
            <text:p>97149</text:p>
          </table:table-cell>
          <table:table-cell office:value-type="float" office:value="1235887" table:style-name="ce2">
            <text:p>1235887</text:p>
          </table:table-cell>
          <table:table-cell office:value-type="float" office:value="455289" table:style-name="ce2">
            <text:p>455289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I</text:p>
          </table:table-cell>
          <table:table-cell office:value-type="string" table:style-name="ce2">
            <text:p>Beherbergung und Gastronomie</text:p>
          </table:table-cell>
          <table:table-cell office:value-type="string" table:style-name="ce2">
            <text:p>AT332</text:p>
          </table:table-cell>
          <table:table-cell office:value-type="string" table:style-name="ce2">
            <text:p>Innsbruck</text:p>
          </table:table-cell>
          <table:table-cell office:value-type="float" office:value="2463" table:style-name="ce2">
            <text:p>2463</text:p>
          </table:table-cell>
          <table:table-cell office:value-type="float" office:value="13677" table:style-name="ce2">
            <text:p>13677</text:p>
          </table:table-cell>
          <table:table-cell office:value-type="float" office:value="11445" table:style-name="ce2">
            <text:p>11445</text:p>
          </table:table-cell>
          <table:table-cell office:value-type="float" office:value="1052285" table:style-name="ce2">
            <text:p>1052285</text:p>
          </table:table-cell>
          <table:table-cell office:value-type="float" office:value="279526" table:style-name="ce2">
            <text:p>279526</text:p>
          </table:table-cell>
          <table:table-cell office:value-type="float" office:value="97682" table:style-name="ce2">
            <text:p>97682</text:p>
          </table:table-cell>
          <table:table-cell office:value-type="float" office:value="558772" table:style-name="ce2">
            <text:p>558772</text:p>
          </table:table-cell>
          <table:table-cell office:value-type="float" office:value="523566" table:style-name="ce2">
            <text:p>523566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J</text:p>
          </table:table-cell>
          <table:table-cell office:value-type="string" table:style-name="ce2">
            <text:p>Information und Kommunikation</text:p>
          </table:table-cell>
          <table:table-cell office:value-type="string" table:style-name="ce2">
            <text:p>AT332</text:p>
          </table:table-cell>
          <table:table-cell office:value-type="string" table:style-name="ce2">
            <text:p>Innsbruck</text:p>
          </table:table-cell>
          <table:table-cell office:value-type="float" office:value="1266" table:style-name="ce2">
            <text:p>1266</text:p>
          </table:table-cell>
          <table:table-cell office:value-type="float" office:value="5232" table:style-name="ce2">
            <text:p>5232</text:p>
          </table:table-cell>
          <table:table-cell office:value-type="float" office:value="4078" table:style-name="ce2">
            <text:p>4078</text:p>
          </table:table-cell>
          <table:table-cell office:value-type="float" office:value="860811" table:style-name="ce2">
            <text:p>860811</text:p>
          </table:table-cell>
          <table:table-cell office:value-type="float" office:value="235159" table:style-name="ce2">
            <text:p>235159</text:p>
          </table:table-cell>
          <table:table-cell office:value-type="float" office:value="25694" table:style-name="ce2">
            <text:p>25694</text:p>
          </table:table-cell>
          <table:table-cell office:value-type="float" office:value="456333" table:style-name="ce2">
            <text:p>456333</text:p>
          </table:table-cell>
          <table:table-cell office:value-type="float" office:value="406527" table:style-name="ce2">
            <text:p>406527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K</text:p>
          </table:table-cell>
          <table:table-cell office:value-type="string" table:style-name="ce2">
            <text:p>Finanz- und Versicherungsleistungen</text:p>
          </table:table-cell>
          <table:table-cell office:value-type="string" table:style-name="ce2">
            <text:p>AT332</text:p>
          </table:table-cell>
          <table:table-cell office:value-type="string" table:style-name="ce2">
            <text:p>Innsbruck</text:p>
          </table:table-cell>
          <table:table-cell office:value-type="float" office:value="775" table:style-name="ce2">
            <text:p>775</text:p>
          </table:table-cell>
          <table:table-cell office:value-type="float" office:value="4868" table:style-name="ce2">
            <text:p>4868</text:p>
          </table:table-cell>
          <table:table-cell office:value-type="float" office:value="4385" table:style-name="ce2">
            <text:p>4385</text:p>
          </table:table-cell>
          <table:table-cell office:value-type="float" office:value="1617632" table:style-name="ce2">
            <text:p>1617632</text:p>
          </table:table-cell>
          <table:table-cell office:value-type="float" office:value="257742" table:style-name="ce2">
            <text:p>257742</text:p>
          </table:table-cell>
          <table:table-cell office:value-type="float" office:value="68677" table:style-name="ce2">
            <text:p>68677</text:p>
          </table:table-cell>
          <table:table-cell office:value-type="float" office:value="468562" table:style-name="ce2">
            <text:p>468562</text:p>
          </table:table-cell>
          <table:table-cell office:value-type="float" office:value="760420" table:style-name="ce2">
            <text:p>760420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L</text:p>
          </table:table-cell>
          <table:table-cell office:value-type="string" table:style-name="ce2">
            <text:p>Grundstücks- und Wohnungswesen</text:p>
          </table:table-cell>
          <table:table-cell office:value-type="string" table:style-name="ce2">
            <text:p>AT332</text:p>
          </table:table-cell>
          <table:table-cell office:value-type="string" table:style-name="ce2">
            <text:p>Innsbruck</text:p>
          </table:table-cell>
          <table:table-cell office:value-type="float" office:value="1372" table:style-name="ce2">
            <text:p>1372</text:p>
          </table:table-cell>
          <table:table-cell office:value-type="float" office:value="2849" table:style-name="ce2">
            <text:p>2849</text:p>
          </table:table-cell>
          <table:table-cell office:value-type="float" office:value="1780" table:style-name="ce2">
            <text:p>1780</text:p>
          </table:table-cell>
          <table:table-cell office:value-type="float" office:value="1186261" table:style-name="ce2">
            <text:p>1186261</text:p>
          </table:table-cell>
          <table:table-cell office:value-type="float" office:value="75659" table:style-name="ce2">
            <text:p>75659</text:p>
          </table:table-cell>
          <table:table-cell office:value-type="float" office:value="450535" table:style-name="ce2">
            <text:p>450535</text:p>
          </table:table-cell>
          <table:table-cell office:value-type="float" office:value="679889" table:style-name="ce2">
            <text:p>679889</text:p>
          </table:table-cell>
          <table:table-cell office:value-type="float" office:value="545379" table:style-name="ce2">
            <text:p>545379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M</text:p>
          </table:table-cell>
          <table:table-cell office:value-type="string" table:style-name="ce2">
            <text:p>Freiberufliche/techn. Dienstleistungen</text:p>
          </table:table-cell>
          <table:table-cell office:value-type="string" table:style-name="ce2">
            <text:p>AT332</text:p>
          </table:table-cell>
          <table:table-cell office:value-type="string" table:style-name="ce2">
            <text:p>Innsbruck</text:p>
          </table:table-cell>
          <table:table-cell office:value-type="float" office:value="5032" table:style-name="ce2">
            <text:p>5032</text:p>
          </table:table-cell>
          <table:table-cell office:value-type="float" office:value="16252" table:style-name="ce2">
            <text:p>16252</text:p>
          </table:table-cell>
          <table:table-cell office:value-type="float" office:value="11281" table:style-name="ce2">
            <text:p>11281</text:p>
          </table:table-cell>
          <table:table-cell office:value-type="float" office:value="1846922" table:style-name="ce2">
            <text:p>1846922</text:p>
          </table:table-cell>
          <table:table-cell office:value-type="float" office:value="516971" table:style-name="ce2">
            <text:p>516971</text:p>
          </table:table-cell>
          <table:table-cell office:value-type="float" office:value="75564" table:style-name="ce2">
            <text:p>75564</text:p>
          </table:table-cell>
          <table:table-cell office:value-type="float" office:value="913689" table:style-name="ce2">
            <text:p>913689</text:p>
          </table:table-cell>
          <table:table-cell office:value-type="float" office:value="994953" table:style-name="ce2">
            <text:p>994953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N</text:p>
          </table:table-cell>
          <table:table-cell office:value-type="string" table:style-name="ce2">
            <text:p>Sonst. wirtschaftl. Dienstleistungen</text:p>
          </table:table-cell>
          <table:table-cell office:value-type="string" table:style-name="ce2">
            <text:p>AT332</text:p>
          </table:table-cell>
          <table:table-cell office:value-type="string" table:style-name="ce2">
            <text:p>Innsbruck</text:p>
          </table:table-cell>
          <table:table-cell office:value-type="float" office:value="1306" table:style-name="ce2">
            <text:p>1306</text:p>
          </table:table-cell>
          <table:table-cell office:value-type="float" office:value="8714" table:style-name="ce2">
            <text:p>8714</text:p>
          </table:table-cell>
          <table:table-cell office:value-type="float" office:value="7590" table:style-name="ce2">
            <text:p>7590</text:p>
          </table:table-cell>
          <table:table-cell office:value-type="float" office:value="1107488" table:style-name="ce2">
            <text:p>1107488</text:p>
          </table:table-cell>
          <table:table-cell office:value-type="float" office:value="219476" table:style-name="ce2">
            <text:p>219476</text:p>
          </table:table-cell>
          <table:table-cell office:value-type="float" office:value="136691" table:style-name="ce2">
            <text:p>136691</text:p>
          </table:table-cell>
          <table:table-cell office:value-type="float" office:value="584691" table:style-name="ce2">
            <text:p>584691</text:p>
          </table:table-cell>
          <table:table-cell office:value-type="float" office:value="528766" table:style-name="ce2">
            <text:p>528766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P</text:p>
          </table:table-cell>
          <table:table-cell office:value-type="string" table:style-name="ce2">
            <text:p>Erziehung und Unterricht</text:p>
          </table:table-cell>
          <table:table-cell office:value-type="string" table:style-name="ce2">
            <text:p>AT332</text:p>
          </table:table-cell>
          <table:table-cell office:value-type="string" table:style-name="ce2">
            <text:p>Innsbruck</text:p>
          </table:table-cell>
          <table:table-cell office:value-type="float" office:value="989" table:style-name="ce2">
            <text:p>989</text:p>
          </table:table-cell>
          <table:table-cell office:value-type="float" office:value="1901" table:style-name="ce2">
            <text:p>1901</text:p>
          </table:table-cell>
          <table:table-cell office:value-type="float" office:value="936" table:style-name="ce2">
            <text:p>936</text:p>
          </table:table-cell>
          <table:table-cell office:value-type="float" office:value="72563" table:style-name="ce2">
            <text:p>72563</text:p>
          </table:table-cell>
          <table:table-cell office:value-type="float" office:value="23668" table:style-name="ce2">
            <text:p>23668</text:p>
          </table:table-cell>
          <table:table-cell office:value-type="float" office:value="3119" table:style-name="ce2">
            <text:p>3119</text:p>
          </table:table-cell>
          <table:table-cell office:value-type="float" office:value="33036" table:style-name="ce2">
            <text:p>33036</text:p>
          </table:table-cell>
          <table:table-cell office:value-type="float" office:value="42502" table:style-name="ce2">
            <text:p>42502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Q</text:p>
          </table:table-cell>
          <table:table-cell office:value-type="string" table:style-name="ce2">
            <text:p>Gesundheits- und Sozialwesen</text:p>
          </table:table-cell>
          <table:table-cell office:value-type="string" table:style-name="ce2">
            <text:p>AT332</text:p>
          </table:table-cell>
          <table:table-cell office:value-type="string" table:style-name="ce2">
            <text:p>Innsbruck</text:p>
          </table:table-cell>
          <table:table-cell office:value-type="float" office:value="3688" table:style-name="ce2">
            <text:p>3688</text:p>
          </table:table-cell>
          <table:table-cell office:value-type="float" office:value="13812" table:style-name="ce2">
            <text:p>13812</text:p>
          </table:table-cell>
          <table:table-cell office:value-type="float" office:value="10350" table:style-name="ce2">
            <text:p>10350</text:p>
          </table:table-cell>
          <table:table-cell office:value-type="float" office:value="1058816" table:style-name="ce2">
            <text:p>1058816</text:p>
          </table:table-cell>
          <table:table-cell office:value-type="float" office:value="312028" table:style-name="ce2">
            <text:p>312028</text:p>
          </table:table-cell>
          <table:table-cell office:value-type="float" office:value="49498" table:style-name="ce2">
            <text:p>49498</text:p>
          </table:table-cell>
          <table:table-cell office:value-type="float" office:value="398784" table:style-name="ce2">
            <text:p>398784</text:p>
          </table:table-cell>
          <table:table-cell office:value-type="float" office:value="680665" table:style-name="ce2">
            <text:p>680665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R</text:p>
          </table:table-cell>
          <table:table-cell office:value-type="string" table:style-name="ce2">
            <text:p>Kunst, Unterhaltung und Erholung</text:p>
          </table:table-cell>
          <table:table-cell office:value-type="string" table:style-name="ce2">
            <text:p>AT332</text:p>
          </table:table-cell>
          <table:table-cell office:value-type="string" table:style-name="ce2">
            <text:p>Innsbruck</text:p>
          </table:table-cell>
          <table:table-cell office:value-type="float" office:value="1408" table:style-name="ce2">
            <text:p>1408</text:p>
          </table:table-cell>
          <table:table-cell office:value-type="float" office:value="2851" table:style-name="ce2">
            <text:p>2851</text:p>
          </table:table-cell>
          <table:table-cell office:value-type="float" office:value="1517" table:style-name="ce2">
            <text:p>1517</text:p>
          </table:table-cell>
          <table:table-cell office:value-type="float" office:value="241253" table:style-name="ce2">
            <text:p>241253</text:p>
          </table:table-cell>
          <table:table-cell office:value-type="float" office:value="43214" table:style-name="ce2">
            <text:p>43214</text:p>
          </table:table-cell>
          <table:table-cell office:value-type="float" office:value="11922" table:style-name="ce2">
            <text:p>11922</text:p>
          </table:table-cell>
          <table:table-cell office:value-type="float" office:value="172242" table:style-name="ce2">
            <text:p>172242</text:p>
          </table:table-cell>
          <table:table-cell office:value-type="float" office:value="78984" table:style-name="ce2">
            <text:p>78984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S</text:p>
          </table:table-cell>
          <table:table-cell office:value-type="string" table:style-name="ce2">
            <text:p>Sonst. Dienstleistungen</text:p>
          </table:table-cell>
          <table:table-cell office:value-type="string" table:style-name="ce2">
            <text:p>AT332</text:p>
          </table:table-cell>
          <table:table-cell office:value-type="string" table:style-name="ce2">
            <text:p>Innsbruck</text:p>
          </table:table-cell>
          <table:table-cell office:value-type="float" office:value="1555" table:style-name="ce2">
            <text:p>1555</text:p>
          </table:table-cell>
          <table:table-cell office:value-type="float" office:value="2846" table:style-name="ce2">
            <text:p>2846</text:p>
          </table:table-cell>
          <table:table-cell office:value-type="float" office:value="1411" table:style-name="ce2">
            <text:p>1411</text:p>
          </table:table-cell>
          <table:table-cell office:value-type="float" office:value="127336" table:style-name="ce2">
            <text:p>127336</text:p>
          </table:table-cell>
          <table:table-cell office:value-type="float" office:value="33738" table:style-name="ce2">
            <text:p>33738</text:p>
          </table:table-cell>
          <table:table-cell office:value-type="float" office:value="5783" table:style-name="ce2">
            <text:p>5783</text:p>
          </table:table-cell>
          <table:table-cell office:value-type="float" office:value="55756" table:style-name="ce2">
            <text:p>55756</text:p>
          </table:table-cell>
          <table:table-cell office:value-type="float" office:value="72940" table:style-name="ce2">
            <text:p>72940</text:p>
          </table:table-cell>
          <table:table-cell table:number-columns-repeated="16372"/>
        </table:table-row>
        <table:table-row table:style-name="ro3">
          <table:table-cell table:style-name="ce4"/>
          <table:table-cell office:value-type="string" table:style-name="ce4">
            <text:p>INSGESAMT</text:p>
          </table:table-cell>
          <table:table-cell office:value-type="string" table:style-name="ce4">
            <text:p>AT333</text:p>
          </table:table-cell>
          <table:table-cell office:value-type="string" table:style-name="ce4">
            <text:p>Osttirol</text:p>
          </table:table-cell>
          <table:table-cell office:value-type="float" office:value="3799" table:style-name="ce4">
            <text:p>3799</text:p>
          </table:table-cell>
          <table:table-cell office:value-type="float" office:value="19610" table:style-name="ce4">
            <text:p>19610</text:p>
          </table:table-cell>
          <table:table-cell office:value-type="float" office:value="16396" table:style-name="ce4">
            <text:p>16396</text:p>
          </table:table-cell>
          <table:table-cell office:value-type="float" office:value="3490402" table:style-name="ce4">
            <text:p>3490402</text:p>
          </table:table-cell>
          <table:table-cell office:value-type="float" office:value="581619" table:style-name="ce4">
            <text:p>581619</text:p>
          </table:table-cell>
          <table:table-cell office:value-type="float" office:value="199259" table:style-name="ce4">
            <text:p>199259</text:p>
          </table:table-cell>
          <table:table-cell office:value-type="float" office:value="2363386" table:style-name="ce4">
            <text:p>2363386</text:p>
          </table:table-cell>
          <table:table-cell office:value-type="float" office:value="1141771" table:style-name="ce4">
            <text:p>1141771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A</text:p>
          </table:table-cell>
          <table:table-cell office:value-type="string" table:style-name="ce2">
            <text:p>Land- und Forstwirtschaft</text:p>
          </table:table-cell>
          <table:table-cell office:value-type="string" table:style-name="ce2">
            <text:p>AT333</text:p>
          </table:table-cell>
          <table:table-cell office:value-type="string" table:style-name="ce2">
            <text:p>Osttiro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B</text:p>
          </table:table-cell>
          <table:table-cell office:value-type="string" table:style-name="ce2">
            <text:p>Bergbau</text:p>
          </table:table-cell>
          <table:table-cell office:value-type="string" table:style-name="ce2">
            <text:p>AT333</text:p>
          </table:table-cell>
          <table:table-cell office:value-type="string" table:style-name="ce2">
            <text:p>Osttirol</text:p>
          </table:table-cell>
          <table:table-cell office:value-type="float" office:value="11" table:style-name="ce2">
            <text:p>11</text:p>
          </table:table-cell>
          <table:table-cell office:value-type="float" office:value="104" table:style-name="ce2">
            <text:p>104</text:p>
          </table:table-cell>
          <table:table-cell office:value-type="float" office:value="102" table:style-name="ce2">
            <text:p>102</text:p>
          </table:table-cell>
          <table:table-cell office:value-type="float" office:value="18135" table:style-name="ce2">
            <text:p>18135</text:p>
          </table:table-cell>
          <table:table-cell office:value-type="float" office:value="5087" table:style-name="ce2">
            <text:p>5087</text:p>
          </table:table-cell>
          <table:table-cell office:value-type="float" office:value="917" table:style-name="ce2">
            <text:p>917</text:p>
          </table:table-cell>
          <table:table-cell office:value-type="float" office:value="8317" table:style-name="ce2">
            <text:p>8317</text:p>
          </table:table-cell>
          <table:table-cell office:value-type="float" office:value="9902" table:style-name="ce2">
            <text:p>9902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C</text:p>
          </table:table-cell>
          <table:table-cell office:value-type="string" table:style-name="ce2">
            <text:p>Herstellung von Waren</text:p>
          </table:table-cell>
          <table:table-cell office:value-type="string" table:style-name="ce2">
            <text:p>AT333</text:p>
          </table:table-cell>
          <table:table-cell office:value-type="string" table:style-name="ce2">
            <text:p>Osttirol</text:p>
          </table:table-cell>
          <table:table-cell office:value-type="float" office:value="289" table:style-name="ce2">
            <text:p>289</text:p>
          </table:table-cell>
          <table:table-cell office:value-type="float" office:value="5646" table:style-name="ce2">
            <text:p>5646</text:p>
          </table:table-cell>
          <table:table-cell office:value-type="float" office:value="5409" table:style-name="ce2">
            <text:p>5409</text:p>
          </table:table-cell>
          <table:table-cell office:value-type="float" office:value="1423417" table:style-name="ce2">
            <text:p>1423417</text:p>
          </table:table-cell>
          <table:table-cell office:value-type="float" office:value="234122" table:style-name="ce2">
            <text:p>234122</text:p>
          </table:table-cell>
          <table:table-cell office:value-type="float" office:value="73873" table:style-name="ce2">
            <text:p>73873</text:p>
          </table:table-cell>
          <table:table-cell office:value-type="float" office:value="1033218" table:style-name="ce2">
            <text:p>1033218</text:p>
          </table:table-cell>
          <table:table-cell office:value-type="float" office:value="408241" table:style-name="ce2">
            <text:p>408241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D</text:p>
          </table:table-cell>
          <table:table-cell office:value-type="string" table:style-name="ce2">
            <text:p>Energieversorgung</text:p>
          </table:table-cell>
          <table:table-cell office:value-type="string" table:style-name="ce2">
            <text:p>AT333</text:p>
          </table:table-cell>
          <table:table-cell office:value-type="string" table:style-name="ce2">
            <text:p>Osttirol</text:p>
          </table:table-cell>
          <table:table-cell office:value-type="float" office:value="56" table:style-name="ce2">
            <text:p>56</text:p>
          </table:table-cell>
          <table:table-cell office:value-type="float" office:value="128" table:style-name="ce2">
            <text:p>128</text:p>
          </table:table-cell>
          <table:table-cell office:value-type="float" office:value="90" table:style-name="ce2">
            <text:p>90</text:p>
          </table:table-cell>
          <table:table-cell office:value-type="float" office:value="49890" table:style-name="ce2">
            <text:p>49890</text:p>
          </table:table-cell>
          <table:table-cell office:value-type="float" office:value="5436" table:style-name="ce2">
            <text:p>5436</text:p>
          </table:table-cell>
          <table:table-cell office:value-type="float" office:value="4317" table:style-name="ce2">
            <text:p>4317</text:p>
          </table:table-cell>
          <table:table-cell office:value-type="float" office:value="32647" table:style-name="ce2">
            <text:p>32647</text:p>
          </table:table-cell>
          <table:table-cell office:value-type="float" office:value="17617" table:style-name="ce2">
            <text:p>17617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E</text:p>
          </table:table-cell>
          <table:table-cell office:value-type="string" table:style-name="ce2">
            <text:p>Wasserversorgung und Abfallentsorgung</text:p>
          </table:table-cell>
          <table:table-cell office:value-type="string" table:style-name="ce2">
            <text:p>AT333</text:p>
          </table:table-cell>
          <table:table-cell office:value-type="string" table:style-name="ce2">
            <text:p>Osttirol</text:p>
          </table:table-cell>
          <table:table-cell office:value-type="float" office:value="24" table:style-name="ce2">
            <text:p>24</text:p>
          </table:table-cell>
          <table:table-cell office:value-type="float" office:value="160" table:style-name="ce2">
            <text:p>160</text:p>
          </table:table-cell>
          <table:table-cell office:value-type="float" office:value="155" table:style-name="ce2">
            <text:p>155</text:p>
          </table:table-cell>
          <table:table-cell office:value-type="float" office:value="34963" table:style-name="ce2">
            <text:p>34963</text:p>
          </table:table-cell>
          <table:table-cell office:value-type="float" office:value="5986" table:style-name="ce2">
            <text:p>5986</text:p>
          </table:table-cell>
          <table:table-cell office:value-type="float" office:value="2932" table:style-name="ce2">
            <text:p>2932</text:p>
          </table:table-cell>
          <table:table-cell office:value-type="float" office:value="22578" table:style-name="ce2">
            <text:p>22578</text:p>
          </table:table-cell>
          <table:table-cell office:value-type="float" office:value="14136" table:style-name="ce2">
            <text:p>14136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F</text:p>
          </table:table-cell>
          <table:table-cell office:value-type="string" table:style-name="ce2">
            <text:p>Bau</text:p>
          </table:table-cell>
          <table:table-cell office:value-type="string" table:style-name="ce2">
            <text:p>AT333</text:p>
          </table:table-cell>
          <table:table-cell office:value-type="string" table:style-name="ce2">
            <text:p>Osttirol</text:p>
          </table:table-cell>
          <table:table-cell office:value-type="float" office:value="306" table:style-name="ce2">
            <text:p>306</text:p>
          </table:table-cell>
          <table:table-cell office:value-type="float" office:value="1909" table:style-name="ce2">
            <text:p>1909</text:p>
          </table:table-cell>
          <table:table-cell office:value-type="float" office:value="1624" table:style-name="ce2">
            <text:p>1624</text:p>
          </table:table-cell>
          <table:table-cell office:value-type="float" office:value="289447" table:style-name="ce2">
            <text:p>289447</text:p>
          </table:table-cell>
          <table:table-cell office:value-type="float" office:value="63949" table:style-name="ce2">
            <text:p>63949</text:p>
          </table:table-cell>
          <table:table-cell office:value-type="float" office:value="17186" table:style-name="ce2">
            <text:p>17186</text:p>
          </table:table-cell>
          <table:table-cell office:value-type="float" office:value="186311" table:style-name="ce2">
            <text:p>186311</text:p>
          </table:table-cell>
          <table:table-cell office:value-type="float" office:value="109101" table:style-name="ce2">
            <text:p>109101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G</text:p>
          </table:table-cell>
          <table:table-cell office:value-type="string" table:style-name="ce2">
            <text:p>Handel</text:p>
          </table:table-cell>
          <table:table-cell office:value-type="string" table:style-name="ce2">
            <text:p>AT333</text:p>
          </table:table-cell>
          <table:table-cell office:value-type="string" table:style-name="ce2">
            <text:p>Osttirol</text:p>
          </table:table-cell>
          <table:table-cell office:value-type="float" office:value="686" table:style-name="ce2">
            <text:p>686</text:p>
          </table:table-cell>
          <table:table-cell office:value-type="float" office:value="3530" table:style-name="ce2">
            <text:p>3530</text:p>
          </table:table-cell>
          <table:table-cell office:value-type="float" office:value="3044" table:style-name="ce2">
            <text:p>3044</text:p>
          </table:table-cell>
          <table:table-cell office:value-type="float" office:value="817232" table:style-name="ce2">
            <text:p>817232</text:p>
          </table:table-cell>
          <table:table-cell office:value-type="float" office:value="82950" table:style-name="ce2">
            <text:p>82950</text:p>
          </table:table-cell>
          <table:table-cell office:value-type="float" office:value="20061" table:style-name="ce2">
            <text:p>20061</text:p>
          </table:table-cell>
          <table:table-cell office:value-type="float" office:value="663227" table:style-name="ce2">
            <text:p>663227</text:p>
          </table:table-cell>
          <table:table-cell office:value-type="float" office:value="156036" table:style-name="ce2">
            <text:p>156036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H</text:p>
          </table:table-cell>
          <table:table-cell office:value-type="string" table:style-name="ce2">
            <text:p>Verkehr</text:p>
          </table:table-cell>
          <table:table-cell office:value-type="string" table:style-name="ce2">
            <text:p>AT333</text:p>
          </table:table-cell>
          <table:table-cell office:value-type="string" table:style-name="ce2">
            <text:p>Osttirol</text:p>
          </table:table-cell>
          <table:table-cell office:value-type="float" office:value="126" table:style-name="ce2">
            <text:p>126</text:p>
          </table:table-cell>
          <table:table-cell office:value-type="float" office:value="800" table:style-name="ce2">
            <text:p>800</text:p>
          </table:table-cell>
          <table:table-cell office:value-type="float" office:value="716" table:style-name="ce2">
            <text:p>716</text:p>
          </table:table-cell>
          <table:table-cell office:value-type="float" office:value="220884" table:style-name="ce2">
            <text:p>220884</text:p>
          </table:table-cell>
          <table:table-cell office:value-type="float" office:value="29877" table:style-name="ce2">
            <text:p>29877</text:p>
          </table:table-cell>
          <table:table-cell office:value-type="float" office:value="21577" table:style-name="ce2">
            <text:p>21577</text:p>
          </table:table-cell>
          <table:table-cell office:value-type="float" office:value="160224" table:style-name="ce2">
            <text:p>160224</text:p>
          </table:table-cell>
          <table:table-cell office:value-type="float" office:value="63774" table:style-name="ce2">
            <text:p>63774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I</text:p>
          </table:table-cell>
          <table:table-cell office:value-type="string" table:style-name="ce2">
            <text:p>Beherbergung und Gastronomie</text:p>
          </table:table-cell>
          <table:table-cell office:value-type="string" table:style-name="ce2">
            <text:p>AT333</text:p>
          </table:table-cell>
          <table:table-cell office:value-type="string" table:style-name="ce2">
            <text:p>Osttirol</text:p>
          </table:table-cell>
          <table:table-cell office:value-type="float" office:value="622" table:style-name="ce2">
            <text:p>622</text:p>
          </table:table-cell>
          <table:table-cell office:value-type="float" office:value="2647" table:style-name="ce2">
            <text:p>2647</text:p>
          </table:table-cell>
          <table:table-cell office:value-type="float" office:value="2061" table:style-name="ce2">
            <text:p>2061</text:p>
          </table:table-cell>
          <table:table-cell office:value-type="float" office:value="200731" table:style-name="ce2">
            <text:p>200731</text:p>
          </table:table-cell>
          <table:table-cell office:value-type="float" office:value="50016" table:style-name="ce2">
            <text:p>50016</text:p>
          </table:table-cell>
          <table:table-cell office:value-type="float" office:value="15532" table:style-name="ce2">
            <text:p>15532</text:p>
          </table:table-cell>
          <table:table-cell office:value-type="float" office:value="100483" table:style-name="ce2">
            <text:p>100483</text:p>
          </table:table-cell>
          <table:table-cell office:value-type="float" office:value="105520" table:style-name="ce2">
            <text:p>105520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J</text:p>
          </table:table-cell>
          <table:table-cell office:value-type="string" table:style-name="ce2">
            <text:p>Information und Kommunikation</text:p>
          </table:table-cell>
          <table:table-cell office:value-type="string" table:style-name="ce2">
            <text:p>AT333</text:p>
          </table:table-cell>
          <table:table-cell office:value-type="string" table:style-name="ce2">
            <text:p>Osttirol</text:p>
          </table:table-cell>
          <table:table-cell office:value-type="float" office:value="101" table:style-name="ce2">
            <text:p>101</text:p>
          </table:table-cell>
          <table:table-cell office:value-type="float" office:value="252" table:style-name="ce2">
            <text:p>252</text:p>
          </table:table-cell>
          <table:table-cell office:value-type="float" office:value="161" table:style-name="ce2">
            <text:p>161</text:p>
          </table:table-cell>
          <table:table-cell office:value-type="float" office:value="29119" table:style-name="ce2">
            <text:p>29119</text:p>
          </table:table-cell>
          <table:table-cell office:value-type="float" office:value="6204" table:style-name="ce2">
            <text:p>6204</text:p>
          </table:table-cell>
          <table:table-cell office:value-type="float" office:value="501" table:style-name="ce2">
            <text:p>501</text:p>
          </table:table-cell>
          <table:table-cell office:value-type="float" office:value="18362" table:style-name="ce2">
            <text:p>18362</text:p>
          </table:table-cell>
          <table:table-cell office:value-type="float" office:value="11301" table:style-name="ce2">
            <text:p>11301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K</text:p>
          </table:table-cell>
          <table:table-cell office:value-type="string" table:style-name="ce2">
            <text:p>Finanz- und Versicherungsleistungen</text:p>
          </table:table-cell>
          <table:table-cell office:value-type="string" table:style-name="ce2">
            <text:p>AT333</text:p>
          </table:table-cell>
          <table:table-cell office:value-type="string" table:style-name="ce2">
            <text:p>Osttirol</text:p>
          </table:table-cell>
          <table:table-cell office:value-type="float" office:value="100" table:style-name="ce2">
            <text:p>100</text:p>
          </table:table-cell>
          <table:table-cell office:value-type="float" office:value="505" table:style-name="ce2">
            <text:p>505</text:p>
          </table:table-cell>
          <table:table-cell office:value-type="float" office:value="462" table:style-name="ce2">
            <text:p>462</text:p>
          </table:table-cell>
          <table:table-cell office:value-type="float" office:value="135193" table:style-name="ce2">
            <text:p>135193</text:p>
          </table:table-cell>
          <table:table-cell office:value-type="float" office:value="23254" table:style-name="ce2">
            <text:p>23254</text:p>
          </table:table-cell>
          <table:table-cell office:value-type="float" office:value="12496" table:style-name="ce2">
            <text:p>12496</text:p>
          </table:table-cell>
          <table:table-cell office:value-type="float" office:value="35429" table:style-name="ce2">
            <text:p>35429</text:p>
          </table:table-cell>
          <table:table-cell office:value-type="float" office:value="66732" table:style-name="ce2">
            <text:p>66732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L</text:p>
          </table:table-cell>
          <table:table-cell office:value-type="string" table:style-name="ce2">
            <text:p>Grundstücks- und Wohnungswesen</text:p>
          </table:table-cell>
          <table:table-cell office:value-type="string" table:style-name="ce2">
            <text:p>AT333</text:p>
          </table:table-cell>
          <table:table-cell office:value-type="string" table:style-name="ce2">
            <text:p>Osttirol</text:p>
          </table:table-cell>
          <table:table-cell office:value-type="float" office:value="97" table:style-name="ce2">
            <text:p>97</text:p>
          </table:table-cell>
          <table:table-cell office:value-type="float" office:value="167" table:style-name="ce2">
            <text:p>167</text:p>
          </table:table-cell>
          <table:table-cell office:value-type="float" office:value="101" table:style-name="ce2">
            <text:p>101</text:p>
          </table:table-cell>
          <table:table-cell office:value-type="float" office:value="26962" table:style-name="ce2">
            <text:p>26962</text:p>
          </table:table-cell>
          <table:table-cell office:value-type="float" office:value="3445" table:style-name="ce2">
            <text:p>3445</text:p>
          </table:table-cell>
          <table:table-cell office:value-type="float" office:value="23942" table:style-name="ce2">
            <text:p>23942</text:p>
          </table:table-cell>
          <table:table-cell office:value-type="float" office:value="13518" table:style-name="ce2">
            <text:p>13518</text:p>
          </table:table-cell>
          <table:table-cell office:value-type="float" office:value="21194" table:style-name="ce2">
            <text:p>21194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M</text:p>
          </table:table-cell>
          <table:table-cell office:value-type="string" table:style-name="ce2">
            <text:p>Freiberufliche/techn. Dienstleistungen</text:p>
          </table:table-cell>
          <table:table-cell office:value-type="string" table:style-name="ce2">
            <text:p>AT333</text:p>
          </table:table-cell>
          <table:table-cell office:value-type="string" table:style-name="ce2">
            <text:p>Osttirol</text:p>
          </table:table-cell>
          <table:table-cell office:value-type="float" office:value="380" table:style-name="ce2">
            <text:p>380</text:p>
          </table:table-cell>
          <table:table-cell office:value-type="float" office:value="995" table:style-name="ce2">
            <text:p>995</text:p>
          </table:table-cell>
          <table:table-cell office:value-type="float" office:value="641" table:style-name="ce2">
            <text:p>641</text:p>
          </table:table-cell>
          <table:table-cell office:value-type="float" office:value="85070" table:style-name="ce2">
            <text:p>85070</text:p>
          </table:table-cell>
          <table:table-cell office:value-type="float" office:value="21257" table:style-name="ce2">
            <text:p>21257</text:p>
          </table:table-cell>
          <table:table-cell office:value-type="float" office:value="1532" table:style-name="ce2">
            <text:p>1532</text:p>
          </table:table-cell>
          <table:table-cell office:value-type="float" office:value="34513" table:style-name="ce2">
            <text:p>34513</text:p>
          </table:table-cell>
          <table:table-cell office:value-type="float" office:value="51590" table:style-name="ce2">
            <text:p>51590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N</text:p>
          </table:table-cell>
          <table:table-cell office:value-type="string" table:style-name="ce2">
            <text:p>Sonst. wirtschaftl. Dienstleistungen</text:p>
          </table:table-cell>
          <table:table-cell office:value-type="string" table:style-name="ce2">
            <text:p>AT333</text:p>
          </table:table-cell>
          <table:table-cell office:value-type="string" table:style-name="ce2">
            <text:p>Osttirol</text:p>
          </table:table-cell>
          <table:table-cell office:value-type="float" office:value="120" table:style-name="ce2">
            <text:p>120</text:p>
          </table:table-cell>
          <table:table-cell office:value-type="float" office:value="435" table:style-name="ce2">
            <text:p>435</text:p>
          </table:table-cell>
          <table:table-cell office:value-type="float" office:value="322" table:style-name="ce2">
            <text:p>322</text:p>
          </table:table-cell>
          <table:table-cell office:value-type="float" office:value="32206" table:style-name="ce2">
            <text:p>32206</text:p>
          </table:table-cell>
          <table:table-cell office:value-type="float" office:value="10247" table:style-name="ce2">
            <text:p>10247</text:p>
          </table:table-cell>
          <table:table-cell office:value-type="float" office:value="1675" table:style-name="ce2">
            <text:p>1675</text:p>
          </table:table-cell>
          <table:table-cell office:value-type="float" office:value="15007" table:style-name="ce2">
            <text:p>15007</text:p>
          </table:table-cell>
          <table:table-cell office:value-type="float" office:value="17385" table:style-name="ce2">
            <text:p>17385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P</text:p>
          </table:table-cell>
          <table:table-cell office:value-type="string" table:style-name="ce2">
            <text:p>Erziehung und Unterricht</text:p>
          </table:table-cell>
          <table:table-cell office:value-type="string" table:style-name="ce2">
            <text:p>AT333</text:p>
          </table:table-cell>
          <table:table-cell office:value-type="string" table:style-name="ce2">
            <text:p>Osttirol</text:p>
          </table:table-cell>
          <table:table-cell office:value-type="float" office:value="92" table:style-name="ce2">
            <text:p>92</text:p>
          </table:table-cell>
          <table:table-cell office:value-type="float" office:value="165" table:style-name="ce2">
            <text:p>165</text:p>
          </table:table-cell>
          <table:table-cell office:value-type="float" office:value="78" table:style-name="ce2">
            <text:p>78</text:p>
          </table:table-cell>
          <table:table-cell office:value-type="float" office:value="7992" table:style-name="ce2">
            <text:p>7992</text:p>
          </table:table-cell>
          <table:table-cell office:value-type="float" office:value="1780" table:style-name="ce2">
            <text:p>1780</text:p>
          </table:table-cell>
          <table:table-cell office:value-type="float" office:value="393" table:style-name="ce2">
            <text:p>393</text:p>
          </table:table-cell>
          <table:table-cell office:value-type="float" office:value="4227" table:style-name="ce2">
            <text:p>4227</text:p>
          </table:table-cell>
          <table:table-cell office:value-type="float" office:value="3762" table:style-name="ce2">
            <text:p>3762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Q</text:p>
          </table:table-cell>
          <table:table-cell office:value-type="string" table:style-name="ce2">
            <text:p>Gesundheits- und Sozialwesen</text:p>
          </table:table-cell>
          <table:table-cell office:value-type="string" table:style-name="ce2">
            <text:p>AT333</text:p>
          </table:table-cell>
          <table:table-cell office:value-type="string" table:style-name="ce2">
            <text:p>Osttirol</text:p>
          </table:table-cell>
          <table:table-cell office:value-type="float" office:value="447" table:style-name="ce2">
            <text:p>447</text:p>
          </table:table-cell>
          <table:table-cell office:value-type="float" office:value="1518" table:style-name="ce2">
            <text:p>1518</text:p>
          </table:table-cell>
          <table:table-cell office:value-type="float" office:value="1106" table:style-name="ce2">
            <text:p>1106</text:p>
          </table:table-cell>
          <table:table-cell office:value-type="float" office:value="93066" table:style-name="ce2">
            <text:p>93066</text:p>
          </table:table-cell>
          <table:table-cell office:value-type="float" office:value="31543" table:style-name="ce2">
            <text:p>31543</text:p>
          </table:table-cell>
          <table:table-cell office:value-type="float" office:value="1359" table:style-name="ce2">
            <text:p>1359</text:p>
          </table:table-cell>
          <table:table-cell office:value-type="float" office:value="22878" table:style-name="ce2">
            <text:p>22878</text:p>
          </table:table-cell>
          <table:table-cell office:value-type="float" office:value="71344" table:style-name="ce2">
            <text:p>71344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R</text:p>
          </table:table-cell>
          <table:table-cell office:value-type="string" table:style-name="ce2">
            <text:p>Kunst, Unterhaltung und Erholung</text:p>
          </table:table-cell>
          <table:table-cell office:value-type="string" table:style-name="ce2">
            <text:p>AT333</text:p>
          </table:table-cell>
          <table:table-cell office:value-type="string" table:style-name="ce2">
            <text:p>Osttirol</text:p>
          </table:table-cell>
          <table:table-cell office:value-type="float" office:value="143" table:style-name="ce2">
            <text:p>143</text:p>
          </table:table-cell>
          <table:table-cell office:value-type="float" office:value="222" table:style-name="ce2">
            <text:p>222</text:p>
          </table:table-cell>
          <table:table-cell office:value-type="float" office:value="83" table:style-name="ce2">
            <text:p>83</text:p>
          </table:table-cell>
          <table:table-cell office:value-type="float" office:value="8430" table:style-name="ce2">
            <text:p>8430</text:p>
          </table:table-cell>
          <table:table-cell office:value-type="float" office:value="1884" table:style-name="ce2">
            <text:p>1884</text:p>
          </table:table-cell>
          <table:table-cell office:value-type="float" office:value="230" table:style-name="ce2">
            <text:p>230</text:p>
          </table:table-cell>
          <table:table-cell office:value-type="float" office:value="4714" table:style-name="ce2">
            <text:p>4714</text:p>
          </table:table-cell>
          <table:table-cell office:value-type="float" office:value="3938" table:style-name="ce2">
            <text:p>3938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S</text:p>
          </table:table-cell>
          <table:table-cell office:value-type="string" table:style-name="ce2">
            <text:p>Sonst. Dienstleistungen</text:p>
          </table:table-cell>
          <table:table-cell office:value-type="string" table:style-name="ce2">
            <text:p>AT333</text:p>
          </table:table-cell>
          <table:table-cell office:value-type="string" table:style-name="ce2">
            <text:p>Osttirol</text:p>
          </table:table-cell>
          <table:table-cell office:value-type="float" office:value="199" table:style-name="ce2">
            <text:p>199</text:p>
          </table:table-cell>
          <table:table-cell office:value-type="float" office:value="427" table:style-name="ce2">
            <text:p>427</text:p>
          </table:table-cell>
          <table:table-cell office:value-type="float" office:value="241" table:style-name="ce2">
            <text:p>241</text:p>
          </table:table-cell>
          <table:table-cell office:value-type="float" office:value="17665" table:style-name="ce2">
            <text:p>17665</text:p>
          </table:table-cell>
          <table:table-cell office:value-type="float" office:value="4582" table:style-name="ce2">
            <text:p>4582</text:p>
          </table:table-cell>
          <table:table-cell office:value-type="float" office:value="736" table:style-name="ce2">
            <text:p>736</text:p>
          </table:table-cell>
          <table:table-cell office:value-type="float" office:value="7733" table:style-name="ce2">
            <text:p>7733</text:p>
          </table:table-cell>
          <table:table-cell office:value-type="float" office:value="10198" table:style-name="ce2">
            <text:p>10198</text:p>
          </table:table-cell>
          <table:table-cell table:number-columns-repeated="16372"/>
        </table:table-row>
        <table:table-row table:style-name="ro3">
          <table:table-cell table:style-name="ce4"/>
          <table:table-cell office:value-type="string" table:style-name="ce4">
            <text:p>INSGESAMT</text:p>
          </table:table-cell>
          <table:table-cell office:value-type="string" table:style-name="ce4">
            <text:p>AT334</text:p>
          </table:table-cell>
          <table:table-cell office:value-type="string" table:style-name="ce4">
            <text:p>Tiroler Oberland</text:p>
          </table:table-cell>
          <table:table-cell office:value-type="float" office:value="10454" table:style-name="ce4">
            <text:p>10454</text:p>
          </table:table-cell>
          <table:table-cell office:value-type="float" office:value="48169" table:style-name="ce4">
            <text:p>48169</text:p>
          </table:table-cell>
          <table:table-cell office:value-type="float" office:value="39091" table:style-name="ce4">
            <text:p>39091</text:p>
          </table:table-cell>
          <table:table-cell office:value-type="float" office:value="10714437" table:style-name="ce4">
            <text:p>10714437</text:p>
          </table:table-cell>
          <table:table-cell office:value-type="float" office:value="1420348" table:style-name="ce4">
            <text:p>1420348</text:p>
          </table:table-cell>
          <table:table-cell office:value-type="float" office:value="765800" table:style-name="ce4">
            <text:p>765800</text:p>
          </table:table-cell>
          <table:table-cell office:value-type="float" office:value="7350909" table:style-name="ce4">
            <text:p>7350909</text:p>
          </table:table-cell>
          <table:table-cell office:value-type="float" office:value="3457763" table:style-name="ce4">
            <text:p>3457763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A</text:p>
          </table:table-cell>
          <table:table-cell office:value-type="string" table:style-name="ce2">
            <text:p>Land- und Forstwirtschaft</text:p>
          </table:table-cell>
          <table:table-cell office:value-type="string" table:style-name="ce2">
            <text:p>AT334</text:p>
          </table:table-cell>
          <table:table-cell office:value-type="string" table:style-name="ce2">
            <text:p>Tiroler Oberland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B</text:p>
          </table:table-cell>
          <table:table-cell office:value-type="string" table:style-name="ce2">
            <text:p>Bergbau</text:p>
          </table:table-cell>
          <table:table-cell office:value-type="string" table:style-name="ce2">
            <text:p>AT334</text:p>
          </table:table-cell>
          <table:table-cell office:value-type="string" table:style-name="ce2">
            <text:p>Tiroler Oberland</text:p>
          </table:table-cell>
          <table:table-cell office:value-type="float" office:value="18" table:style-name="ce11">
            <text:p>18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C</text:p>
          </table:table-cell>
          <table:table-cell office:value-type="string" table:style-name="ce2">
            <text:p>Herstellung von Waren</text:p>
          </table:table-cell>
          <table:table-cell office:value-type="string" table:style-name="ce2">
            <text:p>AT334</text:p>
          </table:table-cell>
          <table:table-cell office:value-type="string" table:style-name="ce2">
            <text:p>Tiroler Oberland</text:p>
          </table:table-cell>
          <table:table-cell office:value-type="float" office:value="503" table:style-name="ce2">
            <text:p>503</text:p>
          </table:table-cell>
          <table:table-cell office:value-type="float" office:value="4068" table:style-name="ce2">
            <text:p>4068</text:p>
          </table:table-cell>
          <table:table-cell office:value-type="float" office:value="3651" table:style-name="ce2">
            <text:p>3651</text:p>
          </table:table-cell>
          <table:table-cell office:value-type="float" office:value="891449" table:style-name="ce2">
            <text:p>891449</text:p>
          </table:table-cell>
          <table:table-cell office:value-type="float" office:value="144871" table:style-name="ce2">
            <text:p>144871</text:p>
          </table:table-cell>
          <table:table-cell office:value-type="float" office:value="51855" table:style-name="ce2">
            <text:p>51855</text:p>
          </table:table-cell>
          <table:table-cell office:value-type="float" office:value="607093" table:style-name="ce2">
            <text:p>607093</text:p>
          </table:table-cell>
          <table:table-cell office:value-type="float" office:value="294669" table:style-name="ce2">
            <text:p>294669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D</text:p>
          </table:table-cell>
          <table:table-cell office:value-type="string" table:style-name="ce2">
            <text:p>Energieversorgung</text:p>
          </table:table-cell>
          <table:table-cell office:value-type="string" table:style-name="ce2">
            <text:p>AT334</text:p>
          </table:table-cell>
          <table:table-cell office:value-type="string" table:style-name="ce2">
            <text:p>Tiroler Oberland</text:p>
          </table:table-cell>
          <table:table-cell office:value-type="float" office:value="104" table:style-name="ce2">
            <text:p>104</text:p>
          </table:table-cell>
          <table:table-cell office:value-type="float" office:value="860" table:style-name="ce2">
            <text:p>860</text:p>
          </table:table-cell>
          <table:table-cell office:value-type="float" office:value="772" table:style-name="ce2">
            <text:p>772</text:p>
          </table:table-cell>
          <table:table-cell office:value-type="float" office:value="2383038" table:style-name="ce2">
            <text:p>2383038</text:p>
          </table:table-cell>
          <table:table-cell office:value-type="float" office:value="58093" table:style-name="ce2">
            <text:p>58093</text:p>
          </table:table-cell>
          <table:table-cell office:value-type="float" office:value="129840" table:style-name="ce2">
            <text:p>129840</text:p>
          </table:table-cell>
          <table:table-cell office:value-type="float" office:value="1990209" table:style-name="ce2">
            <text:p>1990209</text:p>
          </table:table-cell>
          <table:table-cell office:value-type="float" office:value="410358" table:style-name="ce2">
            <text:p>410358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E</text:p>
          </table:table-cell>
          <table:table-cell office:value-type="string" table:style-name="ce2">
            <text:p>Wasserversorgung und Abfallentsorgung</text:p>
          </table:table-cell>
          <table:table-cell office:value-type="string" table:style-name="ce2">
            <text:p>AT334</text:p>
          </table:table-cell>
          <table:table-cell office:value-type="string" table:style-name="ce2">
            <text:p>Tiroler Oberland</text:p>
          </table:table-cell>
          <table:table-cell office:value-type="float" office:value="54" table:style-name="ce2">
            <text:p>54</text:p>
          </table:table-cell>
          <table:table-cell office:value-type="float" office:value="250" table:style-name="ce2">
            <text:p>250</text:p>
          </table:table-cell>
          <table:table-cell office:value-type="float" office:value="241" table:style-name="ce2">
            <text:p>241</text:p>
          </table:table-cell>
          <table:table-cell office:value-type="float" office:value="66050" table:style-name="ce2">
            <text:p>66050</text:p>
          </table:table-cell>
          <table:table-cell office:value-type="float" office:value="9731" table:style-name="ce2">
            <text:p>9731</text:p>
          </table:table-cell>
          <table:table-cell office:value-type="float" office:value="3326" table:style-name="ce2">
            <text:p>3326</text:p>
          </table:table-cell>
          <table:table-cell office:value-type="float" office:value="40000" table:style-name="ce2">
            <text:p>40000</text:p>
          </table:table-cell>
          <table:table-cell office:value-type="float" office:value="26282" table:style-name="ce2">
            <text:p>26282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F</text:p>
          </table:table-cell>
          <table:table-cell office:value-type="string" table:style-name="ce2">
            <text:p>Bau</text:p>
          </table:table-cell>
          <table:table-cell office:value-type="string" table:style-name="ce2">
            <text:p>AT334</text:p>
          </table:table-cell>
          <table:table-cell office:value-type="string" table:style-name="ce2">
            <text:p>Tiroler Oberland</text:p>
          </table:table-cell>
          <table:table-cell office:value-type="float" office:value="748" table:style-name="ce2">
            <text:p>748</text:p>
          </table:table-cell>
          <table:table-cell office:value-type="float" office:value="5833" table:style-name="ce2">
            <text:p>5833</text:p>
          </table:table-cell>
          <table:table-cell office:value-type="float" office:value="5135" table:style-name="ce2">
            <text:p>5135</text:p>
          </table:table-cell>
          <table:table-cell office:value-type="float" office:value="1103991" table:style-name="ce2">
            <text:p>1103991</text:p>
          </table:table-cell>
          <table:table-cell office:value-type="float" office:value="229355" table:style-name="ce2">
            <text:p>229355</text:p>
          </table:table-cell>
          <table:table-cell office:value-type="float" office:value="41225" table:style-name="ce2">
            <text:p>41225</text:p>
          </table:table-cell>
          <table:table-cell office:value-type="float" office:value="731117" table:style-name="ce2">
            <text:p>731117</text:p>
          </table:table-cell>
          <table:table-cell office:value-type="float" office:value="412846" table:style-name="ce2">
            <text:p>412846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G</text:p>
          </table:table-cell>
          <table:table-cell office:value-type="string" table:style-name="ce2">
            <text:p>Handel</text:p>
          </table:table-cell>
          <table:table-cell office:value-type="string" table:style-name="ce2">
            <text:p>AT334</text:p>
          </table:table-cell>
          <table:table-cell office:value-type="string" table:style-name="ce2">
            <text:p>Tiroler Oberland</text:p>
          </table:table-cell>
          <table:table-cell office:value-type="float" office:value="1388" table:style-name="ce2">
            <text:p>1388</text:p>
          </table:table-cell>
          <table:table-cell office:value-type="float" office:value="7993" table:style-name="ce2">
            <text:p>7993</text:p>
          </table:table-cell>
          <table:table-cell office:value-type="float" office:value="7011" table:style-name="ce2">
            <text:p>7011</text:p>
          </table:table-cell>
          <table:table-cell office:value-type="float" office:value="3091809" table:style-name="ce2">
            <text:p>3091809</text:p>
          </table:table-cell>
          <table:table-cell office:value-type="float" office:value="230308" table:style-name="ce2">
            <text:p>230308</text:p>
          </table:table-cell>
          <table:table-cell office:value-type="float" office:value="57659" table:style-name="ce2">
            <text:p>57659</text:p>
          </table:table-cell>
          <table:table-cell office:value-type="float" office:value="2597338" table:style-name="ce2">
            <text:p>2597338</text:p>
          </table:table-cell>
          <table:table-cell office:value-type="float" office:value="502577" table:style-name="ce2">
            <text:p>502577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H</text:p>
          </table:table-cell>
          <table:table-cell office:value-type="string" table:style-name="ce2">
            <text:p>Verkehr</text:p>
          </table:table-cell>
          <table:table-cell office:value-type="string" table:style-name="ce2">
            <text:p>AT334</text:p>
          </table:table-cell>
          <table:table-cell office:value-type="string" table:style-name="ce2">
            <text:p>Tiroler Oberland</text:p>
          </table:table-cell>
          <table:table-cell office:value-type="float" office:value="359" table:style-name="ce2">
            <text:p>359</text:p>
          </table:table-cell>
          <table:table-cell office:value-type="float" office:value="3608" table:style-name="ce2">
            <text:p>3608</text:p>
          </table:table-cell>
          <table:table-cell office:value-type="float" office:value="3390" table:style-name="ce2">
            <text:p>3390</text:p>
          </table:table-cell>
          <table:table-cell office:value-type="float" office:value="525776" table:style-name="ce2">
            <text:p>525776</text:p>
          </table:table-cell>
          <table:table-cell office:value-type="float" office:value="132079" table:style-name="ce2">
            <text:p>132079</text:p>
          </table:table-cell>
          <table:table-cell office:value-type="float" office:value="154083" table:style-name="ce2">
            <text:p>154083</text:p>
          </table:table-cell>
          <table:table-cell office:value-type="float" office:value="232515" table:style-name="ce2">
            <text:p>232515</text:p>
          </table:table-cell>
          <table:table-cell office:value-type="float" office:value="310097" table:style-name="ce2">
            <text:p>310097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I</text:p>
          </table:table-cell>
          <table:table-cell office:value-type="string" table:style-name="ce2">
            <text:p>Beherbergung und Gastronomie</text:p>
          </table:table-cell>
          <table:table-cell office:value-type="string" table:style-name="ce2">
            <text:p>AT334</text:p>
          </table:table-cell>
          <table:table-cell office:value-type="string" table:style-name="ce2">
            <text:p>Tiroler Oberland</text:p>
          </table:table-cell>
          <table:table-cell office:value-type="float" office:value="3503" table:style-name="ce2">
            <text:p>3503</text:p>
          </table:table-cell>
          <table:table-cell office:value-type="float" office:value="14244" table:style-name="ce2">
            <text:p>14244</text:p>
          </table:table-cell>
          <table:table-cell office:value-type="float" office:value="10918" table:style-name="ce2">
            <text:p>10918</text:p>
          </table:table-cell>
          <table:table-cell office:value-type="float" office:value="1439366" table:style-name="ce2">
            <text:p>1439366</text:p>
          </table:table-cell>
          <table:table-cell office:value-type="float" office:value="343498" table:style-name="ce2">
            <text:p>343498</text:p>
          </table:table-cell>
          <table:table-cell office:value-type="float" office:value="197436" table:style-name="ce2">
            <text:p>197436</text:p>
          </table:table-cell>
          <table:table-cell office:value-type="float" office:value="667261" table:style-name="ce2">
            <text:p>667261</text:p>
          </table:table-cell>
          <table:table-cell office:value-type="float" office:value="809984" table:style-name="ce2">
            <text:p>809984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J</text:p>
          </table:table-cell>
          <table:table-cell office:value-type="string" table:style-name="ce2">
            <text:p>Information und Kommunikation</text:p>
          </table:table-cell>
          <table:table-cell office:value-type="string" table:style-name="ce2">
            <text:p>AT334</text:p>
          </table:table-cell>
          <table:table-cell office:value-type="string" table:style-name="ce2">
            <text:p>Tiroler Oberland</text:p>
          </table:table-cell>
          <table:table-cell office:value-type="float" office:value="208" table:style-name="ce2">
            <text:p>208</text:p>
          </table:table-cell>
          <table:table-cell office:value-type="float" office:value="514" table:style-name="ce2">
            <text:p>514</text:p>
          </table:table-cell>
          <table:table-cell office:value-type="float" office:value="317" table:style-name="ce2">
            <text:p>317</text:p>
          </table:table-cell>
          <table:table-cell office:value-type="float" office:value="73098" table:style-name="ce2">
            <text:p>73098</text:p>
          </table:table-cell>
          <table:table-cell office:value-type="float" office:value="11744" table:style-name="ce2">
            <text:p>11744</text:p>
          </table:table-cell>
          <table:table-cell office:value-type="float" office:value="2041" table:style-name="ce2">
            <text:p>2041</text:p>
          </table:table-cell>
          <table:table-cell office:value-type="float" office:value="37783" table:style-name="ce2">
            <text:p>37783</text:p>
          </table:table-cell>
          <table:table-cell office:value-type="float" office:value="35440" table:style-name="ce2">
            <text:p>35440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K</text:p>
          </table:table-cell>
          <table:table-cell office:value-type="string" table:style-name="ce2">
            <text:p>Finanz- und Versicherungsleistungen</text:p>
          </table:table-cell>
          <table:table-cell office:value-type="string" table:style-name="ce2">
            <text:p>AT334</text:p>
          </table:table-cell>
          <table:table-cell office:value-type="string" table:style-name="ce2">
            <text:p>Tiroler Oberland</text:p>
          </table:table-cell>
          <table:table-cell office:value-type="float" office:value="250" table:style-name="ce2">
            <text:p>250</text:p>
          </table:table-cell>
          <table:table-cell office:value-type="float" office:value="1013" table:style-name="ce2">
            <text:p>1013</text:p>
          </table:table-cell>
          <table:table-cell office:value-type="float" office:value="890" table:style-name="ce2">
            <text:p>890</text:p>
          </table:table-cell>
          <table:table-cell office:value-type="float" office:value="259978" table:style-name="ce2">
            <text:p>259978</text:p>
          </table:table-cell>
          <table:table-cell office:value-type="float" office:value="47993" table:style-name="ce2">
            <text:p>47993</text:p>
          </table:table-cell>
          <table:table-cell office:value-type="float" office:value="8491" table:style-name="ce2">
            <text:p>8491</text:p>
          </table:table-cell>
          <table:table-cell office:value-type="float" office:value="69967" table:style-name="ce2">
            <text:p>69967</text:p>
          </table:table-cell>
          <table:table-cell office:value-type="float" office:value="144127" table:style-name="ce2">
            <text:p>144127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L</text:p>
          </table:table-cell>
          <table:table-cell office:value-type="string" table:style-name="ce2">
            <text:p>Grundstücks- und Wohnungswesen</text:p>
          </table:table-cell>
          <table:table-cell office:value-type="string" table:style-name="ce2">
            <text:p>AT334</text:p>
          </table:table-cell>
          <table:table-cell office:value-type="string" table:style-name="ce2">
            <text:p>Tiroler Oberland</text:p>
          </table:table-cell>
          <table:table-cell office:value-type="float" office:value="325" table:style-name="ce2">
            <text:p>325</text:p>
          </table:table-cell>
          <table:table-cell office:value-type="float" office:value="379" table:style-name="ce2">
            <text:p>379</text:p>
          </table:table-cell>
          <table:table-cell office:value-type="float" office:value="177" table:style-name="ce2">
            <text:p>177</text:p>
          </table:table-cell>
          <table:table-cell office:value-type="float" office:value="97882" table:style-name="ce2">
            <text:p>97882</text:p>
          </table:table-cell>
          <table:table-cell office:value-type="float" office:value="5418" table:style-name="ce2">
            <text:p>5418</text:p>
          </table:table-cell>
          <table:table-cell office:value-type="float" office:value="71888" table:style-name="ce2">
            <text:p>71888</text:p>
          </table:table-cell>
          <table:table-cell office:value-type="float" office:value="54268" table:style-name="ce2">
            <text:p>54268</text:p>
          </table:table-cell>
          <table:table-cell office:value-type="float" office:value="48449" table:style-name="ce2">
            <text:p>48449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M</text:p>
          </table:table-cell>
          <table:table-cell office:value-type="string" table:style-name="ce2">
            <text:p>Freiberufliche/techn. Dienstleistungen</text:p>
          </table:table-cell>
          <table:table-cell office:value-type="string" table:style-name="ce2">
            <text:p>AT334</text:p>
          </table:table-cell>
          <table:table-cell office:value-type="string" table:style-name="ce2">
            <text:p>Tiroler Oberland</text:p>
          </table:table-cell>
          <table:table-cell office:value-type="float" office:value="920" table:style-name="ce2">
            <text:p>920</text:p>
          </table:table-cell>
          <table:table-cell office:value-type="float" office:value="2168" table:style-name="ce2">
            <text:p>2168</text:p>
          </table:table-cell>
          <table:table-cell office:value-type="float" office:value="1281" table:style-name="ce2">
            <text:p>1281</text:p>
          </table:table-cell>
          <table:table-cell office:value-type="float" office:value="203458" table:style-name="ce2">
            <text:p>203458</text:p>
          </table:table-cell>
          <table:table-cell office:value-type="float" office:value="50516" table:style-name="ce2">
            <text:p>50516</text:p>
          </table:table-cell>
          <table:table-cell office:value-type="float" office:value="7468" table:style-name="ce2">
            <text:p>7468</text:p>
          </table:table-cell>
          <table:table-cell office:value-type="float" office:value="81305" table:style-name="ce2">
            <text:p>81305</text:p>
          </table:table-cell>
          <table:table-cell office:value-type="float" office:value="123008" table:style-name="ce2">
            <text:p>123008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N</text:p>
          </table:table-cell>
          <table:table-cell office:value-type="string" table:style-name="ce2">
            <text:p>Sonst. wirtschaftl. Dienstleistungen</text:p>
          </table:table-cell>
          <table:table-cell office:value-type="string" table:style-name="ce2">
            <text:p>AT334</text:p>
          </table:table-cell>
          <table:table-cell office:value-type="string" table:style-name="ce2">
            <text:p>Tiroler Oberland</text:p>
          </table:table-cell>
          <table:table-cell office:value-type="float" office:value="331" table:style-name="ce2">
            <text:p>331</text:p>
          </table:table-cell>
          <table:table-cell office:value-type="float" office:value="1236" table:style-name="ce2">
            <text:p>1236</text:p>
          </table:table-cell>
          <table:table-cell office:value-type="float" office:value="954" table:style-name="ce2">
            <text:p>954</text:p>
          </table:table-cell>
          <table:table-cell office:value-type="float" office:value="119102" table:style-name="ce2">
            <text:p>119102</text:p>
          </table:table-cell>
          <table:table-cell office:value-type="float" office:value="29466" table:style-name="ce2">
            <text:p>29466</text:p>
          </table:table-cell>
          <table:table-cell office:value-type="float" office:value="8844" table:style-name="ce2">
            <text:p>8844</text:p>
          </table:table-cell>
          <table:table-cell office:value-type="float" office:value="58379" table:style-name="ce2">
            <text:p>58379</text:p>
          </table:table-cell>
          <table:table-cell office:value-type="float" office:value="61407" table:style-name="ce2">
            <text:p>61407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P</text:p>
          </table:table-cell>
          <table:table-cell office:value-type="string" table:style-name="ce2">
            <text:p>Erziehung und Unterricht</text:p>
          </table:table-cell>
          <table:table-cell office:value-type="string" table:style-name="ce2">
            <text:p>AT334</text:p>
          </table:table-cell>
          <table:table-cell office:value-type="string" table:style-name="ce2">
            <text:p>Tiroler Oberland</text:p>
          </table:table-cell>
          <table:table-cell office:value-type="float" office:value="276" table:style-name="ce2">
            <text:p>276</text:p>
          </table:table-cell>
          <table:table-cell office:value-type="float" office:value="911" table:style-name="ce2">
            <text:p>911</text:p>
          </table:table-cell>
          <table:table-cell office:value-type="float" office:value="627" table:style-name="ce2">
            <text:p>627</text:p>
          </table:table-cell>
          <table:table-cell office:value-type="float" office:value="46125" table:style-name="ce2">
            <text:p>46125</text:p>
          </table:table-cell>
          <table:table-cell office:value-type="float" office:value="14932" table:style-name="ce2">
            <text:p>14932</text:p>
          </table:table-cell>
          <table:table-cell office:value-type="float" office:value="1200" table:style-name="ce2">
            <text:p>1200</text:p>
          </table:table-cell>
          <table:table-cell office:value-type="float" office:value="16477" table:style-name="ce2">
            <text:p>16477</text:p>
          </table:table-cell>
          <table:table-cell office:value-type="float" office:value="31581" table:style-name="ce2">
            <text:p>31581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Q</text:p>
          </table:table-cell>
          <table:table-cell office:value-type="string" table:style-name="ce2">
            <text:p>Gesundheits- und Sozialwesen</text:p>
          </table:table-cell>
          <table:table-cell office:value-type="string" table:style-name="ce2">
            <text:p>AT334</text:p>
          </table:table-cell>
          <table:table-cell office:value-type="string" table:style-name="ce2">
            <text:p>Tiroler Oberland</text:p>
          </table:table-cell>
          <table:table-cell office:value-type="float" office:value="594" table:style-name="ce2">
            <text:p>594</text:p>
          </table:table-cell>
          <table:table-cell office:value-type="float" office:value="3033" table:style-name="ce2">
            <text:p>3033</text:p>
          </table:table-cell>
          <table:table-cell office:value-type="float" office:value="2492" table:style-name="ce2">
            <text:p>2492</text:p>
          </table:table-cell>
          <table:table-cell office:value-type="float" office:value="241683" table:style-name="ce2">
            <text:p>241683</text:p>
          </table:table-cell>
          <table:table-cell office:value-type="float" office:value="75298" table:style-name="ce2">
            <text:p>75298</text:p>
          </table:table-cell>
          <table:table-cell office:value-type="float" office:value="17436" table:style-name="ce2">
            <text:p>17436</text:p>
          </table:table-cell>
          <table:table-cell office:value-type="float" office:value="78668" table:style-name="ce2">
            <text:p>78668</text:p>
          </table:table-cell>
          <table:table-cell office:value-type="float" office:value="164127" table:style-name="ce2">
            <text:p>164127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R</text:p>
          </table:table-cell>
          <table:table-cell office:value-type="string" table:style-name="ce2">
            <text:p>Kunst, Unterhaltung und Erholung</text:p>
          </table:table-cell>
          <table:table-cell office:value-type="string" table:style-name="ce2">
            <text:p>AT334</text:p>
          </table:table-cell>
          <table:table-cell office:value-type="string" table:style-name="ce2">
            <text:p>Tiroler Oberland</text:p>
          </table:table-cell>
          <table:table-cell office:value-type="float" office:value="381" table:style-name="ce2">
            <text:p>381</text:p>
          </table:table-cell>
          <table:table-cell office:value-type="float" office:value="657" table:style-name="ce2">
            <text:p>657</text:p>
          </table:table-cell>
          <table:table-cell office:value-type="float" office:value="304" table:style-name="ce2">
            <text:p>304</text:p>
          </table:table-cell>
          <table:table-cell office:value-type="float" office:value="41852" table:style-name="ce2">
            <text:p>41852</text:p>
          </table:table-cell>
          <table:table-cell office:value-type="float" office:value="7613" table:style-name="ce2">
            <text:p>7613</text:p>
          </table:table-cell>
          <table:table-cell office:value-type="float" office:value="2940" table:style-name="ce2">
            <text:p>2940</text:p>
          </table:table-cell>
          <table:table-cell office:value-type="float" office:value="24951" table:style-name="ce2">
            <text:p>24951</text:p>
          </table:table-cell>
          <table:table-cell office:value-type="float" office:value="18237" table:style-name="ce2">
            <text:p>18237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S</text:p>
          </table:table-cell>
          <table:table-cell office:value-type="string" table:style-name="ce2">
            <text:p>Sonst. Dienstleistungen</text:p>
          </table:table-cell>
          <table:table-cell office:value-type="string" table:style-name="ce2">
            <text:p>AT334</text:p>
          </table:table-cell>
          <table:table-cell office:value-type="string" table:style-name="ce2">
            <text:p>Tiroler Oberland</text:p>
          </table:table-cell>
          <table:table-cell office:value-type="float" office:value="490" table:style-name="ce2">
            <text:p>490</text:p>
          </table:table-cell>
          <table:table-cell office:value-type="float" office:value="1160" table:style-name="ce2">
            <text:p>1160</text:p>
          </table:table-cell>
          <table:table-cell office:value-type="float" office:value="697" table:style-name="ce2">
            <text:p>697</text:p>
          </table:table-cell>
          <table:table-cell office:value-type="float" office:value="70008" table:style-name="ce2">
            <text:p>70008</text:p>
          </table:table-cell>
          <table:table-cell office:value-type="float" office:value="17162" table:style-name="ce2">
            <text:p>17162</text:p>
          </table:table-cell>
          <table:table-cell office:value-type="float" office:value="3868" table:style-name="ce2">
            <text:p>3868</text:p>
          </table:table-cell>
          <table:table-cell office:value-type="float" office:value="28348" table:style-name="ce2">
            <text:p>28348</text:p>
          </table:table-cell>
          <table:table-cell office:value-type="float" office:value="42490" table:style-name="ce2">
            <text:p>42490</text:p>
          </table:table-cell>
          <table:table-cell table:number-columns-repeated="16372"/>
        </table:table-row>
        <table:table-row table:style-name="ro3">
          <table:table-cell table:style-name="ce4"/>
          <table:table-cell office:value-type="string" table:style-name="ce4">
            <text:p>INSGESAMT</text:p>
          </table:table-cell>
          <table:table-cell office:value-type="string" table:style-name="ce4">
            <text:p>AT335</text:p>
          </table:table-cell>
          <table:table-cell office:value-type="string" table:style-name="ce4">
            <text:p>Tiroler Unterland</text:p>
          </table:table-cell>
          <table:table-cell office:value-type="float" office:value="24067" table:style-name="ce4">
            <text:p>24067</text:p>
          </table:table-cell>
          <table:table-cell office:value-type="float" office:value="123020" table:style-name="ce4">
            <text:p>123020</text:p>
          </table:table-cell>
          <table:table-cell office:value-type="float" office:value="102230" table:style-name="ce4">
            <text:p>102230</text:p>
          </table:table-cell>
          <table:table-cell office:value-type="float" office:value="31683088" table:style-name="ce4">
            <text:p>31683088</text:p>
          </table:table-cell>
          <table:table-cell office:value-type="float" office:value="4082552" table:style-name="ce4">
            <text:p>4082552</text:p>
          </table:table-cell>
          <table:table-cell office:value-type="float" office:value="1670887" table:style-name="ce4">
            <text:p>1670887</text:p>
          </table:table-cell>
          <table:table-cell office:value-type="float" office:value="22706636" table:style-name="ce4">
            <text:p>22706636</text:p>
          </table:table-cell>
          <table:table-cell office:value-type="float" office:value="9139331" table:style-name="ce4">
            <text:p>9139331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A</text:p>
          </table:table-cell>
          <table:table-cell office:value-type="string" table:style-name="ce2">
            <text:p>Land- und Forstwirtschaft</text:p>
          </table:table-cell>
          <table:table-cell office:value-type="string" table:style-name="ce2">
            <text:p>AT335</text:p>
          </table:table-cell>
          <table:table-cell office:value-type="string" table:style-name="ce2">
            <text:p>Tiroler Unterland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B</text:p>
          </table:table-cell>
          <table:table-cell office:value-type="string" table:style-name="ce2">
            <text:p>Bergbau</text:p>
          </table:table-cell>
          <table:table-cell office:value-type="string" table:style-name="ce2">
            <text:p>AT335</text:p>
          </table:table-cell>
          <table:table-cell office:value-type="string" table:style-name="ce2">
            <text:p>Tiroler Unterland</text:p>
          </table:table-cell>
          <table:table-cell office:value-type="float" office:value="20" table:style-name="ce11">
            <text:p>20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C</text:p>
          </table:table-cell>
          <table:table-cell office:value-type="string" table:style-name="ce2">
            <text:p>Herstellung von Waren</text:p>
          </table:table-cell>
          <table:table-cell office:value-type="string" table:style-name="ce2">
            <text:p>AT335</text:p>
          </table:table-cell>
          <table:table-cell office:value-type="string" table:style-name="ce2">
            <text:p>Tiroler Unterland</text:p>
          </table:table-cell>
          <table:table-cell office:value-type="float" office:value="1481" table:style-name="ce2">
            <text:p>1481</text:p>
          </table:table-cell>
          <table:table-cell office:value-type="float" office:value="26711" table:style-name="ce2">
            <text:p>26711</text:p>
          </table:table-cell>
          <table:table-cell office:value-type="float" office:value="25468" table:style-name="ce2">
            <text:p>25468</text:p>
          </table:table-cell>
          <table:table-cell office:value-type="float" office:value="10514852" table:style-name="ce2">
            <text:p>10514852</text:p>
          </table:table-cell>
          <table:table-cell office:value-type="float" office:value="1349791" table:style-name="ce2">
            <text:p>1349791</text:p>
          </table:table-cell>
          <table:table-cell office:value-type="float" office:value="612578" table:style-name="ce2">
            <text:p>612578</text:p>
          </table:table-cell>
          <table:table-cell office:value-type="float" office:value="7884344" table:style-name="ce2">
            <text:p>7884344</text:p>
          </table:table-cell>
          <table:table-cell office:value-type="float" office:value="2716793" table:style-name="ce2">
            <text:p>2716793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D</text:p>
          </table:table-cell>
          <table:table-cell office:value-type="string" table:style-name="ce2">
            <text:p>Energieversorgung</text:p>
          </table:table-cell>
          <table:table-cell office:value-type="string" table:style-name="ce2">
            <text:p>AT335</text:p>
          </table:table-cell>
          <table:table-cell office:value-type="string" table:style-name="ce2">
            <text:p>Tiroler Unterland</text:p>
          </table:table-cell>
          <table:table-cell office:value-type="float" office:value="122" table:style-name="ce2">
            <text:p>122</text:p>
          </table:table-cell>
          <table:table-cell office:value-type="float" office:value="631" table:style-name="ce2">
            <text:p>631</text:p>
          </table:table-cell>
          <table:table-cell office:value-type="float" office:value="566" table:style-name="ce2">
            <text:p>566</text:p>
          </table:table-cell>
          <table:table-cell office:value-type="float" office:value="398657" table:style-name="ce2">
            <text:p>398657</text:p>
          </table:table-cell>
          <table:table-cell office:value-type="float" office:value="32815" table:style-name="ce2">
            <text:p>32815</text:p>
          </table:table-cell>
          <table:table-cell office:value-type="float" office:value="56922" table:style-name="ce2">
            <text:p>56922</text:p>
          </table:table-cell>
          <table:table-cell office:value-type="float" office:value="172876" table:style-name="ce2">
            <text:p>172876</text:p>
          </table:table-cell>
          <table:table-cell office:value-type="float" office:value="230944" table:style-name="ce2">
            <text:p>230944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E</text:p>
          </table:table-cell>
          <table:table-cell office:value-type="string" table:style-name="ce2">
            <text:p>Wasserversorgung und Abfallentsorgung</text:p>
          </table:table-cell>
          <table:table-cell office:value-type="string" table:style-name="ce2">
            <text:p>AT335</text:p>
          </table:table-cell>
          <table:table-cell office:value-type="string" table:style-name="ce2">
            <text:p>Tiroler Unterland</text:p>
          </table:table-cell>
          <table:table-cell office:value-type="float" office:value="111" table:style-name="ce2">
            <text:p>111</text:p>
          </table:table-cell>
          <table:table-cell office:value-type="float" office:value="510" table:style-name="ce2">
            <text:p>510</text:p>
          </table:table-cell>
          <table:table-cell office:value-type="float" office:value="463" table:style-name="ce2">
            <text:p>463</text:p>
          </table:table-cell>
          <table:table-cell office:value-type="float" office:value="152709" table:style-name="ce2">
            <text:p>152709</text:p>
          </table:table-cell>
          <table:table-cell office:value-type="float" office:value="21575" table:style-name="ce2">
            <text:p>21575</text:p>
          </table:table-cell>
          <table:table-cell office:value-type="float" office:value="14499" table:style-name="ce2">
            <text:p>14499</text:p>
          </table:table-cell>
          <table:table-cell office:value-type="float" office:value="103429" table:style-name="ce2">
            <text:p>103429</text:p>
          </table:table-cell>
          <table:table-cell office:value-type="float" office:value="50461" table:style-name="ce2">
            <text:p>50461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F</text:p>
          </table:table-cell>
          <table:table-cell office:value-type="string" table:style-name="ce2">
            <text:p>Bau</text:p>
          </table:table-cell>
          <table:table-cell office:value-type="string" table:style-name="ce2">
            <text:p>AT335</text:p>
          </table:table-cell>
          <table:table-cell office:value-type="string" table:style-name="ce2">
            <text:p>Tiroler Unterland</text:p>
          </table:table-cell>
          <table:table-cell office:value-type="float" office:value="2119" table:style-name="ce2">
            <text:p>2119</text:p>
          </table:table-cell>
          <table:table-cell office:value-type="float" office:value="12989" table:style-name="ce2">
            <text:p>12989</text:p>
          </table:table-cell>
          <table:table-cell office:value-type="float" office:value="11061" table:style-name="ce2">
            <text:p>11061</text:p>
          </table:table-cell>
          <table:table-cell office:value-type="float" office:value="2464307" table:style-name="ce2">
            <text:p>2464307</text:p>
          </table:table-cell>
          <table:table-cell office:value-type="float" office:value="460925" table:style-name="ce2">
            <text:p>460925</text:p>
          </table:table-cell>
          <table:table-cell office:value-type="float" office:value="92120" table:style-name="ce2">
            <text:p>92120</text:p>
          </table:table-cell>
          <table:table-cell office:value-type="float" office:value="1658413" table:style-name="ce2">
            <text:p>1658413</text:p>
          </table:table-cell>
          <table:table-cell office:value-type="float" office:value="859116" table:style-name="ce2">
            <text:p>859116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G</text:p>
          </table:table-cell>
          <table:table-cell office:value-type="string" table:style-name="ce2">
            <text:p>Handel</text:p>
          </table:table-cell>
          <table:table-cell office:value-type="string" table:style-name="ce2">
            <text:p>AT335</text:p>
          </table:table-cell>
          <table:table-cell office:value-type="string" table:style-name="ce2">
            <text:p>Tiroler Unterland</text:p>
          </table:table-cell>
          <table:table-cell office:value-type="float" office:value="4405" table:style-name="ce2">
            <text:p>4405</text:p>
          </table:table-cell>
          <table:table-cell office:value-type="float" office:value="22031" table:style-name="ce2">
            <text:p>22031</text:p>
          </table:table-cell>
          <table:table-cell office:value-type="float" office:value="18713" table:style-name="ce2">
            <text:p>18713</text:p>
          </table:table-cell>
          <table:table-cell office:value-type="float" office:value="7914424" table:style-name="ce2">
            <text:p>7914424</text:p>
          </table:table-cell>
          <table:table-cell office:value-type="float" office:value="637333" table:style-name="ce2">
            <text:p>637333</text:p>
          </table:table-cell>
          <table:table-cell office:value-type="float" office:value="164056" table:style-name="ce2">
            <text:p>164056</text:p>
          </table:table-cell>
          <table:table-cell office:value-type="float" office:value="6497409" table:style-name="ce2">
            <text:p>6497409</text:p>
          </table:table-cell>
          <table:table-cell office:value-type="float" office:value="1430701" table:style-name="ce2">
            <text:p>1430701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H</text:p>
          </table:table-cell>
          <table:table-cell office:value-type="string" table:style-name="ce2">
            <text:p>Verkehr</text:p>
          </table:table-cell>
          <table:table-cell office:value-type="string" table:style-name="ce2">
            <text:p>AT335</text:p>
          </table:table-cell>
          <table:table-cell office:value-type="string" table:style-name="ce2">
            <text:p>Tiroler Unterland</text:p>
          </table:table-cell>
          <table:table-cell office:value-type="float" office:value="945" table:style-name="ce2">
            <text:p>945</text:p>
          </table:table-cell>
          <table:table-cell office:value-type="float" office:value="8791" table:style-name="ce2">
            <text:p>8791</text:p>
          </table:table-cell>
          <table:table-cell office:value-type="float" office:value="8203" table:style-name="ce2">
            <text:p>8203</text:p>
          </table:table-cell>
          <table:table-cell office:value-type="float" office:value="4003689" table:style-name="ce2">
            <text:p>4003689</text:p>
          </table:table-cell>
          <table:table-cell office:value-type="float" office:value="363524" table:style-name="ce2">
            <text:p>363524</text:p>
          </table:table-cell>
          <table:table-cell office:value-type="float" office:value="139392" table:style-name="ce2">
            <text:p>139392</text:p>
          </table:table-cell>
          <table:table-cell office:value-type="float" office:value="3275247" table:style-name="ce2">
            <text:p>3275247</text:p>
          </table:table-cell>
          <table:table-cell office:value-type="float" office:value="745517" table:style-name="ce2">
            <text:p>745517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I</text:p>
          </table:table-cell>
          <table:table-cell office:value-type="string" table:style-name="ce2">
            <text:p>Beherbergung und Gastronomie</text:p>
          </table:table-cell>
          <table:table-cell office:value-type="string" table:style-name="ce2">
            <text:p>AT335</text:p>
          </table:table-cell>
          <table:table-cell office:value-type="string" table:style-name="ce2">
            <text:p>Tiroler Unterland</text:p>
          </table:table-cell>
          <table:table-cell office:value-type="float" office:value="4171" table:style-name="ce2">
            <text:p>4171</text:p>
          </table:table-cell>
          <table:table-cell office:value-type="float" office:value="21632" table:style-name="ce2">
            <text:p>21632</text:p>
          </table:table-cell>
          <table:table-cell office:value-type="float" office:value="17512" table:style-name="ce2">
            <text:p>17512</text:p>
          </table:table-cell>
          <table:table-cell office:value-type="float" office:value="2089476" table:style-name="ce2">
            <text:p>2089476</text:p>
          </table:table-cell>
          <table:table-cell office:value-type="float" office:value="512900" table:style-name="ce2">
            <text:p>512900</text:p>
          </table:table-cell>
          <table:table-cell office:value-type="float" office:value="252174" table:style-name="ce2">
            <text:p>252174</text:p>
          </table:table-cell>
          <table:table-cell office:value-type="float" office:value="1015028" table:style-name="ce2">
            <text:p>1015028</text:p>
          </table:table-cell>
          <table:table-cell office:value-type="float" office:value="1114204" table:style-name="ce2">
            <text:p>1114204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J</text:p>
          </table:table-cell>
          <table:table-cell office:value-type="string" table:style-name="ce2">
            <text:p>Information und Kommunikation</text:p>
          </table:table-cell>
          <table:table-cell office:value-type="string" table:style-name="ce2">
            <text:p>AT335</text:p>
          </table:table-cell>
          <table:table-cell office:value-type="string" table:style-name="ce2">
            <text:p>Tiroler Unterland</text:p>
          </table:table-cell>
          <table:table-cell office:value-type="float" office:value="638" table:style-name="ce2">
            <text:p>638</text:p>
          </table:table-cell>
          <table:table-cell office:value-type="float" office:value="1544" table:style-name="ce2">
            <text:p>1544</text:p>
          </table:table-cell>
          <table:table-cell office:value-type="float" office:value="970" table:style-name="ce2">
            <text:p>970</text:p>
          </table:table-cell>
          <table:table-cell office:value-type="float" office:value="232060" table:style-name="ce2">
            <text:p>232060</text:p>
          </table:table-cell>
          <table:table-cell office:value-type="float" office:value="42219" table:style-name="ce2">
            <text:p>42219</text:p>
          </table:table-cell>
          <table:table-cell office:value-type="float" office:value="6028" table:style-name="ce2">
            <text:p>6028</text:p>
          </table:table-cell>
          <table:table-cell office:value-type="float" office:value="138383" table:style-name="ce2">
            <text:p>138383</text:p>
          </table:table-cell>
          <table:table-cell office:value-type="float" office:value="95952" table:style-name="ce2">
            <text:p>95952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K</text:p>
          </table:table-cell>
          <table:table-cell office:value-type="string" table:style-name="ce2">
            <text:p>Finanz- und Versicherungsleistungen</text:p>
          </table:table-cell>
          <table:table-cell office:value-type="string" table:style-name="ce2">
            <text:p>AT335</text:p>
          </table:table-cell>
          <table:table-cell office:value-type="string" table:style-name="ce2">
            <text:p>Tiroler Unterland</text:p>
          </table:table-cell>
          <table:table-cell office:value-type="float" office:value="677" table:style-name="ce2">
            <text:p>677</text:p>
          </table:table-cell>
          <table:table-cell office:value-type="float" office:value="2715" table:style-name="ce2">
            <text:p>2715</text:p>
          </table:table-cell>
          <table:table-cell office:value-type="float" office:value="2354" table:style-name="ce2">
            <text:p>2354</text:p>
          </table:table-cell>
          <table:table-cell office:value-type="float" office:value="660862" table:style-name="ce2">
            <text:p>660862</text:p>
          </table:table-cell>
          <table:table-cell office:value-type="float" office:value="125586" table:style-name="ce2">
            <text:p>125586</text:p>
          </table:table-cell>
          <table:table-cell office:value-type="float" office:value="27771" table:style-name="ce2">
            <text:p>27771</text:p>
          </table:table-cell>
          <table:table-cell office:value-type="float" office:value="198599" table:style-name="ce2">
            <text:p>198599</text:p>
          </table:table-cell>
          <table:table-cell office:value-type="float" office:value="374814" table:style-name="ce2">
            <text:p>374814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L</text:p>
          </table:table-cell>
          <table:table-cell office:value-type="string" table:style-name="ce2">
            <text:p>Grundstücks- und Wohnungswesen</text:p>
          </table:table-cell>
          <table:table-cell office:value-type="string" table:style-name="ce2">
            <text:p>AT335</text:p>
          </table:table-cell>
          <table:table-cell office:value-type="string" table:style-name="ce2">
            <text:p>Tiroler Unterland</text:p>
          </table:table-cell>
          <table:table-cell office:value-type="float" office:value="1276" table:style-name="ce2">
            <text:p>1276</text:p>
          </table:table-cell>
          <table:table-cell office:value-type="float" office:value="1918" table:style-name="ce2">
            <text:p>1918</text:p>
          </table:table-cell>
          <table:table-cell office:value-type="float" office:value="1052" table:style-name="ce2">
            <text:p>1052</text:p>
          </table:table-cell>
          <table:table-cell office:value-type="float" office:value="577616" table:style-name="ce2">
            <text:p>577616</text:p>
          </table:table-cell>
          <table:table-cell office:value-type="float" office:value="38437" table:style-name="ce2">
            <text:p>38437</text:p>
          </table:table-cell>
          <table:table-cell office:value-type="float" office:value="143880" table:style-name="ce2">
            <text:p>143880</text:p>
          </table:table-cell>
          <table:table-cell office:value-type="float" office:value="293973" table:style-name="ce2">
            <text:p>293973</text:p>
          </table:table-cell>
          <table:table-cell office:value-type="float" office:value="281171" table:style-name="ce2">
            <text:p>281171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M</text:p>
          </table:table-cell>
          <table:table-cell office:value-type="string" table:style-name="ce2">
            <text:p>Freiberufliche/techn. Dienstleistungen</text:p>
          </table:table-cell>
          <table:table-cell office:value-type="string" table:style-name="ce2">
            <text:p>AT335</text:p>
          </table:table-cell>
          <table:table-cell office:value-type="string" table:style-name="ce2">
            <text:p>Tiroler Unterland</text:p>
          </table:table-cell>
          <table:table-cell office:value-type="float" office:value="2527" table:style-name="ce2">
            <text:p>2527</text:p>
          </table:table-cell>
          <table:table-cell office:value-type="float" office:value="6475" table:style-name="ce2">
            <text:p>6475</text:p>
          </table:table-cell>
          <table:table-cell office:value-type="float" office:value="4029" table:style-name="ce2">
            <text:p>4029</text:p>
          </table:table-cell>
          <table:table-cell office:value-type="float" office:value="947959" table:style-name="ce2">
            <text:p>947959</text:p>
          </table:table-cell>
          <table:table-cell office:value-type="float" office:value="167949" table:style-name="ce2">
            <text:p>167949</text:p>
          </table:table-cell>
          <table:table-cell office:value-type="float" office:value="29066" table:style-name="ce2">
            <text:p>29066</text:p>
          </table:table-cell>
          <table:table-cell office:value-type="float" office:value="443692" table:style-name="ce2">
            <text:p>443692</text:p>
          </table:table-cell>
          <table:table-cell office:value-type="float" office:value="509328" table:style-name="ce2">
            <text:p>509328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N</text:p>
          </table:table-cell>
          <table:table-cell office:value-type="string" table:style-name="ce2">
            <text:p>Sonst. wirtschaftl. Dienstleistungen</text:p>
          </table:table-cell>
          <table:table-cell office:value-type="string" table:style-name="ce2">
            <text:p>AT335</text:p>
          </table:table-cell>
          <table:table-cell office:value-type="string" table:style-name="ce2">
            <text:p>Tiroler Unterland</text:p>
          </table:table-cell>
          <table:table-cell office:value-type="float" office:value="1136" table:style-name="ce2">
            <text:p>1136</text:p>
          </table:table-cell>
          <table:table-cell office:value-type="float" office:value="5292" table:style-name="ce2">
            <text:p>5292</text:p>
          </table:table-cell>
          <table:table-cell office:value-type="float" office:value="4269" table:style-name="ce2">
            <text:p>4269</text:p>
          </table:table-cell>
          <table:table-cell office:value-type="float" office:value="911976" table:style-name="ce2">
            <text:p>911976</text:p>
          </table:table-cell>
          <table:table-cell office:value-type="float" office:value="130413" table:style-name="ce2">
            <text:p>130413</text:p>
          </table:table-cell>
          <table:table-cell office:value-type="float" office:value="100255" table:style-name="ce2">
            <text:p>100255</text:p>
          </table:table-cell>
          <table:table-cell office:value-type="float" office:value="664517" table:style-name="ce2">
            <text:p>664517</text:p>
          </table:table-cell>
          <table:table-cell office:value-type="float" office:value="261468" table:style-name="ce2">
            <text:p>261468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P</text:p>
          </table:table-cell>
          <table:table-cell office:value-type="string" table:style-name="ce2">
            <text:p>Erziehung und Unterricht</text:p>
          </table:table-cell>
          <table:table-cell office:value-type="string" table:style-name="ce2">
            <text:p>AT335</text:p>
          </table:table-cell>
          <table:table-cell office:value-type="string" table:style-name="ce2">
            <text:p>Tiroler Unterland</text:p>
          </table:table-cell>
          <table:table-cell office:value-type="float" office:value="549" table:style-name="ce2">
            <text:p>549</text:p>
          </table:table-cell>
          <table:table-cell office:value-type="float" office:value="1142" table:style-name="ce2">
            <text:p>1142</text:p>
          </table:table-cell>
          <table:table-cell office:value-type="float" office:value="608" table:style-name="ce2">
            <text:p>608</text:p>
          </table:table-cell>
          <table:table-cell office:value-type="float" office:value="51320" table:style-name="ce2">
            <text:p>51320</text:p>
          </table:table-cell>
          <table:table-cell office:value-type="float" office:value="13035" table:style-name="ce2">
            <text:p>13035</text:p>
          </table:table-cell>
          <table:table-cell office:value-type="float" office:value="2474" table:style-name="ce2">
            <text:p>2474</text:p>
          </table:table-cell>
          <table:table-cell office:value-type="float" office:value="23188" table:style-name="ce2">
            <text:p>23188</text:p>
          </table:table-cell>
          <table:table-cell office:value-type="float" office:value="28657" table:style-name="ce2">
            <text:p>28657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Q</text:p>
          </table:table-cell>
          <table:table-cell office:value-type="string" table:style-name="ce2">
            <text:p>Gesundheits- und Sozialwesen</text:p>
          </table:table-cell>
          <table:table-cell office:value-type="string" table:style-name="ce2">
            <text:p>AT335</text:p>
          </table:table-cell>
          <table:table-cell office:value-type="string" table:style-name="ce2">
            <text:p>Tiroler Unterland</text:p>
          </table:table-cell>
          <table:table-cell office:value-type="float" office:value="1882" table:style-name="ce2">
            <text:p>1882</text:p>
          </table:table-cell>
          <table:table-cell office:value-type="float" office:value="6605" table:style-name="ce2">
            <text:p>6605</text:p>
          </table:table-cell>
          <table:table-cell office:value-type="float" office:value="4844" table:style-name="ce2">
            <text:p>4844</text:p>
          </table:table-cell>
          <table:table-cell office:value-type="float" office:value="477481" table:style-name="ce2">
            <text:p>477481</text:p>
          </table:table-cell>
          <table:table-cell office:value-type="float" office:value="132323" table:style-name="ce2">
            <text:p>132323</text:p>
          </table:table-cell>
          <table:table-cell office:value-type="float" office:value="17423" table:style-name="ce2">
            <text:p>17423</text:p>
          </table:table-cell>
          <table:table-cell office:value-type="float" office:value="164411" table:style-name="ce2">
            <text:p>164411</text:p>
          </table:table-cell>
          <table:table-cell office:value-type="float" office:value="318189" table:style-name="ce2">
            <text:p>318189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R</text:p>
          </table:table-cell>
          <table:table-cell office:value-type="string" table:style-name="ce2">
            <text:p>Kunst, Unterhaltung und Erholung</text:p>
          </table:table-cell>
          <table:table-cell office:value-type="string" table:style-name="ce2">
            <text:p>AT335</text:p>
          </table:table-cell>
          <table:table-cell office:value-type="string" table:style-name="ce2">
            <text:p>Tiroler Unterland</text:p>
          </table:table-cell>
          <table:table-cell office:value-type="float" office:value="828" table:style-name="ce2">
            <text:p>828</text:p>
          </table:table-cell>
          <table:table-cell office:value-type="float" office:value="1677" table:style-name="ce2">
            <text:p>1677</text:p>
          </table:table-cell>
          <table:table-cell office:value-type="float" office:value="862" table:style-name="ce2">
            <text:p>862</text:p>
          </table:table-cell>
          <table:table-cell office:value-type="float" office:value="140100" table:style-name="ce2">
            <text:p>140100</text:p>
          </table:table-cell>
          <table:table-cell office:value-type="float" office:value="22752" table:style-name="ce2">
            <text:p>22752</text:p>
          </table:table-cell>
          <table:table-cell office:value-type="float" office:value="4861" table:style-name="ce2">
            <text:p>4861</text:p>
          </table:table-cell>
          <table:table-cell office:value-type="float" office:value="99138" table:style-name="ce2">
            <text:p>99138</text:p>
          </table:table-cell>
          <table:table-cell office:value-type="float" office:value="48584" table:style-name="ce2">
            <text:p>48584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S</text:p>
          </table:table-cell>
          <table:table-cell office:value-type="string" table:style-name="ce2">
            <text:p>Sonst. Dienstleistungen</text:p>
          </table:table-cell>
          <table:table-cell office:value-type="string" table:style-name="ce2">
            <text:p>AT335</text:p>
          </table:table-cell>
          <table:table-cell office:value-type="string" table:style-name="ce2">
            <text:p>Tiroler Unterland</text:p>
          </table:table-cell>
          <table:table-cell office:value-type="float" office:value="1179" table:style-name="ce2">
            <text:p>1179</text:p>
          </table:table-cell>
          <table:table-cell office:value-type="float" office:value="2120" table:style-name="ce2">
            <text:p>2120</text:p>
          </table:table-cell>
          <table:table-cell office:value-type="float" office:value="1030" table:style-name="ce2">
            <text:p>1030</text:p>
          </table:table-cell>
          <table:table-cell office:value-type="float" office:value="94846" table:style-name="ce2">
            <text:p>94846</text:p>
          </table:table-cell>
          <table:table-cell office:value-type="float" office:value="19449" table:style-name="ce2">
            <text:p>19449</text:p>
          </table:table-cell>
          <table:table-cell office:value-type="float" office:value="1768" table:style-name="ce2">
            <text:p>1768</text:p>
          </table:table-cell>
          <table:table-cell office:value-type="float" office:value="45394" table:style-name="ce2">
            <text:p>45394</text:p>
          </table:table-cell>
          <table:table-cell office:value-type="float" office:value="50735" table:style-name="ce2">
            <text:p>50735</text:p>
          </table:table-cell>
          <table:table-cell table:number-columns-repeated="16372"/>
        </table:table-row>
        <table:table-row table:style-name="ro3">
          <table:table-cell table:style-name="ce4"/>
          <table:table-cell office:value-type="string" table:style-name="ce4">
            <text:p>INSGESAMT</text:p>
          </table:table-cell>
          <table:table-cell office:value-type="string" table:style-name="ce4">
            <text:p>AT34</text:p>
          </table:table-cell>
          <table:table-cell office:value-type="string" table:style-name="ce4">
            <text:p>Vorarlberg</text:p>
          </table:table-cell>
          <table:table-cell office:value-type="float" office:value="31519" table:style-name="ce4">
            <text:p>31519</text:p>
          </table:table-cell>
          <table:table-cell office:value-type="float" office:value="174634" table:style-name="ce4">
            <text:p>174634</text:p>
          </table:table-cell>
          <table:table-cell office:value-type="float" office:value="147377" table:style-name="ce4">
            <text:p>147377</text:p>
          </table:table-cell>
          <table:table-cell office:value-type="float" office:value="41137235" table:style-name="ce4">
            <text:p>41137235</text:p>
          </table:table-cell>
          <table:table-cell office:value-type="float" office:value="6368287" table:style-name="ce4">
            <text:p>6368287</text:p>
          </table:table-cell>
          <table:table-cell office:value-type="float" office:value="2581198" table:style-name="ce4">
            <text:p>2581198</text:p>
          </table:table-cell>
          <table:table-cell office:value-type="float" office:value="27851409" table:style-name="ce4">
            <text:p>27851409</text:p>
          </table:table-cell>
          <table:table-cell office:value-type="float" office:value="13650406" table:style-name="ce4">
            <text:p>13650406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A</text:p>
          </table:table-cell>
          <table:table-cell office:value-type="string" table:style-name="ce2">
            <text:p>Land- und Forstwirtschaft</text:p>
          </table:table-cell>
          <table:table-cell office:value-type="string" table:style-name="ce2">
            <text:p>AT34</text:p>
          </table:table-cell>
          <table:table-cell office:value-type="string" table:style-name="ce2">
            <text:p>Vorarlberg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B</text:p>
          </table:table-cell>
          <table:table-cell office:value-type="string" table:style-name="ce2">
            <text:p>Bergbau</text:p>
          </table:table-cell>
          <table:table-cell office:value-type="string" table:style-name="ce2">
            <text:p>AT34</text:p>
          </table:table-cell>
          <table:table-cell office:value-type="string" table:style-name="ce2">
            <text:p>Vorarlberg</text:p>
          </table:table-cell>
          <table:table-cell office:value-type="float" office:value="21" table:style-name="ce11">
            <text:p>21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C</text:p>
          </table:table-cell>
          <table:table-cell office:value-type="string" table:style-name="ce2">
            <text:p>Herstellung von Waren</text:p>
          </table:table-cell>
          <table:table-cell office:value-type="string" table:style-name="ce2">
            <text:p>AT34</text:p>
          </table:table-cell>
          <table:table-cell office:value-type="string" table:style-name="ce2">
            <text:p>Vorarlberg</text:p>
          </table:table-cell>
          <table:table-cell office:value-type="float" office:value="2328" table:style-name="ce2">
            <text:p>2328</text:p>
          </table:table-cell>
          <table:table-cell office:value-type="float" office:value="48093" table:style-name="ce2">
            <text:p>48093</text:p>
          </table:table-cell>
          <table:table-cell office:value-type="float" office:value="46172" table:style-name="ce2">
            <text:p>46172</text:p>
          </table:table-cell>
          <table:table-cell office:value-type="float" office:value="14569946" table:style-name="ce2">
            <text:p>14569946</text:p>
          </table:table-cell>
          <table:table-cell office:value-type="float" office:value="2515613" table:style-name="ce2">
            <text:p>2515613</text:p>
          </table:table-cell>
          <table:table-cell office:value-type="float" office:value="724769" table:style-name="ce2">
            <text:p>724769</text:p>
          </table:table-cell>
          <table:table-cell office:value-type="float" office:value="10287809" table:style-name="ce2">
            <text:p>10287809</text:p>
          </table:table-cell>
          <table:table-cell office:value-type="float" office:value="4698363" table:style-name="ce2">
            <text:p>4698363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D</text:p>
          </table:table-cell>
          <table:table-cell office:value-type="string" table:style-name="ce2">
            <text:p>Energieversorgung</text:p>
          </table:table-cell>
          <table:table-cell office:value-type="string" table:style-name="ce2">
            <text:p>AT34</text:p>
          </table:table-cell>
          <table:table-cell office:value-type="string" table:style-name="ce2">
            <text:p>Vorarlberg</text:p>
          </table:table-cell>
          <table:table-cell office:value-type="float" office:value="277" table:style-name="ce2">
            <text:p>277</text:p>
          </table:table-cell>
          <table:table-cell office:value-type="float" office:value="2064" table:style-name="ce2">
            <text:p>2064</text:p>
          </table:table-cell>
          <table:table-cell office:value-type="float" office:value="1802" table:style-name="ce2">
            <text:p>1802</text:p>
          </table:table-cell>
          <table:table-cell office:value-type="float" office:value="2008666" table:style-name="ce2">
            <text:p>2008666</text:p>
          </table:table-cell>
          <table:table-cell office:value-type="float" office:value="120360" table:style-name="ce2">
            <text:p>120360</text:p>
          </table:table-cell>
          <table:table-cell office:value-type="float" office:value="564900" table:style-name="ce2">
            <text:p>564900</text:p>
          </table:table-cell>
          <table:table-cell office:value-type="float" office:value="1403933" table:style-name="ce2">
            <text:p>1403933</text:p>
          </table:table-cell>
          <table:table-cell office:value-type="float" office:value="619404" table:style-name="ce2">
            <text:p>619404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E</text:p>
          </table:table-cell>
          <table:table-cell office:value-type="string" table:style-name="ce2">
            <text:p>Wasserversorgung und Abfallentsorgung</text:p>
          </table:table-cell>
          <table:table-cell office:value-type="string" table:style-name="ce2">
            <text:p>AT34</text:p>
          </table:table-cell>
          <table:table-cell office:value-type="string" table:style-name="ce2">
            <text:p>Vorarlberg</text:p>
          </table:table-cell>
          <table:table-cell office:value-type="float" office:value="126" table:style-name="ce2">
            <text:p>126</text:p>
          </table:table-cell>
          <table:table-cell office:value-type="float" office:value="943" table:style-name="ce2">
            <text:p>943</text:p>
          </table:table-cell>
          <table:table-cell office:value-type="float" office:value="907" table:style-name="ce2">
            <text:p>907</text:p>
          </table:table-cell>
          <table:table-cell office:value-type="float" office:value="793613" table:style-name="ce2">
            <text:p>793613</text:p>
          </table:table-cell>
          <table:table-cell office:value-type="float" office:value="46293" table:style-name="ce2">
            <text:p>46293</text:p>
          </table:table-cell>
          <table:table-cell office:value-type="float" office:value="21293" table:style-name="ce2">
            <text:p>21293</text:p>
          </table:table-cell>
          <table:table-cell office:value-type="float" office:value="695998" table:style-name="ce2">
            <text:p>695998</text:p>
          </table:table-cell>
          <table:table-cell office:value-type="float" office:value="114769" table:style-name="ce2">
            <text:p>114769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F</text:p>
          </table:table-cell>
          <table:table-cell office:value-type="string" table:style-name="ce2">
            <text:p>Bau</text:p>
          </table:table-cell>
          <table:table-cell office:value-type="string" table:style-name="ce2">
            <text:p>AT34</text:p>
          </table:table-cell>
          <table:table-cell office:value-type="string" table:style-name="ce2">
            <text:p>Vorarlberg</text:p>
          </table:table-cell>
          <table:table-cell office:value-type="float" office:value="2302" table:style-name="ce2">
            <text:p>2302</text:p>
          </table:table-cell>
          <table:table-cell office:value-type="float" office:value="15772" table:style-name="ce2">
            <text:p>15772</text:p>
          </table:table-cell>
          <table:table-cell office:value-type="float" office:value="13704" table:style-name="ce2">
            <text:p>13704</text:p>
          </table:table-cell>
          <table:table-cell office:value-type="float" office:value="3681857" table:style-name="ce2">
            <text:p>3681857</text:p>
          </table:table-cell>
          <table:table-cell office:value-type="float" office:value="639359" table:style-name="ce2">
            <text:p>639359</text:p>
          </table:table-cell>
          <table:table-cell office:value-type="float" office:value="132672" table:style-name="ce2">
            <text:p>132672</text:p>
          </table:table-cell>
          <table:table-cell office:value-type="float" office:value="2567415" table:style-name="ce2">
            <text:p>2567415</text:p>
          </table:table-cell>
          <table:table-cell office:value-type="float" office:value="1195632" table:style-name="ce2">
            <text:p>1195632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G</text:p>
          </table:table-cell>
          <table:table-cell office:value-type="string" table:style-name="ce2">
            <text:p>Handel</text:p>
          </table:table-cell>
          <table:table-cell office:value-type="string" table:style-name="ce2">
            <text:p>AT34</text:p>
          </table:table-cell>
          <table:table-cell office:value-type="string" table:style-name="ce2">
            <text:p>Vorarlberg</text:p>
          </table:table-cell>
          <table:table-cell office:value-type="float" office:value="5760" table:style-name="ce2">
            <text:p>5760</text:p>
          </table:table-cell>
          <table:table-cell office:value-type="float" office:value="30492" table:style-name="ce2">
            <text:p>30492</text:p>
          </table:table-cell>
          <table:table-cell office:value-type="float" office:value="25948" table:style-name="ce2">
            <text:p>25948</text:p>
          </table:table-cell>
          <table:table-cell office:value-type="float" office:value="10195528" table:style-name="ce2">
            <text:p>10195528</text:p>
          </table:table-cell>
          <table:table-cell office:value-type="float" office:value="918970" table:style-name="ce2">
            <text:p>918970</text:p>
          </table:table-cell>
          <table:table-cell office:value-type="float" office:value="189119" table:style-name="ce2">
            <text:p>189119</text:p>
          </table:table-cell>
          <table:table-cell office:value-type="float" office:value="8248469" table:style-name="ce2">
            <text:p>8248469</text:p>
          </table:table-cell>
          <table:table-cell office:value-type="float" office:value="1959706" table:style-name="ce2">
            <text:p>1959706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H</text:p>
          </table:table-cell>
          <table:table-cell office:value-type="string" table:style-name="ce2">
            <text:p>Verkehr</text:p>
          </table:table-cell>
          <table:table-cell office:value-type="string" table:style-name="ce2">
            <text:p>AT34</text:p>
          </table:table-cell>
          <table:table-cell office:value-type="string" table:style-name="ce2">
            <text:p>Vorarlberg</text:p>
          </table:table-cell>
          <table:table-cell office:value-type="float" office:value="831" table:style-name="ce2">
            <text:p>831</text:p>
          </table:table-cell>
          <table:table-cell office:value-type="float" office:value="8476" table:style-name="ce2">
            <text:p>8476</text:p>
          </table:table-cell>
          <table:table-cell office:value-type="float" office:value="7876" table:style-name="ce2">
            <text:p>7876</text:p>
          </table:table-cell>
          <table:table-cell office:value-type="float" office:value="1791708" table:style-name="ce2">
            <text:p>1791708</text:p>
          </table:table-cell>
          <table:table-cell office:value-type="float" office:value="322149" table:style-name="ce2">
            <text:p>322149</text:p>
          </table:table-cell>
          <table:table-cell office:value-type="float" office:value="99644" table:style-name="ce2">
            <text:p>99644</text:p>
          </table:table-cell>
          <table:table-cell office:value-type="float" office:value="1194920" table:style-name="ce2">
            <text:p>1194920</text:p>
          </table:table-cell>
          <table:table-cell office:value-type="float" office:value="611775" table:style-name="ce2">
            <text:p>611775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I</text:p>
          </table:table-cell>
          <table:table-cell office:value-type="string" table:style-name="ce2">
            <text:p>Beherbergung und Gastronomie</text:p>
          </table:table-cell>
          <table:table-cell office:value-type="string" table:style-name="ce2">
            <text:p>AT34</text:p>
          </table:table-cell>
          <table:table-cell office:value-type="string" table:style-name="ce2">
            <text:p>Vorarlberg</text:p>
          </table:table-cell>
          <table:table-cell office:value-type="float" office:value="2895" table:style-name="ce2">
            <text:p>2895</text:p>
          </table:table-cell>
          <table:table-cell office:value-type="float" office:value="16675" table:style-name="ce2">
            <text:p>16675</text:p>
          </table:table-cell>
          <table:table-cell office:value-type="float" office:value="14142" table:style-name="ce2">
            <text:p>14142</text:p>
          </table:table-cell>
          <table:table-cell office:value-type="float" office:value="1394036" table:style-name="ce2">
            <text:p>1394036</text:p>
          </table:table-cell>
          <table:table-cell office:value-type="float" office:value="376335" table:style-name="ce2">
            <text:p>376335</text:p>
          </table:table-cell>
          <table:table-cell office:value-type="float" office:value="135420" table:style-name="ce2">
            <text:p>135420</text:p>
          </table:table-cell>
          <table:table-cell office:value-type="float" office:value="692816" table:style-name="ce2">
            <text:p>692816</text:p>
          </table:table-cell>
          <table:table-cell office:value-type="float" office:value="730762" table:style-name="ce2">
            <text:p>730762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J</text:p>
          </table:table-cell>
          <table:table-cell office:value-type="string" table:style-name="ce2">
            <text:p>Information und Kommunikation</text:p>
          </table:table-cell>
          <table:table-cell office:value-type="string" table:style-name="ce2">
            <text:p>AT34</text:p>
          </table:table-cell>
          <table:table-cell office:value-type="string" table:style-name="ce2">
            <text:p>Vorarlberg</text:p>
          </table:table-cell>
          <table:table-cell office:value-type="float" office:value="1032" table:style-name="ce2">
            <text:p>1032</text:p>
          </table:table-cell>
          <table:table-cell office:value-type="float" office:value="3188" table:style-name="ce2">
            <text:p>3188</text:p>
          </table:table-cell>
          <table:table-cell office:value-type="float" office:value="2235" table:style-name="ce2">
            <text:p>2235</text:p>
          </table:table-cell>
          <table:table-cell office:value-type="float" office:value="534854" table:style-name="ce2">
            <text:p>534854</text:p>
          </table:table-cell>
          <table:table-cell office:value-type="float" office:value="119995" table:style-name="ce2">
            <text:p>119995</text:p>
          </table:table-cell>
          <table:table-cell office:value-type="float" office:value="8226" table:style-name="ce2">
            <text:p>8226</text:p>
          </table:table-cell>
          <table:table-cell office:value-type="float" office:value="302518" table:style-name="ce2">
            <text:p>302518</text:p>
          </table:table-cell>
          <table:table-cell office:value-type="float" office:value="240077" table:style-name="ce2">
            <text:p>240077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K</text:p>
          </table:table-cell>
          <table:table-cell office:value-type="string" table:style-name="ce2">
            <text:p>Finanz- und Versicherungsleistungen</text:p>
          </table:table-cell>
          <table:table-cell office:value-type="string" table:style-name="ce2">
            <text:p>AT34</text:p>
          </table:table-cell>
          <table:table-cell office:value-type="string" table:style-name="ce2">
            <text:p>Vorarlberg</text:p>
          </table:table-cell>
          <table:table-cell office:value-type="float" office:value="973" table:style-name="ce2">
            <text:p>973</text:p>
          </table:table-cell>
          <table:table-cell office:value-type="float" office:value="5480" table:style-name="ce2">
            <text:p>5480</text:p>
          </table:table-cell>
          <table:table-cell office:value-type="float" office:value="4893" table:style-name="ce2">
            <text:p>4893</text:p>
          </table:table-cell>
          <table:table-cell office:value-type="float" office:value="1593632" table:style-name="ce2">
            <text:p>1593632</text:p>
          </table:table-cell>
          <table:table-cell office:value-type="float" office:value="277479" table:style-name="ce2">
            <text:p>277479</text:p>
          </table:table-cell>
          <table:table-cell office:value-type="float" office:value="46212" table:style-name="ce2">
            <text:p>46212</text:p>
          </table:table-cell>
          <table:table-cell office:value-type="float" office:value="426538" table:style-name="ce2">
            <text:p>426538</text:p>
          </table:table-cell>
          <table:table-cell office:value-type="float" office:value="843898" table:style-name="ce2">
            <text:p>843898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L</text:p>
          </table:table-cell>
          <table:table-cell office:value-type="string" table:style-name="ce2">
            <text:p>Grundstücks- und Wohnungswesen</text:p>
          </table:table-cell>
          <table:table-cell office:value-type="string" table:style-name="ce2">
            <text:p>AT34</text:p>
          </table:table-cell>
          <table:table-cell office:value-type="string" table:style-name="ce2">
            <text:p>Vorarlberg</text:p>
          </table:table-cell>
          <table:table-cell office:value-type="float" office:value="1723" table:style-name="ce2">
            <text:p>1723</text:p>
          </table:table-cell>
          <table:table-cell office:value-type="float" office:value="2862" table:style-name="ce2">
            <text:p>2862</text:p>
          </table:table-cell>
          <table:table-cell office:value-type="float" office:value="1518" table:style-name="ce2">
            <text:p>1518</text:p>
          </table:table-cell>
          <table:table-cell office:value-type="float" office:value="1062588" table:style-name="ce2">
            <text:p>1062588</text:p>
          </table:table-cell>
          <table:table-cell office:value-type="float" office:value="68384" table:style-name="ce2">
            <text:p>68384</text:p>
          </table:table-cell>
          <table:table-cell office:value-type="float" office:value="404467" table:style-name="ce2">
            <text:p>404467</text:p>
          </table:table-cell>
          <table:table-cell office:value-type="float" office:value="500716" table:style-name="ce2">
            <text:p>500716</text:p>
          </table:table-cell>
          <table:table-cell office:value-type="float" office:value="587869" table:style-name="ce2">
            <text:p>587869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M</text:p>
          </table:table-cell>
          <table:table-cell office:value-type="string" table:style-name="ce2">
            <text:p>Freiberufliche/techn. Dienstleistungen</text:p>
          </table:table-cell>
          <table:table-cell office:value-type="string" table:style-name="ce2">
            <text:p>AT34</text:p>
          </table:table-cell>
          <table:table-cell office:value-type="string" table:style-name="ce2">
            <text:p>Vorarlberg</text:p>
          </table:table-cell>
          <table:table-cell office:value-type="float" office:value="3949" table:style-name="ce2">
            <text:p>3949</text:p>
          </table:table-cell>
          <table:table-cell office:value-type="float" office:value="10287" table:style-name="ce2">
            <text:p>10287</text:p>
          </table:table-cell>
          <table:table-cell office:value-type="float" office:value="6364" table:style-name="ce2">
            <text:p>6364</text:p>
          </table:table-cell>
          <table:table-cell office:value-type="float" office:value="1358419" table:style-name="ce2">
            <text:p>1358419</text:p>
          </table:table-cell>
          <table:table-cell office:value-type="float" office:value="311503" table:style-name="ce2">
            <text:p>311503</text:p>
          </table:table-cell>
          <table:table-cell office:value-type="float" office:value="54496" table:style-name="ce2">
            <text:p>54496</text:p>
          </table:table-cell>
          <table:table-cell office:value-type="float" office:value="683854" table:style-name="ce2">
            <text:p>683854</text:p>
          </table:table-cell>
          <table:table-cell office:value-type="float" office:value="687851" table:style-name="ce2">
            <text:p>687851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N</text:p>
          </table:table-cell>
          <table:table-cell office:value-type="string" table:style-name="ce2">
            <text:p>Sonst. wirtschaftl. Dienstleistungen</text:p>
          </table:table-cell>
          <table:table-cell office:value-type="string" table:style-name="ce2">
            <text:p>AT34</text:p>
          </table:table-cell>
          <table:table-cell office:value-type="string" table:style-name="ce2">
            <text:p>Vorarlberg</text:p>
          </table:table-cell>
          <table:table-cell office:value-type="float" office:value="1211" table:style-name="ce2">
            <text:p>1211</text:p>
          </table:table-cell>
          <table:table-cell office:value-type="float" office:value="8513" table:style-name="ce2">
            <text:p>8513</text:p>
          </table:table-cell>
          <table:table-cell office:value-type="float" office:value="7559" table:style-name="ce2">
            <text:p>7559</text:p>
          </table:table-cell>
          <table:table-cell office:value-type="float" office:value="768435" table:style-name="ce2">
            <text:p>768435</text:p>
          </table:table-cell>
          <table:table-cell office:value-type="float" office:value="222041" table:style-name="ce2">
            <text:p>222041</text:p>
          </table:table-cell>
          <table:table-cell office:value-type="float" office:value="129559" table:style-name="ce2">
            <text:p>129559</text:p>
          </table:table-cell>
          <table:table-cell office:value-type="float" office:value="317804" table:style-name="ce2">
            <text:p>317804</text:p>
          </table:table-cell>
          <table:table-cell office:value-type="float" office:value="451871" table:style-name="ce2">
            <text:p>451871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P</text:p>
          </table:table-cell>
          <table:table-cell office:value-type="string" table:style-name="ce2">
            <text:p>Erziehung und Unterricht</text:p>
          </table:table-cell>
          <table:table-cell office:value-type="string" table:style-name="ce2">
            <text:p>AT34</text:p>
          </table:table-cell>
          <table:table-cell office:value-type="string" table:style-name="ce2">
            <text:p>Vorarlberg</text:p>
          </table:table-cell>
          <table:table-cell office:value-type="float" office:value="934" table:style-name="ce2">
            <text:p>934</text:p>
          </table:table-cell>
          <table:table-cell office:value-type="float" office:value="2076" table:style-name="ce2">
            <text:p>2076</text:p>
          </table:table-cell>
          <table:table-cell office:value-type="float" office:value="1186" table:style-name="ce2">
            <text:p>1186</text:p>
          </table:table-cell>
          <table:table-cell office:value-type="float" office:value="84886" table:style-name="ce2">
            <text:p>84886</text:p>
          </table:table-cell>
          <table:table-cell office:value-type="float" office:value="32935" table:style-name="ce2">
            <text:p>32935</text:p>
          </table:table-cell>
          <table:table-cell office:value-type="float" office:value="3432" table:style-name="ce2">
            <text:p>3432</text:p>
          </table:table-cell>
          <table:table-cell office:value-type="float" office:value="33073" table:style-name="ce2">
            <text:p>33073</text:p>
          </table:table-cell>
          <table:table-cell office:value-type="float" office:value="54066" table:style-name="ce2">
            <text:p>54066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Q</text:p>
          </table:table-cell>
          <table:table-cell office:value-type="string" table:style-name="ce2">
            <text:p>Gesundheits- und Sozialwesen</text:p>
          </table:table-cell>
          <table:table-cell office:value-type="string" table:style-name="ce2">
            <text:p>AT34</text:p>
          </table:table-cell>
          <table:table-cell office:value-type="string" table:style-name="ce2">
            <text:p>Vorarlberg</text:p>
          </table:table-cell>
          <table:table-cell office:value-type="float" office:value="4355" table:style-name="ce2">
            <text:p>4355</text:p>
          </table:table-cell>
          <table:table-cell office:value-type="float" office:value="13785" table:style-name="ce2">
            <text:p>13785</text:p>
          </table:table-cell>
          <table:table-cell office:value-type="float" office:value="9759" table:style-name="ce2">
            <text:p>9759</text:p>
          </table:table-cell>
          <table:table-cell office:value-type="float" office:value="890232" table:style-name="ce2">
            <text:p>890232</text:p>
          </table:table-cell>
          <table:table-cell office:value-type="float" office:value="301005" table:style-name="ce2">
            <text:p>301005</text:p>
          </table:table-cell>
          <table:table-cell office:value-type="float" office:value="43839" table:style-name="ce2">
            <text:p>43839</text:p>
          </table:table-cell>
          <table:table-cell office:value-type="float" office:value="272052" table:style-name="ce2">
            <text:p>272052</text:p>
          </table:table-cell>
          <table:table-cell office:value-type="float" office:value="651564" table:style-name="ce2">
            <text:p>651564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R</text:p>
          </table:table-cell>
          <table:table-cell office:value-type="string" table:style-name="ce2">
            <text:p>Kunst, Unterhaltung und Erholung</text:p>
          </table:table-cell>
          <table:table-cell office:value-type="string" table:style-name="ce2">
            <text:p>AT34</text:p>
          </table:table-cell>
          <table:table-cell office:value-type="string" table:style-name="ce2">
            <text:p>Vorarlberg</text:p>
          </table:table-cell>
          <table:table-cell office:value-type="float" office:value="1089" table:style-name="ce2">
            <text:p>1089</text:p>
          </table:table-cell>
          <table:table-cell office:value-type="float" office:value="2556" table:style-name="ce2">
            <text:p>2556</text:p>
          </table:table-cell>
          <table:table-cell office:value-type="float" office:value="1580" table:style-name="ce2">
            <text:p>1580</text:p>
          </table:table-cell>
          <table:table-cell office:value-type="float" office:value="206949" table:style-name="ce2">
            <text:p>206949</text:p>
          </table:table-cell>
          <table:table-cell office:value-type="float" office:value="51994" table:style-name="ce2">
            <text:p>51994</text:p>
          </table:table-cell>
          <table:table-cell office:value-type="float" office:value="7772" table:style-name="ce2">
            <text:p>7772</text:p>
          </table:table-cell>
          <table:table-cell office:value-type="float" office:value="124320" table:style-name="ce2">
            <text:p>124320</text:p>
          </table:table-cell>
          <table:table-cell office:value-type="float" office:value="99581" table:style-name="ce2">
            <text:p>99581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S</text:p>
          </table:table-cell>
          <table:table-cell office:value-type="string" table:style-name="ce2">
            <text:p>Sonst. Dienstleistungen</text:p>
          </table:table-cell>
          <table:table-cell office:value-type="string" table:style-name="ce2">
            <text:p>AT34</text:p>
          </table:table-cell>
          <table:table-cell office:value-type="string" table:style-name="ce2">
            <text:p>Vorarlberg</text:p>
          </table:table-cell>
          <table:table-cell office:value-type="float" office:value="1711" table:style-name="ce2">
            <text:p>1711</text:p>
          </table:table-cell>
          <table:table-cell office:value-type="float" office:value="3141" table:style-name="ce2">
            <text:p>3141</text:p>
          </table:table-cell>
          <table:table-cell office:value-type="float" office:value="1513" table:style-name="ce2">
            <text:p>1513</text:p>
          </table:table-cell>
          <table:table-cell office:value-type="float" office:value="137960" table:style-name="ce2">
            <text:p>137960</text:p>
          </table:table-cell>
          <table:table-cell office:value-type="float" office:value="31724" table:style-name="ce2">
            <text:p>31724</text:p>
          </table:table-cell>
          <table:table-cell office:value-type="float" office:value="4112" table:style-name="ce2">
            <text:p>4112</text:p>
          </table:table-cell>
          <table:table-cell office:value-type="float" office:value="59628" table:style-name="ce2">
            <text:p>59628</text:p>
          </table:table-cell>
          <table:table-cell office:value-type="float" office:value="80065" table:style-name="ce2">
            <text:p>80065</text:p>
          </table:table-cell>
          <table:table-cell table:number-columns-repeated="16372"/>
        </table:table-row>
        <table:table-row table:style-name="ro3">
          <table:table-cell table:style-name="ce4"/>
          <table:table-cell office:value-type="string" table:style-name="ce4">
            <text:p>INSGESAMT</text:p>
          </table:table-cell>
          <table:table-cell office:value-type="string" table:style-name="ce4">
            <text:p>AT341</text:p>
          </table:table-cell>
          <table:table-cell office:value-type="string" table:style-name="ce4">
            <text:p>Bludenz-Bregenzer Wald</text:p>
          </table:table-cell>
          <table:table-cell office:value-type="float" office:value="8257" table:style-name="ce4">
            <text:p>8257</text:p>
          </table:table-cell>
          <table:table-cell office:value-type="float" office:value="43715" table:style-name="ce4">
            <text:p>43715</text:p>
          </table:table-cell>
          <table:table-cell office:value-type="float" office:value="36583" table:style-name="ce4">
            <text:p>36583</text:p>
          </table:table-cell>
          <table:table-cell office:value-type="float" office:value="10048607" table:style-name="ce4">
            <text:p>10048607</text:p>
          </table:table-cell>
          <table:table-cell office:value-type="float" office:value="1549599" table:style-name="ce4">
            <text:p>1549599</text:p>
          </table:table-cell>
          <table:table-cell office:value-type="float" office:value="794184" table:style-name="ce4">
            <text:p>794184</text:p>
          </table:table-cell>
          <table:table-cell office:value-type="float" office:value="6716167" table:style-name="ce4">
            <text:p>6716167</text:p>
          </table:table-cell>
          <table:table-cell office:value-type="float" office:value="3473881" table:style-name="ce4">
            <text:p>3473881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A</text:p>
          </table:table-cell>
          <table:table-cell office:value-type="string" table:style-name="ce2">
            <text:p>Land- und Forstwirtschaft</text:p>
          </table:table-cell>
          <table:table-cell office:value-type="string" table:style-name="ce2">
            <text:p>AT341</text:p>
          </table:table-cell>
          <table:table-cell office:value-type="string" table:style-name="ce2">
            <text:p>Bludenz-Bregenzer Wald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B</text:p>
          </table:table-cell>
          <table:table-cell office:value-type="string" table:style-name="ce2">
            <text:p>Bergbau</text:p>
          </table:table-cell>
          <table:table-cell office:value-type="string" table:style-name="ce2">
            <text:p>AT341</text:p>
          </table:table-cell>
          <table:table-cell office:value-type="string" table:style-name="ce2">
            <text:p>Bludenz-Bregenzer Wald</text:p>
          </table:table-cell>
          <table:table-cell office:value-type="float" office:value="11" table:style-name="ce11">
            <text:p>11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C</text:p>
          </table:table-cell>
          <table:table-cell office:value-type="string" table:style-name="ce2">
            <text:p>Herstellung von Waren</text:p>
          </table:table-cell>
          <table:table-cell office:value-type="string" table:style-name="ce2">
            <text:p>AT341</text:p>
          </table:table-cell>
          <table:table-cell office:value-type="string" table:style-name="ce2">
            <text:p>Bludenz-Bregenzer Wald</text:p>
          </table:table-cell>
          <table:table-cell office:value-type="float" office:value="634" table:style-name="ce2">
            <text:p>634</text:p>
          </table:table-cell>
          <table:table-cell office:value-type="float" office:value="10764" table:style-name="ce2">
            <text:p>10764</text:p>
          </table:table-cell>
          <table:table-cell office:value-type="float" office:value="10207" table:style-name="ce2">
            <text:p>10207</text:p>
          </table:table-cell>
          <table:table-cell office:value-type="float" office:value="3530217" table:style-name="ce2">
            <text:p>3530217</text:p>
          </table:table-cell>
          <table:table-cell office:value-type="float" office:value="563256" table:style-name="ce2">
            <text:p>563256</text:p>
          </table:table-cell>
          <table:table-cell office:value-type="float" office:value="121977" table:style-name="ce2">
            <text:p>121977</text:p>
          </table:table-cell>
          <table:table-cell office:value-type="float" office:value="2548520" table:style-name="ce2">
            <text:p>2548520</text:p>
          </table:table-cell>
          <table:table-cell office:value-type="float" office:value="1081947" table:style-name="ce2">
            <text:p>1081947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D</text:p>
          </table:table-cell>
          <table:table-cell office:value-type="string" table:style-name="ce2">
            <text:p>Energieversorgung</text:p>
          </table:table-cell>
          <table:table-cell office:value-type="string" table:style-name="ce2">
            <text:p>AT341</text:p>
          </table:table-cell>
          <table:table-cell office:value-type="string" table:style-name="ce2">
            <text:p>Bludenz-Bregenzer Wald</text:p>
          </table:table-cell>
          <table:table-cell office:value-type="float" office:value="126" table:style-name="ce2">
            <text:p>126</text:p>
          </table:table-cell>
          <table:table-cell office:value-type="float" office:value="930" table:style-name="ce2">
            <text:p>930</text:p>
          </table:table-cell>
          <table:table-cell office:value-type="float" office:value="823" table:style-name="ce2">
            <text:p>823</text:p>
          </table:table-cell>
          <table:table-cell office:value-type="float" office:value="1092063" table:style-name="ce2">
            <text:p>1092063</text:p>
          </table:table-cell>
          <table:table-cell office:value-type="float" office:value="54116" table:style-name="ce2">
            <text:p>54116</text:p>
          </table:table-cell>
          <table:table-cell office:value-type="float" office:value="314332" table:style-name="ce2">
            <text:p>314332</text:p>
          </table:table-cell>
          <table:table-cell office:value-type="float" office:value="773705" table:style-name="ce2">
            <text:p>773705</text:p>
          </table:table-cell>
          <table:table-cell office:value-type="float" office:value="322228" table:style-name="ce2">
            <text:p>322228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E</text:p>
          </table:table-cell>
          <table:table-cell office:value-type="string" table:style-name="ce2">
            <text:p>Wasserversorgung und Abfallentsorgung</text:p>
          </table:table-cell>
          <table:table-cell office:value-type="string" table:style-name="ce2">
            <text:p>AT341</text:p>
          </table:table-cell>
          <table:table-cell office:value-type="string" table:style-name="ce2">
            <text:p>Bludenz-Bregenzer Wald</text:p>
          </table:table-cell>
          <table:table-cell office:value-type="float" office:value="54" table:style-name="ce2">
            <text:p>54</text:p>
          </table:table-cell>
          <table:table-cell office:value-type="float" office:value="111" table:style-name="ce2">
            <text:p>111</text:p>
          </table:table-cell>
          <table:table-cell office:value-type="float" office:value="96" table:style-name="ce2">
            <text:p>96</text:p>
          </table:table-cell>
          <table:table-cell office:value-type="float" office:value="38057" table:style-name="ce2">
            <text:p>38057</text:p>
          </table:table-cell>
          <table:table-cell office:value-type="float" office:value="5038" table:style-name="ce2">
            <text:p>5038</text:p>
          </table:table-cell>
          <table:table-cell office:value-type="float" office:value="3154" table:style-name="ce2">
            <text:p>3154</text:p>
          </table:table-cell>
          <table:table-cell office:value-type="float" office:value="22431" table:style-name="ce2">
            <text:p>22431</text:p>
          </table:table-cell>
          <table:table-cell office:value-type="float" office:value="15937" table:style-name="ce2">
            <text:p>15937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F</text:p>
          </table:table-cell>
          <table:table-cell office:value-type="string" table:style-name="ce2">
            <text:p>Bau</text:p>
          </table:table-cell>
          <table:table-cell office:value-type="string" table:style-name="ce2">
            <text:p>AT341</text:p>
          </table:table-cell>
          <table:table-cell office:value-type="string" table:style-name="ce2">
            <text:p>Bludenz-Bregenzer Wald</text:p>
          </table:table-cell>
          <table:table-cell office:value-type="float" office:value="641" table:style-name="ce2">
            <text:p>641</text:p>
          </table:table-cell>
          <table:table-cell office:value-type="float" office:value="4707" table:style-name="ce2">
            <text:p>4707</text:p>
          </table:table-cell>
          <table:table-cell office:value-type="float" office:value="4116" table:style-name="ce2">
            <text:p>4116</text:p>
          </table:table-cell>
          <table:table-cell office:value-type="float" office:value="955640" table:style-name="ce2">
            <text:p>955640</text:p>
          </table:table-cell>
          <table:table-cell office:value-type="float" office:value="195578" table:style-name="ce2">
            <text:p>195578</text:p>
          </table:table-cell>
          <table:table-cell office:value-type="float" office:value="57425" table:style-name="ce2">
            <text:p>57425</text:p>
          </table:table-cell>
          <table:table-cell office:value-type="float" office:value="623269" table:style-name="ce2">
            <text:p>623269</text:p>
          </table:table-cell>
          <table:table-cell office:value-type="float" office:value="349622" table:style-name="ce2">
            <text:p>349622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G</text:p>
          </table:table-cell>
          <table:table-cell office:value-type="string" table:style-name="ce2">
            <text:p>Handel</text:p>
          </table:table-cell>
          <table:table-cell office:value-type="string" table:style-name="ce2">
            <text:p>AT341</text:p>
          </table:table-cell>
          <table:table-cell office:value-type="string" table:style-name="ce2">
            <text:p>Bludenz-Bregenzer Wald</text:p>
          </table:table-cell>
          <table:table-cell office:value-type="float" office:value="1241" table:style-name="ce2">
            <text:p>1241</text:p>
          </table:table-cell>
          <table:table-cell office:value-type="float" office:value="5908" table:style-name="ce2">
            <text:p>5908</text:p>
          </table:table-cell>
          <table:table-cell office:value-type="float" office:value="4965" table:style-name="ce2">
            <text:p>4965</text:p>
          </table:table-cell>
          <table:table-cell office:value-type="float" office:value="1955873" table:style-name="ce2">
            <text:p>1955873</text:p>
          </table:table-cell>
          <table:table-cell office:value-type="float" office:value="163129" table:style-name="ce2">
            <text:p>163129</text:p>
          </table:table-cell>
          <table:table-cell office:value-type="float" office:value="42161" table:style-name="ce2">
            <text:p>42161</text:p>
          </table:table-cell>
          <table:table-cell office:value-type="float" office:value="1578286" table:style-name="ce2">
            <text:p>1578286</text:p>
          </table:table-cell>
          <table:table-cell office:value-type="float" office:value="380207" table:style-name="ce2">
            <text:p>380207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H</text:p>
          </table:table-cell>
          <table:table-cell office:value-type="string" table:style-name="ce2">
            <text:p>Verkehr</text:p>
          </table:table-cell>
          <table:table-cell office:value-type="string" table:style-name="ce2">
            <text:p>AT341</text:p>
          </table:table-cell>
          <table:table-cell office:value-type="string" table:style-name="ce2">
            <text:p>Bludenz-Bregenzer Wald</text:p>
          </table:table-cell>
          <table:table-cell office:value-type="float" office:value="275" table:style-name="ce2">
            <text:p>275</text:p>
          </table:table-cell>
          <table:table-cell office:value-type="float" office:value="2682" table:style-name="ce2">
            <text:p>2682</text:p>
          </table:table-cell>
          <table:table-cell office:value-type="float" office:value="2498" table:style-name="ce2">
            <text:p>2498</text:p>
          </table:table-cell>
          <table:table-cell office:value-type="float" office:value="428343" table:style-name="ce2">
            <text:p>428343</text:p>
          </table:table-cell>
          <table:table-cell office:value-type="float" office:value="101964" table:style-name="ce2">
            <text:p>101964</text:p>
          </table:table-cell>
          <table:table-cell office:value-type="float" office:value="62303" table:style-name="ce2">
            <text:p>62303</text:p>
          </table:table-cell>
          <table:table-cell office:value-type="float" office:value="239382" table:style-name="ce2">
            <text:p>239382</text:p>
          </table:table-cell>
          <table:table-cell office:value-type="float" office:value="199090" table:style-name="ce2">
            <text:p>199090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I</text:p>
          </table:table-cell>
          <table:table-cell office:value-type="string" table:style-name="ce2">
            <text:p>Beherbergung und Gastronomie</text:p>
          </table:table-cell>
          <table:table-cell office:value-type="string" table:style-name="ce2">
            <text:p>AT341</text:p>
          </table:table-cell>
          <table:table-cell office:value-type="string" table:style-name="ce2">
            <text:p>Bludenz-Bregenzer Wald</text:p>
          </table:table-cell>
          <table:table-cell office:value-type="float" office:value="1596" table:style-name="ce2">
            <text:p>1596</text:p>
          </table:table-cell>
          <table:table-cell office:value-type="float" office:value="8542" table:style-name="ce2">
            <text:p>8542</text:p>
          </table:table-cell>
          <table:table-cell office:value-type="float" office:value="7111" table:style-name="ce2">
            <text:p>7111</text:p>
          </table:table-cell>
          <table:table-cell office:value-type="float" office:value="839710" table:style-name="ce2">
            <text:p>839710</text:p>
          </table:table-cell>
          <table:table-cell office:value-type="float" office:value="218229" table:style-name="ce2">
            <text:p>218229</text:p>
          </table:table-cell>
          <table:table-cell office:value-type="float" office:value="107105" table:style-name="ce2">
            <text:p>107105</text:p>
          </table:table-cell>
          <table:table-cell office:value-type="float" office:value="401185" table:style-name="ce2">
            <text:p>401185</text:p>
          </table:table-cell>
          <table:table-cell office:value-type="float" office:value="457227" table:style-name="ce2">
            <text:p>457227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J</text:p>
          </table:table-cell>
          <table:table-cell office:value-type="string" table:style-name="ce2">
            <text:p>Information und Kommunikation</text:p>
          </table:table-cell>
          <table:table-cell office:value-type="string" table:style-name="ce2">
            <text:p>AT341</text:p>
          </table:table-cell>
          <table:table-cell office:value-type="string" table:style-name="ce2">
            <text:p>Bludenz-Bregenzer Wald</text:p>
          </table:table-cell>
          <table:table-cell office:value-type="float" office:value="165" table:style-name="ce2">
            <text:p>165</text:p>
          </table:table-cell>
          <table:table-cell office:value-type="float" office:value="332" table:style-name="ce2">
            <text:p>332</text:p>
          </table:table-cell>
          <table:table-cell office:value-type="float" office:value="187" table:style-name="ce2">
            <text:p>187</text:p>
          </table:table-cell>
          <table:table-cell office:value-type="float" office:value="50052" table:style-name="ce2">
            <text:p>50052</text:p>
          </table:table-cell>
          <table:table-cell office:value-type="float" office:value="7958" table:style-name="ce2">
            <text:p>7958</text:p>
          </table:table-cell>
          <table:table-cell office:value-type="float" office:value="1063" table:style-name="ce2">
            <text:p>1063</text:p>
          </table:table-cell>
          <table:table-cell office:value-type="float" office:value="24588" table:style-name="ce2">
            <text:p>24588</text:p>
          </table:table-cell>
          <table:table-cell office:value-type="float" office:value="25973" table:style-name="ce2">
            <text:p>25973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K</text:p>
          </table:table-cell>
          <table:table-cell office:value-type="string" table:style-name="ce2">
            <text:p>Finanz- und Versicherungsleistungen</text:p>
          </table:table-cell>
          <table:table-cell office:value-type="string" table:style-name="ce2">
            <text:p>AT341</text:p>
          </table:table-cell>
          <table:table-cell office:value-type="string" table:style-name="ce2">
            <text:p>Bludenz-Bregenzer Wald</text:p>
          </table:table-cell>
          <table:table-cell office:value-type="float" office:value="238" table:style-name="ce2">
            <text:p>238</text:p>
          </table:table-cell>
          <table:table-cell office:value-type="float" office:value="1062" table:style-name="ce2">
            <text:p>1062</text:p>
          </table:table-cell>
          <table:table-cell office:value-type="float" office:value="921" table:style-name="ce2">
            <text:p>921</text:p>
          </table:table-cell>
          <table:table-cell office:value-type="float" office:value="268079" table:style-name="ce2">
            <text:p>268079</text:p>
          </table:table-cell>
          <table:table-cell office:value-type="float" office:value="51527" table:style-name="ce2">
            <text:p>51527</text:p>
          </table:table-cell>
          <table:table-cell office:value-type="float" office:value="15191" table:style-name="ce2">
            <text:p>15191</text:p>
          </table:table-cell>
          <table:table-cell office:value-type="float" office:value="80425" table:style-name="ce2">
            <text:p>80425</text:p>
          </table:table-cell>
          <table:table-cell office:value-type="float" office:value="161221" table:style-name="ce2">
            <text:p>161221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L</text:p>
          </table:table-cell>
          <table:table-cell office:value-type="string" table:style-name="ce2">
            <text:p>Grundstücks- und Wohnungswesen</text:p>
          </table:table-cell>
          <table:table-cell office:value-type="string" table:style-name="ce2">
            <text:p>AT341</text:p>
          </table:table-cell>
          <table:table-cell office:value-type="string" table:style-name="ce2">
            <text:p>Bludenz-Bregenzer Wald</text:p>
          </table:table-cell>
          <table:table-cell office:value-type="float" office:value="338" table:style-name="ce2">
            <text:p>338</text:p>
          </table:table-cell>
          <table:table-cell office:value-type="float" office:value="436" table:style-name="ce2">
            <text:p>436</text:p>
          </table:table-cell>
          <table:table-cell office:value-type="float" office:value="190" table:style-name="ce2">
            <text:p>190</text:p>
          </table:table-cell>
          <table:table-cell office:value-type="float" office:value="169059" table:style-name="ce2">
            <text:p>169059</text:p>
          </table:table-cell>
          <table:table-cell office:value-type="float" office:value="5970" table:style-name="ce2">
            <text:p>5970</text:p>
          </table:table-cell>
          <table:table-cell office:value-type="float" office:value="46428" table:style-name="ce2">
            <text:p>46428</text:p>
          </table:table-cell>
          <table:table-cell office:value-type="float" office:value="99349" table:style-name="ce2">
            <text:p>99349</text:p>
          </table:table-cell>
          <table:table-cell office:value-type="float" office:value="74801" table:style-name="ce2">
            <text:p>74801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M</text:p>
          </table:table-cell>
          <table:table-cell office:value-type="string" table:style-name="ce2">
            <text:p>Freiberufliche/techn. Dienstleistungen</text:p>
          </table:table-cell>
          <table:table-cell office:value-type="string" table:style-name="ce2">
            <text:p>AT341</text:p>
          </table:table-cell>
          <table:table-cell office:value-type="string" table:style-name="ce2">
            <text:p>Bludenz-Bregenzer Wald</text:p>
          </table:table-cell>
          <table:table-cell office:value-type="float" office:value="777" table:style-name="ce2">
            <text:p>777</text:p>
          </table:table-cell>
          <table:table-cell office:value-type="float" office:value="1781" table:style-name="ce2">
            <text:p>1781</text:p>
          </table:table-cell>
          <table:table-cell office:value-type="float" office:value="1003" table:style-name="ce2">
            <text:p>1003</text:p>
          </table:table-cell>
          <table:table-cell office:value-type="float" office:value="248414" table:style-name="ce2">
            <text:p>248414</text:p>
          </table:table-cell>
          <table:table-cell office:value-type="float" office:value="40477" table:style-name="ce2">
            <text:p>40477</text:p>
          </table:table-cell>
          <table:table-cell office:value-type="float" office:value="4621" table:style-name="ce2">
            <text:p>4621</text:p>
          </table:table-cell>
          <table:table-cell office:value-type="float" office:value="141448" table:style-name="ce2">
            <text:p>141448</text:p>
          </table:table-cell>
          <table:table-cell office:value-type="float" office:value="111560" table:style-name="ce2">
            <text:p>111560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N</text:p>
          </table:table-cell>
          <table:table-cell office:value-type="string" table:style-name="ce2">
            <text:p>Sonst. wirtschaftl. Dienstleistungen</text:p>
          </table:table-cell>
          <table:table-cell office:value-type="string" table:style-name="ce2">
            <text:p>AT341</text:p>
          </table:table-cell>
          <table:table-cell office:value-type="string" table:style-name="ce2">
            <text:p>Bludenz-Bregenzer Wald</text:p>
          </table:table-cell>
          <table:table-cell office:value-type="float" office:value="313" table:style-name="ce2">
            <text:p>313</text:p>
          </table:table-cell>
          <table:table-cell office:value-type="float" office:value="1735" table:style-name="ce2">
            <text:p>1735</text:p>
          </table:table-cell>
          <table:table-cell office:value-type="float" office:value="1499" table:style-name="ce2">
            <text:p>1499</text:p>
          </table:table-cell>
          <table:table-cell office:value-type="float" office:value="148447" table:style-name="ce2">
            <text:p>148447</text:p>
          </table:table-cell>
          <table:table-cell office:value-type="float" office:value="52432" table:style-name="ce2">
            <text:p>52432</text:p>
          </table:table-cell>
          <table:table-cell office:value-type="float" office:value="7796" table:style-name="ce2">
            <text:p>7796</text:p>
          </table:table-cell>
          <table:table-cell office:value-type="float" office:value="56104" table:style-name="ce2">
            <text:p>56104</text:p>
          </table:table-cell>
          <table:table-cell office:value-type="float" office:value="89551" table:style-name="ce2">
            <text:p>89551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P</text:p>
          </table:table-cell>
          <table:table-cell office:value-type="string" table:style-name="ce2">
            <text:p>Erziehung und Unterricht</text:p>
          </table:table-cell>
          <table:table-cell office:value-type="string" table:style-name="ce2">
            <text:p>AT341</text:p>
          </table:table-cell>
          <table:table-cell office:value-type="string" table:style-name="ce2">
            <text:p>Bludenz-Bregenzer Wald</text:p>
          </table:table-cell>
          <table:table-cell office:value-type="float" office:value="228" table:style-name="ce2">
            <text:p>228</text:p>
          </table:table-cell>
          <table:table-cell office:value-type="float" office:value="546" table:style-name="ce2">
            <text:p>546</text:p>
          </table:table-cell>
          <table:table-cell office:value-type="float" office:value="323" table:style-name="ce2">
            <text:p>323</text:p>
          </table:table-cell>
          <table:table-cell office:value-type="float" office:value="27524" table:style-name="ce2">
            <text:p>27524</text:p>
          </table:table-cell>
          <table:table-cell office:value-type="float" office:value="11300" table:style-name="ce2">
            <text:p>11300</text:p>
          </table:table-cell>
          <table:table-cell office:value-type="float" office:value="766" table:style-name="ce2">
            <text:p>766</text:p>
          </table:table-cell>
          <table:table-cell office:value-type="float" office:value="10549" table:style-name="ce2">
            <text:p>10549</text:p>
          </table:table-cell>
          <table:table-cell office:value-type="float" office:value="18009" table:style-name="ce2">
            <text:p>18009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Q</text:p>
          </table:table-cell>
          <table:table-cell office:value-type="string" table:style-name="ce2">
            <text:p>Gesundheits- und Sozialwesen</text:p>
          </table:table-cell>
          <table:table-cell office:value-type="string" table:style-name="ce2">
            <text:p>AT341</text:p>
          </table:table-cell>
          <table:table-cell office:value-type="string" table:style-name="ce2">
            <text:p>Bludenz-Bregenzer Wald</text:p>
          </table:table-cell>
          <table:table-cell office:value-type="float" office:value="968" table:style-name="ce2">
            <text:p>968</text:p>
          </table:table-cell>
          <table:table-cell office:value-type="float" office:value="2970" table:style-name="ce2">
            <text:p>2970</text:p>
          </table:table-cell>
          <table:table-cell office:value-type="float" office:value="2060" table:style-name="ce2">
            <text:p>2060</text:p>
          </table:table-cell>
          <table:table-cell office:value-type="float" office:value="217848" table:style-name="ce2">
            <text:p>217848</text:p>
          </table:table-cell>
          <table:table-cell office:value-type="float" office:value="63496" table:style-name="ce2">
            <text:p>63496</text:p>
          </table:table-cell>
          <table:table-cell office:value-type="float" office:value="6335" table:style-name="ce2">
            <text:p>6335</text:p>
          </table:table-cell>
          <table:table-cell office:value-type="float" office:value="74079" table:style-name="ce2">
            <text:p>74079</text:p>
          </table:table-cell>
          <table:table-cell office:value-type="float" office:value="149003" table:style-name="ce2">
            <text:p>149003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R</text:p>
          </table:table-cell>
          <table:table-cell office:value-type="string" table:style-name="ce2">
            <text:p>Kunst, Unterhaltung und Erholung</text:p>
          </table:table-cell>
          <table:table-cell office:value-type="string" table:style-name="ce2">
            <text:p>AT341</text:p>
          </table:table-cell>
          <table:table-cell office:value-type="string" table:style-name="ce2">
            <text:p>Bludenz-Bregenzer Wald</text:p>
          </table:table-cell>
          <table:table-cell office:value-type="float" office:value="257" table:style-name="ce2">
            <text:p>257</text:p>
          </table:table-cell>
          <table:table-cell office:value-type="float" office:value="431" table:style-name="ce2">
            <text:p>431</text:p>
          </table:table-cell>
          <table:table-cell office:value-type="float" office:value="190" table:style-name="ce2">
            <text:p>190</text:p>
          </table:table-cell>
          <table:table-cell office:value-type="float" office:value="23673" table:style-name="ce2">
            <text:p>23673</text:p>
          </table:table-cell>
          <table:table-cell office:value-type="float" office:value="4157" table:style-name="ce2">
            <text:p>4157</text:p>
          </table:table-cell>
          <table:table-cell office:value-type="float" office:value="716" table:style-name="ce2">
            <text:p>716</text:p>
          </table:table-cell>
          <table:table-cell office:value-type="float" office:value="12481" table:style-name="ce2">
            <text:p>12481</text:p>
          </table:table-cell>
          <table:table-cell office:value-type="float" office:value="12318" table:style-name="ce2">
            <text:p>12318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S</text:p>
          </table:table-cell>
          <table:table-cell office:value-type="string" table:style-name="ce2">
            <text:p>Sonst. Dienstleistungen</text:p>
          </table:table-cell>
          <table:table-cell office:value-type="string" table:style-name="ce2">
            <text:p>AT341</text:p>
          </table:table-cell>
          <table:table-cell office:value-type="string" table:style-name="ce2">
            <text:p>Bludenz-Bregenzer Wald</text:p>
          </table:table-cell>
          <table:table-cell office:value-type="float" office:value="394" table:style-name="ce2">
            <text:p>394</text:p>
          </table:table-cell>
          <table:table-cell office:value-type="float" office:value="693" table:style-name="ce2">
            <text:p>693</text:p>
          </table:table-cell>
          <table:table-cell office:value-type="float" office:value="315" table:style-name="ce2">
            <text:p>315</text:p>
          </table:table-cell>
          <table:table-cell office:value-type="float" office:value="27625" table:style-name="ce2">
            <text:p>27625</text:p>
          </table:table-cell>
          <table:table-cell office:value-type="float" office:value="6070" table:style-name="ce2">
            <text:p>6070</text:p>
          </table:table-cell>
          <table:table-cell office:value-type="float" office:value="352" table:style-name="ce2">
            <text:p>352</text:p>
          </table:table-cell>
          <table:table-cell office:value-type="float" office:value="11905" table:style-name="ce2">
            <text:p>11905</text:p>
          </table:table-cell>
          <table:table-cell office:value-type="float" office:value="16102" table:style-name="ce2">
            <text:p>16102</text:p>
          </table:table-cell>
          <table:table-cell table:number-columns-repeated="16372"/>
        </table:table-row>
        <table:table-row table:style-name="ro3">
          <table:table-cell table:style-name="ce4"/>
          <table:table-cell office:value-type="string" table:style-name="ce4">
            <text:p>INSGESAMT</text:p>
          </table:table-cell>
          <table:table-cell office:value-type="string" table:style-name="ce4">
            <text:p>AT342</text:p>
          </table:table-cell>
          <table:table-cell office:value-type="string" table:style-name="ce4">
            <text:p>Rheintal-Bodenseegebiet</text:p>
          </table:table-cell>
          <table:table-cell office:value-type="float" office:value="23262" table:style-name="ce4">
            <text:p>23262</text:p>
          </table:table-cell>
          <table:table-cell office:value-type="float" office:value="130919" table:style-name="ce4">
            <text:p>130919</text:p>
          </table:table-cell>
          <table:table-cell office:value-type="float" office:value="110794" table:style-name="ce4">
            <text:p>110794</text:p>
          </table:table-cell>
          <table:table-cell office:value-type="float" office:value="31088628" table:style-name="ce4">
            <text:p>31088628</text:p>
          </table:table-cell>
          <table:table-cell office:value-type="float" office:value="4818688" table:style-name="ce4">
            <text:p>4818688</text:p>
          </table:table-cell>
          <table:table-cell office:value-type="float" office:value="1787014" table:style-name="ce4">
            <text:p>1787014</text:p>
          </table:table-cell>
          <table:table-cell office:value-type="float" office:value="21135242" table:style-name="ce4">
            <text:p>21135242</text:p>
          </table:table-cell>
          <table:table-cell office:value-type="float" office:value="10176525" table:style-name="ce4">
            <text:p>10176525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A</text:p>
          </table:table-cell>
          <table:table-cell office:value-type="string" table:style-name="ce2">
            <text:p>Land- und Forstwirtschaft</text:p>
          </table:table-cell>
          <table:table-cell office:value-type="string" table:style-name="ce2">
            <text:p>AT342</text:p>
          </table:table-cell>
          <table:table-cell office:value-type="string" table:style-name="ce2">
            <text:p>Rheintal-Bodenseegebiet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B</text:p>
          </table:table-cell>
          <table:table-cell office:value-type="string" table:style-name="ce2">
            <text:p>Bergbau</text:p>
          </table:table-cell>
          <table:table-cell office:value-type="string" table:style-name="ce2">
            <text:p>AT342</text:p>
          </table:table-cell>
          <table:table-cell office:value-type="string" table:style-name="ce2">
            <text:p>Rheintal-Bodenseegebiet</text:p>
          </table:table-cell>
          <table:table-cell office:value-type="float" office:value="10" table:style-name="ce11">
            <text:p>10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office:value-type="string" table:style-name="ce11">
            <text:p>G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C</text:p>
          </table:table-cell>
          <table:table-cell office:value-type="string" table:style-name="ce2">
            <text:p>Herstellung von Waren</text:p>
          </table:table-cell>
          <table:table-cell office:value-type="string" table:style-name="ce2">
            <text:p>AT342</text:p>
          </table:table-cell>
          <table:table-cell office:value-type="string" table:style-name="ce2">
            <text:p>Rheintal-Bodenseegebiet</text:p>
          </table:table-cell>
          <table:table-cell office:value-type="float" office:value="1694" table:style-name="ce2">
            <text:p>1694</text:p>
          </table:table-cell>
          <table:table-cell office:value-type="float" office:value="37329" table:style-name="ce2">
            <text:p>37329</text:p>
          </table:table-cell>
          <table:table-cell office:value-type="float" office:value="35965" table:style-name="ce2">
            <text:p>35965</text:p>
          </table:table-cell>
          <table:table-cell office:value-type="float" office:value="11039729" table:style-name="ce2">
            <text:p>11039729</text:p>
          </table:table-cell>
          <table:table-cell office:value-type="float" office:value="1952357" table:style-name="ce2">
            <text:p>1952357</text:p>
          </table:table-cell>
          <table:table-cell office:value-type="float" office:value="602792" table:style-name="ce2">
            <text:p>602792</text:p>
          </table:table-cell>
          <table:table-cell office:value-type="float" office:value="7739289" table:style-name="ce2">
            <text:p>7739289</text:p>
          </table:table-cell>
          <table:table-cell office:value-type="float" office:value="3616416" table:style-name="ce2">
            <text:p>3616416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D</text:p>
          </table:table-cell>
          <table:table-cell office:value-type="string" table:style-name="ce2">
            <text:p>Energieversorgung</text:p>
          </table:table-cell>
          <table:table-cell office:value-type="string" table:style-name="ce2">
            <text:p>AT342</text:p>
          </table:table-cell>
          <table:table-cell office:value-type="string" table:style-name="ce2">
            <text:p>Rheintal-Bodenseegebiet</text:p>
          </table:table-cell>
          <table:table-cell office:value-type="float" office:value="151" table:style-name="ce2">
            <text:p>151</text:p>
          </table:table-cell>
          <table:table-cell office:value-type="float" office:value="1134" table:style-name="ce2">
            <text:p>1134</text:p>
          </table:table-cell>
          <table:table-cell office:value-type="float" office:value="979" table:style-name="ce2">
            <text:p>979</text:p>
          </table:table-cell>
          <table:table-cell office:value-type="float" office:value="916603" table:style-name="ce2">
            <text:p>916603</text:p>
          </table:table-cell>
          <table:table-cell office:value-type="float" office:value="66244" table:style-name="ce2">
            <text:p>66244</text:p>
          </table:table-cell>
          <table:table-cell office:value-type="float" office:value="250568" table:style-name="ce2">
            <text:p>250568</text:p>
          </table:table-cell>
          <table:table-cell office:value-type="float" office:value="630228" table:style-name="ce2">
            <text:p>630228</text:p>
          </table:table-cell>
          <table:table-cell office:value-type="float" office:value="297176" table:style-name="ce2">
            <text:p>297176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E</text:p>
          </table:table-cell>
          <table:table-cell office:value-type="string" table:style-name="ce2">
            <text:p>Wasserversorgung und Abfallentsorgung</text:p>
          </table:table-cell>
          <table:table-cell office:value-type="string" table:style-name="ce2">
            <text:p>AT342</text:p>
          </table:table-cell>
          <table:table-cell office:value-type="string" table:style-name="ce2">
            <text:p>Rheintal-Bodenseegebiet</text:p>
          </table:table-cell>
          <table:table-cell office:value-type="float" office:value="72" table:style-name="ce2">
            <text:p>72</text:p>
          </table:table-cell>
          <table:table-cell office:value-type="float" office:value="832" table:style-name="ce2">
            <text:p>832</text:p>
          </table:table-cell>
          <table:table-cell office:value-type="float" office:value="811" table:style-name="ce2">
            <text:p>811</text:p>
          </table:table-cell>
          <table:table-cell office:value-type="float" office:value="755556" table:style-name="ce2">
            <text:p>755556</text:p>
          </table:table-cell>
          <table:table-cell office:value-type="float" office:value="41255" table:style-name="ce2">
            <text:p>41255</text:p>
          </table:table-cell>
          <table:table-cell office:value-type="float" office:value="18139" table:style-name="ce2">
            <text:p>18139</text:p>
          </table:table-cell>
          <table:table-cell office:value-type="float" office:value="673567" table:style-name="ce2">
            <text:p>673567</text:p>
          </table:table-cell>
          <table:table-cell office:value-type="float" office:value="98832" table:style-name="ce2">
            <text:p>98832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F</text:p>
          </table:table-cell>
          <table:table-cell office:value-type="string" table:style-name="ce2">
            <text:p>Bau</text:p>
          </table:table-cell>
          <table:table-cell office:value-type="string" table:style-name="ce2">
            <text:p>AT342</text:p>
          </table:table-cell>
          <table:table-cell office:value-type="string" table:style-name="ce2">
            <text:p>Rheintal-Bodenseegebiet</text:p>
          </table:table-cell>
          <table:table-cell office:value-type="float" office:value="1661" table:style-name="ce2">
            <text:p>1661</text:p>
          </table:table-cell>
          <table:table-cell office:value-type="float" office:value="11065" table:style-name="ce2">
            <text:p>11065</text:p>
          </table:table-cell>
          <table:table-cell office:value-type="float" office:value="9588" table:style-name="ce2">
            <text:p>9588</text:p>
          </table:table-cell>
          <table:table-cell office:value-type="float" office:value="2726217" table:style-name="ce2">
            <text:p>2726217</text:p>
          </table:table-cell>
          <table:table-cell office:value-type="float" office:value="443781" table:style-name="ce2">
            <text:p>443781</text:p>
          </table:table-cell>
          <table:table-cell office:value-type="float" office:value="75247" table:style-name="ce2">
            <text:p>75247</text:p>
          </table:table-cell>
          <table:table-cell office:value-type="float" office:value="1944146" table:style-name="ce2">
            <text:p>1944146</text:p>
          </table:table-cell>
          <table:table-cell office:value-type="float" office:value="846010" table:style-name="ce2">
            <text:p>846010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G</text:p>
          </table:table-cell>
          <table:table-cell office:value-type="string" table:style-name="ce2">
            <text:p>Handel</text:p>
          </table:table-cell>
          <table:table-cell office:value-type="string" table:style-name="ce2">
            <text:p>AT342</text:p>
          </table:table-cell>
          <table:table-cell office:value-type="string" table:style-name="ce2">
            <text:p>Rheintal-Bodenseegebiet</text:p>
          </table:table-cell>
          <table:table-cell office:value-type="float" office:value="4519" table:style-name="ce2">
            <text:p>4519</text:p>
          </table:table-cell>
          <table:table-cell office:value-type="float" office:value="24584" table:style-name="ce2">
            <text:p>24584</text:p>
          </table:table-cell>
          <table:table-cell office:value-type="float" office:value="20983" table:style-name="ce2">
            <text:p>20983</text:p>
          </table:table-cell>
          <table:table-cell office:value-type="float" office:value="8239655" table:style-name="ce2">
            <text:p>8239655</text:p>
          </table:table-cell>
          <table:table-cell office:value-type="float" office:value="755841" table:style-name="ce2">
            <text:p>755841</text:p>
          </table:table-cell>
          <table:table-cell office:value-type="float" office:value="146958" table:style-name="ce2">
            <text:p>146958</text:p>
          </table:table-cell>
          <table:table-cell office:value-type="float" office:value="6670183" table:style-name="ce2">
            <text:p>6670183</text:p>
          </table:table-cell>
          <table:table-cell office:value-type="float" office:value="1579499" table:style-name="ce2">
            <text:p>1579499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H</text:p>
          </table:table-cell>
          <table:table-cell office:value-type="string" table:style-name="ce2">
            <text:p>Verkehr</text:p>
          </table:table-cell>
          <table:table-cell office:value-type="string" table:style-name="ce2">
            <text:p>AT342</text:p>
          </table:table-cell>
          <table:table-cell office:value-type="string" table:style-name="ce2">
            <text:p>Rheintal-Bodenseegebiet</text:p>
          </table:table-cell>
          <table:table-cell office:value-type="float" office:value="556" table:style-name="ce2">
            <text:p>556</text:p>
          </table:table-cell>
          <table:table-cell office:value-type="float" office:value="5794" table:style-name="ce2">
            <text:p>5794</text:p>
          </table:table-cell>
          <table:table-cell office:value-type="float" office:value="5378" table:style-name="ce2">
            <text:p>5378</text:p>
          </table:table-cell>
          <table:table-cell office:value-type="float" office:value="1363365" table:style-name="ce2">
            <text:p>1363365</text:p>
          </table:table-cell>
          <table:table-cell office:value-type="float" office:value="220185" table:style-name="ce2">
            <text:p>220185</text:p>
          </table:table-cell>
          <table:table-cell office:value-type="float" office:value="37341" table:style-name="ce2">
            <text:p>37341</text:p>
          </table:table-cell>
          <table:table-cell office:value-type="float" office:value="955538" table:style-name="ce2">
            <text:p>955538</text:p>
          </table:table-cell>
          <table:table-cell office:value-type="float" office:value="412685" table:style-name="ce2">
            <text:p>412685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I</text:p>
          </table:table-cell>
          <table:table-cell office:value-type="string" table:style-name="ce2">
            <text:p>Beherbergung und Gastronomie</text:p>
          </table:table-cell>
          <table:table-cell office:value-type="string" table:style-name="ce2">
            <text:p>AT342</text:p>
          </table:table-cell>
          <table:table-cell office:value-type="string" table:style-name="ce2">
            <text:p>Rheintal-Bodenseegebiet</text:p>
          </table:table-cell>
          <table:table-cell office:value-type="float" office:value="1299" table:style-name="ce2">
            <text:p>1299</text:p>
          </table:table-cell>
          <table:table-cell office:value-type="float" office:value="8133" table:style-name="ce2">
            <text:p>8133</text:p>
          </table:table-cell>
          <table:table-cell office:value-type="float" office:value="7031" table:style-name="ce2">
            <text:p>7031</text:p>
          </table:table-cell>
          <table:table-cell office:value-type="float" office:value="554326" table:style-name="ce2">
            <text:p>554326</text:p>
          </table:table-cell>
          <table:table-cell office:value-type="float" office:value="158106" table:style-name="ce2">
            <text:p>158106</text:p>
          </table:table-cell>
          <table:table-cell office:value-type="float" office:value="28315" table:style-name="ce2">
            <text:p>28315</text:p>
          </table:table-cell>
          <table:table-cell office:value-type="float" office:value="291631" table:style-name="ce2">
            <text:p>291631</text:p>
          </table:table-cell>
          <table:table-cell office:value-type="float" office:value="273535" table:style-name="ce2">
            <text:p>273535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J</text:p>
          </table:table-cell>
          <table:table-cell office:value-type="string" table:style-name="ce2">
            <text:p>Information und Kommunikation</text:p>
          </table:table-cell>
          <table:table-cell office:value-type="string" table:style-name="ce2">
            <text:p>AT342</text:p>
          </table:table-cell>
          <table:table-cell office:value-type="string" table:style-name="ce2">
            <text:p>Rheintal-Bodenseegebiet</text:p>
          </table:table-cell>
          <table:table-cell office:value-type="float" office:value="867" table:style-name="ce2">
            <text:p>867</text:p>
          </table:table-cell>
          <table:table-cell office:value-type="float" office:value="2856" table:style-name="ce2">
            <text:p>2856</text:p>
          </table:table-cell>
          <table:table-cell office:value-type="float" office:value="2048" table:style-name="ce2">
            <text:p>2048</text:p>
          </table:table-cell>
          <table:table-cell office:value-type="float" office:value="484802" table:style-name="ce2">
            <text:p>484802</text:p>
          </table:table-cell>
          <table:table-cell office:value-type="float" office:value="112037" table:style-name="ce2">
            <text:p>112037</text:p>
          </table:table-cell>
          <table:table-cell office:value-type="float" office:value="7163" table:style-name="ce2">
            <text:p>7163</text:p>
          </table:table-cell>
          <table:table-cell office:value-type="float" office:value="277930" table:style-name="ce2">
            <text:p>277930</text:p>
          </table:table-cell>
          <table:table-cell office:value-type="float" office:value="214104" table:style-name="ce2">
            <text:p>214104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K</text:p>
          </table:table-cell>
          <table:table-cell office:value-type="string" table:style-name="ce2">
            <text:p>Finanz- und Versicherungsleistungen</text:p>
          </table:table-cell>
          <table:table-cell office:value-type="string" table:style-name="ce2">
            <text:p>AT342</text:p>
          </table:table-cell>
          <table:table-cell office:value-type="string" table:style-name="ce2">
            <text:p>Rheintal-Bodenseegebiet</text:p>
          </table:table-cell>
          <table:table-cell office:value-type="float" office:value="735" table:style-name="ce2">
            <text:p>735</text:p>
          </table:table-cell>
          <table:table-cell office:value-type="float" office:value="4418" table:style-name="ce2">
            <text:p>4418</text:p>
          </table:table-cell>
          <table:table-cell office:value-type="float" office:value="3972" table:style-name="ce2">
            <text:p>3972</text:p>
          </table:table-cell>
          <table:table-cell office:value-type="float" office:value="1325553" table:style-name="ce2">
            <text:p>1325553</text:p>
          </table:table-cell>
          <table:table-cell office:value-type="float" office:value="225952" table:style-name="ce2">
            <text:p>225952</text:p>
          </table:table-cell>
          <table:table-cell office:value-type="float" office:value="31021" table:style-name="ce2">
            <text:p>31021</text:p>
          </table:table-cell>
          <table:table-cell office:value-type="float" office:value="346113" table:style-name="ce2">
            <text:p>346113</text:p>
          </table:table-cell>
          <table:table-cell office:value-type="float" office:value="682677" table:style-name="ce2">
            <text:p>682677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L</text:p>
          </table:table-cell>
          <table:table-cell office:value-type="string" table:style-name="ce2">
            <text:p>Grundstücks- und Wohnungswesen</text:p>
          </table:table-cell>
          <table:table-cell office:value-type="string" table:style-name="ce2">
            <text:p>AT342</text:p>
          </table:table-cell>
          <table:table-cell office:value-type="string" table:style-name="ce2">
            <text:p>Rheintal-Bodenseegebiet</text:p>
          </table:table-cell>
          <table:table-cell office:value-type="float" office:value="1385" table:style-name="ce2">
            <text:p>1385</text:p>
          </table:table-cell>
          <table:table-cell office:value-type="float" office:value="2426" table:style-name="ce2">
            <text:p>2426</text:p>
          </table:table-cell>
          <table:table-cell office:value-type="float" office:value="1328" table:style-name="ce2">
            <text:p>1328</text:p>
          </table:table-cell>
          <table:table-cell office:value-type="float" office:value="893529" table:style-name="ce2">
            <text:p>893529</text:p>
          </table:table-cell>
          <table:table-cell office:value-type="float" office:value="62414" table:style-name="ce2">
            <text:p>62414</text:p>
          </table:table-cell>
          <table:table-cell office:value-type="float" office:value="358039" table:style-name="ce2">
            <text:p>358039</text:p>
          </table:table-cell>
          <table:table-cell office:value-type="float" office:value="401367" table:style-name="ce2">
            <text:p>401367</text:p>
          </table:table-cell>
          <table:table-cell office:value-type="float" office:value="513068" table:style-name="ce2">
            <text:p>513068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M</text:p>
          </table:table-cell>
          <table:table-cell office:value-type="string" table:style-name="ce2">
            <text:p>Freiberufliche/techn. Dienstleistungen</text:p>
          </table:table-cell>
          <table:table-cell office:value-type="string" table:style-name="ce2">
            <text:p>AT342</text:p>
          </table:table-cell>
          <table:table-cell office:value-type="string" table:style-name="ce2">
            <text:p>Rheintal-Bodenseegebiet</text:p>
          </table:table-cell>
          <table:table-cell office:value-type="float" office:value="3172" table:style-name="ce2">
            <text:p>3172</text:p>
          </table:table-cell>
          <table:table-cell office:value-type="float" office:value="8506" table:style-name="ce2">
            <text:p>8506</text:p>
          </table:table-cell>
          <table:table-cell office:value-type="float" office:value="5361" table:style-name="ce2">
            <text:p>5361</text:p>
          </table:table-cell>
          <table:table-cell office:value-type="float" office:value="1110005" table:style-name="ce2">
            <text:p>1110005</text:p>
          </table:table-cell>
          <table:table-cell office:value-type="float" office:value="271026" table:style-name="ce2">
            <text:p>271026</text:p>
          </table:table-cell>
          <table:table-cell office:value-type="float" office:value="49875" table:style-name="ce2">
            <text:p>49875</text:p>
          </table:table-cell>
          <table:table-cell office:value-type="float" office:value="542406" table:style-name="ce2">
            <text:p>542406</text:p>
          </table:table-cell>
          <table:table-cell office:value-type="float" office:value="576291" table:style-name="ce2">
            <text:p>576291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N</text:p>
          </table:table-cell>
          <table:table-cell office:value-type="string" table:style-name="ce2">
            <text:p>Sonst. wirtschaftl. Dienstleistungen</text:p>
          </table:table-cell>
          <table:table-cell office:value-type="string" table:style-name="ce2">
            <text:p>AT342</text:p>
          </table:table-cell>
          <table:table-cell office:value-type="string" table:style-name="ce2">
            <text:p>Rheintal-Bodenseegebiet</text:p>
          </table:table-cell>
          <table:table-cell office:value-type="float" office:value="898" table:style-name="ce2">
            <text:p>898</text:p>
          </table:table-cell>
          <table:table-cell office:value-type="float" office:value="6778" table:style-name="ce2">
            <text:p>6778</text:p>
          </table:table-cell>
          <table:table-cell office:value-type="float" office:value="6060" table:style-name="ce2">
            <text:p>6060</text:p>
          </table:table-cell>
          <table:table-cell office:value-type="float" office:value="619988" table:style-name="ce2">
            <text:p>619988</text:p>
          </table:table-cell>
          <table:table-cell office:value-type="float" office:value="169609" table:style-name="ce2">
            <text:p>169609</text:p>
          </table:table-cell>
          <table:table-cell office:value-type="float" office:value="121763" table:style-name="ce2">
            <text:p>121763</text:p>
          </table:table-cell>
          <table:table-cell office:value-type="float" office:value="261700" table:style-name="ce2">
            <text:p>261700</text:p>
          </table:table-cell>
          <table:table-cell office:value-type="float" office:value="362320" table:style-name="ce2">
            <text:p>362320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P</text:p>
          </table:table-cell>
          <table:table-cell office:value-type="string" table:style-name="ce2">
            <text:p>Erziehung und Unterricht</text:p>
          </table:table-cell>
          <table:table-cell office:value-type="string" table:style-name="ce2">
            <text:p>AT342</text:p>
          </table:table-cell>
          <table:table-cell office:value-type="string" table:style-name="ce2">
            <text:p>Rheintal-Bodenseegebiet</text:p>
          </table:table-cell>
          <table:table-cell office:value-type="float" office:value="706" table:style-name="ce2">
            <text:p>706</text:p>
          </table:table-cell>
          <table:table-cell office:value-type="float" office:value="1530" table:style-name="ce2">
            <text:p>1530</text:p>
          </table:table-cell>
          <table:table-cell office:value-type="float" office:value="863" table:style-name="ce2">
            <text:p>863</text:p>
          </table:table-cell>
          <table:table-cell office:value-type="float" office:value="57362" table:style-name="ce2">
            <text:p>57362</text:p>
          </table:table-cell>
          <table:table-cell office:value-type="float" office:value="21635" table:style-name="ce2">
            <text:p>21635</text:p>
          </table:table-cell>
          <table:table-cell office:value-type="float" office:value="2666" table:style-name="ce2">
            <text:p>2666</text:p>
          </table:table-cell>
          <table:table-cell office:value-type="float" office:value="22524" table:style-name="ce2">
            <text:p>22524</text:p>
          </table:table-cell>
          <table:table-cell office:value-type="float" office:value="36057" table:style-name="ce2">
            <text:p>36057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Q</text:p>
          </table:table-cell>
          <table:table-cell office:value-type="string" table:style-name="ce2">
            <text:p>Gesundheits- und Sozialwesen</text:p>
          </table:table-cell>
          <table:table-cell office:value-type="string" table:style-name="ce2">
            <text:p>AT342</text:p>
          </table:table-cell>
          <table:table-cell office:value-type="string" table:style-name="ce2">
            <text:p>Rheintal-Bodenseegebiet</text:p>
          </table:table-cell>
          <table:table-cell office:value-type="float" office:value="3387" table:style-name="ce2">
            <text:p>3387</text:p>
          </table:table-cell>
          <table:table-cell office:value-type="float" office:value="10815" table:style-name="ce2">
            <text:p>10815</text:p>
          </table:table-cell>
          <table:table-cell office:value-type="float" office:value="7699" table:style-name="ce2">
            <text:p>7699</text:p>
          </table:table-cell>
          <table:table-cell office:value-type="float" office:value="672384" table:style-name="ce2">
            <text:p>672384</text:p>
          </table:table-cell>
          <table:table-cell office:value-type="float" office:value="237509" table:style-name="ce2">
            <text:p>237509</text:p>
          </table:table-cell>
          <table:table-cell office:value-type="float" office:value="37504" table:style-name="ce2">
            <text:p>37504</text:p>
          </table:table-cell>
          <table:table-cell office:value-type="float" office:value="197973" table:style-name="ce2">
            <text:p>197973</text:p>
          </table:table-cell>
          <table:table-cell office:value-type="float" office:value="502561" table:style-name="ce2">
            <text:p>502561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R</text:p>
          </table:table-cell>
          <table:table-cell office:value-type="string" table:style-name="ce2">
            <text:p>Kunst, Unterhaltung und Erholung</text:p>
          </table:table-cell>
          <table:table-cell office:value-type="string" table:style-name="ce2">
            <text:p>AT342</text:p>
          </table:table-cell>
          <table:table-cell office:value-type="string" table:style-name="ce2">
            <text:p>Rheintal-Bodenseegebiet</text:p>
          </table:table-cell>
          <table:table-cell office:value-type="float" office:value="832" table:style-name="ce2">
            <text:p>832</text:p>
          </table:table-cell>
          <table:table-cell office:value-type="float" office:value="2125" table:style-name="ce2">
            <text:p>2125</text:p>
          </table:table-cell>
          <table:table-cell office:value-type="float" office:value="1390" table:style-name="ce2">
            <text:p>1390</text:p>
          </table:table-cell>
          <table:table-cell office:value-type="float" office:value="183276" table:style-name="ce2">
            <text:p>183276</text:p>
          </table:table-cell>
          <table:table-cell office:value-type="float" office:value="47837" table:style-name="ce2">
            <text:p>47837</text:p>
          </table:table-cell>
          <table:table-cell office:value-type="float" office:value="7056" table:style-name="ce2">
            <text:p>7056</text:p>
          </table:table-cell>
          <table:table-cell office:value-type="float" office:value="111839" table:style-name="ce2">
            <text:p>111839</text:p>
          </table:table-cell>
          <table:table-cell office:value-type="float" office:value="87263" table:style-name="ce2">
            <text:p>87263</text:p>
          </table:table-cell>
          <table:table-cell table:number-columns-repeated="16372"/>
        </table:table-row>
        <table:table-row table:style-name="ro3">
          <table:table-cell office:value-type="string" table:style-name="ce2">
            <text:p>S</text:p>
          </table:table-cell>
          <table:table-cell office:value-type="string" table:style-name="ce2">
            <text:p>Sonst. Dienstleistungen</text:p>
          </table:table-cell>
          <table:table-cell office:value-type="string" table:style-name="ce2">
            <text:p>AT342</text:p>
          </table:table-cell>
          <table:table-cell office:value-type="string" table:style-name="ce2">
            <text:p>Rheintal-Bodenseegebiet</text:p>
          </table:table-cell>
          <table:table-cell office:value-type="float" office:value="1317" table:style-name="ce2">
            <text:p>1317</text:p>
          </table:table-cell>
          <table:table-cell office:value-type="float" office:value="2448" table:style-name="ce2">
            <text:p>2448</text:p>
          </table:table-cell>
          <table:table-cell office:value-type="float" office:value="1198" table:style-name="ce2">
            <text:p>1198</text:p>
          </table:table-cell>
          <table:table-cell office:value-type="float" office:value="110335" table:style-name="ce2">
            <text:p>110335</text:p>
          </table:table-cell>
          <table:table-cell office:value-type="float" office:value="25654" table:style-name="ce2">
            <text:p>25654</text:p>
          </table:table-cell>
          <table:table-cell office:value-type="float" office:value="3760" table:style-name="ce2">
            <text:p>3760</text:p>
          </table:table-cell>
          <table:table-cell office:value-type="float" office:value="47723" table:style-name="ce2">
            <text:p>47723</text:p>
          </table:table-cell>
          <table:table-cell office:value-type="float" office:value="63963" table:style-name="ce2">
            <text:p>63963</text:p>
          </table:table-cell>
          <table:table-cell table:number-columns-repeated="16372"/>
        </table:table-row>
        <table:table-row table:style-name="ro4">
          <table:table-cell office:value-type="string" table:number-columns-spanned="12" table:number-rows-spanned="1" table:style-name="ce13">
            <text:p>Q: STATISTIK AUSTRIA, Leistungs- und Strukturstatistik 2022. <text:s/>Erstellt am 28.06.2024. - *) Ohne Umsatzsteuer.</text:p>
            <text:p>1) ohne  Investitionen in geringwertige Wirtschaftsgüter.</text:p>
          </table:table-cell>
          <table:covered-table-cell table:number-columns-repeated="11"/>
          <table:table-cell table:number-columns-repeated="16372" table:style-name="ce1"/>
        </table:table-row>
        <table:table-row table:number-rows-repeated="1047718" table:style-name="ro3">
          <table:table-cell table:number-columns-repeated="16384"/>
        </table:table-row>
      </table:table>
      <table:named-expressions>
        <table:named-range table:name="_2021" table:cell-range-address="LSE2022_ARB.$A$3:LSE2022_ARB.$L$721" table:base-cell-address="LSE2022_ARB.$A$1"/>
      </table:named-expressions>
      <table:database-ranges>
        <table:database-range table:target-range-address="LSE2022_ARB.A2:LSE2022_ARB.L858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36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6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text> </number:text>
      <number:number number:decimal-places="2" number:min-integer-digits="1" number:grouping="true"/>
      <number:text> </number:text>
    </number:number-style>
    <number:number-style style:name="N37P1">
      <number:text>-</number:text>
      <number:number number:decimal-places="2" number:min-integer-digits="1" number:grouping="true"/>
      <number:text> </number:text>
    </number:number-style>
    <number:number-style style:name="N37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style:style style:name="Komma" style:family="table-cell" style:data-style-name="N37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andard_32_2" style:display-name="Standard 2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06</meta:generator>
    <meta:initial-creator>PSICK Christian</meta:initial-creator>
    <dc:creator>CHARLEMONT Natascha</dc:creator>
    <meta:creation-date>2023-07-28T10:22:55Z</meta:creation-date>
    <dc:date>2024-06-25T07:08:11Z</dc:date>
    <meta:editing-duration>PT0S</meta:editing-duration>
  </office:meta>
</office:document-meta>
</file>